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3.3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033333">
            <text:p>0,033333</text:p>
          </table:table-cell>
          <table:table-cell office:value-type="float" office:value="0.280192">
            <text:p>0,280192</text:p>
          </table:table-cell>
          <table:table-cell/>
        </table:table-row>
        <table:table-row table:style-name="ro1">
          <table:table-cell office:value-type="float" office:value="0.066667">
            <text:p>0,066667</text:p>
          </table:table-cell>
          <table:table-cell office:value-type="float" office:value="0.28411">
            <text:p>0,28411</text:p>
          </table:table-cell>
          <table:table-cell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291262">
            <text:p>0,291262</text:p>
          </table:table-cell>
          <table:table-cell/>
        </table:table-row>
        <table:table-row table:style-name="ro1">
          <table:table-cell office:value-type="float" office:value="0.133333">
            <text:p>0,133333</text:p>
          </table:table-cell>
          <table:table-cell office:value-type="float" office:value="0.279474">
            <text:p>0,279474</text:p>
          </table:table-cell>
          <table:table-cell/>
        </table:table-row>
        <table:table-row table:style-name="ro1">
          <table:table-cell office:value-type="float" office:value="0.166667">
            <text:p>0,166667</text:p>
          </table:table-cell>
          <table:table-cell office:value-type="float" office:value="0.27197">
            <text:p>0,27197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261192">
            <text:p>0,261192</text:p>
          </table:table-cell>
          <table:table-cell/>
        </table:table-row>
        <table:table-row table:style-name="ro1">
          <table:table-cell office:value-type="float" office:value="0.233333">
            <text:p>0,233333</text:p>
          </table:table-cell>
          <table:table-cell office:value-type="float" office:value="0.275361">
            <text:p>0,275361</text:p>
          </table:table-cell>
          <table:table-cell/>
        </table:table-row>
        <table:table-row table:style-name="ro1">
          <table:table-cell office:value-type="float" office:value="0.266667">
            <text:p>0,266667</text:p>
          </table:table-cell>
          <table:table-cell office:value-type="float" office:value="0.266738">
            <text:p>0,266738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257193">
            <text:p>0,257193</text:p>
          </table:table-cell>
          <table:table-cell/>
        </table:table-row>
        <table:table-row table:style-name="ro1">
          <table:table-cell office:value-type="float" office:value="0.333333">
            <text:p>0,333333</text:p>
          </table:table-cell>
          <table:table-cell office:value-type="float" office:value="0.287556">
            <text:p>0,287556</text:p>
          </table:table-cell>
          <table:table-cell/>
        </table:table-row>
        <table:table-row table:style-name="ro1">
          <table:table-cell office:value-type="float" office:value="0.366667">
            <text:p>0,366667</text:p>
          </table:table-cell>
          <table:table-cell office:value-type="float" office:value="0.269368">
            <text:p>0,269368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272674">
            <text:p>0,272674</text:p>
          </table:table-cell>
          <table:table-cell/>
        </table:table-row>
        <table:table-row table:style-name="ro1">
          <table:table-cell office:value-type="float" office:value="0.433333">
            <text:p>0,433333</text:p>
          </table:table-cell>
          <table:table-cell office:value-type="float" office:value="0.27991">
            <text:p>0,27991</text:p>
          </table:table-cell>
          <table:table-cell/>
        </table:table-row>
        <table:table-row table:style-name="ro1">
          <table:table-cell office:value-type="float" office:value="0.466667">
            <text:p>0,466667</text:p>
          </table:table-cell>
          <table:table-cell office:value-type="float" office:value="0.276897">
            <text:p>0,276897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86693">
            <text:p>0,286693</text:p>
          </table:table-cell>
          <table:table-cell/>
        </table:table-row>
        <table:table-row table:style-name="ro1">
          <table:table-cell office:value-type="float" office:value="0.533333">
            <text:p>0,533333</text:p>
          </table:table-cell>
          <table:table-cell office:value-type="float" office:value="0.279015">
            <text:p>0,279015</text:p>
          </table:table-cell>
          <table:table-cell/>
        </table:table-row>
        <table:table-row table:style-name="ro1">
          <table:table-cell office:value-type="float" office:value="0.566667">
            <text:p>0,566667</text:p>
          </table:table-cell>
          <table:table-cell office:value-type="float" office:value="0.260054">
            <text:p>0,260054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273504">
            <text:p>0,273504</text:p>
          </table:table-cell>
          <table:table-cell/>
        </table:table-row>
        <table:table-row table:style-name="ro1">
          <table:table-cell office:value-type="float" office:value="0.633333">
            <text:p>0,633333</text:p>
          </table:table-cell>
          <table:table-cell office:value-type="float" office:value="0.28635">
            <text:p>0,28635</text:p>
          </table:table-cell>
          <table:table-cell/>
        </table:table-row>
        <table:table-row table:style-name="ro1">
          <table:table-cell office:value-type="float" office:value="0.666667">
            <text:p>0,666667</text:p>
          </table:table-cell>
          <table:table-cell office:value-type="float" office:value="0.282646">
            <text:p>0,282646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272795">
            <text:p>0,272795</text:p>
          </table:table-cell>
          <table:table-cell/>
        </table:table-row>
        <table:table-row table:style-name="ro1">
          <table:table-cell office:value-type="float" office:value="0.733333">
            <text:p>0,733333</text:p>
          </table:table-cell>
          <table:table-cell office:value-type="float" office:value="0.265041">
            <text:p>0,265041</text:p>
          </table:table-cell>
          <table:table-cell/>
        </table:table-row>
        <table:table-row table:style-name="ro1">
          <table:table-cell office:value-type="float" office:value="0.766667">
            <text:p>0,766667</text:p>
          </table:table-cell>
          <table:table-cell office:value-type="float" office:value="0.267976">
            <text:p>0,267976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273217">
            <text:p>0,273217</text:p>
          </table:table-cell>
          <table:table-cell/>
        </table:table-row>
        <table:table-row table:style-name="ro1">
          <table:table-cell office:value-type="float" office:value="0.833333">
            <text:p>0,833333</text:p>
          </table:table-cell>
          <table:table-cell office:value-type="float" office:value="0.278753">
            <text:p>0,278753</text:p>
          </table:table-cell>
          <table:table-cell/>
        </table:table-row>
        <table:table-row table:style-name="ro1">
          <table:table-cell office:value-type="float" office:value="0.866667">
            <text:p>0,866667</text:p>
          </table:table-cell>
          <table:table-cell office:value-type="float" office:value="0.279337">
            <text:p>0,279337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271402">
            <text:p>0,271402</text:p>
          </table:table-cell>
          <table:table-cell/>
        </table:table-row>
        <table:table-row table:style-name="ro1">
          <table:table-cell office:value-type="float" office:value="0.933333">
            <text:p>0,933333</text:p>
          </table:table-cell>
          <table:table-cell office:value-type="float" office:value="0.281717">
            <text:p>0,281717</text:p>
          </table:table-cell>
          <table:table-cell/>
        </table:table-row>
        <table:table-row table:style-name="ro1">
          <table:table-cell office:value-type="float" office:value="0.966667">
            <text:p>0,966667</text:p>
          </table:table-cell>
          <table:table-cell office:value-type="float" office:value="0.270137">
            <text:p>0,27013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76428">
            <text:p>0,276428</text:p>
          </table:table-cell>
          <table:table-cell office:value-type="string">
            <text:p>Mejor contraste calculado: 0.275260. <text:s/>Comienza busqueda aleatoria</text:p>
          </table:table-cell>
        </table:table-row>
        <table:table-row table:style-name="ro1">
          <table:table-cell office:value-type="float" office:value="1.033333">
            <text:p>1,033333</text:p>
          </table:table-cell>
          <table:table-cell office:value-type="float" office:value="0.259472">
            <text:p>0,259472</text:p>
          </table:table-cell>
          <table:table-cell office:value-type="string">
            <text:p>Generando nueva Gausiana: Amp=292.9822nm <text:s/>s=0.00770s</text:p>
          </table:table-cell>
        </table:table-row>
        <table:table-row table:style-name="ro1">
          <table:table-cell office:value-type="float" office:value="1.066667">
            <text:p>1,066667</text:p>
          </table:table-cell>
          <table:table-cell office:value-type="float" office:value="0.08267">
            <text:p>0,08267</text:p>
          </table:table-cell>
          <table:table-cell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0.075195">
            <text:p>0,075195</text:p>
          </table:table-cell>
          <table:table-cell/>
        </table:table-row>
        <table:table-row table:style-name="ro1">
          <table:table-cell office:value-type="float" office:value="1.133333">
            <text:p>1,133333</text:p>
          </table:table-cell>
          <table:table-cell office:value-type="float" office:value="0.057421">
            <text:p>0,057421</text:p>
          </table:table-cell>
          <table:table-cell/>
        </table:table-row>
        <table:table-row table:style-name="ro1">
          <table:table-cell office:value-type="float" office:value="1.166667">
            <text:p>1,166667</text:p>
          </table:table-cell>
          <table:table-cell office:value-type="float" office:value="0.046459">
            <text:p>0,046459</text:p>
          </table:table-cell>
          <table:table-cell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0.052727">
            <text:p>0,052727</text:p>
          </table:table-cell>
          <table:table-cell/>
        </table:table-row>
        <table:table-row table:style-name="ro1">
          <table:table-cell office:value-type="float" office:value="1.233333">
            <text:p>1,233333</text:p>
          </table:table-cell>
          <table:table-cell office:value-type="float" office:value="0.042254">
            <text:p>0,042254</text:p>
          </table:table-cell>
          <table:table-cell/>
        </table:table-row>
        <table:table-row table:style-name="ro1">
          <table:table-cell office:value-type="float" office:value="1.266667">
            <text:p>1,266667</text:p>
          </table:table-cell>
          <table:table-cell office:value-type="float" office:value="0.036248">
            <text:p>0,036248</text:p>
          </table:table-cell>
          <table:table-cell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0.03435">
            <text:p>0,03435</text:p>
          </table:table-cell>
          <table:table-cell/>
        </table:table-row>
        <table:table-row table:style-name="ro1">
          <table:table-cell office:value-type="float" office:value="1.333333">
            <text:p>1,333333</text:p>
          </table:table-cell>
          <table:table-cell office:value-type="float" office:value="0.038325">
            <text:p>0,038325</text:p>
          </table:table-cell>
          <table:table-cell/>
        </table:table-row>
        <table:table-row table:style-name="ro1">
          <table:table-cell office:value-type="float" office:value="1.366667">
            <text:p>1,366667</text:p>
          </table:table-cell>
          <table:table-cell office:value-type="float" office:value="0.028163">
            <text:p>0,028163</text:p>
          </table:table-cell>
          <table:table-cell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0.042703">
            <text:p>0,042703</text:p>
          </table:table-cell>
          <table:table-cell/>
        </table:table-row>
        <table:table-row table:style-name="ro1">
          <table:table-cell office:value-type="float" office:value="1.433333">
            <text:p>1,433333</text:p>
          </table:table-cell>
          <table:table-cell office:value-type="float" office:value="0.051558">
            <text:p>0,051558</text:p>
          </table:table-cell>
          <table:table-cell/>
        </table:table-row>
        <table:table-row table:style-name="ro1">
          <table:table-cell office:value-type="float" office:value="1.466667">
            <text:p>1,466667</text:p>
          </table:table-cell>
          <table:table-cell office:value-type="float" office:value="0.051518">
            <text:p>0,051518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081085">
            <text:p>0,081085</text:p>
          </table:table-cell>
          <table:table-cell/>
        </table:table-row>
        <table:table-row table:style-name="ro1">
          <table:table-cell office:value-type="float" office:value="1.533333">
            <text:p>1,533333</text:p>
          </table:table-cell>
          <table:table-cell office:value-type="float" office:value="0.07564">
            <text:p>0,07564</text:p>
          </table:table-cell>
          <table:table-cell/>
        </table:table-row>
        <table:table-row table:style-name="ro1">
          <table:table-cell office:value-type="float" office:value="1.566667">
            <text:p>1,566667</text:p>
          </table:table-cell>
          <table:table-cell office:value-type="float" office:value="0.102512">
            <text:p>0,102512</text:p>
          </table:table-cell>
          <table:table-cell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0.131418">
            <text:p>0,131418</text:p>
          </table:table-cell>
          <table:table-cell/>
        </table:table-row>
        <table:table-row table:style-name="ro1">
          <table:table-cell office:value-type="float" office:value="1.633333">
            <text:p>1,633333</text:p>
          </table:table-cell>
          <table:table-cell office:value-type="float" office:value="0.137951">
            <text:p>0,137951</text:p>
          </table:table-cell>
          <table:table-cell/>
        </table:table-row>
        <table:table-row table:style-name="ro1">
          <table:table-cell office:value-type="float" office:value="1.666667">
            <text:p>1,666667</text:p>
          </table:table-cell>
          <table:table-cell office:value-type="float" office:value="0.161073">
            <text:p>0,161073</text:p>
          </table:table-cell>
          <table:table-cell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0.200055">
            <text:p>0,200055</text:p>
          </table:table-cell>
          <table:table-cell/>
        </table:table-row>
        <table:table-row table:style-name="ro1">
          <table:table-cell office:value-type="float" office:value="1.733333">
            <text:p>1,733333</text:p>
          </table:table-cell>
          <table:table-cell office:value-type="float" office:value="0.186781">
            <text:p>0,186781</text:p>
          </table:table-cell>
          <table:table-cell/>
        </table:table-row>
        <table:table-row table:style-name="ro1">
          <table:table-cell office:value-type="float" office:value="1.766667">
            <text:p>1,766667</text:p>
          </table:table-cell>
          <table:table-cell office:value-type="float" office:value="0.214993">
            <text:p>0,214993</text:p>
          </table:table-cell>
          <table:table-cell/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0.207346">
            <text:p>0,207346</text:p>
          </table:table-cell>
          <table:table-cell/>
        </table:table-row>
        <table:table-row table:style-name="ro1">
          <table:table-cell office:value-type="float" office:value="1.833333">
            <text:p>1,833333</text:p>
          </table:table-cell>
          <table:table-cell office:value-type="float" office:value="0.224778">
            <text:p>0,224778</text:p>
          </table:table-cell>
          <table:table-cell/>
        </table:table-row>
        <table:table-row table:style-name="ro1">
          <table:table-cell office:value-type="float" office:value="1.866667">
            <text:p>1,866667</text:p>
          </table:table-cell>
          <table:table-cell office:value-type="float" office:value="0.237824">
            <text:p>0,237824</text:p>
          </table:table-cell>
          <table:table-cell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0.231146">
            <text:p>0,231146</text:p>
          </table:table-cell>
          <table:table-cell/>
        </table:table-row>
        <table:table-row table:style-name="ro1">
          <table:table-cell office:value-type="float" office:value="1.933333">
            <text:p>1,933333</text:p>
          </table:table-cell>
          <table:table-cell office:value-type="float" office:value="0.242906">
            <text:p>0,242906</text:p>
          </table:table-cell>
          <table:table-cell/>
        </table:table-row>
        <table:table-row table:style-name="ro1">
          <table:table-cell office:value-type="float" office:value="1.966667">
            <text:p>1,966667</text:p>
          </table:table-cell>
          <table:table-cell office:value-type="float" office:value="0.238844">
            <text:p>0,23884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30715">
            <text:p>0,230715</text:p>
          </table:table-cell>
          <table:table-cell/>
        </table:table-row>
        <table:table-row table:style-name="ro1">
          <table:table-cell office:value-type="float" office:value="2.033333">
            <text:p>2,033333</text:p>
          </table:table-cell>
          <table:table-cell office:value-type="float" office:value="0.212195">
            <text:p>0,212195</text:p>
          </table:table-cell>
          <table:table-cell/>
        </table:table-row>
        <table:table-row table:style-name="ro1">
          <table:table-cell office:value-type="float" office:value="2.066667">
            <text:p>2,066667</text:p>
          </table:table-cell>
          <table:table-cell office:value-type="float" office:value="0.208944">
            <text:p>0,208944</text:p>
          </table:table-cell>
          <table:table-cell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0.183442">
            <text:p>0,183442</text:p>
          </table:table-cell>
          <table:table-cell/>
        </table:table-row>
        <table:table-row table:style-name="ro1">
          <table:table-cell office:value-type="float" office:value="2.133333">
            <text:p>2,133333</text:p>
          </table:table-cell>
          <table:table-cell office:value-type="float" office:value="0.183098">
            <text:p>0,183098</text:p>
          </table:table-cell>
          <table:table-cell/>
        </table:table-row>
        <table:table-row table:style-name="ro1">
          <table:table-cell office:value-type="float" office:value="2.166667">
            <text:p>2,166667</text:p>
          </table:table-cell>
          <table:table-cell office:value-type="float" office:value="0.155529">
            <text:p>0,155529</text:p>
          </table:table-cell>
          <table:table-cell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0.147375">
            <text:p>0,147375</text:p>
          </table:table-cell>
          <table:table-cell/>
        </table:table-row>
        <table:table-row table:style-name="ro1">
          <table:table-cell office:value-type="float" office:value="2.233333">
            <text:p>2,233333</text:p>
          </table:table-cell>
          <table:table-cell office:value-type="float" office:value="0.125445">
            <text:p>0,125445</text:p>
          </table:table-cell>
          <table:table-cell/>
        </table:table-row>
        <table:table-row table:style-name="ro1">
          <table:table-cell office:value-type="float" office:value="2.266667">
            <text:p>2,266667</text:p>
          </table:table-cell>
          <table:table-cell office:value-type="float" office:value="0.102727">
            <text:p>0,102727</text:p>
          </table:table-cell>
          <table:table-cell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0.100458">
            <text:p>0,100458</text:p>
          </table:table-cell>
          <table:table-cell/>
        </table:table-row>
        <table:table-row table:style-name="ro1">
          <table:table-cell office:value-type="float" office:value="2.333333">
            <text:p>2,333333</text:p>
          </table:table-cell>
          <table:table-cell office:value-type="float" office:value="0.084403">
            <text:p>0,084403</text:p>
          </table:table-cell>
          <table:table-cell/>
        </table:table-row>
        <table:table-row table:style-name="ro1">
          <table:table-cell office:value-type="float" office:value="2.366667">
            <text:p>2,366667</text:p>
          </table:table-cell>
          <table:table-cell office:value-type="float" office:value="0.073942">
            <text:p>0,073942</text:p>
          </table:table-cell>
          <table:table-cell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0.060586">
            <text:p>0,060586</text:p>
          </table:table-cell>
          <table:table-cell/>
        </table:table-row>
        <table:table-row table:style-name="ro1">
          <table:table-cell office:value-type="float" office:value="2.433333">
            <text:p>2,433333</text:p>
          </table:table-cell>
          <table:table-cell office:value-type="float" office:value="0.041474">
            <text:p>0,041474</text:p>
          </table:table-cell>
          <table:table-cell/>
        </table:table-row>
        <table:table-row table:style-name="ro1">
          <table:table-cell office:value-type="float" office:value="2.466667">
            <text:p>2,466667</text:p>
          </table:table-cell>
          <table:table-cell office:value-type="float" office:value="0.050661">
            <text:p>0,050661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037167">
            <text:p>0,037167</text:p>
          </table:table-cell>
          <table:table-cell/>
        </table:table-row>
        <table:table-row table:style-name="ro1">
          <table:table-cell office:value-type="float" office:value="2.533333">
            <text:p>2,533333</text:p>
          </table:table-cell>
          <table:table-cell office:value-type="float" office:value="0.045693">
            <text:p>0,045693</text:p>
          </table:table-cell>
          <table:table-cell/>
        </table:table-row>
        <table:table-row table:style-name="ro1">
          <table:table-cell office:value-type="float" office:value="2.566667">
            <text:p>2,566667</text:p>
          </table:table-cell>
          <table:table-cell office:value-type="float" office:value="0.037446">
            <text:p>0,037446</text:p>
          </table:table-cell>
          <table:table-cell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0.038165">
            <text:p>0,038165</text:p>
          </table:table-cell>
          <table:table-cell/>
        </table:table-row>
        <table:table-row table:style-name="ro1">
          <table:table-cell office:value-type="float" office:value="2.633333">
            <text:p>2,633333</text:p>
          </table:table-cell>
          <table:table-cell office:value-type="float" office:value="0.048292">
            <text:p>0,048292</text:p>
          </table:table-cell>
          <table:table-cell/>
        </table:table-row>
        <table:table-row table:style-name="ro1">
          <table:table-cell office:value-type="float" office:value="2.666667">
            <text:p>2,666667</text:p>
          </table:table-cell>
          <table:table-cell office:value-type="float" office:value="0.061453">
            <text:p>0,061453</text:p>
          </table:table-cell>
          <table:table-cell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0.0671">
            <text:p>0,0671</text:p>
          </table:table-cell>
          <table:table-cell/>
        </table:table-row>
        <table:table-row table:style-name="ro1">
          <table:table-cell office:value-type="float" office:value="2.733333">
            <text:p>2,733333</text:p>
          </table:table-cell>
          <table:table-cell office:value-type="float" office:value="0.079134">
            <text:p>0,079134</text:p>
          </table:table-cell>
          <table:table-cell/>
        </table:table-row>
        <table:table-row table:style-name="ro1">
          <table:table-cell office:value-type="float" office:value="2.766667">
            <text:p>2,766667</text:p>
          </table:table-cell>
          <table:table-cell office:value-type="float" office:value="0.087344">
            <text:p>0,087344</text:p>
          </table:table-cell>
          <table:table-cell office:value-type="string">
            <text:p>Generando nueva Gausiana: Amp=-266.7449nm <text:s/>s=0.00387s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0.209476">
            <text:p>0,209476</text:p>
          </table:table-cell>
          <table:table-cell/>
        </table:table-row>
        <table:table-row table:style-name="ro1">
          <table:table-cell office:value-type="float" office:value="2.833333">
            <text:p>2,833333</text:p>
          </table:table-cell>
          <table:table-cell office:value-type="float" office:value="0.183315">
            <text:p>0,183315</text:p>
          </table:table-cell>
          <table:table-cell/>
        </table:table-row>
        <table:table-row table:style-name="ro1">
          <table:table-cell office:value-type="float" office:value="2.866667">
            <text:p>2,866667</text:p>
          </table:table-cell>
          <table:table-cell office:value-type="float" office:value="0.193472">
            <text:p>0,193472</text:p>
          </table:table-cell>
          <table:table-cell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0.161893">
            <text:p>0,161893</text:p>
          </table:table-cell>
          <table:table-cell/>
        </table:table-row>
        <table:table-row table:style-name="ro1">
          <table:table-cell office:value-type="float" office:value="2.933333">
            <text:p>2,933333</text:p>
          </table:table-cell>
          <table:table-cell office:value-type="float" office:value="0.155832">
            <text:p>0,155832</text:p>
          </table:table-cell>
          <table:table-cell/>
        </table:table-row>
        <table:table-row table:style-name="ro1">
          <table:table-cell office:value-type="float" office:value="2.966667">
            <text:p>2,966667</text:p>
          </table:table-cell>
          <table:table-cell office:value-type="float" office:value="0.149737">
            <text:p>0,14973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25842">
            <text:p>0,125842</text:p>
          </table:table-cell>
          <table:table-cell/>
        </table:table-row>
        <table:table-row table:style-name="ro1">
          <table:table-cell office:value-type="float" office:value="3.033333">
            <text:p>3,033333</text:p>
          </table:table-cell>
          <table:table-cell office:value-type="float" office:value="0.162312">
            <text:p>0,162312</text:p>
          </table:table-cell>
          <table:table-cell/>
        </table:table-row>
        <table:table-row table:style-name="ro1">
          <table:table-cell office:value-type="float" office:value="3.066667">
            <text:p>3,066667</text:p>
          </table:table-cell>
          <table:table-cell office:value-type="float" office:value="0.131278">
            <text:p>0,131278</text:p>
          </table:table-cell>
          <table:table-cell/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0.126704">
            <text:p>0,126704</text:p>
          </table:table-cell>
          <table:table-cell/>
        </table:table-row>
        <table:table-row table:style-name="ro1">
          <table:table-cell office:value-type="float" office:value="3.133333">
            <text:p>3,133333</text:p>
          </table:table-cell>
          <table:table-cell office:value-type="float" office:value="0.156834">
            <text:p>0,156834</text:p>
          </table:table-cell>
          <table:table-cell/>
        </table:table-row>
        <table:table-row table:style-name="ro1">
          <table:table-cell office:value-type="float" office:value="3.166667">
            <text:p>3,166667</text:p>
          </table:table-cell>
          <table:table-cell office:value-type="float" office:value="0.157818">
            <text:p>0,157818</text:p>
          </table:table-cell>
          <table:table-cell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0.162378">
            <text:p>0,162378</text:p>
          </table:table-cell>
          <table:table-cell/>
        </table:table-row>
        <table:table-row table:style-name="ro1">
          <table:table-cell office:value-type="float" office:value="3.233334">
            <text:p>3,233334</text:p>
          </table:table-cell>
          <table:table-cell office:value-type="float" office:value="0.131152">
            <text:p>0,131152</text:p>
          </table:table-cell>
          <table:table-cell/>
        </table:table-row>
        <table:table-row table:style-name="ro1">
          <table:table-cell office:value-type="float" office:value="3.266667">
            <text:p>3,266667</text:p>
          </table:table-cell>
          <table:table-cell office:value-type="float" office:value="0.121992">
            <text:p>0,121992</text:p>
          </table:table-cell>
          <table:table-cell/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0.105538">
            <text:p>0,105538</text:p>
          </table:table-cell>
          <table:table-cell/>
        </table:table-row>
        <table:table-row table:style-name="ro1">
          <table:table-cell office:value-type="float" office:value="3.333334">
            <text:p>3,333334</text:p>
          </table:table-cell>
          <table:table-cell office:value-type="float" office:value="0.126206">
            <text:p>0,126206</text:p>
          </table:table-cell>
          <table:table-cell/>
        </table:table-row>
        <table:table-row table:style-name="ro1">
          <table:table-cell office:value-type="float" office:value="3.366667">
            <text:p>3,366667</text:p>
          </table:table-cell>
          <table:table-cell office:value-type="float" office:value="0.132338">
            <text:p>0,132338</text:p>
          </table:table-cell>
          <table:table-cell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0.14763">
            <text:p>0,14763</text:p>
          </table:table-cell>
          <table:table-cell/>
        </table:table-row>
        <table:table-row table:style-name="ro1">
          <table:table-cell office:value-type="float" office:value="3.433334">
            <text:p>3,433334</text:p>
          </table:table-cell>
          <table:table-cell office:value-type="float" office:value="0.145319">
            <text:p>0,145319</text:p>
          </table:table-cell>
          <table:table-cell/>
        </table:table-row>
        <table:table-row table:style-name="ro1">
          <table:table-cell office:value-type="float" office:value="3.466667">
            <text:p>3,466667</text:p>
          </table:table-cell>
          <table:table-cell office:value-type="float" office:value="0.170901">
            <text:p>0,170901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209514">
            <text:p>0,209514</text:p>
          </table:table-cell>
          <table:table-cell/>
        </table:table-row>
        <table:table-row table:style-name="ro1">
          <table:table-cell office:value-type="float" office:value="3.533334">
            <text:p>3,533334</text:p>
          </table:table-cell>
          <table:table-cell office:value-type="float" office:value="0.235273">
            <text:p>0,235273</text:p>
          </table:table-cell>
          <table:table-cell/>
        </table:table-row>
        <table:table-row table:style-name="ro1">
          <table:table-cell office:value-type="float" office:value="3.566667">
            <text:p>3,566667</text:p>
          </table:table-cell>
          <table:table-cell office:value-type="float" office:value="0.24333">
            <text:p>0,24333</text:p>
          </table:table-cell>
          <table:table-cell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0.260885">
            <text:p>0,260885</text:p>
          </table:table-cell>
          <table:table-cell/>
        </table:table-row>
        <table:table-row table:style-name="ro1">
          <table:table-cell office:value-type="float" office:value="3.633334">
            <text:p>3,633334</text:p>
          </table:table-cell>
          <table:table-cell office:value-type="float" office:value="0.266846">
            <text:p>0,266846</text:p>
          </table:table-cell>
          <table:table-cell/>
        </table:table-row>
        <table:table-row table:style-name="ro1">
          <table:table-cell office:value-type="float" office:value="3.666667">
            <text:p>3,666667</text:p>
          </table:table-cell>
          <table:table-cell office:value-type="float" office:value="0.267175">
            <text:p>0,267175</text:p>
          </table:table-cell>
          <table:table-cell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0.248665">
            <text:p>0,248665</text:p>
          </table:table-cell>
          <table:table-cell/>
        </table:table-row>
        <table:table-row table:style-name="ro1">
          <table:table-cell office:value-type="float" office:value="3.733334">
            <text:p>3,733334</text:p>
          </table:table-cell>
          <table:table-cell office:value-type="float" office:value="0.240194">
            <text:p>0,240194</text:p>
          </table:table-cell>
          <table:table-cell/>
        </table:table-row>
        <table:table-row table:style-name="ro1">
          <table:table-cell office:value-type="float" office:value="3.766667">
            <text:p>3,766667</text:p>
          </table:table-cell>
          <table:table-cell office:value-type="float" office:value="0.237467">
            <text:p>0,237467</text:p>
          </table:table-cell>
          <table:table-cell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0.193723">
            <text:p>0,193723</text:p>
          </table:table-cell>
          <table:table-cell/>
        </table:table-row>
        <table:table-row table:style-name="ro1">
          <table:table-cell office:value-type="float" office:value="3.833334">
            <text:p>3,833334</text:p>
          </table:table-cell>
          <table:table-cell office:value-type="float" office:value="0.187459">
            <text:p>0,187459</text:p>
          </table:table-cell>
          <table:table-cell/>
        </table:table-row>
        <table:table-row table:style-name="ro1">
          <table:table-cell office:value-type="float" office:value="3.866667">
            <text:p>3,866667</text:p>
          </table:table-cell>
          <table:table-cell office:value-type="float" office:value="0.158529">
            <text:p>0,158529</text:p>
          </table:table-cell>
          <table:table-cell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0.146684">
            <text:p>0,146684</text:p>
          </table:table-cell>
          <table:table-cell/>
        </table:table-row>
        <table:table-row table:style-name="ro1">
          <table:table-cell office:value-type="float" office:value="3.933334">
            <text:p>3,933334</text:p>
          </table:table-cell>
          <table:table-cell office:value-type="float" office:value="0.111213">
            <text:p>0,111213</text:p>
          </table:table-cell>
          <table:table-cell/>
        </table:table-row>
        <table:table-row table:style-name="ro1">
          <table:table-cell office:value-type="float" office:value="3.966667">
            <text:p>3,966667</text:p>
          </table:table-cell>
          <table:table-cell office:value-type="float" office:value="0.121448">
            <text:p>0,12144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04678">
            <text:p>0,104678</text:p>
          </table:table-cell>
          <table:table-cell/>
        </table:table-row>
        <table:table-row table:style-name="ro1">
          <table:table-cell office:value-type="float" office:value="4.033334">
            <text:p>4,033334</text:p>
          </table:table-cell>
          <table:table-cell office:value-type="float" office:value="0.130363">
            <text:p>0,130363</text:p>
          </table:table-cell>
          <table:table-cell/>
        </table:table-row>
        <table:table-row table:style-name="ro1">
          <table:table-cell office:value-type="float" office:value="4.066667">
            <text:p>4,066667</text:p>
          </table:table-cell>
          <table:table-cell office:value-type="float" office:value="0.161045">
            <text:p>0,161045</text:p>
          </table:table-cell>
          <table:table-cell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0.136723">
            <text:p>0,136723</text:p>
          </table:table-cell>
          <table:table-cell/>
        </table:table-row>
        <table:table-row table:style-name="ro1">
          <table:table-cell office:value-type="float" office:value="4.133334">
            <text:p>4,133334</text:p>
          </table:table-cell>
          <table:table-cell office:value-type="float" office:value="0.14999">
            <text:p>0,14999</text:p>
          </table:table-cell>
          <table:table-cell/>
        </table:table-row>
        <table:table-row table:style-name="ro1">
          <table:table-cell office:value-type="float" office:value="4.166667">
            <text:p>4,166667</text:p>
          </table:table-cell>
          <table:table-cell office:value-type="float" office:value="0.153189">
            <text:p>0,153189</text:p>
          </table:table-cell>
          <table:table-cell/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0.180019">
            <text:p>0,180019</text:p>
          </table:table-cell>
          <table:table-cell/>
        </table:table-row>
        <table:table-row table:style-name="ro1">
          <table:table-cell office:value-type="float" office:value="4.233334">
            <text:p>4,233334</text:p>
          </table:table-cell>
          <table:table-cell office:value-type="float" office:value="0.165087">
            <text:p>0,165087</text:p>
          </table:table-cell>
          <table:table-cell/>
        </table:table-row>
        <table:table-row table:style-name="ro1">
          <table:table-cell office:value-type="float" office:value="4.266667">
            <text:p>4,266667</text:p>
          </table:table-cell>
          <table:table-cell office:value-type="float" office:value="0.13506">
            <text:p>0,13506</text:p>
          </table:table-cell>
          <table:table-cell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0.152495">
            <text:p>0,152495</text:p>
          </table:table-cell>
          <table:table-cell/>
        </table:table-row>
        <table:table-row table:style-name="ro1">
          <table:table-cell office:value-type="float" office:value="4.333334">
            <text:p>4,333334</text:p>
          </table:table-cell>
          <table:table-cell office:value-type="float" office:value="0.123003">
            <text:p>0,123003</text:p>
          </table:table-cell>
          <table:table-cell/>
        </table:table-row>
        <table:table-row table:style-name="ro1">
          <table:table-cell office:value-type="float" office:value="4.366667">
            <text:p>4,366667</text:p>
          </table:table-cell>
          <table:table-cell office:value-type="float" office:value="0.151448">
            <text:p>0,151448</text:p>
          </table:table-cell>
          <table:table-cell/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0.158924">
            <text:p>0,158924</text:p>
          </table:table-cell>
          <table:table-cell/>
        </table:table-row>
        <table:table-row table:style-name="ro1">
          <table:table-cell office:value-type="float" office:value="4.433334">
            <text:p>4,433334</text:p>
          </table:table-cell>
          <table:table-cell office:value-type="float" office:value="0.16522">
            <text:p>0,16522</text:p>
          </table:table-cell>
          <table:table-cell/>
        </table:table-row>
        <table:table-row table:style-name="ro1">
          <table:table-cell office:value-type="float" office:value="4.466667">
            <text:p>4,466667</text:p>
          </table:table-cell>
          <table:table-cell office:value-type="float" office:value="0.180305">
            <text:p>0,180305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199522">
            <text:p>0,199522</text:p>
          </table:table-cell>
          <table:table-cell office:value-type="string">
            <text:p>Generando nueva Gausiana: Amp=-209.8977nm <text:s/>s=0.01052s</text:p>
          </table:table-cell>
        </table:table-row>
        <table:table-row table:style-name="ro1">
          <table:table-cell office:value-type="float" office:value="4.533334">
            <text:p>4,533334</text:p>
          </table:table-cell>
          <table:table-cell office:value-type="float" office:value="0.175444">
            <text:p>0,175444</text:p>
          </table:table-cell>
          <table:table-cell/>
        </table:table-row>
        <table:table-row table:style-name="ro1">
          <table:table-cell office:value-type="float" office:value="4.566667">
            <text:p>4,566667</text:p>
          </table:table-cell>
          <table:table-cell office:value-type="float" office:value="0.15212">
            <text:p>0,15212</text:p>
          </table:table-cell>
          <table:table-cell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0.145615">
            <text:p>0,145615</text:p>
          </table:table-cell>
          <table:table-cell/>
        </table:table-row>
        <table:table-row table:style-name="ro1">
          <table:table-cell office:value-type="float" office:value="4.633334">
            <text:p>4,633334</text:p>
          </table:table-cell>
          <table:table-cell office:value-type="float" office:value="0.137663">
            <text:p>0,137663</text:p>
          </table:table-cell>
          <table:table-cell/>
        </table:table-row>
        <table:table-row table:style-name="ro1">
          <table:table-cell office:value-type="float" office:value="4.666667">
            <text:p>4,666667</text:p>
          </table:table-cell>
          <table:table-cell office:value-type="float" office:value="0.138494">
            <text:p>0,138494</text:p>
          </table:table-cell>
          <table:table-cell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0.152104">
            <text:p>0,152104</text:p>
          </table:table-cell>
          <table:table-cell/>
        </table:table-row>
        <table:table-row table:style-name="ro1">
          <table:table-cell office:value-type="float" office:value="4.733334">
            <text:p>4,733334</text:p>
          </table:table-cell>
          <table:table-cell office:value-type="float" office:value="0.12023">
            <text:p>0,12023</text:p>
          </table:table-cell>
          <table:table-cell/>
        </table:table-row>
        <table:table-row table:style-name="ro1">
          <table:table-cell office:value-type="float" office:value="4.766667">
            <text:p>4,766667</text:p>
          </table:table-cell>
          <table:table-cell office:value-type="float" office:value="0.14207">
            <text:p>0,14207</text:p>
          </table:table-cell>
          <table:table-cell/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0.147831">
            <text:p>0,147831</text:p>
          </table:table-cell>
          <table:table-cell/>
        </table:table-row>
        <table:table-row table:style-name="ro1">
          <table:table-cell office:value-type="float" office:value="4.833334">
            <text:p>4,833334</text:p>
          </table:table-cell>
          <table:table-cell office:value-type="float" office:value="0.148673">
            <text:p>0,148673</text:p>
          </table:table-cell>
          <table:table-cell/>
        </table:table-row>
        <table:table-row table:style-name="ro1">
          <table:table-cell office:value-type="float" office:value="4.866667">
            <text:p>4,866667</text:p>
          </table:table-cell>
          <table:table-cell office:value-type="float" office:value="0.131483">
            <text:p>0,131483</text:p>
          </table:table-cell>
          <table:table-cell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0.15274">
            <text:p>0,15274</text:p>
          </table:table-cell>
          <table:table-cell/>
        </table:table-row>
        <table:table-row table:style-name="ro1">
          <table:table-cell office:value-type="float" office:value="4.933334">
            <text:p>4,933334</text:p>
          </table:table-cell>
          <table:table-cell office:value-type="float" office:value="0.161088">
            <text:p>0,161088</text:p>
          </table:table-cell>
          <table:table-cell/>
        </table:table-row>
        <table:table-row table:style-name="ro1">
          <table:table-cell office:value-type="float" office:value="4.966667">
            <text:p>4,966667</text:p>
          </table:table-cell>
          <table:table-cell office:value-type="float" office:value="0.167873">
            <text:p>0,16787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77271">
            <text:p>0,177271</text:p>
          </table:table-cell>
          <table:table-cell/>
        </table:table-row>
        <table:table-row table:style-name="ro1">
          <table:table-cell office:value-type="float" office:value="5.033334">
            <text:p>5,033334</text:p>
          </table:table-cell>
          <table:table-cell office:value-type="float" office:value="0.17414">
            <text:p>0,17414</text:p>
          </table:table-cell>
          <table:table-cell/>
        </table:table-row>
        <table:table-row table:style-name="ro1">
          <table:table-cell office:value-type="float" office:value="5.066667">
            <text:p>5,066667</text:p>
          </table:table-cell>
          <table:table-cell office:value-type="float" office:value="0.18753">
            <text:p>0,18753</text:p>
          </table:table-cell>
          <table:table-cell/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0.184086">
            <text:p>0,184086</text:p>
          </table:table-cell>
          <table:table-cell/>
        </table:table-row>
        <table:table-row table:style-name="ro1">
          <table:table-cell office:value-type="float" office:value="5.133334">
            <text:p>5,133334</text:p>
          </table:table-cell>
          <table:table-cell office:value-type="float" office:value="0.176608">
            <text:p>0,176608</text:p>
          </table:table-cell>
          <table:table-cell/>
        </table:table-row>
        <table:table-row table:style-name="ro1">
          <table:table-cell office:value-type="float" office:value="5.166667">
            <text:p>5,166667</text:p>
          </table:table-cell>
          <table:table-cell office:value-type="float" office:value="0.208919">
            <text:p>0,208919</text:p>
          </table:table-cell>
          <table:table-cell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0.192644">
            <text:p>0,192644</text:p>
          </table:table-cell>
          <table:table-cell/>
        </table:table-row>
        <table:table-row table:style-name="ro1">
          <table:table-cell office:value-type="float" office:value="5.233334">
            <text:p>5,233334</text:p>
          </table:table-cell>
          <table:table-cell office:value-type="float" office:value="0.20727">
            <text:p>0,20727</text:p>
          </table:table-cell>
          <table:table-cell/>
        </table:table-row>
        <table:table-row table:style-name="ro1">
          <table:table-cell office:value-type="float" office:value="5.266667">
            <text:p>5,266667</text:p>
          </table:table-cell>
          <table:table-cell office:value-type="float" office:value="0.216335">
            <text:p>0,216335</text:p>
          </table:table-cell>
          <table:table-cell/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0.221171">
            <text:p>0,221171</text:p>
          </table:table-cell>
          <table:table-cell/>
        </table:table-row>
        <table:table-row table:style-name="ro1">
          <table:table-cell office:value-type="float" office:value="5.333334">
            <text:p>5,333334</text:p>
          </table:table-cell>
          <table:table-cell office:value-type="float" office:value="0.208108">
            <text:p>0,208108</text:p>
          </table:table-cell>
          <table:table-cell/>
        </table:table-row>
        <table:table-row table:style-name="ro1">
          <table:table-cell office:value-type="float" office:value="5.366667">
            <text:p>5,366667</text:p>
          </table:table-cell>
          <table:table-cell office:value-type="float" office:value="0.218321">
            <text:p>0,218321</text:p>
          </table:table-cell>
          <table:table-cell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0.213449">
            <text:p>0,213449</text:p>
          </table:table-cell>
          <table:table-cell/>
        </table:table-row>
        <table:table-row table:style-name="ro1">
          <table:table-cell office:value-type="float" office:value="5.433334">
            <text:p>5,433334</text:p>
          </table:table-cell>
          <table:table-cell office:value-type="float" office:value="0.241117">
            <text:p>0,241117</text:p>
          </table:table-cell>
          <table:table-cell/>
        </table:table-row>
        <table:table-row table:style-name="ro1">
          <table:table-cell office:value-type="float" office:value="5.466667">
            <text:p>5,466667</text:p>
          </table:table-cell>
          <table:table-cell office:value-type="float" office:value="0.210636">
            <text:p>0,210636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214288">
            <text:p>0,214288</text:p>
          </table:table-cell>
          <table:table-cell/>
        </table:table-row>
        <table:table-row table:style-name="ro1">
          <table:table-cell office:value-type="float" office:value="5.533334">
            <text:p>5,533334</text:p>
          </table:table-cell>
          <table:table-cell office:value-type="float" office:value="0.220258">
            <text:p>0,220258</text:p>
          </table:table-cell>
          <table:table-cell/>
        </table:table-row>
        <table:table-row table:style-name="ro1">
          <table:table-cell office:value-type="float" office:value="5.566667">
            <text:p>5,566667</text:p>
          </table:table-cell>
          <table:table-cell office:value-type="float" office:value="0.199703">
            <text:p>0,199703</text:p>
          </table:table-cell>
          <table:table-cell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0.189702">
            <text:p>0,189702</text:p>
          </table:table-cell>
          <table:table-cell/>
        </table:table-row>
        <table:table-row table:style-name="ro1">
          <table:table-cell office:value-type="float" office:value="5.633334">
            <text:p>5,633334</text:p>
          </table:table-cell>
          <table:table-cell office:value-type="float" office:value="0.181059">
            <text:p>0,181059</text:p>
          </table:table-cell>
          <table:table-cell/>
        </table:table-row>
        <table:table-row table:style-name="ro1">
          <table:table-cell office:value-type="float" office:value="5.666667">
            <text:p>5,666667</text:p>
          </table:table-cell>
          <table:table-cell office:value-type="float" office:value="0.18924">
            <text:p>0,18924</text:p>
          </table:table-cell>
          <table:table-cell/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0.182118">
            <text:p>0,182118</text:p>
          </table:table-cell>
          <table:table-cell/>
        </table:table-row>
        <table:table-row table:style-name="ro1">
          <table:table-cell office:value-type="float" office:value="5.733334">
            <text:p>5,733334</text:p>
          </table:table-cell>
          <table:table-cell office:value-type="float" office:value="0.164032">
            <text:p>0,164032</text:p>
          </table:table-cell>
          <table:table-cell/>
        </table:table-row>
        <table:table-row table:style-name="ro1">
          <table:table-cell office:value-type="float" office:value="5.766667">
            <text:p>5,766667</text:p>
          </table:table-cell>
          <table:table-cell office:value-type="float" office:value="0.180872">
            <text:p>0,180872</text:p>
          </table:table-cell>
          <table:table-cell/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0.155245">
            <text:p>0,155245</text:p>
          </table:table-cell>
          <table:table-cell/>
        </table:table-row>
        <table:table-row table:style-name="ro1">
          <table:table-cell office:value-type="float" office:value="5.833334">
            <text:p>5,833334</text:p>
          </table:table-cell>
          <table:table-cell office:value-type="float" office:value="0.164371">
            <text:p>0,164371</text:p>
          </table:table-cell>
          <table:table-cell/>
        </table:table-row>
        <table:table-row table:style-name="ro1">
          <table:table-cell office:value-type="float" office:value="5.866667">
            <text:p>5,866667</text:p>
          </table:table-cell>
          <table:table-cell office:value-type="float" office:value="0.151449">
            <text:p>0,151449</text:p>
          </table:table-cell>
          <table:table-cell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0.159043">
            <text:p>0,159043</text:p>
          </table:table-cell>
          <table:table-cell/>
        </table:table-row>
        <table:table-row table:style-name="ro1">
          <table:table-cell office:value-type="float" office:value="5.933334">
            <text:p>5,933334</text:p>
          </table:table-cell>
          <table:table-cell office:value-type="float" office:value="0.161217">
            <text:p>0,161217</text:p>
          </table:table-cell>
          <table:table-cell/>
        </table:table-row>
        <table:table-row table:style-name="ro1">
          <table:table-cell office:value-type="float" office:value="5.966667">
            <text:p>5,966667</text:p>
          </table:table-cell>
          <table:table-cell office:value-type="float" office:value="0.175052">
            <text:p>0,17505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40711">
            <text:p>0,140711</text:p>
          </table:table-cell>
          <table:table-cell/>
        </table:table-row>
        <table:table-row table:style-name="ro1">
          <table:table-cell office:value-type="float" office:value="6.033334">
            <text:p>6,033334</text:p>
          </table:table-cell>
          <table:table-cell office:value-type="float" office:value="0.172545">
            <text:p>0,172545</text:p>
          </table:table-cell>
          <table:table-cell/>
        </table:table-row>
        <table:table-row table:style-name="ro1">
          <table:table-cell office:value-type="float" office:value="6.066667">
            <text:p>6,066667</text:p>
          </table:table-cell>
          <table:table-cell office:value-type="float" office:value="0.138892">
            <text:p>0,138892</text:p>
          </table:table-cell>
          <table:table-cell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0.145614">
            <text:p>0,145614</text:p>
          </table:table-cell>
          <table:table-cell/>
        </table:table-row>
        <table:table-row table:style-name="ro1">
          <table:table-cell office:value-type="float" office:value="6.133334">
            <text:p>6,133334</text:p>
          </table:table-cell>
          <table:table-cell office:value-type="float" office:value="0.147728">
            <text:p>0,147728</text:p>
          </table:table-cell>
          <table:table-cell/>
        </table:table-row>
        <table:table-row table:style-name="ro1">
          <table:table-cell office:value-type="float" office:value="6.166667">
            <text:p>6,166667</text:p>
          </table:table-cell>
          <table:table-cell office:value-type="float" office:value="0.144409">
            <text:p>0,144409</text:p>
          </table:table-cell>
          <table:table-cell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0.175179">
            <text:p>0,175179</text:p>
          </table:table-cell>
          <table:table-cell/>
        </table:table-row>
        <table:table-row table:style-name="ro1">
          <table:table-cell office:value-type="float" office:value="6.233334">
            <text:p>6,233334</text:p>
          </table:table-cell>
          <table:table-cell office:value-type="float" office:value="0.188899">
            <text:p>0,188899</text:p>
          </table:table-cell>
          <table:table-cell office:value-type="string">
            <text:p>Generando nueva Gausiana: Amp=-395.7445nm <text:s/>s=0.00315s</text:p>
          </table:table-cell>
        </table:table-row>
        <table:table-row table:style-name="ro1">
          <table:table-cell office:value-type="float" office:value="6.266667">
            <text:p>6,266667</text:p>
          </table:table-cell>
          <table:table-cell office:value-type="float" office:value="0.184487">
            <text:p>0,184487</text:p>
          </table:table-cell>
          <table:table-cell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0.190804">
            <text:p>0,190804</text:p>
          </table:table-cell>
          <table:table-cell/>
        </table:table-row>
        <table:table-row table:style-name="ro1">
          <table:table-cell office:value-type="float" office:value="6.333334">
            <text:p>6,333334</text:p>
          </table:table-cell>
          <table:table-cell office:value-type="float" office:value="0.161966">
            <text:p>0,161966</text:p>
          </table:table-cell>
          <table:table-cell/>
        </table:table-row>
        <table:table-row table:style-name="ro1">
          <table:table-cell office:value-type="float" office:value="6.366667">
            <text:p>6,366667</text:p>
          </table:table-cell>
          <table:table-cell office:value-type="float" office:value="0.151462">
            <text:p>0,151462</text:p>
          </table:table-cell>
          <table:table-cell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0.124518">
            <text:p>0,124518</text:p>
          </table:table-cell>
          <table:table-cell/>
        </table:table-row>
        <table:table-row table:style-name="ro1">
          <table:table-cell office:value-type="float" office:value="6.433334">
            <text:p>6,433334</text:p>
          </table:table-cell>
          <table:table-cell office:value-type="float" office:value="0.101689">
            <text:p>0,101689</text:p>
          </table:table-cell>
          <table:table-cell/>
        </table:table-row>
        <table:table-row table:style-name="ro1">
          <table:table-cell office:value-type="float" office:value="6.466667">
            <text:p>6,466667</text:p>
          </table:table-cell>
          <table:table-cell office:value-type="float" office:value="0.114413">
            <text:p>0,114413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092884">
            <text:p>0,092884</text:p>
          </table:table-cell>
          <table:table-cell/>
        </table:table-row>
        <table:table-row table:style-name="ro1">
          <table:table-cell office:value-type="float" office:value="6.533334">
            <text:p>6,533334</text:p>
          </table:table-cell>
          <table:table-cell office:value-type="float" office:value="0.101053">
            <text:p>0,101053</text:p>
          </table:table-cell>
          <table:table-cell/>
        </table:table-row>
        <table:table-row table:style-name="ro1">
          <table:table-cell office:value-type="float" office:value="6.566667">
            <text:p>6,566667</text:p>
          </table:table-cell>
          <table:table-cell office:value-type="float" office:value="0.128336">
            <text:p>0,128336</text:p>
          </table:table-cell>
          <table:table-cell/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0.116709">
            <text:p>0,116709</text:p>
          </table:table-cell>
          <table:table-cell/>
        </table:table-row>
        <table:table-row table:style-name="ro1">
          <table:table-cell office:value-type="float" office:value="6.633334">
            <text:p>6,633334</text:p>
          </table:table-cell>
          <table:table-cell office:value-type="float" office:value="0.130503">
            <text:p>0,130503</text:p>
          </table:table-cell>
          <table:table-cell/>
        </table:table-row>
        <table:table-row table:style-name="ro1">
          <table:table-cell office:value-type="float" office:value="6.666667">
            <text:p>6,666667</text:p>
          </table:table-cell>
          <table:table-cell office:value-type="float" office:value="0.109168">
            <text:p>0,109168</text:p>
          </table:table-cell>
          <table:table-cell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0.118813">
            <text:p>0,118813</text:p>
          </table:table-cell>
          <table:table-cell/>
        </table:table-row>
        <table:table-row table:style-name="ro1">
          <table:table-cell office:value-type="float" office:value="6.733334">
            <text:p>6,733334</text:p>
          </table:table-cell>
          <table:table-cell office:value-type="float" office:value="0.087603">
            <text:p>0,087603</text:p>
          </table:table-cell>
          <table:table-cell/>
        </table:table-row>
        <table:table-row table:style-name="ro1">
          <table:table-cell office:value-type="float" office:value="6.766667">
            <text:p>6,766667</text:p>
          </table:table-cell>
          <table:table-cell office:value-type="float" office:value="0.095651">
            <text:p>0,095651</text:p>
          </table:table-cell>
          <table:table-cell/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0.087503">
            <text:p>0,087503</text:p>
          </table:table-cell>
          <table:table-cell/>
        </table:table-row>
        <table:table-row table:style-name="ro1">
          <table:table-cell office:value-type="float" office:value="6.833334">
            <text:p>6,833334</text:p>
          </table:table-cell>
          <table:table-cell office:value-type="float" office:value="0.118177">
            <text:p>0,118177</text:p>
          </table:table-cell>
          <table:table-cell/>
        </table:table-row>
        <table:table-row table:style-name="ro1">
          <table:table-cell office:value-type="float" office:value="6.866667">
            <text:p>6,866667</text:p>
          </table:table-cell>
          <table:table-cell office:value-type="float" office:value="0.149796">
            <text:p>0,149796</text:p>
          </table:table-cell>
          <table:table-cell/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0.168507">
            <text:p>0,168507</text:p>
          </table:table-cell>
          <table:table-cell/>
        </table:table-row>
        <table:table-row table:style-name="ro1">
          <table:table-cell office:value-type="float" office:value="6.933334">
            <text:p>6,933334</text:p>
          </table:table-cell>
          <table:table-cell office:value-type="float" office:value="0.210805">
            <text:p>0,210805</text:p>
          </table:table-cell>
          <table:table-cell/>
        </table:table-row>
        <table:table-row table:style-name="ro1">
          <table:table-cell office:value-type="float" office:value="6.966667">
            <text:p>6,966667</text:p>
          </table:table-cell>
          <table:table-cell office:value-type="float" office:value="0.228519">
            <text:p>0,22851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40912">
            <text:p>0,240912</text:p>
          </table:table-cell>
          <table:table-cell/>
        </table:table-row>
        <table:table-row table:style-name="ro1">
          <table:table-cell office:value-type="float" office:value="7.033334">
            <text:p>7,033334</text:p>
          </table:table-cell>
          <table:table-cell office:value-type="float" office:value="0.272478">
            <text:p>0,272478</text:p>
          </table:table-cell>
          <table:table-cell/>
        </table:table-row>
        <table:table-row table:style-name="ro1">
          <table:table-cell office:value-type="float" office:value="7.066667">
            <text:p>7,066667</text:p>
          </table:table-cell>
          <table:table-cell office:value-type="float" office:value="0.283287">
            <text:p>0,283287</text:p>
          </table:table-cell>
          <table:table-cell/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0.281648">
            <text:p>0,281648</text:p>
          </table:table-cell>
          <table:table-cell/>
        </table:table-row>
        <table:table-row table:style-name="ro1">
          <table:table-cell office:value-type="float" office:value="7.133334">
            <text:p>7,133334</text:p>
          </table:table-cell>
          <table:table-cell office:value-type="float" office:value="0.273417">
            <text:p>0,273417</text:p>
          </table:table-cell>
          <table:table-cell/>
        </table:table-row>
        <table:table-row table:style-name="ro1">
          <table:table-cell office:value-type="float" office:value="7.166667">
            <text:p>7,166667</text:p>
          </table:table-cell>
          <table:table-cell office:value-type="float" office:value="0.288915">
            <text:p>0,288915</text:p>
          </table:table-cell>
          <table:table-cell/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0.286204">
            <text:p>0,286204</text:p>
          </table:table-cell>
          <table:table-cell/>
        </table:table-row>
        <table:table-row table:style-name="ro1">
          <table:table-cell office:value-type="float" office:value="7.233334">
            <text:p>7,233334</text:p>
          </table:table-cell>
          <table:table-cell office:value-type="float" office:value="0.283188">
            <text:p>0,283188</text:p>
          </table:table-cell>
          <table:table-cell/>
        </table:table-row>
        <table:table-row table:style-name="ro1">
          <table:table-cell office:value-type="float" office:value="7.266667">
            <text:p>7,266667</text:p>
          </table:table-cell>
          <table:table-cell office:value-type="float" office:value="0.280314">
            <text:p>0,280314</text:p>
          </table:table-cell>
          <table:table-cell office:value-type="string">
            <text:p>Mejor to encontrado: to=0.016927s</text:p>
          </table:table-cell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0.278655">
            <text:p>0,278655</text:p>
          </table:table-cell>
          <table:table-cell/>
        </table:table-row>
        <table:table-row table:style-name="ro1">
          <table:table-cell office:value-type="float" office:value="7.333334">
            <text:p>7,333334</text:p>
          </table:table-cell>
          <table:table-cell office:value-type="float" office:value="0.279499">
            <text:p>0,279499</text:p>
          </table:table-cell>
          <table:table-cell/>
        </table:table-row>
        <table:table-row table:style-name="ro1">
          <table:table-cell office:value-type="float" office:value="7.366667">
            <text:p>7,366667</text:p>
          </table:table-cell>
          <table:table-cell office:value-type="float" office:value="0.279629">
            <text:p>0,279629</text:p>
          </table:table-cell>
          <table:table-cell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0.272546">
            <text:p>0,272546</text:p>
          </table:table-cell>
          <table:table-cell/>
        </table:table-row>
        <table:table-row table:style-name="ro1">
          <table:table-cell office:value-type="float" office:value="7.433334">
            <text:p>7,433334</text:p>
          </table:table-cell>
          <table:table-cell office:value-type="float" office:value="0.270408">
            <text:p>0,270408</text:p>
          </table:table-cell>
          <table:table-cell/>
        </table:table-row>
        <table:table-row table:style-name="ro1">
          <table:table-cell office:value-type="float" office:value="7.466667">
            <text:p>7,466667</text:p>
          </table:table-cell>
          <table:table-cell office:value-type="float" office:value="0.227424">
            <text:p>0,227424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226397">
            <text:p>0,226397</text:p>
          </table:table-cell>
          <table:table-cell/>
        </table:table-row>
        <table:table-row table:style-name="ro1">
          <table:table-cell office:value-type="float" office:value="7.533334">
            <text:p>7,533334</text:p>
          </table:table-cell>
          <table:table-cell office:value-type="float" office:value="0.187991">
            <text:p>0,187991</text:p>
          </table:table-cell>
          <table:table-cell/>
        </table:table-row>
        <table:table-row table:style-name="ro1">
          <table:table-cell office:value-type="float" office:value="7.566667">
            <text:p>7,566667</text:p>
          </table:table-cell>
          <table:table-cell office:value-type="float" office:value="0.151693">
            <text:p>0,151693</text:p>
          </table:table-cell>
          <table:table-cell/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0.134189">
            <text:p>0,134189</text:p>
          </table:table-cell>
          <table:table-cell/>
        </table:table-row>
        <table:table-row table:style-name="ro1">
          <table:table-cell office:value-type="float" office:value="7.633334">
            <text:p>7,633334</text:p>
          </table:table-cell>
          <table:table-cell office:value-type="float" office:value="0.102563">
            <text:p>0,102563</text:p>
          </table:table-cell>
          <table:table-cell/>
        </table:table-row>
        <table:table-row table:style-name="ro1">
          <table:table-cell office:value-type="float" office:value="7.666667">
            <text:p>7,666667</text:p>
          </table:table-cell>
          <table:table-cell office:value-type="float" office:value="0.074656">
            <text:p>0,074656</text:p>
          </table:table-cell>
          <table:table-cell/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0.084183">
            <text:p>0,084183</text:p>
          </table:table-cell>
          <table:table-cell/>
        </table:table-row>
        <table:table-row table:style-name="ro1">
          <table:table-cell office:value-type="float" office:value="7.733334">
            <text:p>7,733334</text:p>
          </table:table-cell>
          <table:table-cell office:value-type="float" office:value="0.116872">
            <text:p>0,116872</text:p>
          </table:table-cell>
          <table:table-cell/>
        </table:table-row>
        <table:table-row table:style-name="ro1">
          <table:table-cell office:value-type="float" office:value="7.766667">
            <text:p>7,766667</text:p>
          </table:table-cell>
          <table:table-cell office:value-type="float" office:value="0.136435">
            <text:p>0,136435</text:p>
          </table:table-cell>
          <table:table-cell/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0.14232">
            <text:p>0,14232</text:p>
          </table:table-cell>
          <table:table-cell/>
        </table:table-row>
        <table:table-row table:style-name="ro1">
          <table:table-cell office:value-type="float" office:value="7.833334">
            <text:p>7,833334</text:p>
          </table:table-cell>
          <table:table-cell office:value-type="float" office:value="0.146129">
            <text:p>0,146129</text:p>
          </table:table-cell>
          <table:table-cell/>
        </table:table-row>
        <table:table-row table:style-name="ro1">
          <table:table-cell office:value-type="float" office:value="7.866667">
            <text:p>7,866667</text:p>
          </table:table-cell>
          <table:table-cell office:value-type="float" office:value="0.125425">
            <text:p>0,125425</text:p>
          </table:table-cell>
          <table:table-cell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0.092011">
            <text:p>0,092011</text:p>
          </table:table-cell>
          <table:table-cell/>
        </table:table-row>
        <table:table-row table:style-name="ro1">
          <table:table-cell office:value-type="float" office:value="7.933334">
            <text:p>7,933334</text:p>
          </table:table-cell>
          <table:table-cell office:value-type="float" office:value="0.088346">
            <text:p>0,088346</text:p>
          </table:table-cell>
          <table:table-cell/>
        </table:table-row>
        <table:table-row table:style-name="ro1">
          <table:table-cell office:value-type="float" office:value="7.966667">
            <text:p>7,966667</text:p>
          </table:table-cell>
          <table:table-cell office:value-type="float" office:value="0.096503">
            <text:p>0,09650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14385">
            <text:p>0,114385</text:p>
          </table:table-cell>
          <table:table-cell/>
        </table:table-row>
        <table:table-row table:style-name="ro1">
          <table:table-cell office:value-type="float" office:value="8.033334">
            <text:p>8,033334</text:p>
          </table:table-cell>
          <table:table-cell office:value-type="float" office:value="0.122351">
            <text:p>0,122351</text:p>
          </table:table-cell>
          <table:table-cell/>
        </table:table-row>
        <table:table-row table:style-name="ro1">
          <table:table-cell office:value-type="float" office:value="8.066667">
            <text:p>8,066667</text:p>
          </table:table-cell>
          <table:table-cell office:value-type="float" office:value="0.159763">
            <text:p>0,159763</text:p>
          </table:table-cell>
          <table:table-cell/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0.160572">
            <text:p>0,160572</text:p>
          </table:table-cell>
          <table:table-cell/>
        </table:table-row>
        <table:table-row table:style-name="ro1">
          <table:table-cell office:value-type="float" office:value="8.133334">
            <text:p>8,133334</text:p>
          </table:table-cell>
          <table:table-cell office:value-type="float" office:value="0.178322">
            <text:p>0,178322</text:p>
          </table:table-cell>
          <table:table-cell/>
        </table:table-row>
        <table:table-row table:style-name="ro1">
          <table:table-cell office:value-type="float" office:value="8.166667">
            <text:p>8,166667</text:p>
          </table:table-cell>
          <table:table-cell office:value-type="float" office:value="0.276881">
            <text:p>0,276881</text:p>
          </table:table-cell>
          <table:table-cell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0.267298">
            <text:p>0,267298</text:p>
          </table:table-cell>
          <table:table-cell/>
        </table:table-row>
        <table:table-row table:style-name="ro1">
          <table:table-cell office:value-type="float" office:value="8.233334">
            <text:p>8,233334</text:p>
          </table:table-cell>
          <table:table-cell office:value-type="float" office:value="0.278542">
            <text:p>0,278542</text:p>
          </table:table-cell>
          <table:table-cell/>
        </table:table-row>
        <table:table-row table:style-name="ro1">
          <table:table-cell office:value-type="float" office:value="8.266667">
            <text:p>8,266667</text:p>
          </table:table-cell>
          <table:table-cell office:value-type="float" office:value="0.27879">
            <text:p>0,27879</text:p>
          </table:table-cell>
          <table:table-cell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0.293855">
            <text:p>0,293855</text:p>
          </table:table-cell>
          <table:table-cell/>
        </table:table-row>
        <table:table-row table:style-name="ro1">
          <table:table-cell office:value-type="float" office:value="8.333334">
            <text:p>8,333334</text:p>
          </table:table-cell>
          <table:table-cell office:value-type="float" office:value="0.283823">
            <text:p>0,283823</text:p>
          </table:table-cell>
          <table:table-cell/>
        </table:table-row>
        <table:table-row table:style-name="ro1">
          <table:table-cell office:value-type="float" office:value="8.366667">
            <text:p>8,366667</text:p>
          </table:table-cell>
          <table:table-cell office:value-type="float" office:value="0.300688">
            <text:p>0,300688</text:p>
          </table:table-cell>
          <table:table-cell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0.279344">
            <text:p>0,279344</text:p>
          </table:table-cell>
          <table:table-cell/>
        </table:table-row>
        <table:table-row table:style-name="ro1">
          <table:table-cell office:value-type="float" office:value="8.433334">
            <text:p>8,433334</text:p>
          </table:table-cell>
          <table:table-cell office:value-type="float" office:value="0.298064">
            <text:p>0,298064</text:p>
          </table:table-cell>
          <table:table-cell/>
        </table:table-row>
        <table:table-row table:style-name="ro1">
          <table:table-cell office:value-type="float" office:value="8.466667">
            <text:p>8,466667</text:p>
          </table:table-cell>
          <table:table-cell office:value-type="float" office:value="0.293637">
            <text:p>0,293637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290272">
            <text:p>0,290272</text:p>
          </table:table-cell>
          <table:table-cell/>
        </table:table-row>
        <table:table-row table:style-name="ro1">
          <table:table-cell office:value-type="float" office:value="8.533334">
            <text:p>8,533334</text:p>
          </table:table-cell>
          <table:table-cell office:value-type="float" office:value="0.29287">
            <text:p>0,29287</text:p>
          </table:table-cell>
          <table:table-cell office:value-type="string">
            <text:p>Mejor Amplitud encotnrada: amp=79.1489nm</text:p>
          </table:table-cell>
        </table:table-row>
        <table:table-row table:style-name="ro1">
          <table:table-cell office:value-type="float" office:value="8.566667">
            <text:p>8,566667</text:p>
          </table:table-cell>
          <table:table-cell office:value-type="float" office:value="0.300901">
            <text:p>0,300901</text:p>
          </table:table-cell>
          <table:table-cell/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0.303058">
            <text:p>0,303058</text:p>
          </table:table-cell>
          <table:table-cell/>
        </table:table-row>
        <table:table-row table:style-name="ro1">
          <table:table-cell office:value-type="float" office:value="8.633334">
            <text:p>8,633334</text:p>
          </table:table-cell>
          <table:table-cell office:value-type="float" office:value="0.307956">
            <text:p>0,307956</text:p>
          </table:table-cell>
          <table:table-cell/>
        </table:table-row>
        <table:table-row table:style-name="ro1">
          <table:table-cell office:value-type="float" office:value="8.666667">
            <text:p>8,666667</text:p>
          </table:table-cell>
          <table:table-cell office:value-type="float" office:value="0.302828">
            <text:p>0,302828</text:p>
          </table:table-cell>
          <table:table-cell office:value-type="string">
            <text:p>Mejor Amplitud encotnrada: amp=79.1489nm</text:p>
          </table:table-cell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0.295958">
            <text:p>0,295958</text:p>
          </table:table-cell>
          <table:table-cell/>
        </table:table-row>
        <table:table-row table:style-name="ro1">
          <table:table-cell office:value-type="float" office:value="8.733334">
            <text:p>8,733334</text:p>
          </table:table-cell>
          <table:table-cell office:value-type="float" office:value="0.31261">
            <text:p>0,31261</text:p>
          </table:table-cell>
          <table:table-cell/>
        </table:table-row>
        <table:table-row table:style-name="ro1">
          <table:table-cell office:value-type="float" office:value="8.766667">
            <text:p>8,766667</text:p>
          </table:table-cell>
          <table:table-cell office:value-type="float" office:value="0.307885">
            <text:p>0,307885</text:p>
          </table:table-cell>
          <table:table-cell/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0.307385">
            <text:p>0,307385</text:p>
          </table:table-cell>
          <table:table-cell/>
        </table:table-row>
        <table:table-row table:style-name="ro1">
          <table:table-cell office:value-type="float" office:value="8.833334">
            <text:p>8,833334</text:p>
          </table:table-cell>
          <table:table-cell office:value-type="float" office:value="0.297305">
            <text:p>0,297305</text:p>
          </table:table-cell>
          <table:table-cell/>
        </table:table-row>
        <table:table-row table:style-name="ro1">
          <table:table-cell office:value-type="float" office:value="8.866667">
            <text:p>8,866667</text:p>
          </table:table-cell>
          <table:table-cell office:value-type="float" office:value="0.318595">
            <text:p>0,318595</text:p>
          </table:table-cell>
          <table:table-cell/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0.323032">
            <text:p>0,323032</text:p>
          </table:table-cell>
          <table:table-cell/>
        </table:table-row>
        <table:table-row table:style-name="ro1">
          <table:table-cell office:value-type="float" office:value="8.933334">
            <text:p>8,933334</text:p>
          </table:table-cell>
          <table:table-cell office:value-type="float" office:value="0.305123">
            <text:p>0,305123</text:p>
          </table:table-cell>
          <table:table-cell/>
        </table:table-row>
        <table:table-row table:style-name="ro1">
          <table:table-cell office:value-type="float" office:value="8.966667">
            <text:p>8,966667</text:p>
          </table:table-cell>
          <table:table-cell office:value-type="float" office:value="0.306422">
            <text:p>0,306422</text:p>
          </table:table-cell>
          <table:table-cell office:value-type="string">
            <text:p>Mejor Amplitud encotnrada: amp=110.8085n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20211">
            <text:p>0,320211</text:p>
          </table:table-cell>
          <table:table-cell/>
        </table:table-row>
        <table:table-row table:style-name="ro1">
          <table:table-cell office:value-type="float" office:value="9.033334">
            <text:p>9,033334</text:p>
          </table:table-cell>
          <table:table-cell office:value-type="float" office:value="0.318936">
            <text:p>0,318936</text:p>
          </table:table-cell>
          <table:table-cell/>
        </table:table-row>
        <table:table-row table:style-name="ro1">
          <table:table-cell office:value-type="float" office:value="9.066667">
            <text:p>9,066667</text:p>
          </table:table-cell>
          <table:table-cell office:value-type="float" office:value="0.322385">
            <text:p>0,322385</text:p>
          </table:table-cell>
          <table:table-cell/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0.310137">
            <text:p>0,310137</text:p>
          </table:table-cell>
          <table:table-cell/>
        </table:table-row>
        <table:table-row table:style-name="ro1">
          <table:table-cell office:value-type="float" office:value="9.133334">
            <text:p>9,133334</text:p>
          </table:table-cell>
          <table:table-cell office:value-type="float" office:value="0.315371">
            <text:p>0,315371</text:p>
          </table:table-cell>
          <table:table-cell/>
        </table:table-row>
        <table:table-row table:style-name="ro1">
          <table:table-cell office:value-type="float" office:value="9.166667">
            <text:p>9,166667</text:p>
          </table:table-cell>
          <table:table-cell office:value-type="float" office:value="0.332768">
            <text:p>0,332768</text:p>
          </table:table-cell>
          <table:table-cell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0.330254">
            <text:p>0,330254</text:p>
          </table:table-cell>
          <table:table-cell/>
        </table:table-row>
        <table:table-row table:style-name="ro1">
          <table:table-cell office:value-type="float" office:value="9.233334">
            <text:p>9,233334</text:p>
          </table:table-cell>
          <table:table-cell office:value-type="float" office:value="0.326364">
            <text:p>0,326364</text:p>
          </table:table-cell>
          <table:table-cell/>
        </table:table-row>
        <table:table-row table:style-name="ro1">
          <table:table-cell office:value-type="float" office:value="9.266667">
            <text:p>9,266667</text:p>
          </table:table-cell>
          <table:table-cell office:value-type="float" office:value="0.337933">
            <text:p>0,337933</text:p>
          </table:table-cell>
          <table:table-cell office:value-type="string">
            <text:p>Mejor Amplitud encotnrada: amp=142.4680nm</text:p>
          </table:table-cell>
        </table:table-row>
        <table:table-row table:style-name="ro1">
          <table:table-cell office:value-type="float" office:value="9.3">
            <text:p>9,3</text:p>
          </table:table-cell>
          <table:table-cell office:value-type="float" office:value="0.321386">
            <text:p>0,321386</text:p>
          </table:table-cell>
          <table:table-cell/>
        </table:table-row>
        <table:table-row table:style-name="ro1">
          <table:table-cell office:value-type="float" office:value="9.333334">
            <text:p>9,333334</text:p>
          </table:table-cell>
          <table:table-cell office:value-type="float" office:value="0.326734">
            <text:p>0,326734</text:p>
          </table:table-cell>
          <table:table-cell/>
        </table:table-row>
        <table:table-row table:style-name="ro1">
          <table:table-cell office:value-type="float" office:value="9.366667">
            <text:p>9,366667</text:p>
          </table:table-cell>
          <table:table-cell office:value-type="float" office:value="0.330018">
            <text:p>0,330018</text:p>
          </table:table-cell>
          <table:table-cell/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0.326738">
            <text:p>0,326738</text:p>
          </table:table-cell>
          <table:table-cell/>
        </table:table-row>
        <table:table-row table:style-name="ro1">
          <table:table-cell office:value-type="float" office:value="9.433334">
            <text:p>9,433334</text:p>
          </table:table-cell>
          <table:table-cell office:value-type="float" office:value="0.345172">
            <text:p>0,345172</text:p>
          </table:table-cell>
          <table:table-cell/>
        </table:table-row>
        <table:table-row table:style-name="ro1">
          <table:table-cell office:value-type="float" office:value="9.466667">
            <text:p>9,466667</text:p>
          </table:table-cell>
          <table:table-cell office:value-type="float" office:value="0.327794">
            <text:p>0,327794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330469">
            <text:p>0,330469</text:p>
          </table:table-cell>
          <table:table-cell/>
        </table:table-row>
        <table:table-row table:style-name="ro1">
          <table:table-cell office:value-type="float" office:value="9.533334">
            <text:p>9,533334</text:p>
          </table:table-cell>
          <table:table-cell office:value-type="float" office:value="0.334537">
            <text:p>0,334537</text:p>
          </table:table-cell>
          <table:table-cell/>
        </table:table-row>
        <table:table-row table:style-name="ro1">
          <table:table-cell office:value-type="float" office:value="9.566667">
            <text:p>9,566667</text:p>
          </table:table-cell>
          <table:table-cell office:value-type="float" office:value="0.342178">
            <text:p>0,342178</text:p>
          </table:table-cell>
          <table:table-cell/>
        </table:table-row>
        <table:table-row table:style-name="ro1">
          <table:table-cell office:value-type="float" office:value="9.600001">
            <text:p>9,600001</text:p>
          </table:table-cell>
          <table:table-cell office:value-type="float" office:value="0.330688">
            <text:p>0,330688</text:p>
          </table:table-cell>
          <table:table-cell office:value-type="string">
            <text:p>Mejor Amplitud encotnrada: amp=205.7872nm</text:p>
          </table:table-cell>
        </table:table-row>
        <table:table-row table:style-name="ro1">
          <table:table-cell office:value-type="float" office:value="9.633334">
            <text:p>9,633334</text:p>
          </table:table-cell>
          <table:table-cell office:value-type="float" office:value="0.33386">
            <text:p>0,33386</text:p>
          </table:table-cell>
          <table:table-cell/>
        </table:table-row>
        <table:table-row table:style-name="ro1">
          <table:table-cell office:value-type="float" office:value="9.666667">
            <text:p>9,666667</text:p>
          </table:table-cell>
          <table:table-cell office:value-type="float" office:value="0.326139">
            <text:p>0,326139</text:p>
          </table:table-cell>
          <table:table-cell/>
        </table:table-row>
        <table:table-row table:style-name="ro1">
          <table:table-cell office:value-type="float" office:value="9.700001">
            <text:p>9,700001</text:p>
          </table:table-cell>
          <table:table-cell office:value-type="float" office:value="0.334777">
            <text:p>0,334777</text:p>
          </table:table-cell>
          <table:table-cell/>
        </table:table-row>
        <table:table-row table:style-name="ro1">
          <table:table-cell office:value-type="float" office:value="9.733334">
            <text:p>9,733334</text:p>
          </table:table-cell>
          <table:table-cell office:value-type="float" office:value="0.33491">
            <text:p>0,33491</text:p>
          </table:table-cell>
          <table:table-cell/>
        </table:table-row>
        <table:table-row table:style-name="ro1">
          <table:table-cell office:value-type="float" office:value="9.766667">
            <text:p>9,766667</text:p>
          </table:table-cell>
          <table:table-cell office:value-type="float" office:value="0.324694">
            <text:p>0,324694</text:p>
          </table:table-cell>
          <table:table-cell/>
        </table:table-row>
        <table:table-row table:style-name="ro1">
          <table:table-cell office:value-type="float" office:value="9.800001">
            <text:p>9,800001</text:p>
          </table:table-cell>
          <table:table-cell office:value-type="float" office:value="0.331681">
            <text:p>0,331681</text:p>
          </table:table-cell>
          <table:table-cell/>
        </table:table-row>
        <table:table-row table:style-name="ro1">
          <table:table-cell office:value-type="float" office:value="9.833334">
            <text:p>9,833334</text:p>
          </table:table-cell>
          <table:table-cell office:value-type="float" office:value="0.313664">
            <text:p>0,313664</text:p>
          </table:table-cell>
          <table:table-cell/>
        </table:table-row>
        <table:table-row table:style-name="ro1">
          <table:table-cell office:value-type="float" office:value="9.866667">
            <text:p>9,866667</text:p>
          </table:table-cell>
          <table:table-cell office:value-type="float" office:value="0.30608">
            <text:p>0,30608</text:p>
          </table:table-cell>
          <table:table-cell/>
        </table:table-row>
        <table:table-row table:style-name="ro1">
          <table:table-cell office:value-type="float" office:value="9.900001">
            <text:p>9,900001</text:p>
          </table:table-cell>
          <table:table-cell office:value-type="float" office:value="0.298888">
            <text:p>0,298888</text:p>
          </table:table-cell>
          <table:table-cell/>
        </table:table-row>
        <table:table-row table:style-name="ro1">
          <table:table-cell office:value-type="float" office:value="9.933334">
            <text:p>9,933334</text:p>
          </table:table-cell>
          <table:table-cell office:value-type="float" office:value="0.298374">
            <text:p>0,298374</text:p>
          </table:table-cell>
          <table:table-cell/>
        </table:table-row>
        <table:table-row table:style-name="ro1">
          <table:table-cell office:value-type="float" office:value="9.966667">
            <text:p>9,966667</text:p>
          </table:table-cell>
          <table:table-cell office:value-type="float" office:value="0.267558">
            <text:p>0,267558</text:p>
          </table:table-cell>
          <table:table-cell/>
        </table:table-row>
        <table:table-row table:style-name="ro1">
          <table:table-cell office:value-type="float" office:value="10.000001">
            <text:p>10,000001</text:p>
          </table:table-cell>
          <table:table-cell office:value-type="float" office:value="0.268517">
            <text:p>0,268517</text:p>
          </table:table-cell>
          <table:table-cell/>
        </table:table-row>
        <table:table-row table:style-name="ro1">
          <table:table-cell office:value-type="float" office:value="10.033334">
            <text:p>10,033334</text:p>
          </table:table-cell>
          <table:table-cell office:value-type="float" office:value="0.258147">
            <text:p>0,258147</text:p>
          </table:table-cell>
          <table:table-cell/>
        </table:table-row>
        <table:table-row table:style-name="ro1">
          <table:table-cell office:value-type="float" office:value="10.066667">
            <text:p>10,066667</text:p>
          </table:table-cell>
          <table:table-cell office:value-type="float" office:value="0.229288">
            <text:p>0,229288</text:p>
          </table:table-cell>
          <table:table-cell/>
        </table:table-row>
        <table:table-row table:style-name="ro1">
          <table:table-cell office:value-type="float" office:value="10.100001">
            <text:p>10,100001</text:p>
          </table:table-cell>
          <table:table-cell office:value-type="float" office:value="0.215337">
            <text:p>0,215337</text:p>
          </table:table-cell>
          <table:table-cell/>
        </table:table-row>
        <table:table-row table:style-name="ro1">
          <table:table-cell office:value-type="float" office:value="10.133334">
            <text:p>10,133334</text:p>
          </table:table-cell>
          <table:table-cell office:value-type="float" office:value="0.207992">
            <text:p>0,207992</text:p>
          </table:table-cell>
          <table:table-cell/>
        </table:table-row>
        <table:table-row table:style-name="ro1">
          <table:table-cell office:value-type="float" office:value="10.166667">
            <text:p>10,166667</text:p>
          </table:table-cell>
          <table:table-cell office:value-type="float" office:value="0.198431">
            <text:p>0,198431</text:p>
          </table:table-cell>
          <table:table-cell/>
        </table:table-row>
        <table:table-row table:style-name="ro1">
          <table:table-cell office:value-type="float" office:value="10.200001">
            <text:p>10,200001</text:p>
          </table:table-cell>
          <table:table-cell office:value-type="float" office:value="0.177061">
            <text:p>0,177061</text:p>
          </table:table-cell>
          <table:table-cell/>
        </table:table-row>
        <table:table-row table:style-name="ro1">
          <table:table-cell office:value-type="float" office:value="10.233334">
            <text:p>10,233334</text:p>
          </table:table-cell>
          <table:table-cell office:value-type="float" office:value="0.163817">
            <text:p>0,163817</text:p>
          </table:table-cell>
          <table:table-cell/>
        </table:table-row>
        <table:table-row table:style-name="ro1">
          <table:table-cell office:value-type="float" office:value="10.266667">
            <text:p>10,266667</text:p>
          </table:table-cell>
          <table:table-cell office:value-type="float" office:value="0.14242">
            <text:p>0,14242</text:p>
          </table:table-cell>
          <table:table-cell/>
        </table:table-row>
        <table:table-row table:style-name="ro1">
          <table:table-cell office:value-type="float" office:value="10.300001">
            <text:p>10,300001</text:p>
          </table:table-cell>
          <table:table-cell office:value-type="float" office:value="0.142069">
            <text:p>0,142069</text:p>
          </table:table-cell>
          <table:table-cell/>
        </table:table-row>
        <table:table-row table:style-name="ro1">
          <table:table-cell office:value-type="float" office:value="10.333334">
            <text:p>10,333334</text:p>
          </table:table-cell>
          <table:table-cell office:value-type="float" office:value="0.139994">
            <text:p>0,139994</text:p>
          </table:table-cell>
          <table:table-cell/>
        </table:table-row>
        <table:table-row table:style-name="ro1">
          <table:table-cell office:value-type="float" office:value="10.366667">
            <text:p>10,366667</text:p>
          </table:table-cell>
          <table:table-cell office:value-type="float" office:value="0.122244">
            <text:p>0,122244</text:p>
          </table:table-cell>
          <table:table-cell/>
        </table:table-row>
        <table:table-row table:style-name="ro1">
          <table:table-cell office:value-type="float" office:value="10.400001">
            <text:p>10,400001</text:p>
          </table:table-cell>
          <table:table-cell office:value-type="float" office:value="0.121399">
            <text:p>0,121399</text:p>
          </table:table-cell>
          <table:table-cell/>
        </table:table-row>
        <table:table-row table:style-name="ro1">
          <table:table-cell office:value-type="float" office:value="10.433334">
            <text:p>10,433334</text:p>
          </table:table-cell>
          <table:table-cell office:value-type="float" office:value="0.107411">
            <text:p>0,107411</text:p>
          </table:table-cell>
          <table:table-cell/>
        </table:table-row>
        <table:table-row table:style-name="ro1">
          <table:table-cell office:value-type="float" office:value="10.466667">
            <text:p>10,466667</text:p>
          </table:table-cell>
          <table:table-cell office:value-type="float" office:value="0.145191">
            <text:p>0,145191</text:p>
          </table:table-cell>
          <table:table-cell/>
        </table:table-row>
        <table:table-row table:style-name="ro1">
          <table:table-cell office:value-type="float" office:value="10.500001">
            <text:p>10,500001</text:p>
          </table:table-cell>
          <table:table-cell office:value-type="float" office:value="0.130352">
            <text:p>0,130352</text:p>
          </table:table-cell>
          <table:table-cell/>
        </table:table-row>
        <table:table-row table:style-name="ro1">
          <table:table-cell office:value-type="float" office:value="10.533334">
            <text:p>10,533334</text:p>
          </table:table-cell>
          <table:table-cell office:value-type="float" office:value="0.152504">
            <text:p>0,152504</text:p>
          </table:table-cell>
          <table:table-cell/>
        </table:table-row>
        <table:table-row table:style-name="ro1">
          <table:table-cell office:value-type="float" office:value="10.566667">
            <text:p>10,566667</text:p>
          </table:table-cell>
          <table:table-cell office:value-type="float" office:value="0.145974">
            <text:p>0,145974</text:p>
          </table:table-cell>
          <table:table-cell/>
        </table:table-row>
        <table:table-row table:style-name="ro1">
          <table:table-cell office:value-type="float" office:value="10.600001">
            <text:p>10,600001</text:p>
          </table:table-cell>
          <table:table-cell office:value-type="float" office:value="0.163322">
            <text:p>0,163322</text:p>
          </table:table-cell>
          <table:table-cell/>
        </table:table-row>
        <table:table-row table:style-name="ro1">
          <table:table-cell office:value-type="float" office:value="10.633334">
            <text:p>10,633334</text:p>
          </table:table-cell>
          <table:table-cell office:value-type="float" office:value="0.155786">
            <text:p>0,155786</text:p>
          </table:table-cell>
          <table:table-cell/>
        </table:table-row>
        <table:table-row table:style-name="ro1">
          <table:table-cell office:value-type="float" office:value="10.666667">
            <text:p>10,666667</text:p>
          </table:table-cell>
          <table:table-cell office:value-type="float" office:value="0.165948">
            <text:p>0,165948</text:p>
          </table:table-cell>
          <table:table-cell/>
        </table:table-row>
        <table:table-row table:style-name="ro1">
          <table:table-cell office:value-type="float" office:value="10.700001">
            <text:p>10,700001</text:p>
          </table:table-cell>
          <table:table-cell office:value-type="float" office:value="0.182087">
            <text:p>0,182087</text:p>
          </table:table-cell>
          <table:table-cell/>
        </table:table-row>
        <table:table-row table:style-name="ro1">
          <table:table-cell office:value-type="float" office:value="10.733334">
            <text:p>10,733334</text:p>
          </table:table-cell>
          <table:table-cell office:value-type="float" office:value="0.197231">
            <text:p>0,197231</text:p>
          </table:table-cell>
          <table:table-cell/>
        </table:table-row>
        <table:table-row table:style-name="ro1">
          <table:table-cell office:value-type="float" office:value="10.766667">
            <text:p>10,766667</text:p>
          </table:table-cell>
          <table:table-cell office:value-type="float" office:value="0.198342">
            <text:p>0,198342</text:p>
          </table:table-cell>
          <table:table-cell/>
        </table:table-row>
        <table:table-row table:style-name="ro1">
          <table:table-cell office:value-type="float" office:value="10.800001">
            <text:p>10,800001</text:p>
          </table:table-cell>
          <table:table-cell office:value-type="float" office:value="0.207331">
            <text:p>0,207331</text:p>
          </table:table-cell>
          <table:table-cell/>
        </table:table-row>
        <table:table-row table:style-name="ro1">
          <table:table-cell office:value-type="float" office:value="10.833334">
            <text:p>10,833334</text:p>
          </table:table-cell>
          <table:table-cell office:value-type="float" office:value="0.232169">
            <text:p>0,232169</text:p>
          </table:table-cell>
          <table:table-cell/>
        </table:table-row>
        <table:table-row table:style-name="ro1">
          <table:table-cell office:value-type="float" office:value="10.866667">
            <text:p>10,866667</text:p>
          </table:table-cell>
          <table:table-cell office:value-type="float" office:value="0.292934">
            <text:p>0,292934</text:p>
          </table:table-cell>
          <table:table-cell/>
        </table:table-row>
        <table:table-row table:style-name="ro1">
          <table:table-cell office:value-type="float" office:value="10.900001">
            <text:p>10,900001</text:p>
          </table:table-cell>
          <table:table-cell office:value-type="float" office:value="0.329452">
            <text:p>0,329452</text:p>
          </table:table-cell>
          <table:table-cell/>
        </table:table-row>
        <table:table-row table:style-name="ro1">
          <table:table-cell office:value-type="float" office:value="10.933334">
            <text:p>10,933334</text:p>
          </table:table-cell>
          <table:table-cell office:value-type="float" office:value="0.330326">
            <text:p>0,330326</text:p>
          </table:table-cell>
          <table:table-cell/>
        </table:table-row>
        <table:table-row table:style-name="ro1">
          <table:table-cell office:value-type="float" office:value="10.966667">
            <text:p>10,966667</text:p>
          </table:table-cell>
          <table:table-cell office:value-type="float" office:value="0.326197">
            <text:p>0,326197</text:p>
          </table:table-cell>
          <table:table-cell/>
        </table:table-row>
        <table:table-row table:style-name="ro1">
          <table:table-cell office:value-type="float" office:value="11.000001">
            <text:p>11,000001</text:p>
          </table:table-cell>
          <table:table-cell office:value-type="float" office:value="0.334341">
            <text:p>0,334341</text:p>
          </table:table-cell>
          <table:table-cell/>
        </table:table-row>
        <table:table-row table:style-name="ro1">
          <table:table-cell office:value-type="float" office:value="11.033334">
            <text:p>11,033334</text:p>
          </table:table-cell>
          <table:table-cell office:value-type="float" office:value="0.332317">
            <text:p>0,332317</text:p>
          </table:table-cell>
          <table:table-cell/>
        </table:table-row>
        <table:table-row table:style-name="ro1">
          <table:table-cell office:value-type="float" office:value="11.066667">
            <text:p>11,066667</text:p>
          </table:table-cell>
          <table:table-cell office:value-type="float" office:value="0.332827">
            <text:p>0,332827</text:p>
          </table:table-cell>
          <table:table-cell/>
        </table:table-row>
        <table:table-row table:style-name="ro1">
          <table:table-cell office:value-type="float" office:value="11.100001">
            <text:p>11,100001</text:p>
          </table:table-cell>
          <table:table-cell office:value-type="float" office:value="0.334842">
            <text:p>0,334842</text:p>
          </table:table-cell>
          <table:table-cell/>
        </table:table-row>
        <table:table-row table:style-name="ro1">
          <table:table-cell office:value-type="float" office:value="11.133334">
            <text:p>11,133334</text:p>
          </table:table-cell>
          <table:table-cell office:value-type="float" office:value="0.343163">
            <text:p>0,343163</text:p>
          </table:table-cell>
          <table:table-cell/>
        </table:table-row>
        <table:table-row table:style-name="ro1">
          <table:table-cell office:value-type="float" office:value="11.166667">
            <text:p>11,166667</text:p>
          </table:table-cell>
          <table:table-cell office:value-type="float" office:value="0.327528">
            <text:p>0,327528</text:p>
          </table:table-cell>
          <table:table-cell/>
        </table:table-row>
        <table:table-row table:style-name="ro1">
          <table:table-cell office:value-type="float" office:value="11.200001">
            <text:p>11,200001</text:p>
          </table:table-cell>
          <table:table-cell office:value-type="float" office:value="0.332695">
            <text:p>0,332695</text:p>
          </table:table-cell>
          <table:table-cell/>
        </table:table-row>
        <table:table-row table:style-name="ro1">
          <table:table-cell office:value-type="float" office:value="11.233334">
            <text:p>11,233334</text:p>
          </table:table-cell>
          <table:table-cell office:value-type="float" office:value="0.335866">
            <text:p>0,335866</text:p>
          </table:table-cell>
          <table:table-cell/>
        </table:table-row>
        <table:table-row table:style-name="ro1">
          <table:table-cell office:value-type="float" office:value="11.266667">
            <text:p>11,266667</text:p>
          </table:table-cell>
          <table:table-cell office:value-type="float" office:value="0.336091">
            <text:p>0,336091</text:p>
          </table:table-cell>
          <table:table-cell/>
        </table:table-row>
        <table:table-row table:style-name="ro1">
          <table:table-cell office:value-type="float" office:value="11.300001">
            <text:p>11,300001</text:p>
          </table:table-cell>
          <table:table-cell office:value-type="float" office:value="0.340921">
            <text:p>0,340921</text:p>
          </table:table-cell>
          <table:table-cell/>
        </table:table-row>
        <table:table-row table:style-name="ro1">
          <table:table-cell office:value-type="float" office:value="11.333334">
            <text:p>11,333334</text:p>
          </table:table-cell>
          <table:table-cell office:value-type="float" office:value="0.343631">
            <text:p>0,343631</text:p>
          </table:table-cell>
          <table:table-cell office:value-type="string">
            <text:p>Mejor sigma encontrada: s=0.001386s</text:p>
          </table:table-cell>
        </table:table-row>
        <table:table-row table:style-name="ro1">
          <table:table-cell office:value-type="float" office:value="11.366667">
            <text:p>11,366667</text:p>
          </table:table-cell>
          <table:table-cell office:value-type="float" office:value="0.328499">
            <text:p>0,328499</text:p>
          </table:table-cell>
          <table:table-cell/>
        </table:table-row>
        <table:table-row table:style-name="ro1">
          <table:table-cell office:value-type="float" office:value="11.400001">
            <text:p>11,400001</text:p>
          </table:table-cell>
          <table:table-cell office:value-type="float" office:value="0.346701">
            <text:p>0,346701</text:p>
          </table:table-cell>
          <table:table-cell/>
        </table:table-row>
        <table:table-row table:style-name="ro1">
          <table:table-cell office:value-type="float" office:value="11.433334">
            <text:p>11,433334</text:p>
          </table:table-cell>
          <table:table-cell office:value-type="float" office:value="0.348971">
            <text:p>0,348971</text:p>
          </table:table-cell>
          <table:table-cell/>
        </table:table-row>
        <table:table-row table:style-name="ro1">
          <table:table-cell office:value-type="float" office:value="11.466667">
            <text:p>11,466667</text:p>
          </table:table-cell>
          <table:table-cell office:value-type="float" office:value="0.355646">
            <text:p>0,355646</text:p>
          </table:table-cell>
          <table:table-cell/>
        </table:table-row>
        <table:table-row table:style-name="ro1">
          <table:table-cell office:value-type="float" office:value="11.500001">
            <text:p>11,500001</text:p>
          </table:table-cell>
          <table:table-cell office:value-type="float" office:value="0.336823">
            <text:p>0,336823</text:p>
          </table:table-cell>
          <table:table-cell/>
        </table:table-row>
        <table:table-row table:style-name="ro1">
          <table:table-cell office:value-type="float" office:value="11.533334">
            <text:p>11,533334</text:p>
          </table:table-cell>
          <table:table-cell office:value-type="float" office:value="0.368069">
            <text:p>0,368069</text:p>
          </table:table-cell>
          <table:table-cell/>
        </table:table-row>
        <table:table-row table:style-name="ro1">
          <table:table-cell office:value-type="float" office:value="11.566667">
            <text:p>11,566667</text:p>
          </table:table-cell>
          <table:table-cell office:value-type="float" office:value="0.356834">
            <text:p>0,356834</text:p>
          </table:table-cell>
          <table:table-cell/>
        </table:table-row>
        <table:table-row table:style-name="ro1">
          <table:table-cell office:value-type="float" office:value="11.600001">
            <text:p>11,600001</text:p>
          </table:table-cell>
          <table:table-cell office:value-type="float" office:value="0.337075">
            <text:p>0,337075</text:p>
          </table:table-cell>
          <table:table-cell/>
        </table:table-row>
        <table:table-row table:style-name="ro1">
          <table:table-cell office:value-type="float" office:value="11.633334">
            <text:p>11,633334</text:p>
          </table:table-cell>
          <table:table-cell office:value-type="float" office:value="0.344177">
            <text:p>0,344177</text:p>
          </table:table-cell>
          <table:table-cell/>
        </table:table-row>
        <table:table-row table:style-name="ro1">
          <table:table-cell office:value-type="float" office:value="11.666667">
            <text:p>11,666667</text:p>
          </table:table-cell>
          <table:table-cell office:value-type="float" office:value="0.3615">
            <text:p>0,3615</text:p>
          </table:table-cell>
          <table:table-cell/>
        </table:table-row>
        <table:table-row table:style-name="ro1">
          <table:table-cell office:value-type="float" office:value="11.700001">
            <text:p>11,700001</text:p>
          </table:table-cell>
          <table:table-cell office:value-type="float" office:value="0.348609">
            <text:p>0,348609</text:p>
          </table:table-cell>
          <table:table-cell/>
        </table:table-row>
        <table:table-row table:style-name="ro1">
          <table:table-cell office:value-type="float" office:value="11.733334">
            <text:p>11,733334</text:p>
          </table:table-cell>
          <table:table-cell office:value-type="float" office:value="0.367586">
            <text:p>0,367586</text:p>
          </table:table-cell>
          <table:table-cell office:value-type="string">
            <text:p>Mejor sigma encontrada: s=0.001764s</text:p>
          </table:table-cell>
        </table:table-row>
        <table:table-row table:style-name="ro1">
          <table:table-cell office:value-type="float" office:value="11.766667">
            <text:p>11,766667</text:p>
          </table:table-cell>
          <table:table-cell office:value-type="float" office:value="0.346086">
            <text:p>0,346086</text:p>
          </table:table-cell>
          <table:table-cell/>
        </table:table-row>
        <table:table-row table:style-name="ro1">
          <table:table-cell office:value-type="float" office:value="11.800001">
            <text:p>11,800001</text:p>
          </table:table-cell>
          <table:table-cell office:value-type="float" office:value="0.354302">
            <text:p>0,354302</text:p>
          </table:table-cell>
          <table:table-cell/>
        </table:table-row>
        <table:table-row table:style-name="ro1">
          <table:table-cell office:value-type="float" office:value="11.833334">
            <text:p>11,833334</text:p>
          </table:table-cell>
          <table:table-cell office:value-type="float" office:value="0.367207">
            <text:p>0,367207</text:p>
          </table:table-cell>
          <table:table-cell/>
        </table:table-row>
        <table:table-row table:style-name="ro1">
          <table:table-cell office:value-type="float" office:value="11.866667">
            <text:p>11,866667</text:p>
          </table:table-cell>
          <table:table-cell office:value-type="float" office:value="0.356825">
            <text:p>0,356825</text:p>
          </table:table-cell>
          <table:table-cell/>
        </table:table-row>
        <table:table-row table:style-name="ro1">
          <table:table-cell office:value-type="float" office:value="11.900001">
            <text:p>11,900001</text:p>
          </table:table-cell>
          <table:table-cell office:value-type="float" office:value="0.359385">
            <text:p>0,359385</text:p>
          </table:table-cell>
          <table:table-cell office:value-type="string">
            <text:p>Mejor sigma encontrada: s=0.001890s</text:p>
          </table:table-cell>
        </table:table-row>
        <table:table-row table:style-name="ro1">
          <table:table-cell office:value-type="float" office:value="11.933334">
            <text:p>11,933334</text:p>
          </table:table-cell>
          <table:table-cell office:value-type="float" office:value="0.355395">
            <text:p>0,355395</text:p>
          </table:table-cell>
          <table:table-cell/>
        </table:table-row>
        <table:table-row table:style-name="ro1">
          <table:table-cell office:value-type="float" office:value="11.966667">
            <text:p>11,966667</text:p>
          </table:table-cell>
          <table:table-cell office:value-type="float" office:value="0.369321">
            <text:p>0,369321</text:p>
          </table:table-cell>
          <table:table-cell/>
        </table:table-row>
        <table:table-row table:style-name="ro1">
          <table:table-cell office:value-type="float" office:value="12.000001">
            <text:p>12,000001</text:p>
          </table:table-cell>
          <table:table-cell office:value-type="float" office:value="0.368854">
            <text:p>0,368854</text:p>
          </table:table-cell>
          <table:table-cell/>
        </table:table-row>
        <table:table-row table:style-name="ro1">
          <table:table-cell office:value-type="float" office:value="12.033334">
            <text:p>12,033334</text:p>
          </table:table-cell>
          <table:table-cell office:value-type="float" office:value="0.35488">
            <text:p>0,35488</text:p>
          </table:table-cell>
          <table:table-cell/>
        </table:table-row>
        <table:table-row table:style-name="ro1">
          <table:table-cell office:value-type="float" office:value="12.066667">
            <text:p>12,066667</text:p>
          </table:table-cell>
          <table:table-cell office:value-type="float" office:value="0.37774">
            <text:p>0,37774</text:p>
          </table:table-cell>
          <table:table-cell/>
        </table:table-row>
        <table:table-row table:style-name="ro1">
          <table:table-cell office:value-type="float" office:value="12.100001">
            <text:p>12,100001</text:p>
          </table:table-cell>
          <table:table-cell office:value-type="float" office:value="0.374709">
            <text:p>0,374709</text:p>
          </table:table-cell>
          <table:table-cell/>
        </table:table-row>
        <table:table-row table:style-name="ro1">
          <table:table-cell office:value-type="float" office:value="12.133334">
            <text:p>12,133334</text:p>
          </table:table-cell>
          <table:table-cell office:value-type="float" office:value="0.356027">
            <text:p>0,356027</text:p>
          </table:table-cell>
          <table:table-cell/>
        </table:table-row>
        <table:table-row table:style-name="ro1">
          <table:table-cell office:value-type="float" office:value="12.166667">
            <text:p>12,166667</text:p>
          </table:table-cell>
          <table:table-cell office:value-type="float" office:value="0.35484">
            <text:p>0,35484</text:p>
          </table:table-cell>
          <table:table-cell/>
        </table:table-row>
        <table:table-row table:style-name="ro1">
          <table:table-cell office:value-type="float" office:value="12.200001">
            <text:p>12,200001</text:p>
          </table:table-cell>
          <table:table-cell office:value-type="float" office:value="0.355401">
            <text:p>0,355401</text:p>
          </table:table-cell>
          <table:table-cell/>
        </table:table-row>
        <table:table-row table:style-name="ro1">
          <table:table-cell office:value-type="float" office:value="12.233334">
            <text:p>12,233334</text:p>
          </table:table-cell>
          <table:table-cell office:value-type="float" office:value="0.361482">
            <text:p>0,361482</text:p>
          </table:table-cell>
          <table:table-cell/>
        </table:table-row>
        <table:table-row table:style-name="ro1">
          <table:table-cell office:value-type="float" office:value="12.266667">
            <text:p>12,266667</text:p>
          </table:table-cell>
          <table:table-cell office:value-type="float" office:value="0.353771">
            <text:p>0,353771</text:p>
          </table:table-cell>
          <table:table-cell/>
        </table:table-row>
        <table:table-row table:style-name="ro1">
          <table:table-cell office:value-type="float" office:value="12.300001">
            <text:p>12,300001</text:p>
          </table:table-cell>
          <table:table-cell office:value-type="float" office:value="0.368857">
            <text:p>0,368857</text:p>
          </table:table-cell>
          <table:table-cell/>
        </table:table-row>
        <table:table-row table:style-name="ro1">
          <table:table-cell office:value-type="float" office:value="12.333334">
            <text:p>12,333334</text:p>
          </table:table-cell>
          <table:table-cell office:value-type="float" office:value="0.362561">
            <text:p>0,362561</text:p>
          </table:table-cell>
          <table:table-cell/>
        </table:table-row>
        <table:table-row table:style-name="ro1">
          <table:table-cell office:value-type="float" office:value="12.366667">
            <text:p>12,366667</text:p>
          </table:table-cell>
          <table:table-cell office:value-type="float" office:value="0.347216">
            <text:p>0,347216</text:p>
          </table:table-cell>
          <table:table-cell/>
        </table:table-row>
        <table:table-row table:style-name="ro1">
          <table:table-cell office:value-type="float" office:value="12.400001">
            <text:p>12,400001</text:p>
          </table:table-cell>
          <table:table-cell office:value-type="float" office:value="0.361152">
            <text:p>0,361152</text:p>
          </table:table-cell>
          <table:table-cell/>
        </table:table-row>
        <table:table-row table:style-name="ro1">
          <table:table-cell office:value-type="float" office:value="12.433334">
            <text:p>12,433334</text:p>
          </table:table-cell>
          <table:table-cell office:value-type="float" office:value="0.359194">
            <text:p>0,359194</text:p>
          </table:table-cell>
          <table:table-cell/>
        </table:table-row>
        <table:table-row table:style-name="ro1">
          <table:table-cell office:value-type="float" office:value="12.466667">
            <text:p>12,466667</text:p>
          </table:table-cell>
          <table:table-cell office:value-type="float" office:value="0.361463">
            <text:p>0,361463</text:p>
          </table:table-cell>
          <table:table-cell/>
        </table:table-row>
        <table:table-row table:style-name="ro1">
          <table:table-cell office:value-type="float" office:value="12.500001">
            <text:p>12,500001</text:p>
          </table:table-cell>
          <table:table-cell office:value-type="float" office:value="0.360015">
            <text:p>0,360015</text:p>
          </table:table-cell>
          <table:table-cell/>
        </table:table-row>
        <table:table-row table:style-name="ro1">
          <table:table-cell office:value-type="float" office:value="12.533334">
            <text:p>12,533334</text:p>
          </table:table-cell>
          <table:table-cell office:value-type="float" office:value="0.37118">
            <text:p>0,37118</text:p>
          </table:table-cell>
          <table:table-cell/>
        </table:table-row>
        <table:table-row table:style-name="ro1">
          <table:table-cell office:value-type="float" office:value="12.566667">
            <text:p>12,566667</text:p>
          </table:table-cell>
          <table:table-cell office:value-type="float" office:value="0.374097">
            <text:p>0,374097</text:p>
          </table:table-cell>
          <table:table-cell office:value-type="string">
            <text:p>Mejor sigma encontrada: s=0.002898s</text:p>
          </table:table-cell>
        </table:table-row>
        <table:table-row table:style-name="ro1">
          <table:table-cell office:value-type="float" office:value="12.600001">
            <text:p>12,600001</text:p>
          </table:table-cell>
          <table:table-cell office:value-type="float" office:value="0.363958">
            <text:p>0,363958</text:p>
          </table:table-cell>
          <table:table-cell/>
        </table:table-row>
        <table:table-row table:style-name="ro1">
          <table:table-cell office:value-type="float" office:value="12.633334">
            <text:p>12,633334</text:p>
          </table:table-cell>
          <table:table-cell office:value-type="float" office:value="0.336172">
            <text:p>0,336172</text:p>
          </table:table-cell>
          <table:table-cell/>
        </table:table-row>
        <table:table-row table:style-name="ro1">
          <table:table-cell office:value-type="float" office:value="12.666667">
            <text:p>12,666667</text:p>
          </table:table-cell>
          <table:table-cell office:value-type="float" office:value="0.331117">
            <text:p>0,331117</text:p>
          </table:table-cell>
          <table:table-cell/>
        </table:table-row>
        <table:table-row table:style-name="ro1">
          <table:table-cell office:value-type="float" office:value="12.700001">
            <text:p>12,700001</text:p>
          </table:table-cell>
          <table:table-cell office:value-type="float" office:value="0.34983">
            <text:p>0,34983</text:p>
          </table:table-cell>
          <table:table-cell/>
        </table:table-row>
        <table:table-row table:style-name="ro1">
          <table:table-cell office:value-type="float" office:value="12.733334">
            <text:p>12,733334</text:p>
          </table:table-cell>
          <table:table-cell office:value-type="float" office:value="0.355159">
            <text:p>0,355159</text:p>
          </table:table-cell>
          <table:table-cell/>
        </table:table-row>
        <table:table-row table:style-name="ro1">
          <table:table-cell office:value-type="float" office:value="12.766667">
            <text:p>12,766667</text:p>
          </table:table-cell>
          <table:table-cell office:value-type="float" office:value="0.348238">
            <text:p>0,348238</text:p>
          </table:table-cell>
          <table:table-cell/>
        </table:table-row>
        <table:table-row table:style-name="ro1">
          <table:table-cell office:value-type="float" office:value="12.800001">
            <text:p>12,800001</text:p>
          </table:table-cell>
          <table:table-cell office:value-type="float" office:value="0.336034">
            <text:p>0,336034</text:p>
          </table:table-cell>
          <table:table-cell/>
        </table:table-row>
        <table:table-row table:style-name="ro1">
          <table:table-cell office:value-type="float" office:value="12.833334">
            <text:p>12,833334</text:p>
          </table:table-cell>
          <table:table-cell office:value-type="float" office:value="0.343206">
            <text:p>0,343206</text:p>
          </table:table-cell>
          <table:table-cell/>
        </table:table-row>
        <table:table-row table:style-name="ro1">
          <table:table-cell office:value-type="float" office:value="12.866667">
            <text:p>12,866667</text:p>
          </table:table-cell>
          <table:table-cell office:value-type="float" office:value="0.350216">
            <text:p>0,350216</text:p>
          </table:table-cell>
          <table:table-cell/>
        </table:table-row>
        <table:table-row table:style-name="ro1">
          <table:table-cell office:value-type="float" office:value="12.900001">
            <text:p>12,900001</text:p>
          </table:table-cell>
          <table:table-cell office:value-type="float" office:value="0.34557">
            <text:p>0,34557</text:p>
          </table:table-cell>
          <table:table-cell/>
        </table:table-row>
        <table:table-row table:style-name="ro1">
          <table:table-cell office:value-type="float" office:value="12.933334">
            <text:p>12,933334</text:p>
          </table:table-cell>
          <table:table-cell office:value-type="float" office:value="0.351946">
            <text:p>0,351946</text:p>
          </table:table-cell>
          <table:table-cell/>
        </table:table-row>
        <table:table-row table:style-name="ro1">
          <table:table-cell office:value-type="float" office:value="12.966667">
            <text:p>12,966667</text:p>
          </table:table-cell>
          <table:table-cell office:value-type="float" office:value="0.34671">
            <text:p>0,34671</text:p>
          </table:table-cell>
          <table:table-cell/>
        </table:table-row>
        <table:table-row table:style-name="ro1">
          <table:table-cell office:value-type="float" office:value="13.000001">
            <text:p>13,000001</text:p>
          </table:table-cell>
          <table:table-cell office:value-type="float" office:value="0.336746">
            <text:p>0,336746</text:p>
          </table:table-cell>
          <table:table-cell/>
        </table:table-row>
        <table:table-row table:style-name="ro1">
          <table:table-cell office:value-type="float" office:value="13.033334">
            <text:p>13,033334</text:p>
          </table:table-cell>
          <table:table-cell office:value-type="float" office:value="0.339658">
            <text:p>0,339658</text:p>
          </table:table-cell>
          <table:table-cell/>
        </table:table-row>
        <table:table-row table:style-name="ro1">
          <table:table-cell office:value-type="float" office:value="13.066667">
            <text:p>13,066667</text:p>
          </table:table-cell>
          <table:table-cell office:value-type="float" office:value="0.341384">
            <text:p>0,341384</text:p>
          </table:table-cell>
          <table:table-cell/>
        </table:table-row>
        <table:table-row table:style-name="ro1">
          <table:table-cell office:value-type="float" office:value="13.100001">
            <text:p>13,100001</text:p>
          </table:table-cell>
          <table:table-cell office:value-type="float" office:value="0.335829">
            <text:p>0,335829</text:p>
          </table:table-cell>
          <table:table-cell/>
        </table:table-row>
        <table:table-row table:style-name="ro1">
          <table:table-cell office:value-type="float" office:value="13.133334">
            <text:p>13,133334</text:p>
          </table:table-cell>
          <table:table-cell office:value-type="float" office:value="0.338422">
            <text:p>0,338422</text:p>
          </table:table-cell>
          <table:table-cell/>
        </table:table-row>
        <table:table-row table:style-name="ro1">
          <table:table-cell office:value-type="float" office:value="13.166667">
            <text:p>13,166667</text:p>
          </table:table-cell>
          <table:table-cell office:value-type="float" office:value="0.336606">
            <text:p>0,336606</text:p>
          </table:table-cell>
          <table:table-cell/>
        </table:table-row>
        <table:table-row table:style-name="ro1">
          <table:table-cell office:value-type="float" office:value="13.200001">
            <text:p>13,200001</text:p>
          </table:table-cell>
          <table:table-cell office:value-type="float" office:value="0.335949">
            <text:p>0,335949</text:p>
          </table:table-cell>
          <table:table-cell/>
        </table:table-row>
        <table:table-row table:style-name="ro1">
          <table:table-cell office:value-type="float" office:value="13.233334">
            <text:p>13,233334</text:p>
          </table:table-cell>
          <table:table-cell office:value-type="float" office:value="0.326714">
            <text:p>0,326714</text:p>
          </table:table-cell>
          <table:table-cell/>
        </table:table-row>
        <table:table-row table:style-name="ro1">
          <table:table-cell office:value-type="float" office:value="13.266667">
            <text:p>13,266667</text:p>
          </table:table-cell>
          <table:table-cell office:value-type="float" office:value="0.341578">
            <text:p>0,341578</text:p>
          </table:table-cell>
          <table:table-cell/>
        </table:table-row>
        <table:table-row table:style-name="ro1">
          <table:table-cell office:value-type="float" office:value="13.300001">
            <text:p>13,300001</text:p>
          </table:table-cell>
          <table:table-cell office:value-type="float" office:value="0.350371">
            <text:p>0,350371</text:p>
          </table:table-cell>
          <table:table-cell/>
        </table:table-row>
        <table:table-row table:style-name="ro1">
          <table:table-cell office:value-type="float" office:value="13.333334">
            <text:p>13,333334</text:p>
          </table:table-cell>
          <table:table-cell office:value-type="float" office:value="0.335483">
            <text:p>0,335483</text:p>
          </table:table-cell>
          <table:table-cell/>
        </table:table-row>
        <table:table-row table:style-name="ro1">
          <table:table-cell office:value-type="float" office:value="13.366667">
            <text:p>13,366667</text:p>
          </table:table-cell>
          <table:table-cell office:value-type="float" office:value="0.342799">
            <text:p>0,342799</text:p>
          </table:table-cell>
          <table:table-cell/>
        </table:table-row>
        <table:table-row table:style-name="ro1">
          <table:table-cell office:value-type="float" office:value="13.400001">
            <text:p>13,400001</text:p>
          </table:table-cell>
          <table:table-cell office:value-type="float" office:value="0.343679">
            <text:p>0,343679</text:p>
          </table:table-cell>
          <table:table-cell/>
        </table:table-row>
        <table:table-row table:style-name="ro1">
          <table:table-cell office:value-type="float" office:value="13.433334">
            <text:p>13,433334</text:p>
          </table:table-cell>
          <table:table-cell office:value-type="float" office:value="0.358534">
            <text:p>0,358534</text:p>
          </table:table-cell>
          <table:table-cell/>
        </table:table-row>
        <table:table-row table:style-name="ro1">
          <table:table-cell office:value-type="float" office:value="13.466667">
            <text:p>13,466667</text:p>
          </table:table-cell>
          <table:table-cell office:value-type="float" office:value="0.336703">
            <text:p>0,336703</text:p>
          </table:table-cell>
          <table:table-cell office:value-type="string">
            <text:p>Se agrega la gaussiana al control: Amp=205.7872nm s=0.002898s to=0.016927s</text:p>
          </table:table-cell>
        </table:table-row>
        <table:table-row table:style-name="ro1">
          <table:table-cell office:value-type="float" office:value="13.500001">
            <text:p>13,500001</text:p>
          </table:table-cell>
          <table:table-cell office:value-type="float" office:value="0.243264">
            <text:p>0,243264</text:p>
          </table:table-cell>
          <table:table-cell office:value-type="string">
            <text:p>Generando nueva Gausiana: Amp=106.0420nm <text:s/>s=0.00610s</text:p>
          </table:table-cell>
        </table:table-row>
        <table:table-row table:style-name="ro1">
          <table:table-cell office:value-type="float" office:value="13.533334">
            <text:p>13,533334</text:p>
          </table:table-cell>
          <table:table-cell office:value-type="float" office:value="0.32685">
            <text:p>0,32685</text:p>
          </table:table-cell>
          <table:table-cell/>
        </table:table-row>
        <table:table-row table:style-name="ro1">
          <table:table-cell office:value-type="float" office:value="13.566667">
            <text:p>13,566667</text:p>
          </table:table-cell>
          <table:table-cell office:value-type="float" office:value="0.31039">
            <text:p>0,31039</text:p>
          </table:table-cell>
          <table:table-cell/>
        </table:table-row>
        <table:table-row table:style-name="ro1">
          <table:table-cell office:value-type="float" office:value="13.600001">
            <text:p>13,600001</text:p>
          </table:table-cell>
          <table:table-cell office:value-type="float" office:value="0.31349">
            <text:p>0,31349</text:p>
          </table:table-cell>
          <table:table-cell/>
        </table:table-row>
        <table:table-row table:style-name="ro1">
          <table:table-cell office:value-type="float" office:value="13.633334">
            <text:p>13,633334</text:p>
          </table:table-cell>
          <table:table-cell office:value-type="float" office:value="0.317813">
            <text:p>0,317813</text:p>
          </table:table-cell>
          <table:table-cell/>
        </table:table-row>
        <table:table-row table:style-name="ro1">
          <table:table-cell office:value-type="float" office:value="13.666667">
            <text:p>13,666667</text:p>
          </table:table-cell>
          <table:table-cell office:value-type="float" office:value="0.317909">
            <text:p>0,317909</text:p>
          </table:table-cell>
          <table:table-cell/>
        </table:table-row>
        <table:table-row table:style-name="ro1">
          <table:table-cell office:value-type="float" office:value="13.700001">
            <text:p>13,700001</text:p>
          </table:table-cell>
          <table:table-cell office:value-type="float" office:value="0.295953">
            <text:p>0,295953</text:p>
          </table:table-cell>
          <table:table-cell/>
        </table:table-row>
        <table:table-row table:style-name="ro1">
          <table:table-cell office:value-type="float" office:value="13.733334">
            <text:p>13,733334</text:p>
          </table:table-cell>
          <table:table-cell office:value-type="float" office:value="0.303673">
            <text:p>0,303673</text:p>
          </table:table-cell>
          <table:table-cell/>
        </table:table-row>
        <table:table-row table:style-name="ro1">
          <table:table-cell office:value-type="float" office:value="13.766667">
            <text:p>13,766667</text:p>
          </table:table-cell>
          <table:table-cell office:value-type="float" office:value="0.309114">
            <text:p>0,309114</text:p>
          </table:table-cell>
          <table:table-cell/>
        </table:table-row>
        <table:table-row table:style-name="ro1">
          <table:table-cell office:value-type="float" office:value="13.800001">
            <text:p>13,800001</text:p>
          </table:table-cell>
          <table:table-cell office:value-type="float" office:value="0.322037">
            <text:p>0,322037</text:p>
          </table:table-cell>
          <table:table-cell/>
        </table:table-row>
        <table:table-row table:style-name="ro1">
          <table:table-cell office:value-type="float" office:value="13.833334">
            <text:p>13,833334</text:p>
          </table:table-cell>
          <table:table-cell office:value-type="float" office:value="0.313886">
            <text:p>0,313886</text:p>
          </table:table-cell>
          <table:table-cell/>
        </table:table-row>
        <table:table-row table:style-name="ro1">
          <table:table-cell office:value-type="float" office:value="13.866667">
            <text:p>13,866667</text:p>
          </table:table-cell>
          <table:table-cell office:value-type="float" office:value="0.291915">
            <text:p>0,291915</text:p>
          </table:table-cell>
          <table:table-cell/>
        </table:table-row>
        <table:table-row table:style-name="ro1">
          <table:table-cell office:value-type="float" office:value="13.900001">
            <text:p>13,900001</text:p>
          </table:table-cell>
          <table:table-cell office:value-type="float" office:value="0.310461">
            <text:p>0,310461</text:p>
          </table:table-cell>
          <table:table-cell/>
        </table:table-row>
        <table:table-row table:style-name="ro1">
          <table:table-cell office:value-type="float" office:value="13.933334">
            <text:p>13,933334</text:p>
          </table:table-cell>
          <table:table-cell office:value-type="float" office:value="0.314431">
            <text:p>0,314431</text:p>
          </table:table-cell>
          <table:table-cell/>
        </table:table-row>
        <table:table-row table:style-name="ro1">
          <table:table-cell office:value-type="float" office:value="13.966667">
            <text:p>13,966667</text:p>
          </table:table-cell>
          <table:table-cell office:value-type="float" office:value="0.307497">
            <text:p>0,307497</text:p>
          </table:table-cell>
          <table:table-cell/>
        </table:table-row>
        <table:table-row table:style-name="ro1">
          <table:table-cell office:value-type="float" office:value="14.000001">
            <text:p>14,000001</text:p>
          </table:table-cell>
          <table:table-cell office:value-type="float" office:value="0.290733">
            <text:p>0,290733</text:p>
          </table:table-cell>
          <table:table-cell/>
        </table:table-row>
        <table:table-row table:style-name="ro1">
          <table:table-cell office:value-type="float" office:value="14.033334">
            <text:p>14,033334</text:p>
          </table:table-cell>
          <table:table-cell office:value-type="float" office:value="0.303523">
            <text:p>0,303523</text:p>
          </table:table-cell>
          <table:table-cell/>
        </table:table-row>
        <table:table-row table:style-name="ro1">
          <table:table-cell office:value-type="float" office:value="14.066667">
            <text:p>14,066667</text:p>
          </table:table-cell>
          <table:table-cell office:value-type="float" office:value="0.308801">
            <text:p>0,308801</text:p>
          </table:table-cell>
          <table:table-cell/>
        </table:table-row>
        <table:table-row table:style-name="ro1">
          <table:table-cell office:value-type="float" office:value="14.100001">
            <text:p>14,100001</text:p>
          </table:table-cell>
          <table:table-cell office:value-type="float" office:value="0.29444">
            <text:p>0,29444</text:p>
          </table:table-cell>
          <table:table-cell/>
        </table:table-row>
        <table:table-row table:style-name="ro1">
          <table:table-cell office:value-type="float" office:value="14.133334">
            <text:p>14,133334</text:p>
          </table:table-cell>
          <table:table-cell office:value-type="float" office:value="0.312782">
            <text:p>0,312782</text:p>
          </table:table-cell>
          <table:table-cell/>
        </table:table-row>
        <table:table-row table:style-name="ro1">
          <table:table-cell office:value-type="float" office:value="14.166667">
            <text:p>14,166667</text:p>
          </table:table-cell>
          <table:table-cell office:value-type="float" office:value="0.294043">
            <text:p>0,294043</text:p>
          </table:table-cell>
          <table:table-cell/>
        </table:table-row>
        <table:table-row table:style-name="ro1">
          <table:table-cell office:value-type="float" office:value="14.200001">
            <text:p>14,200001</text:p>
          </table:table-cell>
          <table:table-cell office:value-type="float" office:value="0.301214">
            <text:p>0,301214</text:p>
          </table:table-cell>
          <table:table-cell/>
        </table:table-row>
        <table:table-row table:style-name="ro1">
          <table:table-cell office:value-type="float" office:value="14.233334">
            <text:p>14,233334</text:p>
          </table:table-cell>
          <table:table-cell office:value-type="float" office:value="0.305874">
            <text:p>0,305874</text:p>
          </table:table-cell>
          <table:table-cell/>
        </table:table-row>
        <table:table-row table:style-name="ro1">
          <table:table-cell office:value-type="float" office:value="14.266667">
            <text:p>14,266667</text:p>
          </table:table-cell>
          <table:table-cell office:value-type="float" office:value="0.295311">
            <text:p>0,295311</text:p>
          </table:table-cell>
          <table:table-cell/>
        </table:table-row>
        <table:table-row table:style-name="ro1">
          <table:table-cell office:value-type="float" office:value="14.300001">
            <text:p>14,300001</text:p>
          </table:table-cell>
          <table:table-cell office:value-type="float" office:value="0.283734">
            <text:p>0,283734</text:p>
          </table:table-cell>
          <table:table-cell/>
        </table:table-row>
        <table:table-row table:style-name="ro1">
          <table:table-cell office:value-type="float" office:value="14.333334">
            <text:p>14,333334</text:p>
          </table:table-cell>
          <table:table-cell office:value-type="float" office:value="0.295517">
            <text:p>0,295517</text:p>
          </table:table-cell>
          <table:table-cell/>
        </table:table-row>
        <table:table-row table:style-name="ro1">
          <table:table-cell office:value-type="float" office:value="14.366667">
            <text:p>14,366667</text:p>
          </table:table-cell>
          <table:table-cell office:value-type="float" office:value="0.289752">
            <text:p>0,289752</text:p>
          </table:table-cell>
          <table:table-cell/>
        </table:table-row>
        <table:table-row table:style-name="ro1">
          <table:table-cell office:value-type="float" office:value="14.400001">
            <text:p>14,400001</text:p>
          </table:table-cell>
          <table:table-cell office:value-type="float" office:value="0.295861">
            <text:p>0,295861</text:p>
          </table:table-cell>
          <table:table-cell/>
        </table:table-row>
        <table:table-row table:style-name="ro1">
          <table:table-cell office:value-type="float" office:value="14.433334">
            <text:p>14,433334</text:p>
          </table:table-cell>
          <table:table-cell office:value-type="float" office:value="0.294444">
            <text:p>0,294444</text:p>
          </table:table-cell>
          <table:table-cell/>
        </table:table-row>
        <table:table-row table:style-name="ro1">
          <table:table-cell office:value-type="float" office:value="14.466667">
            <text:p>14,466667</text:p>
          </table:table-cell>
          <table:table-cell office:value-type="float" office:value="0.296797">
            <text:p>0,296797</text:p>
          </table:table-cell>
          <table:table-cell/>
        </table:table-row>
        <table:table-row table:style-name="ro1">
          <table:table-cell office:value-type="float" office:value="14.500001">
            <text:p>14,500001</text:p>
          </table:table-cell>
          <table:table-cell office:value-type="float" office:value="0.290609">
            <text:p>0,290609</text:p>
          </table:table-cell>
          <table:table-cell/>
        </table:table-row>
        <table:table-row table:style-name="ro1">
          <table:table-cell office:value-type="float" office:value="14.533334">
            <text:p>14,533334</text:p>
          </table:table-cell>
          <table:table-cell office:value-type="float" office:value="0.299649">
            <text:p>0,299649</text:p>
          </table:table-cell>
          <table:table-cell/>
        </table:table-row>
        <table:table-row table:style-name="ro1">
          <table:table-cell office:value-type="float" office:value="14.566667">
            <text:p>14,566667</text:p>
          </table:table-cell>
          <table:table-cell office:value-type="float" office:value="0.29916">
            <text:p>0,29916</text:p>
          </table:table-cell>
          <table:table-cell/>
        </table:table-row>
        <table:table-row table:style-name="ro1">
          <table:table-cell office:value-type="float" office:value="14.600001">
            <text:p>14,600001</text:p>
          </table:table-cell>
          <table:table-cell office:value-type="float" office:value="0.304564">
            <text:p>0,304564</text:p>
          </table:table-cell>
          <table:table-cell/>
        </table:table-row>
        <table:table-row table:style-name="ro1">
          <table:table-cell office:value-type="float" office:value="14.633334">
            <text:p>14,633334</text:p>
          </table:table-cell>
          <table:table-cell office:value-type="float" office:value="0.279325">
            <text:p>0,279325</text:p>
          </table:table-cell>
          <table:table-cell/>
        </table:table-row>
        <table:table-row table:style-name="ro1">
          <table:table-cell office:value-type="float" office:value="14.666667">
            <text:p>14,666667</text:p>
          </table:table-cell>
          <table:table-cell office:value-type="float" office:value="0.282334">
            <text:p>0,282334</text:p>
          </table:table-cell>
          <table:table-cell/>
        </table:table-row>
        <table:table-row table:style-name="ro1">
          <table:table-cell office:value-type="float" office:value="14.700001">
            <text:p>14,700001</text:p>
          </table:table-cell>
          <table:table-cell office:value-type="float" office:value="0.301052">
            <text:p>0,301052</text:p>
          </table:table-cell>
          <table:table-cell/>
        </table:table-row>
        <table:table-row table:style-name="ro1">
          <table:table-cell office:value-type="float" office:value="14.733334">
            <text:p>14,733334</text:p>
          </table:table-cell>
          <table:table-cell office:value-type="float" office:value="0.305286">
            <text:p>0,305286</text:p>
          </table:table-cell>
          <table:table-cell/>
        </table:table-row>
        <table:table-row table:style-name="ro1">
          <table:table-cell office:value-type="float" office:value="14.766667">
            <text:p>14,766667</text:p>
          </table:table-cell>
          <table:table-cell office:value-type="float" office:value="0.298613">
            <text:p>0,298613</text:p>
          </table:table-cell>
          <table:table-cell/>
        </table:table-row>
        <table:table-row table:style-name="ro1">
          <table:table-cell office:value-type="float" office:value="14.800001">
            <text:p>14,800001</text:p>
          </table:table-cell>
          <table:table-cell office:value-type="float" office:value="0.288242">
            <text:p>0,288242</text:p>
          </table:table-cell>
          <table:table-cell/>
        </table:table-row>
        <table:table-row table:style-name="ro1">
          <table:table-cell office:value-type="float" office:value="14.833334">
            <text:p>14,833334</text:p>
          </table:table-cell>
          <table:table-cell office:value-type="float" office:value="0.302261">
            <text:p>0,302261</text:p>
          </table:table-cell>
          <table:table-cell/>
        </table:table-row>
        <table:table-row table:style-name="ro1">
          <table:table-cell office:value-type="float" office:value="14.866667">
            <text:p>14,866667</text:p>
          </table:table-cell>
          <table:table-cell office:value-type="float" office:value="0.302842">
            <text:p>0,302842</text:p>
          </table:table-cell>
          <table:table-cell/>
        </table:table-row>
        <table:table-row table:style-name="ro1">
          <table:table-cell office:value-type="float" office:value="14.900001">
            <text:p>14,900001</text:p>
          </table:table-cell>
          <table:table-cell office:value-type="float" office:value="0.281702">
            <text:p>0,281702</text:p>
          </table:table-cell>
          <table:table-cell/>
        </table:table-row>
        <table:table-row table:style-name="ro1">
          <table:table-cell office:value-type="float" office:value="14.933334">
            <text:p>14,933334</text:p>
          </table:table-cell>
          <table:table-cell office:value-type="float" office:value="0.293001">
            <text:p>0,293001</text:p>
          </table:table-cell>
          <table:table-cell/>
        </table:table-row>
        <table:table-row table:style-name="ro1">
          <table:table-cell office:value-type="float" office:value="14.966667">
            <text:p>14,966667</text:p>
          </table:table-cell>
          <table:table-cell office:value-type="float" office:value="0.315578">
            <text:p>0,315578</text:p>
          </table:table-cell>
          <table:table-cell/>
        </table:table-row>
        <table:table-row table:style-name="ro1">
          <table:table-cell office:value-type="float" office:value="15.000001">
            <text:p>15,000001</text:p>
          </table:table-cell>
          <table:table-cell office:value-type="float" office:value="0.323095">
            <text:p>0,323095</text:p>
          </table:table-cell>
          <table:table-cell/>
        </table:table-row>
        <table:table-row table:style-name="ro1">
          <table:table-cell office:value-type="float" office:value="15.033334">
            <text:p>15,033334</text:p>
          </table:table-cell>
          <table:table-cell office:value-type="float" office:value="0.303865">
            <text:p>0,303865</text:p>
          </table:table-cell>
          <table:table-cell/>
        </table:table-row>
        <table:table-row table:style-name="ro1">
          <table:table-cell office:value-type="float" office:value="15.066667">
            <text:p>15,066667</text:p>
          </table:table-cell>
          <table:table-cell office:value-type="float" office:value="0.311039">
            <text:p>0,311039</text:p>
          </table:table-cell>
          <table:table-cell/>
        </table:table-row>
        <table:table-row table:style-name="ro1">
          <table:table-cell office:value-type="float" office:value="15.100001">
            <text:p>15,100001</text:p>
          </table:table-cell>
          <table:table-cell office:value-type="float" office:value="0.305894">
            <text:p>0,305894</text:p>
          </table:table-cell>
          <table:table-cell/>
        </table:table-row>
        <table:table-row table:style-name="ro1">
          <table:table-cell office:value-type="float" office:value="15.133334">
            <text:p>15,133334</text:p>
          </table:table-cell>
          <table:table-cell office:value-type="float" office:value="0.318353">
            <text:p>0,318353</text:p>
          </table:table-cell>
          <table:table-cell/>
        </table:table-row>
        <table:table-row table:style-name="ro1">
          <table:table-cell office:value-type="float" office:value="15.166667">
            <text:p>15,166667</text:p>
          </table:table-cell>
          <table:table-cell office:value-type="float" office:value="0.312511">
            <text:p>0,312511</text:p>
          </table:table-cell>
          <table:table-cell/>
        </table:table-row>
        <table:table-row table:style-name="ro1">
          <table:table-cell office:value-type="float" office:value="15.200001">
            <text:p>15,200001</text:p>
          </table:table-cell>
          <table:table-cell office:value-type="float" office:value="0.300769">
            <text:p>0,300769</text:p>
          </table:table-cell>
          <table:table-cell/>
        </table:table-row>
        <table:table-row table:style-name="ro1">
          <table:table-cell office:value-type="float" office:value="15.233334">
            <text:p>15,233334</text:p>
          </table:table-cell>
          <table:table-cell office:value-type="float" office:value="0.310923">
            <text:p>0,310923</text:p>
          </table:table-cell>
          <table:table-cell office:value-type="string">
            <text:p>Generando nueva Gausiana: Amp=-501.7866nm <text:s/>s=0.00825s</text:p>
          </table:table-cell>
        </table:table-row>
        <table:table-row table:style-name="ro1">
          <table:table-cell office:value-type="float" office:value="15.266667">
            <text:p>15,266667</text:p>
          </table:table-cell>
          <table:table-cell office:value-type="float" office:value="0.198976">
            <text:p>0,198976</text:p>
          </table:table-cell>
          <table:table-cell/>
        </table:table-row>
        <table:table-row table:style-name="ro1">
          <table:table-cell office:value-type="float" office:value="15.300001">
            <text:p>15,300001</text:p>
          </table:table-cell>
          <table:table-cell office:value-type="float" office:value="0.199084">
            <text:p>0,199084</text:p>
          </table:table-cell>
          <table:table-cell/>
        </table:table-row>
        <table:table-row table:style-name="ro1">
          <table:table-cell office:value-type="float" office:value="15.333334">
            <text:p>15,333334</text:p>
          </table:table-cell>
          <table:table-cell office:value-type="float" office:value="0.184884">
            <text:p>0,184884</text:p>
          </table:table-cell>
          <table:table-cell/>
        </table:table-row>
        <table:table-row table:style-name="ro1">
          <table:table-cell office:value-type="float" office:value="15.366667">
            <text:p>15,366667</text:p>
          </table:table-cell>
          <table:table-cell office:value-type="float" office:value="0.195423">
            <text:p>0,195423</text:p>
          </table:table-cell>
          <table:table-cell/>
        </table:table-row>
        <table:table-row table:style-name="ro1">
          <table:table-cell office:value-type="float" office:value="15.400001">
            <text:p>15,400001</text:p>
          </table:table-cell>
          <table:table-cell office:value-type="float" office:value="0.185103">
            <text:p>0,185103</text:p>
          </table:table-cell>
          <table:table-cell/>
        </table:table-row>
        <table:table-row table:style-name="ro1">
          <table:table-cell office:value-type="float" office:value="15.433334">
            <text:p>15,433334</text:p>
          </table:table-cell>
          <table:table-cell office:value-type="float" office:value="0.170942">
            <text:p>0,170942</text:p>
          </table:table-cell>
          <table:table-cell/>
        </table:table-row>
        <table:table-row table:style-name="ro1">
          <table:table-cell office:value-type="float" office:value="15.466667">
            <text:p>15,466667</text:p>
          </table:table-cell>
          <table:table-cell office:value-type="float" office:value="0.15956">
            <text:p>0,15956</text:p>
          </table:table-cell>
          <table:table-cell/>
        </table:table-row>
        <table:table-row table:style-name="ro1">
          <table:table-cell office:value-type="float" office:value="15.500001">
            <text:p>15,500001</text:p>
          </table:table-cell>
          <table:table-cell office:value-type="float" office:value="0.15807">
            <text:p>0,15807</text:p>
          </table:table-cell>
          <table:table-cell/>
        </table:table-row>
        <table:table-row table:style-name="ro1">
          <table:table-cell office:value-type="float" office:value="15.533334">
            <text:p>15,533334</text:p>
          </table:table-cell>
          <table:table-cell office:value-type="float" office:value="0.170249">
            <text:p>0,170249</text:p>
          </table:table-cell>
          <table:table-cell/>
        </table:table-row>
        <table:table-row table:style-name="ro1">
          <table:table-cell office:value-type="float" office:value="15.566667">
            <text:p>15,566667</text:p>
          </table:table-cell>
          <table:table-cell office:value-type="float" office:value="0.13353">
            <text:p>0,13353</text:p>
          </table:table-cell>
          <table:table-cell/>
        </table:table-row>
        <table:table-row table:style-name="ro1">
          <table:table-cell office:value-type="float" office:value="15.600001">
            <text:p>15,600001</text:p>
          </table:table-cell>
          <table:table-cell office:value-type="float" office:value="0.143981">
            <text:p>0,143981</text:p>
          </table:table-cell>
          <table:table-cell/>
        </table:table-row>
        <table:table-row table:style-name="ro1">
          <table:table-cell office:value-type="float" office:value="15.633334">
            <text:p>15,633334</text:p>
          </table:table-cell>
          <table:table-cell office:value-type="float" office:value="0.121369">
            <text:p>0,121369</text:p>
          </table:table-cell>
          <table:table-cell/>
        </table:table-row>
        <table:table-row table:style-name="ro1">
          <table:table-cell office:value-type="float" office:value="15.666667">
            <text:p>15,666667</text:p>
          </table:table-cell>
          <table:table-cell office:value-type="float" office:value="0.125419">
            <text:p>0,125419</text:p>
          </table:table-cell>
          <table:table-cell/>
        </table:table-row>
        <table:table-row table:style-name="ro1">
          <table:table-cell office:value-type="float" office:value="15.700001">
            <text:p>15,700001</text:p>
          </table:table-cell>
          <table:table-cell office:value-type="float" office:value="0.13783">
            <text:p>0,13783</text:p>
          </table:table-cell>
          <table:table-cell/>
        </table:table-row>
        <table:table-row table:style-name="ro1">
          <table:table-cell office:value-type="float" office:value="15.733334">
            <text:p>15,733334</text:p>
          </table:table-cell>
          <table:table-cell office:value-type="float" office:value="0.121799">
            <text:p>0,121799</text:p>
          </table:table-cell>
          <table:table-cell/>
        </table:table-row>
        <table:table-row table:style-name="ro1">
          <table:table-cell office:value-type="float" office:value="15.766667">
            <text:p>15,766667</text:p>
          </table:table-cell>
          <table:table-cell office:value-type="float" office:value="0.110843">
            <text:p>0,110843</text:p>
          </table:table-cell>
          <table:table-cell/>
        </table:table-row>
        <table:table-row table:style-name="ro1">
          <table:table-cell office:value-type="float" office:value="15.800001">
            <text:p>15,800001</text:p>
          </table:table-cell>
          <table:table-cell office:value-type="float" office:value="0.093762">
            <text:p>0,093762</text:p>
          </table:table-cell>
          <table:table-cell/>
        </table:table-row>
        <table:table-row table:style-name="ro1">
          <table:table-cell office:value-type="float" office:value="15.833334">
            <text:p>15,833334</text:p>
          </table:table-cell>
          <table:table-cell office:value-type="float" office:value="0.057303">
            <text:p>0,057303</text:p>
          </table:table-cell>
          <table:table-cell/>
        </table:table-row>
        <table:table-row table:style-name="ro1">
          <table:table-cell office:value-type="float" office:value="15.866667">
            <text:p>15,866667</text:p>
          </table:table-cell>
          <table:table-cell office:value-type="float" office:value="0.037883">
            <text:p>0,037883</text:p>
          </table:table-cell>
          <table:table-cell/>
        </table:table-row>
        <table:table-row table:style-name="ro1">
          <table:table-cell office:value-type="float" office:value="15.900001">
            <text:p>15,900001</text:p>
          </table:table-cell>
          <table:table-cell office:value-type="float" office:value="0.026811">
            <text:p>0,026811</text:p>
          </table:table-cell>
          <table:table-cell/>
        </table:table-row>
        <table:table-row table:style-name="ro1">
          <table:table-cell office:value-type="float" office:value="15.933334">
            <text:p>15,933334</text:p>
          </table:table-cell>
          <table:table-cell office:value-type="float" office:value="0.025365">
            <text:p>0,025365</text:p>
          </table:table-cell>
          <table:table-cell/>
        </table:table-row>
        <table:table-row table:style-name="ro1">
          <table:table-cell office:value-type="float" office:value="15.966667">
            <text:p>15,966667</text:p>
          </table:table-cell>
          <table:table-cell office:value-type="float" office:value="0.00393">
            <text:p>0,00393</text:p>
          </table:table-cell>
          <table:table-cell/>
        </table:table-row>
        <table:table-row table:style-name="ro1">
          <table:table-cell office:value-type="float" office:value="16.000001">
            <text:p>16,000001</text:p>
          </table:table-cell>
          <table:table-cell office:value-type="float" office:value="0.043545">
            <text:p>0,043545</text:p>
          </table:table-cell>
          <table:table-cell/>
        </table:table-row>
        <table:table-row table:style-name="ro1">
          <table:table-cell office:value-type="float" office:value="16.033334">
            <text:p>16,033334</text:p>
          </table:table-cell>
          <table:table-cell office:value-type="float" office:value="0.045075">
            <text:p>0,045075</text:p>
          </table:table-cell>
          <table:table-cell/>
        </table:table-row>
        <table:table-row table:style-name="ro1">
          <table:table-cell office:value-type="float" office:value="16.066668">
            <text:p>16,066668</text:p>
          </table:table-cell>
          <table:table-cell office:value-type="float" office:value="0.059516">
            <text:p>0,059516</text:p>
          </table:table-cell>
          <table:table-cell/>
        </table:table-row>
        <table:table-row table:style-name="ro1">
          <table:table-cell office:value-type="float" office:value="16.100001">
            <text:p>16,100001</text:p>
          </table:table-cell>
          <table:table-cell office:value-type="float" office:value="0.05861">
            <text:p>0,05861</text:p>
          </table:table-cell>
          <table:table-cell/>
        </table:table-row>
        <table:table-row table:style-name="ro1">
          <table:table-cell office:value-type="float" office:value="16.133334">
            <text:p>16,133334</text:p>
          </table:table-cell>
          <table:table-cell office:value-type="float" office:value="0.069065">
            <text:p>0,069065</text:p>
          </table:table-cell>
          <table:table-cell/>
        </table:table-row>
        <table:table-row table:style-name="ro1">
          <table:table-cell office:value-type="float" office:value="16.166668">
            <text:p>16,166668</text:p>
          </table:table-cell>
          <table:table-cell office:value-type="float" office:value="0.059729">
            <text:p>0,059729</text:p>
          </table:table-cell>
          <table:table-cell/>
        </table:table-row>
        <table:table-row table:style-name="ro1">
          <table:table-cell office:value-type="float" office:value="16.200001">
            <text:p>16,200001</text:p>
          </table:table-cell>
          <table:table-cell office:value-type="float" office:value="0.060484">
            <text:p>0,060484</text:p>
          </table:table-cell>
          <table:table-cell/>
        </table:table-row>
        <table:table-row table:style-name="ro1">
          <table:table-cell office:value-type="float" office:value="16.233334">
            <text:p>16,233334</text:p>
          </table:table-cell>
          <table:table-cell office:value-type="float" office:value="0.044154">
            <text:p>0,044154</text:p>
          </table:table-cell>
          <table:table-cell/>
        </table:table-row>
        <table:table-row table:style-name="ro1">
          <table:table-cell office:value-type="float" office:value="16.266668">
            <text:p>16,266668</text:p>
          </table:table-cell>
          <table:table-cell office:value-type="float" office:value="0.029302">
            <text:p>0,029302</text:p>
          </table:table-cell>
          <table:table-cell/>
        </table:table-row>
        <table:table-row table:style-name="ro1">
          <table:table-cell office:value-type="float" office:value="16.300001">
            <text:p>16,300001</text:p>
          </table:table-cell>
          <table:table-cell office:value-type="float" office:value="0.009619">
            <text:p>0,009619</text:p>
          </table:table-cell>
          <table:table-cell/>
        </table:table-row>
        <table:table-row table:style-name="ro1">
          <table:table-cell office:value-type="float" office:value="16.333334">
            <text:p>16,333334</text:p>
          </table:table-cell>
          <table:table-cell office:value-type="float" office:value="0.023161">
            <text:p>0,023161</text:p>
          </table:table-cell>
          <table:table-cell/>
        </table:table-row>
        <table:table-row table:style-name="ro1">
          <table:table-cell office:value-type="float" office:value="16.366668">
            <text:p>16,366668</text:p>
          </table:table-cell>
          <table:table-cell office:value-type="float" office:value="0.044446">
            <text:p>0,044446</text:p>
          </table:table-cell>
          <table:table-cell/>
        </table:table-row>
        <table:table-row table:style-name="ro1">
          <table:table-cell office:value-type="float" office:value="16.400001">
            <text:p>16,400001</text:p>
          </table:table-cell>
          <table:table-cell office:value-type="float" office:value="0.055177">
            <text:p>0,055177</text:p>
          </table:table-cell>
          <table:table-cell/>
        </table:table-row>
        <table:table-row table:style-name="ro1">
          <table:table-cell office:value-type="float" office:value="16.433334">
            <text:p>16,433334</text:p>
          </table:table-cell>
          <table:table-cell office:value-type="float" office:value="0.074774">
            <text:p>0,074774</text:p>
          </table:table-cell>
          <table:table-cell/>
        </table:table-row>
        <table:table-row table:style-name="ro1">
          <table:table-cell office:value-type="float" office:value="16.466668">
            <text:p>16,466668</text:p>
          </table:table-cell>
          <table:table-cell office:value-type="float" office:value="0.066688">
            <text:p>0,066688</text:p>
          </table:table-cell>
          <table:table-cell/>
        </table:table-row>
        <table:table-row table:style-name="ro1">
          <table:table-cell office:value-type="float" office:value="16.500001">
            <text:p>16,500001</text:p>
          </table:table-cell>
          <table:table-cell office:value-type="float" office:value="0.111412">
            <text:p>0,111412</text:p>
          </table:table-cell>
          <table:table-cell/>
        </table:table-row>
        <table:table-row table:style-name="ro1">
          <table:table-cell office:value-type="float" office:value="16.533334">
            <text:p>16,533334</text:p>
          </table:table-cell>
          <table:table-cell office:value-type="float" office:value="0.121252">
            <text:p>0,121252</text:p>
          </table:table-cell>
          <table:table-cell/>
        </table:table-row>
        <table:table-row table:style-name="ro1">
          <table:table-cell office:value-type="float" office:value="16.566668">
            <text:p>16,566668</text:p>
          </table:table-cell>
          <table:table-cell office:value-type="float" office:value="0.116142">
            <text:p>0,116142</text:p>
          </table:table-cell>
          <table:table-cell/>
        </table:table-row>
        <table:table-row table:style-name="ro1">
          <table:table-cell office:value-type="float" office:value="16.600001">
            <text:p>16,600001</text:p>
          </table:table-cell>
          <table:table-cell office:value-type="float" office:value="0.125168">
            <text:p>0,125168</text:p>
          </table:table-cell>
          <table:table-cell/>
        </table:table-row>
        <table:table-row table:style-name="ro1">
          <table:table-cell office:value-type="float" office:value="16.633334">
            <text:p>16,633334</text:p>
          </table:table-cell>
          <table:table-cell office:value-type="float" office:value="0.136948">
            <text:p>0,136948</text:p>
          </table:table-cell>
          <table:table-cell/>
        </table:table-row>
        <table:table-row table:style-name="ro1">
          <table:table-cell office:value-type="float" office:value="16.666668">
            <text:p>16,666668</text:p>
          </table:table-cell>
          <table:table-cell office:value-type="float" office:value="0.131309">
            <text:p>0,131309</text:p>
          </table:table-cell>
          <table:table-cell/>
        </table:table-row>
        <table:table-row table:style-name="ro1">
          <table:table-cell office:value-type="float" office:value="16.700001">
            <text:p>16,700001</text:p>
          </table:table-cell>
          <table:table-cell office:value-type="float" office:value="0.14922">
            <text:p>0,14922</text:p>
          </table:table-cell>
          <table:table-cell/>
        </table:table-row>
        <table:table-row table:style-name="ro1">
          <table:table-cell office:value-type="float" office:value="16.733334">
            <text:p>16,733334</text:p>
          </table:table-cell>
          <table:table-cell office:value-type="float" office:value="0.14889">
            <text:p>0,14889</text:p>
          </table:table-cell>
          <table:table-cell/>
        </table:table-row>
        <table:table-row table:style-name="ro1">
          <table:table-cell office:value-type="float" office:value="16.766668">
            <text:p>16,766668</text:p>
          </table:table-cell>
          <table:table-cell office:value-type="float" office:value="0.163932">
            <text:p>0,163932</text:p>
          </table:table-cell>
          <table:table-cell/>
        </table:table-row>
        <table:table-row table:style-name="ro1">
          <table:table-cell office:value-type="float" office:value="16.800001">
            <text:p>16,800001</text:p>
          </table:table-cell>
          <table:table-cell office:value-type="float" office:value="0.179821">
            <text:p>0,179821</text:p>
          </table:table-cell>
          <table:table-cell/>
        </table:table-row>
        <table:table-row table:style-name="ro1">
          <table:table-cell office:value-type="float" office:value="16.833334">
            <text:p>16,833334</text:p>
          </table:table-cell>
          <table:table-cell office:value-type="float" office:value="0.173862">
            <text:p>0,173862</text:p>
          </table:table-cell>
          <table:table-cell/>
        </table:table-row>
        <table:table-row table:style-name="ro1">
          <table:table-cell office:value-type="float" office:value="16.866668">
            <text:p>16,866668</text:p>
          </table:table-cell>
          <table:table-cell office:value-type="float" office:value="0.189485">
            <text:p>0,189485</text:p>
          </table:table-cell>
          <table:table-cell/>
        </table:table-row>
        <table:table-row table:style-name="ro1">
          <table:table-cell office:value-type="float" office:value="16.900001">
            <text:p>16,900001</text:p>
          </table:table-cell>
          <table:table-cell office:value-type="float" office:value="0.185085">
            <text:p>0,185085</text:p>
          </table:table-cell>
          <table:table-cell/>
        </table:table-row>
        <table:table-row table:style-name="ro1">
          <table:table-cell office:value-type="float" office:value="16.933334">
            <text:p>16,933334</text:p>
          </table:table-cell>
          <table:table-cell office:value-type="float" office:value="0.211731">
            <text:p>0,211731</text:p>
          </table:table-cell>
          <table:table-cell/>
        </table:table-row>
        <table:table-row table:style-name="ro1">
          <table:table-cell office:value-type="float" office:value="16.966668">
            <text:p>16,966668</text:p>
          </table:table-cell>
          <table:table-cell office:value-type="float" office:value="0.213428">
            <text:p>0,213428</text:p>
          </table:table-cell>
          <table:table-cell office:value-type="string">
            <text:p>Generando nueva Gausiana: Amp=260.1856nm <text:s/>s=0.00377s</text:p>
          </table:table-cell>
        </table:table-row>
        <table:table-row table:style-name="ro1">
          <table:table-cell office:value-type="float" office:value="17.000001">
            <text:p>17,000001</text:p>
          </table:table-cell>
          <table:table-cell office:value-type="float" office:value="0.265578">
            <text:p>0,265578</text:p>
          </table:table-cell>
          <table:table-cell/>
        </table:table-row>
        <table:table-row table:style-name="ro1">
          <table:table-cell office:value-type="float" office:value="17.033334">
            <text:p>17,033334</text:p>
          </table:table-cell>
          <table:table-cell office:value-type="float" office:value="0.240508">
            <text:p>0,240508</text:p>
          </table:table-cell>
          <table:table-cell/>
        </table:table-row>
        <table:table-row table:style-name="ro1">
          <table:table-cell office:value-type="float" office:value="17.066668">
            <text:p>17,066668</text:p>
          </table:table-cell>
          <table:table-cell office:value-type="float" office:value="0.233134">
            <text:p>0,233134</text:p>
          </table:table-cell>
          <table:table-cell/>
        </table:table-row>
        <table:table-row table:style-name="ro1">
          <table:table-cell office:value-type="float" office:value="17.100001">
            <text:p>17,100001</text:p>
          </table:table-cell>
          <table:table-cell office:value-type="float" office:value="0.239702">
            <text:p>0,239702</text:p>
          </table:table-cell>
          <table:table-cell/>
        </table:table-row>
        <table:table-row table:style-name="ro1">
          <table:table-cell office:value-type="float" office:value="17.133334">
            <text:p>17,133334</text:p>
          </table:table-cell>
          <table:table-cell office:value-type="float" office:value="0.219871">
            <text:p>0,219871</text:p>
          </table:table-cell>
          <table:table-cell/>
        </table:table-row>
        <table:table-row table:style-name="ro1">
          <table:table-cell office:value-type="float" office:value="17.166668">
            <text:p>17,166668</text:p>
          </table:table-cell>
          <table:table-cell office:value-type="float" office:value="0.212423">
            <text:p>0,212423</text:p>
          </table:table-cell>
          <table:table-cell/>
        </table:table-row>
        <table:table-row table:style-name="ro1">
          <table:table-cell office:value-type="float" office:value="17.200001">
            <text:p>17,200001</text:p>
          </table:table-cell>
          <table:table-cell office:value-type="float" office:value="0.218598">
            <text:p>0,218598</text:p>
          </table:table-cell>
          <table:table-cell/>
        </table:table-row>
        <table:table-row table:style-name="ro1">
          <table:table-cell office:value-type="float" office:value="17.233334">
            <text:p>17,233334</text:p>
          </table:table-cell>
          <table:table-cell office:value-type="float" office:value="0.208633">
            <text:p>0,208633</text:p>
          </table:table-cell>
          <table:table-cell/>
        </table:table-row>
        <table:table-row table:style-name="ro1">
          <table:table-cell office:value-type="float" office:value="17.266668">
            <text:p>17,266668</text:p>
          </table:table-cell>
          <table:table-cell office:value-type="float" office:value="0.184428">
            <text:p>0,184428</text:p>
          </table:table-cell>
          <table:table-cell/>
        </table:table-row>
        <table:table-row table:style-name="ro1">
          <table:table-cell office:value-type="float" office:value="17.300001">
            <text:p>17,300001</text:p>
          </table:table-cell>
          <table:table-cell office:value-type="float" office:value="0.185499">
            <text:p>0,185499</text:p>
          </table:table-cell>
          <table:table-cell/>
        </table:table-row>
        <table:table-row table:style-name="ro1">
          <table:table-cell office:value-type="float" office:value="17.333334">
            <text:p>17,333334</text:p>
          </table:table-cell>
          <table:table-cell office:value-type="float" office:value="0.186648">
            <text:p>0,186648</text:p>
          </table:table-cell>
          <table:table-cell/>
        </table:table-row>
        <table:table-row table:style-name="ro1">
          <table:table-cell office:value-type="float" office:value="17.366668">
            <text:p>17,366668</text:p>
          </table:table-cell>
          <table:table-cell office:value-type="float" office:value="0.193563">
            <text:p>0,193563</text:p>
          </table:table-cell>
          <table:table-cell/>
        </table:table-row>
        <table:table-row table:style-name="ro1">
          <table:table-cell office:value-type="float" office:value="17.400001">
            <text:p>17,400001</text:p>
          </table:table-cell>
          <table:table-cell office:value-type="float" office:value="0.188011">
            <text:p>0,188011</text:p>
          </table:table-cell>
          <table:table-cell/>
        </table:table-row>
        <table:table-row table:style-name="ro1">
          <table:table-cell office:value-type="float" office:value="17.433334">
            <text:p>17,433334</text:p>
          </table:table-cell>
          <table:table-cell office:value-type="float" office:value="0.17">
            <text:p>0,17</text:p>
          </table:table-cell>
          <table:table-cell/>
        </table:table-row>
        <table:table-row table:style-name="ro1">
          <table:table-cell office:value-type="float" office:value="17.466668">
            <text:p>17,466668</text:p>
          </table:table-cell>
          <table:table-cell office:value-type="float" office:value="0.191026">
            <text:p>0,191026</text:p>
          </table:table-cell>
          <table:table-cell/>
        </table:table-row>
        <table:table-row table:style-name="ro1">
          <table:table-cell office:value-type="float" office:value="17.500001">
            <text:p>17,500001</text:p>
          </table:table-cell>
          <table:table-cell office:value-type="float" office:value="0.186625">
            <text:p>0,186625</text:p>
          </table:table-cell>
          <table:table-cell/>
        </table:table-row>
        <table:table-row table:style-name="ro1">
          <table:table-cell office:value-type="float" office:value="17.533334">
            <text:p>17,533334</text:p>
          </table:table-cell>
          <table:table-cell office:value-type="float" office:value="0.202924">
            <text:p>0,202924</text:p>
          </table:table-cell>
          <table:table-cell/>
        </table:table-row>
        <table:table-row table:style-name="ro1">
          <table:table-cell office:value-type="float" office:value="17.566668">
            <text:p>17,566668</text:p>
          </table:table-cell>
          <table:table-cell office:value-type="float" office:value="0.210022">
            <text:p>0,210022</text:p>
          </table:table-cell>
          <table:table-cell/>
        </table:table-row>
        <table:table-row table:style-name="ro1">
          <table:table-cell office:value-type="float" office:value="17.600001">
            <text:p>17,600001</text:p>
          </table:table-cell>
          <table:table-cell office:value-type="float" office:value="0.219618">
            <text:p>0,219618</text:p>
          </table:table-cell>
          <table:table-cell/>
        </table:table-row>
        <table:table-row table:style-name="ro1">
          <table:table-cell office:value-type="float" office:value="17.633334">
            <text:p>17,633334</text:p>
          </table:table-cell>
          <table:table-cell office:value-type="float" office:value="0.208056">
            <text:p>0,208056</text:p>
          </table:table-cell>
          <table:table-cell/>
        </table:table-row>
        <table:table-row table:style-name="ro1">
          <table:table-cell office:value-type="float" office:value="17.666668">
            <text:p>17,666668</text:p>
          </table:table-cell>
          <table:table-cell office:value-type="float" office:value="0.204857">
            <text:p>0,204857</text:p>
          </table:table-cell>
          <table:table-cell/>
        </table:table-row>
        <table:table-row table:style-name="ro1">
          <table:table-cell office:value-type="float" office:value="17.700001">
            <text:p>17,700001</text:p>
          </table:table-cell>
          <table:table-cell office:value-type="float" office:value="0.198608">
            <text:p>0,198608</text:p>
          </table:table-cell>
          <table:table-cell/>
        </table:table-row>
        <table:table-row table:style-name="ro1">
          <table:table-cell office:value-type="float" office:value="17.733334">
            <text:p>17,733334</text:p>
          </table:table-cell>
          <table:table-cell office:value-type="float" office:value="0.202354">
            <text:p>0,202354</text:p>
          </table:table-cell>
          <table:table-cell/>
        </table:table-row>
        <table:table-row table:style-name="ro1">
          <table:table-cell office:value-type="float" office:value="17.766668">
            <text:p>17,766668</text:p>
          </table:table-cell>
          <table:table-cell office:value-type="float" office:value="0.171455">
            <text:p>0,171455</text:p>
          </table:table-cell>
          <table:table-cell/>
        </table:table-row>
        <table:table-row table:style-name="ro1">
          <table:table-cell office:value-type="float" office:value="17.800001">
            <text:p>17,800001</text:p>
          </table:table-cell>
          <table:table-cell office:value-type="float" office:value="0.159471">
            <text:p>0,159471</text:p>
          </table:table-cell>
          <table:table-cell/>
        </table:table-row>
        <table:table-row table:style-name="ro1">
          <table:table-cell office:value-type="float" office:value="17.833334">
            <text:p>17,833334</text:p>
          </table:table-cell>
          <table:table-cell office:value-type="float" office:value="0.159707">
            <text:p>0,159707</text:p>
          </table:table-cell>
          <table:table-cell/>
        </table:table-row>
        <table:table-row table:style-name="ro1">
          <table:table-cell office:value-type="float" office:value="17.866668">
            <text:p>17,866668</text:p>
          </table:table-cell>
          <table:table-cell office:value-type="float" office:value="0.160353">
            <text:p>0,160353</text:p>
          </table:table-cell>
          <table:table-cell/>
        </table:table-row>
        <table:table-row table:style-name="ro1">
          <table:table-cell office:value-type="float" office:value="17.900001">
            <text:p>17,900001</text:p>
          </table:table-cell>
          <table:table-cell office:value-type="float" office:value="0.177038">
            <text:p>0,177038</text:p>
          </table:table-cell>
          <table:table-cell/>
        </table:table-row>
        <table:table-row table:style-name="ro1">
          <table:table-cell office:value-type="float" office:value="17.933334">
            <text:p>17,933334</text:p>
          </table:table-cell>
          <table:table-cell office:value-type="float" office:value="0.176312">
            <text:p>0,176312</text:p>
          </table:table-cell>
          <table:table-cell/>
        </table:table-row>
        <table:table-row table:style-name="ro1">
          <table:table-cell office:value-type="float" office:value="17.966668">
            <text:p>17,966668</text:p>
          </table:table-cell>
          <table:table-cell office:value-type="float" office:value="0.189431">
            <text:p>0,189431</text:p>
          </table:table-cell>
          <table:table-cell/>
        </table:table-row>
        <table:table-row table:style-name="ro1">
          <table:table-cell office:value-type="float" office:value="18.000001">
            <text:p>18,000001</text:p>
          </table:table-cell>
          <table:table-cell office:value-type="float" office:value="0.199418">
            <text:p>0,199418</text:p>
          </table:table-cell>
          <table:table-cell/>
        </table:table-row>
        <table:table-row table:style-name="ro1">
          <table:table-cell office:value-type="float" office:value="18.033334">
            <text:p>18,033334</text:p>
          </table:table-cell>
          <table:table-cell office:value-type="float" office:value="0.204539">
            <text:p>0,204539</text:p>
          </table:table-cell>
          <table:table-cell/>
        </table:table-row>
        <table:table-row table:style-name="ro1">
          <table:table-cell office:value-type="float" office:value="18.066668">
            <text:p>18,066668</text:p>
          </table:table-cell>
          <table:table-cell office:value-type="float" office:value="0.215934">
            <text:p>0,215934</text:p>
          </table:table-cell>
          <table:table-cell/>
        </table:table-row>
        <table:table-row table:style-name="ro1">
          <table:table-cell office:value-type="float" office:value="18.100001">
            <text:p>18,100001</text:p>
          </table:table-cell>
          <table:table-cell office:value-type="float" office:value="0.201982">
            <text:p>0,201982</text:p>
          </table:table-cell>
          <table:table-cell/>
        </table:table-row>
        <table:table-row table:style-name="ro1">
          <table:table-cell office:value-type="float" office:value="18.133334">
            <text:p>18,133334</text:p>
          </table:table-cell>
          <table:table-cell office:value-type="float" office:value="0.19756">
            <text:p>0,19756</text:p>
          </table:table-cell>
          <table:table-cell/>
        </table:table-row>
        <table:table-row table:style-name="ro1">
          <table:table-cell office:value-type="float" office:value="18.166668">
            <text:p>18,166668</text:p>
          </table:table-cell>
          <table:table-cell office:value-type="float" office:value="0.211316">
            <text:p>0,211316</text:p>
          </table:table-cell>
          <table:table-cell/>
        </table:table-row>
        <table:table-row table:style-name="ro1">
          <table:table-cell office:value-type="float" office:value="18.200001">
            <text:p>18,200001</text:p>
          </table:table-cell>
          <table:table-cell office:value-type="float" office:value="0.193294">
            <text:p>0,193294</text:p>
          </table:table-cell>
          <table:table-cell/>
        </table:table-row>
        <table:table-row table:style-name="ro1">
          <table:table-cell office:value-type="float" office:value="18.233334">
            <text:p>18,233334</text:p>
          </table:table-cell>
          <table:table-cell office:value-type="float" office:value="0.179736">
            <text:p>0,179736</text:p>
          </table:table-cell>
          <table:table-cell/>
        </table:table-row>
        <table:table-row table:style-name="ro1">
          <table:table-cell office:value-type="float" office:value="18.266668">
            <text:p>18,266668</text:p>
          </table:table-cell>
          <table:table-cell office:value-type="float" office:value="0.166039">
            <text:p>0,166039</text:p>
          </table:table-cell>
          <table:table-cell/>
        </table:table-row>
        <table:table-row table:style-name="ro1">
          <table:table-cell office:value-type="float" office:value="18.300001">
            <text:p>18,300001</text:p>
          </table:table-cell>
          <table:table-cell office:value-type="float" office:value="0.184862">
            <text:p>0,184862</text:p>
          </table:table-cell>
          <table:table-cell/>
        </table:table-row>
        <table:table-row table:style-name="ro1">
          <table:table-cell office:value-type="float" office:value="18.333334">
            <text:p>18,333334</text:p>
          </table:table-cell>
          <table:table-cell office:value-type="float" office:value="0.148987">
            <text:p>0,148987</text:p>
          </table:table-cell>
          <table:table-cell/>
        </table:table-row>
        <table:table-row table:style-name="ro1">
          <table:table-cell office:value-type="float" office:value="18.366668">
            <text:p>18,366668</text:p>
          </table:table-cell>
          <table:table-cell office:value-type="float" office:value="0.174787">
            <text:p>0,174787</text:p>
          </table:table-cell>
          <table:table-cell/>
        </table:table-row>
        <table:table-row table:style-name="ro1">
          <table:table-cell office:value-type="float" office:value="18.400001">
            <text:p>18,400001</text:p>
          </table:table-cell>
          <table:table-cell office:value-type="float" office:value="0.193722">
            <text:p>0,193722</text:p>
          </table:table-cell>
          <table:table-cell/>
        </table:table-row>
        <table:table-row table:style-name="ro1">
          <table:table-cell office:value-type="float" office:value="18.433334">
            <text:p>18,433334</text:p>
          </table:table-cell>
          <table:table-cell office:value-type="float" office:value="0.186074">
            <text:p>0,186074</text:p>
          </table:table-cell>
          <table:table-cell/>
        </table:table-row>
        <table:table-row table:style-name="ro1">
          <table:table-cell office:value-type="float" office:value="18.466668">
            <text:p>18,466668</text:p>
          </table:table-cell>
          <table:table-cell office:value-type="float" office:value="0.186481">
            <text:p>0,186481</text:p>
          </table:table-cell>
          <table:table-cell/>
        </table:table-row>
        <table:table-row table:style-name="ro1">
          <table:table-cell office:value-type="float" office:value="18.500001">
            <text:p>18,500001</text:p>
          </table:table-cell>
          <table:table-cell office:value-type="float" office:value="0.203157">
            <text:p>0,203157</text:p>
          </table:table-cell>
          <table:table-cell/>
        </table:table-row>
        <table:table-row table:style-name="ro1">
          <table:table-cell office:value-type="float" office:value="18.533334">
            <text:p>18,533334</text:p>
          </table:table-cell>
          <table:table-cell office:value-type="float" office:value="0.215443">
            <text:p>0,215443</text:p>
          </table:table-cell>
          <table:table-cell/>
        </table:table-row>
        <table:table-row table:style-name="ro1">
          <table:table-cell office:value-type="float" office:value="18.566668">
            <text:p>18,566668</text:p>
          </table:table-cell>
          <table:table-cell office:value-type="float" office:value="0.223174">
            <text:p>0,223174</text:p>
          </table:table-cell>
          <table:table-cell/>
        </table:table-row>
        <table:table-row table:style-name="ro1">
          <table:table-cell office:value-type="float" office:value="18.600001">
            <text:p>18,600001</text:p>
          </table:table-cell>
          <table:table-cell office:value-type="float" office:value="0.213026">
            <text:p>0,213026</text:p>
          </table:table-cell>
          <table:table-cell/>
        </table:table-row>
        <table:table-row table:style-name="ro1">
          <table:table-cell office:value-type="float" office:value="18.633334">
            <text:p>18,633334</text:p>
          </table:table-cell>
          <table:table-cell office:value-type="float" office:value="0.241611">
            <text:p>0,241611</text:p>
          </table:table-cell>
          <table:table-cell/>
        </table:table-row>
        <table:table-row table:style-name="ro1">
          <table:table-cell office:value-type="float" office:value="18.666668">
            <text:p>18,666668</text:p>
          </table:table-cell>
          <table:table-cell office:value-type="float" office:value="0.242254">
            <text:p>0,242254</text:p>
          </table:table-cell>
          <table:table-cell/>
        </table:table-row>
        <table:table-row table:style-name="ro1">
          <table:table-cell office:value-type="float" office:value="18.700001">
            <text:p>18,700001</text:p>
          </table:table-cell>
          <table:table-cell office:value-type="float" office:value="0.270815">
            <text:p>0,270815</text:p>
          </table:table-cell>
          <table:table-cell office:value-type="string">
            <text:p>Generando nueva Gausiana: Amp=248.1602nm <text:s/>s=0.01532s</text:p>
          </table:table-cell>
        </table:table-row>
        <table:table-row table:style-name="ro1">
          <table:table-cell office:value-type="float" office:value="18.733334">
            <text:p>18,733334</text:p>
          </table:table-cell>
          <table:table-cell office:value-type="float" office:value="0.226718">
            <text:p>0,226718</text:p>
          </table:table-cell>
          <table:table-cell/>
        </table:table-row>
        <table:table-row table:style-name="ro1">
          <table:table-cell office:value-type="float" office:value="18.766668">
            <text:p>18,766668</text:p>
          </table:table-cell>
          <table:table-cell office:value-type="float" office:value="0.223356">
            <text:p>0,223356</text:p>
          </table:table-cell>
          <table:table-cell/>
        </table:table-row>
        <table:table-row table:style-name="ro1">
          <table:table-cell office:value-type="float" office:value="18.800001">
            <text:p>18,800001</text:p>
          </table:table-cell>
          <table:table-cell office:value-type="float" office:value="0.226305">
            <text:p>0,226305</text:p>
          </table:table-cell>
          <table:table-cell/>
        </table:table-row>
        <table:table-row table:style-name="ro1">
          <table:table-cell office:value-type="float" office:value="18.833334">
            <text:p>18,833334</text:p>
          </table:table-cell>
          <table:table-cell office:value-type="float" office:value="0.189336">
            <text:p>0,189336</text:p>
          </table:table-cell>
          <table:table-cell/>
        </table:table-row>
        <table:table-row table:style-name="ro1">
          <table:table-cell office:value-type="float" office:value="18.866668">
            <text:p>18,866668</text:p>
          </table:table-cell>
          <table:table-cell office:value-type="float" office:value="0.236304">
            <text:p>0,236304</text:p>
          </table:table-cell>
          <table:table-cell/>
        </table:table-row>
        <table:table-row table:style-name="ro1">
          <table:table-cell office:value-type="float" office:value="18.900001">
            <text:p>18,900001</text:p>
          </table:table-cell>
          <table:table-cell office:value-type="float" office:value="0.233504">
            <text:p>0,233504</text:p>
          </table:table-cell>
          <table:table-cell/>
        </table:table-row>
        <table:table-row table:style-name="ro1">
          <table:table-cell office:value-type="float" office:value="18.933334">
            <text:p>18,933334</text:p>
          </table:table-cell>
          <table:table-cell office:value-type="float" office:value="0.215113">
            <text:p>0,215113</text:p>
          </table:table-cell>
          <table:table-cell/>
        </table:table-row>
        <table:table-row table:style-name="ro1">
          <table:table-cell office:value-type="float" office:value="18.966668">
            <text:p>18,966668</text:p>
          </table:table-cell>
          <table:table-cell office:value-type="float" office:value="0.230462">
            <text:p>0,230462</text:p>
          </table:table-cell>
          <table:table-cell/>
        </table:table-row>
        <table:table-row table:style-name="ro1">
          <table:table-cell office:value-type="float" office:value="19.000001">
            <text:p>19,000001</text:p>
          </table:table-cell>
          <table:table-cell office:value-type="float" office:value="0.218319">
            <text:p>0,218319</text:p>
          </table:table-cell>
          <table:table-cell/>
        </table:table-row>
        <table:table-row table:style-name="ro1">
          <table:table-cell office:value-type="float" office:value="19.033334">
            <text:p>19,033334</text:p>
          </table:table-cell>
          <table:table-cell office:value-type="float" office:value="0.224068">
            <text:p>0,224068</text:p>
          </table:table-cell>
          <table:table-cell/>
        </table:table-row>
        <table:table-row table:style-name="ro1">
          <table:table-cell office:value-type="float" office:value="19.066668">
            <text:p>19,066668</text:p>
          </table:table-cell>
          <table:table-cell office:value-type="float" office:value="0.220745">
            <text:p>0,220745</text:p>
          </table:table-cell>
          <table:table-cell/>
        </table:table-row>
        <table:table-row table:style-name="ro1">
          <table:table-cell office:value-type="float" office:value="19.100001">
            <text:p>19,100001</text:p>
          </table:table-cell>
          <table:table-cell office:value-type="float" office:value="0.231638">
            <text:p>0,231638</text:p>
          </table:table-cell>
          <table:table-cell/>
        </table:table-row>
        <table:table-row table:style-name="ro1">
          <table:table-cell office:value-type="float" office:value="19.133334">
            <text:p>19,133334</text:p>
          </table:table-cell>
          <table:table-cell office:value-type="float" office:value="0.241015">
            <text:p>0,241015</text:p>
          </table:table-cell>
          <table:table-cell/>
        </table:table-row>
        <table:table-row table:style-name="ro1">
          <table:table-cell office:value-type="float" office:value="19.166668">
            <text:p>19,166668</text:p>
          </table:table-cell>
          <table:table-cell office:value-type="float" office:value="0.253965">
            <text:p>0,253965</text:p>
          </table:table-cell>
          <table:table-cell/>
        </table:table-row>
        <table:table-row table:style-name="ro1">
          <table:table-cell office:value-type="float" office:value="19.200001">
            <text:p>19,200001</text:p>
          </table:table-cell>
          <table:table-cell office:value-type="float" office:value="0.256052">
            <text:p>0,256052</text:p>
          </table:table-cell>
          <table:table-cell/>
        </table:table-row>
        <table:table-row table:style-name="ro1">
          <table:table-cell office:value-type="float" office:value="19.233334">
            <text:p>19,233334</text:p>
          </table:table-cell>
          <table:table-cell office:value-type="float" office:value="0.27358">
            <text:p>0,27358</text:p>
          </table:table-cell>
          <table:table-cell/>
        </table:table-row>
        <table:table-row table:style-name="ro1">
          <table:table-cell office:value-type="float" office:value="19.266668">
            <text:p>19,266668</text:p>
          </table:table-cell>
          <table:table-cell office:value-type="float" office:value="0.268279">
            <text:p>0,268279</text:p>
          </table:table-cell>
          <table:table-cell/>
        </table:table-row>
        <table:table-row table:style-name="ro1">
          <table:table-cell office:value-type="float" office:value="19.300001">
            <text:p>19,300001</text:p>
          </table:table-cell>
          <table:table-cell office:value-type="float" office:value="0.278103">
            <text:p>0,278103</text:p>
          </table:table-cell>
          <table:table-cell/>
        </table:table-row>
        <table:table-row table:style-name="ro1">
          <table:table-cell office:value-type="float" office:value="19.333334">
            <text:p>19,333334</text:p>
          </table:table-cell>
          <table:table-cell office:value-type="float" office:value="0.2789">
            <text:p>0,2789</text:p>
          </table:table-cell>
          <table:table-cell/>
        </table:table-row>
        <table:table-row table:style-name="ro1">
          <table:table-cell office:value-type="float" office:value="19.366668">
            <text:p>19,366668</text:p>
          </table:table-cell>
          <table:table-cell office:value-type="float" office:value="0.269232">
            <text:p>0,269232</text:p>
          </table:table-cell>
          <table:table-cell/>
        </table:table-row>
        <table:table-row table:style-name="ro1">
          <table:table-cell office:value-type="float" office:value="19.400001">
            <text:p>19,400001</text:p>
          </table:table-cell>
          <table:table-cell office:value-type="float" office:value="0.26877">
            <text:p>0,26877</text:p>
          </table:table-cell>
          <table:table-cell/>
        </table:table-row>
        <table:table-row table:style-name="ro1">
          <table:table-cell office:value-type="float" office:value="19.433334">
            <text:p>19,433334</text:p>
          </table:table-cell>
          <table:table-cell office:value-type="float" office:value="0.284654">
            <text:p>0,284654</text:p>
          </table:table-cell>
          <table:table-cell/>
        </table:table-row>
        <table:table-row table:style-name="ro1">
          <table:table-cell office:value-type="float" office:value="19.466668">
            <text:p>19,466668</text:p>
          </table:table-cell>
          <table:table-cell office:value-type="float" office:value="0.280348">
            <text:p>0,280348</text:p>
          </table:table-cell>
          <table:table-cell/>
        </table:table-row>
        <table:table-row table:style-name="ro1">
          <table:table-cell office:value-type="float" office:value="19.500001">
            <text:p>19,500001</text:p>
          </table:table-cell>
          <table:table-cell office:value-type="float" office:value="0.28233">
            <text:p>0,28233</text:p>
          </table:table-cell>
          <table:table-cell/>
        </table:table-row>
        <table:table-row table:style-name="ro1">
          <table:table-cell office:value-type="float" office:value="19.533334">
            <text:p>19,533334</text:p>
          </table:table-cell>
          <table:table-cell office:value-type="float" office:value="0.284824">
            <text:p>0,284824</text:p>
          </table:table-cell>
          <table:table-cell/>
        </table:table-row>
        <table:table-row table:style-name="ro1">
          <table:table-cell office:value-type="float" office:value="19.566668">
            <text:p>19,566668</text:p>
          </table:table-cell>
          <table:table-cell office:value-type="float" office:value="0.289425">
            <text:p>0,289425</text:p>
          </table:table-cell>
          <table:table-cell/>
        </table:table-row>
        <table:table-row table:style-name="ro1">
          <table:table-cell office:value-type="float" office:value="19.600001">
            <text:p>19,600001</text:p>
          </table:table-cell>
          <table:table-cell office:value-type="float" office:value="0.282472">
            <text:p>0,282472</text:p>
          </table:table-cell>
          <table:table-cell/>
        </table:table-row>
        <table:table-row table:style-name="ro1">
          <table:table-cell office:value-type="float" office:value="19.633334">
            <text:p>19,633334</text:p>
          </table:table-cell>
          <table:table-cell office:value-type="float" office:value="0.292571">
            <text:p>0,292571</text:p>
          </table:table-cell>
          <table:table-cell/>
        </table:table-row>
        <table:table-row table:style-name="ro1">
          <table:table-cell office:value-type="float" office:value="19.666668">
            <text:p>19,666668</text:p>
          </table:table-cell>
          <table:table-cell office:value-type="float" office:value="0.277413">
            <text:p>0,277413</text:p>
          </table:table-cell>
          <table:table-cell/>
        </table:table-row>
        <table:table-row table:style-name="ro1">
          <table:table-cell office:value-type="float" office:value="19.700001">
            <text:p>19,700001</text:p>
          </table:table-cell>
          <table:table-cell office:value-type="float" office:value="0.277925">
            <text:p>0,277925</text:p>
          </table:table-cell>
          <table:table-cell/>
        </table:table-row>
        <table:table-row table:style-name="ro1">
          <table:table-cell office:value-type="float" office:value="19.733334">
            <text:p>19,733334</text:p>
          </table:table-cell>
          <table:table-cell office:value-type="float" office:value="0.292059">
            <text:p>0,292059</text:p>
          </table:table-cell>
          <table:table-cell/>
        </table:table-row>
        <table:table-row table:style-name="ro1">
          <table:table-cell office:value-type="float" office:value="19.766668">
            <text:p>19,766668</text:p>
          </table:table-cell>
          <table:table-cell office:value-type="float" office:value="0.282029">
            <text:p>0,282029</text:p>
          </table:table-cell>
          <table:table-cell/>
        </table:table-row>
        <table:table-row table:style-name="ro1">
          <table:table-cell office:value-type="float" office:value="19.800001">
            <text:p>19,800001</text:p>
          </table:table-cell>
          <table:table-cell office:value-type="float" office:value="0.284848">
            <text:p>0,284848</text:p>
          </table:table-cell>
          <table:table-cell/>
        </table:table-row>
        <table:table-row table:style-name="ro1">
          <table:table-cell office:value-type="float" office:value="19.833334">
            <text:p>19,833334</text:p>
          </table:table-cell>
          <table:table-cell office:value-type="float" office:value="0.275579">
            <text:p>0,275579</text:p>
          </table:table-cell>
          <table:table-cell/>
        </table:table-row>
        <table:table-row table:style-name="ro1">
          <table:table-cell office:value-type="float" office:value="19.866668">
            <text:p>19,866668</text:p>
          </table:table-cell>
          <table:table-cell office:value-type="float" office:value="0.254397">
            <text:p>0,254397</text:p>
          </table:table-cell>
          <table:table-cell/>
        </table:table-row>
        <table:table-row table:style-name="ro1">
          <table:table-cell office:value-type="float" office:value="19.900001">
            <text:p>19,900001</text:p>
          </table:table-cell>
          <table:table-cell office:value-type="float" office:value="0.258185">
            <text:p>0,258185</text:p>
          </table:table-cell>
          <table:table-cell/>
        </table:table-row>
        <table:table-row table:style-name="ro1">
          <table:table-cell office:value-type="float" office:value="19.933334">
            <text:p>19,933334</text:p>
          </table:table-cell>
          <table:table-cell office:value-type="float" office:value="0.242649">
            <text:p>0,242649</text:p>
          </table:table-cell>
          <table:table-cell/>
        </table:table-row>
        <table:table-row table:style-name="ro1">
          <table:table-cell office:value-type="float" office:value="19.966668">
            <text:p>19,966668</text:p>
          </table:table-cell>
          <table:table-cell office:value-type="float" office:value="0.252884">
            <text:p>0,252884</text:p>
          </table:table-cell>
          <table:table-cell/>
        </table:table-row>
        <table:table-row table:style-name="ro1">
          <table:table-cell office:value-type="float" office:value="20.000001">
            <text:p>20,000001</text:p>
          </table:table-cell>
          <table:table-cell office:value-type="float" office:value="0.258712">
            <text:p>0,258712</text:p>
          </table:table-cell>
          <table:table-cell/>
        </table:table-row>
        <table:table-row table:style-name="ro1">
          <table:table-cell office:value-type="float" office:value="20.033334">
            <text:p>20,033334</text:p>
          </table:table-cell>
          <table:table-cell office:value-type="float" office:value="0.23584">
            <text:p>0,23584</text:p>
          </table:table-cell>
          <table:table-cell/>
        </table:table-row>
        <table:table-row table:style-name="ro1">
          <table:table-cell office:value-type="float" office:value="20.066668">
            <text:p>20,066668</text:p>
          </table:table-cell>
          <table:table-cell office:value-type="float" office:value="0.233265">
            <text:p>0,233265</text:p>
          </table:table-cell>
          <table:table-cell/>
        </table:table-row>
        <table:table-row table:style-name="ro1">
          <table:table-cell office:value-type="float" office:value="20.100001">
            <text:p>20,100001</text:p>
          </table:table-cell>
          <table:table-cell office:value-type="float" office:value="0.244479">
            <text:p>0,244479</text:p>
          </table:table-cell>
          <table:table-cell/>
        </table:table-row>
        <table:table-row table:style-name="ro1">
          <table:table-cell office:value-type="float" office:value="20.133334">
            <text:p>20,133334</text:p>
          </table:table-cell>
          <table:table-cell office:value-type="float" office:value="0.228727">
            <text:p>0,228727</text:p>
          </table:table-cell>
          <table:table-cell/>
        </table:table-row>
        <table:table-row table:style-name="ro1">
          <table:table-cell office:value-type="float" office:value="20.166668">
            <text:p>20,166668</text:p>
          </table:table-cell>
          <table:table-cell office:value-type="float" office:value="0.218028">
            <text:p>0,218028</text:p>
          </table:table-cell>
          <table:table-cell/>
        </table:table-row>
        <table:table-row table:style-name="ro1">
          <table:table-cell office:value-type="float" office:value="20.200001">
            <text:p>20,200001</text:p>
          </table:table-cell>
          <table:table-cell office:value-type="float" office:value="0.218126">
            <text:p>0,218126</text:p>
          </table:table-cell>
          <table:table-cell/>
        </table:table-row>
        <table:table-row table:style-name="ro1">
          <table:table-cell office:value-type="float" office:value="20.233334">
            <text:p>20,233334</text:p>
          </table:table-cell>
          <table:table-cell office:value-type="float" office:value="0.212723">
            <text:p>0,212723</text:p>
          </table:table-cell>
          <table:table-cell/>
        </table:table-row>
        <table:table-row table:style-name="ro1">
          <table:table-cell office:value-type="float" office:value="20.266668">
            <text:p>20,266668</text:p>
          </table:table-cell>
          <table:table-cell office:value-type="float" office:value="0.217086">
            <text:p>0,217086</text:p>
          </table:table-cell>
          <table:table-cell/>
        </table:table-row>
        <table:table-row table:style-name="ro1">
          <table:table-cell office:value-type="float" office:value="20.300001">
            <text:p>20,300001</text:p>
          </table:table-cell>
          <table:table-cell office:value-type="float" office:value="0.224402">
            <text:p>0,224402</text:p>
          </table:table-cell>
          <table:table-cell/>
        </table:table-row>
        <table:table-row table:style-name="ro1">
          <table:table-cell office:value-type="float" office:value="20.333334">
            <text:p>20,333334</text:p>
          </table:table-cell>
          <table:table-cell office:value-type="float" office:value="0.202076">
            <text:p>0,202076</text:p>
          </table:table-cell>
          <table:table-cell/>
        </table:table-row>
        <table:table-row table:style-name="ro1">
          <table:table-cell office:value-type="float" office:value="20.366668">
            <text:p>20,366668</text:p>
          </table:table-cell>
          <table:table-cell office:value-type="float" office:value="0.221013">
            <text:p>0,221013</text:p>
          </table:table-cell>
          <table:table-cell/>
        </table:table-row>
        <table:table-row table:style-name="ro1">
          <table:table-cell office:value-type="float" office:value="20.400001">
            <text:p>20,400001</text:p>
          </table:table-cell>
          <table:table-cell office:value-type="float" office:value="0.210417">
            <text:p>0,210417</text:p>
          </table:table-cell>
          <table:table-cell/>
        </table:table-row>
        <table:table-row table:style-name="ro1">
          <table:table-cell office:value-type="float" office:value="20.433334">
            <text:p>20,433334</text:p>
          </table:table-cell>
          <table:table-cell office:value-type="float" office:value="0.211229">
            <text:p>0,211229</text:p>
          </table:table-cell>
          <table:table-cell office:value-type="string">
            <text:p>Generando nueva Gausiana: Amp=-436.1936nm <text:s/>s=0.00323s</text:p>
          </table:table-cell>
        </table:table-row>
        <table:table-row table:style-name="ro1">
          <table:table-cell office:value-type="float" office:value="20.466668">
            <text:p>20,466668</text:p>
          </table:table-cell>
          <table:table-cell office:value-type="float" office:value="0.248135">
            <text:p>0,248135</text:p>
          </table:table-cell>
          <table:table-cell/>
        </table:table-row>
        <table:table-row table:style-name="ro1">
          <table:table-cell office:value-type="float" office:value="20.500001">
            <text:p>20,500001</text:p>
          </table:table-cell>
          <table:table-cell office:value-type="float" office:value="0.260003">
            <text:p>0,260003</text:p>
          </table:table-cell>
          <table:table-cell/>
        </table:table-row>
        <table:table-row table:style-name="ro1">
          <table:table-cell office:value-type="float" office:value="20.533334">
            <text:p>20,533334</text:p>
          </table:table-cell>
          <table:table-cell office:value-type="float" office:value="0.241444">
            <text:p>0,241444</text:p>
          </table:table-cell>
          <table:table-cell/>
        </table:table-row>
        <table:table-row table:style-name="ro1">
          <table:table-cell office:value-type="float" office:value="20.566668">
            <text:p>20,566668</text:p>
          </table:table-cell>
          <table:table-cell office:value-type="float" office:value="0.215302">
            <text:p>0,215302</text:p>
          </table:table-cell>
          <table:table-cell/>
        </table:table-row>
        <table:table-row table:style-name="ro1">
          <table:table-cell office:value-type="float" office:value="20.600001">
            <text:p>20,600001</text:p>
          </table:table-cell>
          <table:table-cell office:value-type="float" office:value="0.231626">
            <text:p>0,231626</text:p>
          </table:table-cell>
          <table:table-cell/>
        </table:table-row>
        <table:table-row table:style-name="ro1">
          <table:table-cell office:value-type="float" office:value="20.633334">
            <text:p>20,633334</text:p>
          </table:table-cell>
          <table:table-cell office:value-type="float" office:value="0.206881">
            <text:p>0,206881</text:p>
          </table:table-cell>
          <table:table-cell/>
        </table:table-row>
        <table:table-row table:style-name="ro1">
          <table:table-cell office:value-type="float" office:value="20.666668">
            <text:p>20,666668</text:p>
          </table:table-cell>
          <table:table-cell office:value-type="float" office:value="0.189815">
            <text:p>0,189815</text:p>
          </table:table-cell>
          <table:table-cell/>
        </table:table-row>
        <table:table-row table:style-name="ro1">
          <table:table-cell office:value-type="float" office:value="20.700001">
            <text:p>20,700001</text:p>
          </table:table-cell>
          <table:table-cell office:value-type="float" office:value="0.187324">
            <text:p>0,187324</text:p>
          </table:table-cell>
          <table:table-cell/>
        </table:table-row>
        <table:table-row table:style-name="ro1">
          <table:table-cell office:value-type="float" office:value="20.733334">
            <text:p>20,733334</text:p>
          </table:table-cell>
          <table:table-cell office:value-type="float" office:value="0.186753">
            <text:p>0,186753</text:p>
          </table:table-cell>
          <table:table-cell/>
        </table:table-row>
        <table:table-row table:style-name="ro1">
          <table:table-cell office:value-type="float" office:value="20.766668">
            <text:p>20,766668</text:p>
          </table:table-cell>
          <table:table-cell office:value-type="float" office:value="0.205561">
            <text:p>0,205561</text:p>
          </table:table-cell>
          <table:table-cell/>
        </table:table-row>
        <table:table-row table:style-name="ro1">
          <table:table-cell office:value-type="float" office:value="20.800001">
            <text:p>20,800001</text:p>
          </table:table-cell>
          <table:table-cell office:value-type="float" office:value="0.189471">
            <text:p>0,189471</text:p>
          </table:table-cell>
          <table:table-cell/>
        </table:table-row>
        <table:table-row table:style-name="ro1">
          <table:table-cell office:value-type="float" office:value="20.833334">
            <text:p>20,833334</text:p>
          </table:table-cell>
          <table:table-cell office:value-type="float" office:value="0.229794">
            <text:p>0,229794</text:p>
          </table:table-cell>
          <table:table-cell/>
        </table:table-row>
        <table:table-row table:style-name="ro1">
          <table:table-cell office:value-type="float" office:value="20.866668">
            <text:p>20,866668</text:p>
          </table:table-cell>
          <table:table-cell office:value-type="float" office:value="0.217184">
            <text:p>0,217184</text:p>
          </table:table-cell>
          <table:table-cell/>
        </table:table-row>
        <table:table-row table:style-name="ro1">
          <table:table-cell office:value-type="float" office:value="20.900001">
            <text:p>20,900001</text:p>
          </table:table-cell>
          <table:table-cell office:value-type="float" office:value="0.214387">
            <text:p>0,214387</text:p>
          </table:table-cell>
          <table:table-cell/>
        </table:table-row>
        <table:table-row table:style-name="ro1">
          <table:table-cell office:value-type="float" office:value="20.933334">
            <text:p>20,933334</text:p>
          </table:table-cell>
          <table:table-cell office:value-type="float" office:value="0.189402">
            <text:p>0,189402</text:p>
          </table:table-cell>
          <table:table-cell/>
        </table:table-row>
        <table:table-row table:style-name="ro1">
          <table:table-cell office:value-type="float" office:value="20.966668">
            <text:p>20,966668</text:p>
          </table:table-cell>
          <table:table-cell office:value-type="float" office:value="0.163346">
            <text:p>0,163346</text:p>
          </table:table-cell>
          <table:table-cell/>
        </table:table-row>
        <table:table-row table:style-name="ro1">
          <table:table-cell office:value-type="float" office:value="21.000001">
            <text:p>21,000001</text:p>
          </table:table-cell>
          <table:table-cell office:value-type="float" office:value="0.138007">
            <text:p>0,138007</text:p>
          </table:table-cell>
          <table:table-cell/>
        </table:table-row>
        <table:table-row table:style-name="ro1">
          <table:table-cell office:value-type="float" office:value="21.033334">
            <text:p>21,033334</text:p>
          </table:table-cell>
          <table:table-cell office:value-type="float" office:value="0.130847">
            <text:p>0,130847</text:p>
          </table:table-cell>
          <table:table-cell/>
        </table:table-row>
        <table:table-row table:style-name="ro1">
          <table:table-cell office:value-type="float" office:value="21.066668">
            <text:p>21,066668</text:p>
          </table:table-cell>
          <table:table-cell office:value-type="float" office:value="0.138889">
            <text:p>0,138889</text:p>
          </table:table-cell>
          <table:table-cell/>
        </table:table-row>
        <table:table-row table:style-name="ro1">
          <table:table-cell office:value-type="float" office:value="21.100001">
            <text:p>21,100001</text:p>
          </table:table-cell>
          <table:table-cell office:value-type="float" office:value="0.143666">
            <text:p>0,143666</text:p>
          </table:table-cell>
          <table:table-cell/>
        </table:table-row>
        <table:table-row table:style-name="ro1">
          <table:table-cell office:value-type="float" office:value="21.133334">
            <text:p>21,133334</text:p>
          </table:table-cell>
          <table:table-cell office:value-type="float" office:value="0.149071">
            <text:p>0,149071</text:p>
          </table:table-cell>
          <table:table-cell/>
        </table:table-row>
        <table:table-row table:style-name="ro1">
          <table:table-cell office:value-type="float" office:value="21.166668">
            <text:p>21,166668</text:p>
          </table:table-cell>
          <table:table-cell office:value-type="float" office:value="0.177404">
            <text:p>0,177404</text:p>
          </table:table-cell>
          <table:table-cell/>
        </table:table-row>
        <table:table-row table:style-name="ro1">
          <table:table-cell office:value-type="float" office:value="21.200001">
            <text:p>21,200001</text:p>
          </table:table-cell>
          <table:table-cell office:value-type="float" office:value="0.211457">
            <text:p>0,211457</text:p>
          </table:table-cell>
          <table:table-cell/>
        </table:table-row>
        <table:table-row table:style-name="ro1">
          <table:table-cell office:value-type="float" office:value="21.233334">
            <text:p>21,233334</text:p>
          </table:table-cell>
          <table:table-cell office:value-type="float" office:value="0.223803">
            <text:p>0,223803</text:p>
          </table:table-cell>
          <table:table-cell/>
        </table:table-row>
        <table:table-row table:style-name="ro1">
          <table:table-cell office:value-type="float" office:value="21.266668">
            <text:p>21,266668</text:p>
          </table:table-cell>
          <table:table-cell office:value-type="float" office:value="0.240642">
            <text:p>0,240642</text:p>
          </table:table-cell>
          <table:table-cell/>
        </table:table-row>
        <table:table-row table:style-name="ro1">
          <table:table-cell office:value-type="float" office:value="21.300001">
            <text:p>21,300001</text:p>
          </table:table-cell>
          <table:table-cell office:value-type="float" office:value="0.266839">
            <text:p>0,266839</text:p>
          </table:table-cell>
          <table:table-cell/>
        </table:table-row>
        <table:table-row table:style-name="ro1">
          <table:table-cell office:value-type="float" office:value="21.333334">
            <text:p>21,333334</text:p>
          </table:table-cell>
          <table:table-cell office:value-type="float" office:value="0.256069">
            <text:p>0,256069</text:p>
          </table:table-cell>
          <table:table-cell/>
        </table:table-row>
        <table:table-row table:style-name="ro1">
          <table:table-cell office:value-type="float" office:value="21.366668">
            <text:p>21,366668</text:p>
          </table:table-cell>
          <table:table-cell office:value-type="float" office:value="0.252944">
            <text:p>0,252944</text:p>
          </table:table-cell>
          <table:table-cell/>
        </table:table-row>
        <table:table-row table:style-name="ro1">
          <table:table-cell office:value-type="float" office:value="21.400001">
            <text:p>21,400001</text:p>
          </table:table-cell>
          <table:table-cell office:value-type="float" office:value="0.237474">
            <text:p>0,237474</text:p>
          </table:table-cell>
          <table:table-cell/>
        </table:table-row>
        <table:table-row table:style-name="ro1">
          <table:table-cell office:value-type="float" office:value="21.433334">
            <text:p>21,433334</text:p>
          </table:table-cell>
          <table:table-cell office:value-type="float" office:value="0.213551">
            <text:p>0,213551</text:p>
          </table:table-cell>
          <table:table-cell/>
        </table:table-row>
        <table:table-row table:style-name="ro1">
          <table:table-cell office:value-type="float" office:value="21.466668">
            <text:p>21,466668</text:p>
          </table:table-cell>
          <table:table-cell office:value-type="float" office:value="0.17741">
            <text:p>0,17741</text:p>
          </table:table-cell>
          <table:table-cell/>
        </table:table-row>
        <table:table-row table:style-name="ro1">
          <table:table-cell office:value-type="float" office:value="21.500001">
            <text:p>21,500001</text:p>
          </table:table-cell>
          <table:table-cell office:value-type="float" office:value="0.14385">
            <text:p>0,14385</text:p>
          </table:table-cell>
          <table:table-cell/>
        </table:table-row>
        <table:table-row table:style-name="ro1">
          <table:table-cell office:value-type="float" office:value="21.533334">
            <text:p>21,533334</text:p>
          </table:table-cell>
          <table:table-cell office:value-type="float" office:value="0.127615">
            <text:p>0,127615</text:p>
          </table:table-cell>
          <table:table-cell/>
        </table:table-row>
        <table:table-row table:style-name="ro1">
          <table:table-cell office:value-type="float" office:value="21.566668">
            <text:p>21,566668</text:p>
          </table:table-cell>
          <table:table-cell office:value-type="float" office:value="0.125901">
            <text:p>0,125901</text:p>
          </table:table-cell>
          <table:table-cell/>
        </table:table-row>
        <table:table-row table:style-name="ro1">
          <table:table-cell office:value-type="float" office:value="21.600001">
            <text:p>21,600001</text:p>
          </table:table-cell>
          <table:table-cell office:value-type="float" office:value="0.123735">
            <text:p>0,123735</text:p>
          </table:table-cell>
          <table:table-cell/>
        </table:table-row>
        <table:table-row table:style-name="ro1">
          <table:table-cell office:value-type="float" office:value="21.633334">
            <text:p>21,633334</text:p>
          </table:table-cell>
          <table:table-cell office:value-type="float" office:value="0.16462">
            <text:p>0,16462</text:p>
          </table:table-cell>
          <table:table-cell/>
        </table:table-row>
        <table:table-row table:style-name="ro1">
          <table:table-cell office:value-type="float" office:value="21.666668">
            <text:p>21,666668</text:p>
          </table:table-cell>
          <table:table-cell office:value-type="float" office:value="0.175588">
            <text:p>0,175588</text:p>
          </table:table-cell>
          <table:table-cell/>
        </table:table-row>
        <table:table-row table:style-name="ro1">
          <table:table-cell office:value-type="float" office:value="21.700001">
            <text:p>21,700001</text:p>
          </table:table-cell>
          <table:table-cell office:value-type="float" office:value="0.197722">
            <text:p>0,197722</text:p>
          </table:table-cell>
          <table:table-cell/>
        </table:table-row>
        <table:table-row table:style-name="ro1">
          <table:table-cell office:value-type="float" office:value="21.733334">
            <text:p>21,733334</text:p>
          </table:table-cell>
          <table:table-cell office:value-type="float" office:value="0.220989">
            <text:p>0,220989</text:p>
          </table:table-cell>
          <table:table-cell/>
        </table:table-row>
        <table:table-row table:style-name="ro1">
          <table:table-cell office:value-type="float" office:value="21.766668">
            <text:p>21,766668</text:p>
          </table:table-cell>
          <table:table-cell office:value-type="float" office:value="0.223675">
            <text:p>0,223675</text:p>
          </table:table-cell>
          <table:table-cell/>
        </table:table-row>
        <table:table-row table:style-name="ro1">
          <table:table-cell office:value-type="float" office:value="21.800001">
            <text:p>21,800001</text:p>
          </table:table-cell>
          <table:table-cell office:value-type="float" office:value="0.223299">
            <text:p>0,223299</text:p>
          </table:table-cell>
          <table:table-cell/>
        </table:table-row>
        <table:table-row table:style-name="ro1">
          <table:table-cell office:value-type="float" office:value="21.833334">
            <text:p>21,833334</text:p>
          </table:table-cell>
          <table:table-cell office:value-type="float" office:value="0.220771">
            <text:p>0,220771</text:p>
          </table:table-cell>
          <table:table-cell/>
        </table:table-row>
        <table:table-row table:style-name="ro1">
          <table:table-cell office:value-type="float" office:value="21.866668">
            <text:p>21,866668</text:p>
          </table:table-cell>
          <table:table-cell office:value-type="float" office:value="0.206815">
            <text:p>0,206815</text:p>
          </table:table-cell>
          <table:table-cell/>
        </table:table-row>
        <table:table-row table:style-name="ro1">
          <table:table-cell office:value-type="float" office:value="21.900001">
            <text:p>21,900001</text:p>
          </table:table-cell>
          <table:table-cell office:value-type="float" office:value="0.202963">
            <text:p>0,202963</text:p>
          </table:table-cell>
          <table:table-cell/>
        </table:table-row>
        <table:table-row table:style-name="ro1">
          <table:table-cell office:value-type="float" office:value="21.933334">
            <text:p>21,933334</text:p>
          </table:table-cell>
          <table:table-cell office:value-type="float" office:value="0.211169">
            <text:p>0,211169</text:p>
          </table:table-cell>
          <table:table-cell/>
        </table:table-row>
        <table:table-row table:style-name="ro1">
          <table:table-cell office:value-type="float" office:value="21.966668">
            <text:p>21,966668</text:p>
          </table:table-cell>
          <table:table-cell office:value-type="float" office:value="0.20137">
            <text:p>0,20137</text:p>
          </table:table-cell>
          <table:table-cell/>
        </table:table-row>
        <table:table-row table:style-name="ro1">
          <table:table-cell office:value-type="float" office:value="22.000001">
            <text:p>22,000001</text:p>
          </table:table-cell>
          <table:table-cell office:value-type="float" office:value="0.214237">
            <text:p>0,214237</text:p>
          </table:table-cell>
          <table:table-cell/>
        </table:table-row>
        <table:table-row table:style-name="ro1">
          <table:table-cell office:value-type="float" office:value="22.033334">
            <text:p>22,033334</text:p>
          </table:table-cell>
          <table:table-cell office:value-type="float" office:value="0.214891">
            <text:p>0,214891</text:p>
          </table:table-cell>
          <table:table-cell/>
        </table:table-row>
        <table:table-row table:style-name="ro1">
          <table:table-cell office:value-type="float" office:value="22.066668">
            <text:p>22,066668</text:p>
          </table:table-cell>
          <table:table-cell office:value-type="float" office:value="0.235326">
            <text:p>0,235326</text:p>
          </table:table-cell>
          <table:table-cell/>
        </table:table-row>
        <table:table-row table:style-name="ro1">
          <table:table-cell office:value-type="float" office:value="22.100001">
            <text:p>22,100001</text:p>
          </table:table-cell>
          <table:table-cell office:value-type="float" office:value="0.236574">
            <text:p>0,236574</text:p>
          </table:table-cell>
          <table:table-cell/>
        </table:table-row>
        <table:table-row table:style-name="ro1">
          <table:table-cell office:value-type="float" office:value="22.133334">
            <text:p>22,133334</text:p>
          </table:table-cell>
          <table:table-cell office:value-type="float" office:value="0.243529">
            <text:p>0,243529</text:p>
          </table:table-cell>
          <table:table-cell/>
        </table:table-row>
        <table:table-row table:style-name="ro1">
          <table:table-cell office:value-type="float" office:value="22.166668">
            <text:p>22,166668</text:p>
          </table:table-cell>
          <table:table-cell office:value-type="float" office:value="0.245662">
            <text:p>0,245662</text:p>
          </table:table-cell>
          <table:table-cell office:value-type="string">
            <text:p>Generando nueva Gausiana: Amp=475.5494nm <text:s/>s=0.01405s</text:p>
          </table:table-cell>
        </table:table-row>
        <table:table-row table:style-name="ro1">
          <table:table-cell office:value-type="float" office:value="22.200001">
            <text:p>22,200001</text:p>
          </table:table-cell>
          <table:table-cell office:value-type="float" office:value="0.027085">
            <text:p>0,027085</text:p>
          </table:table-cell>
          <table:table-cell/>
        </table:table-row>
        <table:table-row table:style-name="ro1">
          <table:table-cell office:value-type="float" office:value="22.233334">
            <text:p>22,233334</text:p>
          </table:table-cell>
          <table:table-cell office:value-type="float" office:value="0.043122">
            <text:p>0,043122</text:p>
          </table:table-cell>
          <table:table-cell/>
        </table:table-row>
        <table:table-row table:style-name="ro1">
          <table:table-cell office:value-type="float" office:value="22.266668">
            <text:p>22,266668</text:p>
          </table:table-cell>
          <table:table-cell office:value-type="float" office:value="0.038059">
            <text:p>0,038059</text:p>
          </table:table-cell>
          <table:table-cell/>
        </table:table-row>
        <table:table-row table:style-name="ro1">
          <table:table-cell office:value-type="float" office:value="22.300001">
            <text:p>22,300001</text:p>
          </table:table-cell>
          <table:table-cell office:value-type="float" office:value="0.045896">
            <text:p>0,045896</text:p>
          </table:table-cell>
          <table:table-cell/>
        </table:table-row>
        <table:table-row table:style-name="ro1">
          <table:table-cell office:value-type="float" office:value="22.333334">
            <text:p>22,333334</text:p>
          </table:table-cell>
          <table:table-cell office:value-type="float" office:value="0.050368">
            <text:p>0,050368</text:p>
          </table:table-cell>
          <table:table-cell/>
        </table:table-row>
        <table:table-row table:style-name="ro1">
          <table:table-cell office:value-type="float" office:value="22.366668">
            <text:p>22,366668</text:p>
          </table:table-cell>
          <table:table-cell office:value-type="float" office:value="0.049912">
            <text:p>0,049912</text:p>
          </table:table-cell>
          <table:table-cell/>
        </table:table-row>
        <table:table-row table:style-name="ro1">
          <table:table-cell office:value-type="float" office:value="22.400001">
            <text:p>22,400001</text:p>
          </table:table-cell>
          <table:table-cell office:value-type="float" office:value="0.068064">
            <text:p>0,068064</text:p>
          </table:table-cell>
          <table:table-cell/>
        </table:table-row>
        <table:table-row table:style-name="ro1">
          <table:table-cell office:value-type="float" office:value="22.433335">
            <text:p>22,433335</text:p>
          </table:table-cell>
          <table:table-cell office:value-type="float" office:value="0.056911">
            <text:p>0,056911</text:p>
          </table:table-cell>
          <table:table-cell/>
        </table:table-row>
        <table:table-row table:style-name="ro1">
          <table:table-cell office:value-type="float" office:value="22.466668">
            <text:p>22,466668</text:p>
          </table:table-cell>
          <table:table-cell office:value-type="float" office:value="0.088264">
            <text:p>0,088264</text:p>
          </table:table-cell>
          <table:table-cell/>
        </table:table-row>
        <table:table-row table:style-name="ro1">
          <table:table-cell office:value-type="float" office:value="22.500001">
            <text:p>22,500001</text:p>
          </table:table-cell>
          <table:table-cell office:value-type="float" office:value="0.073416">
            <text:p>0,073416</text:p>
          </table:table-cell>
          <table:table-cell/>
        </table:table-row>
        <table:table-row table:style-name="ro1">
          <table:table-cell office:value-type="float" office:value="22.533335">
            <text:p>22,533335</text:p>
          </table:table-cell>
          <table:table-cell office:value-type="float" office:value="0.079513">
            <text:p>0,079513</text:p>
          </table:table-cell>
          <table:table-cell/>
        </table:table-row>
        <table:table-row table:style-name="ro1">
          <table:table-cell office:value-type="float" office:value="22.566668">
            <text:p>22,566668</text:p>
          </table:table-cell>
          <table:table-cell office:value-type="float" office:value="0.108353">
            <text:p>0,108353</text:p>
          </table:table-cell>
          <table:table-cell/>
        </table:table-row>
        <table:table-row table:style-name="ro1">
          <table:table-cell office:value-type="float" office:value="22.600001">
            <text:p>22,600001</text:p>
          </table:table-cell>
          <table:table-cell office:value-type="float" office:value="0.095382">
            <text:p>0,095382</text:p>
          </table:table-cell>
          <table:table-cell/>
        </table:table-row>
        <table:table-row table:style-name="ro1">
          <table:table-cell office:value-type="float" office:value="22.633335">
            <text:p>22,633335</text:p>
          </table:table-cell>
          <table:table-cell office:value-type="float" office:value="0.088">
            <text:p>0,088</text:p>
          </table:table-cell>
          <table:table-cell/>
        </table:table-row>
        <table:table-row table:style-name="ro1">
          <table:table-cell office:value-type="float" office:value="22.666668">
            <text:p>22,666668</text:p>
          </table:table-cell>
          <table:table-cell office:value-type="float" office:value="0.109357">
            <text:p>0,109357</text:p>
          </table:table-cell>
          <table:table-cell/>
        </table:table-row>
        <table:table-row table:style-name="ro1">
          <table:table-cell office:value-type="float" office:value="22.700001">
            <text:p>22,700001</text:p>
          </table:table-cell>
          <table:table-cell office:value-type="float" office:value="0.129752">
            <text:p>0,129752</text:p>
          </table:table-cell>
          <table:table-cell/>
        </table:table-row>
        <table:table-row table:style-name="ro1">
          <table:table-cell office:value-type="float" office:value="22.733335">
            <text:p>22,733335</text:p>
          </table:table-cell>
          <table:table-cell office:value-type="float" office:value="0.136033">
            <text:p>0,136033</text:p>
          </table:table-cell>
          <table:table-cell/>
        </table:table-row>
        <table:table-row table:style-name="ro1">
          <table:table-cell office:value-type="float" office:value="22.766668">
            <text:p>22,766668</text:p>
          </table:table-cell>
          <table:table-cell office:value-type="float" office:value="0.143301">
            <text:p>0,143301</text:p>
          </table:table-cell>
          <table:table-cell/>
        </table:table-row>
        <table:table-row table:style-name="ro1">
          <table:table-cell office:value-type="float" office:value="22.800001">
            <text:p>22,800001</text:p>
          </table:table-cell>
          <table:table-cell office:value-type="float" office:value="0.146778">
            <text:p>0,146778</text:p>
          </table:table-cell>
          <table:table-cell/>
        </table:table-row>
        <table:table-row table:style-name="ro1">
          <table:table-cell office:value-type="float" office:value="22.833335">
            <text:p>22,833335</text:p>
          </table:table-cell>
          <table:table-cell office:value-type="float" office:value="0.159301">
            <text:p>0,159301</text:p>
          </table:table-cell>
          <table:table-cell/>
        </table:table-row>
        <table:table-row table:style-name="ro1">
          <table:table-cell office:value-type="float" office:value="22.866668">
            <text:p>22,866668</text:p>
          </table:table-cell>
          <table:table-cell office:value-type="float" office:value="0.175827">
            <text:p>0,175827</text:p>
          </table:table-cell>
          <table:table-cell/>
        </table:table-row>
        <table:table-row table:style-name="ro1">
          <table:table-cell office:value-type="float" office:value="22.900001">
            <text:p>22,900001</text:p>
          </table:table-cell>
          <table:table-cell office:value-type="float" office:value="0.16994">
            <text:p>0,16994</text:p>
          </table:table-cell>
          <table:table-cell/>
        </table:table-row>
        <table:table-row table:style-name="ro1">
          <table:table-cell office:value-type="float" office:value="22.933335">
            <text:p>22,933335</text:p>
          </table:table-cell>
          <table:table-cell office:value-type="float" office:value="0.177984">
            <text:p>0,177984</text:p>
          </table:table-cell>
          <table:table-cell/>
        </table:table-row>
        <table:table-row table:style-name="ro1">
          <table:table-cell office:value-type="float" office:value="22.966668">
            <text:p>22,966668</text:p>
          </table:table-cell>
          <table:table-cell office:value-type="float" office:value="0.176231">
            <text:p>0,176231</text:p>
          </table:table-cell>
          <table:table-cell/>
        </table:table-row>
        <table:table-row table:style-name="ro1">
          <table:table-cell office:value-type="float" office:value="23.000001">
            <text:p>23,000001</text:p>
          </table:table-cell>
          <table:table-cell office:value-type="float" office:value="0.189559">
            <text:p>0,189559</text:p>
          </table:table-cell>
          <table:table-cell/>
        </table:table-row>
        <table:table-row table:style-name="ro1">
          <table:table-cell office:value-type="float" office:value="23.033335">
            <text:p>23,033335</text:p>
          </table:table-cell>
          <table:table-cell office:value-type="float" office:value="0.186911">
            <text:p>0,186911</text:p>
          </table:table-cell>
          <table:table-cell/>
        </table:table-row>
        <table:table-row table:style-name="ro1">
          <table:table-cell office:value-type="float" office:value="23.066668">
            <text:p>23,066668</text:p>
          </table:table-cell>
          <table:table-cell office:value-type="float" office:value="0.184364">
            <text:p>0,184364</text:p>
          </table:table-cell>
          <table:table-cell/>
        </table:table-row>
        <table:table-row table:style-name="ro1">
          <table:table-cell office:value-type="float" office:value="23.100001">
            <text:p>23,100001</text:p>
          </table:table-cell>
          <table:table-cell office:value-type="float" office:value="0.180557">
            <text:p>0,180557</text:p>
          </table:table-cell>
          <table:table-cell/>
        </table:table-row>
        <table:table-row table:style-name="ro1">
          <table:table-cell office:value-type="float" office:value="23.133335">
            <text:p>23,133335</text:p>
          </table:table-cell>
          <table:table-cell office:value-type="float" office:value="0.178257">
            <text:p>0,178257</text:p>
          </table:table-cell>
          <table:table-cell/>
        </table:table-row>
        <table:table-row table:style-name="ro1">
          <table:table-cell office:value-type="float" office:value="23.166668">
            <text:p>23,166668</text:p>
          </table:table-cell>
          <table:table-cell office:value-type="float" office:value="0.175778">
            <text:p>0,175778</text:p>
          </table:table-cell>
          <table:table-cell/>
        </table:table-row>
        <table:table-row table:style-name="ro1">
          <table:table-cell office:value-type="float" office:value="23.200001">
            <text:p>23,200001</text:p>
          </table:table-cell>
          <table:table-cell office:value-type="float" office:value="0.178032">
            <text:p>0,178032</text:p>
          </table:table-cell>
          <table:table-cell/>
        </table:table-row>
        <table:table-row table:style-name="ro1">
          <table:table-cell office:value-type="float" office:value="23.233335">
            <text:p>23,233335</text:p>
          </table:table-cell>
          <table:table-cell office:value-type="float" office:value="0.169826">
            <text:p>0,169826</text:p>
          </table:table-cell>
          <table:table-cell/>
        </table:table-row>
        <table:table-row table:style-name="ro1">
          <table:table-cell office:value-type="float" office:value="23.266668">
            <text:p>23,266668</text:p>
          </table:table-cell>
          <table:table-cell office:value-type="float" office:value="0.162945">
            <text:p>0,162945</text:p>
          </table:table-cell>
          <table:table-cell/>
        </table:table-row>
        <table:table-row table:style-name="ro1">
          <table:table-cell office:value-type="float" office:value="23.300001">
            <text:p>23,300001</text:p>
          </table:table-cell>
          <table:table-cell office:value-type="float" office:value="0.143259">
            <text:p>0,143259</text:p>
          </table:table-cell>
          <table:table-cell/>
        </table:table-row>
        <table:table-row table:style-name="ro1">
          <table:table-cell office:value-type="float" office:value="23.333335">
            <text:p>23,333335</text:p>
          </table:table-cell>
          <table:table-cell office:value-type="float" office:value="0.139603">
            <text:p>0,139603</text:p>
          </table:table-cell>
          <table:table-cell/>
        </table:table-row>
        <table:table-row table:style-name="ro1">
          <table:table-cell office:value-type="float" office:value="23.366668">
            <text:p>23,366668</text:p>
          </table:table-cell>
          <table:table-cell office:value-type="float" office:value="0.125017">
            <text:p>0,125017</text:p>
          </table:table-cell>
          <table:table-cell/>
        </table:table-row>
        <table:table-row table:style-name="ro1">
          <table:table-cell office:value-type="float" office:value="23.400001">
            <text:p>23,400001</text:p>
          </table:table-cell>
          <table:table-cell office:value-type="float" office:value="0.125206">
            <text:p>0,125206</text:p>
          </table:table-cell>
          <table:table-cell/>
        </table:table-row>
        <table:table-row table:style-name="ro1">
          <table:table-cell office:value-type="float" office:value="23.433335">
            <text:p>23,433335</text:p>
          </table:table-cell>
          <table:table-cell office:value-type="float" office:value="0.119452">
            <text:p>0,119452</text:p>
          </table:table-cell>
          <table:table-cell/>
        </table:table-row>
        <table:table-row table:style-name="ro1">
          <table:table-cell office:value-type="float" office:value="23.466668">
            <text:p>23,466668</text:p>
          </table:table-cell>
          <table:table-cell office:value-type="float" office:value="0.12048">
            <text:p>0,12048</text:p>
          </table:table-cell>
          <table:table-cell/>
        </table:table-row>
        <table:table-row table:style-name="ro1">
          <table:table-cell office:value-type="float" office:value="23.500001">
            <text:p>23,500001</text:p>
          </table:table-cell>
          <table:table-cell office:value-type="float" office:value="0.098521">
            <text:p>0,098521</text:p>
          </table:table-cell>
          <table:table-cell/>
        </table:table-row>
        <table:table-row table:style-name="ro1">
          <table:table-cell office:value-type="float" office:value="23.533335">
            <text:p>23,533335</text:p>
          </table:table-cell>
          <table:table-cell office:value-type="float" office:value="0.097953">
            <text:p>0,097953</text:p>
          </table:table-cell>
          <table:table-cell/>
        </table:table-row>
        <table:table-row table:style-name="ro1">
          <table:table-cell office:value-type="float" office:value="23.566668">
            <text:p>23,566668</text:p>
          </table:table-cell>
          <table:table-cell office:value-type="float" office:value="0.078485">
            <text:p>0,078485</text:p>
          </table:table-cell>
          <table:table-cell/>
        </table:table-row>
        <table:table-row table:style-name="ro1">
          <table:table-cell office:value-type="float" office:value="23.600001">
            <text:p>23,600001</text:p>
          </table:table-cell>
          <table:table-cell office:value-type="float" office:value="0.069108">
            <text:p>0,069108</text:p>
          </table:table-cell>
          <table:table-cell/>
        </table:table-row>
        <table:table-row table:style-name="ro1">
          <table:table-cell office:value-type="float" office:value="23.633335">
            <text:p>23,633335</text:p>
          </table:table-cell>
          <table:table-cell office:value-type="float" office:value="0.060508">
            <text:p>0,060508</text:p>
          </table:table-cell>
          <table:table-cell/>
        </table:table-row>
        <table:table-row table:style-name="ro1">
          <table:table-cell office:value-type="float" office:value="23.666668">
            <text:p>23,666668</text:p>
          </table:table-cell>
          <table:table-cell office:value-type="float" office:value="0.070007">
            <text:p>0,070007</text:p>
          </table:table-cell>
          <table:table-cell/>
        </table:table-row>
        <table:table-row table:style-name="ro1">
          <table:table-cell office:value-type="float" office:value="23.700001">
            <text:p>23,700001</text:p>
          </table:table-cell>
          <table:table-cell office:value-type="float" office:value="0.067024">
            <text:p>0,067024</text:p>
          </table:table-cell>
          <table:table-cell/>
        </table:table-row>
        <table:table-row table:style-name="ro1">
          <table:table-cell office:value-type="float" office:value="23.733335">
            <text:p>23,733335</text:p>
          </table:table-cell>
          <table:table-cell office:value-type="float" office:value="0.048166">
            <text:p>0,048166</text:p>
          </table:table-cell>
          <table:table-cell/>
        </table:table-row>
        <table:table-row table:style-name="ro1">
          <table:table-cell office:value-type="float" office:value="23.766668">
            <text:p>23,766668</text:p>
          </table:table-cell>
          <table:table-cell office:value-type="float" office:value="0.050023">
            <text:p>0,050023</text:p>
          </table:table-cell>
          <table:table-cell/>
        </table:table-row>
        <table:table-row table:style-name="ro1">
          <table:table-cell office:value-type="float" office:value="23.800001">
            <text:p>23,800001</text:p>
          </table:table-cell>
          <table:table-cell office:value-type="float" office:value="0.038791">
            <text:p>0,038791</text:p>
          </table:table-cell>
          <table:table-cell/>
        </table:table-row>
        <table:table-row table:style-name="ro1">
          <table:table-cell office:value-type="float" office:value="23.833335">
            <text:p>23,833335</text:p>
          </table:table-cell>
          <table:table-cell office:value-type="float" office:value="0.028908">
            <text:p>0,028908</text:p>
          </table:table-cell>
          <table:table-cell/>
        </table:table-row>
        <table:table-row table:style-name="ro1">
          <table:table-cell office:value-type="float" office:value="23.866668">
            <text:p>23,866668</text:p>
          </table:table-cell>
          <table:table-cell office:value-type="float" office:value="0.044289">
            <text:p>0,044289</text:p>
          </table:table-cell>
          <table:table-cell/>
        </table:table-row>
        <table:table-row table:style-name="ro1">
          <table:table-cell office:value-type="float" office:value="23.900001">
            <text:p>23,900001</text:p>
          </table:table-cell>
          <table:table-cell office:value-type="float" office:value="0.069003">
            <text:p>0,069003</text:p>
          </table:table-cell>
          <table:table-cell office:value-type="string">
            <text:p>Generando nueva Gausiana: Amp=288.6093nm <text:s/>s=0.01332s</text:p>
          </table:table-cell>
        </table:table-row>
        <table:table-row table:style-name="ro1">
          <table:table-cell office:value-type="float" office:value="23.933335">
            <text:p>23,933335</text:p>
          </table:table-cell>
          <table:table-cell office:value-type="float" office:value="0.162403">
            <text:p>0,162403</text:p>
          </table:table-cell>
          <table:table-cell/>
        </table:table-row>
        <table:table-row table:style-name="ro1">
          <table:table-cell office:value-type="float" office:value="23.966668">
            <text:p>23,966668</text:p>
          </table:table-cell>
          <table:table-cell office:value-type="float" office:value="0.147813">
            <text:p>0,147813</text:p>
          </table:table-cell>
          <table:table-cell/>
        </table:table-row>
        <table:table-row table:style-name="ro1">
          <table:table-cell office:value-type="float" office:value="24.000001">
            <text:p>24,000001</text:p>
          </table:table-cell>
          <table:table-cell office:value-type="float" office:value="0.165447">
            <text:p>0,165447</text:p>
          </table:table-cell>
          <table:table-cell/>
        </table:table-row>
        <table:table-row table:style-name="ro1">
          <table:table-cell office:value-type="float" office:value="24.033335">
            <text:p>24,033335</text:p>
          </table:table-cell>
          <table:table-cell office:value-type="float" office:value="0.149694">
            <text:p>0,149694</text:p>
          </table:table-cell>
          <table:table-cell/>
        </table:table-row>
        <table:table-row table:style-name="ro1">
          <table:table-cell office:value-type="float" office:value="24.066668">
            <text:p>24,066668</text:p>
          </table:table-cell>
          <table:table-cell office:value-type="float" office:value="0.172934">
            <text:p>0,172934</text:p>
          </table:table-cell>
          <table:table-cell/>
        </table:table-row>
        <table:table-row table:style-name="ro1">
          <table:table-cell office:value-type="float" office:value="24.100001">
            <text:p>24,100001</text:p>
          </table:table-cell>
          <table:table-cell office:value-type="float" office:value="0.174312">
            <text:p>0,174312</text:p>
          </table:table-cell>
          <table:table-cell/>
        </table:table-row>
        <table:table-row table:style-name="ro1">
          <table:table-cell office:value-type="float" office:value="24.133335">
            <text:p>24,133335</text:p>
          </table:table-cell>
          <table:table-cell office:value-type="float" office:value="0.146304">
            <text:p>0,146304</text:p>
          </table:table-cell>
          <table:table-cell/>
        </table:table-row>
        <table:table-row table:style-name="ro1">
          <table:table-cell office:value-type="float" office:value="24.166668">
            <text:p>24,166668</text:p>
          </table:table-cell>
          <table:table-cell office:value-type="float" office:value="0.166341">
            <text:p>0,166341</text:p>
          </table:table-cell>
          <table:table-cell/>
        </table:table-row>
        <table:table-row table:style-name="ro1">
          <table:table-cell office:value-type="float" office:value="24.200001">
            <text:p>24,200001</text:p>
          </table:table-cell>
          <table:table-cell office:value-type="float" office:value="0.151137">
            <text:p>0,151137</text:p>
          </table:table-cell>
          <table:table-cell/>
        </table:table-row>
        <table:table-row table:style-name="ro1">
          <table:table-cell office:value-type="float" office:value="24.233335">
            <text:p>24,233335</text:p>
          </table:table-cell>
          <table:table-cell office:value-type="float" office:value="0.17587">
            <text:p>0,17587</text:p>
          </table:table-cell>
          <table:table-cell/>
        </table:table-row>
        <table:table-row table:style-name="ro1">
          <table:table-cell office:value-type="float" office:value="24.266668">
            <text:p>24,266668</text:p>
          </table:table-cell>
          <table:table-cell office:value-type="float" office:value="0.187384">
            <text:p>0,187384</text:p>
          </table:table-cell>
          <table:table-cell/>
        </table:table-row>
        <table:table-row table:style-name="ro1">
          <table:table-cell office:value-type="float" office:value="24.300001">
            <text:p>24,300001</text:p>
          </table:table-cell>
          <table:table-cell office:value-type="float" office:value="0.202063">
            <text:p>0,202063</text:p>
          </table:table-cell>
          <table:table-cell/>
        </table:table-row>
        <table:table-row table:style-name="ro1">
          <table:table-cell office:value-type="float" office:value="24.333335">
            <text:p>24,333335</text:p>
          </table:table-cell>
          <table:table-cell office:value-type="float" office:value="0.195814">
            <text:p>0,195814</text:p>
          </table:table-cell>
          <table:table-cell/>
        </table:table-row>
        <table:table-row table:style-name="ro1">
          <table:table-cell office:value-type="float" office:value="24.366668">
            <text:p>24,366668</text:p>
          </table:table-cell>
          <table:table-cell office:value-type="float" office:value="0.194775">
            <text:p>0,194775</text:p>
          </table:table-cell>
          <table:table-cell/>
        </table:table-row>
        <table:table-row table:style-name="ro1">
          <table:table-cell office:value-type="float" office:value="24.400001">
            <text:p>24,400001</text:p>
          </table:table-cell>
          <table:table-cell office:value-type="float" office:value="0.196403">
            <text:p>0,196403</text:p>
          </table:table-cell>
          <table:table-cell/>
        </table:table-row>
        <table:table-row table:style-name="ro1">
          <table:table-cell office:value-type="float" office:value="24.433335">
            <text:p>24,433335</text:p>
          </table:table-cell>
          <table:table-cell office:value-type="float" office:value="0.202747">
            <text:p>0,202747</text:p>
          </table:table-cell>
          <table:table-cell/>
        </table:table-row>
        <table:table-row table:style-name="ro1">
          <table:table-cell office:value-type="float" office:value="24.466668">
            <text:p>24,466668</text:p>
          </table:table-cell>
          <table:table-cell office:value-type="float" office:value="0.21902">
            <text:p>0,21902</text:p>
          </table:table-cell>
          <table:table-cell/>
        </table:table-row>
        <table:table-row table:style-name="ro1">
          <table:table-cell office:value-type="float" office:value="24.500001">
            <text:p>24,500001</text:p>
          </table:table-cell>
          <table:table-cell office:value-type="float" office:value="0.233174">
            <text:p>0,233174</text:p>
          </table:table-cell>
          <table:table-cell/>
        </table:table-row>
        <table:table-row table:style-name="ro1">
          <table:table-cell office:value-type="float" office:value="24.533335">
            <text:p>24,533335</text:p>
          </table:table-cell>
          <table:table-cell office:value-type="float" office:value="0.231452">
            <text:p>0,231452</text:p>
          </table:table-cell>
          <table:table-cell/>
        </table:table-row>
        <table:table-row table:style-name="ro1">
          <table:table-cell office:value-type="float" office:value="24.566668">
            <text:p>24,566668</text:p>
          </table:table-cell>
          <table:table-cell office:value-type="float" office:value="0.231656">
            <text:p>0,231656</text:p>
          </table:table-cell>
          <table:table-cell/>
        </table:table-row>
        <table:table-row table:style-name="ro1">
          <table:table-cell office:value-type="float" office:value="24.600001">
            <text:p>24,600001</text:p>
          </table:table-cell>
          <table:table-cell office:value-type="float" office:value="0.248153">
            <text:p>0,248153</text:p>
          </table:table-cell>
          <table:table-cell/>
        </table:table-row>
        <table:table-row table:style-name="ro1">
          <table:table-cell office:value-type="float" office:value="24.633335">
            <text:p>24,633335</text:p>
          </table:table-cell>
          <table:table-cell office:value-type="float" office:value="0.24594">
            <text:p>0,24594</text:p>
          </table:table-cell>
          <table:table-cell/>
        </table:table-row>
        <table:table-row table:style-name="ro1">
          <table:table-cell office:value-type="float" office:value="24.666668">
            <text:p>24,666668</text:p>
          </table:table-cell>
          <table:table-cell office:value-type="float" office:value="0.256418">
            <text:p>0,256418</text:p>
          </table:table-cell>
          <table:table-cell/>
        </table:table-row>
        <table:table-row table:style-name="ro1">
          <table:table-cell office:value-type="float" office:value="24.700001">
            <text:p>24,700001</text:p>
          </table:table-cell>
          <table:table-cell office:value-type="float" office:value="0.267182">
            <text:p>0,267182</text:p>
          </table:table-cell>
          <table:table-cell/>
        </table:table-row>
        <table:table-row table:style-name="ro1">
          <table:table-cell office:value-type="float" office:value="24.733335">
            <text:p>24,733335</text:p>
          </table:table-cell>
          <table:table-cell office:value-type="float" office:value="0.248927">
            <text:p>0,248927</text:p>
          </table:table-cell>
          <table:table-cell/>
        </table:table-row>
        <table:table-row table:style-name="ro1">
          <table:table-cell office:value-type="float" office:value="24.766668">
            <text:p>24,766668</text:p>
          </table:table-cell>
          <table:table-cell office:value-type="float" office:value="0.2495">
            <text:p>0,2495</text:p>
          </table:table-cell>
          <table:table-cell/>
        </table:table-row>
        <table:table-row table:style-name="ro1">
          <table:table-cell office:value-type="float" office:value="24.800001">
            <text:p>24,800001</text:p>
          </table:table-cell>
          <table:table-cell office:value-type="float" office:value="0.255154">
            <text:p>0,255154</text:p>
          </table:table-cell>
          <table:table-cell/>
        </table:table-row>
        <table:table-row table:style-name="ro1">
          <table:table-cell office:value-type="float" office:value="24.833335">
            <text:p>24,833335</text:p>
          </table:table-cell>
          <table:table-cell office:value-type="float" office:value="0.251491">
            <text:p>0,251491</text:p>
          </table:table-cell>
          <table:table-cell/>
        </table:table-row>
        <table:table-row table:style-name="ro1">
          <table:table-cell office:value-type="float" office:value="24.866668">
            <text:p>24,866668</text:p>
          </table:table-cell>
          <table:table-cell office:value-type="float" office:value="0.25642">
            <text:p>0,25642</text:p>
          </table:table-cell>
          <table:table-cell/>
        </table:table-row>
        <table:table-row table:style-name="ro1">
          <table:table-cell office:value-type="float" office:value="24.900001">
            <text:p>24,900001</text:p>
          </table:table-cell>
          <table:table-cell office:value-type="float" office:value="0.247095">
            <text:p>0,247095</text:p>
          </table:table-cell>
          <table:table-cell/>
        </table:table-row>
        <table:table-row table:style-name="ro1">
          <table:table-cell office:value-type="float" office:value="24.933335">
            <text:p>24,933335</text:p>
          </table:table-cell>
          <table:table-cell office:value-type="float" office:value="0.236439">
            <text:p>0,236439</text:p>
          </table:table-cell>
          <table:table-cell/>
        </table:table-row>
        <table:table-row table:style-name="ro1">
          <table:table-cell office:value-type="float" office:value="24.966668">
            <text:p>24,966668</text:p>
          </table:table-cell>
          <table:table-cell office:value-type="float" office:value="0.242736">
            <text:p>0,242736</text:p>
          </table:table-cell>
          <table:table-cell/>
        </table:table-row>
        <table:table-row table:style-name="ro1">
          <table:table-cell office:value-type="float" office:value="25.000001">
            <text:p>25,000001</text:p>
          </table:table-cell>
          <table:table-cell office:value-type="float" office:value="0.240368">
            <text:p>0,240368</text:p>
          </table:table-cell>
          <table:table-cell/>
        </table:table-row>
        <table:table-row table:style-name="ro1">
          <table:table-cell office:value-type="float" office:value="25.033335">
            <text:p>25,033335</text:p>
          </table:table-cell>
          <table:table-cell office:value-type="float" office:value="0.217618">
            <text:p>0,217618</text:p>
          </table:table-cell>
          <table:table-cell/>
        </table:table-row>
        <table:table-row table:style-name="ro1">
          <table:table-cell office:value-type="float" office:value="25.066668">
            <text:p>25,066668</text:p>
          </table:table-cell>
          <table:table-cell office:value-type="float" office:value="0.221138">
            <text:p>0,221138</text:p>
          </table:table-cell>
          <table:table-cell/>
        </table:table-row>
        <table:table-row table:style-name="ro1">
          <table:table-cell office:value-type="float" office:value="25.100001">
            <text:p>25,100001</text:p>
          </table:table-cell>
          <table:table-cell office:value-type="float" office:value="0.221519">
            <text:p>0,221519</text:p>
          </table:table-cell>
          <table:table-cell/>
        </table:table-row>
        <table:table-row table:style-name="ro1">
          <table:table-cell office:value-type="float" office:value="25.133335">
            <text:p>25,133335</text:p>
          </table:table-cell>
          <table:table-cell office:value-type="float" office:value="0.210604">
            <text:p>0,210604</text:p>
          </table:table-cell>
          <table:table-cell/>
        </table:table-row>
        <table:table-row table:style-name="ro1">
          <table:table-cell office:value-type="float" office:value="25.166668">
            <text:p>25,166668</text:p>
          </table:table-cell>
          <table:table-cell office:value-type="float" office:value="0.202446">
            <text:p>0,202446</text:p>
          </table:table-cell>
          <table:table-cell/>
        </table:table-row>
        <table:table-row table:style-name="ro1">
          <table:table-cell office:value-type="float" office:value="25.200001">
            <text:p>25,200001</text:p>
          </table:table-cell>
          <table:table-cell office:value-type="float" office:value="0.186271">
            <text:p>0,186271</text:p>
          </table:table-cell>
          <table:table-cell/>
        </table:table-row>
        <table:table-row table:style-name="ro1">
          <table:table-cell office:value-type="float" office:value="25.233335">
            <text:p>25,233335</text:p>
          </table:table-cell>
          <table:table-cell office:value-type="float" office:value="0.169511">
            <text:p>0,169511</text:p>
          </table:table-cell>
          <table:table-cell/>
        </table:table-row>
        <table:table-row table:style-name="ro1">
          <table:table-cell office:value-type="float" office:value="25.266668">
            <text:p>25,266668</text:p>
          </table:table-cell>
          <table:table-cell office:value-type="float" office:value="0.178387">
            <text:p>0,178387</text:p>
          </table:table-cell>
          <table:table-cell/>
        </table:table-row>
        <table:table-row table:style-name="ro1">
          <table:table-cell office:value-type="float" office:value="25.300001">
            <text:p>25,300001</text:p>
          </table:table-cell>
          <table:table-cell office:value-type="float" office:value="0.173196">
            <text:p>0,173196</text:p>
          </table:table-cell>
          <table:table-cell/>
        </table:table-row>
        <table:table-row table:style-name="ro1">
          <table:table-cell office:value-type="float" office:value="25.333335">
            <text:p>25,333335</text:p>
          </table:table-cell>
          <table:table-cell office:value-type="float" office:value="0.177205">
            <text:p>0,177205</text:p>
          </table:table-cell>
          <table:table-cell/>
        </table:table-row>
        <table:table-row table:style-name="ro1">
          <table:table-cell office:value-type="float" office:value="25.366668">
            <text:p>25,366668</text:p>
          </table:table-cell>
          <table:table-cell office:value-type="float" office:value="0.153053">
            <text:p>0,153053</text:p>
          </table:table-cell>
          <table:table-cell/>
        </table:table-row>
        <table:table-row table:style-name="ro1">
          <table:table-cell office:value-type="float" office:value="25.400001">
            <text:p>25,400001</text:p>
          </table:table-cell>
          <table:table-cell office:value-type="float" office:value="0.161421">
            <text:p>0,161421</text:p>
          </table:table-cell>
          <table:table-cell/>
        </table:table-row>
        <table:table-row table:style-name="ro1">
          <table:table-cell office:value-type="float" office:value="25.433335">
            <text:p>25,433335</text:p>
          </table:table-cell>
          <table:table-cell office:value-type="float" office:value="0.144816">
            <text:p>0,144816</text:p>
          </table:table-cell>
          <table:table-cell/>
        </table:table-row>
        <table:table-row table:style-name="ro1">
          <table:table-cell office:value-type="float" office:value="25.466668">
            <text:p>25,466668</text:p>
          </table:table-cell>
          <table:table-cell office:value-type="float" office:value="0.150773">
            <text:p>0,150773</text:p>
          </table:table-cell>
          <table:table-cell/>
        </table:table-row>
        <table:table-row table:style-name="ro1">
          <table:table-cell office:value-type="float" office:value="25.500001">
            <text:p>25,500001</text:p>
          </table:table-cell>
          <table:table-cell office:value-type="float" office:value="0.141265">
            <text:p>0,141265</text:p>
          </table:table-cell>
          <table:table-cell/>
        </table:table-row>
        <table:table-row table:style-name="ro1">
          <table:table-cell office:value-type="float" office:value="25.533335">
            <text:p>25,533335</text:p>
          </table:table-cell>
          <table:table-cell office:value-type="float" office:value="0.153414">
            <text:p>0,153414</text:p>
          </table:table-cell>
          <table:table-cell/>
        </table:table-row>
        <table:table-row table:style-name="ro1">
          <table:table-cell office:value-type="float" office:value="25.566668">
            <text:p>25,566668</text:p>
          </table:table-cell>
          <table:table-cell office:value-type="float" office:value="0.14473">
            <text:p>0,14473</text:p>
          </table:table-cell>
          <table:table-cell/>
        </table:table-row>
        <table:table-row table:style-name="ro1">
          <table:table-cell office:value-type="float" office:value="25.600001">
            <text:p>25,600001</text:p>
          </table:table-cell>
          <table:table-cell office:value-type="float" office:value="0.139827">
            <text:p>0,139827</text:p>
          </table:table-cell>
          <table:table-cell/>
        </table:table-row>
        <table:table-row table:style-name="ro1">
          <table:table-cell office:value-type="float" office:value="25.633335">
            <text:p>25,633335</text:p>
          </table:table-cell>
          <table:table-cell office:value-type="float" office:value="0.139257">
            <text:p>0,139257</text:p>
          </table:table-cell>
          <table:table-cell office:value-type="string">
            <text:p>Generando nueva Gausiana: Amp=-525.8374nm <text:s/>s=0.00363s</text:p>
          </table:table-cell>
        </table:table-row>
        <table:table-row table:style-name="ro1">
          <table:table-cell office:value-type="float" office:value="25.666668">
            <text:p>25,666668</text:p>
          </table:table-cell>
          <table:table-cell office:value-type="float" office:value="0.256276">
            <text:p>0,256276</text:p>
          </table:table-cell>
          <table:table-cell/>
        </table:table-row>
        <table:table-row table:style-name="ro1">
          <table:table-cell office:value-type="float" office:value="25.700001">
            <text:p>25,700001</text:p>
          </table:table-cell>
          <table:table-cell office:value-type="float" office:value="0.252431">
            <text:p>0,252431</text:p>
          </table:table-cell>
          <table:table-cell/>
        </table:table-row>
        <table:table-row table:style-name="ro1">
          <table:table-cell office:value-type="float" office:value="25.733335">
            <text:p>25,733335</text:p>
          </table:table-cell>
          <table:table-cell office:value-type="float" office:value="0.246118">
            <text:p>0,246118</text:p>
          </table:table-cell>
          <table:table-cell/>
        </table:table-row>
        <table:table-row table:style-name="ro1">
          <table:table-cell office:value-type="float" office:value="25.766668">
            <text:p>25,766668</text:p>
          </table:table-cell>
          <table:table-cell office:value-type="float" office:value="0.255432">
            <text:p>0,255432</text:p>
          </table:table-cell>
          <table:table-cell/>
        </table:table-row>
        <table:table-row table:style-name="ro1">
          <table:table-cell office:value-type="float" office:value="25.800001">
            <text:p>25,800001</text:p>
          </table:table-cell>
          <table:table-cell office:value-type="float" office:value="0.267686">
            <text:p>0,267686</text:p>
          </table:table-cell>
          <table:table-cell/>
        </table:table-row>
        <table:table-row table:style-name="ro1">
          <table:table-cell office:value-type="float" office:value="25.833335">
            <text:p>25,833335</text:p>
          </table:table-cell>
          <table:table-cell office:value-type="float" office:value="0.280558">
            <text:p>0,280558</text:p>
          </table:table-cell>
          <table:table-cell/>
        </table:table-row>
        <table:table-row table:style-name="ro1">
          <table:table-cell office:value-type="float" office:value="25.866668">
            <text:p>25,866668</text:p>
          </table:table-cell>
          <table:table-cell office:value-type="float" office:value="0.254026">
            <text:p>0,254026</text:p>
          </table:table-cell>
          <table:table-cell/>
        </table:table-row>
        <table:table-row table:style-name="ro1">
          <table:table-cell office:value-type="float" office:value="25.900001">
            <text:p>25,900001</text:p>
          </table:table-cell>
          <table:table-cell office:value-type="float" office:value="0.23878">
            <text:p>0,23878</text:p>
          </table:table-cell>
          <table:table-cell/>
        </table:table-row>
        <table:table-row table:style-name="ro1">
          <table:table-cell office:value-type="float" office:value="25.933335">
            <text:p>25,933335</text:p>
          </table:table-cell>
          <table:table-cell office:value-type="float" office:value="0.245855">
            <text:p>0,245855</text:p>
          </table:table-cell>
          <table:table-cell/>
        </table:table-row>
        <table:table-row table:style-name="ro1">
          <table:table-cell office:value-type="float" office:value="25.966668">
            <text:p>25,966668</text:p>
          </table:table-cell>
          <table:table-cell office:value-type="float" office:value="0.219097">
            <text:p>0,219097</text:p>
          </table:table-cell>
          <table:table-cell/>
        </table:table-row>
        <table:table-row table:style-name="ro1">
          <table:table-cell office:value-type="float" office:value="26.000001">
            <text:p>26,000001</text:p>
          </table:table-cell>
          <table:table-cell office:value-type="float" office:value="0.200206">
            <text:p>0,200206</text:p>
          </table:table-cell>
          <table:table-cell/>
        </table:table-row>
        <table:table-row table:style-name="ro1">
          <table:table-cell office:value-type="float" office:value="26.033335">
            <text:p>26,033335</text:p>
          </table:table-cell>
          <table:table-cell office:value-type="float" office:value="0.201307">
            <text:p>0,201307</text:p>
          </table:table-cell>
          <table:table-cell/>
        </table:table-row>
        <table:table-row table:style-name="ro1">
          <table:table-cell office:value-type="float" office:value="26.066668">
            <text:p>26,066668</text:p>
          </table:table-cell>
          <table:table-cell office:value-type="float" office:value="0.195332">
            <text:p>0,195332</text:p>
          </table:table-cell>
          <table:table-cell/>
        </table:table-row>
        <table:table-row table:style-name="ro1">
          <table:table-cell office:value-type="float" office:value="26.100001">
            <text:p>26,100001</text:p>
          </table:table-cell>
          <table:table-cell office:value-type="float" office:value="0.180361">
            <text:p>0,180361</text:p>
          </table:table-cell>
          <table:table-cell/>
        </table:table-row>
        <table:table-row table:style-name="ro1">
          <table:table-cell office:value-type="float" office:value="26.133335">
            <text:p>26,133335</text:p>
          </table:table-cell>
          <table:table-cell office:value-type="float" office:value="0.172856">
            <text:p>0,172856</text:p>
          </table:table-cell>
          <table:table-cell/>
        </table:table-row>
        <table:table-row table:style-name="ro1">
          <table:table-cell office:value-type="float" office:value="26.166668">
            <text:p>26,166668</text:p>
          </table:table-cell>
          <table:table-cell office:value-type="float" office:value="0.185845">
            <text:p>0,185845</text:p>
          </table:table-cell>
          <table:table-cell/>
        </table:table-row>
        <table:table-row table:style-name="ro1">
          <table:table-cell office:value-type="float" office:value="26.200001">
            <text:p>26,200001</text:p>
          </table:table-cell>
          <table:table-cell office:value-type="float" office:value="0.184477">
            <text:p>0,184477</text:p>
          </table:table-cell>
          <table:table-cell/>
        </table:table-row>
        <table:table-row table:style-name="ro1">
          <table:table-cell office:value-type="float" office:value="26.233335">
            <text:p>26,233335</text:p>
          </table:table-cell>
          <table:table-cell office:value-type="float" office:value="0.183323">
            <text:p>0,183323</text:p>
          </table:table-cell>
          <table:table-cell/>
        </table:table-row>
        <table:table-row table:style-name="ro1">
          <table:table-cell office:value-type="float" office:value="26.266668">
            <text:p>26,266668</text:p>
          </table:table-cell>
          <table:table-cell office:value-type="float" office:value="0.174189">
            <text:p>0,174189</text:p>
          </table:table-cell>
          <table:table-cell/>
        </table:table-row>
        <table:table-row table:style-name="ro1">
          <table:table-cell office:value-type="float" office:value="26.300001">
            <text:p>26,300001</text:p>
          </table:table-cell>
          <table:table-cell office:value-type="float" office:value="0.193655">
            <text:p>0,193655</text:p>
          </table:table-cell>
          <table:table-cell/>
        </table:table-row>
        <table:table-row table:style-name="ro1">
          <table:table-cell office:value-type="float" office:value="26.333335">
            <text:p>26,333335</text:p>
          </table:table-cell>
          <table:table-cell office:value-type="float" office:value="0.193589">
            <text:p>0,193589</text:p>
          </table:table-cell>
          <table:table-cell/>
        </table:table-row>
        <table:table-row table:style-name="ro1">
          <table:table-cell office:value-type="float" office:value="26.366668">
            <text:p>26,366668</text:p>
          </table:table-cell>
          <table:table-cell office:value-type="float" office:value="0.205142">
            <text:p>0,205142</text:p>
          </table:table-cell>
          <table:table-cell/>
        </table:table-row>
        <table:table-row table:style-name="ro1">
          <table:table-cell office:value-type="float" office:value="26.400001">
            <text:p>26,400001</text:p>
          </table:table-cell>
          <table:table-cell office:value-type="float" office:value="0.208686">
            <text:p>0,208686</text:p>
          </table:table-cell>
          <table:table-cell/>
        </table:table-row>
        <table:table-row table:style-name="ro1">
          <table:table-cell office:value-type="float" office:value="26.433335">
            <text:p>26,433335</text:p>
          </table:table-cell>
          <table:table-cell office:value-type="float" office:value="0.232005">
            <text:p>0,232005</text:p>
          </table:table-cell>
          <table:table-cell/>
        </table:table-row>
        <table:table-row table:style-name="ro1">
          <table:table-cell office:value-type="float" office:value="26.466668">
            <text:p>26,466668</text:p>
          </table:table-cell>
          <table:table-cell office:value-type="float" office:value="0.25515">
            <text:p>0,25515</text:p>
          </table:table-cell>
          <table:table-cell/>
        </table:table-row>
        <table:table-row table:style-name="ro1">
          <table:table-cell office:value-type="float" office:value="26.500001">
            <text:p>26,500001</text:p>
          </table:table-cell>
          <table:table-cell office:value-type="float" office:value="0.252523">
            <text:p>0,252523</text:p>
          </table:table-cell>
          <table:table-cell/>
        </table:table-row>
        <table:table-row table:style-name="ro1">
          <table:table-cell office:value-type="float" office:value="26.533335">
            <text:p>26,533335</text:p>
          </table:table-cell>
          <table:table-cell office:value-type="float" office:value="0.257412">
            <text:p>0,257412</text:p>
          </table:table-cell>
          <table:table-cell/>
        </table:table-row>
        <table:table-row table:style-name="ro1">
          <table:table-cell office:value-type="float" office:value="26.566668">
            <text:p>26,566668</text:p>
          </table:table-cell>
          <table:table-cell office:value-type="float" office:value="0.253604">
            <text:p>0,253604</text:p>
          </table:table-cell>
          <table:table-cell/>
        </table:table-row>
        <table:table-row table:style-name="ro1">
          <table:table-cell office:value-type="float" office:value="26.600001">
            <text:p>26,600001</text:p>
          </table:table-cell>
          <table:table-cell office:value-type="float" office:value="0.2358">
            <text:p>0,2358</text:p>
          </table:table-cell>
          <table:table-cell/>
        </table:table-row>
        <table:table-row table:style-name="ro1">
          <table:table-cell office:value-type="float" office:value="26.633335">
            <text:p>26,633335</text:p>
          </table:table-cell>
          <table:table-cell office:value-type="float" office:value="0.225824">
            <text:p>0,225824</text:p>
          </table:table-cell>
          <table:table-cell/>
        </table:table-row>
        <table:table-row table:style-name="ro1">
          <table:table-cell office:value-type="float" office:value="26.666668">
            <text:p>26,666668</text:p>
          </table:table-cell>
          <table:table-cell office:value-type="float" office:value="0.195325">
            <text:p>0,195325</text:p>
          </table:table-cell>
          <table:table-cell/>
        </table:table-row>
        <table:table-row table:style-name="ro1">
          <table:table-cell office:value-type="float" office:value="26.700001">
            <text:p>26,700001</text:p>
          </table:table-cell>
          <table:table-cell office:value-type="float" office:value="0.177928">
            <text:p>0,177928</text:p>
          </table:table-cell>
          <table:table-cell/>
        </table:table-row>
        <table:table-row table:style-name="ro1">
          <table:table-cell office:value-type="float" office:value="26.733335">
            <text:p>26,733335</text:p>
          </table:table-cell>
          <table:table-cell office:value-type="float" office:value="0.168252">
            <text:p>0,168252</text:p>
          </table:table-cell>
          <table:table-cell/>
        </table:table-row>
        <table:table-row table:style-name="ro1">
          <table:table-cell office:value-type="float" office:value="26.766668">
            <text:p>26,766668</text:p>
          </table:table-cell>
          <table:table-cell office:value-type="float" office:value="0.153357">
            <text:p>0,153357</text:p>
          </table:table-cell>
          <table:table-cell/>
        </table:table-row>
        <table:table-row table:style-name="ro1">
          <table:table-cell office:value-type="float" office:value="26.800001">
            <text:p>26,800001</text:p>
          </table:table-cell>
          <table:table-cell office:value-type="float" office:value="0.194284">
            <text:p>0,194284</text:p>
          </table:table-cell>
          <table:table-cell/>
        </table:table-row>
        <table:table-row table:style-name="ro1">
          <table:table-cell office:value-type="float" office:value="26.833335">
            <text:p>26,833335</text:p>
          </table:table-cell>
          <table:table-cell office:value-type="float" office:value="0.169252">
            <text:p>0,169252</text:p>
          </table:table-cell>
          <table:table-cell/>
        </table:table-row>
        <table:table-row table:style-name="ro1">
          <table:table-cell office:value-type="float" office:value="26.866668">
            <text:p>26,866668</text:p>
          </table:table-cell>
          <table:table-cell office:value-type="float" office:value="0.176634">
            <text:p>0,176634</text:p>
          </table:table-cell>
          <table:table-cell/>
        </table:table-row>
        <table:table-row table:style-name="ro1">
          <table:table-cell office:value-type="float" office:value="26.900001">
            <text:p>26,900001</text:p>
          </table:table-cell>
          <table:table-cell office:value-type="float" office:value="0.194065">
            <text:p>0,194065</text:p>
          </table:table-cell>
          <table:table-cell/>
        </table:table-row>
        <table:table-row table:style-name="ro1">
          <table:table-cell office:value-type="float" office:value="26.933335">
            <text:p>26,933335</text:p>
          </table:table-cell>
          <table:table-cell office:value-type="float" office:value="0.199056">
            <text:p>0,199056</text:p>
          </table:table-cell>
          <table:table-cell/>
        </table:table-row>
        <table:table-row table:style-name="ro1">
          <table:table-cell office:value-type="float" office:value="26.966668">
            <text:p>26,966668</text:p>
          </table:table-cell>
          <table:table-cell office:value-type="float" office:value="0.216861">
            <text:p>0,216861</text:p>
          </table:table-cell>
          <table:table-cell/>
        </table:table-row>
        <table:table-row table:style-name="ro1">
          <table:table-cell office:value-type="float" office:value="27.000001">
            <text:p>27,000001</text:p>
          </table:table-cell>
          <table:table-cell office:value-type="float" office:value="0.231513">
            <text:p>0,231513</text:p>
          </table:table-cell>
          <table:table-cell/>
        </table:table-row>
        <table:table-row table:style-name="ro1">
          <table:table-cell office:value-type="float" office:value="27.033335">
            <text:p>27,033335</text:p>
          </table:table-cell>
          <table:table-cell office:value-type="float" office:value="0.221201">
            <text:p>0,221201</text:p>
          </table:table-cell>
          <table:table-cell/>
        </table:table-row>
        <table:table-row table:style-name="ro1">
          <table:table-cell office:value-type="float" office:value="27.066668">
            <text:p>27,066668</text:p>
          </table:table-cell>
          <table:table-cell office:value-type="float" office:value="0.22762">
            <text:p>0,22762</text:p>
          </table:table-cell>
          <table:table-cell/>
        </table:table-row>
        <table:table-row table:style-name="ro1">
          <table:table-cell office:value-type="float" office:value="27.100001">
            <text:p>27,100001</text:p>
          </table:table-cell>
          <table:table-cell office:value-type="float" office:value="0.235351">
            <text:p>0,235351</text:p>
          </table:table-cell>
          <table:table-cell/>
        </table:table-row>
        <table:table-row table:style-name="ro1">
          <table:table-cell office:value-type="float" office:value="27.133335">
            <text:p>27,133335</text:p>
          </table:table-cell>
          <table:table-cell office:value-type="float" office:value="0.241935">
            <text:p>0,241935</text:p>
          </table:table-cell>
          <table:table-cell/>
        </table:table-row>
        <table:table-row table:style-name="ro1">
          <table:table-cell office:value-type="float" office:value="27.166668">
            <text:p>27,166668</text:p>
          </table:table-cell>
          <table:table-cell office:value-type="float" office:value="0.26322">
            <text:p>0,26322</text:p>
          </table:table-cell>
          <table:table-cell/>
        </table:table-row>
        <table:table-row table:style-name="ro1">
          <table:table-cell office:value-type="float" office:value="27.200001">
            <text:p>27,200001</text:p>
          </table:table-cell>
          <table:table-cell office:value-type="float" office:value="0.27197">
            <text:p>0,27197</text:p>
          </table:table-cell>
          <table:table-cell/>
        </table:table-row>
        <table:table-row table:style-name="ro1">
          <table:table-cell office:value-type="float" office:value="27.233335">
            <text:p>27,233335</text:p>
          </table:table-cell>
          <table:table-cell office:value-type="float" office:value="0.26644">
            <text:p>0,26644</text:p>
          </table:table-cell>
          <table:table-cell/>
        </table:table-row>
        <table:table-row table:style-name="ro1">
          <table:table-cell office:value-type="float" office:value="27.266668">
            <text:p>27,266668</text:p>
          </table:table-cell>
          <table:table-cell office:value-type="float" office:value="0.240994">
            <text:p>0,240994</text:p>
          </table:table-cell>
          <table:table-cell/>
        </table:table-row>
        <table:table-row table:style-name="ro1">
          <table:table-cell office:value-type="float" office:value="27.300001">
            <text:p>27,300001</text:p>
          </table:table-cell>
          <table:table-cell office:value-type="float" office:value="0.243939">
            <text:p>0,243939</text:p>
          </table:table-cell>
          <table:table-cell/>
        </table:table-row>
        <table:table-row table:style-name="ro1">
          <table:table-cell office:value-type="float" office:value="27.333335">
            <text:p>27,333335</text:p>
          </table:table-cell>
          <table:table-cell office:value-type="float" office:value="0.238516">
            <text:p>0,238516</text:p>
          </table:table-cell>
          <table:table-cell/>
        </table:table-row>
        <table:table-row table:style-name="ro1">
          <table:table-cell office:value-type="float" office:value="27.366668">
            <text:p>27,366668</text:p>
          </table:table-cell>
          <table:table-cell office:value-type="float" office:value="0.236713">
            <text:p>0,236713</text:p>
          </table:table-cell>
          <table:table-cell office:value-type="string">
            <text:p>Generando nueva Gausiana: Amp=439.4732nm <text:s/>s=0.00595s</text:p>
          </table:table-cell>
        </table:table-row>
        <table:table-row table:style-name="ro1">
          <table:table-cell office:value-type="float" office:value="27.400001">
            <text:p>27,400001</text:p>
          </table:table-cell>
          <table:table-cell office:value-type="float" office:value="0.167043">
            <text:p>0,167043</text:p>
          </table:table-cell>
          <table:table-cell/>
        </table:table-row>
        <table:table-row table:style-name="ro1">
          <table:table-cell office:value-type="float" office:value="27.433335">
            <text:p>27,433335</text:p>
          </table:table-cell>
          <table:table-cell office:value-type="float" office:value="0.174985">
            <text:p>0,174985</text:p>
          </table:table-cell>
          <table:table-cell/>
        </table:table-row>
        <table:table-row table:style-name="ro1">
          <table:table-cell office:value-type="float" office:value="27.466668">
            <text:p>27,466668</text:p>
          </table:table-cell>
          <table:table-cell office:value-type="float" office:value="0.155039">
            <text:p>0,155039</text:p>
          </table:table-cell>
          <table:table-cell/>
        </table:table-row>
        <table:table-row table:style-name="ro1">
          <table:table-cell office:value-type="float" office:value="27.500001">
            <text:p>27,500001</text:p>
          </table:table-cell>
          <table:table-cell office:value-type="float" office:value="0.141707">
            <text:p>0,141707</text:p>
          </table:table-cell>
          <table:table-cell/>
        </table:table-row>
        <table:table-row table:style-name="ro1">
          <table:table-cell office:value-type="float" office:value="27.533335">
            <text:p>27,533335</text:p>
          </table:table-cell>
          <table:table-cell office:value-type="float" office:value="0.137488">
            <text:p>0,137488</text:p>
          </table:table-cell>
          <table:table-cell/>
        </table:table-row>
        <table:table-row table:style-name="ro1">
          <table:table-cell office:value-type="float" office:value="27.566668">
            <text:p>27,566668</text:p>
          </table:table-cell>
          <table:table-cell office:value-type="float" office:value="0.153782">
            <text:p>0,153782</text:p>
          </table:table-cell>
          <table:table-cell/>
        </table:table-row>
        <table:table-row table:style-name="ro1">
          <table:table-cell office:value-type="float" office:value="27.600001">
            <text:p>27,600001</text:p>
          </table:table-cell>
          <table:table-cell office:value-type="float" office:value="0.146211">
            <text:p>0,146211</text:p>
          </table:table-cell>
          <table:table-cell/>
        </table:table-row>
        <table:table-row table:style-name="ro1">
          <table:table-cell office:value-type="float" office:value="27.633335">
            <text:p>27,633335</text:p>
          </table:table-cell>
          <table:table-cell office:value-type="float" office:value="0.126372">
            <text:p>0,126372</text:p>
          </table:table-cell>
          <table:table-cell/>
        </table:table-row>
        <table:table-row table:style-name="ro1">
          <table:table-cell office:value-type="float" office:value="27.666668">
            <text:p>27,666668</text:p>
          </table:table-cell>
          <table:table-cell office:value-type="float" office:value="0.132857">
            <text:p>0,132857</text:p>
          </table:table-cell>
          <table:table-cell/>
        </table:table-row>
        <table:table-row table:style-name="ro1">
          <table:table-cell office:value-type="float" office:value="27.700001">
            <text:p>27,700001</text:p>
          </table:table-cell>
          <table:table-cell office:value-type="float" office:value="0.136189">
            <text:p>0,136189</text:p>
          </table:table-cell>
          <table:table-cell/>
        </table:table-row>
        <table:table-row table:style-name="ro1">
          <table:table-cell office:value-type="float" office:value="27.733335">
            <text:p>27,733335</text:p>
          </table:table-cell>
          <table:table-cell office:value-type="float" office:value="0.105042">
            <text:p>0,105042</text:p>
          </table:table-cell>
          <table:table-cell/>
        </table:table-row>
        <table:table-row table:style-name="ro1">
          <table:table-cell office:value-type="float" office:value="27.766668">
            <text:p>27,766668</text:p>
          </table:table-cell>
          <table:table-cell office:value-type="float" office:value="0.101855">
            <text:p>0,101855</text:p>
          </table:table-cell>
          <table:table-cell/>
        </table:table-row>
        <table:table-row table:style-name="ro1">
          <table:table-cell office:value-type="float" office:value="27.800001">
            <text:p>27,800001</text:p>
          </table:table-cell>
          <table:table-cell office:value-type="float" office:value="0.09584">
            <text:p>0,09584</text:p>
          </table:table-cell>
          <table:table-cell/>
        </table:table-row>
        <table:table-row table:style-name="ro1">
          <table:table-cell office:value-type="float" office:value="27.833335">
            <text:p>27,833335</text:p>
          </table:table-cell>
          <table:table-cell office:value-type="float" office:value="0.068762">
            <text:p>0,068762</text:p>
          </table:table-cell>
          <table:table-cell/>
        </table:table-row>
        <table:table-row table:style-name="ro1">
          <table:table-cell office:value-type="float" office:value="27.866668">
            <text:p>27,866668</text:p>
          </table:table-cell>
          <table:table-cell office:value-type="float" office:value="0.070227">
            <text:p>0,070227</text:p>
          </table:table-cell>
          <table:table-cell/>
        </table:table-row>
        <table:table-row table:style-name="ro1">
          <table:table-cell office:value-type="float" office:value="27.900001">
            <text:p>27,900001</text:p>
          </table:table-cell>
          <table:table-cell office:value-type="float" office:value="0.043636">
            <text:p>0,043636</text:p>
          </table:table-cell>
          <table:table-cell/>
        </table:table-row>
        <table:table-row table:style-name="ro1">
          <table:table-cell office:value-type="float" office:value="27.933335">
            <text:p>27,933335</text:p>
          </table:table-cell>
          <table:table-cell office:value-type="float" office:value="0.05922">
            <text:p>0,05922</text:p>
          </table:table-cell>
          <table:table-cell/>
        </table:table-row>
        <table:table-row table:style-name="ro1">
          <table:table-cell office:value-type="float" office:value="27.966668">
            <text:p>27,966668</text:p>
          </table:table-cell>
          <table:table-cell office:value-type="float" office:value="0.045228">
            <text:p>0,045228</text:p>
          </table:table-cell>
          <table:table-cell/>
        </table:table-row>
        <table:table-row table:style-name="ro1">
          <table:table-cell office:value-type="float" office:value="28.000001">
            <text:p>28,000001</text:p>
          </table:table-cell>
          <table:table-cell office:value-type="float" office:value="0.04421">
            <text:p>0,04421</text:p>
          </table:table-cell>
          <table:table-cell/>
        </table:table-row>
        <table:table-row table:style-name="ro1">
          <table:table-cell office:value-type="float" office:value="28.033335">
            <text:p>28,033335</text:p>
          </table:table-cell>
          <table:table-cell office:value-type="float" office:value="0.022367">
            <text:p>0,022367</text:p>
          </table:table-cell>
          <table:table-cell/>
        </table:table-row>
        <table:table-row table:style-name="ro1">
          <table:table-cell office:value-type="float" office:value="28.066668">
            <text:p>28,066668</text:p>
          </table:table-cell>
          <table:table-cell office:value-type="float" office:value="0.064246">
            <text:p>0,064246</text:p>
          </table:table-cell>
          <table:table-cell/>
        </table:table-row>
        <table:table-row table:style-name="ro1">
          <table:table-cell office:value-type="float" office:value="28.100001">
            <text:p>28,100001</text:p>
          </table:table-cell>
          <table:table-cell office:value-type="float" office:value="0.072152">
            <text:p>0,072152</text:p>
          </table:table-cell>
          <table:table-cell/>
        </table:table-row>
        <table:table-row table:style-name="ro1">
          <table:table-cell office:value-type="float" office:value="28.133335">
            <text:p>28,133335</text:p>
          </table:table-cell>
          <table:table-cell office:value-type="float" office:value="0.061233">
            <text:p>0,061233</text:p>
          </table:table-cell>
          <table:table-cell/>
        </table:table-row>
        <table:table-row table:style-name="ro1">
          <table:table-cell office:value-type="float" office:value="28.166668">
            <text:p>28,166668</text:p>
          </table:table-cell>
          <table:table-cell office:value-type="float" office:value="0.096542">
            <text:p>0,096542</text:p>
          </table:table-cell>
          <table:table-cell/>
        </table:table-row>
        <table:table-row table:style-name="ro1">
          <table:table-cell office:value-type="float" office:value="28.200001">
            <text:p>28,200001</text:p>
          </table:table-cell>
          <table:table-cell office:value-type="float" office:value="0.094665">
            <text:p>0,094665</text:p>
          </table:table-cell>
          <table:table-cell/>
        </table:table-row>
        <table:table-row table:style-name="ro1">
          <table:table-cell office:value-type="float" office:value="28.233335">
            <text:p>28,233335</text:p>
          </table:table-cell>
          <table:table-cell office:value-type="float" office:value="0.1083">
            <text:p>0,1083</text:p>
          </table:table-cell>
          <table:table-cell/>
        </table:table-row>
        <table:table-row table:style-name="ro1">
          <table:table-cell office:value-type="float" office:value="28.266668">
            <text:p>28,266668</text:p>
          </table:table-cell>
          <table:table-cell office:value-type="float" office:value="0.106376">
            <text:p>0,106376</text:p>
          </table:table-cell>
          <table:table-cell/>
        </table:table-row>
        <table:table-row table:style-name="ro1">
          <table:table-cell office:value-type="float" office:value="28.300001">
            <text:p>28,300001</text:p>
          </table:table-cell>
          <table:table-cell office:value-type="float" office:value="0.099437">
            <text:p>0,099437</text:p>
          </table:table-cell>
          <table:table-cell/>
        </table:table-row>
        <table:table-row table:style-name="ro1">
          <table:table-cell office:value-type="float" office:value="28.333335">
            <text:p>28,333335</text:p>
          </table:table-cell>
          <table:table-cell office:value-type="float" office:value="0.09307">
            <text:p>0,09307</text:p>
          </table:table-cell>
          <table:table-cell/>
        </table:table-row>
        <table:table-row table:style-name="ro1">
          <table:table-cell office:value-type="float" office:value="28.366668">
            <text:p>28,366668</text:p>
          </table:table-cell>
          <table:table-cell office:value-type="float" office:value="0.063338">
            <text:p>0,063338</text:p>
          </table:table-cell>
          <table:table-cell/>
        </table:table-row>
        <table:table-row table:style-name="ro1">
          <table:table-cell office:value-type="float" office:value="28.400001">
            <text:p>28,400001</text:p>
          </table:table-cell>
          <table:table-cell office:value-type="float" office:value="0.057131">
            <text:p>0,057131</text:p>
          </table:table-cell>
          <table:table-cell/>
        </table:table-row>
        <table:table-row table:style-name="ro1">
          <table:table-cell office:value-type="float" office:value="28.433335">
            <text:p>28,433335</text:p>
          </table:table-cell>
          <table:table-cell office:value-type="float" office:value="0.068707">
            <text:p>0,068707</text:p>
          </table:table-cell>
          <table:table-cell/>
        </table:table-row>
        <table:table-row table:style-name="ro1">
          <table:table-cell office:value-type="float" office:value="28.466668">
            <text:p>28,466668</text:p>
          </table:table-cell>
          <table:table-cell office:value-type="float" office:value="0.09523">
            <text:p>0,09523</text:p>
          </table:table-cell>
          <table:table-cell/>
        </table:table-row>
        <table:table-row table:style-name="ro1">
          <table:table-cell office:value-type="float" office:value="28.500001">
            <text:p>28,500001</text:p>
          </table:table-cell>
          <table:table-cell office:value-type="float" office:value="0.090943">
            <text:p>0,090943</text:p>
          </table:table-cell>
          <table:table-cell/>
        </table:table-row>
        <table:table-row table:style-name="ro1">
          <table:table-cell office:value-type="float" office:value="28.533335">
            <text:p>28,533335</text:p>
          </table:table-cell>
          <table:table-cell office:value-type="float" office:value="0.059304">
            <text:p>0,059304</text:p>
          </table:table-cell>
          <table:table-cell/>
        </table:table-row>
        <table:table-row table:style-name="ro1">
          <table:table-cell office:value-type="float" office:value="28.566668">
            <text:p>28,566668</text:p>
          </table:table-cell>
          <table:table-cell office:value-type="float" office:value="0.05615">
            <text:p>0,05615</text:p>
          </table:table-cell>
          <table:table-cell/>
        </table:table-row>
        <table:table-row table:style-name="ro1">
          <table:table-cell office:value-type="float" office:value="28.600001">
            <text:p>28,600001</text:p>
          </table:table-cell>
          <table:table-cell office:value-type="float" office:value="0.084267">
            <text:p>0,084267</text:p>
          </table:table-cell>
          <table:table-cell/>
        </table:table-row>
        <table:table-row table:style-name="ro1">
          <table:table-cell office:value-type="float" office:value="28.633335">
            <text:p>28,633335</text:p>
          </table:table-cell>
          <table:table-cell office:value-type="float" office:value="0.083282">
            <text:p>0,083282</text:p>
          </table:table-cell>
          <table:table-cell/>
        </table:table-row>
        <table:table-row table:style-name="ro1">
          <table:table-cell office:value-type="float" office:value="28.666668">
            <text:p>28,666668</text:p>
          </table:table-cell>
          <table:table-cell office:value-type="float" office:value="0.101086">
            <text:p>0,101086</text:p>
          </table:table-cell>
          <table:table-cell/>
        </table:table-row>
        <table:table-row table:style-name="ro1">
          <table:table-cell office:value-type="float" office:value="28.700001">
            <text:p>28,700001</text:p>
          </table:table-cell>
          <table:table-cell office:value-type="float" office:value="0.11655">
            <text:p>0,11655</text:p>
          </table:table-cell>
          <table:table-cell/>
        </table:table-row>
        <table:table-row table:style-name="ro1">
          <table:table-cell office:value-type="float" office:value="28.733335">
            <text:p>28,733335</text:p>
          </table:table-cell>
          <table:table-cell office:value-type="float" office:value="0.120973">
            <text:p>0,120973</text:p>
          </table:table-cell>
          <table:table-cell/>
        </table:table-row>
        <table:table-row table:style-name="ro1">
          <table:table-cell office:value-type="float" office:value="28.766668">
            <text:p>28,766668</text:p>
          </table:table-cell>
          <table:table-cell office:value-type="float" office:value="0.151593">
            <text:p>0,151593</text:p>
          </table:table-cell>
          <table:table-cell/>
        </table:table-row>
        <table:table-row table:style-name="ro1">
          <table:table-cell office:value-type="float" office:value="28.800002">
            <text:p>28,800002</text:p>
          </table:table-cell>
          <table:table-cell office:value-type="float" office:value="0.158112">
            <text:p>0,158112</text:p>
          </table:table-cell>
          <table:table-cell/>
        </table:table-row>
        <table:table-row table:style-name="ro1">
          <table:table-cell office:value-type="float" office:value="28.833335">
            <text:p>28,833335</text:p>
          </table:table-cell>
          <table:table-cell office:value-type="float" office:value="0.118104">
            <text:p>0,118104</text:p>
          </table:table-cell>
          <table:table-cell/>
        </table:table-row>
        <table:table-row table:style-name="ro1">
          <table:table-cell office:value-type="float" office:value="28.866668">
            <text:p>28,866668</text:p>
          </table:table-cell>
          <table:table-cell office:value-type="float" office:value="0.140015">
            <text:p>0,140015</text:p>
          </table:table-cell>
          <table:table-cell/>
        </table:table-row>
        <table:table-row table:style-name="ro1">
          <table:table-cell office:value-type="float" office:value="28.900002">
            <text:p>28,900002</text:p>
          </table:table-cell>
          <table:table-cell office:value-type="float" office:value="0.134203">
            <text:p>0,134203</text:p>
          </table:table-cell>
          <table:table-cell/>
        </table:table-row>
        <table:table-row table:style-name="ro1">
          <table:table-cell office:value-type="float" office:value="28.933335">
            <text:p>28,933335</text:p>
          </table:table-cell>
          <table:table-cell office:value-type="float" office:value="0.136467">
            <text:p>0,136467</text:p>
          </table:table-cell>
          <table:table-cell/>
        </table:table-row>
        <table:table-row table:style-name="ro1">
          <table:table-cell office:value-type="float" office:value="28.966668">
            <text:p>28,966668</text:p>
          </table:table-cell>
          <table:table-cell office:value-type="float" office:value="0.13691">
            <text:p>0,13691</text:p>
          </table:table-cell>
          <table:table-cell/>
        </table:table-row>
        <table:table-row table:style-name="ro1">
          <table:table-cell office:value-type="float" office:value="29.000002">
            <text:p>29,000002</text:p>
          </table:table-cell>
          <table:table-cell office:value-type="float" office:value="0.142316">
            <text:p>0,142316</text:p>
          </table:table-cell>
          <table:table-cell/>
        </table:table-row>
        <table:table-row table:style-name="ro1">
          <table:table-cell office:value-type="float" office:value="29.033335">
            <text:p>29,033335</text:p>
          </table:table-cell>
          <table:table-cell office:value-type="float" office:value="0.147474">
            <text:p>0,147474</text:p>
          </table:table-cell>
          <table:table-cell/>
        </table:table-row>
        <table:table-row table:style-name="ro1">
          <table:table-cell office:value-type="float" office:value="29.066668">
            <text:p>29,066668</text:p>
          </table:table-cell>
          <table:table-cell office:value-type="float" office:value="0.160105">
            <text:p>0,160105</text:p>
          </table:table-cell>
          <table:table-cell/>
        </table:table-row>
        <table:table-row table:style-name="ro1">
          <table:table-cell office:value-type="float" office:value="29.100002">
            <text:p>29,100002</text:p>
          </table:table-cell>
          <table:table-cell office:value-type="float" office:value="0.172829">
            <text:p>0,172829</text:p>
          </table:table-cell>
          <table:table-cell office:value-type="string">
            <text:p>Generando nueva Gausiana: Amp=-110.4149nm <text:s/>s=0.01103s</text:p>
          </table:table-cell>
        </table:table-row>
        <table:table-row table:style-name="ro1">
          <table:table-cell office:value-type="float" office:value="29.133335">
            <text:p>29,133335</text:p>
          </table:table-cell>
          <table:table-cell office:value-type="float" office:value="0.312193">
            <text:p>0,312193</text:p>
          </table:table-cell>
          <table:table-cell/>
        </table:table-row>
        <table:table-row table:style-name="ro1">
          <table:table-cell office:value-type="float" office:value="29.166668">
            <text:p>29,166668</text:p>
          </table:table-cell>
          <table:table-cell office:value-type="float" office:value="0.29362">
            <text:p>0,29362</text:p>
          </table:table-cell>
          <table:table-cell/>
        </table:table-row>
        <table:table-row table:style-name="ro1">
          <table:table-cell office:value-type="float" office:value="29.200002">
            <text:p>29,200002</text:p>
          </table:table-cell>
          <table:table-cell office:value-type="float" office:value="0.30739">
            <text:p>0,30739</text:p>
          </table:table-cell>
          <table:table-cell/>
        </table:table-row>
        <table:table-row table:style-name="ro1">
          <table:table-cell office:value-type="float" office:value="29.233335">
            <text:p>29,233335</text:p>
          </table:table-cell>
          <table:table-cell office:value-type="float" office:value="0.307472">
            <text:p>0,307472</text:p>
          </table:table-cell>
          <table:table-cell/>
        </table:table-row>
        <table:table-row table:style-name="ro1">
          <table:table-cell office:value-type="float" office:value="29.266668">
            <text:p>29,266668</text:p>
          </table:table-cell>
          <table:table-cell office:value-type="float" office:value="0.309878">
            <text:p>0,309878</text:p>
          </table:table-cell>
          <table:table-cell/>
        </table:table-row>
        <table:table-row table:style-name="ro1">
          <table:table-cell office:value-type="float" office:value="29.300002">
            <text:p>29,300002</text:p>
          </table:table-cell>
          <table:table-cell office:value-type="float" office:value="0.314365">
            <text:p>0,314365</text:p>
          </table:table-cell>
          <table:table-cell/>
        </table:table-row>
        <table:table-row table:style-name="ro1">
          <table:table-cell office:value-type="float" office:value="29.333335">
            <text:p>29,333335</text:p>
          </table:table-cell>
          <table:table-cell office:value-type="float" office:value="0.309606">
            <text:p>0,309606</text:p>
          </table:table-cell>
          <table:table-cell/>
        </table:table-row>
        <table:table-row table:style-name="ro1">
          <table:table-cell office:value-type="float" office:value="29.366668">
            <text:p>29,366668</text:p>
          </table:table-cell>
          <table:table-cell office:value-type="float" office:value="0.305445">
            <text:p>0,305445</text:p>
          </table:table-cell>
          <table:table-cell/>
        </table:table-row>
        <table:table-row table:style-name="ro1">
          <table:table-cell office:value-type="float" office:value="29.400002">
            <text:p>29,400002</text:p>
          </table:table-cell>
          <table:table-cell office:value-type="float" office:value="0.306311">
            <text:p>0,306311</text:p>
          </table:table-cell>
          <table:table-cell/>
        </table:table-row>
        <table:table-row table:style-name="ro1">
          <table:table-cell office:value-type="float" office:value="29.433335">
            <text:p>29,433335</text:p>
          </table:table-cell>
          <table:table-cell office:value-type="float" office:value="0.306917">
            <text:p>0,306917</text:p>
          </table:table-cell>
          <table:table-cell/>
        </table:table-row>
        <table:table-row table:style-name="ro1">
          <table:table-cell office:value-type="float" office:value="29.466668">
            <text:p>29,466668</text:p>
          </table:table-cell>
          <table:table-cell office:value-type="float" office:value="0.309423">
            <text:p>0,309423</text:p>
          </table:table-cell>
          <table:table-cell/>
        </table:table-row>
        <table:table-row table:style-name="ro1">
          <table:table-cell office:value-type="float" office:value="29.500002">
            <text:p>29,500002</text:p>
          </table:table-cell>
          <table:table-cell office:value-type="float" office:value="0.320166">
            <text:p>0,320166</text:p>
          </table:table-cell>
          <table:table-cell/>
        </table:table-row>
        <table:table-row table:style-name="ro1">
          <table:table-cell office:value-type="float" office:value="29.533335">
            <text:p>29,533335</text:p>
          </table:table-cell>
          <table:table-cell office:value-type="float" office:value="0.311077">
            <text:p>0,311077</text:p>
          </table:table-cell>
          <table:table-cell/>
        </table:table-row>
        <table:table-row table:style-name="ro1">
          <table:table-cell office:value-type="float" office:value="29.566668">
            <text:p>29,566668</text:p>
          </table:table-cell>
          <table:table-cell office:value-type="float" office:value="0.326988">
            <text:p>0,326988</text:p>
          </table:table-cell>
          <table:table-cell/>
        </table:table-row>
        <table:table-row table:style-name="ro1">
          <table:table-cell office:value-type="float" office:value="29.600002">
            <text:p>29,600002</text:p>
          </table:table-cell>
          <table:table-cell office:value-type="float" office:value="0.321815">
            <text:p>0,321815</text:p>
          </table:table-cell>
          <table:table-cell/>
        </table:table-row>
        <table:table-row table:style-name="ro1">
          <table:table-cell office:value-type="float" office:value="29.633335">
            <text:p>29,633335</text:p>
          </table:table-cell>
          <table:table-cell office:value-type="float" office:value="0.3419">
            <text:p>0,3419</text:p>
          </table:table-cell>
          <table:table-cell/>
        </table:table-row>
        <table:table-row table:style-name="ro1">
          <table:table-cell office:value-type="float" office:value="29.666668">
            <text:p>29,666668</text:p>
          </table:table-cell>
          <table:table-cell office:value-type="float" office:value="0.314873">
            <text:p>0,314873</text:p>
          </table:table-cell>
          <table:table-cell/>
        </table:table-row>
        <table:table-row table:style-name="ro1">
          <table:table-cell office:value-type="float" office:value="29.700002">
            <text:p>29,700002</text:p>
          </table:table-cell>
          <table:table-cell office:value-type="float" office:value="0.326288">
            <text:p>0,326288</text:p>
          </table:table-cell>
          <table:table-cell/>
        </table:table-row>
        <table:table-row table:style-name="ro1">
          <table:table-cell office:value-type="float" office:value="29.733335">
            <text:p>29,733335</text:p>
          </table:table-cell>
          <table:table-cell office:value-type="float" office:value="0.337395">
            <text:p>0,337395</text:p>
          </table:table-cell>
          <table:table-cell/>
        </table:table-row>
        <table:table-row table:style-name="ro1">
          <table:table-cell office:value-type="float" office:value="29.766668">
            <text:p>29,766668</text:p>
          </table:table-cell>
          <table:table-cell office:value-type="float" office:value="0.337746">
            <text:p>0,337746</text:p>
          </table:table-cell>
          <table:table-cell/>
        </table:table-row>
        <table:table-row table:style-name="ro1">
          <table:table-cell office:value-type="float" office:value="29.800002">
            <text:p>29,800002</text:p>
          </table:table-cell>
          <table:table-cell office:value-type="float" office:value="0.327194">
            <text:p>0,327194</text:p>
          </table:table-cell>
          <table:table-cell/>
        </table:table-row>
        <table:table-row table:style-name="ro1">
          <table:table-cell office:value-type="float" office:value="29.833335">
            <text:p>29,833335</text:p>
          </table:table-cell>
          <table:table-cell office:value-type="float" office:value="0.341795">
            <text:p>0,341795</text:p>
          </table:table-cell>
          <table:table-cell/>
        </table:table-row>
        <table:table-row table:style-name="ro1">
          <table:table-cell office:value-type="float" office:value="29.866668">
            <text:p>29,866668</text:p>
          </table:table-cell>
          <table:table-cell office:value-type="float" office:value="0.334578">
            <text:p>0,334578</text:p>
          </table:table-cell>
          <table:table-cell/>
        </table:table-row>
        <table:table-row table:style-name="ro1">
          <table:table-cell office:value-type="float" office:value="29.900002">
            <text:p>29,900002</text:p>
          </table:table-cell>
          <table:table-cell office:value-type="float" office:value="0.344448">
            <text:p>0,344448</text:p>
          </table:table-cell>
          <table:table-cell/>
        </table:table-row>
        <table:table-row table:style-name="ro1">
          <table:table-cell office:value-type="float" office:value="29.933335">
            <text:p>29,933335</text:p>
          </table:table-cell>
          <table:table-cell office:value-type="float" office:value="0.340506">
            <text:p>0,340506</text:p>
          </table:table-cell>
          <table:table-cell/>
        </table:table-row>
        <table:table-row table:style-name="ro1">
          <table:table-cell office:value-type="float" office:value="29.966668">
            <text:p>29,966668</text:p>
          </table:table-cell>
          <table:table-cell office:value-type="float" office:value="0.339909">
            <text:p>0,339909</text:p>
          </table:table-cell>
          <table:table-cell/>
        </table:table-row>
        <table:table-row table:style-name="ro1">
          <table:table-cell office:value-type="float" office:value="30.000002">
            <text:p>30,000002</text:p>
          </table:table-cell>
          <table:table-cell office:value-type="float" office:value="0.346545">
            <text:p>0,346545</text:p>
          </table:table-cell>
          <table:table-cell/>
        </table:table-row>
        <table:table-row table:style-name="ro1">
          <table:table-cell office:value-type="float" office:value="30.033335">
            <text:p>30,033335</text:p>
          </table:table-cell>
          <table:table-cell office:value-type="float" office:value="0.35228">
            <text:p>0,35228</text:p>
          </table:table-cell>
          <table:table-cell/>
        </table:table-row>
        <table:table-row table:style-name="ro1">
          <table:table-cell office:value-type="float" office:value="30.066668">
            <text:p>30,066668</text:p>
          </table:table-cell>
          <table:table-cell office:value-type="float" office:value="0.337467">
            <text:p>0,337467</text:p>
          </table:table-cell>
          <table:table-cell/>
        </table:table-row>
        <table:table-row table:style-name="ro1">
          <table:table-cell office:value-type="float" office:value="30.100002">
            <text:p>30,100002</text:p>
          </table:table-cell>
          <table:table-cell office:value-type="float" office:value="0.336345">
            <text:p>0,336345</text:p>
          </table:table-cell>
          <table:table-cell/>
        </table:table-row>
        <table:table-row table:style-name="ro1">
          <table:table-cell office:value-type="float" office:value="30.133335">
            <text:p>30,133335</text:p>
          </table:table-cell>
          <table:table-cell office:value-type="float" office:value="0.342334">
            <text:p>0,342334</text:p>
          </table:table-cell>
          <table:table-cell/>
        </table:table-row>
        <table:table-row table:style-name="ro1">
          <table:table-cell office:value-type="float" office:value="30.166668">
            <text:p>30,166668</text:p>
          </table:table-cell>
          <table:table-cell office:value-type="float" office:value="0.346746">
            <text:p>0,346746</text:p>
          </table:table-cell>
          <table:table-cell/>
        </table:table-row>
        <table:table-row table:style-name="ro1">
          <table:table-cell office:value-type="float" office:value="30.200002">
            <text:p>30,200002</text:p>
          </table:table-cell>
          <table:table-cell office:value-type="float" office:value="0.337661">
            <text:p>0,337661</text:p>
          </table:table-cell>
          <table:table-cell/>
        </table:table-row>
        <table:table-row table:style-name="ro1">
          <table:table-cell office:value-type="float" office:value="30.233335">
            <text:p>30,233335</text:p>
          </table:table-cell>
          <table:table-cell office:value-type="float" office:value="0.340993">
            <text:p>0,340993</text:p>
          </table:table-cell>
          <table:table-cell/>
        </table:table-row>
        <table:table-row table:style-name="ro1">
          <table:table-cell office:value-type="float" office:value="30.266668">
            <text:p>30,266668</text:p>
          </table:table-cell>
          <table:table-cell office:value-type="float" office:value="0.350092">
            <text:p>0,350092</text:p>
          </table:table-cell>
          <table:table-cell/>
        </table:table-row>
        <table:table-row table:style-name="ro1">
          <table:table-cell office:value-type="float" office:value="30.300002">
            <text:p>30,300002</text:p>
          </table:table-cell>
          <table:table-cell office:value-type="float" office:value="0.336085">
            <text:p>0,336085</text:p>
          </table:table-cell>
          <table:table-cell/>
        </table:table-row>
        <table:table-row table:style-name="ro1">
          <table:table-cell office:value-type="float" office:value="30.333335">
            <text:p>30,333335</text:p>
          </table:table-cell>
          <table:table-cell office:value-type="float" office:value="0.335328">
            <text:p>0,335328</text:p>
          </table:table-cell>
          <table:table-cell/>
        </table:table-row>
        <table:table-row table:style-name="ro1">
          <table:table-cell office:value-type="float" office:value="30.366668">
            <text:p>30,366668</text:p>
          </table:table-cell>
          <table:table-cell office:value-type="float" office:value="0.335589">
            <text:p>0,335589</text:p>
          </table:table-cell>
          <table:table-cell/>
        </table:table-row>
        <table:table-row table:style-name="ro1">
          <table:table-cell office:value-type="float" office:value="30.400002">
            <text:p>30,400002</text:p>
          </table:table-cell>
          <table:table-cell office:value-type="float" office:value="0.322204">
            <text:p>0,322204</text:p>
          </table:table-cell>
          <table:table-cell/>
        </table:table-row>
        <table:table-row table:style-name="ro1">
          <table:table-cell office:value-type="float" office:value="30.433335">
            <text:p>30,433335</text:p>
          </table:table-cell>
          <table:table-cell office:value-type="float" office:value="0.32042">
            <text:p>0,32042</text:p>
          </table:table-cell>
          <table:table-cell/>
        </table:table-row>
        <table:table-row table:style-name="ro1">
          <table:table-cell office:value-type="float" office:value="30.466668">
            <text:p>30,466668</text:p>
          </table:table-cell>
          <table:table-cell office:value-type="float" office:value="0.330315">
            <text:p>0,330315</text:p>
          </table:table-cell>
          <table:table-cell/>
        </table:table-row>
        <table:table-row table:style-name="ro1">
          <table:table-cell office:value-type="float" office:value="30.500002">
            <text:p>30,500002</text:p>
          </table:table-cell>
          <table:table-cell office:value-type="float" office:value="0.30737">
            <text:p>0,30737</text:p>
          </table:table-cell>
          <table:table-cell/>
        </table:table-row>
        <table:table-row table:style-name="ro1">
          <table:table-cell office:value-type="float" office:value="30.533335">
            <text:p>30,533335</text:p>
          </table:table-cell>
          <table:table-cell office:value-type="float" office:value="0.323049">
            <text:p>0,323049</text:p>
          </table:table-cell>
          <table:table-cell/>
        </table:table-row>
        <table:table-row table:style-name="ro1">
          <table:table-cell office:value-type="float" office:value="30.566668">
            <text:p>30,566668</text:p>
          </table:table-cell>
          <table:table-cell office:value-type="float" office:value="0.307282">
            <text:p>0,307282</text:p>
          </table:table-cell>
          <table:table-cell/>
        </table:table-row>
        <table:table-row table:style-name="ro1">
          <table:table-cell office:value-type="float" office:value="30.600002">
            <text:p>30,600002</text:p>
          </table:table-cell>
          <table:table-cell office:value-type="float" office:value="0.333452">
            <text:p>0,333452</text:p>
          </table:table-cell>
          <table:table-cell/>
        </table:table-row>
        <table:table-row table:style-name="ro1">
          <table:table-cell office:value-type="float" office:value="30.633335">
            <text:p>30,633335</text:p>
          </table:table-cell>
          <table:table-cell office:value-type="float" office:value="0.303653">
            <text:p>0,303653</text:p>
          </table:table-cell>
          <table:table-cell/>
        </table:table-row>
        <table:table-row table:style-name="ro1">
          <table:table-cell office:value-type="float" office:value="30.666668">
            <text:p>30,666668</text:p>
          </table:table-cell>
          <table:table-cell office:value-type="float" office:value="0.321793">
            <text:p>0,321793</text:p>
          </table:table-cell>
          <table:table-cell/>
        </table:table-row>
        <table:table-row table:style-name="ro1">
          <table:table-cell office:value-type="float" office:value="30.700002">
            <text:p>30,700002</text:p>
          </table:table-cell>
          <table:table-cell office:value-type="float" office:value="0.294898">
            <text:p>0,294898</text:p>
          </table:table-cell>
          <table:table-cell/>
        </table:table-row>
        <table:table-row table:style-name="ro1">
          <table:table-cell office:value-type="float" office:value="30.733335">
            <text:p>30,733335</text:p>
          </table:table-cell>
          <table:table-cell office:value-type="float" office:value="0.301907">
            <text:p>0,301907</text:p>
          </table:table-cell>
          <table:table-cell/>
        </table:table-row>
        <table:table-row table:style-name="ro1">
          <table:table-cell office:value-type="float" office:value="30.766668">
            <text:p>30,766668</text:p>
          </table:table-cell>
          <table:table-cell office:value-type="float" office:value="0.29937">
            <text:p>0,29937</text:p>
          </table:table-cell>
          <table:table-cell/>
        </table:table-row>
        <table:table-row table:style-name="ro1">
          <table:table-cell office:value-type="float" office:value="30.800002">
            <text:p>30,800002</text:p>
          </table:table-cell>
          <table:table-cell office:value-type="float" office:value="0.297201">
            <text:p>0,297201</text:p>
          </table:table-cell>
          <table:table-cell/>
        </table:table-row>
        <table:table-row table:style-name="ro1">
          <table:table-cell office:value-type="float" office:value="30.833335">
            <text:p>30,833335</text:p>
          </table:table-cell>
          <table:table-cell office:value-type="float" office:value="0.304015">
            <text:p>0,304015</text:p>
          </table:table-cell>
          <table:table-cell office:value-type="string">
            <text:p>Generando nueva Gausiana: Amp=-271.1178nm <text:s/>s=0.01625s</text:p>
          </table:table-cell>
        </table:table-row>
        <table:table-row table:style-name="ro1">
          <table:table-cell office:value-type="float" office:value="30.866668">
            <text:p>30,866668</text:p>
          </table:table-cell>
          <table:table-cell office:value-type="float" office:value="0.183591">
            <text:p>0,183591</text:p>
          </table:table-cell>
          <table:table-cell/>
        </table:table-row>
        <table:table-row table:style-name="ro1">
          <table:table-cell office:value-type="float" office:value="30.900002">
            <text:p>30,900002</text:p>
          </table:table-cell>
          <table:table-cell office:value-type="float" office:value="0.196814">
            <text:p>0,196814</text:p>
          </table:table-cell>
          <table:table-cell/>
        </table:table-row>
        <table:table-row table:style-name="ro1">
          <table:table-cell office:value-type="float" office:value="30.933335">
            <text:p>30,933335</text:p>
          </table:table-cell>
          <table:table-cell office:value-type="float" office:value="0.200301">
            <text:p>0,200301</text:p>
          </table:table-cell>
          <table:table-cell/>
        </table:table-row>
        <table:table-row table:style-name="ro1">
          <table:table-cell office:value-type="float" office:value="30.966668">
            <text:p>30,966668</text:p>
          </table:table-cell>
          <table:table-cell office:value-type="float" office:value="0.206334">
            <text:p>0,206334</text:p>
          </table:table-cell>
          <table:table-cell/>
        </table:table-row>
        <table:table-row table:style-name="ro1">
          <table:table-cell office:value-type="float" office:value="31.000002">
            <text:p>31,000002</text:p>
          </table:table-cell>
          <table:table-cell office:value-type="float" office:value="0.19998">
            <text:p>0,19998</text:p>
          </table:table-cell>
          <table:table-cell/>
        </table:table-row>
        <table:table-row table:style-name="ro1">
          <table:table-cell office:value-type="float" office:value="31.033335">
            <text:p>31,033335</text:p>
          </table:table-cell>
          <table:table-cell office:value-type="float" office:value="0.20614">
            <text:p>0,20614</text:p>
          </table:table-cell>
          <table:table-cell/>
        </table:table-row>
        <table:table-row table:style-name="ro1">
          <table:table-cell office:value-type="float" office:value="31.066668">
            <text:p>31,066668</text:p>
          </table:table-cell>
          <table:table-cell office:value-type="float" office:value="0.207842">
            <text:p>0,207842</text:p>
          </table:table-cell>
          <table:table-cell/>
        </table:table-row>
        <table:table-row table:style-name="ro1">
          <table:table-cell office:value-type="float" office:value="31.100002">
            <text:p>31,100002</text:p>
          </table:table-cell>
          <table:table-cell office:value-type="float" office:value="0.215878">
            <text:p>0,215878</text:p>
          </table:table-cell>
          <table:table-cell/>
        </table:table-row>
        <table:table-row table:style-name="ro1">
          <table:table-cell office:value-type="float" office:value="31.133335">
            <text:p>31,133335</text:p>
          </table:table-cell>
          <table:table-cell office:value-type="float" office:value="0.237992">
            <text:p>0,237992</text:p>
          </table:table-cell>
          <table:table-cell/>
        </table:table-row>
        <table:table-row table:style-name="ro1">
          <table:table-cell office:value-type="float" office:value="31.166668">
            <text:p>31,166668</text:p>
          </table:table-cell>
          <table:table-cell office:value-type="float" office:value="0.243097">
            <text:p>0,243097</text:p>
          </table:table-cell>
          <table:table-cell/>
        </table:table-row>
        <table:table-row table:style-name="ro1">
          <table:table-cell office:value-type="float" office:value="31.200002">
            <text:p>31,200002</text:p>
          </table:table-cell>
          <table:table-cell office:value-type="float" office:value="0.248073">
            <text:p>0,248073</text:p>
          </table:table-cell>
          <table:table-cell/>
        </table:table-row>
        <table:table-row table:style-name="ro1">
          <table:table-cell office:value-type="float" office:value="31.233335">
            <text:p>31,233335</text:p>
          </table:table-cell>
          <table:table-cell office:value-type="float" office:value="0.255456">
            <text:p>0,255456</text:p>
          </table:table-cell>
          <table:table-cell/>
        </table:table-row>
        <table:table-row table:style-name="ro1">
          <table:table-cell office:value-type="float" office:value="31.266668">
            <text:p>31,266668</text:p>
          </table:table-cell>
          <table:table-cell office:value-type="float" office:value="0.261918">
            <text:p>0,261918</text:p>
          </table:table-cell>
          <table:table-cell/>
        </table:table-row>
        <table:table-row table:style-name="ro1">
          <table:table-cell office:value-type="float" office:value="31.300002">
            <text:p>31,300002</text:p>
          </table:table-cell>
          <table:table-cell office:value-type="float" office:value="0.260192">
            <text:p>0,260192</text:p>
          </table:table-cell>
          <table:table-cell/>
        </table:table-row>
        <table:table-row table:style-name="ro1">
          <table:table-cell office:value-type="float" office:value="31.333335">
            <text:p>31,333335</text:p>
          </table:table-cell>
          <table:table-cell office:value-type="float" office:value="0.276216">
            <text:p>0,276216</text:p>
          </table:table-cell>
          <table:table-cell/>
        </table:table-row>
        <table:table-row table:style-name="ro1">
          <table:table-cell office:value-type="float" office:value="31.366668">
            <text:p>31,366668</text:p>
          </table:table-cell>
          <table:table-cell office:value-type="float" office:value="0.294349">
            <text:p>0,294349</text:p>
          </table:table-cell>
          <table:table-cell/>
        </table:table-row>
        <table:table-row table:style-name="ro1">
          <table:table-cell office:value-type="float" office:value="31.400002">
            <text:p>31,400002</text:p>
          </table:table-cell>
          <table:table-cell office:value-type="float" office:value="0.286937">
            <text:p>0,286937</text:p>
          </table:table-cell>
          <table:table-cell/>
        </table:table-row>
        <table:table-row table:style-name="ro1">
          <table:table-cell office:value-type="float" office:value="31.433335">
            <text:p>31,433335</text:p>
          </table:table-cell>
          <table:table-cell office:value-type="float" office:value="0.302312">
            <text:p>0,302312</text:p>
          </table:table-cell>
          <table:table-cell/>
        </table:table-row>
        <table:table-row table:style-name="ro1">
          <table:table-cell office:value-type="float" office:value="31.466668">
            <text:p>31,466668</text:p>
          </table:table-cell>
          <table:table-cell office:value-type="float" office:value="0.282709">
            <text:p>0,282709</text:p>
          </table:table-cell>
          <table:table-cell/>
        </table:table-row>
        <table:table-row table:style-name="ro1">
          <table:table-cell office:value-type="float" office:value="31.500002">
            <text:p>31,500002</text:p>
          </table:table-cell>
          <table:table-cell office:value-type="float" office:value="0.299037">
            <text:p>0,299037</text:p>
          </table:table-cell>
          <table:table-cell/>
        </table:table-row>
        <table:table-row table:style-name="ro1">
          <table:table-cell office:value-type="float" office:value="31.533335">
            <text:p>31,533335</text:p>
          </table:table-cell>
          <table:table-cell office:value-type="float" office:value="0.308194">
            <text:p>0,308194</text:p>
          </table:table-cell>
          <table:table-cell/>
        </table:table-row>
        <table:table-row table:style-name="ro1">
          <table:table-cell office:value-type="float" office:value="31.566668">
            <text:p>31,566668</text:p>
          </table:table-cell>
          <table:table-cell office:value-type="float" office:value="0.323932">
            <text:p>0,323932</text:p>
          </table:table-cell>
          <table:table-cell/>
        </table:table-row>
        <table:table-row table:style-name="ro1">
          <table:table-cell office:value-type="float" office:value="31.600002">
            <text:p>31,600002</text:p>
          </table:table-cell>
          <table:table-cell office:value-type="float" office:value="0.320855">
            <text:p>0,320855</text:p>
          </table:table-cell>
          <table:table-cell/>
        </table:table-row>
        <table:table-row table:style-name="ro1">
          <table:table-cell office:value-type="float" office:value="31.633335">
            <text:p>31,633335</text:p>
          </table:table-cell>
          <table:table-cell office:value-type="float" office:value="0.311734">
            <text:p>0,311734</text:p>
          </table:table-cell>
          <table:table-cell/>
        </table:table-row>
        <table:table-row table:style-name="ro1">
          <table:table-cell office:value-type="float" office:value="31.666668">
            <text:p>31,666668</text:p>
          </table:table-cell>
          <table:table-cell office:value-type="float" office:value="0.321102">
            <text:p>0,321102</text:p>
          </table:table-cell>
          <table:table-cell/>
        </table:table-row>
        <table:table-row table:style-name="ro1">
          <table:table-cell office:value-type="float" office:value="31.700002">
            <text:p>31,700002</text:p>
          </table:table-cell>
          <table:table-cell office:value-type="float" office:value="0.31806">
            <text:p>0,31806</text:p>
          </table:table-cell>
          <table:table-cell/>
        </table:table-row>
        <table:table-row table:style-name="ro1">
          <table:table-cell office:value-type="float" office:value="31.733335">
            <text:p>31,733335</text:p>
          </table:table-cell>
          <table:table-cell office:value-type="float" office:value="0.326931">
            <text:p>0,326931</text:p>
          </table:table-cell>
          <table:table-cell/>
        </table:table-row>
        <table:table-row table:style-name="ro1">
          <table:table-cell office:value-type="float" office:value="31.766668">
            <text:p>31,766668</text:p>
          </table:table-cell>
          <table:table-cell office:value-type="float" office:value="0.316535">
            <text:p>0,316535</text:p>
          </table:table-cell>
          <table:table-cell/>
        </table:table-row>
        <table:table-row table:style-name="ro1">
          <table:table-cell office:value-type="float" office:value="31.800002">
            <text:p>31,800002</text:p>
          </table:table-cell>
          <table:table-cell office:value-type="float" office:value="0.339024">
            <text:p>0,339024</text:p>
          </table:table-cell>
          <table:table-cell/>
        </table:table-row>
        <table:table-row table:style-name="ro1">
          <table:table-cell office:value-type="float" office:value="31.833335">
            <text:p>31,833335</text:p>
          </table:table-cell>
          <table:table-cell office:value-type="float" office:value="0.32833">
            <text:p>0,32833</text:p>
          </table:table-cell>
          <table:table-cell/>
        </table:table-row>
        <table:table-row table:style-name="ro1">
          <table:table-cell office:value-type="float" office:value="31.866668">
            <text:p>31,866668</text:p>
          </table:table-cell>
          <table:table-cell office:value-type="float" office:value="0.328473">
            <text:p>0,328473</text:p>
          </table:table-cell>
          <table:table-cell/>
        </table:table-row>
        <table:table-row table:style-name="ro1">
          <table:table-cell office:value-type="float" office:value="31.900002">
            <text:p>31,900002</text:p>
          </table:table-cell>
          <table:table-cell office:value-type="float" office:value="0.319985">
            <text:p>0,319985</text:p>
          </table:table-cell>
          <table:table-cell/>
        </table:table-row>
        <table:table-row table:style-name="ro1">
          <table:table-cell office:value-type="float" office:value="31.933335">
            <text:p>31,933335</text:p>
          </table:table-cell>
          <table:table-cell office:value-type="float" office:value="0.312671">
            <text:p>0,312671</text:p>
          </table:table-cell>
          <table:table-cell/>
        </table:table-row>
        <table:table-row table:style-name="ro1">
          <table:table-cell office:value-type="float" office:value="31.966668">
            <text:p>31,966668</text:p>
          </table:table-cell>
          <table:table-cell office:value-type="float" office:value="0.293095">
            <text:p>0,293095</text:p>
          </table:table-cell>
          <table:table-cell/>
        </table:table-row>
        <table:table-row table:style-name="ro1">
          <table:table-cell office:value-type="float" office:value="32.000002">
            <text:p>32,000002</text:p>
          </table:table-cell>
          <table:table-cell office:value-type="float" office:value="0.294463">
            <text:p>0,294463</text:p>
          </table:table-cell>
          <table:table-cell/>
        </table:table-row>
        <table:table-row table:style-name="ro1">
          <table:table-cell office:value-type="float" office:value="32.033335">
            <text:p>32,033335</text:p>
          </table:table-cell>
          <table:table-cell office:value-type="float" office:value="0.273711">
            <text:p>0,273711</text:p>
          </table:table-cell>
          <table:table-cell/>
        </table:table-row>
        <table:table-row table:style-name="ro1">
          <table:table-cell office:value-type="float" office:value="32.066668">
            <text:p>32,066668</text:p>
          </table:table-cell>
          <table:table-cell office:value-type="float" office:value="0.285558">
            <text:p>0,285558</text:p>
          </table:table-cell>
          <table:table-cell/>
        </table:table-row>
        <table:table-row table:style-name="ro1">
          <table:table-cell office:value-type="float" office:value="32.100002">
            <text:p>32,100002</text:p>
          </table:table-cell>
          <table:table-cell office:value-type="float" office:value="0.257261">
            <text:p>0,257261</text:p>
          </table:table-cell>
          <table:table-cell/>
        </table:table-row>
        <table:table-row table:style-name="ro1">
          <table:table-cell office:value-type="float" office:value="32.133335">
            <text:p>32,133335</text:p>
          </table:table-cell>
          <table:table-cell office:value-type="float" office:value="0.247612">
            <text:p>0,247612</text:p>
          </table:table-cell>
          <table:table-cell/>
        </table:table-row>
        <table:table-row table:style-name="ro1">
          <table:table-cell office:value-type="float" office:value="32.166668">
            <text:p>32,166668</text:p>
          </table:table-cell>
          <table:table-cell office:value-type="float" office:value="0.285731">
            <text:p>0,285731</text:p>
          </table:table-cell>
          <table:table-cell/>
        </table:table-row>
        <table:table-row table:style-name="ro1">
          <table:table-cell office:value-type="float" office:value="32.200002">
            <text:p>32,200002</text:p>
          </table:table-cell>
          <table:table-cell office:value-type="float" office:value="0.25985">
            <text:p>0,25985</text:p>
          </table:table-cell>
          <table:table-cell/>
        </table:table-row>
        <table:table-row table:style-name="ro1">
          <table:table-cell office:value-type="float" office:value="32.233335">
            <text:p>32,233335</text:p>
          </table:table-cell>
          <table:table-cell office:value-type="float" office:value="0.258673">
            <text:p>0,258673</text:p>
          </table:table-cell>
          <table:table-cell/>
        </table:table-row>
        <table:table-row table:style-name="ro1">
          <table:table-cell office:value-type="float" office:value="32.266668">
            <text:p>32,266668</text:p>
          </table:table-cell>
          <table:table-cell office:value-type="float" office:value="0.232002">
            <text:p>0,232002</text:p>
          </table:table-cell>
          <table:table-cell/>
        </table:table-row>
        <table:table-row table:style-name="ro1">
          <table:table-cell office:value-type="float" office:value="32.300002">
            <text:p>32,300002</text:p>
          </table:table-cell>
          <table:table-cell office:value-type="float" office:value="0.2256">
            <text:p>0,2256</text:p>
          </table:table-cell>
          <table:table-cell/>
        </table:table-row>
        <table:table-row table:style-name="ro1">
          <table:table-cell office:value-type="float" office:value="32.333335">
            <text:p>32,333335</text:p>
          </table:table-cell>
          <table:table-cell office:value-type="float" office:value="0.235147">
            <text:p>0,235147</text:p>
          </table:table-cell>
          <table:table-cell/>
        </table:table-row>
        <table:table-row table:style-name="ro1">
          <table:table-cell office:value-type="float" office:value="32.366668">
            <text:p>32,366668</text:p>
          </table:table-cell>
          <table:table-cell office:value-type="float" office:value="0.220088">
            <text:p>0,220088</text:p>
          </table:table-cell>
          <table:table-cell/>
        </table:table-row>
        <table:table-row table:style-name="ro1">
          <table:table-cell office:value-type="float" office:value="32.400002">
            <text:p>32,400002</text:p>
          </table:table-cell>
          <table:table-cell office:value-type="float" office:value="0.231584">
            <text:p>0,231584</text:p>
          </table:table-cell>
          <table:table-cell/>
        </table:table-row>
        <table:table-row table:style-name="ro1">
          <table:table-cell office:value-type="float" office:value="32.433335">
            <text:p>32,433335</text:p>
          </table:table-cell>
          <table:table-cell office:value-type="float" office:value="0.214335">
            <text:p>0,214335</text:p>
          </table:table-cell>
          <table:table-cell/>
        </table:table-row>
        <table:table-row table:style-name="ro1">
          <table:table-cell office:value-type="float" office:value="32.466668">
            <text:p>32,466668</text:p>
          </table:table-cell>
          <table:table-cell office:value-type="float" office:value="0.217502">
            <text:p>0,217502</text:p>
          </table:table-cell>
          <table:table-cell/>
        </table:table-row>
        <table:table-row table:style-name="ro1">
          <table:table-cell office:value-type="float" office:value="32.500002">
            <text:p>32,500002</text:p>
          </table:table-cell>
          <table:table-cell office:value-type="float" office:value="0.207993">
            <text:p>0,207993</text:p>
          </table:table-cell>
          <table:table-cell/>
        </table:table-row>
        <table:table-row table:style-name="ro1">
          <table:table-cell office:value-type="float" office:value="32.533335">
            <text:p>32,533335</text:p>
          </table:table-cell>
          <table:table-cell office:value-type="float" office:value="0.197197">
            <text:p>0,197197</text:p>
          </table:table-cell>
          <table:table-cell/>
        </table:table-row>
        <table:table-row table:style-name="ro1">
          <table:table-cell office:value-type="float" office:value="32.566668">
            <text:p>32,566668</text:p>
          </table:table-cell>
          <table:table-cell office:value-type="float" office:value="0.208532">
            <text:p>0,208532</text:p>
          </table:table-cell>
          <table:table-cell office:value-type="string">
            <text:p>Generando nueva Gausiana: Amp=-286.4228nm <text:s/>s=0.01198s</text:p>
          </table:table-cell>
        </table:table-row>
        <table:table-row table:style-name="ro1">
          <table:table-cell office:value-type="float" office:value="32.600002">
            <text:p>32,600002</text:p>
          </table:table-cell>
          <table:table-cell office:value-type="float" office:value="0.15323">
            <text:p>0,15323</text:p>
          </table:table-cell>
          <table:table-cell/>
        </table:table-row>
        <table:table-row table:style-name="ro1">
          <table:table-cell office:value-type="float" office:value="32.633335">
            <text:p>32,633335</text:p>
          </table:table-cell>
          <table:table-cell office:value-type="float" office:value="0.153471">
            <text:p>0,153471</text:p>
          </table:table-cell>
          <table:table-cell/>
        </table:table-row>
        <table:table-row table:style-name="ro1">
          <table:table-cell office:value-type="float" office:value="32.666668">
            <text:p>32,666668</text:p>
          </table:table-cell>
          <table:table-cell office:value-type="float" office:value="0.123265">
            <text:p>0,123265</text:p>
          </table:table-cell>
          <table:table-cell/>
        </table:table-row>
        <table:table-row table:style-name="ro1">
          <table:table-cell office:value-type="float" office:value="32.700002">
            <text:p>32,700002</text:p>
          </table:table-cell>
          <table:table-cell office:value-type="float" office:value="0.121577">
            <text:p>0,121577</text:p>
          </table:table-cell>
          <table:table-cell/>
        </table:table-row>
        <table:table-row table:style-name="ro1">
          <table:table-cell office:value-type="float" office:value="32.733335">
            <text:p>32,733335</text:p>
          </table:table-cell>
          <table:table-cell office:value-type="float" office:value="0.144976">
            <text:p>0,144976</text:p>
          </table:table-cell>
          <table:table-cell/>
        </table:table-row>
        <table:table-row table:style-name="ro1">
          <table:table-cell office:value-type="float" office:value="32.766668">
            <text:p>32,766668</text:p>
          </table:table-cell>
          <table:table-cell office:value-type="float" office:value="0.154152">
            <text:p>0,154152</text:p>
          </table:table-cell>
          <table:table-cell/>
        </table:table-row>
        <table:table-row table:style-name="ro1">
          <table:table-cell office:value-type="float" office:value="32.800002">
            <text:p>32,800002</text:p>
          </table:table-cell>
          <table:table-cell office:value-type="float" office:value="0.141638">
            <text:p>0,141638</text:p>
          </table:table-cell>
          <table:table-cell/>
        </table:table-row>
        <table:table-row table:style-name="ro1">
          <table:table-cell office:value-type="float" office:value="32.833335">
            <text:p>32,833335</text:p>
          </table:table-cell>
          <table:table-cell office:value-type="float" office:value="0.126292">
            <text:p>0,126292</text:p>
          </table:table-cell>
          <table:table-cell/>
        </table:table-row>
        <table:table-row table:style-name="ro1">
          <table:table-cell office:value-type="float" office:value="32.866668">
            <text:p>32,866668</text:p>
          </table:table-cell>
          <table:table-cell office:value-type="float" office:value="0.12213">
            <text:p>0,12213</text:p>
          </table:table-cell>
          <table:table-cell/>
        </table:table-row>
        <table:table-row table:style-name="ro1">
          <table:table-cell office:value-type="float" office:value="32.900002">
            <text:p>32,900002</text:p>
          </table:table-cell>
          <table:table-cell office:value-type="float" office:value="0.147979">
            <text:p>0,147979</text:p>
          </table:table-cell>
          <table:table-cell/>
        </table:table-row>
        <table:table-row table:style-name="ro1">
          <table:table-cell office:value-type="float" office:value="32.933335">
            <text:p>32,933335</text:p>
          </table:table-cell>
          <table:table-cell office:value-type="float" office:value="0.161889">
            <text:p>0,161889</text:p>
          </table:table-cell>
          <table:table-cell/>
        </table:table-row>
        <table:table-row table:style-name="ro1">
          <table:table-cell office:value-type="float" office:value="32.966668">
            <text:p>32,966668</text:p>
          </table:table-cell>
          <table:table-cell office:value-type="float" office:value="0.161852">
            <text:p>0,161852</text:p>
          </table:table-cell>
          <table:table-cell/>
        </table:table-row>
        <table:table-row table:style-name="ro1">
          <table:table-cell office:value-type="float" office:value="33.000002">
            <text:p>33,000002</text:p>
          </table:table-cell>
          <table:table-cell office:value-type="float" office:value="0.197349">
            <text:p>0,197349</text:p>
          </table:table-cell>
          <table:table-cell/>
        </table:table-row>
        <table:table-row table:style-name="ro1">
          <table:table-cell office:value-type="float" office:value="33.033335">
            <text:p>33,033335</text:p>
          </table:table-cell>
          <table:table-cell office:value-type="float" office:value="0.176858">
            <text:p>0,176858</text:p>
          </table:table-cell>
          <table:table-cell/>
        </table:table-row>
        <table:table-row table:style-name="ro1">
          <table:table-cell office:value-type="float" office:value="33.066668">
            <text:p>33,066668</text:p>
          </table:table-cell>
          <table:table-cell office:value-type="float" office:value="0.202463">
            <text:p>0,202463</text:p>
          </table:table-cell>
          <table:table-cell/>
        </table:table-row>
        <table:table-row table:style-name="ro1">
          <table:table-cell office:value-type="float" office:value="33.100002">
            <text:p>33,100002</text:p>
          </table:table-cell>
          <table:table-cell office:value-type="float" office:value="0.225374">
            <text:p>0,225374</text:p>
          </table:table-cell>
          <table:table-cell/>
        </table:table-row>
        <table:table-row table:style-name="ro1">
          <table:table-cell office:value-type="float" office:value="33.133335">
            <text:p>33,133335</text:p>
          </table:table-cell>
          <table:table-cell office:value-type="float" office:value="0.213373">
            <text:p>0,213373</text:p>
          </table:table-cell>
          <table:table-cell/>
        </table:table-row>
        <table:table-row table:style-name="ro1">
          <table:table-cell office:value-type="float" office:value="33.166668">
            <text:p>33,166668</text:p>
          </table:table-cell>
          <table:table-cell office:value-type="float" office:value="0.250309">
            <text:p>0,250309</text:p>
          </table:table-cell>
          <table:table-cell/>
        </table:table-row>
        <table:table-row table:style-name="ro1">
          <table:table-cell office:value-type="float" office:value="33.200002">
            <text:p>33,200002</text:p>
          </table:table-cell>
          <table:table-cell office:value-type="float" office:value="0.255488">
            <text:p>0,255488</text:p>
          </table:table-cell>
          <table:table-cell/>
        </table:table-row>
        <table:table-row table:style-name="ro1">
          <table:table-cell office:value-type="float" office:value="33.233335">
            <text:p>33,233335</text:p>
          </table:table-cell>
          <table:table-cell office:value-type="float" office:value="0.262762">
            <text:p>0,262762</text:p>
          </table:table-cell>
          <table:table-cell/>
        </table:table-row>
        <table:table-row table:style-name="ro1">
          <table:table-cell office:value-type="float" office:value="33.266668">
            <text:p>33,266668</text:p>
          </table:table-cell>
          <table:table-cell office:value-type="float" office:value="0.277095">
            <text:p>0,277095</text:p>
          </table:table-cell>
          <table:table-cell/>
        </table:table-row>
        <table:table-row table:style-name="ro1">
          <table:table-cell office:value-type="float" office:value="33.300002">
            <text:p>33,300002</text:p>
          </table:table-cell>
          <table:table-cell office:value-type="float" office:value="0.275604">
            <text:p>0,275604</text:p>
          </table:table-cell>
          <table:table-cell/>
        </table:table-row>
        <table:table-row table:style-name="ro1">
          <table:table-cell office:value-type="float" office:value="33.333335">
            <text:p>33,333335</text:p>
          </table:table-cell>
          <table:table-cell office:value-type="float" office:value="0.278209">
            <text:p>0,278209</text:p>
          </table:table-cell>
          <table:table-cell/>
        </table:table-row>
        <table:table-row table:style-name="ro1">
          <table:table-cell office:value-type="float" office:value="33.366668">
            <text:p>33,366668</text:p>
          </table:table-cell>
          <table:table-cell office:value-type="float" office:value="0.285318">
            <text:p>0,285318</text:p>
          </table:table-cell>
          <table:table-cell/>
        </table:table-row>
        <table:table-row table:style-name="ro1">
          <table:table-cell office:value-type="float" office:value="33.400002">
            <text:p>33,400002</text:p>
          </table:table-cell>
          <table:table-cell office:value-type="float" office:value="0.29298">
            <text:p>0,29298</text:p>
          </table:table-cell>
          <table:table-cell/>
        </table:table-row>
        <table:table-row table:style-name="ro1">
          <table:table-cell office:value-type="float" office:value="33.433335">
            <text:p>33,433335</text:p>
          </table:table-cell>
          <table:table-cell office:value-type="float" office:value="0.290604">
            <text:p>0,290604</text:p>
          </table:table-cell>
          <table:table-cell/>
        </table:table-row>
        <table:table-row table:style-name="ro1">
          <table:table-cell office:value-type="float" office:value="33.466668">
            <text:p>33,466668</text:p>
          </table:table-cell>
          <table:table-cell office:value-type="float" office:value="0.29188">
            <text:p>0,29188</text:p>
          </table:table-cell>
          <table:table-cell/>
        </table:table-row>
        <table:table-row table:style-name="ro1">
          <table:table-cell office:value-type="float" office:value="33.500002">
            <text:p>33,500002</text:p>
          </table:table-cell>
          <table:table-cell office:value-type="float" office:value="0.285473">
            <text:p>0,285473</text:p>
          </table:table-cell>
          <table:table-cell/>
        </table:table-row>
        <table:table-row table:style-name="ro1">
          <table:table-cell office:value-type="float" office:value="33.533335">
            <text:p>33,533335</text:p>
          </table:table-cell>
          <table:table-cell office:value-type="float" office:value="0.29506">
            <text:p>0,29506</text:p>
          </table:table-cell>
          <table:table-cell/>
        </table:table-row>
        <table:table-row table:style-name="ro1">
          <table:table-cell office:value-type="float" office:value="33.566668">
            <text:p>33,566668</text:p>
          </table:table-cell>
          <table:table-cell office:value-type="float" office:value="0.287892">
            <text:p>0,287892</text:p>
          </table:table-cell>
          <table:table-cell/>
        </table:table-row>
        <table:table-row table:style-name="ro1">
          <table:table-cell office:value-type="float" office:value="33.600002">
            <text:p>33,600002</text:p>
          </table:table-cell>
          <table:table-cell office:value-type="float" office:value="0.279102">
            <text:p>0,279102</text:p>
          </table:table-cell>
          <table:table-cell/>
        </table:table-row>
        <table:table-row table:style-name="ro1">
          <table:table-cell office:value-type="float" office:value="33.633335">
            <text:p>33,633335</text:p>
          </table:table-cell>
          <table:table-cell office:value-type="float" office:value="0.27649">
            <text:p>0,27649</text:p>
          </table:table-cell>
          <table:table-cell/>
        </table:table-row>
        <table:table-row table:style-name="ro1">
          <table:table-cell office:value-type="float" office:value="33.666668">
            <text:p>33,666668</text:p>
          </table:table-cell>
          <table:table-cell office:value-type="float" office:value="0.267843">
            <text:p>0,267843</text:p>
          </table:table-cell>
          <table:table-cell/>
        </table:table-row>
        <table:table-row table:style-name="ro1">
          <table:table-cell office:value-type="float" office:value="33.700002">
            <text:p>33,700002</text:p>
          </table:table-cell>
          <table:table-cell office:value-type="float" office:value="0.258449">
            <text:p>0,258449</text:p>
          </table:table-cell>
          <table:table-cell/>
        </table:table-row>
        <table:table-row table:style-name="ro1">
          <table:table-cell office:value-type="float" office:value="33.733335">
            <text:p>33,733335</text:p>
          </table:table-cell>
          <table:table-cell office:value-type="float" office:value="0.266005">
            <text:p>0,266005</text:p>
          </table:table-cell>
          <table:table-cell/>
        </table:table-row>
        <table:table-row table:style-name="ro1">
          <table:table-cell office:value-type="float" office:value="33.766668">
            <text:p>33,766668</text:p>
          </table:table-cell>
          <table:table-cell office:value-type="float" office:value="0.252935">
            <text:p>0,252935</text:p>
          </table:table-cell>
          <table:table-cell/>
        </table:table-row>
        <table:table-row table:style-name="ro1">
          <table:table-cell office:value-type="float" office:value="33.800002">
            <text:p>33,800002</text:p>
          </table:table-cell>
          <table:table-cell office:value-type="float" office:value="0.228871">
            <text:p>0,228871</text:p>
          </table:table-cell>
          <table:table-cell/>
        </table:table-row>
        <table:table-row table:style-name="ro1">
          <table:table-cell office:value-type="float" office:value="33.833335">
            <text:p>33,833335</text:p>
          </table:table-cell>
          <table:table-cell office:value-type="float" office:value="0.222729">
            <text:p>0,222729</text:p>
          </table:table-cell>
          <table:table-cell/>
        </table:table-row>
        <table:table-row table:style-name="ro1">
          <table:table-cell office:value-type="float" office:value="33.866668">
            <text:p>33,866668</text:p>
          </table:table-cell>
          <table:table-cell office:value-type="float" office:value="0.195513">
            <text:p>0,195513</text:p>
          </table:table-cell>
          <table:table-cell/>
        </table:table-row>
        <table:table-row table:style-name="ro1">
          <table:table-cell office:value-type="float" office:value="33.900002">
            <text:p>33,900002</text:p>
          </table:table-cell>
          <table:table-cell office:value-type="float" office:value="0.192457">
            <text:p>0,192457</text:p>
          </table:table-cell>
          <table:table-cell/>
        </table:table-row>
        <table:table-row table:style-name="ro1">
          <table:table-cell office:value-type="float" office:value="33.933335">
            <text:p>33,933335</text:p>
          </table:table-cell>
          <table:table-cell office:value-type="float" office:value="0.177369">
            <text:p>0,177369</text:p>
          </table:table-cell>
          <table:table-cell/>
        </table:table-row>
        <table:table-row table:style-name="ro1">
          <table:table-cell office:value-type="float" office:value="33.966668">
            <text:p>33,966668</text:p>
          </table:table-cell>
          <table:table-cell office:value-type="float" office:value="0.177938">
            <text:p>0,177938</text:p>
          </table:table-cell>
          <table:table-cell/>
        </table:table-row>
        <table:table-row table:style-name="ro1">
          <table:table-cell office:value-type="float" office:value="34.000002">
            <text:p>34,000002</text:p>
          </table:table-cell>
          <table:table-cell office:value-type="float" office:value="0.173723">
            <text:p>0,173723</text:p>
          </table:table-cell>
          <table:table-cell/>
        </table:table-row>
        <table:table-row table:style-name="ro1">
          <table:table-cell office:value-type="float" office:value="34.033335">
            <text:p>34,033335</text:p>
          </table:table-cell>
          <table:table-cell office:value-type="float" office:value="0.158768">
            <text:p>0,158768</text:p>
          </table:table-cell>
          <table:table-cell/>
        </table:table-row>
        <table:table-row table:style-name="ro1">
          <table:table-cell office:value-type="float" office:value="34.066668">
            <text:p>34,066668</text:p>
          </table:table-cell>
          <table:table-cell office:value-type="float" office:value="0.167508">
            <text:p>0,167508</text:p>
          </table:table-cell>
          <table:table-cell/>
        </table:table-row>
        <table:table-row table:style-name="ro1">
          <table:table-cell office:value-type="float" office:value="34.100002">
            <text:p>34,100002</text:p>
          </table:table-cell>
          <table:table-cell office:value-type="float" office:value="0.151835">
            <text:p>0,151835</text:p>
          </table:table-cell>
          <table:table-cell/>
        </table:table-row>
        <table:table-row table:style-name="ro1">
          <table:table-cell office:value-type="float" office:value="34.133335">
            <text:p>34,133335</text:p>
          </table:table-cell>
          <table:table-cell office:value-type="float" office:value="0.148819">
            <text:p>0,148819</text:p>
          </table:table-cell>
          <table:table-cell/>
        </table:table-row>
        <table:table-row table:style-name="ro1">
          <table:table-cell office:value-type="float" office:value="34.166668">
            <text:p>34,166668</text:p>
          </table:table-cell>
          <table:table-cell office:value-type="float" office:value="0.134102">
            <text:p>0,134102</text:p>
          </table:table-cell>
          <table:table-cell/>
        </table:table-row>
        <table:table-row table:style-name="ro1">
          <table:table-cell office:value-type="float" office:value="34.200002">
            <text:p>34,200002</text:p>
          </table:table-cell>
          <table:table-cell office:value-type="float" office:value="0.145541">
            <text:p>0,145541</text:p>
          </table:table-cell>
          <table:table-cell/>
        </table:table-row>
        <table:table-row table:style-name="ro1">
          <table:table-cell office:value-type="float" office:value="34.233335">
            <text:p>34,233335</text:p>
          </table:table-cell>
          <table:table-cell office:value-type="float" office:value="0.138165">
            <text:p>0,138165</text:p>
          </table:table-cell>
          <table:table-cell/>
        </table:table-row>
        <table:table-row table:style-name="ro1">
          <table:table-cell office:value-type="float" office:value="34.266668">
            <text:p>34,266668</text:p>
          </table:table-cell>
          <table:table-cell office:value-type="float" office:value="0.141436">
            <text:p>0,141436</text:p>
          </table:table-cell>
          <table:table-cell/>
        </table:table-row>
        <table:table-row table:style-name="ro1">
          <table:table-cell office:value-type="float" office:value="34.300002">
            <text:p>34,300002</text:p>
          </table:table-cell>
          <table:table-cell office:value-type="float" office:value="0.165198">
            <text:p>0,165198</text:p>
          </table:table-cell>
          <table:table-cell office:value-type="string">
            <text:p>Generando nueva Gausiana: Amp=25.1440nm <text:s/>s=0.00367s</text:p>
          </table:table-cell>
        </table:table-row>
        <table:table-row table:style-name="ro1">
          <table:table-cell office:value-type="float" office:value="34.333335">
            <text:p>34,333335</text:p>
          </table:table-cell>
          <table:table-cell office:value-type="float" office:value="0.342615">
            <text:p>0,342615</text:p>
          </table:table-cell>
          <table:table-cell/>
        </table:table-row>
        <table:table-row table:style-name="ro1">
          <table:table-cell office:value-type="float" office:value="34.366668">
            <text:p>34,366668</text:p>
          </table:table-cell>
          <table:table-cell office:value-type="float" office:value="0.332915">
            <text:p>0,332915</text:p>
          </table:table-cell>
          <table:table-cell/>
        </table:table-row>
        <table:table-row table:style-name="ro1">
          <table:table-cell office:value-type="float" office:value="34.400002">
            <text:p>34,400002</text:p>
          </table:table-cell>
          <table:table-cell office:value-type="float" office:value="0.333871">
            <text:p>0,333871</text:p>
          </table:table-cell>
          <table:table-cell/>
        </table:table-row>
        <table:table-row table:style-name="ro1">
          <table:table-cell office:value-type="float" office:value="34.433335">
            <text:p>34,433335</text:p>
          </table:table-cell>
          <table:table-cell office:value-type="float" office:value="0.326247">
            <text:p>0,326247</text:p>
          </table:table-cell>
          <table:table-cell/>
        </table:table-row>
        <table:table-row table:style-name="ro1">
          <table:table-cell office:value-type="float" office:value="34.466668">
            <text:p>34,466668</text:p>
          </table:table-cell>
          <table:table-cell office:value-type="float" office:value="0.328536">
            <text:p>0,328536</text:p>
          </table:table-cell>
          <table:table-cell/>
        </table:table-row>
        <table:table-row table:style-name="ro1">
          <table:table-cell office:value-type="float" office:value="34.500002">
            <text:p>34,500002</text:p>
          </table:table-cell>
          <table:table-cell office:value-type="float" office:value="0.346203">
            <text:p>0,346203</text:p>
          </table:table-cell>
          <table:table-cell/>
        </table:table-row>
        <table:table-row table:style-name="ro1">
          <table:table-cell office:value-type="float" office:value="34.533335">
            <text:p>34,533335</text:p>
          </table:table-cell>
          <table:table-cell office:value-type="float" office:value="0.340542">
            <text:p>0,340542</text:p>
          </table:table-cell>
          <table:table-cell/>
        </table:table-row>
        <table:table-row table:style-name="ro1">
          <table:table-cell office:value-type="float" office:value="34.566668">
            <text:p>34,566668</text:p>
          </table:table-cell>
          <table:table-cell office:value-type="float" office:value="0.343309">
            <text:p>0,343309</text:p>
          </table:table-cell>
          <table:table-cell/>
        </table:table-row>
        <table:table-row table:style-name="ro1">
          <table:table-cell office:value-type="float" office:value="34.600002">
            <text:p>34,600002</text:p>
          </table:table-cell>
          <table:table-cell office:value-type="float" office:value="0.325737">
            <text:p>0,325737</text:p>
          </table:table-cell>
          <table:table-cell/>
        </table:table-row>
        <table:table-row table:style-name="ro1">
          <table:table-cell office:value-type="float" office:value="34.633335">
            <text:p>34,633335</text:p>
          </table:table-cell>
          <table:table-cell office:value-type="float" office:value="0.337417">
            <text:p>0,337417</text:p>
          </table:table-cell>
          <table:table-cell/>
        </table:table-row>
        <table:table-row table:style-name="ro1">
          <table:table-cell office:value-type="float" office:value="34.666668">
            <text:p>34,666668</text:p>
          </table:table-cell>
          <table:table-cell office:value-type="float" office:value="0.342917">
            <text:p>0,342917</text:p>
          </table:table-cell>
          <table:table-cell/>
        </table:table-row>
        <table:table-row table:style-name="ro1">
          <table:table-cell office:value-type="float" office:value="34.700002">
            <text:p>34,700002</text:p>
          </table:table-cell>
          <table:table-cell office:value-type="float" office:value="0.337075">
            <text:p>0,337075</text:p>
          </table:table-cell>
          <table:table-cell/>
        </table:table-row>
        <table:table-row table:style-name="ro1">
          <table:table-cell office:value-type="float" office:value="34.733335">
            <text:p>34,733335</text:p>
          </table:table-cell>
          <table:table-cell office:value-type="float" office:value="0.350647">
            <text:p>0,350647</text:p>
          </table:table-cell>
          <table:table-cell/>
        </table:table-row>
        <table:table-row table:style-name="ro1">
          <table:table-cell office:value-type="float" office:value="34.766668">
            <text:p>34,766668</text:p>
          </table:table-cell>
          <table:table-cell office:value-type="float" office:value="0.344007">
            <text:p>0,344007</text:p>
          </table:table-cell>
          <table:table-cell/>
        </table:table-row>
        <table:table-row table:style-name="ro1">
          <table:table-cell office:value-type="float" office:value="34.800002">
            <text:p>34,800002</text:p>
          </table:table-cell>
          <table:table-cell office:value-type="float" office:value="0.330914">
            <text:p>0,330914</text:p>
          </table:table-cell>
          <table:table-cell/>
        </table:table-row>
        <table:table-row table:style-name="ro1">
          <table:table-cell office:value-type="float" office:value="34.833335">
            <text:p>34,833335</text:p>
          </table:table-cell>
          <table:table-cell office:value-type="float" office:value="0.349652">
            <text:p>0,349652</text:p>
          </table:table-cell>
          <table:table-cell/>
        </table:table-row>
        <table:table-row table:style-name="ro1">
          <table:table-cell office:value-type="float" office:value="34.866668">
            <text:p>34,866668</text:p>
          </table:table-cell>
          <table:table-cell office:value-type="float" office:value="0.325175">
            <text:p>0,325175</text:p>
          </table:table-cell>
          <table:table-cell/>
        </table:table-row>
        <table:table-row table:style-name="ro1">
          <table:table-cell office:value-type="float" office:value="34.900002">
            <text:p>34,900002</text:p>
          </table:table-cell>
          <table:table-cell office:value-type="float" office:value="0.332057">
            <text:p>0,332057</text:p>
          </table:table-cell>
          <table:table-cell/>
        </table:table-row>
        <table:table-row table:style-name="ro1">
          <table:table-cell office:value-type="float" office:value="34.933335">
            <text:p>34,933335</text:p>
          </table:table-cell>
          <table:table-cell office:value-type="float" office:value="0.338729">
            <text:p>0,338729</text:p>
          </table:table-cell>
          <table:table-cell/>
        </table:table-row>
        <table:table-row table:style-name="ro1">
          <table:table-cell office:value-type="float" office:value="34.966668">
            <text:p>34,966668</text:p>
          </table:table-cell>
          <table:table-cell office:value-type="float" office:value="0.344823">
            <text:p>0,344823</text:p>
          </table:table-cell>
          <table:table-cell/>
        </table:table-row>
        <table:table-row table:style-name="ro1">
          <table:table-cell office:value-type="float" office:value="35.000002">
            <text:p>35,000002</text:p>
          </table:table-cell>
          <table:table-cell office:value-type="float" office:value="0.338354">
            <text:p>0,338354</text:p>
          </table:table-cell>
          <table:table-cell/>
        </table:table-row>
        <table:table-row table:style-name="ro1">
          <table:table-cell office:value-type="float" office:value="35.033335">
            <text:p>35,033335</text:p>
          </table:table-cell>
          <table:table-cell office:value-type="float" office:value="0.331766">
            <text:p>0,331766</text:p>
          </table:table-cell>
          <table:table-cell/>
        </table:table-row>
        <table:table-row table:style-name="ro1">
          <table:table-cell office:value-type="float" office:value="35.066668">
            <text:p>35,066668</text:p>
          </table:table-cell>
          <table:table-cell office:value-type="float" office:value="0.333375">
            <text:p>0,333375</text:p>
          </table:table-cell>
          <table:table-cell/>
        </table:table-row>
        <table:table-row table:style-name="ro1">
          <table:table-cell office:value-type="float" office:value="35.100002">
            <text:p>35,100002</text:p>
          </table:table-cell>
          <table:table-cell office:value-type="float" office:value="0.341311">
            <text:p>0,341311</text:p>
          </table:table-cell>
          <table:table-cell/>
        </table:table-row>
        <table:table-row table:style-name="ro1">
          <table:table-cell office:value-type="float" office:value="35.133335">
            <text:p>35,133335</text:p>
          </table:table-cell>
          <table:table-cell office:value-type="float" office:value="0.344564">
            <text:p>0,344564</text:p>
          </table:table-cell>
          <table:table-cell/>
        </table:table-row>
        <table:table-row table:style-name="ro1">
          <table:table-cell office:value-type="float" office:value="35.166669">
            <text:p>35,166669</text:p>
          </table:table-cell>
          <table:table-cell office:value-type="float" office:value="0.321387">
            <text:p>0,321387</text:p>
          </table:table-cell>
          <table:table-cell/>
        </table:table-row>
        <table:table-row table:style-name="ro1">
          <table:table-cell office:value-type="float" office:value="35.200002">
            <text:p>35,200002</text:p>
          </table:table-cell>
          <table:table-cell office:value-type="float" office:value="0.348844">
            <text:p>0,348844</text:p>
          </table:table-cell>
          <table:table-cell/>
        </table:table-row>
        <table:table-row table:style-name="ro1">
          <table:table-cell office:value-type="float" office:value="35.233335">
            <text:p>35,233335</text:p>
          </table:table-cell>
          <table:table-cell office:value-type="float" office:value="0.339065">
            <text:p>0,339065</text:p>
          </table:table-cell>
          <table:table-cell/>
        </table:table-row>
        <table:table-row table:style-name="ro1">
          <table:table-cell office:value-type="float" office:value="35.266669">
            <text:p>35,266669</text:p>
          </table:table-cell>
          <table:table-cell office:value-type="float" office:value="0.347626">
            <text:p>0,347626</text:p>
          </table:table-cell>
          <table:table-cell/>
        </table:table-row>
        <table:table-row table:style-name="ro1">
          <table:table-cell office:value-type="float" office:value="35.300002">
            <text:p>35,300002</text:p>
          </table:table-cell>
          <table:table-cell office:value-type="float" office:value="0.341397">
            <text:p>0,341397</text:p>
          </table:table-cell>
          <table:table-cell/>
        </table:table-row>
        <table:table-row table:style-name="ro1">
          <table:table-cell office:value-type="float" office:value="35.333335">
            <text:p>35,333335</text:p>
          </table:table-cell>
          <table:table-cell office:value-type="float" office:value="0.333986">
            <text:p>0,333986</text:p>
          </table:table-cell>
          <table:table-cell/>
        </table:table-row>
        <table:table-row table:style-name="ro1">
          <table:table-cell office:value-type="float" office:value="35.366669">
            <text:p>35,366669</text:p>
          </table:table-cell>
          <table:table-cell office:value-type="float" office:value="0.340868">
            <text:p>0,340868</text:p>
          </table:table-cell>
          <table:table-cell/>
        </table:table-row>
        <table:table-row table:style-name="ro1">
          <table:table-cell office:value-type="float" office:value="35.400002">
            <text:p>35,400002</text:p>
          </table:table-cell>
          <table:table-cell office:value-type="float" office:value="0.327001">
            <text:p>0,327001</text:p>
          </table:table-cell>
          <table:table-cell/>
        </table:table-row>
        <table:table-row table:style-name="ro1">
          <table:table-cell office:value-type="float" office:value="35.433335">
            <text:p>35,433335</text:p>
          </table:table-cell>
          <table:table-cell office:value-type="float" office:value="0.342034">
            <text:p>0,342034</text:p>
          </table:table-cell>
          <table:table-cell/>
        </table:table-row>
        <table:table-row table:style-name="ro1">
          <table:table-cell office:value-type="float" office:value="35.466669">
            <text:p>35,466669</text:p>
          </table:table-cell>
          <table:table-cell office:value-type="float" office:value="0.329442">
            <text:p>0,329442</text:p>
          </table:table-cell>
          <table:table-cell/>
        </table:table-row>
        <table:table-row table:style-name="ro1">
          <table:table-cell office:value-type="float" office:value="35.500002">
            <text:p>35,500002</text:p>
          </table:table-cell>
          <table:table-cell office:value-type="float" office:value="0.336699">
            <text:p>0,336699</text:p>
          </table:table-cell>
          <table:table-cell/>
        </table:table-row>
        <table:table-row table:style-name="ro1">
          <table:table-cell office:value-type="float" office:value="35.533335">
            <text:p>35,533335</text:p>
          </table:table-cell>
          <table:table-cell office:value-type="float" office:value="0.336476">
            <text:p>0,336476</text:p>
          </table:table-cell>
          <table:table-cell/>
        </table:table-row>
        <table:table-row table:style-name="ro1">
          <table:table-cell office:value-type="float" office:value="35.566669">
            <text:p>35,566669</text:p>
          </table:table-cell>
          <table:table-cell office:value-type="float" office:value="0.33521">
            <text:p>0,33521</text:p>
          </table:table-cell>
          <table:table-cell/>
        </table:table-row>
        <table:table-row table:style-name="ro1">
          <table:table-cell office:value-type="float" office:value="35.600002">
            <text:p>35,600002</text:p>
          </table:table-cell>
          <table:table-cell office:value-type="float" office:value="0.349476">
            <text:p>0,349476</text:p>
          </table:table-cell>
          <table:table-cell/>
        </table:table-row>
        <table:table-row table:style-name="ro1">
          <table:table-cell office:value-type="float" office:value="35.633335">
            <text:p>35,633335</text:p>
          </table:table-cell>
          <table:table-cell office:value-type="float" office:value="0.339358">
            <text:p>0,339358</text:p>
          </table:table-cell>
          <table:table-cell/>
        </table:table-row>
        <table:table-row table:style-name="ro1">
          <table:table-cell office:value-type="float" office:value="35.666669">
            <text:p>35,666669</text:p>
          </table:table-cell>
          <table:table-cell office:value-type="float" office:value="0.353713">
            <text:p>0,353713</text:p>
          </table:table-cell>
          <table:table-cell/>
        </table:table-row>
        <table:table-row table:style-name="ro1">
          <table:table-cell office:value-type="float" office:value="35.700002">
            <text:p>35,700002</text:p>
          </table:table-cell>
          <table:table-cell office:value-type="float" office:value="0.345018">
            <text:p>0,345018</text:p>
          </table:table-cell>
          <table:table-cell/>
        </table:table-row>
        <table:table-row table:style-name="ro1">
          <table:table-cell office:value-type="float" office:value="35.733335">
            <text:p>35,733335</text:p>
          </table:table-cell>
          <table:table-cell office:value-type="float" office:value="0.331586">
            <text:p>0,331586</text:p>
          </table:table-cell>
          <table:table-cell/>
        </table:table-row>
        <table:table-row table:style-name="ro1">
          <table:table-cell office:value-type="float" office:value="35.766669">
            <text:p>35,766669</text:p>
          </table:table-cell>
          <table:table-cell office:value-type="float" office:value="0.347814">
            <text:p>0,347814</text:p>
          </table:table-cell>
          <table:table-cell/>
        </table:table-row>
        <table:table-row table:style-name="ro1">
          <table:table-cell office:value-type="float" office:value="35.800002">
            <text:p>35,800002</text:p>
          </table:table-cell>
          <table:table-cell office:value-type="float" office:value="0.350025">
            <text:p>0,350025</text:p>
          </table:table-cell>
          <table:table-cell/>
        </table:table-row>
        <table:table-row table:style-name="ro1">
          <table:table-cell office:value-type="float" office:value="35.833335">
            <text:p>35,833335</text:p>
          </table:table-cell>
          <table:table-cell office:value-type="float" office:value="0.353627">
            <text:p>0,353627</text:p>
          </table:table-cell>
          <table:table-cell/>
        </table:table-row>
        <table:table-row table:style-name="ro1">
          <table:table-cell office:value-type="float" office:value="35.866669">
            <text:p>35,866669</text:p>
          </table:table-cell>
          <table:table-cell office:value-type="float" office:value="0.324596">
            <text:p>0,324596</text:p>
          </table:table-cell>
          <table:table-cell/>
        </table:table-row>
        <table:table-row table:style-name="ro1">
          <table:table-cell office:value-type="float" office:value="35.900002">
            <text:p>35,900002</text:p>
          </table:table-cell>
          <table:table-cell office:value-type="float" office:value="0.335074">
            <text:p>0,335074</text:p>
          </table:table-cell>
          <table:table-cell/>
        </table:table-row>
        <table:table-row table:style-name="ro1">
          <table:table-cell office:value-type="float" office:value="35.933335">
            <text:p>35,933335</text:p>
          </table:table-cell>
          <table:table-cell office:value-type="float" office:value="0.339951">
            <text:p>0,339951</text:p>
          </table:table-cell>
          <table:table-cell/>
        </table:table-row>
        <table:table-row table:style-name="ro1">
          <table:table-cell office:value-type="float" office:value="35.966669">
            <text:p>35,966669</text:p>
          </table:table-cell>
          <table:table-cell office:value-type="float" office:value="0.35896">
            <text:p>0,35896</text:p>
          </table:table-cell>
          <table:table-cell/>
        </table:table-row>
        <table:table-row table:style-name="ro1">
          <table:table-cell office:value-type="float" office:value="36.000002">
            <text:p>36,000002</text:p>
          </table:table-cell>
          <table:table-cell office:value-type="float" office:value="0.341775">
            <text:p>0,341775</text:p>
          </table:table-cell>
          <table:table-cell/>
        </table:table-row>
        <table:table-row table:style-name="ro1">
          <table:table-cell office:value-type="float" office:value="36.033335">
            <text:p>36,033335</text:p>
          </table:table-cell>
          <table:table-cell office:value-type="float" office:value="0.348044">
            <text:p>0,348044</text:p>
          </table:table-cell>
          <table:table-cell office:value-type="string">
            <text:p>Generando nueva Gausiana: Amp=-276.5839nm <text:s/>s=0.01372s</text:p>
          </table:table-cell>
        </table:table-row>
        <table:table-row table:style-name="ro1">
          <table:table-cell office:value-type="float" office:value="36.066669">
            <text:p>36,066669</text:p>
          </table:table-cell>
          <table:table-cell office:value-type="float" office:value="0.191254">
            <text:p>0,191254</text:p>
          </table:table-cell>
          <table:table-cell/>
        </table:table-row>
        <table:table-row table:style-name="ro1">
          <table:table-cell office:value-type="float" office:value="36.100002">
            <text:p>36,100002</text:p>
          </table:table-cell>
          <table:table-cell office:value-type="float" office:value="0.177574">
            <text:p>0,177574</text:p>
          </table:table-cell>
          <table:table-cell/>
        </table:table-row>
        <table:table-row table:style-name="ro1">
          <table:table-cell office:value-type="float" office:value="36.133335">
            <text:p>36,133335</text:p>
          </table:table-cell>
          <table:table-cell office:value-type="float" office:value="0.179316">
            <text:p>0,179316</text:p>
          </table:table-cell>
          <table:table-cell/>
        </table:table-row>
        <table:table-row table:style-name="ro1">
          <table:table-cell office:value-type="float" office:value="36.166669">
            <text:p>36,166669</text:p>
          </table:table-cell>
          <table:table-cell office:value-type="float" office:value="0.169556">
            <text:p>0,169556</text:p>
          </table:table-cell>
          <table:table-cell/>
        </table:table-row>
        <table:table-row table:style-name="ro1">
          <table:table-cell office:value-type="float" office:value="36.200002">
            <text:p>36,200002</text:p>
          </table:table-cell>
          <table:table-cell office:value-type="float" office:value="0.161817">
            <text:p>0,161817</text:p>
          </table:table-cell>
          <table:table-cell/>
        </table:table-row>
        <table:table-row table:style-name="ro1">
          <table:table-cell office:value-type="float" office:value="36.233335">
            <text:p>36,233335</text:p>
          </table:table-cell>
          <table:table-cell office:value-type="float" office:value="0.165039">
            <text:p>0,165039</text:p>
          </table:table-cell>
          <table:table-cell/>
        </table:table-row>
        <table:table-row table:style-name="ro1">
          <table:table-cell office:value-type="float" office:value="36.266669">
            <text:p>36,266669</text:p>
          </table:table-cell>
          <table:table-cell office:value-type="float" office:value="0.165948">
            <text:p>0,165948</text:p>
          </table:table-cell>
          <table:table-cell/>
        </table:table-row>
        <table:table-row table:style-name="ro1">
          <table:table-cell office:value-type="float" office:value="36.300002">
            <text:p>36,300002</text:p>
          </table:table-cell>
          <table:table-cell office:value-type="float" office:value="0.180183">
            <text:p>0,180183</text:p>
          </table:table-cell>
          <table:table-cell/>
        </table:table-row>
        <table:table-row table:style-name="ro1">
          <table:table-cell office:value-type="float" office:value="36.333335">
            <text:p>36,333335</text:p>
          </table:table-cell>
          <table:table-cell office:value-type="float" office:value="0.217108">
            <text:p>0,217108</text:p>
          </table:table-cell>
          <table:table-cell/>
        </table:table-row>
        <table:table-row table:style-name="ro1">
          <table:table-cell office:value-type="float" office:value="36.366669">
            <text:p>36,366669</text:p>
          </table:table-cell>
          <table:table-cell office:value-type="float" office:value="0.213051">
            <text:p>0,213051</text:p>
          </table:table-cell>
          <table:table-cell/>
        </table:table-row>
        <table:table-row table:style-name="ro1">
          <table:table-cell office:value-type="float" office:value="36.400002">
            <text:p>36,400002</text:p>
          </table:table-cell>
          <table:table-cell office:value-type="float" office:value="0.211014">
            <text:p>0,211014</text:p>
          </table:table-cell>
          <table:table-cell/>
        </table:table-row>
        <table:table-row table:style-name="ro1">
          <table:table-cell office:value-type="float" office:value="36.433335">
            <text:p>36,433335</text:p>
          </table:table-cell>
          <table:table-cell office:value-type="float" office:value="0.220974">
            <text:p>0,220974</text:p>
          </table:table-cell>
          <table:table-cell/>
        </table:table-row>
        <table:table-row table:style-name="ro1">
          <table:table-cell office:value-type="float" office:value="36.466669">
            <text:p>36,466669</text:p>
          </table:table-cell>
          <table:table-cell office:value-type="float" office:value="0.2282">
            <text:p>0,2282</text:p>
          </table:table-cell>
          <table:table-cell/>
        </table:table-row>
        <table:table-row table:style-name="ro1">
          <table:table-cell office:value-type="float" office:value="36.500002">
            <text:p>36,500002</text:p>
          </table:table-cell>
          <table:table-cell office:value-type="float" office:value="0.231205">
            <text:p>0,231205</text:p>
          </table:table-cell>
          <table:table-cell/>
        </table:table-row>
        <table:table-row table:style-name="ro1">
          <table:table-cell office:value-type="float" office:value="36.533335">
            <text:p>36,533335</text:p>
          </table:table-cell>
          <table:table-cell office:value-type="float" office:value="0.214325">
            <text:p>0,214325</text:p>
          </table:table-cell>
          <table:table-cell/>
        </table:table-row>
        <table:table-row table:style-name="ro1">
          <table:table-cell office:value-type="float" office:value="36.566669">
            <text:p>36,566669</text:p>
          </table:table-cell>
          <table:table-cell office:value-type="float" office:value="0.236455">
            <text:p>0,236455</text:p>
          </table:table-cell>
          <table:table-cell/>
        </table:table-row>
        <table:table-row table:style-name="ro1">
          <table:table-cell office:value-type="float" office:value="36.600002">
            <text:p>36,600002</text:p>
          </table:table-cell>
          <table:table-cell office:value-type="float" office:value="0.268292">
            <text:p>0,268292</text:p>
          </table:table-cell>
          <table:table-cell/>
        </table:table-row>
        <table:table-row table:style-name="ro1">
          <table:table-cell office:value-type="float" office:value="36.633335">
            <text:p>36,633335</text:p>
          </table:table-cell>
          <table:table-cell office:value-type="float" office:value="0.257336">
            <text:p>0,257336</text:p>
          </table:table-cell>
          <table:table-cell/>
        </table:table-row>
        <table:table-row table:style-name="ro1">
          <table:table-cell office:value-type="float" office:value="36.666669">
            <text:p>36,666669</text:p>
          </table:table-cell>
          <table:table-cell office:value-type="float" office:value="0.276985">
            <text:p>0,276985</text:p>
          </table:table-cell>
          <table:table-cell/>
        </table:table-row>
        <table:table-row table:style-name="ro1">
          <table:table-cell office:value-type="float" office:value="36.700002">
            <text:p>36,700002</text:p>
          </table:table-cell>
          <table:table-cell office:value-type="float" office:value="0.292816">
            <text:p>0,292816</text:p>
          </table:table-cell>
          <table:table-cell/>
        </table:table-row>
        <table:table-row table:style-name="ro1">
          <table:table-cell office:value-type="float" office:value="36.733335">
            <text:p>36,733335</text:p>
          </table:table-cell>
          <table:table-cell office:value-type="float" office:value="0.290184">
            <text:p>0,290184</text:p>
          </table:table-cell>
          <table:table-cell/>
        </table:table-row>
        <table:table-row table:style-name="ro1">
          <table:table-cell office:value-type="float" office:value="36.766669">
            <text:p>36,766669</text:p>
          </table:table-cell>
          <table:table-cell office:value-type="float" office:value="0.30366">
            <text:p>0,30366</text:p>
          </table:table-cell>
          <table:table-cell/>
        </table:table-row>
        <table:table-row table:style-name="ro1">
          <table:table-cell office:value-type="float" office:value="36.800002">
            <text:p>36,800002</text:p>
          </table:table-cell>
          <table:table-cell office:value-type="float" office:value="0.29775">
            <text:p>0,29775</text:p>
          </table:table-cell>
          <table:table-cell/>
        </table:table-row>
        <table:table-row table:style-name="ro1">
          <table:table-cell office:value-type="float" office:value="36.833335">
            <text:p>36,833335</text:p>
          </table:table-cell>
          <table:table-cell office:value-type="float" office:value="0.303668">
            <text:p>0,303668</text:p>
          </table:table-cell>
          <table:table-cell/>
        </table:table-row>
        <table:table-row table:style-name="ro1">
          <table:table-cell office:value-type="float" office:value="36.866669">
            <text:p>36,866669</text:p>
          </table:table-cell>
          <table:table-cell office:value-type="float" office:value="0.311528">
            <text:p>0,311528</text:p>
          </table:table-cell>
          <table:table-cell/>
        </table:table-row>
        <table:table-row table:style-name="ro1">
          <table:table-cell office:value-type="float" office:value="36.900002">
            <text:p>36,900002</text:p>
          </table:table-cell>
          <table:table-cell office:value-type="float" office:value="0.318569">
            <text:p>0,318569</text:p>
          </table:table-cell>
          <table:table-cell/>
        </table:table-row>
        <table:table-row table:style-name="ro1">
          <table:table-cell office:value-type="float" office:value="36.933335">
            <text:p>36,933335</text:p>
          </table:table-cell>
          <table:table-cell office:value-type="float" office:value="0.310327">
            <text:p>0,310327</text:p>
          </table:table-cell>
          <table:table-cell/>
        </table:table-row>
        <table:table-row table:style-name="ro1">
          <table:table-cell office:value-type="float" office:value="36.966669">
            <text:p>36,966669</text:p>
          </table:table-cell>
          <table:table-cell office:value-type="float" office:value="0.325622">
            <text:p>0,325622</text:p>
          </table:table-cell>
          <table:table-cell/>
        </table:table-row>
        <table:table-row table:style-name="ro1">
          <table:table-cell office:value-type="float" office:value="37.000002">
            <text:p>37,000002</text:p>
          </table:table-cell>
          <table:table-cell office:value-type="float" office:value="0.33051">
            <text:p>0,33051</text:p>
          </table:table-cell>
          <table:table-cell/>
        </table:table-row>
        <table:table-row table:style-name="ro1">
          <table:table-cell office:value-type="float" office:value="37.033335">
            <text:p>37,033335</text:p>
          </table:table-cell>
          <table:table-cell office:value-type="float" office:value="0.309475">
            <text:p>0,309475</text:p>
          </table:table-cell>
          <table:table-cell/>
        </table:table-row>
        <table:table-row table:style-name="ro1">
          <table:table-cell office:value-type="float" office:value="37.066669">
            <text:p>37,066669</text:p>
          </table:table-cell>
          <table:table-cell office:value-type="float" office:value="0.303882">
            <text:p>0,303882</text:p>
          </table:table-cell>
          <table:table-cell/>
        </table:table-row>
        <table:table-row table:style-name="ro1">
          <table:table-cell office:value-type="float" office:value="37.100002">
            <text:p>37,100002</text:p>
          </table:table-cell>
          <table:table-cell office:value-type="float" office:value="0.304943">
            <text:p>0,304943</text:p>
          </table:table-cell>
          <table:table-cell/>
        </table:table-row>
        <table:table-row table:style-name="ro1">
          <table:table-cell office:value-type="float" office:value="37.133335">
            <text:p>37,133335</text:p>
          </table:table-cell>
          <table:table-cell office:value-type="float" office:value="0.285251">
            <text:p>0,285251</text:p>
          </table:table-cell>
          <table:table-cell/>
        </table:table-row>
        <table:table-row table:style-name="ro1">
          <table:table-cell office:value-type="float" office:value="37.166669">
            <text:p>37,166669</text:p>
          </table:table-cell>
          <table:table-cell office:value-type="float" office:value="0.280585">
            <text:p>0,280585</text:p>
          </table:table-cell>
          <table:table-cell/>
        </table:table-row>
        <table:table-row table:style-name="ro1">
          <table:table-cell office:value-type="float" office:value="37.200002">
            <text:p>37,200002</text:p>
          </table:table-cell>
          <table:table-cell office:value-type="float" office:value="0.263319">
            <text:p>0,263319</text:p>
          </table:table-cell>
          <table:table-cell/>
        </table:table-row>
        <table:table-row table:style-name="ro1">
          <table:table-cell office:value-type="float" office:value="37.233335">
            <text:p>37,233335</text:p>
          </table:table-cell>
          <table:table-cell office:value-type="float" office:value="0.268192">
            <text:p>0,268192</text:p>
          </table:table-cell>
          <table:table-cell/>
        </table:table-row>
        <table:table-row table:style-name="ro1">
          <table:table-cell office:value-type="float" office:value="37.266669">
            <text:p>37,266669</text:p>
          </table:table-cell>
          <table:table-cell office:value-type="float" office:value="0.243871">
            <text:p>0,243871</text:p>
          </table:table-cell>
          <table:table-cell/>
        </table:table-row>
        <table:table-row table:style-name="ro1">
          <table:table-cell office:value-type="float" office:value="37.300002">
            <text:p>37,300002</text:p>
          </table:table-cell>
          <table:table-cell office:value-type="float" office:value="0.236416">
            <text:p>0,236416</text:p>
          </table:table-cell>
          <table:table-cell/>
        </table:table-row>
        <table:table-row table:style-name="ro1">
          <table:table-cell office:value-type="float" office:value="37.333335">
            <text:p>37,333335</text:p>
          </table:table-cell>
          <table:table-cell office:value-type="float" office:value="0.236629">
            <text:p>0,236629</text:p>
          </table:table-cell>
          <table:table-cell/>
        </table:table-row>
        <table:table-row table:style-name="ro1">
          <table:table-cell office:value-type="float" office:value="37.366669">
            <text:p>37,366669</text:p>
          </table:table-cell>
          <table:table-cell office:value-type="float" office:value="0.217831">
            <text:p>0,217831</text:p>
          </table:table-cell>
          <table:table-cell/>
        </table:table-row>
        <table:table-row table:style-name="ro1">
          <table:table-cell office:value-type="float" office:value="37.400002">
            <text:p>37,400002</text:p>
          </table:table-cell>
          <table:table-cell office:value-type="float" office:value="0.227897">
            <text:p>0,227897</text:p>
          </table:table-cell>
          <table:table-cell/>
        </table:table-row>
        <table:table-row table:style-name="ro1">
          <table:table-cell office:value-type="float" office:value="37.433335">
            <text:p>37,433335</text:p>
          </table:table-cell>
          <table:table-cell office:value-type="float" office:value="0.214086">
            <text:p>0,214086</text:p>
          </table:table-cell>
          <table:table-cell/>
        </table:table-row>
        <table:table-row table:style-name="ro1">
          <table:table-cell office:value-type="float" office:value="37.466669">
            <text:p>37,466669</text:p>
          </table:table-cell>
          <table:table-cell office:value-type="float" office:value="0.204141">
            <text:p>0,204141</text:p>
          </table:table-cell>
          <table:table-cell/>
        </table:table-row>
        <table:table-row table:style-name="ro1">
          <table:table-cell office:value-type="float" office:value="37.500002">
            <text:p>37,500002</text:p>
          </table:table-cell>
          <table:table-cell office:value-type="float" office:value="0.202191">
            <text:p>0,202191</text:p>
          </table:table-cell>
          <table:table-cell/>
        </table:table-row>
        <table:table-row table:style-name="ro1">
          <table:table-cell office:value-type="float" office:value="37.533335">
            <text:p>37,533335</text:p>
          </table:table-cell>
          <table:table-cell office:value-type="float" office:value="0.183807">
            <text:p>0,183807</text:p>
          </table:table-cell>
          <table:table-cell/>
        </table:table-row>
        <table:table-row table:style-name="ro1">
          <table:table-cell office:value-type="float" office:value="37.566669">
            <text:p>37,566669</text:p>
          </table:table-cell>
          <table:table-cell office:value-type="float" office:value="0.156331">
            <text:p>0,156331</text:p>
          </table:table-cell>
          <table:table-cell/>
        </table:table-row>
        <table:table-row table:style-name="ro1">
          <table:table-cell office:value-type="float" office:value="37.600002">
            <text:p>37,600002</text:p>
          </table:table-cell>
          <table:table-cell office:value-type="float" office:value="0.166111">
            <text:p>0,166111</text:p>
          </table:table-cell>
          <table:table-cell/>
        </table:table-row>
        <table:table-row table:style-name="ro1">
          <table:table-cell office:value-type="float" office:value="37.633335">
            <text:p>37,633335</text:p>
          </table:table-cell>
          <table:table-cell office:value-type="float" office:value="0.17441">
            <text:p>0,17441</text:p>
          </table:table-cell>
          <table:table-cell/>
        </table:table-row>
        <table:table-row table:style-name="ro1">
          <table:table-cell office:value-type="float" office:value="37.666669">
            <text:p>37,666669</text:p>
          </table:table-cell>
          <table:table-cell office:value-type="float" office:value="0.167756">
            <text:p>0,167756</text:p>
          </table:table-cell>
          <table:table-cell/>
        </table:table-row>
        <table:table-row table:style-name="ro1">
          <table:table-cell office:value-type="float" office:value="37.700002">
            <text:p>37,700002</text:p>
          </table:table-cell>
          <table:table-cell office:value-type="float" office:value="0.157589">
            <text:p>0,157589</text:p>
          </table:table-cell>
          <table:table-cell/>
        </table:table-row>
        <table:table-row table:style-name="ro1">
          <table:table-cell office:value-type="float" office:value="37.733335">
            <text:p>37,733335</text:p>
          </table:table-cell>
          <table:table-cell office:value-type="float" office:value="0.166779">
            <text:p>0,166779</text:p>
          </table:table-cell>
          <table:table-cell/>
        </table:table-row>
        <table:table-row table:style-name="ro1">
          <table:table-cell office:value-type="float" office:value="37.766669">
            <text:p>37,766669</text:p>
          </table:table-cell>
          <table:table-cell office:value-type="float" office:value="0.193924">
            <text:p>0,193924</text:p>
          </table:table-cell>
          <table:table-cell office:value-type="string">
            <text:p>Generando nueva Gausiana: Amp=-359.6684nm <text:s/>s=0.01190s</text:p>
          </table:table-cell>
        </table:table-row>
        <table:table-row table:style-name="ro1">
          <table:table-cell office:value-type="float" office:value="37.800002">
            <text:p>37,800002</text:p>
          </table:table-cell>
          <table:table-cell office:value-type="float" office:value="0.066629">
            <text:p>0,066629</text:p>
          </table:table-cell>
          <table:table-cell/>
        </table:table-row>
        <table:table-row table:style-name="ro1">
          <table:table-cell office:value-type="float" office:value="37.833335">
            <text:p>37,833335</text:p>
          </table:table-cell>
          <table:table-cell office:value-type="float" office:value="0.079584">
            <text:p>0,079584</text:p>
          </table:table-cell>
          <table:table-cell/>
        </table:table-row>
        <table:table-row table:style-name="ro1">
          <table:table-cell office:value-type="float" office:value="37.866669">
            <text:p>37,866669</text:p>
          </table:table-cell>
          <table:table-cell office:value-type="float" office:value="0.076394">
            <text:p>0,076394</text:p>
          </table:table-cell>
          <table:table-cell/>
        </table:table-row>
        <table:table-row table:style-name="ro1">
          <table:table-cell office:value-type="float" office:value="37.900002">
            <text:p>37,900002</text:p>
          </table:table-cell>
          <table:table-cell office:value-type="float" office:value="0.074062">
            <text:p>0,074062</text:p>
          </table:table-cell>
          <table:table-cell/>
        </table:table-row>
        <table:table-row table:style-name="ro1">
          <table:table-cell office:value-type="float" office:value="37.933335">
            <text:p>37,933335</text:p>
          </table:table-cell>
          <table:table-cell office:value-type="float" office:value="0.035808">
            <text:p>0,035808</text:p>
          </table:table-cell>
          <table:table-cell/>
        </table:table-row>
        <table:table-row table:style-name="ro1">
          <table:table-cell office:value-type="float" office:value="37.966669">
            <text:p>37,966669</text:p>
          </table:table-cell>
          <table:table-cell office:value-type="float" office:value="0.024006">
            <text:p>0,024006</text:p>
          </table:table-cell>
          <table:table-cell/>
        </table:table-row>
        <table:table-row table:style-name="ro1">
          <table:table-cell office:value-type="float" office:value="38.000002">
            <text:p>38,000002</text:p>
          </table:table-cell>
          <table:table-cell office:value-type="float" office:value="0.058462">
            <text:p>0,058462</text:p>
          </table:table-cell>
          <table:table-cell/>
        </table:table-row>
        <table:table-row table:style-name="ro1">
          <table:table-cell office:value-type="float" office:value="38.033335">
            <text:p>38,033335</text:p>
          </table:table-cell>
          <table:table-cell office:value-type="float" office:value="0.036833">
            <text:p>0,036833</text:p>
          </table:table-cell>
          <table:table-cell/>
        </table:table-row>
        <table:table-row table:style-name="ro1">
          <table:table-cell office:value-type="float" office:value="38.066669">
            <text:p>38,066669</text:p>
          </table:table-cell>
          <table:table-cell office:value-type="float" office:value="0.0743">
            <text:p>0,0743</text:p>
          </table:table-cell>
          <table:table-cell/>
        </table:table-row>
        <table:table-row table:style-name="ro1">
          <table:table-cell office:value-type="float" office:value="38.100002">
            <text:p>38,100002</text:p>
          </table:table-cell>
          <table:table-cell office:value-type="float" office:value="0.087819">
            <text:p>0,087819</text:p>
          </table:table-cell>
          <table:table-cell/>
        </table:table-row>
        <table:table-row table:style-name="ro1">
          <table:table-cell office:value-type="float" office:value="38.133335">
            <text:p>38,133335</text:p>
          </table:table-cell>
          <table:table-cell office:value-type="float" office:value="0.083679">
            <text:p>0,083679</text:p>
          </table:table-cell>
          <table:table-cell/>
        </table:table-row>
        <table:table-row table:style-name="ro1">
          <table:table-cell office:value-type="float" office:value="38.166669">
            <text:p>38,166669</text:p>
          </table:table-cell>
          <table:table-cell office:value-type="float" office:value="0.103015">
            <text:p>0,103015</text:p>
          </table:table-cell>
          <table:table-cell/>
        </table:table-row>
        <table:table-row table:style-name="ro1">
          <table:table-cell office:value-type="float" office:value="38.200002">
            <text:p>38,200002</text:p>
          </table:table-cell>
          <table:table-cell office:value-type="float" office:value="0.108938">
            <text:p>0,108938</text:p>
          </table:table-cell>
          <table:table-cell/>
        </table:table-row>
        <table:table-row table:style-name="ro1">
          <table:table-cell office:value-type="float" office:value="38.233335">
            <text:p>38,233335</text:p>
          </table:table-cell>
          <table:table-cell office:value-type="float" office:value="0.137469">
            <text:p>0,137469</text:p>
          </table:table-cell>
          <table:table-cell/>
        </table:table-row>
        <table:table-row table:style-name="ro1">
          <table:table-cell office:value-type="float" office:value="38.266669">
            <text:p>38,266669</text:p>
          </table:table-cell>
          <table:table-cell office:value-type="float" office:value="0.127334">
            <text:p>0,127334</text:p>
          </table:table-cell>
          <table:table-cell/>
        </table:table-row>
        <table:table-row table:style-name="ro1">
          <table:table-cell office:value-type="float" office:value="38.300002">
            <text:p>38,300002</text:p>
          </table:table-cell>
          <table:table-cell office:value-type="float" office:value="0.160542">
            <text:p>0,160542</text:p>
          </table:table-cell>
          <table:table-cell/>
        </table:table-row>
        <table:table-row table:style-name="ro1">
          <table:table-cell office:value-type="float" office:value="38.333335">
            <text:p>38,333335</text:p>
          </table:table-cell>
          <table:table-cell office:value-type="float" office:value="0.176068">
            <text:p>0,176068</text:p>
          </table:table-cell>
          <table:table-cell/>
        </table:table-row>
        <table:table-row table:style-name="ro1">
          <table:table-cell office:value-type="float" office:value="38.366669">
            <text:p>38,366669</text:p>
          </table:table-cell>
          <table:table-cell office:value-type="float" office:value="0.185436">
            <text:p>0,185436</text:p>
          </table:table-cell>
          <table:table-cell/>
        </table:table-row>
        <table:table-row table:style-name="ro1">
          <table:table-cell office:value-type="float" office:value="38.400002">
            <text:p>38,400002</text:p>
          </table:table-cell>
          <table:table-cell office:value-type="float" office:value="0.204224">
            <text:p>0,204224</text:p>
          </table:table-cell>
          <table:table-cell/>
        </table:table-row>
        <table:table-row table:style-name="ro1">
          <table:table-cell office:value-type="float" office:value="38.433335">
            <text:p>38,433335</text:p>
          </table:table-cell>
          <table:table-cell office:value-type="float" office:value="0.216682">
            <text:p>0,216682</text:p>
          </table:table-cell>
          <table:table-cell/>
        </table:table-row>
        <table:table-row table:style-name="ro1">
          <table:table-cell office:value-type="float" office:value="38.466669">
            <text:p>38,466669</text:p>
          </table:table-cell>
          <table:table-cell office:value-type="float" office:value="0.225404">
            <text:p>0,225404</text:p>
          </table:table-cell>
          <table:table-cell/>
        </table:table-row>
        <table:table-row table:style-name="ro1">
          <table:table-cell office:value-type="float" office:value="38.500002">
            <text:p>38,500002</text:p>
          </table:table-cell>
          <table:table-cell office:value-type="float" office:value="0.229595">
            <text:p>0,229595</text:p>
          </table:table-cell>
          <table:table-cell/>
        </table:table-row>
        <table:table-row table:style-name="ro1">
          <table:table-cell office:value-type="float" office:value="38.533335">
            <text:p>38,533335</text:p>
          </table:table-cell>
          <table:table-cell office:value-type="float" office:value="0.249059">
            <text:p>0,249059</text:p>
          </table:table-cell>
          <table:table-cell/>
        </table:table-row>
        <table:table-row table:style-name="ro1">
          <table:table-cell office:value-type="float" office:value="38.566669">
            <text:p>38,566669</text:p>
          </table:table-cell>
          <table:table-cell office:value-type="float" office:value="0.25412">
            <text:p>0,25412</text:p>
          </table:table-cell>
          <table:table-cell/>
        </table:table-row>
        <table:table-row table:style-name="ro1">
          <table:table-cell office:value-type="float" office:value="38.600002">
            <text:p>38,600002</text:p>
          </table:table-cell>
          <table:table-cell office:value-type="float" office:value="0.259696">
            <text:p>0,259696</text:p>
          </table:table-cell>
          <table:table-cell/>
        </table:table-row>
        <table:table-row table:style-name="ro1">
          <table:table-cell office:value-type="float" office:value="38.633335">
            <text:p>38,633335</text:p>
          </table:table-cell>
          <table:table-cell office:value-type="float" office:value="0.258702">
            <text:p>0,258702</text:p>
          </table:table-cell>
          <table:table-cell/>
        </table:table-row>
        <table:table-row table:style-name="ro1">
          <table:table-cell office:value-type="float" office:value="38.666669">
            <text:p>38,666669</text:p>
          </table:table-cell>
          <table:table-cell office:value-type="float" office:value="0.263977">
            <text:p>0,263977</text:p>
          </table:table-cell>
          <table:table-cell/>
        </table:table-row>
        <table:table-row table:style-name="ro1">
          <table:table-cell office:value-type="float" office:value="38.700002">
            <text:p>38,700002</text:p>
          </table:table-cell>
          <table:table-cell office:value-type="float" office:value="0.269043">
            <text:p>0,269043</text:p>
          </table:table-cell>
          <table:table-cell/>
        </table:table-row>
        <table:table-row table:style-name="ro1">
          <table:table-cell office:value-type="float" office:value="38.733335">
            <text:p>38,733335</text:p>
          </table:table-cell>
          <table:table-cell office:value-type="float" office:value="0.255436">
            <text:p>0,255436</text:p>
          </table:table-cell>
          <table:table-cell/>
        </table:table-row>
        <table:table-row table:style-name="ro1">
          <table:table-cell office:value-type="float" office:value="38.766669">
            <text:p>38,766669</text:p>
          </table:table-cell>
          <table:table-cell office:value-type="float" office:value="0.25161">
            <text:p>0,25161</text:p>
          </table:table-cell>
          <table:table-cell/>
        </table:table-row>
        <table:table-row table:style-name="ro1">
          <table:table-cell office:value-type="float" office:value="38.800002">
            <text:p>38,800002</text:p>
          </table:table-cell>
          <table:table-cell office:value-type="float" office:value="0.240155">
            <text:p>0,240155</text:p>
          </table:table-cell>
          <table:table-cell/>
        </table:table-row>
        <table:table-row table:style-name="ro1">
          <table:table-cell office:value-type="float" office:value="38.833335">
            <text:p>38,833335</text:p>
          </table:table-cell>
          <table:table-cell office:value-type="float" office:value="0.243234">
            <text:p>0,243234</text:p>
          </table:table-cell>
          <table:table-cell/>
        </table:table-row>
        <table:table-row table:style-name="ro1">
          <table:table-cell office:value-type="float" office:value="38.866669">
            <text:p>38,866669</text:p>
          </table:table-cell>
          <table:table-cell office:value-type="float" office:value="0.225183">
            <text:p>0,225183</text:p>
          </table:table-cell>
          <table:table-cell/>
        </table:table-row>
        <table:table-row table:style-name="ro1">
          <table:table-cell office:value-type="float" office:value="38.900002">
            <text:p>38,900002</text:p>
          </table:table-cell>
          <table:table-cell office:value-type="float" office:value="0.215883">
            <text:p>0,215883</text:p>
          </table:table-cell>
          <table:table-cell/>
        </table:table-row>
        <table:table-row table:style-name="ro1">
          <table:table-cell office:value-type="float" office:value="38.933335">
            <text:p>38,933335</text:p>
          </table:table-cell>
          <table:table-cell office:value-type="float" office:value="0.19596">
            <text:p>0,19596</text:p>
          </table:table-cell>
          <table:table-cell/>
        </table:table-row>
        <table:table-row table:style-name="ro1">
          <table:table-cell office:value-type="float" office:value="38.966669">
            <text:p>38,966669</text:p>
          </table:table-cell>
          <table:table-cell office:value-type="float" office:value="0.172562">
            <text:p>0,172562</text:p>
          </table:table-cell>
          <table:table-cell/>
        </table:table-row>
        <table:table-row table:style-name="ro1">
          <table:table-cell office:value-type="float" office:value="39.000002">
            <text:p>39,000002</text:p>
          </table:table-cell>
          <table:table-cell office:value-type="float" office:value="0.190747">
            <text:p>0,190747</text:p>
          </table:table-cell>
          <table:table-cell/>
        </table:table-row>
        <table:table-row table:style-name="ro1">
          <table:table-cell office:value-type="float" office:value="39.033335">
            <text:p>39,033335</text:p>
          </table:table-cell>
          <table:table-cell office:value-type="float" office:value="0.138666">
            <text:p>0,138666</text:p>
          </table:table-cell>
          <table:table-cell/>
        </table:table-row>
        <table:table-row table:style-name="ro1">
          <table:table-cell office:value-type="float" office:value="39.066669">
            <text:p>39,066669</text:p>
          </table:table-cell>
          <table:table-cell office:value-type="float" office:value="0.144">
            <text:p>0,144</text:p>
          </table:table-cell>
          <table:table-cell/>
        </table:table-row>
        <table:table-row table:style-name="ro1">
          <table:table-cell office:value-type="float" office:value="39.100002">
            <text:p>39,100002</text:p>
          </table:table-cell>
          <table:table-cell office:value-type="float" office:value="0.148319">
            <text:p>0,148319</text:p>
          </table:table-cell>
          <table:table-cell/>
        </table:table-row>
        <table:table-row table:style-name="ro1">
          <table:table-cell office:value-type="float" office:value="39.133335">
            <text:p>39,133335</text:p>
          </table:table-cell>
          <table:table-cell office:value-type="float" office:value="0.12286">
            <text:p>0,12286</text:p>
          </table:table-cell>
          <table:table-cell/>
        </table:table-row>
        <table:table-row table:style-name="ro1">
          <table:table-cell office:value-type="float" office:value="39.166669">
            <text:p>39,166669</text:p>
          </table:table-cell>
          <table:table-cell office:value-type="float" office:value="0.113206">
            <text:p>0,113206</text:p>
          </table:table-cell>
          <table:table-cell/>
        </table:table-row>
        <table:table-row table:style-name="ro1">
          <table:table-cell office:value-type="float" office:value="39.200002">
            <text:p>39,200002</text:p>
          </table:table-cell>
          <table:table-cell office:value-type="float" office:value="0.06846">
            <text:p>0,06846</text:p>
          </table:table-cell>
          <table:table-cell/>
        </table:table-row>
        <table:table-row table:style-name="ro1">
          <table:table-cell office:value-type="float" office:value="39.233335">
            <text:p>39,233335</text:p>
          </table:table-cell>
          <table:table-cell office:value-type="float" office:value="0.074222">
            <text:p>0,074222</text:p>
          </table:table-cell>
          <table:table-cell/>
        </table:table-row>
        <table:table-row table:style-name="ro1">
          <table:table-cell office:value-type="float" office:value="39.266669">
            <text:p>39,266669</text:p>
          </table:table-cell>
          <table:table-cell office:value-type="float" office:value="0.095355">
            <text:p>0,095355</text:p>
          </table:table-cell>
          <table:table-cell/>
        </table:table-row>
        <table:table-row table:style-name="ro1">
          <table:table-cell office:value-type="float" office:value="39.300002">
            <text:p>39,300002</text:p>
          </table:table-cell>
          <table:table-cell office:value-type="float" office:value="0.055476">
            <text:p>0,055476</text:p>
          </table:table-cell>
          <table:table-cell/>
        </table:table-row>
        <table:table-row table:style-name="ro1">
          <table:table-cell office:value-type="float" office:value="39.333335">
            <text:p>39,333335</text:p>
          </table:table-cell>
          <table:table-cell office:value-type="float" office:value="0.072177">
            <text:p>0,072177</text:p>
          </table:table-cell>
          <table:table-cell/>
        </table:table-row>
        <table:table-row table:style-name="ro1">
          <table:table-cell office:value-type="float" office:value="39.366669">
            <text:p>39,366669</text:p>
          </table:table-cell>
          <table:table-cell office:value-type="float" office:value="0.075085">
            <text:p>0,075085</text:p>
          </table:table-cell>
          <table:table-cell/>
        </table:table-row>
        <table:table-row table:style-name="ro1">
          <table:table-cell office:value-type="float" office:value="39.400002">
            <text:p>39,400002</text:p>
          </table:table-cell>
          <table:table-cell office:value-type="float" office:value="0.077847">
            <text:p>0,077847</text:p>
          </table:table-cell>
          <table:table-cell/>
        </table:table-row>
        <table:table-row table:style-name="ro1">
          <table:table-cell office:value-type="float" office:value="39.433335">
            <text:p>39,433335</text:p>
          </table:table-cell>
          <table:table-cell office:value-type="float" office:value="0.087845">
            <text:p>0,087845</text:p>
          </table:table-cell>
          <table:table-cell/>
        </table:table-row>
        <table:table-row table:style-name="ro1">
          <table:table-cell office:value-type="float" office:value="39.466669">
            <text:p>39,466669</text:p>
          </table:table-cell>
          <table:table-cell office:value-type="float" office:value="0.076939">
            <text:p>0,076939</text:p>
          </table:table-cell>
          <table:table-cell/>
        </table:table-row>
        <table:table-row table:style-name="ro1">
          <table:table-cell office:value-type="float" office:value="39.500002">
            <text:p>39,500002</text:p>
          </table:table-cell>
          <table:table-cell office:value-type="float" office:value="0.104669">
            <text:p>0,104669</text:p>
          </table:table-cell>
          <table:table-cell office:value-type="string">
            <text:p>Generando nueva Gausiana: Amp=-59.0337nm <text:s/>s=0.01013s</text:p>
          </table:table-cell>
        </table:table-row>
        <table:table-row table:style-name="ro1">
          <table:table-cell office:value-type="float" office:value="39.533335">
            <text:p>39,533335</text:p>
          </table:table-cell>
          <table:table-cell office:value-type="float" office:value="0.334424">
            <text:p>0,334424</text:p>
          </table:table-cell>
          <table:table-cell/>
        </table:table-row>
        <table:table-row table:style-name="ro1">
          <table:table-cell office:value-type="float" office:value="39.566669">
            <text:p>39,566669</text:p>
          </table:table-cell>
          <table:table-cell office:value-type="float" office:value="0.337575">
            <text:p>0,337575</text:p>
          </table:table-cell>
          <table:table-cell/>
        </table:table-row>
        <table:table-row table:style-name="ro1">
          <table:table-cell office:value-type="float" office:value="39.600002">
            <text:p>39,600002</text:p>
          </table:table-cell>
          <table:table-cell office:value-type="float" office:value="0.329082">
            <text:p>0,329082</text:p>
          </table:table-cell>
          <table:table-cell/>
        </table:table-row>
        <table:table-row table:style-name="ro1">
          <table:table-cell office:value-type="float" office:value="39.633335">
            <text:p>39,633335</text:p>
          </table:table-cell>
          <table:table-cell office:value-type="float" office:value="0.322146">
            <text:p>0,322146</text:p>
          </table:table-cell>
          <table:table-cell/>
        </table:table-row>
        <table:table-row table:style-name="ro1">
          <table:table-cell office:value-type="float" office:value="39.666669">
            <text:p>39,666669</text:p>
          </table:table-cell>
          <table:table-cell office:value-type="float" office:value="0.328382">
            <text:p>0,328382</text:p>
          </table:table-cell>
          <table:table-cell/>
        </table:table-row>
        <table:table-row table:style-name="ro1">
          <table:table-cell office:value-type="float" office:value="39.700002">
            <text:p>39,700002</text:p>
          </table:table-cell>
          <table:table-cell office:value-type="float" office:value="0.336983">
            <text:p>0,336983</text:p>
          </table:table-cell>
          <table:table-cell/>
        </table:table-row>
        <table:table-row table:style-name="ro1">
          <table:table-cell office:value-type="float" office:value="39.733335">
            <text:p>39,733335</text:p>
          </table:table-cell>
          <table:table-cell office:value-type="float" office:value="0.319523">
            <text:p>0,319523</text:p>
          </table:table-cell>
          <table:table-cell/>
        </table:table-row>
        <table:table-row table:style-name="ro1">
          <table:table-cell office:value-type="float" office:value="39.766669">
            <text:p>39,766669</text:p>
          </table:table-cell>
          <table:table-cell office:value-type="float" office:value="0.329283">
            <text:p>0,329283</text:p>
          </table:table-cell>
          <table:table-cell/>
        </table:table-row>
        <table:table-row table:style-name="ro1">
          <table:table-cell office:value-type="float" office:value="39.800002">
            <text:p>39,800002</text:p>
          </table:table-cell>
          <table:table-cell office:value-type="float" office:value="0.329647">
            <text:p>0,329647</text:p>
          </table:table-cell>
          <table:table-cell/>
        </table:table-row>
        <table:table-row table:style-name="ro1">
          <table:table-cell office:value-type="float" office:value="39.833335">
            <text:p>39,833335</text:p>
          </table:table-cell>
          <table:table-cell office:value-type="float" office:value="0.323142">
            <text:p>0,323142</text:p>
          </table:table-cell>
          <table:table-cell/>
        </table:table-row>
        <table:table-row table:style-name="ro1">
          <table:table-cell office:value-type="float" office:value="39.866669">
            <text:p>39,866669</text:p>
          </table:table-cell>
          <table:table-cell office:value-type="float" office:value="0.322183">
            <text:p>0,322183</text:p>
          </table:table-cell>
          <table:table-cell/>
        </table:table-row>
        <table:table-row table:style-name="ro1">
          <table:table-cell office:value-type="float" office:value="39.900002">
            <text:p>39,900002</text:p>
          </table:table-cell>
          <table:table-cell office:value-type="float" office:value="0.325912">
            <text:p>0,325912</text:p>
          </table:table-cell>
          <table:table-cell/>
        </table:table-row>
        <table:table-row table:style-name="ro1">
          <table:table-cell office:value-type="float" office:value="39.933335">
            <text:p>39,933335</text:p>
          </table:table-cell>
          <table:table-cell office:value-type="float" office:value="0.331892">
            <text:p>0,331892</text:p>
          </table:table-cell>
          <table:table-cell/>
        </table:table-row>
        <table:table-row table:style-name="ro1">
          <table:table-cell office:value-type="float" office:value="39.966669">
            <text:p>39,966669</text:p>
          </table:table-cell>
          <table:table-cell office:value-type="float" office:value="0.339427">
            <text:p>0,339427</text:p>
          </table:table-cell>
          <table:table-cell/>
        </table:table-row>
        <table:table-row table:style-name="ro1">
          <table:table-cell office:value-type="float" office:value="40.000002">
            <text:p>40,000002</text:p>
          </table:table-cell>
          <table:table-cell office:value-type="float" office:value="0.34944">
            <text:p>0,34944</text:p>
          </table:table-cell>
          <table:table-cell/>
        </table:table-row>
        <table:table-row table:style-name="ro1">
          <table:table-cell office:value-type="float" office:value="40.033335">
            <text:p>40,033335</text:p>
          </table:table-cell>
          <table:table-cell office:value-type="float" office:value="0.342198">
            <text:p>0,342198</text:p>
          </table:table-cell>
          <table:table-cell/>
        </table:table-row>
        <table:table-row table:style-name="ro1">
          <table:table-cell office:value-type="float" office:value="40.066669">
            <text:p>40,066669</text:p>
          </table:table-cell>
          <table:table-cell office:value-type="float" office:value="0.344894">
            <text:p>0,344894</text:p>
          </table:table-cell>
          <table:table-cell/>
        </table:table-row>
        <table:table-row table:style-name="ro1">
          <table:table-cell office:value-type="float" office:value="40.100002">
            <text:p>40,100002</text:p>
          </table:table-cell>
          <table:table-cell office:value-type="float" office:value="0.345499">
            <text:p>0,345499</text:p>
          </table:table-cell>
          <table:table-cell/>
        </table:table-row>
        <table:table-row table:style-name="ro1">
          <table:table-cell office:value-type="float" office:value="40.133335">
            <text:p>40,133335</text:p>
          </table:table-cell>
          <table:table-cell office:value-type="float" office:value="0.334351">
            <text:p>0,334351</text:p>
          </table:table-cell>
          <table:table-cell/>
        </table:table-row>
        <table:table-row table:style-name="ro1">
          <table:table-cell office:value-type="float" office:value="40.166669">
            <text:p>40,166669</text:p>
          </table:table-cell>
          <table:table-cell office:value-type="float" office:value="0.337565">
            <text:p>0,337565</text:p>
          </table:table-cell>
          <table:table-cell/>
        </table:table-row>
        <table:table-row table:style-name="ro1">
          <table:table-cell office:value-type="float" office:value="40.200002">
            <text:p>40,200002</text:p>
          </table:table-cell>
          <table:table-cell office:value-type="float" office:value="0.34047">
            <text:p>0,34047</text:p>
          </table:table-cell>
          <table:table-cell/>
        </table:table-row>
        <table:table-row table:style-name="ro1">
          <table:table-cell office:value-type="float" office:value="40.233335">
            <text:p>40,233335</text:p>
          </table:table-cell>
          <table:table-cell office:value-type="float" office:value="0.348216">
            <text:p>0,348216</text:p>
          </table:table-cell>
          <table:table-cell/>
        </table:table-row>
        <table:table-row table:style-name="ro1">
          <table:table-cell office:value-type="float" office:value="40.266669">
            <text:p>40,266669</text:p>
          </table:table-cell>
          <table:table-cell office:value-type="float" office:value="0.342314">
            <text:p>0,342314</text:p>
          </table:table-cell>
          <table:table-cell/>
        </table:table-row>
        <table:table-row table:style-name="ro1">
          <table:table-cell office:value-type="float" office:value="40.300002">
            <text:p>40,300002</text:p>
          </table:table-cell>
          <table:table-cell office:value-type="float" office:value="0.335244">
            <text:p>0,335244</text:p>
          </table:table-cell>
          <table:table-cell/>
        </table:table-row>
        <table:table-row table:style-name="ro1">
          <table:table-cell office:value-type="float" office:value="40.333335">
            <text:p>40,333335</text:p>
          </table:table-cell>
          <table:table-cell office:value-type="float" office:value="0.329695">
            <text:p>0,329695</text:p>
          </table:table-cell>
          <table:table-cell/>
        </table:table-row>
        <table:table-row table:style-name="ro1">
          <table:table-cell office:value-type="float" office:value="40.366669">
            <text:p>40,366669</text:p>
          </table:table-cell>
          <table:table-cell office:value-type="float" office:value="0.344453">
            <text:p>0,344453</text:p>
          </table:table-cell>
          <table:table-cell/>
        </table:table-row>
        <table:table-row table:style-name="ro1">
          <table:table-cell office:value-type="float" office:value="40.400002">
            <text:p>40,400002</text:p>
          </table:table-cell>
          <table:table-cell office:value-type="float" office:value="0.339209">
            <text:p>0,339209</text:p>
          </table:table-cell>
          <table:table-cell/>
        </table:table-row>
        <table:table-row table:style-name="ro1">
          <table:table-cell office:value-type="float" office:value="40.433335">
            <text:p>40,433335</text:p>
          </table:table-cell>
          <table:table-cell office:value-type="float" office:value="0.331648">
            <text:p>0,331648</text:p>
          </table:table-cell>
          <table:table-cell/>
        </table:table-row>
        <table:table-row table:style-name="ro1">
          <table:table-cell office:value-type="float" office:value="40.466669">
            <text:p>40,466669</text:p>
          </table:table-cell>
          <table:table-cell office:value-type="float" office:value="0.363197">
            <text:p>0,363197</text:p>
          </table:table-cell>
          <table:table-cell/>
        </table:table-row>
        <table:table-row table:style-name="ro1">
          <table:table-cell office:value-type="float" office:value="40.500002">
            <text:p>40,500002</text:p>
          </table:table-cell>
          <table:table-cell office:value-type="float" office:value="0.351396">
            <text:p>0,351396</text:p>
          </table:table-cell>
          <table:table-cell/>
        </table:table-row>
        <table:table-row table:style-name="ro1">
          <table:table-cell office:value-type="float" office:value="40.533335">
            <text:p>40,533335</text:p>
          </table:table-cell>
          <table:table-cell office:value-type="float" office:value="0.330031">
            <text:p>0,330031</text:p>
          </table:table-cell>
          <table:table-cell/>
        </table:table-row>
        <table:table-row table:style-name="ro1">
          <table:table-cell office:value-type="float" office:value="40.566669">
            <text:p>40,566669</text:p>
          </table:table-cell>
          <table:table-cell office:value-type="float" office:value="0.334892">
            <text:p>0,334892</text:p>
          </table:table-cell>
          <table:table-cell/>
        </table:table-row>
        <table:table-row table:style-name="ro1">
          <table:table-cell office:value-type="float" office:value="40.600002">
            <text:p>40,600002</text:p>
          </table:table-cell>
          <table:table-cell office:value-type="float" office:value="0.354065">
            <text:p>0,354065</text:p>
          </table:table-cell>
          <table:table-cell/>
        </table:table-row>
        <table:table-row table:style-name="ro1">
          <table:table-cell office:value-type="float" office:value="40.633335">
            <text:p>40,633335</text:p>
          </table:table-cell>
          <table:table-cell office:value-type="float" office:value="0.345099">
            <text:p>0,345099</text:p>
          </table:table-cell>
          <table:table-cell/>
        </table:table-row>
        <table:table-row table:style-name="ro1">
          <table:table-cell office:value-type="float" office:value="40.666669">
            <text:p>40,666669</text:p>
          </table:table-cell>
          <table:table-cell office:value-type="float" office:value="0.340611">
            <text:p>0,340611</text:p>
          </table:table-cell>
          <table:table-cell/>
        </table:table-row>
        <table:table-row table:style-name="ro1">
          <table:table-cell office:value-type="float" office:value="40.700002">
            <text:p>40,700002</text:p>
          </table:table-cell>
          <table:table-cell office:value-type="float" office:value="0.340342">
            <text:p>0,340342</text:p>
          </table:table-cell>
          <table:table-cell/>
        </table:table-row>
        <table:table-row table:style-name="ro1">
          <table:table-cell office:value-type="float" office:value="40.733335">
            <text:p>40,733335</text:p>
          </table:table-cell>
          <table:table-cell office:value-type="float" office:value="0.35208">
            <text:p>0,35208</text:p>
          </table:table-cell>
          <table:table-cell/>
        </table:table-row>
        <table:table-row table:style-name="ro1">
          <table:table-cell office:value-type="float" office:value="40.766669">
            <text:p>40,766669</text:p>
          </table:table-cell>
          <table:table-cell office:value-type="float" office:value="0.339369">
            <text:p>0,339369</text:p>
          </table:table-cell>
          <table:table-cell/>
        </table:table-row>
        <table:table-row table:style-name="ro1">
          <table:table-cell office:value-type="float" office:value="40.800002">
            <text:p>40,800002</text:p>
          </table:table-cell>
          <table:table-cell office:value-type="float" office:value="0.344241">
            <text:p>0,344241</text:p>
          </table:table-cell>
          <table:table-cell/>
        </table:table-row>
        <table:table-row table:style-name="ro1">
          <table:table-cell office:value-type="float" office:value="40.833335">
            <text:p>40,833335</text:p>
          </table:table-cell>
          <table:table-cell office:value-type="float" office:value="0.332567">
            <text:p>0,332567</text:p>
          </table:table-cell>
          <table:table-cell/>
        </table:table-row>
        <table:table-row table:style-name="ro1">
          <table:table-cell office:value-type="float" office:value="40.866669">
            <text:p>40,866669</text:p>
          </table:table-cell>
          <table:table-cell office:value-type="float" office:value="0.336784">
            <text:p>0,336784</text:p>
          </table:table-cell>
          <table:table-cell/>
        </table:table-row>
        <table:table-row table:style-name="ro1">
          <table:table-cell office:value-type="float" office:value="40.900002">
            <text:p>40,900002</text:p>
          </table:table-cell>
          <table:table-cell office:value-type="float" office:value="0.346541">
            <text:p>0,346541</text:p>
          </table:table-cell>
          <table:table-cell/>
        </table:table-row>
        <table:table-row table:style-name="ro1">
          <table:table-cell office:value-type="float" office:value="40.933335">
            <text:p>40,933335</text:p>
          </table:table-cell>
          <table:table-cell office:value-type="float" office:value="0.34513">
            <text:p>0,34513</text:p>
          </table:table-cell>
          <table:table-cell/>
        </table:table-row>
        <table:table-row table:style-name="ro1">
          <table:table-cell office:value-type="float" office:value="40.966669">
            <text:p>40,966669</text:p>
          </table:table-cell>
          <table:table-cell office:value-type="float" office:value="0.339885">
            <text:p>0,339885</text:p>
          </table:table-cell>
          <table:table-cell/>
        </table:table-row>
        <table:table-row table:style-name="ro1">
          <table:table-cell office:value-type="float" office:value="41.000002">
            <text:p>41,000002</text:p>
          </table:table-cell>
          <table:table-cell office:value-type="float" office:value="0.331307">
            <text:p>0,331307</text:p>
          </table:table-cell>
          <table:table-cell/>
        </table:table-row>
        <table:table-row table:style-name="ro1">
          <table:table-cell office:value-type="float" office:value="41.033335">
            <text:p>41,033335</text:p>
          </table:table-cell>
          <table:table-cell office:value-type="float" office:value="0.339793">
            <text:p>0,339793</text:p>
          </table:table-cell>
          <table:table-cell/>
        </table:table-row>
        <table:table-row table:style-name="ro1">
          <table:table-cell office:value-type="float" office:value="41.066669">
            <text:p>41,066669</text:p>
          </table:table-cell>
          <table:table-cell office:value-type="float" office:value="0.322694">
            <text:p>0,322694</text:p>
          </table:table-cell>
          <table:table-cell/>
        </table:table-row>
        <table:table-row table:style-name="ro1">
          <table:table-cell office:value-type="float" office:value="41.100002">
            <text:p>41,100002</text:p>
          </table:table-cell>
          <table:table-cell office:value-type="float" office:value="0.341752">
            <text:p>0,341752</text:p>
          </table:table-cell>
          <table:table-cell/>
        </table:table-row>
        <table:table-row table:style-name="ro1">
          <table:table-cell office:value-type="float" office:value="41.133335">
            <text:p>41,133335</text:p>
          </table:table-cell>
          <table:table-cell office:value-type="float" office:value="0.326077">
            <text:p>0,326077</text:p>
          </table:table-cell>
          <table:table-cell/>
        </table:table-row>
        <table:table-row table:style-name="ro1">
          <table:table-cell office:value-type="float" office:value="41.166669">
            <text:p>41,166669</text:p>
          </table:table-cell>
          <table:table-cell office:value-type="float" office:value="0.335141">
            <text:p>0,335141</text:p>
          </table:table-cell>
          <table:table-cell/>
        </table:table-row>
        <table:table-row table:style-name="ro1">
          <table:table-cell office:value-type="float" office:value="41.200002">
            <text:p>41,200002</text:p>
          </table:table-cell>
          <table:table-cell office:value-type="float" office:value="0.32707">
            <text:p>0,32707</text:p>
          </table:table-cell>
          <table:table-cell/>
        </table:table-row>
        <table:table-row table:style-name="ro1">
          <table:table-cell office:value-type="float" office:value="41.233335">
            <text:p>41,233335</text:p>
          </table:table-cell>
          <table:table-cell office:value-type="float" office:value="0.32784">
            <text:p>0,32784</text:p>
          </table:table-cell>
          <table:table-cell office:value-type="string">
            <text:p>Generando nueva Gausiana: Amp=-144.3046nm <text:s/>s=0.00700s</text:p>
          </table:table-cell>
        </table:table-row>
        <table:table-row table:style-name="ro1">
          <table:table-cell office:value-type="float" office:value="41.266669">
            <text:p>41,266669</text:p>
          </table:table-cell>
          <table:table-cell office:value-type="float" office:value="0.281512">
            <text:p>0,281512</text:p>
          </table:table-cell>
          <table:table-cell/>
        </table:table-row>
        <table:table-row table:style-name="ro1">
          <table:table-cell office:value-type="float" office:value="41.300002">
            <text:p>41,300002</text:p>
          </table:table-cell>
          <table:table-cell office:value-type="float" office:value="0.272046">
            <text:p>0,272046</text:p>
          </table:table-cell>
          <table:table-cell/>
        </table:table-row>
        <table:table-row table:style-name="ro1">
          <table:table-cell office:value-type="float" office:value="41.333335">
            <text:p>41,333335</text:p>
          </table:table-cell>
          <table:table-cell office:value-type="float" office:value="0.25633">
            <text:p>0,25633</text:p>
          </table:table-cell>
          <table:table-cell/>
        </table:table-row>
        <table:table-row table:style-name="ro1">
          <table:table-cell office:value-type="float" office:value="41.366669">
            <text:p>41,366669</text:p>
          </table:table-cell>
          <table:table-cell office:value-type="float" office:value="0.277679">
            <text:p>0,277679</text:p>
          </table:table-cell>
          <table:table-cell/>
        </table:table-row>
        <table:table-row table:style-name="ro1">
          <table:table-cell office:value-type="float" office:value="41.400002">
            <text:p>41,400002</text:p>
          </table:table-cell>
          <table:table-cell office:value-type="float" office:value="0.27615">
            <text:p>0,27615</text:p>
          </table:table-cell>
          <table:table-cell/>
        </table:table-row>
        <table:table-row table:style-name="ro1">
          <table:table-cell office:value-type="float" office:value="41.433335">
            <text:p>41,433335</text:p>
          </table:table-cell>
          <table:table-cell office:value-type="float" office:value="0.248723">
            <text:p>0,248723</text:p>
          </table:table-cell>
          <table:table-cell/>
        </table:table-row>
        <table:table-row table:style-name="ro1">
          <table:table-cell office:value-type="float" office:value="41.466669">
            <text:p>41,466669</text:p>
          </table:table-cell>
          <table:table-cell office:value-type="float" office:value="0.245048">
            <text:p>0,245048</text:p>
          </table:table-cell>
          <table:table-cell/>
        </table:table-row>
        <table:table-row table:style-name="ro1">
          <table:table-cell office:value-type="float" office:value="41.500002">
            <text:p>41,500002</text:p>
          </table:table-cell>
          <table:table-cell office:value-type="float" office:value="0.281156">
            <text:p>0,281156</text:p>
          </table:table-cell>
          <table:table-cell/>
        </table:table-row>
        <table:table-row table:style-name="ro1">
          <table:table-cell office:value-type="float" office:value="41.533335">
            <text:p>41,533335</text:p>
          </table:table-cell>
          <table:table-cell office:value-type="float" office:value="0.270636">
            <text:p>0,270636</text:p>
          </table:table-cell>
          <table:table-cell/>
        </table:table-row>
        <table:table-row table:style-name="ro1">
          <table:table-cell office:value-type="float" office:value="41.566669">
            <text:p>41,566669</text:p>
          </table:table-cell>
          <table:table-cell office:value-type="float" office:value="0.272824">
            <text:p>0,272824</text:p>
          </table:table-cell>
          <table:table-cell/>
        </table:table-row>
        <table:table-row table:style-name="ro1">
          <table:table-cell office:value-type="float" office:value="41.600002">
            <text:p>41,600002</text:p>
          </table:table-cell>
          <table:table-cell office:value-type="float" office:value="0.254369">
            <text:p>0,254369</text:p>
          </table:table-cell>
          <table:table-cell/>
        </table:table-row>
        <table:table-row table:style-name="ro1">
          <table:table-cell office:value-type="float" office:value="41.633336">
            <text:p>41,633336</text:p>
          </table:table-cell>
          <table:table-cell office:value-type="float" office:value="0.269895">
            <text:p>0,269895</text:p>
          </table:table-cell>
          <table:table-cell/>
        </table:table-row>
        <table:table-row table:style-name="ro1">
          <table:table-cell office:value-type="float" office:value="41.666669">
            <text:p>41,666669</text:p>
          </table:table-cell>
          <table:table-cell office:value-type="float" office:value="0.290483">
            <text:p>0,290483</text:p>
          </table:table-cell>
          <table:table-cell/>
        </table:table-row>
        <table:table-row table:style-name="ro1">
          <table:table-cell office:value-type="float" office:value="41.700002">
            <text:p>41,700002</text:p>
          </table:table-cell>
          <table:table-cell office:value-type="float" office:value="0.280543">
            <text:p>0,280543</text:p>
          </table:table-cell>
          <table:table-cell/>
        </table:table-row>
        <table:table-row table:style-name="ro1">
          <table:table-cell office:value-type="float" office:value="41.733336">
            <text:p>41,733336</text:p>
          </table:table-cell>
          <table:table-cell office:value-type="float" office:value="0.290344">
            <text:p>0,290344</text:p>
          </table:table-cell>
          <table:table-cell/>
        </table:table-row>
        <table:table-row table:style-name="ro1">
          <table:table-cell office:value-type="float" office:value="41.766669">
            <text:p>41,766669</text:p>
          </table:table-cell>
          <table:table-cell office:value-type="float" office:value="0.282389">
            <text:p>0,282389</text:p>
          </table:table-cell>
          <table:table-cell/>
        </table:table-row>
        <table:table-row table:style-name="ro1">
          <table:table-cell office:value-type="float" office:value="41.800002">
            <text:p>41,800002</text:p>
          </table:table-cell>
          <table:table-cell office:value-type="float" office:value="0.289539">
            <text:p>0,289539</text:p>
          </table:table-cell>
          <table:table-cell/>
        </table:table-row>
        <table:table-row table:style-name="ro1">
          <table:table-cell office:value-type="float" office:value="41.833336">
            <text:p>41,833336</text:p>
          </table:table-cell>
          <table:table-cell office:value-type="float" office:value="0.299094">
            <text:p>0,299094</text:p>
          </table:table-cell>
          <table:table-cell/>
        </table:table-row>
        <table:table-row table:style-name="ro1">
          <table:table-cell office:value-type="float" office:value="41.866669">
            <text:p>41,866669</text:p>
          </table:table-cell>
          <table:table-cell office:value-type="float" office:value="0.315762">
            <text:p>0,315762</text:p>
          </table:table-cell>
          <table:table-cell/>
        </table:table-row>
        <table:table-row table:style-name="ro1">
          <table:table-cell office:value-type="float" office:value="41.900002">
            <text:p>41,900002</text:p>
          </table:table-cell>
          <table:table-cell office:value-type="float" office:value="0.310005">
            <text:p>0,310005</text:p>
          </table:table-cell>
          <table:table-cell/>
        </table:table-row>
        <table:table-row table:style-name="ro1">
          <table:table-cell office:value-type="float" office:value="41.933336">
            <text:p>41,933336</text:p>
          </table:table-cell>
          <table:table-cell office:value-type="float" office:value="0.305346">
            <text:p>0,305346</text:p>
          </table:table-cell>
          <table:table-cell/>
        </table:table-row>
        <table:table-row table:style-name="ro1">
          <table:table-cell office:value-type="float" office:value="41.966669">
            <text:p>41,966669</text:p>
          </table:table-cell>
          <table:table-cell office:value-type="float" office:value="0.313137">
            <text:p>0,313137</text:p>
          </table:table-cell>
          <table:table-cell/>
        </table:table-row>
        <table:table-row table:style-name="ro1">
          <table:table-cell office:value-type="float" office:value="42.000002">
            <text:p>42,000002</text:p>
          </table:table-cell>
          <table:table-cell office:value-type="float" office:value="0.311785">
            <text:p>0,311785</text:p>
          </table:table-cell>
          <table:table-cell/>
        </table:table-row>
        <table:table-row table:style-name="ro1">
          <table:table-cell office:value-type="float" office:value="42.033336">
            <text:p>42,033336</text:p>
          </table:table-cell>
          <table:table-cell office:value-type="float" office:value="0.320985">
            <text:p>0,320985</text:p>
          </table:table-cell>
          <table:table-cell/>
        </table:table-row>
        <table:table-row table:style-name="ro1">
          <table:table-cell office:value-type="float" office:value="42.066669">
            <text:p>42,066669</text:p>
          </table:table-cell>
          <table:table-cell office:value-type="float" office:value="0.317077">
            <text:p>0,317077</text:p>
          </table:table-cell>
          <table:table-cell/>
        </table:table-row>
        <table:table-row table:style-name="ro1">
          <table:table-cell office:value-type="float" office:value="42.100002">
            <text:p>42,100002</text:p>
          </table:table-cell>
          <table:table-cell office:value-type="float" office:value="0.335081">
            <text:p>0,335081</text:p>
          </table:table-cell>
          <table:table-cell/>
        </table:table-row>
        <table:table-row table:style-name="ro1">
          <table:table-cell office:value-type="float" office:value="42.133336">
            <text:p>42,133336</text:p>
          </table:table-cell>
          <table:table-cell office:value-type="float" office:value="0.316118">
            <text:p>0,316118</text:p>
          </table:table-cell>
          <table:table-cell/>
        </table:table-row>
        <table:table-row table:style-name="ro1">
          <table:table-cell office:value-type="float" office:value="42.166669">
            <text:p>42,166669</text:p>
          </table:table-cell>
          <table:table-cell office:value-type="float" office:value="0.317859">
            <text:p>0,317859</text:p>
          </table:table-cell>
          <table:table-cell/>
        </table:table-row>
        <table:table-row table:style-name="ro1">
          <table:table-cell office:value-type="float" office:value="42.200002">
            <text:p>42,200002</text:p>
          </table:table-cell>
          <table:table-cell office:value-type="float" office:value="0.327279">
            <text:p>0,327279</text:p>
          </table:table-cell>
          <table:table-cell/>
        </table:table-row>
        <table:table-row table:style-name="ro1">
          <table:table-cell office:value-type="float" office:value="42.233336">
            <text:p>42,233336</text:p>
          </table:table-cell>
          <table:table-cell office:value-type="float" office:value="0.318498">
            <text:p>0,318498</text:p>
          </table:table-cell>
          <table:table-cell/>
        </table:table-row>
        <table:table-row table:style-name="ro1">
          <table:table-cell office:value-type="float" office:value="42.266669">
            <text:p>42,266669</text:p>
          </table:table-cell>
          <table:table-cell office:value-type="float" office:value="0.311856">
            <text:p>0,311856</text:p>
          </table:table-cell>
          <table:table-cell/>
        </table:table-row>
        <table:table-row table:style-name="ro1">
          <table:table-cell office:value-type="float" office:value="42.300002">
            <text:p>42,300002</text:p>
          </table:table-cell>
          <table:table-cell office:value-type="float" office:value="0.311035">
            <text:p>0,311035</text:p>
          </table:table-cell>
          <table:table-cell/>
        </table:table-row>
        <table:table-row table:style-name="ro1">
          <table:table-cell office:value-type="float" office:value="42.333336">
            <text:p>42,333336</text:p>
          </table:table-cell>
          <table:table-cell office:value-type="float" office:value="0.308444">
            <text:p>0,308444</text:p>
          </table:table-cell>
          <table:table-cell/>
        </table:table-row>
        <table:table-row table:style-name="ro1">
          <table:table-cell office:value-type="float" office:value="42.366669">
            <text:p>42,366669</text:p>
          </table:table-cell>
          <table:table-cell office:value-type="float" office:value="0.313149">
            <text:p>0,313149</text:p>
          </table:table-cell>
          <table:table-cell/>
        </table:table-row>
        <table:table-row table:style-name="ro1">
          <table:table-cell office:value-type="float" office:value="42.400002">
            <text:p>42,400002</text:p>
          </table:table-cell>
          <table:table-cell office:value-type="float" office:value="0.311346">
            <text:p>0,311346</text:p>
          </table:table-cell>
          <table:table-cell/>
        </table:table-row>
        <table:table-row table:style-name="ro1">
          <table:table-cell office:value-type="float" office:value="42.433336">
            <text:p>42,433336</text:p>
          </table:table-cell>
          <table:table-cell office:value-type="float" office:value="0.308821">
            <text:p>0,308821</text:p>
          </table:table-cell>
          <table:table-cell/>
        </table:table-row>
        <table:table-row table:style-name="ro1">
          <table:table-cell office:value-type="float" office:value="42.466669">
            <text:p>42,466669</text:p>
          </table:table-cell>
          <table:table-cell office:value-type="float" office:value="0.312713">
            <text:p>0,312713</text:p>
          </table:table-cell>
          <table:table-cell/>
        </table:table-row>
        <table:table-row table:style-name="ro1">
          <table:table-cell office:value-type="float" office:value="42.500002">
            <text:p>42,500002</text:p>
          </table:table-cell>
          <table:table-cell office:value-type="float" office:value="0.299184">
            <text:p>0,299184</text:p>
          </table:table-cell>
          <table:table-cell/>
        </table:table-row>
        <table:table-row table:style-name="ro1">
          <table:table-cell office:value-type="float" office:value="42.533336">
            <text:p>42,533336</text:p>
          </table:table-cell>
          <table:table-cell office:value-type="float" office:value="0.291225">
            <text:p>0,291225</text:p>
          </table:table-cell>
          <table:table-cell/>
        </table:table-row>
        <table:table-row table:style-name="ro1">
          <table:table-cell office:value-type="float" office:value="42.566669">
            <text:p>42,566669</text:p>
          </table:table-cell>
          <table:table-cell office:value-type="float" office:value="0.284565">
            <text:p>0,284565</text:p>
          </table:table-cell>
          <table:table-cell/>
        </table:table-row>
        <table:table-row table:style-name="ro1">
          <table:table-cell office:value-type="float" office:value="42.600002">
            <text:p>42,600002</text:p>
          </table:table-cell>
          <table:table-cell office:value-type="float" office:value="0.278802">
            <text:p>0,278802</text:p>
          </table:table-cell>
          <table:table-cell/>
        </table:table-row>
        <table:table-row table:style-name="ro1">
          <table:table-cell office:value-type="float" office:value="42.633336">
            <text:p>42,633336</text:p>
          </table:table-cell>
          <table:table-cell office:value-type="float" office:value="0.295349">
            <text:p>0,295349</text:p>
          </table:table-cell>
          <table:table-cell/>
        </table:table-row>
        <table:table-row table:style-name="ro1">
          <table:table-cell office:value-type="float" office:value="42.666669">
            <text:p>42,666669</text:p>
          </table:table-cell>
          <table:table-cell office:value-type="float" office:value="0.289968">
            <text:p>0,289968</text:p>
          </table:table-cell>
          <table:table-cell/>
        </table:table-row>
        <table:table-row table:style-name="ro1">
          <table:table-cell office:value-type="float" office:value="42.700002">
            <text:p>42,700002</text:p>
          </table:table-cell>
          <table:table-cell office:value-type="float" office:value="0.263461">
            <text:p>0,263461</text:p>
          </table:table-cell>
          <table:table-cell/>
        </table:table-row>
        <table:table-row table:style-name="ro1">
          <table:table-cell office:value-type="float" office:value="42.733336">
            <text:p>42,733336</text:p>
          </table:table-cell>
          <table:table-cell office:value-type="float" office:value="0.279689">
            <text:p>0,279689</text:p>
          </table:table-cell>
          <table:table-cell/>
        </table:table-row>
        <table:table-row table:style-name="ro1">
          <table:table-cell office:value-type="float" office:value="42.766669">
            <text:p>42,766669</text:p>
          </table:table-cell>
          <table:table-cell office:value-type="float" office:value="0.267582">
            <text:p>0,267582</text:p>
          </table:table-cell>
          <table:table-cell/>
        </table:table-row>
        <table:table-row table:style-name="ro1">
          <table:table-cell office:value-type="float" office:value="42.800002">
            <text:p>42,800002</text:p>
          </table:table-cell>
          <table:table-cell office:value-type="float" office:value="0.286832">
            <text:p>0,286832</text:p>
          </table:table-cell>
          <table:table-cell/>
        </table:table-row>
        <table:table-row table:style-name="ro1">
          <table:table-cell office:value-type="float" office:value="42.833336">
            <text:p>42,833336</text:p>
          </table:table-cell>
          <table:table-cell office:value-type="float" office:value="0.271293">
            <text:p>0,271293</text:p>
          </table:table-cell>
          <table:table-cell/>
        </table:table-row>
        <table:table-row table:style-name="ro1">
          <table:table-cell office:value-type="float" office:value="42.866669">
            <text:p>42,866669</text:p>
          </table:table-cell>
          <table:table-cell office:value-type="float" office:value="0.27859">
            <text:p>0,27859</text:p>
          </table:table-cell>
          <table:table-cell/>
        </table:table-row>
        <table:table-row table:style-name="ro1">
          <table:table-cell office:value-type="float" office:value="42.900002">
            <text:p>42,900002</text:p>
          </table:table-cell>
          <table:table-cell office:value-type="float" office:value="0.284965">
            <text:p>0,284965</text:p>
          </table:table-cell>
          <table:table-cell/>
        </table:table-row>
        <table:table-row table:style-name="ro1">
          <table:table-cell office:value-type="float" office:value="42.933336">
            <text:p>42,933336</text:p>
          </table:table-cell>
          <table:table-cell office:value-type="float" office:value="0.269251">
            <text:p>0,269251</text:p>
          </table:table-cell>
          <table:table-cell/>
        </table:table-row>
        <table:table-row table:style-name="ro1">
          <table:table-cell office:value-type="float" office:value="42.966669">
            <text:p>42,966669</text:p>
          </table:table-cell>
          <table:table-cell office:value-type="float" office:value="0.275842">
            <text:p>0,275842</text:p>
          </table:table-cell>
          <table:table-cell office:value-type="string">
            <text:p>Generando nueva Gausiana: Amp=439.4732nm <text:s/>s=0.00748s</text:p>
          </table:table-cell>
        </table:table-row>
        <table:table-row table:style-name="ro1">
          <table:table-cell office:value-type="float" office:value="43.000002">
            <text:p>43,000002</text:p>
          </table:table-cell>
          <table:table-cell office:value-type="float" office:value="0.121453">
            <text:p>0,121453</text:p>
          </table:table-cell>
          <table:table-cell/>
        </table:table-row>
        <table:table-row table:style-name="ro1">
          <table:table-cell office:value-type="float" office:value="43.033336">
            <text:p>43,033336</text:p>
          </table:table-cell>
          <table:table-cell office:value-type="float" office:value="0.119042">
            <text:p>0,119042</text:p>
          </table:table-cell>
          <table:table-cell/>
        </table:table-row>
        <table:table-row table:style-name="ro1">
          <table:table-cell office:value-type="float" office:value="43.066669">
            <text:p>43,066669</text:p>
          </table:table-cell>
          <table:table-cell office:value-type="float" office:value="0.11346">
            <text:p>0,11346</text:p>
          </table:table-cell>
          <table:table-cell/>
        </table:table-row>
        <table:table-row table:style-name="ro1">
          <table:table-cell office:value-type="float" office:value="43.100002">
            <text:p>43,100002</text:p>
          </table:table-cell>
          <table:table-cell office:value-type="float" office:value="0.11819">
            <text:p>0,11819</text:p>
          </table:table-cell>
          <table:table-cell/>
        </table:table-row>
        <table:table-row table:style-name="ro1">
          <table:table-cell office:value-type="float" office:value="43.133336">
            <text:p>43,133336</text:p>
          </table:table-cell>
          <table:table-cell office:value-type="float" office:value="0.112">
            <text:p>0,112</text:p>
          </table:table-cell>
          <table:table-cell/>
        </table:table-row>
        <table:table-row table:style-name="ro1">
          <table:table-cell office:value-type="float" office:value="43.166669">
            <text:p>43,166669</text:p>
          </table:table-cell>
          <table:table-cell office:value-type="float" office:value="0.117507">
            <text:p>0,117507</text:p>
          </table:table-cell>
          <table:table-cell/>
        </table:table-row>
        <table:table-row table:style-name="ro1">
          <table:table-cell office:value-type="float" office:value="43.200002">
            <text:p>43,200002</text:p>
          </table:table-cell>
          <table:table-cell office:value-type="float" office:value="0.131518">
            <text:p>0,131518</text:p>
          </table:table-cell>
          <table:table-cell/>
        </table:table-row>
        <table:table-row table:style-name="ro1">
          <table:table-cell office:value-type="float" office:value="43.233336">
            <text:p>43,233336</text:p>
          </table:table-cell>
          <table:table-cell office:value-type="float" office:value="0.094285">
            <text:p>0,094285</text:p>
          </table:table-cell>
          <table:table-cell/>
        </table:table-row>
        <table:table-row table:style-name="ro1">
          <table:table-cell office:value-type="float" office:value="43.266669">
            <text:p>43,266669</text:p>
          </table:table-cell>
          <table:table-cell office:value-type="float" office:value="0.109128">
            <text:p>0,109128</text:p>
          </table:table-cell>
          <table:table-cell/>
        </table:table-row>
        <table:table-row table:style-name="ro1">
          <table:table-cell office:value-type="float" office:value="43.300002">
            <text:p>43,300002</text:p>
          </table:table-cell>
          <table:table-cell office:value-type="float" office:value="0.092224">
            <text:p>0,092224</text:p>
          </table:table-cell>
          <table:table-cell/>
        </table:table-row>
        <table:table-row table:style-name="ro1">
          <table:table-cell office:value-type="float" office:value="43.333336">
            <text:p>43,333336</text:p>
          </table:table-cell>
          <table:table-cell office:value-type="float" office:value="0.060392">
            <text:p>0,060392</text:p>
          </table:table-cell>
          <table:table-cell/>
        </table:table-row>
        <table:table-row table:style-name="ro1">
          <table:table-cell office:value-type="float" office:value="43.366669">
            <text:p>43,366669</text:p>
          </table:table-cell>
          <table:table-cell office:value-type="float" office:value="0.078937">
            <text:p>0,078937</text:p>
          </table:table-cell>
          <table:table-cell/>
        </table:table-row>
        <table:table-row table:style-name="ro1">
          <table:table-cell office:value-type="float" office:value="43.400002">
            <text:p>43,400002</text:p>
          </table:table-cell>
          <table:table-cell office:value-type="float" office:value="0.066572">
            <text:p>0,066572</text:p>
          </table:table-cell>
          <table:table-cell/>
        </table:table-row>
        <table:table-row table:style-name="ro1">
          <table:table-cell office:value-type="float" office:value="43.433336">
            <text:p>43,433336</text:p>
          </table:table-cell>
          <table:table-cell office:value-type="float" office:value="0.049092">
            <text:p>0,049092</text:p>
          </table:table-cell>
          <table:table-cell/>
        </table:table-row>
        <table:table-row table:style-name="ro1">
          <table:table-cell office:value-type="float" office:value="43.466669">
            <text:p>43,466669</text:p>
          </table:table-cell>
          <table:table-cell office:value-type="float" office:value="0.016881">
            <text:p>0,016881</text:p>
          </table:table-cell>
          <table:table-cell/>
        </table:table-row>
        <table:table-row table:style-name="ro1">
          <table:table-cell office:value-type="float" office:value="43.500002">
            <text:p>43,500002</text:p>
          </table:table-cell>
          <table:table-cell office:value-type="float" office:value="0.036087">
            <text:p>0,036087</text:p>
          </table:table-cell>
          <table:table-cell/>
        </table:table-row>
        <table:table-row table:style-name="ro1">
          <table:table-cell office:value-type="float" office:value="43.533336">
            <text:p>43,533336</text:p>
          </table:table-cell>
          <table:table-cell office:value-type="float" office:value="0.030145">
            <text:p>0,030145</text:p>
          </table:table-cell>
          <table:table-cell/>
        </table:table-row>
        <table:table-row table:style-name="ro1">
          <table:table-cell office:value-type="float" office:value="43.566669">
            <text:p>43,566669</text:p>
          </table:table-cell>
          <table:table-cell office:value-type="float" office:value="0.033316">
            <text:p>0,033316</text:p>
          </table:table-cell>
          <table:table-cell/>
        </table:table-row>
        <table:table-row table:style-name="ro1">
          <table:table-cell office:value-type="float" office:value="43.600002">
            <text:p>43,600002</text:p>
          </table:table-cell>
          <table:table-cell office:value-type="float" office:value="0.021777">
            <text:p>0,021777</text:p>
          </table:table-cell>
          <table:table-cell/>
        </table:table-row>
        <table:table-row table:style-name="ro1">
          <table:table-cell office:value-type="float" office:value="43.633336">
            <text:p>43,633336</text:p>
          </table:table-cell>
          <table:table-cell office:value-type="float" office:value="0.023607">
            <text:p>0,023607</text:p>
          </table:table-cell>
          <table:table-cell/>
        </table:table-row>
        <table:table-row table:style-name="ro1">
          <table:table-cell office:value-type="float" office:value="43.666669">
            <text:p>43,666669</text:p>
          </table:table-cell>
          <table:table-cell office:value-type="float" office:value="0.009812">
            <text:p>0,009812</text:p>
          </table:table-cell>
          <table:table-cell/>
        </table:table-row>
        <table:table-row table:style-name="ro1">
          <table:table-cell office:value-type="float" office:value="43.700002">
            <text:p>43,700002</text:p>
          </table:table-cell>
          <table:table-cell office:value-type="float" office:value="0.013321">
            <text:p>0,013321</text:p>
          </table:table-cell>
          <table:table-cell/>
        </table:table-row>
        <table:table-row table:style-name="ro1">
          <table:table-cell office:value-type="float" office:value="43.733336">
            <text:p>43,733336</text:p>
          </table:table-cell>
          <table:table-cell office:value-type="float" office:value="0.029505">
            <text:p>0,029505</text:p>
          </table:table-cell>
          <table:table-cell/>
        </table:table-row>
        <table:table-row table:style-name="ro1">
          <table:table-cell office:value-type="float" office:value="43.766669">
            <text:p>43,766669</text:p>
          </table:table-cell>
          <table:table-cell office:value-type="float" office:value="0.016636">
            <text:p>0,016636</text:p>
          </table:table-cell>
          <table:table-cell/>
        </table:table-row>
        <table:table-row table:style-name="ro1">
          <table:table-cell office:value-type="float" office:value="43.800002">
            <text:p>43,800002</text:p>
          </table:table-cell>
          <table:table-cell office:value-type="float" office:value="0.037221">
            <text:p>0,037221</text:p>
          </table:table-cell>
          <table:table-cell/>
        </table:table-row>
        <table:table-row table:style-name="ro1">
          <table:table-cell office:value-type="float" office:value="43.833336">
            <text:p>43,833336</text:p>
          </table:table-cell>
          <table:table-cell office:value-type="float" office:value="0.030282">
            <text:p>0,030282</text:p>
          </table:table-cell>
          <table:table-cell/>
        </table:table-row>
        <table:table-row table:style-name="ro1">
          <table:table-cell office:value-type="float" office:value="43.866669">
            <text:p>43,866669</text:p>
          </table:table-cell>
          <table:table-cell office:value-type="float" office:value="0.028347">
            <text:p>0,028347</text:p>
          </table:table-cell>
          <table:table-cell/>
        </table:table-row>
        <table:table-row table:style-name="ro1">
          <table:table-cell office:value-type="float" office:value="43.900002">
            <text:p>43,900002</text:p>
          </table:table-cell>
          <table:table-cell office:value-type="float" office:value="0.032033">
            <text:p>0,032033</text:p>
          </table:table-cell>
          <table:table-cell/>
        </table:table-row>
        <table:table-row table:style-name="ro1">
          <table:table-cell office:value-type="float" office:value="43.933336">
            <text:p>43,933336</text:p>
          </table:table-cell>
          <table:table-cell office:value-type="float" office:value="0.022458">
            <text:p>0,022458</text:p>
          </table:table-cell>
          <table:table-cell/>
        </table:table-row>
        <table:table-row table:style-name="ro1">
          <table:table-cell office:value-type="float" office:value="43.966669">
            <text:p>43,966669</text:p>
          </table:table-cell>
          <table:table-cell office:value-type="float" office:value="0.019382">
            <text:p>0,019382</text:p>
          </table:table-cell>
          <table:table-cell/>
        </table:table-row>
        <table:table-row table:style-name="ro1">
          <table:table-cell office:value-type="float" office:value="44.000002">
            <text:p>44,000002</text:p>
          </table:table-cell>
          <table:table-cell office:value-type="float" office:value="0.014334">
            <text:p>0,014334</text:p>
          </table:table-cell>
          <table:table-cell/>
        </table:table-row>
        <table:table-row table:style-name="ro1">
          <table:table-cell office:value-type="float" office:value="44.033336">
            <text:p>44,033336</text:p>
          </table:table-cell>
          <table:table-cell office:value-type="float" office:value="0.007391">
            <text:p>0,007391</text:p>
          </table:table-cell>
          <table:table-cell/>
        </table:table-row>
        <table:table-row table:style-name="ro1">
          <table:table-cell office:value-type="float" office:value="44.066669">
            <text:p>44,066669</text:p>
          </table:table-cell>
          <table:table-cell office:value-type="float" office:value="0.015201">
            <text:p>0,015201</text:p>
          </table:table-cell>
          <table:table-cell/>
        </table:table-row>
        <table:table-row table:style-name="ro1">
          <table:table-cell office:value-type="float" office:value="44.100002">
            <text:p>44,100002</text:p>
          </table:table-cell>
          <table:table-cell office:value-type="float" office:value="0.018591">
            <text:p>0,018591</text:p>
          </table:table-cell>
          <table:table-cell/>
        </table:table-row>
        <table:table-row table:style-name="ro1">
          <table:table-cell office:value-type="float" office:value="44.133336">
            <text:p>44,133336</text:p>
          </table:table-cell>
          <table:table-cell office:value-type="float" office:value="0.017351">
            <text:p>0,017351</text:p>
          </table:table-cell>
          <table:table-cell/>
        </table:table-row>
        <table:table-row table:style-name="ro1">
          <table:table-cell office:value-type="float" office:value="44.166669">
            <text:p>44,166669</text:p>
          </table:table-cell>
          <table:table-cell office:value-type="float" office:value="0.024978">
            <text:p>0,024978</text:p>
          </table:table-cell>
          <table:table-cell/>
        </table:table-row>
        <table:table-row table:style-name="ro1">
          <table:table-cell office:value-type="float" office:value="44.200002">
            <text:p>44,200002</text:p>
          </table:table-cell>
          <table:table-cell office:value-type="float" office:value="0.033153">
            <text:p>0,033153</text:p>
          </table:table-cell>
          <table:table-cell/>
        </table:table-row>
        <table:table-row table:style-name="ro1">
          <table:table-cell office:value-type="float" office:value="44.233336">
            <text:p>44,233336</text:p>
          </table:table-cell>
          <table:table-cell office:value-type="float" office:value="0.03919">
            <text:p>0,03919</text:p>
          </table:table-cell>
          <table:table-cell/>
        </table:table-row>
        <table:table-row table:style-name="ro1">
          <table:table-cell office:value-type="float" office:value="44.266669">
            <text:p>44,266669</text:p>
          </table:table-cell>
          <table:table-cell office:value-type="float" office:value="0.068908">
            <text:p>0,068908</text:p>
          </table:table-cell>
          <table:table-cell/>
        </table:table-row>
        <table:table-row table:style-name="ro1">
          <table:table-cell office:value-type="float" office:value="44.300002">
            <text:p>44,300002</text:p>
          </table:table-cell>
          <table:table-cell office:value-type="float" office:value="0.0603">
            <text:p>0,0603</text:p>
          </table:table-cell>
          <table:table-cell/>
        </table:table-row>
        <table:table-row table:style-name="ro1">
          <table:table-cell office:value-type="float" office:value="44.333336">
            <text:p>44,333336</text:p>
          </table:table-cell>
          <table:table-cell office:value-type="float" office:value="0.101043">
            <text:p>0,101043</text:p>
          </table:table-cell>
          <table:table-cell/>
        </table:table-row>
        <table:table-row table:style-name="ro1">
          <table:table-cell office:value-type="float" office:value="44.366669">
            <text:p>44,366669</text:p>
          </table:table-cell>
          <table:table-cell office:value-type="float" office:value="0.1119">
            <text:p>0,1119</text:p>
          </table:table-cell>
          <table:table-cell/>
        </table:table-row>
        <table:table-row table:style-name="ro1">
          <table:table-cell office:value-type="float" office:value="44.400002">
            <text:p>44,400002</text:p>
          </table:table-cell>
          <table:table-cell office:value-type="float" office:value="0.114378">
            <text:p>0,114378</text:p>
          </table:table-cell>
          <table:table-cell/>
        </table:table-row>
        <table:table-row table:style-name="ro1">
          <table:table-cell office:value-type="float" office:value="44.433336">
            <text:p>44,433336</text:p>
          </table:table-cell>
          <table:table-cell office:value-type="float" office:value="0.142331">
            <text:p>0,142331</text:p>
          </table:table-cell>
          <table:table-cell/>
        </table:table-row>
        <table:table-row table:style-name="ro1">
          <table:table-cell office:value-type="float" office:value="44.466669">
            <text:p>44,466669</text:p>
          </table:table-cell>
          <table:table-cell office:value-type="float" office:value="0.139524">
            <text:p>0,139524</text:p>
          </table:table-cell>
          <table:table-cell/>
        </table:table-row>
        <table:table-row table:style-name="ro1">
          <table:table-cell office:value-type="float" office:value="44.500002">
            <text:p>44,500002</text:p>
          </table:table-cell>
          <table:table-cell office:value-type="float" office:value="0.142555">
            <text:p>0,142555</text:p>
          </table:table-cell>
          <table:table-cell/>
        </table:table-row>
        <table:table-row table:style-name="ro1">
          <table:table-cell office:value-type="float" office:value="44.533336">
            <text:p>44,533336</text:p>
          </table:table-cell>
          <table:table-cell office:value-type="float" office:value="0.137393">
            <text:p>0,137393</text:p>
          </table:table-cell>
          <table:table-cell/>
        </table:table-row>
        <table:table-row table:style-name="ro1">
          <table:table-cell office:value-type="float" office:value="44.566669">
            <text:p>44,566669</text:p>
          </table:table-cell>
          <table:table-cell office:value-type="float" office:value="0.130372">
            <text:p>0,130372</text:p>
          </table:table-cell>
          <table:table-cell/>
        </table:table-row>
        <table:table-row table:style-name="ro1">
          <table:table-cell office:value-type="float" office:value="44.600002">
            <text:p>44,600002</text:p>
          </table:table-cell>
          <table:table-cell office:value-type="float" office:value="0.136074">
            <text:p>0,136074</text:p>
          </table:table-cell>
          <table:table-cell/>
        </table:table-row>
        <table:table-row table:style-name="ro1">
          <table:table-cell office:value-type="float" office:value="44.633336">
            <text:p>44,633336</text:p>
          </table:table-cell>
          <table:table-cell office:value-type="float" office:value="0.121312">
            <text:p>0,121312</text:p>
          </table:table-cell>
          <table:table-cell/>
        </table:table-row>
        <table:table-row table:style-name="ro1">
          <table:table-cell office:value-type="float" office:value="44.666669">
            <text:p>44,666669</text:p>
          </table:table-cell>
          <table:table-cell office:value-type="float" office:value="0.132674">
            <text:p>0,132674</text:p>
          </table:table-cell>
          <table:table-cell/>
        </table:table-row>
        <table:table-row table:style-name="ro1">
          <table:table-cell office:value-type="float" office:value="44.700002">
            <text:p>44,700002</text:p>
          </table:table-cell>
          <table:table-cell office:value-type="float" office:value="0.132263">
            <text:p>0,132263</text:p>
          </table:table-cell>
          <table:table-cell office:value-type="string">
            <text:p>Generando nueva Gausiana: Amp=260.1856nm <text:s/>s=0.00597s</text:p>
          </table:table-cell>
        </table:table-row>
        <table:table-row table:style-name="ro1">
          <table:table-cell office:value-type="float" office:value="44.733336">
            <text:p>44,733336</text:p>
          </table:table-cell>
          <table:table-cell office:value-type="float" office:value="0.234885">
            <text:p>0,234885</text:p>
          </table:table-cell>
          <table:table-cell/>
        </table:table-row>
        <table:table-row table:style-name="ro1">
          <table:table-cell office:value-type="float" office:value="44.766669">
            <text:p>44,766669</text:p>
          </table:table-cell>
          <table:table-cell office:value-type="float" office:value="0.200383">
            <text:p>0,200383</text:p>
          </table:table-cell>
          <table:table-cell/>
        </table:table-row>
        <table:table-row table:style-name="ro1">
          <table:table-cell office:value-type="float" office:value="44.800002">
            <text:p>44,800002</text:p>
          </table:table-cell>
          <table:table-cell office:value-type="float" office:value="0.197598">
            <text:p>0,197598</text:p>
          </table:table-cell>
          <table:table-cell/>
        </table:table-row>
        <table:table-row table:style-name="ro1">
          <table:table-cell office:value-type="float" office:value="44.833336">
            <text:p>44,833336</text:p>
          </table:table-cell>
          <table:table-cell office:value-type="float" office:value="0.177101">
            <text:p>0,177101</text:p>
          </table:table-cell>
          <table:table-cell/>
        </table:table-row>
        <table:table-row table:style-name="ro1">
          <table:table-cell office:value-type="float" office:value="44.866669">
            <text:p>44,866669</text:p>
          </table:table-cell>
          <table:table-cell office:value-type="float" office:value="0.164999">
            <text:p>0,164999</text:p>
          </table:table-cell>
          <table:table-cell/>
        </table:table-row>
        <table:table-row table:style-name="ro1">
          <table:table-cell office:value-type="float" office:value="44.900002">
            <text:p>44,900002</text:p>
          </table:table-cell>
          <table:table-cell office:value-type="float" office:value="0.171916">
            <text:p>0,171916</text:p>
          </table:table-cell>
          <table:table-cell/>
        </table:table-row>
        <table:table-row table:style-name="ro1">
          <table:table-cell office:value-type="float" office:value="44.933336">
            <text:p>44,933336</text:p>
          </table:table-cell>
          <table:table-cell office:value-type="float" office:value="0.153227">
            <text:p>0,153227</text:p>
          </table:table-cell>
          <table:table-cell/>
        </table:table-row>
        <table:table-row table:style-name="ro1">
          <table:table-cell office:value-type="float" office:value="44.966669">
            <text:p>44,966669</text:p>
          </table:table-cell>
          <table:table-cell office:value-type="float" office:value="0.163395">
            <text:p>0,163395</text:p>
          </table:table-cell>
          <table:table-cell/>
        </table:table-row>
        <table:table-row table:style-name="ro1">
          <table:table-cell office:value-type="float" office:value="45.000002">
            <text:p>45,000002</text:p>
          </table:table-cell>
          <table:table-cell office:value-type="float" office:value="0.164245">
            <text:p>0,164245</text:p>
          </table:table-cell>
          <table:table-cell/>
        </table:table-row>
        <table:table-row table:style-name="ro1">
          <table:table-cell office:value-type="float" office:value="45.033336">
            <text:p>45,033336</text:p>
          </table:table-cell>
          <table:table-cell office:value-type="float" office:value="0.146024">
            <text:p>0,146024</text:p>
          </table:table-cell>
          <table:table-cell/>
        </table:table-row>
        <table:table-row table:style-name="ro1">
          <table:table-cell office:value-type="float" office:value="45.066669">
            <text:p>45,066669</text:p>
          </table:table-cell>
          <table:table-cell office:value-type="float" office:value="0.150053">
            <text:p>0,150053</text:p>
          </table:table-cell>
          <table:table-cell/>
        </table:table-row>
        <table:table-row table:style-name="ro1">
          <table:table-cell office:value-type="float" office:value="45.100002">
            <text:p>45,100002</text:p>
          </table:table-cell>
          <table:table-cell office:value-type="float" office:value="0.137344">
            <text:p>0,137344</text:p>
          </table:table-cell>
          <table:table-cell/>
        </table:table-row>
        <table:table-row table:style-name="ro1">
          <table:table-cell office:value-type="float" office:value="45.133336">
            <text:p>45,133336</text:p>
          </table:table-cell>
          <table:table-cell office:value-type="float" office:value="0.154742">
            <text:p>0,154742</text:p>
          </table:table-cell>
          <table:table-cell/>
        </table:table-row>
        <table:table-row table:style-name="ro1">
          <table:table-cell office:value-type="float" office:value="45.166669">
            <text:p>45,166669</text:p>
          </table:table-cell>
          <table:table-cell office:value-type="float" office:value="0.180018">
            <text:p>0,180018</text:p>
          </table:table-cell>
          <table:table-cell/>
        </table:table-row>
        <table:table-row table:style-name="ro1">
          <table:table-cell office:value-type="float" office:value="45.200002">
            <text:p>45,200002</text:p>
          </table:table-cell>
          <table:table-cell office:value-type="float" office:value="0.152558">
            <text:p>0,152558</text:p>
          </table:table-cell>
          <table:table-cell/>
        </table:table-row>
        <table:table-row table:style-name="ro1">
          <table:table-cell office:value-type="float" office:value="45.233336">
            <text:p>45,233336</text:p>
          </table:table-cell>
          <table:table-cell office:value-type="float" office:value="0.162657">
            <text:p>0,162657</text:p>
          </table:table-cell>
          <table:table-cell/>
        </table:table-row>
        <table:table-row table:style-name="ro1">
          <table:table-cell office:value-type="float" office:value="45.266669">
            <text:p>45,266669</text:p>
          </table:table-cell>
          <table:table-cell office:value-type="float" office:value="0.191049">
            <text:p>0,191049</text:p>
          </table:table-cell>
          <table:table-cell/>
        </table:table-row>
        <table:table-row table:style-name="ro1">
          <table:table-cell office:value-type="float" office:value="45.300002">
            <text:p>45,300002</text:p>
          </table:table-cell>
          <table:table-cell office:value-type="float" office:value="0.174563">
            <text:p>0,174563</text:p>
          </table:table-cell>
          <table:table-cell/>
        </table:table-row>
        <table:table-row table:style-name="ro1">
          <table:table-cell office:value-type="float" office:value="45.333336">
            <text:p>45,333336</text:p>
          </table:table-cell>
          <table:table-cell office:value-type="float" office:value="0.163417">
            <text:p>0,163417</text:p>
          </table:table-cell>
          <table:table-cell/>
        </table:table-row>
        <table:table-row table:style-name="ro1">
          <table:table-cell office:value-type="float" office:value="45.366669">
            <text:p>45,366669</text:p>
          </table:table-cell>
          <table:table-cell office:value-type="float" office:value="0.169496">
            <text:p>0,169496</text:p>
          </table:table-cell>
          <table:table-cell/>
        </table:table-row>
        <table:table-row table:style-name="ro1">
          <table:table-cell office:value-type="float" office:value="45.400002">
            <text:p>45,400002</text:p>
          </table:table-cell>
          <table:table-cell office:value-type="float" office:value="0.147382">
            <text:p>0,147382</text:p>
          </table:table-cell>
          <table:table-cell/>
        </table:table-row>
        <table:table-row table:style-name="ro1">
          <table:table-cell office:value-type="float" office:value="45.433336">
            <text:p>45,433336</text:p>
          </table:table-cell>
          <table:table-cell office:value-type="float" office:value="0.14676">
            <text:p>0,14676</text:p>
          </table:table-cell>
          <table:table-cell/>
        </table:table-row>
        <table:table-row table:style-name="ro1">
          <table:table-cell office:value-type="float" office:value="45.466669">
            <text:p>45,466669</text:p>
          </table:table-cell>
          <table:table-cell office:value-type="float" office:value="0.146687">
            <text:p>0,146687</text:p>
          </table:table-cell>
          <table:table-cell/>
        </table:table-row>
        <table:table-row table:style-name="ro1">
          <table:table-cell office:value-type="float" office:value="45.500002">
            <text:p>45,500002</text:p>
          </table:table-cell>
          <table:table-cell office:value-type="float" office:value="0.145744">
            <text:p>0,145744</text:p>
          </table:table-cell>
          <table:table-cell/>
        </table:table-row>
        <table:table-row table:style-name="ro1">
          <table:table-cell office:value-type="float" office:value="45.533336">
            <text:p>45,533336</text:p>
          </table:table-cell>
          <table:table-cell office:value-type="float" office:value="0.13826">
            <text:p>0,13826</text:p>
          </table:table-cell>
          <table:table-cell/>
        </table:table-row>
        <table:table-row table:style-name="ro1">
          <table:table-cell office:value-type="float" office:value="45.566669">
            <text:p>45,566669</text:p>
          </table:table-cell>
          <table:table-cell office:value-type="float" office:value="0.144984">
            <text:p>0,144984</text:p>
          </table:table-cell>
          <table:table-cell/>
        </table:table-row>
        <table:table-row table:style-name="ro1">
          <table:table-cell office:value-type="float" office:value="45.600002">
            <text:p>45,600002</text:p>
          </table:table-cell>
          <table:table-cell office:value-type="float" office:value="0.142006">
            <text:p>0,142006</text:p>
          </table:table-cell>
          <table:table-cell/>
        </table:table-row>
        <table:table-row table:style-name="ro1">
          <table:table-cell office:value-type="float" office:value="45.633336">
            <text:p>45,633336</text:p>
          </table:table-cell>
          <table:table-cell office:value-type="float" office:value="0.135255">
            <text:p>0,135255</text:p>
          </table:table-cell>
          <table:table-cell/>
        </table:table-row>
        <table:table-row table:style-name="ro1">
          <table:table-cell office:value-type="float" office:value="45.666669">
            <text:p>45,666669</text:p>
          </table:table-cell>
          <table:table-cell office:value-type="float" office:value="0.141398">
            <text:p>0,141398</text:p>
          </table:table-cell>
          <table:table-cell/>
        </table:table-row>
        <table:table-row table:style-name="ro1">
          <table:table-cell office:value-type="float" office:value="45.700002">
            <text:p>45,700002</text:p>
          </table:table-cell>
          <table:table-cell office:value-type="float" office:value="0.146518">
            <text:p>0,146518</text:p>
          </table:table-cell>
          <table:table-cell/>
        </table:table-row>
        <table:table-row table:style-name="ro1">
          <table:table-cell office:value-type="float" office:value="45.733336">
            <text:p>45,733336</text:p>
          </table:table-cell>
          <table:table-cell office:value-type="float" office:value="0.162357">
            <text:p>0,162357</text:p>
          </table:table-cell>
          <table:table-cell/>
        </table:table-row>
        <table:table-row table:style-name="ro1">
          <table:table-cell office:value-type="float" office:value="45.766669">
            <text:p>45,766669</text:p>
          </table:table-cell>
          <table:table-cell office:value-type="float" office:value="0.167679">
            <text:p>0,167679</text:p>
          </table:table-cell>
          <table:table-cell/>
        </table:table-row>
        <table:table-row table:style-name="ro1">
          <table:table-cell office:value-type="float" office:value="45.800002">
            <text:p>45,800002</text:p>
          </table:table-cell>
          <table:table-cell office:value-type="float" office:value="0.15202">
            <text:p>0,15202</text:p>
          </table:table-cell>
          <table:table-cell/>
        </table:table-row>
        <table:table-row table:style-name="ro1">
          <table:table-cell office:value-type="float" office:value="45.833336">
            <text:p>45,833336</text:p>
          </table:table-cell>
          <table:table-cell office:value-type="float" office:value="0.157928">
            <text:p>0,157928</text:p>
          </table:table-cell>
          <table:table-cell/>
        </table:table-row>
        <table:table-row table:style-name="ro1">
          <table:table-cell office:value-type="float" office:value="45.866669">
            <text:p>45,866669</text:p>
          </table:table-cell>
          <table:table-cell office:value-type="float" office:value="0.172994">
            <text:p>0,172994</text:p>
          </table:table-cell>
          <table:table-cell/>
        </table:table-row>
        <table:table-row table:style-name="ro1">
          <table:table-cell office:value-type="float" office:value="45.900002">
            <text:p>45,900002</text:p>
          </table:table-cell>
          <table:table-cell office:value-type="float" office:value="0.158788">
            <text:p>0,158788</text:p>
          </table:table-cell>
          <table:table-cell/>
        </table:table-row>
        <table:table-row table:style-name="ro1">
          <table:table-cell office:value-type="float" office:value="45.933336">
            <text:p>45,933336</text:p>
          </table:table-cell>
          <table:table-cell office:value-type="float" office:value="0.140096">
            <text:p>0,140096</text:p>
          </table:table-cell>
          <table:table-cell/>
        </table:table-row>
        <table:table-row table:style-name="ro1">
          <table:table-cell office:value-type="float" office:value="45.966669">
            <text:p>45,966669</text:p>
          </table:table-cell>
          <table:table-cell office:value-type="float" office:value="0.142754">
            <text:p>0,142754</text:p>
          </table:table-cell>
          <table:table-cell/>
        </table:table-row>
        <table:table-row table:style-name="ro1">
          <table:table-cell office:value-type="float" office:value="46.000002">
            <text:p>46,000002</text:p>
          </table:table-cell>
          <table:table-cell office:value-type="float" office:value="0.150279">
            <text:p>0,150279</text:p>
          </table:table-cell>
          <table:table-cell/>
        </table:table-row>
        <table:table-row table:style-name="ro1">
          <table:table-cell office:value-type="float" office:value="46.033336">
            <text:p>46,033336</text:p>
          </table:table-cell>
          <table:table-cell office:value-type="float" office:value="0.154958">
            <text:p>0,154958</text:p>
          </table:table-cell>
          <table:table-cell/>
        </table:table-row>
        <table:table-row table:style-name="ro1">
          <table:table-cell office:value-type="float" office:value="46.066669">
            <text:p>46,066669</text:p>
          </table:table-cell>
          <table:table-cell office:value-type="float" office:value="0.130295">
            <text:p>0,130295</text:p>
          </table:table-cell>
          <table:table-cell/>
        </table:table-row>
        <table:table-row table:style-name="ro1">
          <table:table-cell office:value-type="float" office:value="46.100002">
            <text:p>46,100002</text:p>
          </table:table-cell>
          <table:table-cell office:value-type="float" office:value="0.107223">
            <text:p>0,107223</text:p>
          </table:table-cell>
          <table:table-cell/>
        </table:table-row>
        <table:table-row table:style-name="ro1">
          <table:table-cell office:value-type="float" office:value="46.133336">
            <text:p>46,133336</text:p>
          </table:table-cell>
          <table:table-cell office:value-type="float" office:value="0.131539">
            <text:p>0,131539</text:p>
          </table:table-cell>
          <table:table-cell/>
        </table:table-row>
        <table:table-row table:style-name="ro1">
          <table:table-cell office:value-type="float" office:value="46.166669">
            <text:p>46,166669</text:p>
          </table:table-cell>
          <table:table-cell office:value-type="float" office:value="0.119376">
            <text:p>0,119376</text:p>
          </table:table-cell>
          <table:table-cell/>
        </table:table-row>
        <table:table-row table:style-name="ro1">
          <table:table-cell office:value-type="float" office:value="46.200002">
            <text:p>46,200002</text:p>
          </table:table-cell>
          <table:table-cell office:value-type="float" office:value="0.140778">
            <text:p>0,140778</text:p>
          </table:table-cell>
          <table:table-cell/>
        </table:table-row>
        <table:table-row table:style-name="ro1">
          <table:table-cell office:value-type="float" office:value="46.233336">
            <text:p>46,233336</text:p>
          </table:table-cell>
          <table:table-cell office:value-type="float" office:value="0.149474">
            <text:p>0,149474</text:p>
          </table:table-cell>
          <table:table-cell/>
        </table:table-row>
        <table:table-row table:style-name="ro1">
          <table:table-cell office:value-type="float" office:value="46.266669">
            <text:p>46,266669</text:p>
          </table:table-cell>
          <table:table-cell office:value-type="float" office:value="0.145206">
            <text:p>0,145206</text:p>
          </table:table-cell>
          <table:table-cell/>
        </table:table-row>
        <table:table-row table:style-name="ro1">
          <table:table-cell office:value-type="float" office:value="46.300002">
            <text:p>46,300002</text:p>
          </table:table-cell>
          <table:table-cell office:value-type="float" office:value="0.178457">
            <text:p>0,178457</text:p>
          </table:table-cell>
          <table:table-cell/>
        </table:table-row>
        <table:table-row table:style-name="ro1">
          <table:table-cell office:value-type="float" office:value="46.333336">
            <text:p>46,333336</text:p>
          </table:table-cell>
          <table:table-cell office:value-type="float" office:value="0.193528">
            <text:p>0,193528</text:p>
          </table:table-cell>
          <table:table-cell/>
        </table:table-row>
        <table:table-row table:style-name="ro1">
          <table:table-cell office:value-type="float" office:value="46.366669">
            <text:p>46,366669</text:p>
          </table:table-cell>
          <table:table-cell office:value-type="float" office:value="0.199052">
            <text:p>0,199052</text:p>
          </table:table-cell>
          <table:table-cell/>
        </table:table-row>
        <table:table-row table:style-name="ro1">
          <table:table-cell office:value-type="float" office:value="46.400002">
            <text:p>46,400002</text:p>
          </table:table-cell>
          <table:table-cell office:value-type="float" office:value="0.210845">
            <text:p>0,210845</text:p>
          </table:table-cell>
          <table:table-cell/>
        </table:table-row>
        <table:table-row table:style-name="ro1">
          <table:table-cell office:value-type="float" office:value="46.433336">
            <text:p>46,433336</text:p>
          </table:table-cell>
          <table:table-cell office:value-type="float" office:value="0.210246">
            <text:p>0,210246</text:p>
          </table:table-cell>
          <table:table-cell office:value-type="string">
            <text:p>Generando nueva Gausiana: Amp=386.9988nm <text:s/>s=0.00167s</text:p>
          </table:table-cell>
        </table:table-row>
        <table:table-row table:style-name="ro1">
          <table:table-cell office:value-type="float" office:value="46.466669">
            <text:p>46,466669</text:p>
          </table:table-cell>
          <table:table-cell office:value-type="float" office:value="0.285067">
            <text:p>0,285067</text:p>
          </table:table-cell>
          <table:table-cell/>
        </table:table-row>
        <table:table-row table:style-name="ro1">
          <table:table-cell office:value-type="float" office:value="46.500002">
            <text:p>46,500002</text:p>
          </table:table-cell>
          <table:table-cell office:value-type="float" office:value="0.283823">
            <text:p>0,283823</text:p>
          </table:table-cell>
          <table:table-cell/>
        </table:table-row>
        <table:table-row table:style-name="ro1">
          <table:table-cell office:value-type="float" office:value="46.533336">
            <text:p>46,533336</text:p>
          </table:table-cell>
          <table:table-cell office:value-type="float" office:value="0.273506">
            <text:p>0,273506</text:p>
          </table:table-cell>
          <table:table-cell/>
        </table:table-row>
        <table:table-row table:style-name="ro1">
          <table:table-cell office:value-type="float" office:value="46.566669">
            <text:p>46,566669</text:p>
          </table:table-cell>
          <table:table-cell office:value-type="float" office:value="0.242333">
            <text:p>0,242333</text:p>
          </table:table-cell>
          <table:table-cell/>
        </table:table-row>
        <table:table-row table:style-name="ro1">
          <table:table-cell office:value-type="float" office:value="46.600002">
            <text:p>46,600002</text:p>
          </table:table-cell>
          <table:table-cell office:value-type="float" office:value="0.245385">
            <text:p>0,245385</text:p>
          </table:table-cell>
          <table:table-cell/>
        </table:table-row>
        <table:table-row table:style-name="ro1">
          <table:table-cell office:value-type="float" office:value="46.633336">
            <text:p>46,633336</text:p>
          </table:table-cell>
          <table:table-cell office:value-type="float" office:value="0.261388">
            <text:p>0,261388</text:p>
          </table:table-cell>
          <table:table-cell/>
        </table:table-row>
        <table:table-row table:style-name="ro1">
          <table:table-cell office:value-type="float" office:value="46.666669">
            <text:p>46,666669</text:p>
          </table:table-cell>
          <table:table-cell office:value-type="float" office:value="0.262551">
            <text:p>0,262551</text:p>
          </table:table-cell>
          <table:table-cell/>
        </table:table-row>
        <table:table-row table:style-name="ro1">
          <table:table-cell office:value-type="float" office:value="46.700002">
            <text:p>46,700002</text:p>
          </table:table-cell>
          <table:table-cell office:value-type="float" office:value="0.246674">
            <text:p>0,246674</text:p>
          </table:table-cell>
          <table:table-cell/>
        </table:table-row>
        <table:table-row table:style-name="ro1">
          <table:table-cell office:value-type="float" office:value="46.733336">
            <text:p>46,733336</text:p>
          </table:table-cell>
          <table:table-cell office:value-type="float" office:value="0.247256">
            <text:p>0,247256</text:p>
          </table:table-cell>
          <table:table-cell/>
        </table:table-row>
        <table:table-row table:style-name="ro1">
          <table:table-cell office:value-type="float" office:value="46.766669">
            <text:p>46,766669</text:p>
          </table:table-cell>
          <table:table-cell office:value-type="float" office:value="0.233919">
            <text:p>0,233919</text:p>
          </table:table-cell>
          <table:table-cell/>
        </table:table-row>
        <table:table-row table:style-name="ro1">
          <table:table-cell office:value-type="float" office:value="46.800002">
            <text:p>46,800002</text:p>
          </table:table-cell>
          <table:table-cell office:value-type="float" office:value="0.238682">
            <text:p>0,238682</text:p>
          </table:table-cell>
          <table:table-cell/>
        </table:table-row>
        <table:table-row table:style-name="ro1">
          <table:table-cell office:value-type="float" office:value="46.833336">
            <text:p>46,833336</text:p>
          </table:table-cell>
          <table:table-cell office:value-type="float" office:value="0.241959">
            <text:p>0,241959</text:p>
          </table:table-cell>
          <table:table-cell/>
        </table:table-row>
        <table:table-row table:style-name="ro1">
          <table:table-cell office:value-type="float" office:value="46.866669">
            <text:p>46,866669</text:p>
          </table:table-cell>
          <table:table-cell office:value-type="float" office:value="0.228022">
            <text:p>0,228022</text:p>
          </table:table-cell>
          <table:table-cell/>
        </table:table-row>
        <table:table-row table:style-name="ro1">
          <table:table-cell office:value-type="float" office:value="46.900002">
            <text:p>46,900002</text:p>
          </table:table-cell>
          <table:table-cell office:value-type="float" office:value="0.223775">
            <text:p>0,223775</text:p>
          </table:table-cell>
          <table:table-cell/>
        </table:table-row>
        <table:table-row table:style-name="ro1">
          <table:table-cell office:value-type="float" office:value="46.933336">
            <text:p>46,933336</text:p>
          </table:table-cell>
          <table:table-cell office:value-type="float" office:value="0.246607">
            <text:p>0,246607</text:p>
          </table:table-cell>
          <table:table-cell/>
        </table:table-row>
        <table:table-row table:style-name="ro1">
          <table:table-cell office:value-type="float" office:value="46.966669">
            <text:p>46,966669</text:p>
          </table:table-cell>
          <table:table-cell office:value-type="float" office:value="0.231482">
            <text:p>0,231482</text:p>
          </table:table-cell>
          <table:table-cell/>
        </table:table-row>
        <table:table-row table:style-name="ro1">
          <table:table-cell office:value-type="float" office:value="47.000002">
            <text:p>47,000002</text:p>
          </table:table-cell>
          <table:table-cell office:value-type="float" office:value="0.270517">
            <text:p>0,270517</text:p>
          </table:table-cell>
          <table:table-cell/>
        </table:table-row>
        <table:table-row table:style-name="ro1">
          <table:table-cell office:value-type="float" office:value="47.033336">
            <text:p>47,033336</text:p>
          </table:table-cell>
          <table:table-cell office:value-type="float" office:value="0.284713">
            <text:p>0,284713</text:p>
          </table:table-cell>
          <table:table-cell/>
        </table:table-row>
        <table:table-row table:style-name="ro1">
          <table:table-cell office:value-type="float" office:value="47.066669">
            <text:p>47,066669</text:p>
          </table:table-cell>
          <table:table-cell office:value-type="float" office:value="0.26461">
            <text:p>0,26461</text:p>
          </table:table-cell>
          <table:table-cell/>
        </table:table-row>
        <table:table-row table:style-name="ro1">
          <table:table-cell office:value-type="float" office:value="47.100002">
            <text:p>47,100002</text:p>
          </table:table-cell>
          <table:table-cell office:value-type="float" office:value="0.297711">
            <text:p>0,297711</text:p>
          </table:table-cell>
          <table:table-cell/>
        </table:table-row>
        <table:table-row table:style-name="ro1">
          <table:table-cell office:value-type="float" office:value="47.133336">
            <text:p>47,133336</text:p>
          </table:table-cell>
          <table:table-cell office:value-type="float" office:value="0.26609">
            <text:p>0,26609</text:p>
          </table:table-cell>
          <table:table-cell/>
        </table:table-row>
        <table:table-row table:style-name="ro1">
          <table:table-cell office:value-type="float" office:value="47.166669">
            <text:p>47,166669</text:p>
          </table:table-cell>
          <table:table-cell office:value-type="float" office:value="0.272944">
            <text:p>0,272944</text:p>
          </table:table-cell>
          <table:table-cell/>
        </table:table-row>
        <table:table-row table:style-name="ro1">
          <table:table-cell office:value-type="float" office:value="47.200002">
            <text:p>47,200002</text:p>
          </table:table-cell>
          <table:table-cell office:value-type="float" office:value="0.255655">
            <text:p>0,255655</text:p>
          </table:table-cell>
          <table:table-cell/>
        </table:table-row>
        <table:table-row table:style-name="ro1">
          <table:table-cell office:value-type="float" office:value="47.233336">
            <text:p>47,233336</text:p>
          </table:table-cell>
          <table:table-cell office:value-type="float" office:value="0.261172">
            <text:p>0,261172</text:p>
          </table:table-cell>
          <table:table-cell/>
        </table:table-row>
        <table:table-row table:style-name="ro1">
          <table:table-cell office:value-type="float" office:value="47.266669">
            <text:p>47,266669</text:p>
          </table:table-cell>
          <table:table-cell office:value-type="float" office:value="0.24227">
            <text:p>0,24227</text:p>
          </table:table-cell>
          <table:table-cell/>
        </table:table-row>
        <table:table-row table:style-name="ro1">
          <table:table-cell office:value-type="float" office:value="47.300002">
            <text:p>47,300002</text:p>
          </table:table-cell>
          <table:table-cell office:value-type="float" office:value="0.232629">
            <text:p>0,232629</text:p>
          </table:table-cell>
          <table:table-cell/>
        </table:table-row>
        <table:table-row table:style-name="ro1">
          <table:table-cell office:value-type="float" office:value="47.333336">
            <text:p>47,333336</text:p>
          </table:table-cell>
          <table:table-cell office:value-type="float" office:value="0.236099">
            <text:p>0,236099</text:p>
          </table:table-cell>
          <table:table-cell/>
        </table:table-row>
        <table:table-row table:style-name="ro1">
          <table:table-cell office:value-type="float" office:value="47.366669">
            <text:p>47,366669</text:p>
          </table:table-cell>
          <table:table-cell office:value-type="float" office:value="0.244442">
            <text:p>0,244442</text:p>
          </table:table-cell>
          <table:table-cell/>
        </table:table-row>
        <table:table-row table:style-name="ro1">
          <table:table-cell office:value-type="float" office:value="47.400002">
            <text:p>47,400002</text:p>
          </table:table-cell>
          <table:table-cell office:value-type="float" office:value="0.252235">
            <text:p>0,252235</text:p>
          </table:table-cell>
          <table:table-cell/>
        </table:table-row>
        <table:table-row table:style-name="ro1">
          <table:table-cell office:value-type="float" office:value="47.433336">
            <text:p>47,433336</text:p>
          </table:table-cell>
          <table:table-cell office:value-type="float" office:value="0.262964">
            <text:p>0,262964</text:p>
          </table:table-cell>
          <table:table-cell/>
        </table:table-row>
        <table:table-row table:style-name="ro1">
          <table:table-cell office:value-type="float" office:value="47.466669">
            <text:p>47,466669</text:p>
          </table:table-cell>
          <table:table-cell office:value-type="float" office:value="0.287881">
            <text:p>0,287881</text:p>
          </table:table-cell>
          <table:table-cell/>
        </table:table-row>
        <table:table-row table:style-name="ro1">
          <table:table-cell office:value-type="float" office:value="47.500002">
            <text:p>47,500002</text:p>
          </table:table-cell>
          <table:table-cell office:value-type="float" office:value="0.295521">
            <text:p>0,295521</text:p>
          </table:table-cell>
          <table:table-cell/>
        </table:table-row>
        <table:table-row table:style-name="ro1">
          <table:table-cell office:value-type="float" office:value="47.533336">
            <text:p>47,533336</text:p>
          </table:table-cell>
          <table:table-cell office:value-type="float" office:value="0.279962">
            <text:p>0,279962</text:p>
          </table:table-cell>
          <table:table-cell/>
        </table:table-row>
        <table:table-row table:style-name="ro1">
          <table:table-cell office:value-type="float" office:value="47.566669">
            <text:p>47,566669</text:p>
          </table:table-cell>
          <table:table-cell office:value-type="float" office:value="0.292709">
            <text:p>0,292709</text:p>
          </table:table-cell>
          <table:table-cell/>
        </table:table-row>
        <table:table-row table:style-name="ro1">
          <table:table-cell office:value-type="float" office:value="47.600002">
            <text:p>47,600002</text:p>
          </table:table-cell>
          <table:table-cell office:value-type="float" office:value="0.276104">
            <text:p>0,276104</text:p>
          </table:table-cell>
          <table:table-cell/>
        </table:table-row>
        <table:table-row table:style-name="ro1">
          <table:table-cell office:value-type="float" office:value="47.633336">
            <text:p>47,633336</text:p>
          </table:table-cell>
          <table:table-cell office:value-type="float" office:value="0.260397">
            <text:p>0,260397</text:p>
          </table:table-cell>
          <table:table-cell/>
        </table:table-row>
        <table:table-row table:style-name="ro1">
          <table:table-cell office:value-type="float" office:value="47.666669">
            <text:p>47,666669</text:p>
          </table:table-cell>
          <table:table-cell office:value-type="float" office:value="0.260989">
            <text:p>0,260989</text:p>
          </table:table-cell>
          <table:table-cell/>
        </table:table-row>
        <table:table-row table:style-name="ro1">
          <table:table-cell office:value-type="float" office:value="47.700002">
            <text:p>47,700002</text:p>
          </table:table-cell>
          <table:table-cell office:value-type="float" office:value="0.250358">
            <text:p>0,250358</text:p>
          </table:table-cell>
          <table:table-cell/>
        </table:table-row>
        <table:table-row table:style-name="ro1">
          <table:table-cell office:value-type="float" office:value="47.733336">
            <text:p>47,733336</text:p>
          </table:table-cell>
          <table:table-cell office:value-type="float" office:value="0.229576">
            <text:p>0,229576</text:p>
          </table:table-cell>
          <table:table-cell/>
        </table:table-row>
        <table:table-row table:style-name="ro1">
          <table:table-cell office:value-type="float" office:value="47.766669">
            <text:p>47,766669</text:p>
          </table:table-cell>
          <table:table-cell office:value-type="float" office:value="0.231598">
            <text:p>0,231598</text:p>
          </table:table-cell>
          <table:table-cell/>
        </table:table-row>
        <table:table-row table:style-name="ro1">
          <table:table-cell office:value-type="float" office:value="47.800002">
            <text:p>47,800002</text:p>
          </table:table-cell>
          <table:table-cell office:value-type="float" office:value="0.233904">
            <text:p>0,233904</text:p>
          </table:table-cell>
          <table:table-cell/>
        </table:table-row>
        <table:table-row table:style-name="ro1">
          <table:table-cell office:value-type="float" office:value="47.833336">
            <text:p>47,833336</text:p>
          </table:table-cell>
          <table:table-cell office:value-type="float" office:value="0.242839">
            <text:p>0,242839</text:p>
          </table:table-cell>
          <table:table-cell/>
        </table:table-row>
        <table:table-row table:style-name="ro1">
          <table:table-cell office:value-type="float" office:value="47.866669">
            <text:p>47,866669</text:p>
          </table:table-cell>
          <table:table-cell office:value-type="float" office:value="0.247044">
            <text:p>0,247044</text:p>
          </table:table-cell>
          <table:table-cell/>
        </table:table-row>
        <table:table-row table:style-name="ro1">
          <table:table-cell office:value-type="float" office:value="47.900002">
            <text:p>47,900002</text:p>
          </table:table-cell>
          <table:table-cell office:value-type="float" office:value="0.235531">
            <text:p>0,235531</text:p>
          </table:table-cell>
          <table:table-cell/>
        </table:table-row>
        <table:table-row table:style-name="ro1">
          <table:table-cell office:value-type="float" office:value="47.933336">
            <text:p>47,933336</text:p>
          </table:table-cell>
          <table:table-cell office:value-type="float" office:value="0.263221">
            <text:p>0,263221</text:p>
          </table:table-cell>
          <table:table-cell/>
        </table:table-row>
        <table:table-row table:style-name="ro1">
          <table:table-cell office:value-type="float" office:value="47.966669">
            <text:p>47,966669</text:p>
          </table:table-cell>
          <table:table-cell office:value-type="float" office:value="0.272466">
            <text:p>0,272466</text:p>
          </table:table-cell>
          <table:table-cell/>
        </table:table-row>
        <table:table-row table:style-name="ro1">
          <table:table-cell office:value-type="float" office:value="48.000003">
            <text:p>48,000003</text:p>
          </table:table-cell>
          <table:table-cell office:value-type="float" office:value="0.270919">
            <text:p>0,270919</text:p>
          </table:table-cell>
          <table:table-cell/>
        </table:table-row>
        <table:table-row table:style-name="ro1">
          <table:table-cell office:value-type="float" office:value="48.033336">
            <text:p>48,033336</text:p>
          </table:table-cell>
          <table:table-cell office:value-type="float" office:value="0.250596">
            <text:p>0,250596</text:p>
          </table:table-cell>
          <table:table-cell/>
        </table:table-row>
        <table:table-row table:style-name="ro1">
          <table:table-cell office:value-type="float" office:value="48.066669">
            <text:p>48,066669</text:p>
          </table:table-cell>
          <table:table-cell office:value-type="float" office:value="0.253492">
            <text:p>0,253492</text:p>
          </table:table-cell>
          <table:table-cell/>
        </table:table-row>
        <table:table-row table:style-name="ro1">
          <table:table-cell office:value-type="float" office:value="48.100003">
            <text:p>48,100003</text:p>
          </table:table-cell>
          <table:table-cell office:value-type="float" office:value="0.257463">
            <text:p>0,257463</text:p>
          </table:table-cell>
          <table:table-cell/>
        </table:table-row>
        <table:table-row table:style-name="ro1">
          <table:table-cell office:value-type="float" office:value="48.133336">
            <text:p>48,133336</text:p>
          </table:table-cell>
          <table:table-cell office:value-type="float" office:value="0.283841">
            <text:p>0,283841</text:p>
          </table:table-cell>
          <table:table-cell/>
        </table:table-row>
        <table:table-row table:style-name="ro1">
          <table:table-cell office:value-type="float" office:value="48.166669">
            <text:p>48,166669</text:p>
          </table:table-cell>
          <table:table-cell office:value-type="float" office:value="0.275938">
            <text:p>0,275938</text:p>
          </table:table-cell>
          <table:table-cell office:value-type="string">
            <text:p>Generando nueva Gausiana: Amp=-75.4320nm <text:s/>s=0.00162s</text:p>
          </table:table-cell>
        </table:table-row>
        <table:table-row table:style-name="ro1">
          <table:table-cell office:value-type="float" office:value="48.200003">
            <text:p>48,200003</text:p>
          </table:table-cell>
          <table:table-cell office:value-type="float" office:value="0.333629">
            <text:p>0,333629</text:p>
          </table:table-cell>
          <table:table-cell/>
        </table:table-row>
        <table:table-row table:style-name="ro1">
          <table:table-cell office:value-type="float" office:value="48.233336">
            <text:p>48,233336</text:p>
          </table:table-cell>
          <table:table-cell office:value-type="float" office:value="0.326904">
            <text:p>0,326904</text:p>
          </table:table-cell>
          <table:table-cell/>
        </table:table-row>
        <table:table-row table:style-name="ro1">
          <table:table-cell office:value-type="float" office:value="48.266669">
            <text:p>48,266669</text:p>
          </table:table-cell>
          <table:table-cell office:value-type="float" office:value="0.320458">
            <text:p>0,320458</text:p>
          </table:table-cell>
          <table:table-cell/>
        </table:table-row>
        <table:table-row table:style-name="ro1">
          <table:table-cell office:value-type="float" office:value="48.300003">
            <text:p>48,300003</text:p>
          </table:table-cell>
          <table:table-cell office:value-type="float" office:value="0.332236">
            <text:p>0,332236</text:p>
          </table:table-cell>
          <table:table-cell/>
        </table:table-row>
        <table:table-row table:style-name="ro1">
          <table:table-cell office:value-type="float" office:value="48.333336">
            <text:p>48,333336</text:p>
          </table:table-cell>
          <table:table-cell office:value-type="float" office:value="0.338044">
            <text:p>0,338044</text:p>
          </table:table-cell>
          <table:table-cell/>
        </table:table-row>
        <table:table-row table:style-name="ro1">
          <table:table-cell office:value-type="float" office:value="48.366669">
            <text:p>48,366669</text:p>
          </table:table-cell>
          <table:table-cell office:value-type="float" office:value="0.34416">
            <text:p>0,34416</text:p>
          </table:table-cell>
          <table:table-cell/>
        </table:table-row>
        <table:table-row table:style-name="ro1">
          <table:table-cell office:value-type="float" office:value="48.400003">
            <text:p>48,400003</text:p>
          </table:table-cell>
          <table:table-cell office:value-type="float" office:value="0.350532">
            <text:p>0,350532</text:p>
          </table:table-cell>
          <table:table-cell/>
        </table:table-row>
        <table:table-row table:style-name="ro1">
          <table:table-cell office:value-type="float" office:value="48.433336">
            <text:p>48,433336</text:p>
          </table:table-cell>
          <table:table-cell office:value-type="float" office:value="0.338257">
            <text:p>0,338257</text:p>
          </table:table-cell>
          <table:table-cell/>
        </table:table-row>
        <table:table-row table:style-name="ro1">
          <table:table-cell office:value-type="float" office:value="48.466669">
            <text:p>48,466669</text:p>
          </table:table-cell>
          <table:table-cell office:value-type="float" office:value="0.330094">
            <text:p>0,330094</text:p>
          </table:table-cell>
          <table:table-cell/>
        </table:table-row>
        <table:table-row table:style-name="ro1">
          <table:table-cell office:value-type="float" office:value="48.500003">
            <text:p>48,500003</text:p>
          </table:table-cell>
          <table:table-cell office:value-type="float" office:value="0.340054">
            <text:p>0,340054</text:p>
          </table:table-cell>
          <table:table-cell/>
        </table:table-row>
        <table:table-row table:style-name="ro1">
          <table:table-cell office:value-type="float" office:value="48.533336">
            <text:p>48,533336</text:p>
          </table:table-cell>
          <table:table-cell office:value-type="float" office:value="0.325103">
            <text:p>0,325103</text:p>
          </table:table-cell>
          <table:table-cell/>
        </table:table-row>
        <table:table-row table:style-name="ro1">
          <table:table-cell office:value-type="float" office:value="48.566669">
            <text:p>48,566669</text:p>
          </table:table-cell>
          <table:table-cell office:value-type="float" office:value="0.315056">
            <text:p>0,315056</text:p>
          </table:table-cell>
          <table:table-cell/>
        </table:table-row>
        <table:table-row table:style-name="ro1">
          <table:table-cell office:value-type="float" office:value="48.600003">
            <text:p>48,600003</text:p>
          </table:table-cell>
          <table:table-cell office:value-type="float" office:value="0.336192">
            <text:p>0,336192</text:p>
          </table:table-cell>
          <table:table-cell/>
        </table:table-row>
        <table:table-row table:style-name="ro1">
          <table:table-cell office:value-type="float" office:value="48.633336">
            <text:p>48,633336</text:p>
          </table:table-cell>
          <table:table-cell office:value-type="float" office:value="0.315837">
            <text:p>0,315837</text:p>
          </table:table-cell>
          <table:table-cell/>
        </table:table-row>
        <table:table-row table:style-name="ro1">
          <table:table-cell office:value-type="float" office:value="48.666669">
            <text:p>48,666669</text:p>
          </table:table-cell>
          <table:table-cell office:value-type="float" office:value="0.325329">
            <text:p>0,325329</text:p>
          </table:table-cell>
          <table:table-cell/>
        </table:table-row>
        <table:table-row table:style-name="ro1">
          <table:table-cell office:value-type="float" office:value="48.700003">
            <text:p>48,700003</text:p>
          </table:table-cell>
          <table:table-cell office:value-type="float" office:value="0.330937">
            <text:p>0,330937</text:p>
          </table:table-cell>
          <table:table-cell/>
        </table:table-row>
        <table:table-row table:style-name="ro1">
          <table:table-cell office:value-type="float" office:value="48.733336">
            <text:p>48,733336</text:p>
          </table:table-cell>
          <table:table-cell office:value-type="float" office:value="0.348734">
            <text:p>0,348734</text:p>
          </table:table-cell>
          <table:table-cell/>
        </table:table-row>
        <table:table-row table:style-name="ro1">
          <table:table-cell office:value-type="float" office:value="48.766669">
            <text:p>48,766669</text:p>
          </table:table-cell>
          <table:table-cell office:value-type="float" office:value="0.35362">
            <text:p>0,35362</text:p>
          </table:table-cell>
          <table:table-cell/>
        </table:table-row>
        <table:table-row table:style-name="ro1">
          <table:table-cell office:value-type="float" office:value="48.800003">
            <text:p>48,800003</text:p>
          </table:table-cell>
          <table:table-cell office:value-type="float" office:value="0.344059">
            <text:p>0,344059</text:p>
          </table:table-cell>
          <table:table-cell/>
        </table:table-row>
        <table:table-row table:style-name="ro1">
          <table:table-cell office:value-type="float" office:value="48.833336">
            <text:p>48,833336</text:p>
          </table:table-cell>
          <table:table-cell office:value-type="float" office:value="0.346653">
            <text:p>0,346653</text:p>
          </table:table-cell>
          <table:table-cell/>
        </table:table-row>
        <table:table-row table:style-name="ro1">
          <table:table-cell office:value-type="float" office:value="48.866669">
            <text:p>48,866669</text:p>
          </table:table-cell>
          <table:table-cell office:value-type="float" office:value="0.340438">
            <text:p>0,340438</text:p>
          </table:table-cell>
          <table:table-cell/>
        </table:table-row>
        <table:table-row table:style-name="ro1">
          <table:table-cell office:value-type="float" office:value="48.900003">
            <text:p>48,900003</text:p>
          </table:table-cell>
          <table:table-cell office:value-type="float" office:value="0.348146">
            <text:p>0,348146</text:p>
          </table:table-cell>
          <table:table-cell/>
        </table:table-row>
        <table:table-row table:style-name="ro1">
          <table:table-cell office:value-type="float" office:value="48.933336">
            <text:p>48,933336</text:p>
          </table:table-cell>
          <table:table-cell office:value-type="float" office:value="0.3365">
            <text:p>0,3365</text:p>
          </table:table-cell>
          <table:table-cell/>
        </table:table-row>
        <table:table-row table:style-name="ro1">
          <table:table-cell office:value-type="float" office:value="48.966669">
            <text:p>48,966669</text:p>
          </table:table-cell>
          <table:table-cell office:value-type="float" office:value="0.338667">
            <text:p>0,338667</text:p>
          </table:table-cell>
          <table:table-cell/>
        </table:table-row>
        <table:table-row table:style-name="ro1">
          <table:table-cell office:value-type="float" office:value="49.000003">
            <text:p>49,000003</text:p>
          </table:table-cell>
          <table:table-cell office:value-type="float" office:value="0.331068">
            <text:p>0,331068</text:p>
          </table:table-cell>
          <table:table-cell/>
        </table:table-row>
        <table:table-row table:style-name="ro1">
          <table:table-cell office:value-type="float" office:value="49.033336">
            <text:p>49,033336</text:p>
          </table:table-cell>
          <table:table-cell office:value-type="float" office:value="0.325036">
            <text:p>0,325036</text:p>
          </table:table-cell>
          <table:table-cell/>
        </table:table-row>
        <table:table-row table:style-name="ro1">
          <table:table-cell office:value-type="float" office:value="49.066669">
            <text:p>49,066669</text:p>
          </table:table-cell>
          <table:table-cell office:value-type="float" office:value="0.3334">
            <text:p>0,3334</text:p>
          </table:table-cell>
          <table:table-cell/>
        </table:table-row>
        <table:table-row table:style-name="ro1">
          <table:table-cell office:value-type="float" office:value="49.100003">
            <text:p>49,100003</text:p>
          </table:table-cell>
          <table:table-cell office:value-type="float" office:value="0.337155">
            <text:p>0,337155</text:p>
          </table:table-cell>
          <table:table-cell/>
        </table:table-row>
        <table:table-row table:style-name="ro1">
          <table:table-cell office:value-type="float" office:value="49.133336">
            <text:p>49,133336</text:p>
          </table:table-cell>
          <table:table-cell office:value-type="float" office:value="0.348843">
            <text:p>0,348843</text:p>
          </table:table-cell>
          <table:table-cell/>
        </table:table-row>
        <table:table-row table:style-name="ro1">
          <table:table-cell office:value-type="float" office:value="49.166669">
            <text:p>49,166669</text:p>
          </table:table-cell>
          <table:table-cell office:value-type="float" office:value="0.339908">
            <text:p>0,339908</text:p>
          </table:table-cell>
          <table:table-cell/>
        </table:table-row>
        <table:table-row table:style-name="ro1">
          <table:table-cell office:value-type="float" office:value="49.200003">
            <text:p>49,200003</text:p>
          </table:table-cell>
          <table:table-cell office:value-type="float" office:value="0.353437">
            <text:p>0,353437</text:p>
          </table:table-cell>
          <table:table-cell/>
        </table:table-row>
        <table:table-row table:style-name="ro1">
          <table:table-cell office:value-type="float" office:value="49.233336">
            <text:p>49,233336</text:p>
          </table:table-cell>
          <table:table-cell office:value-type="float" office:value="0.359636">
            <text:p>0,359636</text:p>
          </table:table-cell>
          <table:table-cell/>
        </table:table-row>
        <table:table-row table:style-name="ro1">
          <table:table-cell office:value-type="float" office:value="49.266669">
            <text:p>49,266669</text:p>
          </table:table-cell>
          <table:table-cell office:value-type="float" office:value="0.36982">
            <text:p>0,36982</text:p>
          </table:table-cell>
          <table:table-cell/>
        </table:table-row>
        <table:table-row table:style-name="ro1">
          <table:table-cell office:value-type="float" office:value="49.300003">
            <text:p>49,300003</text:p>
          </table:table-cell>
          <table:table-cell office:value-type="float" office:value="0.36168">
            <text:p>0,36168</text:p>
          </table:table-cell>
          <table:table-cell/>
        </table:table-row>
        <table:table-row table:style-name="ro1">
          <table:table-cell office:value-type="float" office:value="49.333336">
            <text:p>49,333336</text:p>
          </table:table-cell>
          <table:table-cell office:value-type="float" office:value="0.356855">
            <text:p>0,356855</text:p>
          </table:table-cell>
          <table:table-cell/>
        </table:table-row>
        <table:table-row table:style-name="ro1">
          <table:table-cell office:value-type="float" office:value="49.366669">
            <text:p>49,366669</text:p>
          </table:table-cell>
          <table:table-cell office:value-type="float" office:value="0.364124">
            <text:p>0,364124</text:p>
          </table:table-cell>
          <table:table-cell/>
        </table:table-row>
        <table:table-row table:style-name="ro1">
          <table:table-cell office:value-type="float" office:value="49.400003">
            <text:p>49,400003</text:p>
          </table:table-cell>
          <table:table-cell office:value-type="float" office:value="0.347092">
            <text:p>0,347092</text:p>
          </table:table-cell>
          <table:table-cell/>
        </table:table-row>
        <table:table-row table:style-name="ro1">
          <table:table-cell office:value-type="float" office:value="49.433336">
            <text:p>49,433336</text:p>
          </table:table-cell>
          <table:table-cell office:value-type="float" office:value="0.341303">
            <text:p>0,341303</text:p>
          </table:table-cell>
          <table:table-cell/>
        </table:table-row>
        <table:table-row table:style-name="ro1">
          <table:table-cell office:value-type="float" office:value="49.466669">
            <text:p>49,466669</text:p>
          </table:table-cell>
          <table:table-cell office:value-type="float" office:value="0.332907">
            <text:p>0,332907</text:p>
          </table:table-cell>
          <table:table-cell/>
        </table:table-row>
        <table:table-row table:style-name="ro1">
          <table:table-cell office:value-type="float" office:value="49.500003">
            <text:p>49,500003</text:p>
          </table:table-cell>
          <table:table-cell office:value-type="float" office:value="0.335079">
            <text:p>0,335079</text:p>
          </table:table-cell>
          <table:table-cell/>
        </table:table-row>
        <table:table-row table:style-name="ro1">
          <table:table-cell office:value-type="float" office:value="49.533336">
            <text:p>49,533336</text:p>
          </table:table-cell>
          <table:table-cell office:value-type="float" office:value="0.312961">
            <text:p>0,312961</text:p>
          </table:table-cell>
          <table:table-cell/>
        </table:table-row>
        <table:table-row table:style-name="ro1">
          <table:table-cell office:value-type="float" office:value="49.566669">
            <text:p>49,566669</text:p>
          </table:table-cell>
          <table:table-cell office:value-type="float" office:value="0.325103">
            <text:p>0,325103</text:p>
          </table:table-cell>
          <table:table-cell/>
        </table:table-row>
        <table:table-row table:style-name="ro1">
          <table:table-cell office:value-type="float" office:value="49.600003">
            <text:p>49,600003</text:p>
          </table:table-cell>
          <table:table-cell office:value-type="float" office:value="0.317878">
            <text:p>0,317878</text:p>
          </table:table-cell>
          <table:table-cell/>
        </table:table-row>
        <table:table-row table:style-name="ro1">
          <table:table-cell office:value-type="float" office:value="49.633336">
            <text:p>49,633336</text:p>
          </table:table-cell>
          <table:table-cell office:value-type="float" office:value="0.326363">
            <text:p>0,326363</text:p>
          </table:table-cell>
          <table:table-cell/>
        </table:table-row>
        <table:table-row table:style-name="ro1">
          <table:table-cell office:value-type="float" office:value="49.666669">
            <text:p>49,666669</text:p>
          </table:table-cell>
          <table:table-cell office:value-type="float" office:value="0.319143">
            <text:p>0,319143</text:p>
          </table:table-cell>
          <table:table-cell/>
        </table:table-row>
        <table:table-row table:style-name="ro1">
          <table:table-cell office:value-type="float" office:value="49.700003">
            <text:p>49,700003</text:p>
          </table:table-cell>
          <table:table-cell office:value-type="float" office:value="0.31227">
            <text:p>0,31227</text:p>
          </table:table-cell>
          <table:table-cell/>
        </table:table-row>
        <table:table-row table:style-name="ro1">
          <table:table-cell office:value-type="float" office:value="49.733336">
            <text:p>49,733336</text:p>
          </table:table-cell>
          <table:table-cell office:value-type="float" office:value="0.316884">
            <text:p>0,316884</text:p>
          </table:table-cell>
          <table:table-cell/>
        </table:table-row>
        <table:table-row table:style-name="ro1">
          <table:table-cell office:value-type="float" office:value="49.766669">
            <text:p>49,766669</text:p>
          </table:table-cell>
          <table:table-cell office:value-type="float" office:value="0.332009">
            <text:p>0,332009</text:p>
          </table:table-cell>
          <table:table-cell/>
        </table:table-row>
        <table:table-row table:style-name="ro1">
          <table:table-cell office:value-type="float" office:value="49.800003">
            <text:p>49,800003</text:p>
          </table:table-cell>
          <table:table-cell office:value-type="float" office:value="0.341752">
            <text:p>0,341752</text:p>
          </table:table-cell>
          <table:table-cell/>
        </table:table-row>
        <table:table-row table:style-name="ro1">
          <table:table-cell office:value-type="float" office:value="49.833336">
            <text:p>49,833336</text:p>
          </table:table-cell>
          <table:table-cell office:value-type="float" office:value="0.337336">
            <text:p>0,337336</text:p>
          </table:table-cell>
          <table:table-cell/>
        </table:table-row>
        <table:table-row table:style-name="ro1">
          <table:table-cell office:value-type="float" office:value="49.866669">
            <text:p>49,866669</text:p>
          </table:table-cell>
          <table:table-cell office:value-type="float" office:value="0.323035">
            <text:p>0,323035</text:p>
          </table:table-cell>
          <table:table-cell/>
        </table:table-row>
        <table:table-row table:style-name="ro1">
          <table:table-cell office:value-type="float" office:value="49.900003">
            <text:p>49,900003</text:p>
          </table:table-cell>
          <table:table-cell office:value-type="float" office:value="0.328589">
            <text:p>0,328589</text:p>
          </table:table-cell>
          <table:table-cell/>
        </table:table-row>
        <table:table-row table:style-name="ro1">
          <table:table-cell office:value-type="float" office:value="49.933336">
            <text:p>49,933336</text:p>
          </table:table-cell>
          <table:table-cell office:value-type="float" office:value="0.332899">
            <text:p>0,332899</text:p>
          </table:table-cell>
          <table:table-cell office:value-type="string">
            <text:p>Generando nueva Gausiana: Amp=264.5585nm <text:s/>s=0.00297s</text:p>
          </table:table-cell>
        </table:table-row>
        <table:table-row table:style-name="ro1">
          <table:table-cell office:value-type="float" office:value="49.966669">
            <text:p>49,966669</text:p>
          </table:table-cell>
          <table:table-cell office:value-type="float" office:value="0.266584">
            <text:p>0,266584</text:p>
          </table:table-cell>
          <table:table-cell/>
        </table:table-row>
        <table:table-row table:style-name="ro1">
          <table:table-cell office:value-type="float" office:value="50.000003">
            <text:p>50,000003</text:p>
          </table:table-cell>
          <table:table-cell office:value-type="float" office:value="0.256262">
            <text:p>0,256262</text:p>
          </table:table-cell>
          <table:table-cell/>
        </table:table-row>
        <table:table-row table:style-name="ro1">
          <table:table-cell office:value-type="float" office:value="50.033336">
            <text:p>50,033336</text:p>
          </table:table-cell>
          <table:table-cell office:value-type="float" office:value="0.240562">
            <text:p>0,240562</text:p>
          </table:table-cell>
          <table:table-cell/>
        </table:table-row>
        <table:table-row table:style-name="ro1">
          <table:table-cell office:value-type="float" office:value="50.066669">
            <text:p>50,066669</text:p>
          </table:table-cell>
          <table:table-cell office:value-type="float" office:value="0.239824">
            <text:p>0,239824</text:p>
          </table:table-cell>
          <table:table-cell/>
        </table:table-row>
        <table:table-row table:style-name="ro1">
          <table:table-cell office:value-type="float" office:value="50.100003">
            <text:p>50,100003</text:p>
          </table:table-cell>
          <table:table-cell office:value-type="float" office:value="0.233224">
            <text:p>0,233224</text:p>
          </table:table-cell>
          <table:table-cell/>
        </table:table-row>
        <table:table-row table:style-name="ro1">
          <table:table-cell office:value-type="float" office:value="50.133336">
            <text:p>50,133336</text:p>
          </table:table-cell>
          <table:table-cell office:value-type="float" office:value="0.215581">
            <text:p>0,215581</text:p>
          </table:table-cell>
          <table:table-cell/>
        </table:table-row>
        <table:table-row table:style-name="ro1">
          <table:table-cell office:value-type="float" office:value="50.166669">
            <text:p>50,166669</text:p>
          </table:table-cell>
          <table:table-cell office:value-type="float" office:value="0.230278">
            <text:p>0,230278</text:p>
          </table:table-cell>
          <table:table-cell/>
        </table:table-row>
        <table:table-row table:style-name="ro1">
          <table:table-cell office:value-type="float" office:value="50.200003">
            <text:p>50,200003</text:p>
          </table:table-cell>
          <table:table-cell office:value-type="float" office:value="0.218509">
            <text:p>0,218509</text:p>
          </table:table-cell>
          <table:table-cell/>
        </table:table-row>
        <table:table-row table:style-name="ro1">
          <table:table-cell office:value-type="float" office:value="50.233336">
            <text:p>50,233336</text:p>
          </table:table-cell>
          <table:table-cell office:value-type="float" office:value="0.228894">
            <text:p>0,228894</text:p>
          </table:table-cell>
          <table:table-cell/>
        </table:table-row>
        <table:table-row table:style-name="ro1">
          <table:table-cell office:value-type="float" office:value="50.266669">
            <text:p>50,266669</text:p>
          </table:table-cell>
          <table:table-cell office:value-type="float" office:value="0.231319">
            <text:p>0,231319</text:p>
          </table:table-cell>
          <table:table-cell/>
        </table:table-row>
        <table:table-row table:style-name="ro1">
          <table:table-cell office:value-type="float" office:value="50.300003">
            <text:p>50,300003</text:p>
          </table:table-cell>
          <table:table-cell office:value-type="float" office:value="0.216105">
            <text:p>0,216105</text:p>
          </table:table-cell>
          <table:table-cell/>
        </table:table-row>
        <table:table-row table:style-name="ro1">
          <table:table-cell office:value-type="float" office:value="50.333336">
            <text:p>50,333336</text:p>
          </table:table-cell>
          <table:table-cell office:value-type="float" office:value="0.209789">
            <text:p>0,209789</text:p>
          </table:table-cell>
          <table:table-cell/>
        </table:table-row>
        <table:table-row table:style-name="ro1">
          <table:table-cell office:value-type="float" office:value="50.366669">
            <text:p>50,366669</text:p>
          </table:table-cell>
          <table:table-cell office:value-type="float" office:value="0.206767">
            <text:p>0,206767</text:p>
          </table:table-cell>
          <table:table-cell/>
        </table:table-row>
        <table:table-row table:style-name="ro1">
          <table:table-cell office:value-type="float" office:value="50.400003">
            <text:p>50,400003</text:p>
          </table:table-cell>
          <table:table-cell office:value-type="float" office:value="0.199271">
            <text:p>0,199271</text:p>
          </table:table-cell>
          <table:table-cell/>
        </table:table-row>
        <table:table-row table:style-name="ro1">
          <table:table-cell office:value-type="float" office:value="50.433336">
            <text:p>50,433336</text:p>
          </table:table-cell>
          <table:table-cell office:value-type="float" office:value="0.216463">
            <text:p>0,216463</text:p>
          </table:table-cell>
          <table:table-cell/>
        </table:table-row>
        <table:table-row table:style-name="ro1">
          <table:table-cell office:value-type="float" office:value="50.466669">
            <text:p>50,466669</text:p>
          </table:table-cell>
          <table:table-cell office:value-type="float" office:value="0.220393">
            <text:p>0,220393</text:p>
          </table:table-cell>
          <table:table-cell/>
        </table:table-row>
        <table:table-row table:style-name="ro1">
          <table:table-cell office:value-type="float" office:value="50.500003">
            <text:p>50,500003</text:p>
          </table:table-cell>
          <table:table-cell office:value-type="float" office:value="0.223804">
            <text:p>0,223804</text:p>
          </table:table-cell>
          <table:table-cell/>
        </table:table-row>
        <table:table-row table:style-name="ro1">
          <table:table-cell office:value-type="float" office:value="50.533336">
            <text:p>50,533336</text:p>
          </table:table-cell>
          <table:table-cell office:value-type="float" office:value="0.22145">
            <text:p>0,22145</text:p>
          </table:table-cell>
          <table:table-cell/>
        </table:table-row>
        <table:table-row table:style-name="ro1">
          <table:table-cell office:value-type="float" office:value="50.566669">
            <text:p>50,566669</text:p>
          </table:table-cell>
          <table:table-cell office:value-type="float" office:value="0.230785">
            <text:p>0,230785</text:p>
          </table:table-cell>
          <table:table-cell/>
        </table:table-row>
        <table:table-row table:style-name="ro1">
          <table:table-cell office:value-type="float" office:value="50.600003">
            <text:p>50,600003</text:p>
          </table:table-cell>
          <table:table-cell office:value-type="float" office:value="0.226859">
            <text:p>0,226859</text:p>
          </table:table-cell>
          <table:table-cell/>
        </table:table-row>
        <table:table-row table:style-name="ro1">
          <table:table-cell office:value-type="float" office:value="50.633336">
            <text:p>50,633336</text:p>
          </table:table-cell>
          <table:table-cell office:value-type="float" office:value="0.220472">
            <text:p>0,220472</text:p>
          </table:table-cell>
          <table:table-cell/>
        </table:table-row>
        <table:table-row table:style-name="ro1">
          <table:table-cell office:value-type="float" office:value="50.666669">
            <text:p>50,666669</text:p>
          </table:table-cell>
          <table:table-cell office:value-type="float" office:value="0.222351">
            <text:p>0,222351</text:p>
          </table:table-cell>
          <table:table-cell/>
        </table:table-row>
        <table:table-row table:style-name="ro1">
          <table:table-cell office:value-type="float" office:value="50.700003">
            <text:p>50,700003</text:p>
          </table:table-cell>
          <table:table-cell office:value-type="float" office:value="0.211328">
            <text:p>0,211328</text:p>
          </table:table-cell>
          <table:table-cell/>
        </table:table-row>
        <table:table-row table:style-name="ro1">
          <table:table-cell office:value-type="float" office:value="50.733336">
            <text:p>50,733336</text:p>
          </table:table-cell>
          <table:table-cell office:value-type="float" office:value="0.198671">
            <text:p>0,198671</text:p>
          </table:table-cell>
          <table:table-cell/>
        </table:table-row>
        <table:table-row table:style-name="ro1">
          <table:table-cell office:value-type="float" office:value="50.766669">
            <text:p>50,766669</text:p>
          </table:table-cell>
          <table:table-cell office:value-type="float" office:value="0.20125">
            <text:p>0,20125</text:p>
          </table:table-cell>
          <table:table-cell/>
        </table:table-row>
        <table:table-row table:style-name="ro1">
          <table:table-cell office:value-type="float" office:value="50.800003">
            <text:p>50,800003</text:p>
          </table:table-cell>
          <table:table-cell office:value-type="float" office:value="0.188636">
            <text:p>0,188636</text:p>
          </table:table-cell>
          <table:table-cell/>
        </table:table-row>
        <table:table-row table:style-name="ro1">
          <table:table-cell office:value-type="float" office:value="50.833336">
            <text:p>50,833336</text:p>
          </table:table-cell>
          <table:table-cell office:value-type="float" office:value="0.186758">
            <text:p>0,186758</text:p>
          </table:table-cell>
          <table:table-cell/>
        </table:table-row>
        <table:table-row table:style-name="ro1">
          <table:table-cell office:value-type="float" office:value="50.866669">
            <text:p>50,866669</text:p>
          </table:table-cell>
          <table:table-cell office:value-type="float" office:value="0.189064">
            <text:p>0,189064</text:p>
          </table:table-cell>
          <table:table-cell/>
        </table:table-row>
        <table:table-row table:style-name="ro1">
          <table:table-cell office:value-type="float" office:value="50.900003">
            <text:p>50,900003</text:p>
          </table:table-cell>
          <table:table-cell office:value-type="float" office:value="0.208425">
            <text:p>0,208425</text:p>
          </table:table-cell>
          <table:table-cell/>
        </table:table-row>
        <table:table-row table:style-name="ro1">
          <table:table-cell office:value-type="float" office:value="50.933336">
            <text:p>50,933336</text:p>
          </table:table-cell>
          <table:table-cell office:value-type="float" office:value="0.207428">
            <text:p>0,207428</text:p>
          </table:table-cell>
          <table:table-cell/>
        </table:table-row>
        <table:table-row table:style-name="ro1">
          <table:table-cell office:value-type="float" office:value="50.966669">
            <text:p>50,966669</text:p>
          </table:table-cell>
          <table:table-cell office:value-type="float" office:value="0.229526">
            <text:p>0,229526</text:p>
          </table:table-cell>
          <table:table-cell/>
        </table:table-row>
        <table:table-row table:style-name="ro1">
          <table:table-cell office:value-type="float" office:value="51.000003">
            <text:p>51,000003</text:p>
          </table:table-cell>
          <table:table-cell office:value-type="float" office:value="0.225229">
            <text:p>0,225229</text:p>
          </table:table-cell>
          <table:table-cell/>
        </table:table-row>
        <table:table-row table:style-name="ro1">
          <table:table-cell office:value-type="float" office:value="51.033336">
            <text:p>51,033336</text:p>
          </table:table-cell>
          <table:table-cell office:value-type="float" office:value="0.241246">
            <text:p>0,241246</text:p>
          </table:table-cell>
          <table:table-cell/>
        </table:table-row>
        <table:table-row table:style-name="ro1">
          <table:table-cell office:value-type="float" office:value="51.066669">
            <text:p>51,066669</text:p>
          </table:table-cell>
          <table:table-cell office:value-type="float" office:value="0.250546">
            <text:p>0,250546</text:p>
          </table:table-cell>
          <table:table-cell/>
        </table:table-row>
        <table:table-row table:style-name="ro1">
          <table:table-cell office:value-type="float" office:value="51.100003">
            <text:p>51,100003</text:p>
          </table:table-cell>
          <table:table-cell office:value-type="float" office:value="0.237941">
            <text:p>0,237941</text:p>
          </table:table-cell>
          <table:table-cell/>
        </table:table-row>
        <table:table-row table:style-name="ro1">
          <table:table-cell office:value-type="float" office:value="51.133336">
            <text:p>51,133336</text:p>
          </table:table-cell>
          <table:table-cell office:value-type="float" office:value="0.225308">
            <text:p>0,225308</text:p>
          </table:table-cell>
          <table:table-cell/>
        </table:table-row>
        <table:table-row table:style-name="ro1">
          <table:table-cell office:value-type="float" office:value="51.166669">
            <text:p>51,166669</text:p>
          </table:table-cell>
          <table:table-cell office:value-type="float" office:value="0.20747">
            <text:p>0,20747</text:p>
          </table:table-cell>
          <table:table-cell/>
        </table:table-row>
        <table:table-row table:style-name="ro1">
          <table:table-cell office:value-type="float" office:value="51.200003">
            <text:p>51,200003</text:p>
          </table:table-cell>
          <table:table-cell office:value-type="float" office:value="0.202323">
            <text:p>0,202323</text:p>
          </table:table-cell>
          <table:table-cell/>
        </table:table-row>
        <table:table-row table:style-name="ro1">
          <table:table-cell office:value-type="float" office:value="51.233336">
            <text:p>51,233336</text:p>
          </table:table-cell>
          <table:table-cell office:value-type="float" office:value="0.204739">
            <text:p>0,204739</text:p>
          </table:table-cell>
          <table:table-cell/>
        </table:table-row>
        <table:table-row table:style-name="ro1">
          <table:table-cell office:value-type="float" office:value="51.266669">
            <text:p>51,266669</text:p>
          </table:table-cell>
          <table:table-cell office:value-type="float" office:value="0.184675">
            <text:p>0,184675</text:p>
          </table:table-cell>
          <table:table-cell/>
        </table:table-row>
        <table:table-row table:style-name="ro1">
          <table:table-cell office:value-type="float" office:value="51.300003">
            <text:p>51,300003</text:p>
          </table:table-cell>
          <table:table-cell office:value-type="float" office:value="0.189256">
            <text:p>0,189256</text:p>
          </table:table-cell>
          <table:table-cell/>
        </table:table-row>
        <table:table-row table:style-name="ro1">
          <table:table-cell office:value-type="float" office:value="51.333336">
            <text:p>51,333336</text:p>
          </table:table-cell>
          <table:table-cell office:value-type="float" office:value="0.20991">
            <text:p>0,20991</text:p>
          </table:table-cell>
          <table:table-cell/>
        </table:table-row>
        <table:table-row table:style-name="ro1">
          <table:table-cell office:value-type="float" office:value="51.366669">
            <text:p>51,366669</text:p>
          </table:table-cell>
          <table:table-cell office:value-type="float" office:value="0.216693">
            <text:p>0,216693</text:p>
          </table:table-cell>
          <table:table-cell/>
        </table:table-row>
        <table:table-row table:style-name="ro1">
          <table:table-cell office:value-type="float" office:value="51.400003">
            <text:p>51,400003</text:p>
          </table:table-cell>
          <table:table-cell office:value-type="float" office:value="0.228554">
            <text:p>0,228554</text:p>
          </table:table-cell>
          <table:table-cell/>
        </table:table-row>
        <table:table-row table:style-name="ro1">
          <table:table-cell office:value-type="float" office:value="51.433336">
            <text:p>51,433336</text:p>
          </table:table-cell>
          <table:table-cell office:value-type="float" office:value="0.225456">
            <text:p>0,225456</text:p>
          </table:table-cell>
          <table:table-cell/>
        </table:table-row>
        <table:table-row table:style-name="ro1">
          <table:table-cell office:value-type="float" office:value="51.466669">
            <text:p>51,466669</text:p>
          </table:table-cell>
          <table:table-cell office:value-type="float" office:value="0.211638">
            <text:p>0,211638</text:p>
          </table:table-cell>
          <table:table-cell/>
        </table:table-row>
        <table:table-row table:style-name="ro1">
          <table:table-cell office:value-type="float" office:value="51.500003">
            <text:p>51,500003</text:p>
          </table:table-cell>
          <table:table-cell office:value-type="float" office:value="0.236375">
            <text:p>0,236375</text:p>
          </table:table-cell>
          <table:table-cell/>
        </table:table-row>
        <table:table-row table:style-name="ro1">
          <table:table-cell office:value-type="float" office:value="51.533336">
            <text:p>51,533336</text:p>
          </table:table-cell>
          <table:table-cell office:value-type="float" office:value="0.22963">
            <text:p>0,22963</text:p>
          </table:table-cell>
          <table:table-cell/>
        </table:table-row>
        <table:table-row table:style-name="ro1">
          <table:table-cell office:value-type="float" office:value="51.566669">
            <text:p>51,566669</text:p>
          </table:table-cell>
          <table:table-cell office:value-type="float" office:value="0.250739">
            <text:p>0,250739</text:p>
          </table:table-cell>
          <table:table-cell/>
        </table:table-row>
        <table:table-row table:style-name="ro1">
          <table:table-cell office:value-type="float" office:value="51.600003">
            <text:p>51,600003</text:p>
          </table:table-cell>
          <table:table-cell office:value-type="float" office:value="0.247664">
            <text:p>0,247664</text:p>
          </table:table-cell>
          <table:table-cell/>
        </table:table-row>
        <table:table-row table:style-name="ro1">
          <table:table-cell office:value-type="float" office:value="51.633336">
            <text:p>51,633336</text:p>
          </table:table-cell>
          <table:table-cell office:value-type="float" office:value="0.257439">
            <text:p>0,257439</text:p>
          </table:table-cell>
          <table:table-cell/>
        </table:table-row>
        <table:table-row table:style-name="ro1">
          <table:table-cell office:value-type="float" office:value="51.666669">
            <text:p>51,666669</text:p>
          </table:table-cell>
          <table:table-cell office:value-type="float" office:value="0.267011">
            <text:p>0,267011</text:p>
          </table:table-cell>
          <table:table-cell office:value-type="string">
            <text:p>Generando nueva Gausiana: Amp=157.4232nm <text:s/>s=0.01077s</text:p>
          </table:table-cell>
        </table:table-row>
        <table:table-row table:style-name="ro1">
          <table:table-cell office:value-type="float" office:value="51.700003">
            <text:p>51,700003</text:p>
          </table:table-cell>
          <table:table-cell office:value-type="float" office:value="0.284904">
            <text:p>0,284904</text:p>
          </table:table-cell>
          <table:table-cell/>
        </table:table-row>
        <table:table-row table:style-name="ro1">
          <table:table-cell office:value-type="float" office:value="51.733336">
            <text:p>51,733336</text:p>
          </table:table-cell>
          <table:table-cell office:value-type="float" office:value="0.268896">
            <text:p>0,268896</text:p>
          </table:table-cell>
          <table:table-cell/>
        </table:table-row>
        <table:table-row table:style-name="ro1">
          <table:table-cell office:value-type="float" office:value="51.766669">
            <text:p>51,766669</text:p>
          </table:table-cell>
          <table:table-cell office:value-type="float" office:value="0.270448">
            <text:p>0,270448</text:p>
          </table:table-cell>
          <table:table-cell/>
        </table:table-row>
        <table:table-row table:style-name="ro1">
          <table:table-cell office:value-type="float" office:value="51.800003">
            <text:p>51,800003</text:p>
          </table:table-cell>
          <table:table-cell office:value-type="float" office:value="0.269474">
            <text:p>0,269474</text:p>
          </table:table-cell>
          <table:table-cell/>
        </table:table-row>
        <table:table-row table:style-name="ro1">
          <table:table-cell office:value-type="float" office:value="51.833336">
            <text:p>51,833336</text:p>
          </table:table-cell>
          <table:table-cell office:value-type="float" office:value="0.252673">
            <text:p>0,252673</text:p>
          </table:table-cell>
          <table:table-cell/>
        </table:table-row>
        <table:table-row table:style-name="ro1">
          <table:table-cell office:value-type="float" office:value="51.866669">
            <text:p>51,866669</text:p>
          </table:table-cell>
          <table:table-cell office:value-type="float" office:value="0.263094">
            <text:p>0,263094</text:p>
          </table:table-cell>
          <table:table-cell/>
        </table:table-row>
        <table:table-row table:style-name="ro1">
          <table:table-cell office:value-type="float" office:value="51.900003">
            <text:p>51,900003</text:p>
          </table:table-cell>
          <table:table-cell office:value-type="float" office:value="0.259072">
            <text:p>0,259072</text:p>
          </table:table-cell>
          <table:table-cell/>
        </table:table-row>
        <table:table-row table:style-name="ro1">
          <table:table-cell office:value-type="float" office:value="51.933336">
            <text:p>51,933336</text:p>
          </table:table-cell>
          <table:table-cell office:value-type="float" office:value="0.272322">
            <text:p>0,272322</text:p>
          </table:table-cell>
          <table:table-cell/>
        </table:table-row>
        <table:table-row table:style-name="ro1">
          <table:table-cell office:value-type="float" office:value="51.966669">
            <text:p>51,966669</text:p>
          </table:table-cell>
          <table:table-cell office:value-type="float" office:value="0.280679">
            <text:p>0,280679</text:p>
          </table:table-cell>
          <table:table-cell/>
        </table:table-row>
        <table:table-row table:style-name="ro1">
          <table:table-cell office:value-type="float" office:value="52.000003">
            <text:p>52,000003</text:p>
          </table:table-cell>
          <table:table-cell office:value-type="float" office:value="0.252849">
            <text:p>0,252849</text:p>
          </table:table-cell>
          <table:table-cell/>
        </table:table-row>
        <table:table-row table:style-name="ro1">
          <table:table-cell office:value-type="float" office:value="52.033336">
            <text:p>52,033336</text:p>
          </table:table-cell>
          <table:table-cell office:value-type="float" office:value="0.275661">
            <text:p>0,275661</text:p>
          </table:table-cell>
          <table:table-cell/>
        </table:table-row>
        <table:table-row table:style-name="ro1">
          <table:table-cell office:value-type="float" office:value="52.066669">
            <text:p>52,066669</text:p>
          </table:table-cell>
          <table:table-cell office:value-type="float" office:value="0.273948">
            <text:p>0,273948</text:p>
          </table:table-cell>
          <table:table-cell/>
        </table:table-row>
        <table:table-row table:style-name="ro1">
          <table:table-cell office:value-type="float" office:value="52.100003">
            <text:p>52,100003</text:p>
          </table:table-cell>
          <table:table-cell office:value-type="float" office:value="0.27028">
            <text:p>0,27028</text:p>
          </table:table-cell>
          <table:table-cell/>
        </table:table-row>
        <table:table-row table:style-name="ro1">
          <table:table-cell office:value-type="float" office:value="52.133336">
            <text:p>52,133336</text:p>
          </table:table-cell>
          <table:table-cell office:value-type="float" office:value="0.26264">
            <text:p>0,26264</text:p>
          </table:table-cell>
          <table:table-cell/>
        </table:table-row>
        <table:table-row table:style-name="ro1">
          <table:table-cell office:value-type="float" office:value="52.166669">
            <text:p>52,166669</text:p>
          </table:table-cell>
          <table:table-cell office:value-type="float" office:value="0.2918">
            <text:p>0,2918</text:p>
          </table:table-cell>
          <table:table-cell/>
        </table:table-row>
        <table:table-row table:style-name="ro1">
          <table:table-cell office:value-type="float" office:value="52.200003">
            <text:p>52,200003</text:p>
          </table:table-cell>
          <table:table-cell office:value-type="float" office:value="0.276724">
            <text:p>0,276724</text:p>
          </table:table-cell>
          <table:table-cell/>
        </table:table-row>
        <table:table-row table:style-name="ro1">
          <table:table-cell office:value-type="float" office:value="52.233336">
            <text:p>52,233336</text:p>
          </table:table-cell>
          <table:table-cell office:value-type="float" office:value="0.276413">
            <text:p>0,276413</text:p>
          </table:table-cell>
          <table:table-cell/>
        </table:table-row>
        <table:table-row table:style-name="ro1">
          <table:table-cell office:value-type="float" office:value="52.266669">
            <text:p>52,266669</text:p>
          </table:table-cell>
          <table:table-cell office:value-type="float" office:value="0.278918">
            <text:p>0,278918</text:p>
          </table:table-cell>
          <table:table-cell/>
        </table:table-row>
        <table:table-row table:style-name="ro1">
          <table:table-cell office:value-type="float" office:value="52.300003">
            <text:p>52,300003</text:p>
          </table:table-cell>
          <table:table-cell office:value-type="float" office:value="0.304895">
            <text:p>0,304895</text:p>
          </table:table-cell>
          <table:table-cell/>
        </table:table-row>
        <table:table-row table:style-name="ro1">
          <table:table-cell office:value-type="float" office:value="52.333336">
            <text:p>52,333336</text:p>
          </table:table-cell>
          <table:table-cell office:value-type="float" office:value="0.277491">
            <text:p>0,277491</text:p>
          </table:table-cell>
          <table:table-cell/>
        </table:table-row>
        <table:table-row table:style-name="ro1">
          <table:table-cell office:value-type="float" office:value="52.366669">
            <text:p>52,366669</text:p>
          </table:table-cell>
          <table:table-cell office:value-type="float" office:value="0.28384">
            <text:p>0,28384</text:p>
          </table:table-cell>
          <table:table-cell/>
        </table:table-row>
        <table:table-row table:style-name="ro1">
          <table:table-cell office:value-type="float" office:value="52.400003">
            <text:p>52,400003</text:p>
          </table:table-cell>
          <table:table-cell office:value-type="float" office:value="0.284941">
            <text:p>0,284941</text:p>
          </table:table-cell>
          <table:table-cell/>
        </table:table-row>
        <table:table-row table:style-name="ro1">
          <table:table-cell office:value-type="float" office:value="52.433336">
            <text:p>52,433336</text:p>
          </table:table-cell>
          <table:table-cell office:value-type="float" office:value="0.298774">
            <text:p>0,298774</text:p>
          </table:table-cell>
          <table:table-cell/>
        </table:table-row>
        <table:table-row table:style-name="ro1">
          <table:table-cell office:value-type="float" office:value="52.466669">
            <text:p>52,466669</text:p>
          </table:table-cell>
          <table:table-cell office:value-type="float" office:value="0.289043">
            <text:p>0,289043</text:p>
          </table:table-cell>
          <table:table-cell/>
        </table:table-row>
        <table:table-row table:style-name="ro1">
          <table:table-cell office:value-type="float" office:value="52.500003">
            <text:p>52,500003</text:p>
          </table:table-cell>
          <table:table-cell office:value-type="float" office:value="0.293419">
            <text:p>0,293419</text:p>
          </table:table-cell>
          <table:table-cell/>
        </table:table-row>
        <table:table-row table:style-name="ro1">
          <table:table-cell office:value-type="float" office:value="52.533336">
            <text:p>52,533336</text:p>
          </table:table-cell>
          <table:table-cell office:value-type="float" office:value="0.292094">
            <text:p>0,292094</text:p>
          </table:table-cell>
          <table:table-cell/>
        </table:table-row>
        <table:table-row table:style-name="ro1">
          <table:table-cell office:value-type="float" office:value="52.566669">
            <text:p>52,566669</text:p>
          </table:table-cell>
          <table:table-cell office:value-type="float" office:value="0.292062">
            <text:p>0,292062</text:p>
          </table:table-cell>
          <table:table-cell/>
        </table:table-row>
        <table:table-row table:style-name="ro1">
          <table:table-cell office:value-type="float" office:value="52.600003">
            <text:p>52,600003</text:p>
          </table:table-cell>
          <table:table-cell office:value-type="float" office:value="0.276037">
            <text:p>0,276037</text:p>
          </table:table-cell>
          <table:table-cell/>
        </table:table-row>
        <table:table-row table:style-name="ro1">
          <table:table-cell office:value-type="float" office:value="52.633336">
            <text:p>52,633336</text:p>
          </table:table-cell>
          <table:table-cell office:value-type="float" office:value="0.27784">
            <text:p>0,27784</text:p>
          </table:table-cell>
          <table:table-cell/>
        </table:table-row>
        <table:table-row table:style-name="ro1">
          <table:table-cell office:value-type="float" office:value="52.666669">
            <text:p>52,666669</text:p>
          </table:table-cell>
          <table:table-cell office:value-type="float" office:value="0.270476">
            <text:p>0,270476</text:p>
          </table:table-cell>
          <table:table-cell/>
        </table:table-row>
        <table:table-row table:style-name="ro1">
          <table:table-cell office:value-type="float" office:value="52.700003">
            <text:p>52,700003</text:p>
          </table:table-cell>
          <table:table-cell office:value-type="float" office:value="0.29899">
            <text:p>0,29899</text:p>
          </table:table-cell>
          <table:table-cell/>
        </table:table-row>
        <table:table-row table:style-name="ro1">
          <table:table-cell office:value-type="float" office:value="52.733336">
            <text:p>52,733336</text:p>
          </table:table-cell>
          <table:table-cell office:value-type="float" office:value="0.269048">
            <text:p>0,269048</text:p>
          </table:table-cell>
          <table:table-cell/>
        </table:table-row>
        <table:table-row table:style-name="ro1">
          <table:table-cell office:value-type="float" office:value="52.766669">
            <text:p>52,766669</text:p>
          </table:table-cell>
          <table:table-cell office:value-type="float" office:value="0.281321">
            <text:p>0,281321</text:p>
          </table:table-cell>
          <table:table-cell/>
        </table:table-row>
        <table:table-row table:style-name="ro1">
          <table:table-cell office:value-type="float" office:value="52.800003">
            <text:p>52,800003</text:p>
          </table:table-cell>
          <table:table-cell office:value-type="float" office:value="0.278838">
            <text:p>0,278838</text:p>
          </table:table-cell>
          <table:table-cell/>
        </table:table-row>
        <table:table-row table:style-name="ro1">
          <table:table-cell office:value-type="float" office:value="52.833336">
            <text:p>52,833336</text:p>
          </table:table-cell>
          <table:table-cell office:value-type="float" office:value="0.286868">
            <text:p>0,286868</text:p>
          </table:table-cell>
          <table:table-cell/>
        </table:table-row>
        <table:table-row table:style-name="ro1">
          <table:table-cell office:value-type="float" office:value="52.866669">
            <text:p>52,866669</text:p>
          </table:table-cell>
          <table:table-cell office:value-type="float" office:value="0.279135">
            <text:p>0,279135</text:p>
          </table:table-cell>
          <table:table-cell/>
        </table:table-row>
        <table:table-row table:style-name="ro1">
          <table:table-cell office:value-type="float" office:value="52.900003">
            <text:p>52,900003</text:p>
          </table:table-cell>
          <table:table-cell office:value-type="float" office:value="0.268337">
            <text:p>0,268337</text:p>
          </table:table-cell>
          <table:table-cell/>
        </table:table-row>
        <table:table-row table:style-name="ro1">
          <table:table-cell office:value-type="float" office:value="52.933336">
            <text:p>52,933336</text:p>
          </table:table-cell>
          <table:table-cell office:value-type="float" office:value="0.269042">
            <text:p>0,269042</text:p>
          </table:table-cell>
          <table:table-cell/>
        </table:table-row>
        <table:table-row table:style-name="ro1">
          <table:table-cell office:value-type="float" office:value="52.966669">
            <text:p>52,966669</text:p>
          </table:table-cell>
          <table:table-cell office:value-type="float" office:value="0.268364">
            <text:p>0,268364</text:p>
          </table:table-cell>
          <table:table-cell/>
        </table:table-row>
        <table:table-row table:style-name="ro1">
          <table:table-cell office:value-type="float" office:value="53.000003">
            <text:p>53,000003</text:p>
          </table:table-cell>
          <table:table-cell office:value-type="float" office:value="0.284323">
            <text:p>0,284323</text:p>
          </table:table-cell>
          <table:table-cell/>
        </table:table-row>
        <table:table-row table:style-name="ro1">
          <table:table-cell office:value-type="float" office:value="53.033336">
            <text:p>53,033336</text:p>
          </table:table-cell>
          <table:table-cell office:value-type="float" office:value="0.270188">
            <text:p>0,270188</text:p>
          </table:table-cell>
          <table:table-cell/>
        </table:table-row>
        <table:table-row table:style-name="ro1">
          <table:table-cell office:value-type="float" office:value="53.066669">
            <text:p>53,066669</text:p>
          </table:table-cell>
          <table:table-cell office:value-type="float" office:value="0.248486">
            <text:p>0,248486</text:p>
          </table:table-cell>
          <table:table-cell/>
        </table:table-row>
        <table:table-row table:style-name="ro1">
          <table:table-cell office:value-type="float" office:value="53.100003">
            <text:p>53,100003</text:p>
          </table:table-cell>
          <table:table-cell office:value-type="float" office:value="0.263063">
            <text:p>0,263063</text:p>
          </table:table-cell>
          <table:table-cell/>
        </table:table-row>
        <table:table-row table:style-name="ro1">
          <table:table-cell office:value-type="float" office:value="53.133336">
            <text:p>53,133336</text:p>
          </table:table-cell>
          <table:table-cell office:value-type="float" office:value="0.253327">
            <text:p>0,253327</text:p>
          </table:table-cell>
          <table:table-cell/>
        </table:table-row>
        <table:table-row table:style-name="ro1">
          <table:table-cell office:value-type="float" office:value="53.166669">
            <text:p>53,166669</text:p>
          </table:table-cell>
          <table:table-cell office:value-type="float" office:value="0.259213">
            <text:p>0,259213</text:p>
          </table:table-cell>
          <table:table-cell/>
        </table:table-row>
        <table:table-row table:style-name="ro1">
          <table:table-cell office:value-type="float" office:value="53.200003">
            <text:p>53,200003</text:p>
          </table:table-cell>
          <table:table-cell office:value-type="float" office:value="0.273724">
            <text:p>0,273724</text:p>
          </table:table-cell>
          <table:table-cell/>
        </table:table-row>
        <table:table-row table:style-name="ro1">
          <table:table-cell office:value-type="float" office:value="53.233336">
            <text:p>53,233336</text:p>
          </table:table-cell>
          <table:table-cell office:value-type="float" office:value="0.246433">
            <text:p>0,246433</text:p>
          </table:table-cell>
          <table:table-cell/>
        </table:table-row>
        <table:table-row table:style-name="ro1">
          <table:table-cell office:value-type="float" office:value="53.266669">
            <text:p>53,266669</text:p>
          </table:table-cell>
          <table:table-cell office:value-type="float" office:value="0.263223">
            <text:p>0,263223</text:p>
          </table:table-cell>
          <table:table-cell/>
        </table:table-row>
        <table:table-row table:style-name="ro1">
          <table:table-cell office:value-type="float" office:value="53.300003">
            <text:p>53,300003</text:p>
          </table:table-cell>
          <table:table-cell office:value-type="float" office:value="0.238912">
            <text:p>0,238912</text:p>
          </table:table-cell>
          <table:table-cell/>
        </table:table-row>
        <table:table-row table:style-name="ro1">
          <table:table-cell office:value-type="float" office:value="53.333336">
            <text:p>53,333336</text:p>
          </table:table-cell>
          <table:table-cell office:value-type="float" office:value="0.269938">
            <text:p>0,269938</text:p>
          </table:table-cell>
          <table:table-cell/>
        </table:table-row>
        <table:table-row table:style-name="ro1">
          <table:table-cell office:value-type="float" office:value="53.366669">
            <text:p>53,366669</text:p>
          </table:table-cell>
          <table:table-cell office:value-type="float" office:value="0.254625">
            <text:p>0,254625</text:p>
          </table:table-cell>
          <table:table-cell/>
        </table:table-row>
        <table:table-row table:style-name="ro1">
          <table:table-cell office:value-type="float" office:value="53.400003">
            <text:p>53,400003</text:p>
          </table:table-cell>
          <table:table-cell office:value-type="float" office:value="0.258888">
            <text:p>0,258888</text:p>
          </table:table-cell>
          <table:table-cell office:value-type="string">
            <text:p>Generando nueva Gausiana: Amp=-428.5410nm <text:s/>s=0.00313s</text:p>
          </table:table-cell>
        </table:table-row>
        <table:table-row table:style-name="ro1">
          <table:table-cell office:value-type="float" office:value="53.433336">
            <text:p>53,433336</text:p>
          </table:table-cell>
          <table:table-cell office:value-type="float" office:value="0.253261">
            <text:p>0,253261</text:p>
          </table:table-cell>
          <table:table-cell/>
        </table:table-row>
        <table:table-row table:style-name="ro1">
          <table:table-cell office:value-type="float" office:value="53.466669">
            <text:p>53,466669</text:p>
          </table:table-cell>
          <table:table-cell office:value-type="float" office:value="0.262429">
            <text:p>0,262429</text:p>
          </table:table-cell>
          <table:table-cell/>
        </table:table-row>
        <table:table-row table:style-name="ro1">
          <table:table-cell office:value-type="float" office:value="53.500003">
            <text:p>53,500003</text:p>
          </table:table-cell>
          <table:table-cell office:value-type="float" office:value="0.227156">
            <text:p>0,227156</text:p>
          </table:table-cell>
          <table:table-cell/>
        </table:table-row>
        <table:table-row table:style-name="ro1">
          <table:table-cell office:value-type="float" office:value="53.533336">
            <text:p>53,533336</text:p>
          </table:table-cell>
          <table:table-cell office:value-type="float" office:value="0.206219">
            <text:p>0,206219</text:p>
          </table:table-cell>
          <table:table-cell/>
        </table:table-row>
        <table:table-row table:style-name="ro1">
          <table:table-cell office:value-type="float" office:value="53.566669">
            <text:p>53,566669</text:p>
          </table:table-cell>
          <table:table-cell office:value-type="float" office:value="0.221677">
            <text:p>0,221677</text:p>
          </table:table-cell>
          <table:table-cell/>
        </table:table-row>
        <table:table-row table:style-name="ro1">
          <table:table-cell office:value-type="float" office:value="53.600003">
            <text:p>53,600003</text:p>
          </table:table-cell>
          <table:table-cell office:value-type="float" office:value="0.210467">
            <text:p>0,210467</text:p>
          </table:table-cell>
          <table:table-cell/>
        </table:table-row>
        <table:table-row table:style-name="ro1">
          <table:table-cell office:value-type="float" office:value="53.633336">
            <text:p>53,633336</text:p>
          </table:table-cell>
          <table:table-cell office:value-type="float" office:value="0.196888">
            <text:p>0,196888</text:p>
          </table:table-cell>
          <table:table-cell/>
        </table:table-row>
        <table:table-row table:style-name="ro1">
          <table:table-cell office:value-type="float" office:value="53.666669">
            <text:p>53,666669</text:p>
          </table:table-cell>
          <table:table-cell office:value-type="float" office:value="0.2149">
            <text:p>0,2149</text:p>
          </table:table-cell>
          <table:table-cell/>
        </table:table-row>
        <table:table-row table:style-name="ro1">
          <table:table-cell office:value-type="float" office:value="53.700003">
            <text:p>53,700003</text:p>
          </table:table-cell>
          <table:table-cell office:value-type="float" office:value="0.198202">
            <text:p>0,198202</text:p>
          </table:table-cell>
          <table:table-cell/>
        </table:table-row>
        <table:table-row table:style-name="ro1">
          <table:table-cell office:value-type="float" office:value="53.733336">
            <text:p>53,733336</text:p>
          </table:table-cell>
          <table:table-cell office:value-type="float" office:value="0.198831">
            <text:p>0,198831</text:p>
          </table:table-cell>
          <table:table-cell/>
        </table:table-row>
        <table:table-row table:style-name="ro1">
          <table:table-cell office:value-type="float" office:value="53.766669">
            <text:p>53,766669</text:p>
          </table:table-cell>
          <table:table-cell office:value-type="float" office:value="0.18728">
            <text:p>0,18728</text:p>
          </table:table-cell>
          <table:table-cell/>
        </table:table-row>
        <table:table-row table:style-name="ro1">
          <table:table-cell office:value-type="float" office:value="53.800003">
            <text:p>53,800003</text:p>
          </table:table-cell>
          <table:table-cell office:value-type="float" office:value="0.207949">
            <text:p>0,207949</text:p>
          </table:table-cell>
          <table:table-cell/>
        </table:table-row>
        <table:table-row table:style-name="ro1">
          <table:table-cell office:value-type="float" office:value="53.833336">
            <text:p>53,833336</text:p>
          </table:table-cell>
          <table:table-cell office:value-type="float" office:value="0.217316">
            <text:p>0,217316</text:p>
          </table:table-cell>
          <table:table-cell/>
        </table:table-row>
        <table:table-row table:style-name="ro1">
          <table:table-cell office:value-type="float" office:value="53.866669">
            <text:p>53,866669</text:p>
          </table:table-cell>
          <table:table-cell office:value-type="float" office:value="0.220429">
            <text:p>0,220429</text:p>
          </table:table-cell>
          <table:table-cell/>
        </table:table-row>
        <table:table-row table:style-name="ro1">
          <table:table-cell office:value-type="float" office:value="53.900003">
            <text:p>53,900003</text:p>
          </table:table-cell>
          <table:table-cell office:value-type="float" office:value="0.186884">
            <text:p>0,186884</text:p>
          </table:table-cell>
          <table:table-cell/>
        </table:table-row>
        <table:table-row table:style-name="ro1">
          <table:table-cell office:value-type="float" office:value="53.933336">
            <text:p>53,933336</text:p>
          </table:table-cell>
          <table:table-cell office:value-type="float" office:value="0.187331">
            <text:p>0,187331</text:p>
          </table:table-cell>
          <table:table-cell/>
        </table:table-row>
        <table:table-row table:style-name="ro1">
          <table:table-cell office:value-type="float" office:value="53.966669">
            <text:p>53,966669</text:p>
          </table:table-cell>
          <table:table-cell office:value-type="float" office:value="0.141932">
            <text:p>0,141932</text:p>
          </table:table-cell>
          <table:table-cell/>
        </table:table-row>
        <table:table-row table:style-name="ro1">
          <table:table-cell office:value-type="float" office:value="54.000003">
            <text:p>54,000003</text:p>
          </table:table-cell>
          <table:table-cell office:value-type="float" office:value="0.139035">
            <text:p>0,139035</text:p>
          </table:table-cell>
          <table:table-cell/>
        </table:table-row>
        <table:table-row table:style-name="ro1">
          <table:table-cell office:value-type="float" office:value="54.033336">
            <text:p>54,033336</text:p>
          </table:table-cell>
          <table:table-cell office:value-type="float" office:value="0.134833">
            <text:p>0,134833</text:p>
          </table:table-cell>
          <table:table-cell/>
        </table:table-row>
        <table:table-row table:style-name="ro1">
          <table:table-cell office:value-type="float" office:value="54.066669">
            <text:p>54,066669</text:p>
          </table:table-cell>
          <table:table-cell office:value-type="float" office:value="0.147187">
            <text:p>0,147187</text:p>
          </table:table-cell>
          <table:table-cell/>
        </table:table-row>
        <table:table-row table:style-name="ro1">
          <table:table-cell office:value-type="float" office:value="54.100003">
            <text:p>54,100003</text:p>
          </table:table-cell>
          <table:table-cell office:value-type="float" office:value="0.157424">
            <text:p>0,157424</text:p>
          </table:table-cell>
          <table:table-cell/>
        </table:table-row>
        <table:table-row table:style-name="ro1">
          <table:table-cell office:value-type="float" office:value="54.133336">
            <text:p>54,133336</text:p>
          </table:table-cell>
          <table:table-cell office:value-type="float" office:value="0.186788">
            <text:p>0,186788</text:p>
          </table:table-cell>
          <table:table-cell/>
        </table:table-row>
        <table:table-row table:style-name="ro1">
          <table:table-cell office:value-type="float" office:value="54.166669">
            <text:p>54,166669</text:p>
          </table:table-cell>
          <table:table-cell office:value-type="float" office:value="0.202789">
            <text:p>0,202789</text:p>
          </table:table-cell>
          <table:table-cell/>
        </table:table-row>
        <table:table-row table:style-name="ro1">
          <table:table-cell office:value-type="float" office:value="54.200003">
            <text:p>54,200003</text:p>
          </table:table-cell>
          <table:table-cell office:value-type="float" office:value="0.226211">
            <text:p>0,226211</text:p>
          </table:table-cell>
          <table:table-cell/>
        </table:table-row>
        <table:table-row table:style-name="ro1">
          <table:table-cell office:value-type="float" office:value="54.233336">
            <text:p>54,233336</text:p>
          </table:table-cell>
          <table:table-cell office:value-type="float" office:value="0.259074">
            <text:p>0,259074</text:p>
          </table:table-cell>
          <table:table-cell/>
        </table:table-row>
        <table:table-row table:style-name="ro1">
          <table:table-cell office:value-type="float" office:value="54.266669">
            <text:p>54,266669</text:p>
          </table:table-cell>
          <table:table-cell office:value-type="float" office:value="0.261275">
            <text:p>0,261275</text:p>
          </table:table-cell>
          <table:table-cell/>
        </table:table-row>
        <table:table-row table:style-name="ro1">
          <table:table-cell office:value-type="float" office:value="54.300003">
            <text:p>54,300003</text:p>
          </table:table-cell>
          <table:table-cell office:value-type="float" office:value="0.274109">
            <text:p>0,274109</text:p>
          </table:table-cell>
          <table:table-cell/>
        </table:table-row>
        <table:table-row table:style-name="ro1">
          <table:table-cell office:value-type="float" office:value="54.333336">
            <text:p>54,333336</text:p>
          </table:table-cell>
          <table:table-cell office:value-type="float" office:value="0.242871">
            <text:p>0,242871</text:p>
          </table:table-cell>
          <table:table-cell/>
        </table:table-row>
        <table:table-row table:style-name="ro1">
          <table:table-cell office:value-type="float" office:value="54.36667">
            <text:p>54,36667</text:p>
          </table:table-cell>
          <table:table-cell office:value-type="float" office:value="0.227539">
            <text:p>0,227539</text:p>
          </table:table-cell>
          <table:table-cell/>
        </table:table-row>
        <table:table-row table:style-name="ro1">
          <table:table-cell office:value-type="float" office:value="54.400003">
            <text:p>54,400003</text:p>
          </table:table-cell>
          <table:table-cell office:value-type="float" office:value="0.220964">
            <text:p>0,220964</text:p>
          </table:table-cell>
          <table:table-cell/>
        </table:table-row>
        <table:table-row table:style-name="ro1">
          <table:table-cell office:value-type="float" office:value="54.433336">
            <text:p>54,433336</text:p>
          </table:table-cell>
          <table:table-cell office:value-type="float" office:value="0.170428">
            <text:p>0,170428</text:p>
          </table:table-cell>
          <table:table-cell/>
        </table:table-row>
        <table:table-row table:style-name="ro1">
          <table:table-cell office:value-type="float" office:value="54.46667">
            <text:p>54,46667</text:p>
          </table:table-cell>
          <table:table-cell office:value-type="float" office:value="0.146891">
            <text:p>0,146891</text:p>
          </table:table-cell>
          <table:table-cell/>
        </table:table-row>
        <table:table-row table:style-name="ro1">
          <table:table-cell office:value-type="float" office:value="54.500003">
            <text:p>54,500003</text:p>
          </table:table-cell>
          <table:table-cell office:value-type="float" office:value="0.131939">
            <text:p>0,131939</text:p>
          </table:table-cell>
          <table:table-cell/>
        </table:table-row>
        <table:table-row table:style-name="ro1">
          <table:table-cell office:value-type="float" office:value="54.533336">
            <text:p>54,533336</text:p>
          </table:table-cell>
          <table:table-cell office:value-type="float" office:value="0.135966">
            <text:p>0,135966</text:p>
          </table:table-cell>
          <table:table-cell/>
        </table:table-row>
        <table:table-row table:style-name="ro1">
          <table:table-cell office:value-type="float" office:value="54.56667">
            <text:p>54,56667</text:p>
          </table:table-cell>
          <table:table-cell office:value-type="float" office:value="0.139673">
            <text:p>0,139673</text:p>
          </table:table-cell>
          <table:table-cell/>
        </table:table-row>
        <table:table-row table:style-name="ro1">
          <table:table-cell office:value-type="float" office:value="54.600003">
            <text:p>54,600003</text:p>
          </table:table-cell>
          <table:table-cell office:value-type="float" office:value="0.149752">
            <text:p>0,149752</text:p>
          </table:table-cell>
          <table:table-cell/>
        </table:table-row>
        <table:table-row table:style-name="ro1">
          <table:table-cell office:value-type="float" office:value="54.633336">
            <text:p>54,633336</text:p>
          </table:table-cell>
          <table:table-cell office:value-type="float" office:value="0.168212">
            <text:p>0,168212</text:p>
          </table:table-cell>
          <table:table-cell/>
        </table:table-row>
        <table:table-row table:style-name="ro1">
          <table:table-cell office:value-type="float" office:value="54.66667">
            <text:p>54,66667</text:p>
          </table:table-cell>
          <table:table-cell office:value-type="float" office:value="0.205119">
            <text:p>0,205119</text:p>
          </table:table-cell>
          <table:table-cell/>
        </table:table-row>
        <table:table-row table:style-name="ro1">
          <table:table-cell office:value-type="float" office:value="54.700003">
            <text:p>54,700003</text:p>
          </table:table-cell>
          <table:table-cell office:value-type="float" office:value="0.213864">
            <text:p>0,213864</text:p>
          </table:table-cell>
          <table:table-cell/>
        </table:table-row>
        <table:table-row table:style-name="ro1">
          <table:table-cell office:value-type="float" office:value="54.733336">
            <text:p>54,733336</text:p>
          </table:table-cell>
          <table:table-cell office:value-type="float" office:value="0.213979">
            <text:p>0,213979</text:p>
          </table:table-cell>
          <table:table-cell/>
        </table:table-row>
        <table:table-row table:style-name="ro1">
          <table:table-cell office:value-type="float" office:value="54.76667">
            <text:p>54,76667</text:p>
          </table:table-cell>
          <table:table-cell office:value-type="float" office:value="0.207555">
            <text:p>0,207555</text:p>
          </table:table-cell>
          <table:table-cell/>
        </table:table-row>
        <table:table-row table:style-name="ro1">
          <table:table-cell office:value-type="float" office:value="54.800003">
            <text:p>54,800003</text:p>
          </table:table-cell>
          <table:table-cell office:value-type="float" office:value="0.226869">
            <text:p>0,226869</text:p>
          </table:table-cell>
          <table:table-cell/>
        </table:table-row>
        <table:table-row table:style-name="ro1">
          <table:table-cell office:value-type="float" office:value="54.833336">
            <text:p>54,833336</text:p>
          </table:table-cell>
          <table:table-cell office:value-type="float" office:value="0.204604">
            <text:p>0,204604</text:p>
          </table:table-cell>
          <table:table-cell/>
        </table:table-row>
        <table:table-row table:style-name="ro1">
          <table:table-cell office:value-type="float" office:value="54.86667">
            <text:p>54,86667</text:p>
          </table:table-cell>
          <table:table-cell office:value-type="float" office:value="0.200104">
            <text:p>0,200104</text:p>
          </table:table-cell>
          <table:table-cell/>
        </table:table-row>
        <table:table-row table:style-name="ro1">
          <table:table-cell office:value-type="float" office:value="54.900003">
            <text:p>54,900003</text:p>
          </table:table-cell>
          <table:table-cell office:value-type="float" office:value="0.200377">
            <text:p>0,200377</text:p>
          </table:table-cell>
          <table:table-cell/>
        </table:table-row>
        <table:table-row table:style-name="ro1">
          <table:table-cell office:value-type="float" office:value="54.933336">
            <text:p>54,933336</text:p>
          </table:table-cell>
          <table:table-cell office:value-type="float" office:value="0.196407">
            <text:p>0,196407</text:p>
          </table:table-cell>
          <table:table-cell/>
        </table:table-row>
        <table:table-row table:style-name="ro1">
          <table:table-cell office:value-type="float" office:value="54.96667">
            <text:p>54,96667</text:p>
          </table:table-cell>
          <table:table-cell office:value-type="float" office:value="0.205486">
            <text:p>0,205486</text:p>
          </table:table-cell>
          <table:table-cell/>
        </table:table-row>
        <table:table-row table:style-name="ro1">
          <table:table-cell office:value-type="float" office:value="55.000003">
            <text:p>55,000003</text:p>
          </table:table-cell>
          <table:table-cell office:value-type="float" office:value="0.21211">
            <text:p>0,21211</text:p>
          </table:table-cell>
          <table:table-cell/>
        </table:table-row>
        <table:table-row table:style-name="ro1">
          <table:table-cell office:value-type="float" office:value="55.033336">
            <text:p>55,033336</text:p>
          </table:table-cell>
          <table:table-cell office:value-type="float" office:value="0.227297">
            <text:p>0,227297</text:p>
          </table:table-cell>
          <table:table-cell/>
        </table:table-row>
        <table:table-row table:style-name="ro1">
          <table:table-cell office:value-type="float" office:value="55.06667">
            <text:p>55,06667</text:p>
          </table:table-cell>
          <table:table-cell office:value-type="float" office:value="0.22731">
            <text:p>0,22731</text:p>
          </table:table-cell>
          <table:table-cell/>
        </table:table-row>
        <table:table-row table:style-name="ro1">
          <table:table-cell office:value-type="float" office:value="55.100003">
            <text:p>55,100003</text:p>
          </table:table-cell>
          <table:table-cell office:value-type="float" office:value="0.245038">
            <text:p>0,245038</text:p>
          </table:table-cell>
          <table:table-cell/>
        </table:table-row>
        <table:table-row table:style-name="ro1">
          <table:table-cell office:value-type="float" office:value="55.133336">
            <text:p>55,133336</text:p>
          </table:table-cell>
          <table:table-cell office:value-type="float" office:value="0.252587">
            <text:p>0,252587</text:p>
          </table:table-cell>
          <table:table-cell office:value-type="string">
            <text:p>Generando nueva Gausiana: Amp=-67.7795nm <text:s/>s=0.01532s</text:p>
          </table:table-cell>
        </table:table-row>
        <table:table-row table:style-name="ro1">
          <table:table-cell office:value-type="float" office:value="55.16667">
            <text:p>55,16667</text:p>
          </table:table-cell>
          <table:table-cell office:value-type="float" office:value="0.324995">
            <text:p>0,324995</text:p>
          </table:table-cell>
          <table:table-cell/>
        </table:table-row>
        <table:table-row table:style-name="ro1">
          <table:table-cell office:value-type="float" office:value="55.200003">
            <text:p>55,200003</text:p>
          </table:table-cell>
          <table:table-cell office:value-type="float" office:value="0.32653">
            <text:p>0,32653</text:p>
          </table:table-cell>
          <table:table-cell/>
        </table:table-row>
        <table:table-row table:style-name="ro1">
          <table:table-cell office:value-type="float" office:value="55.233336">
            <text:p>55,233336</text:p>
          </table:table-cell>
          <table:table-cell office:value-type="float" office:value="0.330975">
            <text:p>0,330975</text:p>
          </table:table-cell>
          <table:table-cell/>
        </table:table-row>
        <table:table-row table:style-name="ro1">
          <table:table-cell office:value-type="float" office:value="55.26667">
            <text:p>55,26667</text:p>
          </table:table-cell>
          <table:table-cell office:value-type="float" office:value="0.340181">
            <text:p>0,340181</text:p>
          </table:table-cell>
          <table:table-cell/>
        </table:table-row>
        <table:table-row table:style-name="ro1">
          <table:table-cell office:value-type="float" office:value="55.300003">
            <text:p>55,300003</text:p>
          </table:table-cell>
          <table:table-cell office:value-type="float" office:value="0.3412">
            <text:p>0,3412</text:p>
          </table:table-cell>
          <table:table-cell/>
        </table:table-row>
        <table:table-row table:style-name="ro1">
          <table:table-cell office:value-type="float" office:value="55.333336">
            <text:p>55,333336</text:p>
          </table:table-cell>
          <table:table-cell office:value-type="float" office:value="0.335871">
            <text:p>0,335871</text:p>
          </table:table-cell>
          <table:table-cell/>
        </table:table-row>
        <table:table-row table:style-name="ro1">
          <table:table-cell office:value-type="float" office:value="55.36667">
            <text:p>55,36667</text:p>
          </table:table-cell>
          <table:table-cell office:value-type="float" office:value="0.317111">
            <text:p>0,317111</text:p>
          </table:table-cell>
          <table:table-cell/>
        </table:table-row>
        <table:table-row table:style-name="ro1">
          <table:table-cell office:value-type="float" office:value="55.400003">
            <text:p>55,400003</text:p>
          </table:table-cell>
          <table:table-cell office:value-type="float" office:value="0.335465">
            <text:p>0,335465</text:p>
          </table:table-cell>
          <table:table-cell/>
        </table:table-row>
        <table:table-row table:style-name="ro1">
          <table:table-cell office:value-type="float" office:value="55.433336">
            <text:p>55,433336</text:p>
          </table:table-cell>
          <table:table-cell office:value-type="float" office:value="0.338103">
            <text:p>0,338103</text:p>
          </table:table-cell>
          <table:table-cell/>
        </table:table-row>
        <table:table-row table:style-name="ro1">
          <table:table-cell office:value-type="float" office:value="55.46667">
            <text:p>55,46667</text:p>
          </table:table-cell>
          <table:table-cell office:value-type="float" office:value="0.345944">
            <text:p>0,345944</text:p>
          </table:table-cell>
          <table:table-cell/>
        </table:table-row>
        <table:table-row table:style-name="ro1">
          <table:table-cell office:value-type="float" office:value="55.500003">
            <text:p>55,500003</text:p>
          </table:table-cell>
          <table:table-cell office:value-type="float" office:value="0.343014">
            <text:p>0,343014</text:p>
          </table:table-cell>
          <table:table-cell/>
        </table:table-row>
        <table:table-row table:style-name="ro1">
          <table:table-cell office:value-type="float" office:value="55.533336">
            <text:p>55,533336</text:p>
          </table:table-cell>
          <table:table-cell office:value-type="float" office:value="0.337448">
            <text:p>0,337448</text:p>
          </table:table-cell>
          <table:table-cell/>
        </table:table-row>
        <table:table-row table:style-name="ro1">
          <table:table-cell office:value-type="float" office:value="55.56667">
            <text:p>55,56667</text:p>
          </table:table-cell>
          <table:table-cell office:value-type="float" office:value="0.342178">
            <text:p>0,342178</text:p>
          </table:table-cell>
          <table:table-cell/>
        </table:table-row>
        <table:table-row table:style-name="ro1">
          <table:table-cell office:value-type="float" office:value="55.600003">
            <text:p>55,600003</text:p>
          </table:table-cell>
          <table:table-cell office:value-type="float" office:value="0.34644">
            <text:p>0,34644</text:p>
          </table:table-cell>
          <table:table-cell/>
        </table:table-row>
        <table:table-row table:style-name="ro1">
          <table:table-cell office:value-type="float" office:value="55.633336">
            <text:p>55,633336</text:p>
          </table:table-cell>
          <table:table-cell office:value-type="float" office:value="0.342024">
            <text:p>0,342024</text:p>
          </table:table-cell>
          <table:table-cell/>
        </table:table-row>
        <table:table-row table:style-name="ro1">
          <table:table-cell office:value-type="float" office:value="55.66667">
            <text:p>55,66667</text:p>
          </table:table-cell>
          <table:table-cell office:value-type="float" office:value="0.338675">
            <text:p>0,338675</text:p>
          </table:table-cell>
          <table:table-cell/>
        </table:table-row>
        <table:table-row table:style-name="ro1">
          <table:table-cell office:value-type="float" office:value="55.700003">
            <text:p>55,700003</text:p>
          </table:table-cell>
          <table:table-cell office:value-type="float" office:value="0.352835">
            <text:p>0,352835</text:p>
          </table:table-cell>
          <table:table-cell/>
        </table:table-row>
        <table:table-row table:style-name="ro1">
          <table:table-cell office:value-type="float" office:value="55.733336">
            <text:p>55,733336</text:p>
          </table:table-cell>
          <table:table-cell office:value-type="float" office:value="0.328318">
            <text:p>0,328318</text:p>
          </table:table-cell>
          <table:table-cell/>
        </table:table-row>
        <table:table-row table:style-name="ro1">
          <table:table-cell office:value-type="float" office:value="55.76667">
            <text:p>55,76667</text:p>
          </table:table-cell>
          <table:table-cell office:value-type="float" office:value="0.351146">
            <text:p>0,351146</text:p>
          </table:table-cell>
          <table:table-cell/>
        </table:table-row>
        <table:table-row table:style-name="ro1">
          <table:table-cell office:value-type="float" office:value="55.800003">
            <text:p>55,800003</text:p>
          </table:table-cell>
          <table:table-cell office:value-type="float" office:value="0.32045">
            <text:p>0,32045</text:p>
          </table:table-cell>
          <table:table-cell/>
        </table:table-row>
        <table:table-row table:style-name="ro1">
          <table:table-cell office:value-type="float" office:value="55.833336">
            <text:p>55,833336</text:p>
          </table:table-cell>
          <table:table-cell office:value-type="float" office:value="0.347744">
            <text:p>0,347744</text:p>
          </table:table-cell>
          <table:table-cell/>
        </table:table-row>
        <table:table-row table:style-name="ro1">
          <table:table-cell office:value-type="float" office:value="55.86667">
            <text:p>55,86667</text:p>
          </table:table-cell>
          <table:table-cell office:value-type="float" office:value="0.345506">
            <text:p>0,345506</text:p>
          </table:table-cell>
          <table:table-cell/>
        </table:table-row>
        <table:table-row table:style-name="ro1">
          <table:table-cell office:value-type="float" office:value="55.900003">
            <text:p>55,900003</text:p>
          </table:table-cell>
          <table:table-cell office:value-type="float" office:value="0.337668">
            <text:p>0,337668</text:p>
          </table:table-cell>
          <table:table-cell/>
        </table:table-row>
        <table:table-row table:style-name="ro1">
          <table:table-cell office:value-type="float" office:value="55.933336">
            <text:p>55,933336</text:p>
          </table:table-cell>
          <table:table-cell office:value-type="float" office:value="0.356066">
            <text:p>0,356066</text:p>
          </table:table-cell>
          <table:table-cell/>
        </table:table-row>
        <table:table-row table:style-name="ro1">
          <table:table-cell office:value-type="float" office:value="55.96667">
            <text:p>55,96667</text:p>
          </table:table-cell>
          <table:table-cell office:value-type="float" office:value="0.347705">
            <text:p>0,347705</text:p>
          </table:table-cell>
          <table:table-cell/>
        </table:table-row>
        <table:table-row table:style-name="ro1">
          <table:table-cell office:value-type="float" office:value="56.000003">
            <text:p>56,000003</text:p>
          </table:table-cell>
          <table:table-cell office:value-type="float" office:value="0.342617">
            <text:p>0,342617</text:p>
          </table:table-cell>
          <table:table-cell/>
        </table:table-row>
        <table:table-row table:style-name="ro1">
          <table:table-cell office:value-type="float" office:value="56.033336">
            <text:p>56,033336</text:p>
          </table:table-cell>
          <table:table-cell office:value-type="float" office:value="0.329628">
            <text:p>0,329628</text:p>
          </table:table-cell>
          <table:table-cell/>
        </table:table-row>
        <table:table-row table:style-name="ro1">
          <table:table-cell office:value-type="float" office:value="56.06667">
            <text:p>56,06667</text:p>
          </table:table-cell>
          <table:table-cell office:value-type="float" office:value="0.351295">
            <text:p>0,351295</text:p>
          </table:table-cell>
          <table:table-cell/>
        </table:table-row>
        <table:table-row table:style-name="ro1">
          <table:table-cell office:value-type="float" office:value="56.100003">
            <text:p>56,100003</text:p>
          </table:table-cell>
          <table:table-cell office:value-type="float" office:value="0.33949">
            <text:p>0,33949</text:p>
          </table:table-cell>
          <table:table-cell/>
        </table:table-row>
        <table:table-row table:style-name="ro1">
          <table:table-cell office:value-type="float" office:value="56.133336">
            <text:p>56,133336</text:p>
          </table:table-cell>
          <table:table-cell office:value-type="float" office:value="0.335723">
            <text:p>0,335723</text:p>
          </table:table-cell>
          <table:table-cell/>
        </table:table-row>
        <table:table-row table:style-name="ro1">
          <table:table-cell office:value-type="float" office:value="56.16667">
            <text:p>56,16667</text:p>
          </table:table-cell>
          <table:table-cell office:value-type="float" office:value="0.34042">
            <text:p>0,34042</text:p>
          </table:table-cell>
          <table:table-cell/>
        </table:table-row>
        <table:table-row table:style-name="ro1">
          <table:table-cell office:value-type="float" office:value="56.200003">
            <text:p>56,200003</text:p>
          </table:table-cell>
          <table:table-cell office:value-type="float" office:value="0.337262">
            <text:p>0,337262</text:p>
          </table:table-cell>
          <table:table-cell/>
        </table:table-row>
        <table:table-row table:style-name="ro1">
          <table:table-cell office:value-type="float" office:value="56.233336">
            <text:p>56,233336</text:p>
          </table:table-cell>
          <table:table-cell office:value-type="float" office:value="0.356762">
            <text:p>0,356762</text:p>
          </table:table-cell>
          <table:table-cell/>
        </table:table-row>
        <table:table-row table:style-name="ro1">
          <table:table-cell office:value-type="float" office:value="56.26667">
            <text:p>56,26667</text:p>
          </table:table-cell>
          <table:table-cell office:value-type="float" office:value="0.354489">
            <text:p>0,354489</text:p>
          </table:table-cell>
          <table:table-cell/>
        </table:table-row>
        <table:table-row table:style-name="ro1">
          <table:table-cell office:value-type="float" office:value="56.300003">
            <text:p>56,300003</text:p>
          </table:table-cell>
          <table:table-cell office:value-type="float" office:value="0.341084">
            <text:p>0,341084</text:p>
          </table:table-cell>
          <table:table-cell/>
        </table:table-row>
        <table:table-row table:style-name="ro1">
          <table:table-cell office:value-type="float" office:value="56.333336">
            <text:p>56,333336</text:p>
          </table:table-cell>
          <table:table-cell office:value-type="float" office:value="0.336285">
            <text:p>0,336285</text:p>
          </table:table-cell>
          <table:table-cell/>
        </table:table-row>
        <table:table-row table:style-name="ro1">
          <table:table-cell office:value-type="float" office:value="56.36667">
            <text:p>56,36667</text:p>
          </table:table-cell>
          <table:table-cell office:value-type="float" office:value="0.351894">
            <text:p>0,351894</text:p>
          </table:table-cell>
          <table:table-cell/>
        </table:table-row>
        <table:table-row table:style-name="ro1">
          <table:table-cell office:value-type="float" office:value="56.400003">
            <text:p>56,400003</text:p>
          </table:table-cell>
          <table:table-cell office:value-type="float" office:value="0.333783">
            <text:p>0,333783</text:p>
          </table:table-cell>
          <table:table-cell/>
        </table:table-row>
        <table:table-row table:style-name="ro1">
          <table:table-cell office:value-type="float" office:value="56.433336">
            <text:p>56,433336</text:p>
          </table:table-cell>
          <table:table-cell office:value-type="float" office:value="0.351126">
            <text:p>0,351126</text:p>
          </table:table-cell>
          <table:table-cell/>
        </table:table-row>
        <table:table-row table:style-name="ro1">
          <table:table-cell office:value-type="float" office:value="56.46667">
            <text:p>56,46667</text:p>
          </table:table-cell>
          <table:table-cell office:value-type="float" office:value="0.32311">
            <text:p>0,32311</text:p>
          </table:table-cell>
          <table:table-cell/>
        </table:table-row>
        <table:table-row table:style-name="ro1">
          <table:table-cell office:value-type="float" office:value="56.500003">
            <text:p>56,500003</text:p>
          </table:table-cell>
          <table:table-cell office:value-type="float" office:value="0.345598">
            <text:p>0,345598</text:p>
          </table:table-cell>
          <table:table-cell/>
        </table:table-row>
        <table:table-row table:style-name="ro1">
          <table:table-cell office:value-type="float" office:value="56.533336">
            <text:p>56,533336</text:p>
          </table:table-cell>
          <table:table-cell office:value-type="float" office:value="0.33739">
            <text:p>0,33739</text:p>
          </table:table-cell>
          <table:table-cell/>
        </table:table-row>
        <table:table-row table:style-name="ro1">
          <table:table-cell office:value-type="float" office:value="56.56667">
            <text:p>56,56667</text:p>
          </table:table-cell>
          <table:table-cell office:value-type="float" office:value="0.32956">
            <text:p>0,32956</text:p>
          </table:table-cell>
          <table:table-cell/>
        </table:table-row>
        <table:table-row table:style-name="ro1">
          <table:table-cell office:value-type="float" office:value="56.600003">
            <text:p>56,600003</text:p>
          </table:table-cell>
          <table:table-cell office:value-type="float" office:value="0.341335">
            <text:p>0,341335</text:p>
          </table:table-cell>
          <table:table-cell/>
        </table:table-row>
        <table:table-row table:style-name="ro1">
          <table:table-cell office:value-type="float" office:value="56.633336">
            <text:p>56,633336</text:p>
          </table:table-cell>
          <table:table-cell office:value-type="float" office:value="0.340885">
            <text:p>0,340885</text:p>
          </table:table-cell>
          <table:table-cell/>
        </table:table-row>
        <table:table-row table:style-name="ro1">
          <table:table-cell office:value-type="float" office:value="56.66667">
            <text:p>56,66667</text:p>
          </table:table-cell>
          <table:table-cell office:value-type="float" office:value="0.340646">
            <text:p>0,340646</text:p>
          </table:table-cell>
          <table:table-cell/>
        </table:table-row>
        <table:table-row table:style-name="ro1">
          <table:table-cell office:value-type="float" office:value="56.700003">
            <text:p>56,700003</text:p>
          </table:table-cell>
          <table:table-cell office:value-type="float" office:value="0.346104">
            <text:p>0,346104</text:p>
          </table:table-cell>
          <table:table-cell/>
        </table:table-row>
        <table:table-row table:style-name="ro1">
          <table:table-cell office:value-type="float" office:value="56.733336">
            <text:p>56,733336</text:p>
          </table:table-cell>
          <table:table-cell office:value-type="float" office:value="0.334214">
            <text:p>0,334214</text:p>
          </table:table-cell>
          <table:table-cell/>
        </table:table-row>
        <table:table-row table:style-name="ro1">
          <table:table-cell office:value-type="float" office:value="56.76667">
            <text:p>56,76667</text:p>
          </table:table-cell>
          <table:table-cell office:value-type="float" office:value="0.3534">
            <text:p>0,3534</text:p>
          </table:table-cell>
          <table:table-cell/>
        </table:table-row>
        <table:table-row table:style-name="ro1">
          <table:table-cell office:value-type="float" office:value="56.800003">
            <text:p>56,800003</text:p>
          </table:table-cell>
          <table:table-cell office:value-type="float" office:value="0.336709">
            <text:p>0,336709</text:p>
          </table:table-cell>
          <table:table-cell/>
        </table:table-row>
        <table:table-row table:style-name="ro1">
          <table:table-cell office:value-type="float" office:value="56.833336">
            <text:p>56,833336</text:p>
          </table:table-cell>
          <table:table-cell office:value-type="float" office:value="0.342422">
            <text:p>0,342422</text:p>
          </table:table-cell>
          <table:table-cell/>
        </table:table-row>
        <table:table-row table:style-name="ro1">
          <table:table-cell office:value-type="float" office:value="56.86667">
            <text:p>56,86667</text:p>
          </table:table-cell>
          <table:table-cell office:value-type="float" office:value="0.328401">
            <text:p>0,328401</text:p>
          </table:table-cell>
          <table:table-cell office:value-type="string">
            <text:p>Generando nueva Gausiana: Amp=-107.1353nm <text:s/>s=0.00527s</text:p>
          </table:table-cell>
        </table:table-row>
        <table:table-row table:style-name="ro1">
          <table:table-cell office:value-type="float" office:value="56.900003">
            <text:p>56,900003</text:p>
          </table:table-cell>
          <table:table-cell office:value-type="float" office:value="0.301177">
            <text:p>0,301177</text:p>
          </table:table-cell>
          <table:table-cell/>
        </table:table-row>
        <table:table-row table:style-name="ro1">
          <table:table-cell office:value-type="float" office:value="56.933336">
            <text:p>56,933336</text:p>
          </table:table-cell>
          <table:table-cell office:value-type="float" office:value="0.303553">
            <text:p>0,303553</text:p>
          </table:table-cell>
          <table:table-cell/>
        </table:table-row>
        <table:table-row table:style-name="ro1">
          <table:table-cell office:value-type="float" office:value="56.96667">
            <text:p>56,96667</text:p>
          </table:table-cell>
          <table:table-cell office:value-type="float" office:value="0.309048">
            <text:p>0,309048</text:p>
          </table:table-cell>
          <table:table-cell/>
        </table:table-row>
        <table:table-row table:style-name="ro1">
          <table:table-cell office:value-type="float" office:value="57.000003">
            <text:p>57,000003</text:p>
          </table:table-cell>
          <table:table-cell office:value-type="float" office:value="0.300111">
            <text:p>0,300111</text:p>
          </table:table-cell>
          <table:table-cell/>
        </table:table-row>
        <table:table-row table:style-name="ro1">
          <table:table-cell office:value-type="float" office:value="57.033336">
            <text:p>57,033336</text:p>
          </table:table-cell>
          <table:table-cell office:value-type="float" office:value="0.290611">
            <text:p>0,290611</text:p>
          </table:table-cell>
          <table:table-cell/>
        </table:table-row>
        <table:table-row table:style-name="ro1">
          <table:table-cell office:value-type="float" office:value="57.06667">
            <text:p>57,06667</text:p>
          </table:table-cell>
          <table:table-cell office:value-type="float" office:value="0.285035">
            <text:p>0,285035</text:p>
          </table:table-cell>
          <table:table-cell/>
        </table:table-row>
        <table:table-row table:style-name="ro1">
          <table:table-cell office:value-type="float" office:value="57.100003">
            <text:p>57,100003</text:p>
          </table:table-cell>
          <table:table-cell office:value-type="float" office:value="0.298413">
            <text:p>0,298413</text:p>
          </table:table-cell>
          <table:table-cell/>
        </table:table-row>
        <table:table-row table:style-name="ro1">
          <table:table-cell office:value-type="float" office:value="57.133336">
            <text:p>57,133336</text:p>
          </table:table-cell>
          <table:table-cell office:value-type="float" office:value="0.303402">
            <text:p>0,303402</text:p>
          </table:table-cell>
          <table:table-cell/>
        </table:table-row>
        <table:table-row table:style-name="ro1">
          <table:table-cell office:value-type="float" office:value="57.16667">
            <text:p>57,16667</text:p>
          </table:table-cell>
          <table:table-cell office:value-type="float" office:value="0.291732">
            <text:p>0,291732</text:p>
          </table:table-cell>
          <table:table-cell/>
        </table:table-row>
        <table:table-row table:style-name="ro1">
          <table:table-cell office:value-type="float" office:value="57.200003">
            <text:p>57,200003</text:p>
          </table:table-cell>
          <table:table-cell office:value-type="float" office:value="0.290875">
            <text:p>0,290875</text:p>
          </table:table-cell>
          <table:table-cell/>
        </table:table-row>
        <table:table-row table:style-name="ro1">
          <table:table-cell office:value-type="float" office:value="57.233336">
            <text:p>57,233336</text:p>
          </table:table-cell>
          <table:table-cell office:value-type="float" office:value="0.295223">
            <text:p>0,295223</text:p>
          </table:table-cell>
          <table:table-cell/>
        </table:table-row>
        <table:table-row table:style-name="ro1">
          <table:table-cell office:value-type="float" office:value="57.26667">
            <text:p>57,26667</text:p>
          </table:table-cell>
          <table:table-cell office:value-type="float" office:value="0.31352">
            <text:p>0,31352</text:p>
          </table:table-cell>
          <table:table-cell/>
        </table:table-row>
        <table:table-row table:style-name="ro1">
          <table:table-cell office:value-type="float" office:value="57.300003">
            <text:p>57,300003</text:p>
          </table:table-cell>
          <table:table-cell office:value-type="float" office:value="0.302779">
            <text:p>0,302779</text:p>
          </table:table-cell>
          <table:table-cell/>
        </table:table-row>
        <table:table-row table:style-name="ro1">
          <table:table-cell office:value-type="float" office:value="57.333336">
            <text:p>57,333336</text:p>
          </table:table-cell>
          <table:table-cell office:value-type="float" office:value="0.309891">
            <text:p>0,309891</text:p>
          </table:table-cell>
          <table:table-cell/>
        </table:table-row>
        <table:table-row table:style-name="ro1">
          <table:table-cell office:value-type="float" office:value="57.36667">
            <text:p>57,36667</text:p>
          </table:table-cell>
          <table:table-cell office:value-type="float" office:value="0.320175">
            <text:p>0,320175</text:p>
          </table:table-cell>
          <table:table-cell/>
        </table:table-row>
        <table:table-row table:style-name="ro1">
          <table:table-cell office:value-type="float" office:value="57.400003">
            <text:p>57,400003</text:p>
          </table:table-cell>
          <table:table-cell office:value-type="float" office:value="0.312643">
            <text:p>0,312643</text:p>
          </table:table-cell>
          <table:table-cell/>
        </table:table-row>
        <table:table-row table:style-name="ro1">
          <table:table-cell office:value-type="float" office:value="57.433336">
            <text:p>57,433336</text:p>
          </table:table-cell>
          <table:table-cell office:value-type="float" office:value="0.323696">
            <text:p>0,323696</text:p>
          </table:table-cell>
          <table:table-cell/>
        </table:table-row>
        <table:table-row table:style-name="ro1">
          <table:table-cell office:value-type="float" office:value="57.46667">
            <text:p>57,46667</text:p>
          </table:table-cell>
          <table:table-cell office:value-type="float" office:value="0.319258">
            <text:p>0,319258</text:p>
          </table:table-cell>
          <table:table-cell/>
        </table:table-row>
        <table:table-row table:style-name="ro1">
          <table:table-cell office:value-type="float" office:value="57.500003">
            <text:p>57,500003</text:p>
          </table:table-cell>
          <table:table-cell office:value-type="float" office:value="0.332736">
            <text:p>0,332736</text:p>
          </table:table-cell>
          <table:table-cell/>
        </table:table-row>
        <table:table-row table:style-name="ro1">
          <table:table-cell office:value-type="float" office:value="57.533336">
            <text:p>57,533336</text:p>
          </table:table-cell>
          <table:table-cell office:value-type="float" office:value="0.317348">
            <text:p>0,317348</text:p>
          </table:table-cell>
          <table:table-cell/>
        </table:table-row>
        <table:table-row table:style-name="ro1">
          <table:table-cell office:value-type="float" office:value="57.56667">
            <text:p>57,56667</text:p>
          </table:table-cell>
          <table:table-cell office:value-type="float" office:value="0.324296">
            <text:p>0,324296</text:p>
          </table:table-cell>
          <table:table-cell/>
        </table:table-row>
        <table:table-row table:style-name="ro1">
          <table:table-cell office:value-type="float" office:value="57.600003">
            <text:p>57,600003</text:p>
          </table:table-cell>
          <table:table-cell office:value-type="float" office:value="0.316967">
            <text:p>0,316967</text:p>
          </table:table-cell>
          <table:table-cell/>
        </table:table-row>
        <table:table-row table:style-name="ro1">
          <table:table-cell office:value-type="float" office:value="57.633336">
            <text:p>57,633336</text:p>
          </table:table-cell>
          <table:table-cell office:value-type="float" office:value="0.328235">
            <text:p>0,328235</text:p>
          </table:table-cell>
          <table:table-cell/>
        </table:table-row>
        <table:table-row table:style-name="ro1">
          <table:table-cell office:value-type="float" office:value="57.66667">
            <text:p>57,66667</text:p>
          </table:table-cell>
          <table:table-cell office:value-type="float" office:value="0.325431">
            <text:p>0,325431</text:p>
          </table:table-cell>
          <table:table-cell/>
        </table:table-row>
        <table:table-row table:style-name="ro1">
          <table:table-cell office:value-type="float" office:value="57.700003">
            <text:p>57,700003</text:p>
          </table:table-cell>
          <table:table-cell office:value-type="float" office:value="0.322717">
            <text:p>0,322717</text:p>
          </table:table-cell>
          <table:table-cell/>
        </table:table-row>
        <table:table-row table:style-name="ro1">
          <table:table-cell office:value-type="float" office:value="57.733336">
            <text:p>57,733336</text:p>
          </table:table-cell>
          <table:table-cell office:value-type="float" office:value="0.332081">
            <text:p>0,332081</text:p>
          </table:table-cell>
          <table:table-cell/>
        </table:table-row>
        <table:table-row table:style-name="ro1">
          <table:table-cell office:value-type="float" office:value="57.76667">
            <text:p>57,76667</text:p>
          </table:table-cell>
          <table:table-cell office:value-type="float" office:value="0.325148">
            <text:p>0,325148</text:p>
          </table:table-cell>
          <table:table-cell/>
        </table:table-row>
        <table:table-row table:style-name="ro1">
          <table:table-cell office:value-type="float" office:value="57.800003">
            <text:p>57,800003</text:p>
          </table:table-cell>
          <table:table-cell office:value-type="float" office:value="0.335349">
            <text:p>0,335349</text:p>
          </table:table-cell>
          <table:table-cell/>
        </table:table-row>
        <table:table-row table:style-name="ro1">
          <table:table-cell office:value-type="float" office:value="57.833336">
            <text:p>57,833336</text:p>
          </table:table-cell>
          <table:table-cell office:value-type="float" office:value="0.333006">
            <text:p>0,333006</text:p>
          </table:table-cell>
          <table:table-cell/>
        </table:table-row>
        <table:table-row table:style-name="ro1">
          <table:table-cell office:value-type="float" office:value="57.86667">
            <text:p>57,86667</text:p>
          </table:table-cell>
          <table:table-cell office:value-type="float" office:value="0.345339">
            <text:p>0,345339</text:p>
          </table:table-cell>
          <table:table-cell/>
        </table:table-row>
        <table:table-row table:style-name="ro1">
          <table:table-cell office:value-type="float" office:value="57.900003">
            <text:p>57,900003</text:p>
          </table:table-cell>
          <table:table-cell office:value-type="float" office:value="0.333883">
            <text:p>0,333883</text:p>
          </table:table-cell>
          <table:table-cell/>
        </table:table-row>
        <table:table-row table:style-name="ro1">
          <table:table-cell office:value-type="float" office:value="57.933336">
            <text:p>57,933336</text:p>
          </table:table-cell>
          <table:table-cell office:value-type="float" office:value="0.331844">
            <text:p>0,331844</text:p>
          </table:table-cell>
          <table:table-cell/>
        </table:table-row>
        <table:table-row table:style-name="ro1">
          <table:table-cell office:value-type="float" office:value="57.96667">
            <text:p>57,96667</text:p>
          </table:table-cell>
          <table:table-cell office:value-type="float" office:value="0.332735">
            <text:p>0,332735</text:p>
          </table:table-cell>
          <table:table-cell/>
        </table:table-row>
        <table:table-row table:style-name="ro1">
          <table:table-cell office:value-type="float" office:value="58.000003">
            <text:p>58,000003</text:p>
          </table:table-cell>
          <table:table-cell office:value-type="float" office:value="0.324467">
            <text:p>0,324467</text:p>
          </table:table-cell>
          <table:table-cell/>
        </table:table-row>
        <table:table-row table:style-name="ro1">
          <table:table-cell office:value-type="float" office:value="58.033336">
            <text:p>58,033336</text:p>
          </table:table-cell>
          <table:table-cell office:value-type="float" office:value="0.334399">
            <text:p>0,334399</text:p>
          </table:table-cell>
          <table:table-cell/>
        </table:table-row>
        <table:table-row table:style-name="ro1">
          <table:table-cell office:value-type="float" office:value="58.06667">
            <text:p>58,06667</text:p>
          </table:table-cell>
          <table:table-cell office:value-type="float" office:value="0.325273">
            <text:p>0,325273</text:p>
          </table:table-cell>
          <table:table-cell/>
        </table:table-row>
        <table:table-row table:style-name="ro1">
          <table:table-cell office:value-type="float" office:value="58.100003">
            <text:p>58,100003</text:p>
          </table:table-cell>
          <table:table-cell office:value-type="float" office:value="0.324294">
            <text:p>0,324294</text:p>
          </table:table-cell>
          <table:table-cell/>
        </table:table-row>
        <table:table-row table:style-name="ro1">
          <table:table-cell office:value-type="float" office:value="58.133336">
            <text:p>58,133336</text:p>
          </table:table-cell>
          <table:table-cell office:value-type="float" office:value="0.313936">
            <text:p>0,313936</text:p>
          </table:table-cell>
          <table:table-cell/>
        </table:table-row>
        <table:table-row table:style-name="ro1">
          <table:table-cell office:value-type="float" office:value="58.16667">
            <text:p>58,16667</text:p>
          </table:table-cell>
          <table:table-cell office:value-type="float" office:value="0.308013">
            <text:p>0,308013</text:p>
          </table:table-cell>
          <table:table-cell/>
        </table:table-row>
        <table:table-row table:style-name="ro1">
          <table:table-cell office:value-type="float" office:value="58.200003">
            <text:p>58,200003</text:p>
          </table:table-cell>
          <table:table-cell office:value-type="float" office:value="0.317481">
            <text:p>0,317481</text:p>
          </table:table-cell>
          <table:table-cell/>
        </table:table-row>
        <table:table-row table:style-name="ro1">
          <table:table-cell office:value-type="float" office:value="58.233336">
            <text:p>58,233336</text:p>
          </table:table-cell>
          <table:table-cell office:value-type="float" office:value="0.316827">
            <text:p>0,316827</text:p>
          </table:table-cell>
          <table:table-cell/>
        </table:table-row>
        <table:table-row table:style-name="ro1">
          <table:table-cell office:value-type="float" office:value="58.26667">
            <text:p>58,26667</text:p>
          </table:table-cell>
          <table:table-cell office:value-type="float" office:value="0.285405">
            <text:p>0,285405</text:p>
          </table:table-cell>
          <table:table-cell/>
        </table:table-row>
        <table:table-row table:style-name="ro1">
          <table:table-cell office:value-type="float" office:value="58.300003">
            <text:p>58,300003</text:p>
          </table:table-cell>
          <table:table-cell office:value-type="float" office:value="0.314015">
            <text:p>0,314015</text:p>
          </table:table-cell>
          <table:table-cell/>
        </table:table-row>
        <table:table-row table:style-name="ro1">
          <table:table-cell office:value-type="float" office:value="58.333336">
            <text:p>58,333336</text:p>
          </table:table-cell>
          <table:table-cell office:value-type="float" office:value="0.31357">
            <text:p>0,31357</text:p>
          </table:table-cell>
          <table:table-cell/>
        </table:table-row>
        <table:table-row table:style-name="ro1">
          <table:table-cell office:value-type="float" office:value="58.36667">
            <text:p>58,36667</text:p>
          </table:table-cell>
          <table:table-cell office:value-type="float" office:value="0.308526">
            <text:p>0,308526</text:p>
          </table:table-cell>
          <table:table-cell/>
        </table:table-row>
        <table:table-row table:style-name="ro1">
          <table:table-cell office:value-type="float" office:value="58.400003">
            <text:p>58,400003</text:p>
          </table:table-cell>
          <table:table-cell office:value-type="float" office:value="0.294413">
            <text:p>0,294413</text:p>
          </table:table-cell>
          <table:table-cell/>
        </table:table-row>
        <table:table-row table:style-name="ro1">
          <table:table-cell office:value-type="float" office:value="58.433336">
            <text:p>58,433336</text:p>
          </table:table-cell>
          <table:table-cell office:value-type="float" office:value="0.291644">
            <text:p>0,291644</text:p>
          </table:table-cell>
          <table:table-cell/>
        </table:table-row>
        <table:table-row table:style-name="ro1">
          <table:table-cell office:value-type="float" office:value="58.46667">
            <text:p>58,46667</text:p>
          </table:table-cell>
          <table:table-cell office:value-type="float" office:value="0.296195">
            <text:p>0,296195</text:p>
          </table:table-cell>
          <table:table-cell/>
        </table:table-row>
        <table:table-row table:style-name="ro1">
          <table:table-cell office:value-type="float" office:value="58.500003">
            <text:p>58,500003</text:p>
          </table:table-cell>
          <table:table-cell office:value-type="float" office:value="0.306233">
            <text:p>0,306233</text:p>
          </table:table-cell>
          <table:table-cell/>
        </table:table-row>
        <table:table-row table:style-name="ro1">
          <table:table-cell office:value-type="float" office:value="58.533336">
            <text:p>58,533336</text:p>
          </table:table-cell>
          <table:table-cell office:value-type="float" office:value="0.306623">
            <text:p>0,306623</text:p>
          </table:table-cell>
          <table:table-cell/>
        </table:table-row>
        <table:table-row table:style-name="ro1">
          <table:table-cell office:value-type="float" office:value="58.56667">
            <text:p>58,56667</text:p>
          </table:table-cell>
          <table:table-cell office:value-type="float" office:value="0.296993">
            <text:p>0,296993</text:p>
          </table:table-cell>
          <table:table-cell/>
        </table:table-row>
        <table:table-row table:style-name="ro1">
          <table:table-cell office:value-type="float" office:value="58.600003">
            <text:p>58,600003</text:p>
          </table:table-cell>
          <table:table-cell office:value-type="float" office:value="0.291106">
            <text:p>0,291106</text:p>
          </table:table-cell>
          <table:table-cell office:value-type="string">
            <text:p>Generando nueva Gausiana: Amp=399.0242nm <text:s/>s=0.01047s</text:p>
          </table:table-cell>
        </table:table-row>
        <table:table-row table:style-name="ro1">
          <table:table-cell office:value-type="float" office:value="58.633336">
            <text:p>58,633336</text:p>
          </table:table-cell>
          <table:table-cell office:value-type="float" office:value="0.052602">
            <text:p>0,052602</text:p>
          </table:table-cell>
          <table:table-cell/>
        </table:table-row>
        <table:table-row table:style-name="ro1">
          <table:table-cell office:value-type="float" office:value="58.66667">
            <text:p>58,66667</text:p>
          </table:table-cell>
          <table:table-cell office:value-type="float" office:value="0.048967">
            <text:p>0,048967</text:p>
          </table:table-cell>
          <table:table-cell/>
        </table:table-row>
        <table:table-row table:style-name="ro1">
          <table:table-cell office:value-type="float" office:value="58.700003">
            <text:p>58,700003</text:p>
          </table:table-cell>
          <table:table-cell office:value-type="float" office:value="0.034389">
            <text:p>0,034389</text:p>
          </table:table-cell>
          <table:table-cell/>
        </table:table-row>
        <table:table-row table:style-name="ro1">
          <table:table-cell office:value-type="float" office:value="58.733336">
            <text:p>58,733336</text:p>
          </table:table-cell>
          <table:table-cell office:value-type="float" office:value="0.026161">
            <text:p>0,026161</text:p>
          </table:table-cell>
          <table:table-cell/>
        </table:table-row>
        <table:table-row table:style-name="ro1">
          <table:table-cell office:value-type="float" office:value="58.76667">
            <text:p>58,76667</text:p>
          </table:table-cell>
          <table:table-cell office:value-type="float" office:value="0.018171">
            <text:p>0,018171</text:p>
          </table:table-cell>
          <table:table-cell/>
        </table:table-row>
        <table:table-row table:style-name="ro1">
          <table:table-cell office:value-type="float" office:value="58.800003">
            <text:p>58,800003</text:p>
          </table:table-cell>
          <table:table-cell office:value-type="float" office:value="0.03055">
            <text:p>0,03055</text:p>
          </table:table-cell>
          <table:table-cell/>
        </table:table-row>
        <table:table-row table:style-name="ro1">
          <table:table-cell office:value-type="float" office:value="58.833336">
            <text:p>58,833336</text:p>
          </table:table-cell>
          <table:table-cell office:value-type="float" office:value="0.020712">
            <text:p>0,020712</text:p>
          </table:table-cell>
          <table:table-cell/>
        </table:table-row>
        <table:table-row table:style-name="ro1">
          <table:table-cell office:value-type="float" office:value="58.86667">
            <text:p>58,86667</text:p>
          </table:table-cell>
          <table:table-cell office:value-type="float" office:value="0.031991">
            <text:p>0,031991</text:p>
          </table:table-cell>
          <table:table-cell/>
        </table:table-row>
        <table:table-row table:style-name="ro1">
          <table:table-cell office:value-type="float" office:value="58.900003">
            <text:p>58,900003</text:p>
          </table:table-cell>
          <table:table-cell office:value-type="float" office:value="0.030813">
            <text:p>0,030813</text:p>
          </table:table-cell>
          <table:table-cell/>
        </table:table-row>
        <table:table-row table:style-name="ro1">
          <table:table-cell office:value-type="float" office:value="58.933336">
            <text:p>58,933336</text:p>
          </table:table-cell>
          <table:table-cell office:value-type="float" office:value="0.033947">
            <text:p>0,033947</text:p>
          </table:table-cell>
          <table:table-cell/>
        </table:table-row>
        <table:table-row table:style-name="ro1">
          <table:table-cell office:value-type="float" office:value="58.96667">
            <text:p>58,96667</text:p>
          </table:table-cell>
          <table:table-cell office:value-type="float" office:value="0.049803">
            <text:p>0,049803</text:p>
          </table:table-cell>
          <table:table-cell/>
        </table:table-row>
        <table:table-row table:style-name="ro1">
          <table:table-cell office:value-type="float" office:value="59.000003">
            <text:p>59,000003</text:p>
          </table:table-cell>
          <table:table-cell office:value-type="float" office:value="0.075286">
            <text:p>0,075286</text:p>
          </table:table-cell>
          <table:table-cell/>
        </table:table-row>
        <table:table-row table:style-name="ro1">
          <table:table-cell office:value-type="float" office:value="59.033336">
            <text:p>59,033336</text:p>
          </table:table-cell>
          <table:table-cell office:value-type="float" office:value="0.060434">
            <text:p>0,060434</text:p>
          </table:table-cell>
          <table:table-cell/>
        </table:table-row>
        <table:table-row table:style-name="ro1">
          <table:table-cell office:value-type="float" office:value="59.06667">
            <text:p>59,06667</text:p>
          </table:table-cell>
          <table:table-cell office:value-type="float" office:value="0.077181">
            <text:p>0,077181</text:p>
          </table:table-cell>
          <table:table-cell/>
        </table:table-row>
        <table:table-row table:style-name="ro1">
          <table:table-cell office:value-type="float" office:value="59.100003">
            <text:p>59,100003</text:p>
          </table:table-cell>
          <table:table-cell office:value-type="float" office:value="0.100916">
            <text:p>0,100916</text:p>
          </table:table-cell>
          <table:table-cell/>
        </table:table-row>
        <table:table-row table:style-name="ro1">
          <table:table-cell office:value-type="float" office:value="59.133336">
            <text:p>59,133336</text:p>
          </table:table-cell>
          <table:table-cell office:value-type="float" office:value="0.102075">
            <text:p>0,102075</text:p>
          </table:table-cell>
          <table:table-cell/>
        </table:table-row>
        <table:table-row table:style-name="ro1">
          <table:table-cell office:value-type="float" office:value="59.16667">
            <text:p>59,16667</text:p>
          </table:table-cell>
          <table:table-cell office:value-type="float" office:value="0.094302">
            <text:p>0,094302</text:p>
          </table:table-cell>
          <table:table-cell/>
        </table:table-row>
        <table:table-row table:style-name="ro1">
          <table:table-cell office:value-type="float" office:value="59.200003">
            <text:p>59,200003</text:p>
          </table:table-cell>
          <table:table-cell office:value-type="float" office:value="0.109919">
            <text:p>0,109919</text:p>
          </table:table-cell>
          <table:table-cell/>
        </table:table-row>
        <table:table-row table:style-name="ro1">
          <table:table-cell office:value-type="float" office:value="59.233336">
            <text:p>59,233336</text:p>
          </table:table-cell>
          <table:table-cell office:value-type="float" office:value="0.114594">
            <text:p>0,114594</text:p>
          </table:table-cell>
          <table:table-cell/>
        </table:table-row>
        <table:table-row table:style-name="ro1">
          <table:table-cell office:value-type="float" office:value="59.26667">
            <text:p>59,26667</text:p>
          </table:table-cell>
          <table:table-cell office:value-type="float" office:value="0.107758">
            <text:p>0,107758</text:p>
          </table:table-cell>
          <table:table-cell/>
        </table:table-row>
        <table:table-row table:style-name="ro1">
          <table:table-cell office:value-type="float" office:value="59.300003">
            <text:p>59,300003</text:p>
          </table:table-cell>
          <table:table-cell office:value-type="float" office:value="0.119781">
            <text:p>0,119781</text:p>
          </table:table-cell>
          <table:table-cell/>
        </table:table-row>
        <table:table-row table:style-name="ro1">
          <table:table-cell office:value-type="float" office:value="59.333336">
            <text:p>59,333336</text:p>
          </table:table-cell>
          <table:table-cell office:value-type="float" office:value="0.125495">
            <text:p>0,125495</text:p>
          </table:table-cell>
          <table:table-cell/>
        </table:table-row>
        <table:table-row table:style-name="ro1">
          <table:table-cell office:value-type="float" office:value="59.36667">
            <text:p>59,36667</text:p>
          </table:table-cell>
          <table:table-cell office:value-type="float" office:value="0.137018">
            <text:p>0,137018</text:p>
          </table:table-cell>
          <table:table-cell/>
        </table:table-row>
        <table:table-row table:style-name="ro1">
          <table:table-cell office:value-type="float" office:value="59.400003">
            <text:p>59,400003</text:p>
          </table:table-cell>
          <table:table-cell office:value-type="float" office:value="0.126188">
            <text:p>0,126188</text:p>
          </table:table-cell>
          <table:table-cell/>
        </table:table-row>
        <table:table-row table:style-name="ro1">
          <table:table-cell office:value-type="float" office:value="59.433336">
            <text:p>59,433336</text:p>
          </table:table-cell>
          <table:table-cell office:value-type="float" office:value="0.122271">
            <text:p>0,122271</text:p>
          </table:table-cell>
          <table:table-cell/>
        </table:table-row>
        <table:table-row table:style-name="ro1">
          <table:table-cell office:value-type="float" office:value="59.46667">
            <text:p>59,46667</text:p>
          </table:table-cell>
          <table:table-cell office:value-type="float" office:value="0.121801">
            <text:p>0,121801</text:p>
          </table:table-cell>
          <table:table-cell/>
        </table:table-row>
        <table:table-row table:style-name="ro1">
          <table:table-cell office:value-type="float" office:value="59.500003">
            <text:p>59,500003</text:p>
          </table:table-cell>
          <table:table-cell office:value-type="float" office:value="0.131312">
            <text:p>0,131312</text:p>
          </table:table-cell>
          <table:table-cell/>
        </table:table-row>
        <table:table-row table:style-name="ro1">
          <table:table-cell office:value-type="float" office:value="59.533336">
            <text:p>59,533336</text:p>
          </table:table-cell>
          <table:table-cell office:value-type="float" office:value="0.124215">
            <text:p>0,124215</text:p>
          </table:table-cell>
          <table:table-cell/>
        </table:table-row>
        <table:table-row table:style-name="ro1">
          <table:table-cell office:value-type="float" office:value="59.56667">
            <text:p>59,56667</text:p>
          </table:table-cell>
          <table:table-cell office:value-type="float" office:value="0.120253">
            <text:p>0,120253</text:p>
          </table:table-cell>
          <table:table-cell/>
        </table:table-row>
        <table:table-row table:style-name="ro1">
          <table:table-cell office:value-type="float" office:value="59.600003">
            <text:p>59,600003</text:p>
          </table:table-cell>
          <table:table-cell office:value-type="float" office:value="0.11307">
            <text:p>0,11307</text:p>
          </table:table-cell>
          <table:table-cell/>
        </table:table-row>
        <table:table-row table:style-name="ro1">
          <table:table-cell office:value-type="float" office:value="59.633336">
            <text:p>59,633336</text:p>
          </table:table-cell>
          <table:table-cell office:value-type="float" office:value="0.124299">
            <text:p>0,124299</text:p>
          </table:table-cell>
          <table:table-cell/>
        </table:table-row>
        <table:table-row table:style-name="ro1">
          <table:table-cell office:value-type="float" office:value="59.66667">
            <text:p>59,66667</text:p>
          </table:table-cell>
          <table:table-cell office:value-type="float" office:value="0.122717">
            <text:p>0,122717</text:p>
          </table:table-cell>
          <table:table-cell/>
        </table:table-row>
        <table:table-row table:style-name="ro1">
          <table:table-cell office:value-type="float" office:value="59.700003">
            <text:p>59,700003</text:p>
          </table:table-cell>
          <table:table-cell office:value-type="float" office:value="0.106299">
            <text:p>0,106299</text:p>
          </table:table-cell>
          <table:table-cell/>
        </table:table-row>
        <table:table-row table:style-name="ro1">
          <table:table-cell office:value-type="float" office:value="59.733336">
            <text:p>59,733336</text:p>
          </table:table-cell>
          <table:table-cell office:value-type="float" office:value="0.110666">
            <text:p>0,110666</text:p>
          </table:table-cell>
          <table:table-cell/>
        </table:table-row>
        <table:table-row table:style-name="ro1">
          <table:table-cell office:value-type="float" office:value="59.76667">
            <text:p>59,76667</text:p>
          </table:table-cell>
          <table:table-cell office:value-type="float" office:value="0.088409">
            <text:p>0,088409</text:p>
          </table:table-cell>
          <table:table-cell/>
        </table:table-row>
        <table:table-row table:style-name="ro1">
          <table:table-cell office:value-type="float" office:value="59.800003">
            <text:p>59,800003</text:p>
          </table:table-cell>
          <table:table-cell office:value-type="float" office:value="0.098756">
            <text:p>0,098756</text:p>
          </table:table-cell>
          <table:table-cell/>
        </table:table-row>
        <table:table-row table:style-name="ro1">
          <table:table-cell office:value-type="float" office:value="59.833336">
            <text:p>59,833336</text:p>
          </table:table-cell>
          <table:table-cell office:value-type="float" office:value="0.093745">
            <text:p>0,093745</text:p>
          </table:table-cell>
          <table:table-cell/>
        </table:table-row>
        <table:table-row table:style-name="ro1">
          <table:table-cell office:value-type="float" office:value="59.86667">
            <text:p>59,86667</text:p>
          </table:table-cell>
          <table:table-cell office:value-type="float" office:value="0.06163">
            <text:p>0,06163</text:p>
          </table:table-cell>
          <table:table-cell/>
        </table:table-row>
        <table:table-row table:style-name="ro1">
          <table:table-cell office:value-type="float" office:value="59.900003">
            <text:p>59,900003</text:p>
          </table:table-cell>
          <table:table-cell office:value-type="float" office:value="0.054567">
            <text:p>0,054567</text:p>
          </table:table-cell>
          <table:table-cell/>
        </table:table-row>
        <table:table-row table:style-name="ro1">
          <table:table-cell office:value-type="float" office:value="59.933336">
            <text:p>59,933336</text:p>
          </table:table-cell>
          <table:table-cell office:value-type="float" office:value="0.042342">
            <text:p>0,042342</text:p>
          </table:table-cell>
          <table:table-cell/>
        </table:table-row>
        <table:table-row table:style-name="ro1">
          <table:table-cell office:value-type="float" office:value="59.96667">
            <text:p>59,96667</text:p>
          </table:table-cell>
          <table:table-cell office:value-type="float" office:value="0.049893">
            <text:p>0,049893</text:p>
          </table:table-cell>
          <table:table-cell/>
        </table:table-row>
        <table:table-row table:style-name="ro1">
          <table:table-cell office:value-type="float" office:value="60.000003">
            <text:p>60,000003</text:p>
          </table:table-cell>
          <table:table-cell office:value-type="float" office:value="0.053185">
            <text:p>0,053185</text:p>
          </table:table-cell>
          <table:table-cell/>
        </table:table-row>
        <table:table-row table:style-name="ro1">
          <table:table-cell office:value-type="float" office:value="60.033336">
            <text:p>60,033336</text:p>
          </table:table-cell>
          <table:table-cell office:value-type="float" office:value="0.036307">
            <text:p>0,036307</text:p>
          </table:table-cell>
          <table:table-cell/>
        </table:table-row>
        <table:table-row table:style-name="ro1">
          <table:table-cell office:value-type="float" office:value="60.06667">
            <text:p>60,06667</text:p>
          </table:table-cell>
          <table:table-cell office:value-type="float" office:value="0.03664">
            <text:p>0,03664</text:p>
          </table:table-cell>
          <table:table-cell/>
        </table:table-row>
        <table:table-row table:style-name="ro1">
          <table:table-cell office:value-type="float" office:value="60.100003">
            <text:p>60,100003</text:p>
          </table:table-cell>
          <table:table-cell office:value-type="float" office:value="0.038625">
            <text:p>0,038625</text:p>
          </table:table-cell>
          <table:table-cell/>
        </table:table-row>
        <table:table-row table:style-name="ro1">
          <table:table-cell office:value-type="float" office:value="60.133336">
            <text:p>60,133336</text:p>
          </table:table-cell>
          <table:table-cell office:value-type="float" office:value="0.029393">
            <text:p>0,029393</text:p>
          </table:table-cell>
          <table:table-cell/>
        </table:table-row>
        <table:table-row table:style-name="ro1">
          <table:table-cell office:value-type="float" office:value="60.16667">
            <text:p>60,16667</text:p>
          </table:table-cell>
          <table:table-cell office:value-type="float" office:value="0.036739">
            <text:p>0,036739</text:p>
          </table:table-cell>
          <table:table-cell/>
        </table:table-row>
        <table:table-row table:style-name="ro1">
          <table:table-cell office:value-type="float" office:value="60.200003">
            <text:p>60,200003</text:p>
          </table:table-cell>
          <table:table-cell office:value-type="float" office:value="0.03086">
            <text:p>0,03086</text:p>
          </table:table-cell>
          <table:table-cell/>
        </table:table-row>
        <table:table-row table:style-name="ro1">
          <table:table-cell office:value-type="float" office:value="60.233336">
            <text:p>60,233336</text:p>
          </table:table-cell>
          <table:table-cell office:value-type="float" office:value="0.039717">
            <text:p>0,039717</text:p>
          </table:table-cell>
          <table:table-cell/>
        </table:table-row>
        <table:table-row table:style-name="ro1">
          <table:table-cell office:value-type="float" office:value="60.26667">
            <text:p>60,26667</text:p>
          </table:table-cell>
          <table:table-cell office:value-type="float" office:value="0.037919">
            <text:p>0,037919</text:p>
          </table:table-cell>
          <table:table-cell/>
        </table:table-row>
        <table:table-row table:style-name="ro1">
          <table:table-cell office:value-type="float" office:value="60.300003">
            <text:p>60,300003</text:p>
          </table:table-cell>
          <table:table-cell office:value-type="float" office:value="0.050561">
            <text:p>0,050561</text:p>
          </table:table-cell>
          <table:table-cell/>
        </table:table-row>
        <table:table-row table:style-name="ro1">
          <table:table-cell office:value-type="float" office:value="60.333336">
            <text:p>60,333336</text:p>
          </table:table-cell>
          <table:table-cell office:value-type="float" office:value="0.054053">
            <text:p>0,054053</text:p>
          </table:table-cell>
          <table:table-cell office:value-type="string">
            <text:p>Generando nueva Gausiana: Amp=-277.6771nm <text:s/>s=0.00702s</text:p>
          </table:table-cell>
        </table:table-row>
        <table:table-row table:style-name="ro1">
          <table:table-cell office:value-type="float" office:value="60.36667">
            <text:p>60,36667</text:p>
          </table:table-cell>
          <table:table-cell office:value-type="float" office:value="0.186311">
            <text:p>0,186311</text:p>
          </table:table-cell>
          <table:table-cell/>
        </table:table-row>
        <table:table-row table:style-name="ro1">
          <table:table-cell office:value-type="float" office:value="60.400003">
            <text:p>60,400003</text:p>
          </table:table-cell>
          <table:table-cell office:value-type="float" office:value="0.157331">
            <text:p>0,157331</text:p>
          </table:table-cell>
          <table:table-cell/>
        </table:table-row>
        <table:table-row table:style-name="ro1">
          <table:table-cell office:value-type="float" office:value="60.433336">
            <text:p>60,433336</text:p>
          </table:table-cell>
          <table:table-cell office:value-type="float" office:value="0.155666">
            <text:p>0,155666</text:p>
          </table:table-cell>
          <table:table-cell/>
        </table:table-row>
        <table:table-row table:style-name="ro1">
          <table:table-cell office:value-type="float" office:value="60.46667">
            <text:p>60,46667</text:p>
          </table:table-cell>
          <table:table-cell office:value-type="float" office:value="0.165887">
            <text:p>0,165887</text:p>
          </table:table-cell>
          <table:table-cell/>
        </table:table-row>
        <table:table-row table:style-name="ro1">
          <table:table-cell office:value-type="float" office:value="60.500003">
            <text:p>60,500003</text:p>
          </table:table-cell>
          <table:table-cell office:value-type="float" office:value="0.137719">
            <text:p>0,137719</text:p>
          </table:table-cell>
          <table:table-cell/>
        </table:table-row>
        <table:table-row table:style-name="ro1">
          <table:table-cell office:value-type="float" office:value="60.533336">
            <text:p>60,533336</text:p>
          </table:table-cell>
          <table:table-cell office:value-type="float" office:value="0.150114">
            <text:p>0,150114</text:p>
          </table:table-cell>
          <table:table-cell/>
        </table:table-row>
        <table:table-row table:style-name="ro1">
          <table:table-cell office:value-type="float" office:value="60.56667">
            <text:p>60,56667</text:p>
          </table:table-cell>
          <table:table-cell office:value-type="float" office:value="0.143221">
            <text:p>0,143221</text:p>
          </table:table-cell>
          <table:table-cell/>
        </table:table-row>
        <table:table-row table:style-name="ro1">
          <table:table-cell office:value-type="float" office:value="60.600003">
            <text:p>60,600003</text:p>
          </table:table-cell>
          <table:table-cell office:value-type="float" office:value="0.12696">
            <text:p>0,12696</text:p>
          </table:table-cell>
          <table:table-cell/>
        </table:table-row>
        <table:table-row table:style-name="ro1">
          <table:table-cell office:value-type="float" office:value="60.633336">
            <text:p>60,633336</text:p>
          </table:table-cell>
          <table:table-cell office:value-type="float" office:value="0.133693">
            <text:p>0,133693</text:p>
          </table:table-cell>
          <table:table-cell/>
        </table:table-row>
        <table:table-row table:style-name="ro1">
          <table:table-cell office:value-type="float" office:value="60.66667">
            <text:p>60,66667</text:p>
          </table:table-cell>
          <table:table-cell office:value-type="float" office:value="0.097067">
            <text:p>0,09706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700003">
            <text:p>60,700003</text:p>
          </table:table-cell>
          <table:table-cell office:value-type="float" office:value="0.332949">
            <text:p>0,332949</text:p>
          </table:table-cell>
          <table:table-cell/>
        </table:table-row>
        <table:table-row table:style-name="ro1">
          <table:table-cell office:value-type="float" office:value="60.733337">
            <text:p>60,733337</text:p>
          </table:table-cell>
          <table:table-cell office:value-type="float" office:value="0.341722">
            <text:p>0,341722</text:p>
          </table:table-cell>
          <table:table-cell/>
        </table:table-row>
        <table:table-row table:style-name="ro1">
          <table:table-cell office:value-type="float" office:value="60.76667">
            <text:p>60,76667</text:p>
          </table:table-cell>
          <table:table-cell office:value-type="float" office:value="0.340466">
            <text:p>0,340466</text:p>
          </table:table-cell>
          <table:table-cell/>
        </table:table-row>
        <table:table-row table:style-name="ro1">
          <table:table-cell office:value-type="float" office:value="60.800003">
            <text:p>60,800003</text:p>
          </table:table-cell>
          <table:table-cell office:value-type="float" office:value="0.34428">
            <text:p>0,34428</text:p>
          </table:table-cell>
          <table:table-cell/>
        </table:table-row>
        <table:table-row table:style-name="ro1">
          <table:table-cell office:value-type="float" office:value="60.833337">
            <text:p>60,833337</text:p>
          </table:table-cell>
          <table:table-cell office:value-type="float" office:value="0.34659">
            <text:p>0,34659</text:p>
          </table:table-cell>
          <table:table-cell/>
        </table:table-row>
        <table:table-row table:style-name="ro1">
          <table:table-cell office:value-type="float" office:value="60.86667">
            <text:p>60,86667</text:p>
          </table:table-cell>
          <table:table-cell office:value-type="float" office:value="0.349961">
            <text:p>0,349961</text:p>
          </table:table-cell>
          <table:table-cell/>
        </table:table-row>
        <table:table-row table:style-name="ro1">
          <table:table-cell office:value-type="float" office:value="60.900003">
            <text:p>60,900003</text:p>
          </table:table-cell>
          <table:table-cell office:value-type="float" office:value="0.348087">
            <text:p>0,348087</text:p>
          </table:table-cell>
          <table:table-cell/>
        </table:table-row>
        <table:table-row table:style-name="ro1">
          <table:table-cell office:value-type="float" office:value="60.933337">
            <text:p>60,933337</text:p>
          </table:table-cell>
          <table:table-cell office:value-type="float" office:value="0.343459">
            <text:p>0,343459</text:p>
          </table:table-cell>
          <table:table-cell/>
        </table:table-row>
        <table:table-row table:style-name="ro1">
          <table:table-cell office:value-type="float" office:value="60.96667">
            <text:p>60,96667</text:p>
          </table:table-cell>
          <table:table-cell office:value-type="float" office:value="0.349177">
            <text:p>0,349177</text:p>
          </table:table-cell>
          <table:table-cell/>
        </table:table-row>
        <table:table-row table:style-name="ro1">
          <table:table-cell office:value-type="float" office:value="61.000003">
            <text:p>61,000003</text:p>
          </table:table-cell>
          <table:table-cell office:value-type="float" office:value="0.34647">
            <text:p>0,34647</text:p>
          </table:table-cell>
          <table:table-cell/>
        </table:table-row>
        <table:table-row table:style-name="ro1">
          <table:table-cell office:value-type="float" office:value="61.033337">
            <text:p>61,033337</text:p>
          </table:table-cell>
          <table:table-cell office:value-type="float" office:value="0.338751">
            <text:p>0,338751</text:p>
          </table:table-cell>
          <table:table-cell/>
        </table:table-row>
        <table:table-row table:style-name="ro1">
          <table:table-cell office:value-type="float" office:value="61.06667">
            <text:p>61,06667</text:p>
          </table:table-cell>
          <table:table-cell office:value-type="float" office:value="0.350608">
            <text:p>0,350608</text:p>
          </table:table-cell>
          <table:table-cell/>
        </table:table-row>
        <table:table-row table:style-name="ro1">
          <table:table-cell office:value-type="float" office:value="61.100003">
            <text:p>61,100003</text:p>
          </table:table-cell>
          <table:table-cell office:value-type="float" office:value="0.338979">
            <text:p>0,338979</text:p>
          </table:table-cell>
          <table:table-cell/>
        </table:table-row>
        <table:table-row table:style-name="ro1">
          <table:table-cell office:value-type="float" office:value="61.133337">
            <text:p>61,133337</text:p>
          </table:table-cell>
          <table:table-cell office:value-type="float" office:value="0.329596">
            <text:p>0,329596</text:p>
          </table:table-cell>
          <table:table-cell/>
        </table:table-row>
        <table:table-row table:style-name="ro1">
          <table:table-cell office:value-type="float" office:value="61.16667">
            <text:p>61,16667</text:p>
          </table:table-cell>
          <table:table-cell office:value-type="float" office:value="0.340473">
            <text:p>0,340473</text:p>
          </table:table-cell>
          <table:table-cell/>
        </table:table-row>
        <table:table-row table:style-name="ro1">
          <table:table-cell office:value-type="float" office:value="61.200003">
            <text:p>61,200003</text:p>
          </table:table-cell>
          <table:table-cell office:value-type="float" office:value="0.333534">
            <text:p>0,333534</text:p>
          </table:table-cell>
          <table:table-cell/>
        </table:table-row>
        <table:table-row table:style-name="ro1">
          <table:table-cell office:value-type="float" office:value="61.233337">
            <text:p>61,233337</text:p>
          </table:table-cell>
          <table:table-cell office:value-type="float" office:value="0.347996">
            <text:p>0,347996</text:p>
          </table:table-cell>
          <table:table-cell/>
        </table:table-row>
        <table:table-row table:style-name="ro1">
          <table:table-cell office:value-type="float" office:value="61.26667">
            <text:p>61,26667</text:p>
          </table:table-cell>
          <table:table-cell office:value-type="float" office:value="0.331877">
            <text:p>0,331877</text:p>
          </table:table-cell>
          <table:table-cell/>
        </table:table-row>
        <table:table-row table:style-name="ro1">
          <table:table-cell office:value-type="float" office:value="61.300003">
            <text:p>61,300003</text:p>
          </table:table-cell>
          <table:table-cell office:value-type="float" office:value="0.339627">
            <text:p>0,339627</text:p>
          </table:table-cell>
          <table:table-cell/>
        </table:table-row>
        <table:table-row table:style-name="ro1">
          <table:table-cell office:value-type="float" office:value="61.333337">
            <text:p>61,333337</text:p>
          </table:table-cell>
          <table:table-cell office:value-type="float" office:value="0.328871">
            <text:p>0,328871</text:p>
          </table:table-cell>
          <table:table-cell/>
        </table:table-row>
        <table:table-row table:style-name="ro1">
          <table:table-cell office:value-type="float" office:value="61.36667">
            <text:p>61,36667</text:p>
          </table:table-cell>
          <table:table-cell office:value-type="float" office:value="0.344108">
            <text:p>0,344108</text:p>
          </table:table-cell>
          <table:table-cell/>
        </table:table-row>
        <table:table-row table:style-name="ro1">
          <table:table-cell office:value-type="float" office:value="61.400003">
            <text:p>61,400003</text:p>
          </table:table-cell>
          <table:table-cell office:value-type="float" office:value="0.338191">
            <text:p>0,338191</text:p>
          </table:table-cell>
          <table:table-cell/>
        </table:table-row>
        <table:table-row table:style-name="ro1">
          <table:table-cell office:value-type="float" office:value="61.433337">
            <text:p>61,433337</text:p>
          </table:table-cell>
          <table:table-cell office:value-type="float" office:value="0.343912">
            <text:p>0,343912</text:p>
          </table:table-cell>
          <table:table-cell/>
        </table:table-row>
        <table:table-row table:style-name="ro1">
          <table:table-cell office:value-type="float" office:value="61.46667">
            <text:p>61,46667</text:p>
          </table:table-cell>
          <table:table-cell office:value-type="float" office:value="0.343468">
            <text:p>0,343468</text:p>
          </table:table-cell>
          <table:table-cell/>
        </table:table-row>
        <table:table-row table:style-name="ro1">
          <table:table-cell office:value-type="float" office:value="61.500003">
            <text:p>61,500003</text:p>
          </table:table-cell>
          <table:table-cell office:value-type="float" office:value="0.352908">
            <text:p>0,352908</text:p>
          </table:table-cell>
          <table:table-cell/>
        </table:table-row>
        <table:table-row table:style-name="ro1">
          <table:table-cell office:value-type="float" office:value="61.533337">
            <text:p>61,533337</text:p>
          </table:table-cell>
          <table:table-cell office:value-type="float" office:value="0.349681">
            <text:p>0,349681</text:p>
          </table:table-cell>
          <table:table-cell/>
        </table:table-row>
        <table:table-row table:style-name="ro1">
          <table:table-cell office:value-type="float" office:value="61.56667">
            <text:p>61,56667</text:p>
          </table:table-cell>
          <table:table-cell office:value-type="float" office:value="0.336604">
            <text:p>0,336604</text:p>
          </table:table-cell>
          <table:table-cell/>
        </table:table-row>
        <table:table-row table:style-name="ro1">
          <table:table-cell office:value-type="float" office:value="61.600003">
            <text:p>61,600003</text:p>
          </table:table-cell>
          <table:table-cell office:value-type="float" office:value="0.330971">
            <text:p>0,330971</text:p>
          </table:table-cell>
          <table:table-cell/>
        </table:table-row>
        <table:table-row table:style-name="ro1">
          <table:table-cell office:value-type="float" office:value="61.633337">
            <text:p>61,633337</text:p>
          </table:table-cell>
          <table:table-cell office:value-type="float" office:value="0.330431">
            <text:p>0,330431</text:p>
          </table:table-cell>
          <table:table-cell/>
        </table:table-row>
        <table:table-row table:style-name="ro1">
          <table:table-cell office:value-type="float" office:value="61.66667">
            <text:p>61,66667</text:p>
          </table:table-cell>
          <table:table-cell office:value-type="float" office:value="0.342881">
            <text:p>0,342881</text:p>
          </table:table-cell>
          <table:table-cell/>
        </table:table-row>
        <table:table-row table:style-name="ro1">
          <table:table-cell office:value-type="float" office:value="61.700003">
            <text:p>61,700003</text:p>
          </table:table-cell>
          <table:table-cell office:value-type="float" office:value="0.352317">
            <text:p>0,352317</text:p>
          </table:table-cell>
          <table:table-cell/>
        </table:table-row>
        <table:table-row table:style-name="ro1">
          <table:table-cell office:value-type="float" office:value="61.733337">
            <text:p>61,733337</text:p>
          </table:table-cell>
          <table:table-cell office:value-type="float" office:value="0.343564">
            <text:p>0,343564</text:p>
          </table:table-cell>
          <table:table-cell/>
        </table:table-row>
        <table:table-row table:style-name="ro1">
          <table:table-cell office:value-type="float" office:value="61.76667">
            <text:p>61,76667</text:p>
          </table:table-cell>
          <table:table-cell office:value-type="float" office:value="0.342016">
            <text:p>0,342016</text:p>
          </table:table-cell>
          <table:table-cell/>
        </table:table-row>
        <table:table-row table:style-name="ro1">
          <table:table-cell office:value-type="float" office:value="61.800003">
            <text:p>61,800003</text:p>
          </table:table-cell>
          <table:table-cell office:value-type="float" office:value="0.357611">
            <text:p>0,357611</text:p>
          </table:table-cell>
          <table:table-cell/>
        </table:table-row>
        <table:table-row table:style-name="ro1">
          <table:table-cell office:value-type="float" office:value="61.833337">
            <text:p>61,833337</text:p>
          </table:table-cell>
          <table:table-cell office:value-type="float" office:value="0.340996">
            <text:p>0,340996</text:p>
          </table:table-cell>
          <table:table-cell/>
        </table:table-row>
        <table:table-row table:style-name="ro1">
          <table:table-cell office:value-type="float" office:value="61.86667">
            <text:p>61,86667</text:p>
          </table:table-cell>
          <table:table-cell office:value-type="float" office:value="0.360732">
            <text:p>0,360732</text:p>
          </table:table-cell>
          <table:table-cell/>
        </table:table-row>
        <table:table-row table:style-name="ro1">
          <table:table-cell office:value-type="float" office:value="61.900003">
            <text:p>61,900003</text:p>
          </table:table-cell>
          <table:table-cell office:value-type="float" office:value="0.337062">
            <text:p>0,337062</text:p>
          </table:table-cell>
          <table:table-cell/>
        </table:table-row>
        <table:table-row table:style-name="ro1">
          <table:table-cell office:value-type="float" office:value="61.933337">
            <text:p>61,933337</text:p>
          </table:table-cell>
          <table:table-cell office:value-type="float" office:value="0.340507">
            <text:p>0,340507</text:p>
          </table:table-cell>
          <table:table-cell/>
        </table:table-row>
        <table:table-row table:style-name="ro1">
          <table:table-cell office:value-type="float" office:value="61.96667">
            <text:p>61,96667</text:p>
          </table:table-cell>
          <table:table-cell office:value-type="float" office:value="0.346233">
            <text:p>0,346233</text:p>
          </table:table-cell>
          <table:table-cell/>
        </table:table-row>
        <table:table-row table:style-name="ro1">
          <table:table-cell office:value-type="float" office:value="62.000003">
            <text:p>62,000003</text:p>
          </table:table-cell>
          <table:table-cell office:value-type="float" office:value="0.3367">
            <text:p>0,3367</text:p>
          </table:table-cell>
          <table:table-cell/>
        </table:table-row>
        <table:table-row table:style-name="ro1">
          <table:table-cell office:value-type="float" office:value="62.033337">
            <text:p>62,033337</text:p>
          </table:table-cell>
          <table:table-cell office:value-type="float" office:value="0.342524">
            <text:p>0,342524</text:p>
          </table:table-cell>
          <table:table-cell/>
        </table:table-row>
        <table:table-row table:style-name="ro1">
          <table:table-cell office:value-type="float" office:value="62.06667">
            <text:p>62,06667</text:p>
          </table:table-cell>
          <table:table-cell office:value-type="float" office:value="0.337943">
            <text:p>0,337943</text:p>
          </table:table-cell>
          <table:table-cell/>
        </table:table-row>
        <table:table-row table:style-name="ro1">
          <table:table-cell office:value-type="float" office:value="62.100003">
            <text:p>62,100003</text:p>
          </table:table-cell>
          <table:table-cell office:value-type="float" office:value="0.346479">
            <text:p>0,346479</text:p>
          </table:table-cell>
          <table:table-cell/>
        </table:table-row>
        <table:table-row table:style-name="ro1">
          <table:table-cell office:value-type="float" office:value="62.133337">
            <text:p>62,133337</text:p>
          </table:table-cell>
          <table:table-cell office:value-type="float" office:value="0.346465">
            <text:p>0,346465</text:p>
          </table:table-cell>
          <table:table-cell/>
        </table:table-row>
        <table:table-row table:style-name="ro1">
          <table:table-cell office:value-type="float" office:value="62.16667">
            <text:p>62,16667</text:p>
          </table:table-cell>
          <table:table-cell office:value-type="float" office:value="0.340129">
            <text:p>0,340129</text:p>
          </table:table-cell>
          <table:table-cell/>
        </table:table-row>
        <table:table-row table:style-name="ro1">
          <table:table-cell office:value-type="float" office:value="62.200003">
            <text:p>62,200003</text:p>
          </table:table-cell>
          <table:table-cell office:value-type="float" office:value="0.348055">
            <text:p>0,348055</text:p>
          </table:table-cell>
          <table:table-cell/>
        </table:table-row>
        <table:table-row table:style-name="ro1">
          <table:table-cell office:value-type="float" office:value="62.233337">
            <text:p>62,233337</text:p>
          </table:table-cell>
          <table:table-cell office:value-type="float" office:value="0.352252">
            <text:p>0,352252</text:p>
          </table:table-cell>
          <table:table-cell/>
        </table:table-row>
        <table:table-row table:style-name="ro1">
          <table:table-cell office:value-type="float" office:value="62.26667">
            <text:p>62,26667</text:p>
          </table:table-cell>
          <table:table-cell office:value-type="float" office:value="0.352131">
            <text:p>0,352131</text:p>
          </table:table-cell>
          <table:table-cell/>
        </table:table-row>
        <table:table-row table:style-name="ro1">
          <table:table-cell office:value-type="float" office:value="62.300003">
            <text:p>62,300003</text:p>
          </table:table-cell>
          <table:table-cell office:value-type="float" office:value="0.332843">
            <text:p>0,332843</text:p>
          </table:table-cell>
          <table:table-cell/>
        </table:table-row>
        <table:table-row table:style-name="ro1">
          <table:table-cell office:value-type="float" office:value="62.333337">
            <text:p>62,333337</text:p>
          </table:table-cell>
          <table:table-cell office:value-type="float" office:value="0.336354">
            <text:p>0,336354</text:p>
          </table:table-cell>
          <table:table-cell/>
        </table:table-row>
        <table:table-row table:style-name="ro1">
          <table:table-cell office:value-type="float" office:value="62.36667">
            <text:p>62,36667</text:p>
          </table:table-cell>
          <table:table-cell office:value-type="float" office:value="0.348099">
            <text:p>0,348099</text:p>
          </table:table-cell>
          <table:table-cell/>
        </table:table-row>
        <table:table-row table:style-name="ro1">
          <table:table-cell office:value-type="float" office:value="62.400003">
            <text:p>62,400003</text:p>
          </table:table-cell>
          <table:table-cell office:value-type="float" office:value="0.332246">
            <text:p>0,332246</text:p>
          </table:table-cell>
          <table:table-cell/>
        </table:table-row>
        <table:table-row table:style-name="ro1">
          <table:table-cell office:value-type="float" office:value="62.433337">
            <text:p>62,433337</text:p>
          </table:table-cell>
          <table:table-cell office:value-type="float" office:value="0.344875">
            <text:p>0,344875</text:p>
          </table:table-cell>
          <table:table-cell/>
        </table:table-row>
        <table:table-row table:style-name="ro1">
          <table:table-cell office:value-type="float" office:value="62.46667">
            <text:p>62,46667</text:p>
          </table:table-cell>
          <table:table-cell office:value-type="float" office:value="0.351321">
            <text:p>0,351321</text:p>
          </table:table-cell>
          <table:table-cell/>
        </table:table-row>
        <table:table-row table:style-name="ro1">
          <table:table-cell office:value-type="float" office:value="62.500003">
            <text:p>62,500003</text:p>
          </table:table-cell>
          <table:table-cell office:value-type="float" office:value="0.324425">
            <text:p>0,324425</text:p>
          </table:table-cell>
          <table:table-cell/>
        </table:table-row>
        <table:table-row table:style-name="ro1">
          <table:table-cell office:value-type="float" office:value="62.533337">
            <text:p>62,533337</text:p>
          </table:table-cell>
          <table:table-cell office:value-type="float" office:value="0.346365">
            <text:p>0,346365</text:p>
          </table:table-cell>
          <table:table-cell/>
        </table:table-row>
        <table:table-row table:style-name="ro1">
          <table:table-cell office:value-type="float" office:value="62.56667">
            <text:p>62,56667</text:p>
          </table:table-cell>
          <table:table-cell office:value-type="float" office:value="0.342918">
            <text:p>0,342918</text:p>
          </table:table-cell>
          <table:table-cell/>
        </table:table-row>
        <table:table-row table:style-name="ro1">
          <table:table-cell office:value-type="float" office:value="62.600003">
            <text:p>62,600003</text:p>
          </table:table-cell>
          <table:table-cell office:value-type="float" office:value="0.34244">
            <text:p>0,34244</text:p>
          </table:table-cell>
          <table:table-cell/>
        </table:table-row>
        <table:table-row table:style-name="ro1">
          <table:table-cell office:value-type="float" office:value="62.633337">
            <text:p>62,633337</text:p>
          </table:table-cell>
          <table:table-cell office:value-type="float" office:value="0.336012">
            <text:p>0,336012</text:p>
          </table:table-cell>
          <table:table-cell/>
        </table:table-row>
        <table:table-row table:style-name="ro1">
          <table:table-cell office:value-type="float" office:value="62.66667">
            <text:p>62,66667</text:p>
          </table:table-cell>
          <table:table-cell office:value-type="float" office:value="0.339883">
            <text:p>0,339883</text:p>
          </table:table-cell>
          <table:table-cell/>
        </table:table-row>
        <table:table-row table:style-name="ro1">
          <table:table-cell office:value-type="float" office:value="62.700003">
            <text:p>62,700003</text:p>
          </table:table-cell>
          <table:table-cell office:value-type="float" office:value="0.330087">
            <text:p>0,330087</text:p>
          </table:table-cell>
          <table:table-cell/>
        </table:table-row>
        <table:table-row table:style-name="ro1">
          <table:table-cell office:value-type="float" office:value="62.733337">
            <text:p>62,733337</text:p>
          </table:table-cell>
          <table:table-cell office:value-type="float" office:value="0.33218">
            <text:p>0,33218</text:p>
          </table:table-cell>
          <table:table-cell/>
        </table:table-row>
        <table:table-row table:style-name="ro1">
          <table:table-cell office:value-type="float" office:value="62.76667">
            <text:p>62,76667</text:p>
          </table:table-cell>
          <table:table-cell office:value-type="float" office:value="0.360412">
            <text:p>0,360412</text:p>
          </table:table-cell>
          <table:table-cell/>
        </table:table-row>
        <table:table-row table:style-name="ro1">
          <table:table-cell office:value-type="float" office:value="62.800003">
            <text:p>62,800003</text:p>
          </table:table-cell>
          <table:table-cell office:value-type="float" office:value="0.350419">
            <text:p>0,350419</text:p>
          </table:table-cell>
          <table:table-cell/>
        </table:table-row>
        <table:table-row table:style-name="ro1">
          <table:table-cell office:value-type="float" office:value="62.833337">
            <text:p>62,833337</text:p>
          </table:table-cell>
          <table:table-cell office:value-type="float" office:value="0.343367">
            <text:p>0,343367</text:p>
          </table:table-cell>
          <table:table-cell/>
        </table:table-row>
        <table:table-row table:style-name="ro1">
          <table:table-cell office:value-type="float" office:value="62.86667">
            <text:p>62,86667</text:p>
          </table:table-cell>
          <table:table-cell office:value-type="float" office:value="0.346568">
            <text:p>0,346568</text:p>
          </table:table-cell>
          <table:table-cell/>
        </table:table-row>
        <table:table-row table:style-name="ro1">
          <table:table-cell office:value-type="float" office:value="62.900003">
            <text:p>62,900003</text:p>
          </table:table-cell>
          <table:table-cell office:value-type="float" office:value="0.335182">
            <text:p>0,335182</text:p>
          </table:table-cell>
          <table:table-cell/>
        </table:table-row>
        <table:table-row table:style-name="ro1">
          <table:table-cell office:value-type="float" office:value="62.933337">
            <text:p>62,933337</text:p>
          </table:table-cell>
          <table:table-cell office:value-type="float" office:value="0.340432">
            <text:p>0,340432</text:p>
          </table:table-cell>
          <table:table-cell/>
        </table:table-row>
        <table:table-row table:style-name="ro1">
          <table:table-cell office:value-type="float" office:value="62.96667">
            <text:p>62,96667</text:p>
          </table:table-cell>
          <table:table-cell office:value-type="float" office:value="0.34303">
            <text:p>0,34303</text:p>
          </table:table-cell>
          <table:table-cell/>
        </table:table-row>
        <table:table-row table:style-name="ro1">
          <table:table-cell office:value-type="float" office:value="63.000003">
            <text:p>63,000003</text:p>
          </table:table-cell>
          <table:table-cell office:value-type="float" office:value="0.336898">
            <text:p>0,336898</text:p>
          </table:table-cell>
          <table:table-cell/>
        </table:table-row>
        <table:table-row table:style-name="ro1">
          <table:table-cell office:value-type="float" office:value="63.033337">
            <text:p>63,033337</text:p>
          </table:table-cell>
          <table:table-cell office:value-type="float" office:value="0.331169">
            <text:p>0,331169</text:p>
          </table:table-cell>
          <table:table-cell/>
        </table:table-row>
        <table:table-row table:style-name="ro1">
          <table:table-cell office:value-type="float" office:value="63.06667">
            <text:p>63,06667</text:p>
          </table:table-cell>
          <table:table-cell office:value-type="float" office:value="0.346693">
            <text:p>0,346693</text:p>
          </table:table-cell>
          <table:table-cell/>
        </table:table-row>
        <table:table-row table:style-name="ro1">
          <table:table-cell office:value-type="float" office:value="63.100003">
            <text:p>63,100003</text:p>
          </table:table-cell>
          <table:table-cell office:value-type="float" office:value="0.345347">
            <text:p>0,345347</text:p>
          </table:table-cell>
          <table:table-cell/>
        </table:table-row>
        <table:table-row table:style-name="ro1">
          <table:table-cell office:value-type="float" office:value="63.133337">
            <text:p>63,133337</text:p>
          </table:table-cell>
          <table:table-cell office:value-type="float" office:value="0.340858">
            <text:p>0,340858</text:p>
          </table:table-cell>
          <table:table-cell/>
        </table:table-row>
        <table:table-row table:style-name="ro1">
          <table:table-cell office:value-type="float" office:value="63.16667">
            <text:p>63,16667</text:p>
          </table:table-cell>
          <table:table-cell office:value-type="float" office:value="0.342087">
            <text:p>0,342087</text:p>
          </table:table-cell>
          <table:table-cell>
            <draw:frame table:end-cell-address="Sheet1.G1930" table:end-x="1.745cm" table:end-y="0.183cm" draw:z-index="0" draw:style-name="gr1" svg:width="21.693cm" svg:height="15.825cm" svg:x="0.099cm" svg:y="0.103cm">
              <draw:object draw:notify-on-update-of-ranges="Sheet1.A1:Sheet1.A1918 Sheet1.B1:Sheet1.B19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3.200003">
            <text:p>63,200003</text:p>
          </table:table-cell>
          <table:table-cell office:value-type="float" office:value="0.334615">
            <text:p>0,334615</text:p>
          </table:table-cell>
          <table:table-cell/>
        </table:table-row>
        <table:table-row table:style-name="ro1">
          <table:table-cell office:value-type="float" office:value="63.233337">
            <text:p>63,233337</text:p>
          </table:table-cell>
          <table:table-cell office:value-type="float" office:value="0.338297">
            <text:p>0,338297</text:p>
          </table:table-cell>
          <table:table-cell/>
        </table:table-row>
        <table:table-row table:style-name="ro1">
          <table:table-cell office:value-type="float" office:value="63.26667">
            <text:p>63,26667</text:p>
          </table:table-cell>
          <table:table-cell office:value-type="float" office:value="0.335452">
            <text:p>0,335452</text:p>
          </table:table-cell>
          <table:table-cell/>
        </table:table-row>
        <table:table-row table:style-name="ro1">
          <table:table-cell office:value-type="float" office:value="63.300003">
            <text:p>63,300003</text:p>
          </table:table-cell>
          <table:table-cell office:value-type="float" office:value="0.341587">
            <text:p>0,341587</text:p>
          </table:table-cell>
          <table:table-cell/>
        </table:table-row>
        <table:table-row table:style-name="ro1">
          <table:table-cell office:value-type="float" office:value="63.333337">
            <text:p>63,333337</text:p>
          </table:table-cell>
          <table:table-cell office:value-type="float" office:value="0.339703">
            <text:p>0,339703</text:p>
          </table:table-cell>
          <table:table-cell/>
        </table:table-row>
        <table:table-row table:style-name="ro1">
          <table:table-cell office:value-type="float" office:value="63.36667">
            <text:p>63,36667</text:p>
          </table:table-cell>
          <table:table-cell office:value-type="float" office:value="0.346523">
            <text:p>0,346523</text:p>
          </table:table-cell>
          <table:table-cell/>
        </table:table-row>
        <table:table-row table:style-name="ro1">
          <table:table-cell office:value-type="float" office:value="63.400003">
            <text:p>63,400003</text:p>
          </table:table-cell>
          <table:table-cell office:value-type="float" office:value="0.34614">
            <text:p>0,34614</text:p>
          </table:table-cell>
          <table:table-cell/>
        </table:table-row>
        <table:table-row table:style-name="ro1">
          <table:table-cell office:value-type="float" office:value="63.433337">
            <text:p>63,433337</text:p>
          </table:table-cell>
          <table:table-cell office:value-type="float" office:value="0.348321">
            <text:p>0,348321</text:p>
          </table:table-cell>
          <table:table-cell/>
        </table:table-row>
        <table:table-row table:style-name="ro1">
          <table:table-cell office:value-type="float" office:value="63.46667">
            <text:p>63,46667</text:p>
          </table:table-cell>
          <table:table-cell office:value-type="float" office:value="0.350832">
            <text:p>0,350832</text:p>
          </table:table-cell>
          <table:table-cell/>
        </table:table-row>
        <table:table-row table:style-name="ro1">
          <table:table-cell office:value-type="float" office:value="63.500003">
            <text:p>63,500003</text:p>
          </table:table-cell>
          <table:table-cell office:value-type="float" office:value="0.335217">
            <text:p>0,335217</text:p>
          </table:table-cell>
          <table:table-cell/>
        </table:table-row>
        <table:table-row table:style-name="ro1">
          <table:table-cell office:value-type="float" office:value="63.533337">
            <text:p>63,533337</text:p>
          </table:table-cell>
          <table:table-cell office:value-type="float" office:value="0.340448">
            <text:p>0,340448</text:p>
          </table:table-cell>
          <table:table-cell/>
        </table:table-row>
        <table:table-row table:style-name="ro1">
          <table:table-cell office:value-type="float" office:value="63.56667">
            <text:p>63,56667</text:p>
          </table:table-cell>
          <table:table-cell office:value-type="float" office:value="0.344578">
            <text:p>0,344578</text:p>
          </table:table-cell>
          <table:table-cell/>
        </table:table-row>
        <table:table-row table:style-name="ro1">
          <table:table-cell office:value-type="float" office:value="63.600003">
            <text:p>63,600003</text:p>
          </table:table-cell>
          <table:table-cell office:value-type="float" office:value="0.331799">
            <text:p>0,331799</text:p>
          </table:table-cell>
          <table:table-cell/>
        </table:table-row>
        <table:table-row table:style-name="ro1">
          <table:table-cell office:value-type="float" office:value="63.633337">
            <text:p>63,633337</text:p>
          </table:table-cell>
          <table:table-cell office:value-type="float" office:value="0.33546">
            <text:p>0,33546</text:p>
          </table:table-cell>
          <table:table-cell/>
        </table:table-row>
        <table:table-row table:style-name="ro1">
          <table:table-cell office:value-type="float" office:value="63.66667">
            <text:p>63,66667</text:p>
          </table:table-cell>
          <table:table-cell office:value-type="float" office:value="0.34083">
            <text:p>0,34083</text:p>
          </table:table-cell>
          <table:table-cell/>
        </table:table-row>
        <table:table-row table:style-name="ro1">
          <table:table-cell office:value-type="float" office:value="63.700003">
            <text:p>63,700003</text:p>
          </table:table-cell>
          <table:table-cell office:value-type="float" office:value="0.34198">
            <text:p>0,34198</text:p>
          </table:table-cell>
          <table:table-cell/>
        </table:table-row>
        <table:table-row table:style-name="ro1">
          <table:table-cell office:value-type="float" office:value="63.733337">
            <text:p>63,733337</text:p>
          </table:table-cell>
          <table:table-cell office:value-type="float" office:value="0.343902">
            <text:p>0,343902</text:p>
          </table:table-cell>
          <table:table-cell/>
        </table:table-row>
        <table:table-row table:style-name="ro1">
          <table:table-cell office:value-type="float" office:value="63.76667">
            <text:p>63,76667</text:p>
          </table:table-cell>
          <table:table-cell office:value-type="float" office:value="0.349154">
            <text:p>0,349154</text:p>
          </table:table-cell>
          <table:table-cell/>
        </table:table-row>
        <table:table-row table:style-name="ro1">
          <table:table-cell office:value-type="float" office:value="63.800003">
            <text:p>63,800003</text:p>
          </table:table-cell>
          <table:table-cell office:value-type="float" office:value="0.333381">
            <text:p>0,333381</text:p>
          </table:table-cell>
          <table:table-cell/>
        </table:table-row>
        <table:table-row table:style-name="ro1">
          <table:table-cell office:value-type="float" office:value="63.833337">
            <text:p>63,833337</text:p>
          </table:table-cell>
          <table:table-cell office:value-type="float" office:value="0.342258">
            <text:p>0,342258</text:p>
          </table:table-cell>
          <table:table-cell/>
        </table:table-row>
        <table:table-row table:style-name="ro1">
          <table:table-cell office:value-type="float" office:value="63.86667">
            <text:p>63,86667</text:p>
          </table:table-cell>
          <table:table-cell office:value-type="float" office:value="0.33971">
            <text:p>0,33971</text:p>
          </table:table-cell>
          <table:table-cell/>
        </table:table-row>
        <table:table-row table:style-name="ro1">
          <table:table-cell office:value-type="float" office:value="63.900003">
            <text:p>63,900003</text:p>
          </table:table-cell>
          <table:table-cell office:value-type="float" office:value="0.350429">
            <text:p>0,350429</text:p>
          </table:table-cell>
          <table:table-cell/>
        </table:table-row>
        <table:table-row table:style-name="ro1">
          <table:table-cell office:value-type="float" office:value="63.933337">
            <text:p>63,933337</text:p>
          </table:table-cell>
          <table:table-cell office:value-type="float" office:value="0.349046">
            <text:p>0,34904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V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15/09/2010</text:date>, <text:time>02:4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9-15T02:47:25</dc:date>
    <meta:document-statistic meta:table-count="1" meta:cell-count="3881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694cm" svg:height="15.826cm" xlink:href=".." chart:class="chart:scatter" chart:style-name="ch1">
        <chart:legend chart:legend-position="end" svg:x="19.42cm" svg:y="7.631cm" chart:style-name="ch2"/>
        <chart:plot-area chart:style-name="ch3" table:cell-range-address="Sheet1.A1:Sheet1.B1918" svg:x="0.433cm" svg:y="0.316cm" svg:width="18.555cm" svg:height="14.87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918" chart:class="chart:scatter">
            <chart:domain table:cell-range-address="Sheet1.A1:Sheet1.A1918"/>
            <chart:data-point chart:repeated="19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333">
                <text:p text:id="Sheet1.A1:Sheet1.A1918">0.033333</text:p>
              </table:table-cell>
              <table:table-cell office:value-type="float" office:value="0.280192">
                <text:p text:id="Sheet1.B1:Sheet1.B1918">0.2801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667">
                <text:p>0.066667</text:p>
              </table:table-cell>
              <table:table-cell office:value-type="float" office:value="0.28411">
                <text:p>0.28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291262">
                <text:p>0.291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3333">
                <text:p>0.133333</text:p>
              </table:table-cell>
              <table:table-cell office:value-type="float" office:value="0.279474">
                <text:p>0.279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6667">
                <text:p>0.166667</text:p>
              </table:table-cell>
              <table:table-cell office:value-type="float" office:value="0.27197">
                <text:p>0.27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261192">
                <text:p>0.261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3333">
                <text:p>0.233333</text:p>
              </table:table-cell>
              <table:table-cell office:value-type="float" office:value="0.275361">
                <text:p>0.2753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667">
                <text:p>0.266667</text:p>
              </table:table-cell>
              <table:table-cell office:value-type="float" office:value="0.266738">
                <text:p>0.266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257193">
                <text:p>0.257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3333">
                <text:p>0.333333</text:p>
              </table:table-cell>
              <table:table-cell office:value-type="float" office:value="0.287556">
                <text:p>0.287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6667">
                <text:p>0.366667</text:p>
              </table:table-cell>
              <table:table-cell office:value-type="float" office:value="0.269368">
                <text:p>0.269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0.272674">
                <text:p>0.2726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3333">
                <text:p>0.433333</text:p>
              </table:table-cell>
              <table:table-cell office:value-type="float" office:value="0.27991">
                <text:p>0.27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6667">
                <text:p>0.466667</text:p>
              </table:table-cell>
              <table:table-cell office:value-type="float" office:value="0.276897">
                <text:p>0.2768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286693">
                <text:p>0.286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3333">
                <text:p>0.533333</text:p>
              </table:table-cell>
              <table:table-cell office:value-type="float" office:value="0.279015">
                <text:p>0.279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6667">
                <text:p>0.566667</text:p>
              </table:table-cell>
              <table:table-cell office:value-type="float" office:value="0.260054">
                <text:p>0.260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0.273504">
                <text:p>0.2735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3333">
                <text:p>0.633333</text:p>
              </table:table-cell>
              <table:table-cell office:value-type="float" office:value="0.28635">
                <text:p>0.286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66667">
                <text:p>0.666667</text:p>
              </table:table-cell>
              <table:table-cell office:value-type="float" office:value="0.282646">
                <text:p>0.2826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272795">
                <text:p>0.2727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3333">
                <text:p>0.733333</text:p>
              </table:table-cell>
              <table:table-cell office:value-type="float" office:value="0.265041">
                <text:p>0.2650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6667">
                <text:p>0.766667</text:p>
              </table:table-cell>
              <table:table-cell office:value-type="float" office:value="0.267976">
                <text:p>0.267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">
                <text:p>0.8</text:p>
              </table:table-cell>
              <table:table-cell office:value-type="float" office:value="0.273217">
                <text:p>0.273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3333">
                <text:p>0.833333</text:p>
              </table:table-cell>
              <table:table-cell office:value-type="float" office:value="0.278753">
                <text:p>0.278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66667">
                <text:p>0.866667</text:p>
              </table:table-cell>
              <table:table-cell office:value-type="float" office:value="0.279337">
                <text:p>0.2793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0.271402">
                <text:p>0.2714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3333">
                <text:p>0.933333</text:p>
              </table:table-cell>
              <table:table-cell office:value-type="float" office:value="0.281717">
                <text:p>0.2817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6667">
                <text:p>0.966667</text:p>
              </table:table-cell>
              <table:table-cell office:value-type="float" office:value="0.270137">
                <text:p>0.2701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276428">
                <text:p>0.2764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33333">
                <text:p>1.033333</text:p>
              </table:table-cell>
              <table:table-cell office:value-type="float" office:value="0.259472">
                <text:p>0.2594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6667">
                <text:p>1.066667</text:p>
              </table:table-cell>
              <table:table-cell office:value-type="float" office:value="0.08267">
                <text:p>0.082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">
                <text:p>1.1</text:p>
              </table:table-cell>
              <table:table-cell office:value-type="float" office:value="0.075195">
                <text:p>0.075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33333">
                <text:p>1.133333</text:p>
              </table:table-cell>
              <table:table-cell office:value-type="float" office:value="0.057421">
                <text:p>0.0574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66667">
                <text:p>1.166667</text:p>
              </table:table-cell>
              <table:table-cell office:value-type="float" office:value="0.046459">
                <text:p>0.0464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0.052727">
                <text:p>0.0527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33333">
                <text:p>1.233333</text:p>
              </table:table-cell>
              <table:table-cell office:value-type="float" office:value="0.042254">
                <text:p>0.0422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66667">
                <text:p>1.266667</text:p>
              </table:table-cell>
              <table:table-cell office:value-type="float" office:value="0.036248">
                <text:p>0.0362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">
                <text:p>1.3</text:p>
              </table:table-cell>
              <table:table-cell office:value-type="float" office:value="0.03435">
                <text:p>0.034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33333">
                <text:p>1.333333</text:p>
              </table:table-cell>
              <table:table-cell office:value-type="float" office:value="0.038325">
                <text:p>0.038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66667">
                <text:p>1.366667</text:p>
              </table:table-cell>
              <table:table-cell office:value-type="float" office:value="0.028163">
                <text:p>0.0281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">
                <text:p>1.4</text:p>
              </table:table-cell>
              <table:table-cell office:value-type="float" office:value="0.042703">
                <text:p>0.0427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33333">
                <text:p>1.433333</text:p>
              </table:table-cell>
              <table:table-cell office:value-type="float" office:value="0.051558">
                <text:p>0.051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66667">
                <text:p>1.466667</text:p>
              </table:table-cell>
              <table:table-cell office:value-type="float" office:value="0.051518">
                <text:p>0.0515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">
                <text:p>1.5</text:p>
              </table:table-cell>
              <table:table-cell office:value-type="float" office:value="0.081085">
                <text:p>0.0810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33333">
                <text:p>1.533333</text:p>
              </table:table-cell>
              <table:table-cell office:value-type="float" office:value="0.07564">
                <text:p>0.075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6667">
                <text:p>1.566667</text:p>
              </table:table-cell>
              <table:table-cell office:value-type="float" office:value="0.102512">
                <text:p>0.1025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">
                <text:p>1.6</text:p>
              </table:table-cell>
              <table:table-cell office:value-type="float" office:value="0.131418">
                <text:p>0.1314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33333">
                <text:p>1.633333</text:p>
              </table:table-cell>
              <table:table-cell office:value-type="float" office:value="0.137951">
                <text:p>0.1379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66667">
                <text:p>1.666667</text:p>
              </table:table-cell>
              <table:table-cell office:value-type="float" office:value="0.161073">
                <text:p>0.1610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">
                <text:p>1.7</text:p>
              </table:table-cell>
              <table:table-cell office:value-type="float" office:value="0.200055">
                <text:p>0.2000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33333">
                <text:p>1.733333</text:p>
              </table:table-cell>
              <table:table-cell office:value-type="float" office:value="0.186781">
                <text:p>0.1867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66667">
                <text:p>1.766667</text:p>
              </table:table-cell>
              <table:table-cell office:value-type="float" office:value="0.214993">
                <text:p>0.214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">
                <text:p>1.8</text:p>
              </table:table-cell>
              <table:table-cell office:value-type="float" office:value="0.207346">
                <text:p>0.2073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33333">
                <text:p>1.833333</text:p>
              </table:table-cell>
              <table:table-cell office:value-type="float" office:value="0.224778">
                <text:p>0.224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66667">
                <text:p>1.866667</text:p>
              </table:table-cell>
              <table:table-cell office:value-type="float" office:value="0.237824">
                <text:p>0.237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">
                <text:p>1.9</text:p>
              </table:table-cell>
              <table:table-cell office:value-type="float" office:value="0.231146">
                <text:p>0.2311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33333">
                <text:p>1.933333</text:p>
              </table:table-cell>
              <table:table-cell office:value-type="float" office:value="0.242906">
                <text:p>0.2429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66667">
                <text:p>1.966667</text:p>
              </table:table-cell>
              <table:table-cell office:value-type="float" office:value="0.238844">
                <text:p>0.2388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.230715">
                <text:p>0.2307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33333">
                <text:p>2.033333</text:p>
              </table:table-cell>
              <table:table-cell office:value-type="float" office:value="0.212195">
                <text:p>0.2121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6667">
                <text:p>2.066667</text:p>
              </table:table-cell>
              <table:table-cell office:value-type="float" office:value="0.208944">
                <text:p>0.2089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">
                <text:p>2.1</text:p>
              </table:table-cell>
              <table:table-cell office:value-type="float" office:value="0.183442">
                <text:p>0.1834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33333">
                <text:p>2.133333</text:p>
              </table:table-cell>
              <table:table-cell office:value-type="float" office:value="0.183098">
                <text:p>0.1830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66667">
                <text:p>2.166667</text:p>
              </table:table-cell>
              <table:table-cell office:value-type="float" office:value="0.155529">
                <text:p>0.1555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">
                <text:p>2.2</text:p>
              </table:table-cell>
              <table:table-cell office:value-type="float" office:value="0.147375">
                <text:p>0.147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33333">
                <text:p>2.233333</text:p>
              </table:table-cell>
              <table:table-cell office:value-type="float" office:value="0.125445">
                <text:p>0.1254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66667">
                <text:p>2.266667</text:p>
              </table:table-cell>
              <table:table-cell office:value-type="float" office:value="0.102727">
                <text:p>0.1027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">
                <text:p>2.3</text:p>
              </table:table-cell>
              <table:table-cell office:value-type="float" office:value="0.100458">
                <text:p>0.1004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33333">
                <text:p>2.333333</text:p>
              </table:table-cell>
              <table:table-cell office:value-type="float" office:value="0.084403">
                <text:p>0.0844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66667">
                <text:p>2.366667</text:p>
              </table:table-cell>
              <table:table-cell office:value-type="float" office:value="0.073942">
                <text:p>0.0739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">
                <text:p>2.4</text:p>
              </table:table-cell>
              <table:table-cell office:value-type="float" office:value="0.060586">
                <text:p>0.0605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33333">
                <text:p>2.433333</text:p>
              </table:table-cell>
              <table:table-cell office:value-type="float" office:value="0.041474">
                <text:p>0.0414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66667">
                <text:p>2.466667</text:p>
              </table:table-cell>
              <table:table-cell office:value-type="float" office:value="0.050661">
                <text:p>0.0506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">
                <text:p>2.5</text:p>
              </table:table-cell>
              <table:table-cell office:value-type="float" office:value="0.037167">
                <text:p>0.0371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33333">
                <text:p>2.533333</text:p>
              </table:table-cell>
              <table:table-cell office:value-type="float" office:value="0.045693">
                <text:p>0.0456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66667">
                <text:p>2.566667</text:p>
              </table:table-cell>
              <table:table-cell office:value-type="float" office:value="0.037446">
                <text:p>0.0374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">
                <text:p>2.6</text:p>
              </table:table-cell>
              <table:table-cell office:value-type="float" office:value="0.038165">
                <text:p>0.0381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33333">
                <text:p>2.633333</text:p>
              </table:table-cell>
              <table:table-cell office:value-type="float" office:value="0.048292">
                <text:p>0.0482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66667">
                <text:p>2.666667</text:p>
              </table:table-cell>
              <table:table-cell office:value-type="float" office:value="0.061453">
                <text:p>0.0614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">
                <text:p>2.7</text:p>
              </table:table-cell>
              <table:table-cell office:value-type="float" office:value="0.0671">
                <text:p>0.06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33333">
                <text:p>2.733333</text:p>
              </table:table-cell>
              <table:table-cell office:value-type="float" office:value="0.079134">
                <text:p>0.0791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66667">
                <text:p>2.766667</text:p>
              </table:table-cell>
              <table:table-cell office:value-type="float" office:value="0.087344">
                <text:p>0.0873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">
                <text:p>2.8</text:p>
              </table:table-cell>
              <table:table-cell office:value-type="float" office:value="0.209476">
                <text:p>0.2094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33333">
                <text:p>2.833333</text:p>
              </table:table-cell>
              <table:table-cell office:value-type="float" office:value="0.183315">
                <text:p>0.1833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66667">
                <text:p>2.866667</text:p>
              </table:table-cell>
              <table:table-cell office:value-type="float" office:value="0.193472">
                <text:p>0.1934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">
                <text:p>2.9</text:p>
              </table:table-cell>
              <table:table-cell office:value-type="float" office:value="0.161893">
                <text:p>0.1618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33333">
                <text:p>2.933333</text:p>
              </table:table-cell>
              <table:table-cell office:value-type="float" office:value="0.155832">
                <text:p>0.1558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66667">
                <text:p>2.966667</text:p>
              </table:table-cell>
              <table:table-cell office:value-type="float" office:value="0.149737">
                <text:p>0.1497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.125842">
                <text:p>0.1258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33333">
                <text:p>3.033333</text:p>
              </table:table-cell>
              <table:table-cell office:value-type="float" office:value="0.162312">
                <text:p>0.162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66667">
                <text:p>3.066667</text:p>
              </table:table-cell>
              <table:table-cell office:value-type="float" office:value="0.131278">
                <text:p>0.1312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">
                <text:p>3.1</text:p>
              </table:table-cell>
              <table:table-cell office:value-type="float" office:value="0.126704">
                <text:p>0.1267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33333">
                <text:p>3.133333</text:p>
              </table:table-cell>
              <table:table-cell office:value-type="float" office:value="0.156834">
                <text:p>0.1568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66667">
                <text:p>3.166667</text:p>
              </table:table-cell>
              <table:table-cell office:value-type="float" office:value="0.157818">
                <text:p>0.1578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">
                <text:p>3.2</text:p>
              </table:table-cell>
              <table:table-cell office:value-type="float" office:value="0.162378">
                <text:p>0.1623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33334">
                <text:p>3.233334</text:p>
              </table:table-cell>
              <table:table-cell office:value-type="float" office:value="0.131152">
                <text:p>0.131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66667">
                <text:p>3.266667</text:p>
              </table:table-cell>
              <table:table-cell office:value-type="float" office:value="0.121992">
                <text:p>0.1219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">
                <text:p>3.3</text:p>
              </table:table-cell>
              <table:table-cell office:value-type="float" office:value="0.105538">
                <text:p>0.1055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33334">
                <text:p>3.333334</text:p>
              </table:table-cell>
              <table:table-cell office:value-type="float" office:value="0.126206">
                <text:p>0.1262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66667">
                <text:p>3.366667</text:p>
              </table:table-cell>
              <table:table-cell office:value-type="float" office:value="0.132338">
                <text:p>0.1323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4">
                <text:p>3.4</text:p>
              </table:table-cell>
              <table:table-cell office:value-type="float" office:value="0.14763">
                <text:p>0.147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433334">
                <text:p>3.433334</text:p>
              </table:table-cell>
              <table:table-cell office:value-type="float" office:value="0.145319">
                <text:p>0.1453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66667">
                <text:p>3.466667</text:p>
              </table:table-cell>
              <table:table-cell office:value-type="float" office:value="0.170901">
                <text:p>0.1709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5">
                <text:p>3.5</text:p>
              </table:table-cell>
              <table:table-cell office:value-type="float" office:value="0.209514">
                <text:p>0.2095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33334">
                <text:p>3.533334</text:p>
              </table:table-cell>
              <table:table-cell office:value-type="float" office:value="0.235273">
                <text:p>0.2352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66667">
                <text:p>3.566667</text:p>
              </table:table-cell>
              <table:table-cell office:value-type="float" office:value="0.24333">
                <text:p>0.24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">
                <text:p>3.6</text:p>
              </table:table-cell>
              <table:table-cell office:value-type="float" office:value="0.260885">
                <text:p>0.2608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33334">
                <text:p>3.633334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66667">
                <text:p>3.666667</text:p>
              </table:table-cell>
              <table:table-cell office:value-type="float" office:value="0.267175">
                <text:p>0.267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">
                <text:p>3.7</text:p>
              </table:table-cell>
              <table:table-cell office:value-type="float" office:value="0.248665">
                <text:p>0.2486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33334">
                <text:p>3.733334</text:p>
              </table:table-cell>
              <table:table-cell office:value-type="float" office:value="0.240194">
                <text:p>0.2401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66667">
                <text:p>3.766667</text:p>
              </table:table-cell>
              <table:table-cell office:value-type="float" office:value="0.237467">
                <text:p>0.2374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8">
                <text:p>3.8</text:p>
              </table:table-cell>
              <table:table-cell office:value-type="float" office:value="0.193723">
                <text:p>0.1937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33334">
                <text:p>3.833334</text:p>
              </table:table-cell>
              <table:table-cell office:value-type="float" office:value="0.187459">
                <text:p>0.187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66667">
                <text:p>3.866667</text:p>
              </table:table-cell>
              <table:table-cell office:value-type="float" office:value="0.158529">
                <text:p>0.1585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9">
                <text:p>3.9</text:p>
              </table:table-cell>
              <table:table-cell office:value-type="float" office:value="0.146684">
                <text:p>0.1466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933334">
                <text:p>3.933334</text:p>
              </table:table-cell>
              <table:table-cell office:value-type="float" office:value="0.111213">
                <text:p>0.1112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966667">
                <text:p>3.966667</text:p>
              </table:table-cell>
              <table:table-cell office:value-type="float" office:value="0.121448">
                <text:p>0.1214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.104678">
                <text:p>0.1046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33334">
                <text:p>4.033334</text:p>
              </table:table-cell>
              <table:table-cell office:value-type="float" office:value="0.130363">
                <text:p>0.1303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66667">
                <text:p>4.066667</text:p>
              </table:table-cell>
              <table:table-cell office:value-type="float" office:value="0.161045">
                <text:p>0.1610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1">
                <text:p>4.1</text:p>
              </table:table-cell>
              <table:table-cell office:value-type="float" office:value="0.136723">
                <text:p>0.1367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33334">
                <text:p>4.133334</text:p>
              </table:table-cell>
              <table:table-cell office:value-type="float" office:value="0.14999">
                <text:p>0.149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66667">
                <text:p>4.166667</text:p>
              </table:table-cell>
              <table:table-cell office:value-type="float" office:value="0.153189">
                <text:p>0.1531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2">
                <text:p>4.2</text:p>
              </table:table-cell>
              <table:table-cell office:value-type="float" office:value="0.180019">
                <text:p>0.1800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33334">
                <text:p>4.233334</text:p>
              </table:table-cell>
              <table:table-cell office:value-type="float" office:value="0.165087">
                <text:p>0.1650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66667">
                <text:p>4.266667</text:p>
              </table:table-cell>
              <table:table-cell office:value-type="float" office:value="0.13506">
                <text:p>0.135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">
                <text:p>4.3</text:p>
              </table:table-cell>
              <table:table-cell office:value-type="float" office:value="0.152495">
                <text:p>0.1524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333334">
                <text:p>4.333334</text:p>
              </table:table-cell>
              <table:table-cell office:value-type="float" office:value="0.123003">
                <text:p>0.1230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66667">
                <text:p>4.366667</text:p>
              </table:table-cell>
              <table:table-cell office:value-type="float" office:value="0.151448">
                <text:p>0.1514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4">
                <text:p>4.4</text:p>
              </table:table-cell>
              <table:table-cell office:value-type="float" office:value="0.158924">
                <text:p>0.1589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33334">
                <text:p>4.433334</text:p>
              </table:table-cell>
              <table:table-cell office:value-type="float" office:value="0.16522">
                <text:p>0.165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66667">
                <text:p>4.466667</text:p>
              </table:table-cell>
              <table:table-cell office:value-type="float" office:value="0.180305">
                <text:p>0.1803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5">
                <text:p>4.5</text:p>
              </table:table-cell>
              <table:table-cell office:value-type="float" office:value="0.199522">
                <text:p>0.1995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33334">
                <text:p>4.533334</text:p>
              </table:table-cell>
              <table:table-cell office:value-type="float" office:value="0.175444">
                <text:p>0.1754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66667">
                <text:p>4.566667</text:p>
              </table:table-cell>
              <table:table-cell office:value-type="float" office:value="0.15212">
                <text:p>0.152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">
                <text:p>4.6</text:p>
              </table:table-cell>
              <table:table-cell office:value-type="float" office:value="0.145615">
                <text:p>0.1456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33334">
                <text:p>4.633334</text:p>
              </table:table-cell>
              <table:table-cell office:value-type="float" office:value="0.137663">
                <text:p>0.137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66667">
                <text:p>4.666667</text:p>
              </table:table-cell>
              <table:table-cell office:value-type="float" office:value="0.138494">
                <text:p>0.1384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7">
                <text:p>4.7</text:p>
              </table:table-cell>
              <table:table-cell office:value-type="float" office:value="0.152104">
                <text:p>0.1521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733334">
                <text:p>4.733334</text:p>
              </table:table-cell>
              <table:table-cell office:value-type="float" office:value="0.12023">
                <text:p>0.120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766667">
                <text:p>4.766667</text:p>
              </table:table-cell>
              <table:table-cell office:value-type="float" office:value="0.14207">
                <text:p>0.142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">
                <text:p>4.8</text:p>
              </table:table-cell>
              <table:table-cell office:value-type="float" office:value="0.147831">
                <text:p>0.1478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833334">
                <text:p>4.833334</text:p>
              </table:table-cell>
              <table:table-cell office:value-type="float" office:value="0.148673">
                <text:p>0.1486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866667">
                <text:p>4.866667</text:p>
              </table:table-cell>
              <table:table-cell office:value-type="float" office:value="0.131483">
                <text:p>0.1314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9">
                <text:p>4.9</text:p>
              </table:table-cell>
              <table:table-cell office:value-type="float" office:value="0.15274">
                <text:p>0.152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933334">
                <text:p>4.933334</text:p>
              </table:table-cell>
              <table:table-cell office:value-type="float" office:value="0.161088">
                <text:p>0.1610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66667">
                <text:p>4.966667</text:p>
              </table:table-cell>
              <table:table-cell office:value-type="float" office:value="0.167873">
                <text:p>0.1678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0.177271">
                <text:p>0.1772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033334">
                <text:p>5.033334</text:p>
              </table:table-cell>
              <table:table-cell office:value-type="float" office:value="0.17414">
                <text:p>0.174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66667">
                <text:p>5.066667</text:p>
              </table:table-cell>
              <table:table-cell office:value-type="float" office:value="0.18753">
                <text:p>0.187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">
                <text:p>5.1</text:p>
              </table:table-cell>
              <table:table-cell office:value-type="float" office:value="0.184086">
                <text:p>0.1840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133334">
                <text:p>5.133334</text:p>
              </table:table-cell>
              <table:table-cell office:value-type="float" office:value="0.176608">
                <text:p>0.1766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166667">
                <text:p>5.166667</text:p>
              </table:table-cell>
              <table:table-cell office:value-type="float" office:value="0.208919">
                <text:p>0.2089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2">
                <text:p>5.2</text:p>
              </table:table-cell>
              <table:table-cell office:value-type="float" office:value="0.192644">
                <text:p>0.1926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233334">
                <text:p>5.233334</text:p>
              </table:table-cell>
              <table:table-cell office:value-type="float" office:value="0.20727">
                <text:p>0.207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266667">
                <text:p>5.266667</text:p>
              </table:table-cell>
              <table:table-cell office:value-type="float" office:value="0.216335">
                <text:p>0.2163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3">
                <text:p>5.3</text:p>
              </table:table-cell>
              <table:table-cell office:value-type="float" office:value="0.221171">
                <text:p>0.2211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33334">
                <text:p>5.333334</text:p>
              </table:table-cell>
              <table:table-cell office:value-type="float" office:value="0.208108">
                <text:p>0.2081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366667">
                <text:p>5.366667</text:p>
              </table:table-cell>
              <table:table-cell office:value-type="float" office:value="0.218321">
                <text:p>0.2183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4">
                <text:p>5.4</text:p>
              </table:table-cell>
              <table:table-cell office:value-type="float" office:value="0.213449">
                <text:p>0.2134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433334">
                <text:p>5.433334</text:p>
              </table:table-cell>
              <table:table-cell office:value-type="float" office:value="0.241117">
                <text:p>0.2411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466667">
                <text:p>5.466667</text:p>
              </table:table-cell>
              <table:table-cell office:value-type="float" office:value="0.210636">
                <text:p>0.2106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">
                <text:p>5.5</text:p>
              </table:table-cell>
              <table:table-cell office:value-type="float" office:value="0.214288">
                <text:p>0.2142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33334">
                <text:p>5.533334</text:p>
              </table:table-cell>
              <table:table-cell office:value-type="float" office:value="0.220258">
                <text:p>0.2202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566667">
                <text:p>5.566667</text:p>
              </table:table-cell>
              <table:table-cell office:value-type="float" office:value="0.199703">
                <text:p>0.1997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6">
                <text:p>5.6</text:p>
              </table:table-cell>
              <table:table-cell office:value-type="float" office:value="0.189702">
                <text:p>0.1897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633334">
                <text:p>5.633334</text:p>
              </table:table-cell>
              <table:table-cell office:value-type="float" office:value="0.181059">
                <text:p>0.1810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666667">
                <text:p>5.666667</text:p>
              </table:table-cell>
              <table:table-cell office:value-type="float" office:value="0.18924">
                <text:p>0.189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7">
                <text:p>5.7</text:p>
              </table:table-cell>
              <table:table-cell office:value-type="float" office:value="0.182118">
                <text:p>0.1821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733334">
                <text:p>5.733334</text:p>
              </table:table-cell>
              <table:table-cell office:value-type="float" office:value="0.164032">
                <text:p>0.1640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766667">
                <text:p>5.766667</text:p>
              </table:table-cell>
              <table:table-cell office:value-type="float" office:value="0.180872">
                <text:p>0.1808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8">
                <text:p>5.8</text:p>
              </table:table-cell>
              <table:table-cell office:value-type="float" office:value="0.155245">
                <text:p>0.1552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833334">
                <text:p>5.833334</text:p>
              </table:table-cell>
              <table:table-cell office:value-type="float" office:value="0.164371">
                <text:p>0.1643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866667">
                <text:p>5.866667</text:p>
              </table:table-cell>
              <table:table-cell office:value-type="float" office:value="0.151449">
                <text:p>0.1514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9">
                <text:p>5.9</text:p>
              </table:table-cell>
              <table:table-cell office:value-type="float" office:value="0.159043">
                <text:p>0.1590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933334">
                <text:p>5.933334</text:p>
              </table:table-cell>
              <table:table-cell office:value-type="float" office:value="0.161217">
                <text:p>0.1612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966667">
                <text:p>5.966667</text:p>
              </table:table-cell>
              <table:table-cell office:value-type="float" office:value="0.175052">
                <text:p>0.1750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0.140711">
                <text:p>0.1407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033334">
                <text:p>6.033334</text:p>
              </table:table-cell>
              <table:table-cell office:value-type="float" office:value="0.172545">
                <text:p>0.1725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066667">
                <text:p>6.066667</text:p>
              </table:table-cell>
              <table:table-cell office:value-type="float" office:value="0.138892">
                <text:p>0.1388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1">
                <text:p>6.1</text:p>
              </table:table-cell>
              <table:table-cell office:value-type="float" office:value="0.145614">
                <text:p>0.1456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33334">
                <text:p>6.133334</text:p>
              </table:table-cell>
              <table:table-cell office:value-type="float" office:value="0.147728">
                <text:p>0.1477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166667">
                <text:p>6.166667</text:p>
              </table:table-cell>
              <table:table-cell office:value-type="float" office:value="0.144409">
                <text:p>0.1444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2">
                <text:p>6.2</text:p>
              </table:table-cell>
              <table:table-cell office:value-type="float" office:value="0.175179">
                <text:p>0.1751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33334">
                <text:p>6.233334</text:p>
              </table:table-cell>
              <table:table-cell office:value-type="float" office:value="0.188899">
                <text:p>0.1888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66667">
                <text:p>6.266667</text:p>
              </table:table-cell>
              <table:table-cell office:value-type="float" office:value="0.184487">
                <text:p>0.1844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3">
                <text:p>6.3</text:p>
              </table:table-cell>
              <table:table-cell office:value-type="float" office:value="0.190804">
                <text:p>0.1908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333334">
                <text:p>6.333334</text:p>
              </table:table-cell>
              <table:table-cell office:value-type="float" office:value="0.161966">
                <text:p>0.1619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366667">
                <text:p>6.366667</text:p>
              </table:table-cell>
              <table:table-cell office:value-type="float" office:value="0.151462">
                <text:p>0.1514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4">
                <text:p>6.4</text:p>
              </table:table-cell>
              <table:table-cell office:value-type="float" office:value="0.124518">
                <text:p>0.1245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433334">
                <text:p>6.433334</text:p>
              </table:table-cell>
              <table:table-cell office:value-type="float" office:value="0.101689">
                <text:p>0.1016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466667">
                <text:p>6.466667</text:p>
              </table:table-cell>
              <table:table-cell office:value-type="float" office:value="0.114413">
                <text:p>0.1144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5">
                <text:p>6.5</text:p>
              </table:table-cell>
              <table:table-cell office:value-type="float" office:value="0.092884">
                <text:p>0.0928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533334">
                <text:p>6.533334</text:p>
              </table:table-cell>
              <table:table-cell office:value-type="float" office:value="0.101053">
                <text:p>0.1010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566667">
                <text:p>6.566667</text:p>
              </table:table-cell>
              <table:table-cell office:value-type="float" office:value="0.128336">
                <text:p>0.1283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6">
                <text:p>6.6</text:p>
              </table:table-cell>
              <table:table-cell office:value-type="float" office:value="0.116709">
                <text:p>0.1167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33334">
                <text:p>6.633334</text:p>
              </table:table-cell>
              <table:table-cell office:value-type="float" office:value="0.130503">
                <text:p>0.1305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66667">
                <text:p>6.666667</text:p>
              </table:table-cell>
              <table:table-cell office:value-type="float" office:value="0.109168">
                <text:p>0.1091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7">
                <text:p>6.7</text:p>
              </table:table-cell>
              <table:table-cell office:value-type="float" office:value="0.118813">
                <text:p>0.1188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733334">
                <text:p>6.733334</text:p>
              </table:table-cell>
              <table:table-cell office:value-type="float" office:value="0.087603">
                <text:p>0.0876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766667">
                <text:p>6.766667</text:p>
              </table:table-cell>
              <table:table-cell office:value-type="float" office:value="0.095651">
                <text:p>0.0956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">
                <text:p>6.8</text:p>
              </table:table-cell>
              <table:table-cell office:value-type="float" office:value="0.087503">
                <text:p>0.0875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833334">
                <text:p>6.833334</text:p>
              </table:table-cell>
              <table:table-cell office:value-type="float" office:value="0.118177">
                <text:p>0.1181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866667">
                <text:p>6.866667</text:p>
              </table:table-cell>
              <table:table-cell office:value-type="float" office:value="0.149796">
                <text:p>0.1497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">
                <text:p>6.9</text:p>
              </table:table-cell>
              <table:table-cell office:value-type="float" office:value="0.168507">
                <text:p>0.1685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33334">
                <text:p>6.933334</text:p>
              </table:table-cell>
              <table:table-cell office:value-type="float" office:value="0.210805">
                <text:p>0.2108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66667">
                <text:p>6.966667</text:p>
              </table:table-cell>
              <table:table-cell office:value-type="float" office:value="0.228519">
                <text:p>0.2285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">
                <text:p>7</text:p>
              </table:table-cell>
              <table:table-cell office:value-type="float" office:value="0.240912">
                <text:p>0.2409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033334">
                <text:p>7.033334</text:p>
              </table:table-cell>
              <table:table-cell office:value-type="float" office:value="0.272478">
                <text:p>0.2724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066667">
                <text:p>7.066667</text:p>
              </table:table-cell>
              <table:table-cell office:value-type="float" office:value="0.283287">
                <text:p>0.2832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">
                <text:p>7.1</text:p>
              </table:table-cell>
              <table:table-cell office:value-type="float" office:value="0.281648">
                <text:p>0.2816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33334">
                <text:p>7.133334</text:p>
              </table:table-cell>
              <table:table-cell office:value-type="float" office:value="0.273417">
                <text:p>0.2734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66667">
                <text:p>7.166667</text:p>
              </table:table-cell>
              <table:table-cell office:value-type="float" office:value="0.288915">
                <text:p>0.2889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2">
                <text:p>7.2</text:p>
              </table:table-cell>
              <table:table-cell office:value-type="float" office:value="0.286204">
                <text:p>0.2862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233334">
                <text:p>7.233334</text:p>
              </table:table-cell>
              <table:table-cell office:value-type="float" office:value="0.283188">
                <text:p>0.2831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266667">
                <text:p>7.266667</text:p>
              </table:table-cell>
              <table:table-cell office:value-type="float" office:value="0.280314">
                <text:p>0.2803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">
                <text:p>7.3</text:p>
              </table:table-cell>
              <table:table-cell office:value-type="float" office:value="0.278655">
                <text:p>0.2786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333334">
                <text:p>7.333334</text:p>
              </table:table-cell>
              <table:table-cell office:value-type="float" office:value="0.279499">
                <text:p>0.2794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366667">
                <text:p>7.366667</text:p>
              </table:table-cell>
              <table:table-cell office:value-type="float" office:value="0.279629">
                <text:p>0.2796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4">
                <text:p>7.4</text:p>
              </table:table-cell>
              <table:table-cell office:value-type="float" office:value="0.272546">
                <text:p>0.2725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433334">
                <text:p>7.433334</text:p>
              </table:table-cell>
              <table:table-cell office:value-type="float" office:value="0.270408">
                <text:p>0.2704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66667">
                <text:p>7.466667</text:p>
              </table:table-cell>
              <table:table-cell office:value-type="float" office:value="0.227424">
                <text:p>0.2274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5">
                <text:p>7.5</text:p>
              </table:table-cell>
              <table:table-cell office:value-type="float" office:value="0.226397">
                <text:p>0.2263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533334">
                <text:p>7.533334</text:p>
              </table:table-cell>
              <table:table-cell office:value-type="float" office:value="0.187991">
                <text:p>0.1879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566667">
                <text:p>7.566667</text:p>
              </table:table-cell>
              <table:table-cell office:value-type="float" office:value="0.151693">
                <text:p>0.1516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6">
                <text:p>7.6</text:p>
              </table:table-cell>
              <table:table-cell office:value-type="float" office:value="0.134189">
                <text:p>0.1341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633334">
                <text:p>7.633334</text:p>
              </table:table-cell>
              <table:table-cell office:value-type="float" office:value="0.102563">
                <text:p>0.1025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666667">
                <text:p>7.666667</text:p>
              </table:table-cell>
              <table:table-cell office:value-type="float" office:value="0.074656">
                <text:p>0.0746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7">
                <text:p>7.7</text:p>
              </table:table-cell>
              <table:table-cell office:value-type="float" office:value="0.084183">
                <text:p>0.0841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733334">
                <text:p>7.733334</text:p>
              </table:table-cell>
              <table:table-cell office:value-type="float" office:value="0.116872">
                <text:p>0.1168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66667">
                <text:p>7.766667</text:p>
              </table:table-cell>
              <table:table-cell office:value-type="float" office:value="0.136435">
                <text:p>0.1364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8">
                <text:p>7.8</text:p>
              </table:table-cell>
              <table:table-cell office:value-type="float" office:value="0.14232">
                <text:p>0.142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833334">
                <text:p>7.833334</text:p>
              </table:table-cell>
              <table:table-cell office:value-type="float" office:value="0.146129">
                <text:p>0.1461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866667">
                <text:p>7.866667</text:p>
              </table:table-cell>
              <table:table-cell office:value-type="float" office:value="0.125425">
                <text:p>0.1254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9">
                <text:p>7.9</text:p>
              </table:table-cell>
              <table:table-cell office:value-type="float" office:value="0.092011">
                <text:p>0.0920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933334">
                <text:p>7.933334</text:p>
              </table:table-cell>
              <table:table-cell office:value-type="float" office:value="0.088346">
                <text:p>0.0883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966667">
                <text:p>7.966667</text:p>
              </table:table-cell>
              <table:table-cell office:value-type="float" office:value="0.096503">
                <text:p>0.0965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">
                <text:p>8</text:p>
              </table:table-cell>
              <table:table-cell office:value-type="float" office:value="0.114385">
                <text:p>0.1143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033334">
                <text:p>8.033334</text:p>
              </table:table-cell>
              <table:table-cell office:value-type="float" office:value="0.122351">
                <text:p>0.1223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066667">
                <text:p>8.066667</text:p>
              </table:table-cell>
              <table:table-cell office:value-type="float" office:value="0.159763">
                <text:p>0.1597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1">
                <text:p>8.1</text:p>
              </table:table-cell>
              <table:table-cell office:value-type="float" office:value="0.160572">
                <text:p>0.1605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33334">
                <text:p>8.133334</text:p>
              </table:table-cell>
              <table:table-cell office:value-type="float" office:value="0.178322">
                <text:p>0.1783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166667">
                <text:p>8.166667</text:p>
              </table:table-cell>
              <table:table-cell office:value-type="float" office:value="0.276881">
                <text:p>0.2768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2">
                <text:p>8.2</text:p>
              </table:table-cell>
              <table:table-cell office:value-type="float" office:value="0.267298">
                <text:p>0.2672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233334">
                <text:p>8.233334</text:p>
              </table:table-cell>
              <table:table-cell office:value-type="float" office:value="0.278542">
                <text:p>0.2785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266667">
                <text:p>8.266667</text:p>
              </table:table-cell>
              <table:table-cell office:value-type="float" office:value="0.27879">
                <text:p>0.278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3">
                <text:p>8.3</text:p>
              </table:table-cell>
              <table:table-cell office:value-type="float" office:value="0.293855">
                <text:p>0.2938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333334">
                <text:p>8.333334</text:p>
              </table:table-cell>
              <table:table-cell office:value-type="float" office:value="0.283823">
                <text:p>0.2838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366667">
                <text:p>8.366667</text:p>
              </table:table-cell>
              <table:table-cell office:value-type="float" office:value="0.300688">
                <text:p>0.3006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4">
                <text:p>8.4</text:p>
              </table:table-cell>
              <table:table-cell office:value-type="float" office:value="0.279344">
                <text:p>0.2793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433334">
                <text:p>8.433334</text:p>
              </table:table-cell>
              <table:table-cell office:value-type="float" office:value="0.298064">
                <text:p>0.2980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466667">
                <text:p>8.466667</text:p>
              </table:table-cell>
              <table:table-cell office:value-type="float" office:value="0.293637">
                <text:p>0.2936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5">
                <text:p>8.5</text:p>
              </table:table-cell>
              <table:table-cell office:value-type="float" office:value="0.290272">
                <text:p>0.2902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533334">
                <text:p>8.533334</text:p>
              </table:table-cell>
              <table:table-cell office:value-type="float" office:value="0.29287">
                <text:p>0.2928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566667">
                <text:p>8.566667</text:p>
              </table:table-cell>
              <table:table-cell office:value-type="float" office:value="0.300901">
                <text:p>0.3009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6">
                <text:p>8.6</text:p>
              </table:table-cell>
              <table:table-cell office:value-type="float" office:value="0.303058">
                <text:p>0.3030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633334">
                <text:p>8.633334</text:p>
              </table:table-cell>
              <table:table-cell office:value-type="float" office:value="0.307956">
                <text:p>0.3079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666667">
                <text:p>8.666667</text:p>
              </table:table-cell>
              <table:table-cell office:value-type="float" office:value="0.302828">
                <text:p>0.3028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7">
                <text:p>8.7</text:p>
              </table:table-cell>
              <table:table-cell office:value-type="float" office:value="0.295958">
                <text:p>0.2959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733334">
                <text:p>8.733334</text:p>
              </table:table-cell>
              <table:table-cell office:value-type="float" office:value="0.31261">
                <text:p>0.312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766667">
                <text:p>8.766667</text:p>
              </table:table-cell>
              <table:table-cell office:value-type="float" office:value="0.307885">
                <text:p>0.3078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8">
                <text:p>8.8</text:p>
              </table:table-cell>
              <table:table-cell office:value-type="float" office:value="0.307385">
                <text:p>0.3073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833334">
                <text:p>8.833334</text:p>
              </table:table-cell>
              <table:table-cell office:value-type="float" office:value="0.297305">
                <text:p>0.2973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866667">
                <text:p>8.866667</text:p>
              </table:table-cell>
              <table:table-cell office:value-type="float" office:value="0.318595">
                <text:p>0.3185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9">
                <text:p>8.9</text:p>
              </table:table-cell>
              <table:table-cell office:value-type="float" office:value="0.323032">
                <text:p>0.3230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933334">
                <text:p>8.933334</text:p>
              </table:table-cell>
              <table:table-cell office:value-type="float" office:value="0.305123">
                <text:p>0.3051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966667">
                <text:p>8.966667</text:p>
              </table:table-cell>
              <table:table-cell office:value-type="float" office:value="0.306422">
                <text:p>0.3064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">
                <text:p>9</text:p>
              </table:table-cell>
              <table:table-cell office:value-type="float" office:value="0.320211">
                <text:p>0.3202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033334">
                <text:p>9.033334</text:p>
              </table:table-cell>
              <table:table-cell office:value-type="float" office:value="0.318936">
                <text:p>0.3189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066667">
                <text:p>9.066667</text:p>
              </table:table-cell>
              <table:table-cell office:value-type="float" office:value="0.322385">
                <text:p>0.3223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1">
                <text:p>9.1</text:p>
              </table:table-cell>
              <table:table-cell office:value-type="float" office:value="0.310137">
                <text:p>0.3101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133334">
                <text:p>9.133334</text:p>
              </table:table-cell>
              <table:table-cell office:value-type="float" office:value="0.315371">
                <text:p>0.3153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166667">
                <text:p>9.166667</text:p>
              </table:table-cell>
              <table:table-cell office:value-type="float" office:value="0.332768">
                <text:p>0.3327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2">
                <text:p>9.2</text:p>
              </table:table-cell>
              <table:table-cell office:value-type="float" office:value="0.330254">
                <text:p>0.3302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233334">
                <text:p>9.233334</text:p>
              </table:table-cell>
              <table:table-cell office:value-type="float" office:value="0.326364">
                <text:p>0.3263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266667">
                <text:p>9.266667</text:p>
              </table:table-cell>
              <table:table-cell office:value-type="float" office:value="0.337933">
                <text:p>0.3379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3">
                <text:p>9.3</text:p>
              </table:table-cell>
              <table:table-cell office:value-type="float" office:value="0.321386">
                <text:p>0.3213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333334">
                <text:p>9.333334</text:p>
              </table:table-cell>
              <table:table-cell office:value-type="float" office:value="0.326734">
                <text:p>0.3267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366667">
                <text:p>9.366667</text:p>
              </table:table-cell>
              <table:table-cell office:value-type="float" office:value="0.330018">
                <text:p>0.3300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4">
                <text:p>9.4</text:p>
              </table:table-cell>
              <table:table-cell office:value-type="float" office:value="0.326738">
                <text:p>0.3267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433334">
                <text:p>9.433334</text:p>
              </table:table-cell>
              <table:table-cell office:value-type="float" office:value="0.345172">
                <text:p>0.3451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466667">
                <text:p>9.466667</text:p>
              </table:table-cell>
              <table:table-cell office:value-type="float" office:value="0.327794">
                <text:p>0.3277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5">
                <text:p>9.5</text:p>
              </table:table-cell>
              <table:table-cell office:value-type="float" office:value="0.330469">
                <text:p>0.3304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533334">
                <text:p>9.533334</text:p>
              </table:table-cell>
              <table:table-cell office:value-type="float" office:value="0.334537">
                <text:p>0.3345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566667">
                <text:p>9.566667</text:p>
              </table:table-cell>
              <table:table-cell office:value-type="float" office:value="0.342178">
                <text:p>0.3421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600001">
                <text:p>9.600001</text:p>
              </table:table-cell>
              <table:table-cell office:value-type="float" office:value="0.330688">
                <text:p>0.3306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633334">
                <text:p>9.633334</text:p>
              </table:table-cell>
              <table:table-cell office:value-type="float" office:value="0.33386">
                <text:p>0.333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666667">
                <text:p>9.666667</text:p>
              </table:table-cell>
              <table:table-cell office:value-type="float" office:value="0.326139">
                <text:p>0.3261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700001">
                <text:p>9.700001</text:p>
              </table:table-cell>
              <table:table-cell office:value-type="float" office:value="0.334777">
                <text:p>0.3347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733334">
                <text:p>9.733334</text:p>
              </table:table-cell>
              <table:table-cell office:value-type="float" office:value="0.33491">
                <text:p>0.334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766667">
                <text:p>9.766667</text:p>
              </table:table-cell>
              <table:table-cell office:value-type="float" office:value="0.324694">
                <text:p>0.3246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00001">
                <text:p>9.800001</text:p>
              </table:table-cell>
              <table:table-cell office:value-type="float" office:value="0.331681">
                <text:p>0.3316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833334">
                <text:p>9.833334</text:p>
              </table:table-cell>
              <table:table-cell office:value-type="float" office:value="0.313664">
                <text:p>0.3136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866667">
                <text:p>9.866667</text:p>
              </table:table-cell>
              <table:table-cell office:value-type="float" office:value="0.30608">
                <text:p>0.306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900001">
                <text:p>9.900001</text:p>
              </table:table-cell>
              <table:table-cell office:value-type="float" office:value="0.298888">
                <text:p>0.2988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933334">
                <text:p>9.933334</text:p>
              </table:table-cell>
              <table:table-cell office:value-type="float" office:value="0.298374">
                <text:p>0.2983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966667">
                <text:p>9.966667</text:p>
              </table:table-cell>
              <table:table-cell office:value-type="float" office:value="0.267558">
                <text:p>0.2675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000001">
                <text:p>10.000001</text:p>
              </table:table-cell>
              <table:table-cell office:value-type="float" office:value="0.268517">
                <text:p>0.2685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033334">
                <text:p>10.033334</text:p>
              </table:table-cell>
              <table:table-cell office:value-type="float" office:value="0.258147">
                <text:p>0.2581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066667">
                <text:p>10.066667</text:p>
              </table:table-cell>
              <table:table-cell office:value-type="float" office:value="0.229288">
                <text:p>0.2292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100001">
                <text:p>10.100001</text:p>
              </table:table-cell>
              <table:table-cell office:value-type="float" office:value="0.215337">
                <text:p>0.2153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133334">
                <text:p>10.133334</text:p>
              </table:table-cell>
              <table:table-cell office:value-type="float" office:value="0.207992">
                <text:p>0.2079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166667">
                <text:p>10.166667</text:p>
              </table:table-cell>
              <table:table-cell office:value-type="float" office:value="0.198431">
                <text:p>0.1984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00001">
                <text:p>10.200001</text:p>
              </table:table-cell>
              <table:table-cell office:value-type="float" office:value="0.177061">
                <text:p>0.1770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233334">
                <text:p>10.233334</text:p>
              </table:table-cell>
              <table:table-cell office:value-type="float" office:value="0.163817">
                <text:p>0.1638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266667">
                <text:p>10.266667</text:p>
              </table:table-cell>
              <table:table-cell office:value-type="float" office:value="0.14242">
                <text:p>0.142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300001">
                <text:p>10.300001</text:p>
              </table:table-cell>
              <table:table-cell office:value-type="float" office:value="0.142069">
                <text:p>0.1420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333334">
                <text:p>10.333334</text:p>
              </table:table-cell>
              <table:table-cell office:value-type="float" office:value="0.139994">
                <text:p>0.1399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366667">
                <text:p>10.366667</text:p>
              </table:table-cell>
              <table:table-cell office:value-type="float" office:value="0.122244">
                <text:p>0.1222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400001">
                <text:p>10.400001</text:p>
              </table:table-cell>
              <table:table-cell office:value-type="float" office:value="0.121399">
                <text:p>0.1213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433334">
                <text:p>10.433334</text:p>
              </table:table-cell>
              <table:table-cell office:value-type="float" office:value="0.107411">
                <text:p>0.1074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466667">
                <text:p>10.466667</text:p>
              </table:table-cell>
              <table:table-cell office:value-type="float" office:value="0.145191">
                <text:p>0.1451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500001">
                <text:p>10.500001</text:p>
              </table:table-cell>
              <table:table-cell office:value-type="float" office:value="0.130352">
                <text:p>0.1303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533334">
                <text:p>10.533334</text:p>
              </table:table-cell>
              <table:table-cell office:value-type="float" office:value="0.152504">
                <text:p>0.1525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566667">
                <text:p>10.566667</text:p>
              </table:table-cell>
              <table:table-cell office:value-type="float" office:value="0.145974">
                <text:p>0.1459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600001">
                <text:p>10.600001</text:p>
              </table:table-cell>
              <table:table-cell office:value-type="float" office:value="0.163322">
                <text:p>0.1633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633334">
                <text:p>10.633334</text:p>
              </table:table-cell>
              <table:table-cell office:value-type="float" office:value="0.155786">
                <text:p>0.1557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666667">
                <text:p>10.666667</text:p>
              </table:table-cell>
              <table:table-cell office:value-type="float" office:value="0.165948">
                <text:p>0.1659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700001">
                <text:p>10.700001</text:p>
              </table:table-cell>
              <table:table-cell office:value-type="float" office:value="0.182087">
                <text:p>0.1820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733334">
                <text:p>10.733334</text:p>
              </table:table-cell>
              <table:table-cell office:value-type="float" office:value="0.197231">
                <text:p>0.19723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766667">
                <text:p>10.766667</text:p>
              </table:table-cell>
              <table:table-cell office:value-type="float" office:value="0.198342">
                <text:p>0.1983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800001">
                <text:p>10.800001</text:p>
              </table:table-cell>
              <table:table-cell office:value-type="float" office:value="0.207331">
                <text:p>0.2073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833334">
                <text:p>10.833334</text:p>
              </table:table-cell>
              <table:table-cell office:value-type="float" office:value="0.232169">
                <text:p>0.2321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866667">
                <text:p>10.866667</text:p>
              </table:table-cell>
              <table:table-cell office:value-type="float" office:value="0.292934">
                <text:p>0.2929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900001">
                <text:p>10.900001</text:p>
              </table:table-cell>
              <table:table-cell office:value-type="float" office:value="0.329452">
                <text:p>0.3294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933334">
                <text:p>10.933334</text:p>
              </table:table-cell>
              <table:table-cell office:value-type="float" office:value="0.330326">
                <text:p>0.3303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966667">
                <text:p>10.966667</text:p>
              </table:table-cell>
              <table:table-cell office:value-type="float" office:value="0.326197">
                <text:p>0.3261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000001">
                <text:p>11.000001</text:p>
              </table:table-cell>
              <table:table-cell office:value-type="float" office:value="0.334341">
                <text:p>0.3343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033334">
                <text:p>11.033334</text:p>
              </table:table-cell>
              <table:table-cell office:value-type="float" office:value="0.332317">
                <text:p>0.3323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066667">
                <text:p>11.066667</text:p>
              </table:table-cell>
              <table:table-cell office:value-type="float" office:value="0.332827">
                <text:p>0.3328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100001">
                <text:p>11.100001</text:p>
              </table:table-cell>
              <table:table-cell office:value-type="float" office:value="0.334842">
                <text:p>0.3348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133334">
                <text:p>11.133334</text:p>
              </table:table-cell>
              <table:table-cell office:value-type="float" office:value="0.343163">
                <text:p>0.3431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166667">
                <text:p>11.166667</text:p>
              </table:table-cell>
              <table:table-cell office:value-type="float" office:value="0.327528">
                <text:p>0.3275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200001">
                <text:p>11.200001</text:p>
              </table:table-cell>
              <table:table-cell office:value-type="float" office:value="0.332695">
                <text:p>0.3326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233334">
                <text:p>11.233334</text:p>
              </table:table-cell>
              <table:table-cell office:value-type="float" office:value="0.335866">
                <text:p>0.3358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266667">
                <text:p>11.266667</text:p>
              </table:table-cell>
              <table:table-cell office:value-type="float" office:value="0.336091">
                <text:p>0.3360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300001">
                <text:p>11.300001</text:p>
              </table:table-cell>
              <table:table-cell office:value-type="float" office:value="0.340921">
                <text:p>0.3409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333334">
                <text:p>11.333334</text:p>
              </table:table-cell>
              <table:table-cell office:value-type="float" office:value="0.343631">
                <text:p>0.34363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366667">
                <text:p>11.366667</text:p>
              </table:table-cell>
              <table:table-cell office:value-type="float" office:value="0.328499">
                <text:p>0.3284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400001">
                <text:p>11.400001</text:p>
              </table:table-cell>
              <table:table-cell office:value-type="float" office:value="0.346701">
                <text:p>0.3467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433334">
                <text:p>11.433334</text:p>
              </table:table-cell>
              <table:table-cell office:value-type="float" office:value="0.348971">
                <text:p>0.3489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466667">
                <text:p>11.466667</text:p>
              </table:table-cell>
              <table:table-cell office:value-type="float" office:value="0.355646">
                <text:p>0.3556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500001">
                <text:p>11.500001</text:p>
              </table:table-cell>
              <table:table-cell office:value-type="float" office:value="0.336823">
                <text:p>0.3368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533334">
                <text:p>11.533334</text:p>
              </table:table-cell>
              <table:table-cell office:value-type="float" office:value="0.368069">
                <text:p>0.3680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566667">
                <text:p>11.566667</text:p>
              </table:table-cell>
              <table:table-cell office:value-type="float" office:value="0.356834">
                <text:p>0.3568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600001">
                <text:p>11.600001</text:p>
              </table:table-cell>
              <table:table-cell office:value-type="float" office:value="0.337075">
                <text:p>0.3370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633334">
                <text:p>11.633334</text:p>
              </table:table-cell>
              <table:table-cell office:value-type="float" office:value="0.344177">
                <text:p>0.3441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666667">
                <text:p>11.666667</text:p>
              </table:table-cell>
              <table:table-cell office:value-type="float" office:value="0.3615">
                <text:p>0.36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700001">
                <text:p>11.700001</text:p>
              </table:table-cell>
              <table:table-cell office:value-type="float" office:value="0.348609">
                <text:p>0.3486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733334">
                <text:p>11.733334</text:p>
              </table:table-cell>
              <table:table-cell office:value-type="float" office:value="0.367586">
                <text:p>0.3675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766667">
                <text:p>11.766667</text:p>
              </table:table-cell>
              <table:table-cell office:value-type="float" office:value="0.346086">
                <text:p>0.3460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800001">
                <text:p>11.800001</text:p>
              </table:table-cell>
              <table:table-cell office:value-type="float" office:value="0.354302">
                <text:p>0.3543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833334">
                <text:p>11.833334</text:p>
              </table:table-cell>
              <table:table-cell office:value-type="float" office:value="0.367207">
                <text:p>0.3672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866667">
                <text:p>11.866667</text:p>
              </table:table-cell>
              <table:table-cell office:value-type="float" office:value="0.356825">
                <text:p>0.3568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900001">
                <text:p>11.900001</text:p>
              </table:table-cell>
              <table:table-cell office:value-type="float" office:value="0.359385">
                <text:p>0.3593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933334">
                <text:p>11.933334</text:p>
              </table:table-cell>
              <table:table-cell office:value-type="float" office:value="0.355395">
                <text:p>0.3553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966667">
                <text:p>11.966667</text:p>
              </table:table-cell>
              <table:table-cell office:value-type="float" office:value="0.369321">
                <text:p>0.3693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.000001">
                <text:p>12.000001</text:p>
              </table:table-cell>
              <table:table-cell office:value-type="float" office:value="0.368854">
                <text:p>0.3688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033334">
                <text:p>12.033334</text:p>
              </table:table-cell>
              <table:table-cell office:value-type="float" office:value="0.35488">
                <text:p>0.354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.066667">
                <text:p>12.066667</text:p>
              </table:table-cell>
              <table:table-cell office:value-type="float" office:value="0.37774">
                <text:p>0.377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.100001">
                <text:p>12.100001</text:p>
              </table:table-cell>
              <table:table-cell office:value-type="float" office:value="0.374709">
                <text:p>0.3747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.133334">
                <text:p>12.133334</text:p>
              </table:table-cell>
              <table:table-cell office:value-type="float" office:value="0.356027">
                <text:p>0.3560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.166667">
                <text:p>12.166667</text:p>
              </table:table-cell>
              <table:table-cell office:value-type="float" office:value="0.35484">
                <text:p>0.354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200001">
                <text:p>12.200001</text:p>
              </table:table-cell>
              <table:table-cell office:value-type="float" office:value="0.355401">
                <text:p>0.3554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233334">
                <text:p>12.233334</text:p>
              </table:table-cell>
              <table:table-cell office:value-type="float" office:value="0.361482">
                <text:p>0.36148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266667">
                <text:p>12.266667</text:p>
              </table:table-cell>
              <table:table-cell office:value-type="float" office:value="0.353771">
                <text:p>0.3537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300001">
                <text:p>12.300001</text:p>
              </table:table-cell>
              <table:table-cell office:value-type="float" office:value="0.368857">
                <text:p>0.3688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333334">
                <text:p>12.333334</text:p>
              </table:table-cell>
              <table:table-cell office:value-type="float" office:value="0.362561">
                <text:p>0.3625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366667">
                <text:p>12.366667</text:p>
              </table:table-cell>
              <table:table-cell office:value-type="float" office:value="0.347216">
                <text:p>0.3472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400001">
                <text:p>12.400001</text:p>
              </table:table-cell>
              <table:table-cell office:value-type="float" office:value="0.361152">
                <text:p>0.3611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433334">
                <text:p>12.433334</text:p>
              </table:table-cell>
              <table:table-cell office:value-type="float" office:value="0.359194">
                <text:p>0.3591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466667">
                <text:p>12.466667</text:p>
              </table:table-cell>
              <table:table-cell office:value-type="float" office:value="0.361463">
                <text:p>0.3614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500001">
                <text:p>12.500001</text:p>
              </table:table-cell>
              <table:table-cell office:value-type="float" office:value="0.360015">
                <text:p>0.3600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533334">
                <text:p>12.533334</text:p>
              </table:table-cell>
              <table:table-cell office:value-type="float" office:value="0.37118">
                <text:p>0.371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566667">
                <text:p>12.566667</text:p>
              </table:table-cell>
              <table:table-cell office:value-type="float" office:value="0.374097">
                <text:p>0.3740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600001">
                <text:p>12.600001</text:p>
              </table:table-cell>
              <table:table-cell office:value-type="float" office:value="0.363958">
                <text:p>0.3639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633334">
                <text:p>12.633334</text:p>
              </table:table-cell>
              <table:table-cell office:value-type="float" office:value="0.336172">
                <text:p>0.3361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666667">
                <text:p>12.666667</text:p>
              </table:table-cell>
              <table:table-cell office:value-type="float" office:value="0.331117">
                <text:p>0.3311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700001">
                <text:p>12.700001</text:p>
              </table:table-cell>
              <table:table-cell office:value-type="float" office:value="0.34983">
                <text:p>0.349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733334">
                <text:p>12.733334</text:p>
              </table:table-cell>
              <table:table-cell office:value-type="float" office:value="0.355159">
                <text:p>0.3551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766667">
                <text:p>12.766667</text:p>
              </table:table-cell>
              <table:table-cell office:value-type="float" office:value="0.348238">
                <text:p>0.3482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800001">
                <text:p>12.800001</text:p>
              </table:table-cell>
              <table:table-cell office:value-type="float" office:value="0.336034">
                <text:p>0.3360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833334">
                <text:p>12.833334</text:p>
              </table:table-cell>
              <table:table-cell office:value-type="float" office:value="0.343206">
                <text:p>0.3432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866667">
                <text:p>12.866667</text:p>
              </table:table-cell>
              <table:table-cell office:value-type="float" office:value="0.350216">
                <text:p>0.3502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900001">
                <text:p>12.900001</text:p>
              </table:table-cell>
              <table:table-cell office:value-type="float" office:value="0.34557">
                <text:p>0.345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933334">
                <text:p>12.933334</text:p>
              </table:table-cell>
              <table:table-cell office:value-type="float" office:value="0.351946">
                <text:p>0.3519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.966667">
                <text:p>12.966667</text:p>
              </table:table-cell>
              <table:table-cell office:value-type="float" office:value="0.34671">
                <text:p>0.346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.000001">
                <text:p>13.000001</text:p>
              </table:table-cell>
              <table:table-cell office:value-type="float" office:value="0.336746">
                <text:p>0.3367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.033334">
                <text:p>13.033334</text:p>
              </table:table-cell>
              <table:table-cell office:value-type="float" office:value="0.339658">
                <text:p>0.3396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.066667">
                <text:p>13.066667</text:p>
              </table:table-cell>
              <table:table-cell office:value-type="float" office:value="0.341384">
                <text:p>0.3413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.100001">
                <text:p>13.100001</text:p>
              </table:table-cell>
              <table:table-cell office:value-type="float" office:value="0.335829">
                <text:p>0.3358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.133334">
                <text:p>13.133334</text:p>
              </table:table-cell>
              <table:table-cell office:value-type="float" office:value="0.338422">
                <text:p>0.3384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.166667">
                <text:p>13.166667</text:p>
              </table:table-cell>
              <table:table-cell office:value-type="float" office:value="0.336606">
                <text:p>0.3366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.200001">
                <text:p>13.200001</text:p>
              </table:table-cell>
              <table:table-cell office:value-type="float" office:value="0.335949">
                <text:p>0.3359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233334">
                <text:p>13.233334</text:p>
              </table:table-cell>
              <table:table-cell office:value-type="float" office:value="0.326714">
                <text:p>0.3267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.266667">
                <text:p>13.266667</text:p>
              </table:table-cell>
              <table:table-cell office:value-type="float" office:value="0.341578">
                <text:p>0.3415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.300001">
                <text:p>13.300001</text:p>
              </table:table-cell>
              <table:table-cell office:value-type="float" office:value="0.350371">
                <text:p>0.3503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333334">
                <text:p>13.333334</text:p>
              </table:table-cell>
              <table:table-cell office:value-type="float" office:value="0.335483">
                <text:p>0.3354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.366667">
                <text:p>13.366667</text:p>
              </table:table-cell>
              <table:table-cell office:value-type="float" office:value="0.342799">
                <text:p>0.3427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.400001">
                <text:p>13.400001</text:p>
              </table:table-cell>
              <table:table-cell office:value-type="float" office:value="0.343679">
                <text:p>0.3436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433334">
                <text:p>13.433334</text:p>
              </table:table-cell>
              <table:table-cell office:value-type="float" office:value="0.358534">
                <text:p>0.3585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.466667">
                <text:p>13.466667</text:p>
              </table:table-cell>
              <table:table-cell office:value-type="float" office:value="0.336703">
                <text:p>0.3367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500001">
                <text:p>13.500001</text:p>
              </table:table-cell>
              <table:table-cell office:value-type="float" office:value="0.243264">
                <text:p>0.2432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.533334">
                <text:p>13.533334</text:p>
              </table:table-cell>
              <table:table-cell office:value-type="float" office:value="0.32685">
                <text:p>0.326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.566667">
                <text:p>13.566667</text:p>
              </table:table-cell>
              <table:table-cell office:value-type="float" office:value="0.31039">
                <text:p>0.310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.600001">
                <text:p>13.600001</text:p>
              </table:table-cell>
              <table:table-cell office:value-type="float" office:value="0.31349">
                <text:p>0.313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.633334">
                <text:p>13.633334</text:p>
              </table:table-cell>
              <table:table-cell office:value-type="float" office:value="0.317813">
                <text:p>0.3178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.666667">
                <text:p>13.666667</text:p>
              </table:table-cell>
              <table:table-cell office:value-type="float" office:value="0.317909">
                <text:p>0.3179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700001">
                <text:p>13.700001</text:p>
              </table:table-cell>
              <table:table-cell office:value-type="float" office:value="0.295953">
                <text:p>0.2959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733334">
                <text:p>13.733334</text:p>
              </table:table-cell>
              <table:table-cell office:value-type="float" office:value="0.303673">
                <text:p>0.3036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766667">
                <text:p>13.766667</text:p>
              </table:table-cell>
              <table:table-cell office:value-type="float" office:value="0.309114">
                <text:p>0.3091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800001">
                <text:p>13.800001</text:p>
              </table:table-cell>
              <table:table-cell office:value-type="float" office:value="0.322037">
                <text:p>0.3220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833334">
                <text:p>13.833334</text:p>
              </table:table-cell>
              <table:table-cell office:value-type="float" office:value="0.313886">
                <text:p>0.3138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866667">
                <text:p>13.866667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900001">
                <text:p>13.900001</text:p>
              </table:table-cell>
              <table:table-cell office:value-type="float" office:value="0.310461">
                <text:p>0.3104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933334">
                <text:p>13.933334</text:p>
              </table:table-cell>
              <table:table-cell office:value-type="float" office:value="0.314431">
                <text:p>0.3144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.966667">
                <text:p>13.966667</text:p>
              </table:table-cell>
              <table:table-cell office:value-type="float" office:value="0.307497">
                <text:p>0.3074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.000001">
                <text:p>14.000001</text:p>
              </table:table-cell>
              <table:table-cell office:value-type="float" office:value="0.290733">
                <text:p>0.2907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.033334">
                <text:p>14.033334</text:p>
              </table:table-cell>
              <table:table-cell office:value-type="float" office:value="0.303523">
                <text:p>0.3035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.066667">
                <text:p>14.066667</text:p>
              </table:table-cell>
              <table:table-cell office:value-type="float" office:value="0.308801">
                <text:p>0.3088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.100001">
                <text:p>14.100001</text:p>
              </table:table-cell>
              <table:table-cell office:value-type="float" office:value="0.29444">
                <text:p>0.294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.133334">
                <text:p>14.133334</text:p>
              </table:table-cell>
              <table:table-cell office:value-type="float" office:value="0.312782">
                <text:p>0.3127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.166667">
                <text:p>14.166667</text:p>
              </table:table-cell>
              <table:table-cell office:value-type="float" office:value="0.294043">
                <text:p>0.2940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.200001">
                <text:p>14.200001</text:p>
              </table:table-cell>
              <table:table-cell office:value-type="float" office:value="0.301214">
                <text:p>0.3012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.233334">
                <text:p>14.233334</text:p>
              </table:table-cell>
              <table:table-cell office:value-type="float" office:value="0.305874">
                <text:p>0.3058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.266667">
                <text:p>14.266667</text:p>
              </table:table-cell>
              <table:table-cell office:value-type="float" office:value="0.295311">
                <text:p>0.2953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.300001">
                <text:p>14.300001</text:p>
              </table:table-cell>
              <table:table-cell office:value-type="float" office:value="0.283734">
                <text:p>0.2837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.333334">
                <text:p>14.333334</text:p>
              </table:table-cell>
              <table:table-cell office:value-type="float" office:value="0.295517">
                <text:p>0.2955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.366667">
                <text:p>14.366667</text:p>
              </table:table-cell>
              <table:table-cell office:value-type="float" office:value="0.289752">
                <text:p>0.2897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.400001">
                <text:p>14.400001</text:p>
              </table:table-cell>
              <table:table-cell office:value-type="float" office:value="0.295861">
                <text:p>0.2958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.433334">
                <text:p>14.433334</text:p>
              </table:table-cell>
              <table:table-cell office:value-type="float" office:value="0.294444">
                <text:p>0.2944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.466667">
                <text:p>14.466667</text:p>
              </table:table-cell>
              <table:table-cell office:value-type="float" office:value="0.296797">
                <text:p>0.2967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.500001">
                <text:p>14.500001</text:p>
              </table:table-cell>
              <table:table-cell office:value-type="float" office:value="0.290609">
                <text:p>0.2906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.533334">
                <text:p>14.533334</text:p>
              </table:table-cell>
              <table:table-cell office:value-type="float" office:value="0.299649">
                <text:p>0.2996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.566667">
                <text:p>14.566667</text:p>
              </table:table-cell>
              <table:table-cell office:value-type="float" office:value="0.29916">
                <text:p>0.299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600001">
                <text:p>14.600001</text:p>
              </table:table-cell>
              <table:table-cell office:value-type="float" office:value="0.304564">
                <text:p>0.3045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.633334">
                <text:p>14.633334</text:p>
              </table:table-cell>
              <table:table-cell office:value-type="float" office:value="0.279325">
                <text:p>0.2793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666667">
                <text:p>14.666667</text:p>
              </table:table-cell>
              <table:table-cell office:value-type="float" office:value="0.282334">
                <text:p>0.2823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.700001">
                <text:p>14.700001</text:p>
              </table:table-cell>
              <table:table-cell office:value-type="float" office:value="0.301052">
                <text:p>0.3010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.733334">
                <text:p>14.733334</text:p>
              </table:table-cell>
              <table:table-cell office:value-type="float" office:value="0.305286">
                <text:p>0.3052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.766667">
                <text:p>14.766667</text:p>
              </table:table-cell>
              <table:table-cell office:value-type="float" office:value="0.298613">
                <text:p>0.2986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.800001">
                <text:p>14.800001</text:p>
              </table:table-cell>
              <table:table-cell office:value-type="float" office:value="0.288242">
                <text:p>0.2882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.833334">
                <text:p>14.833334</text:p>
              </table:table-cell>
              <table:table-cell office:value-type="float" office:value="0.302261">
                <text:p>0.3022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.866667">
                <text:p>14.866667</text:p>
              </table:table-cell>
              <table:table-cell office:value-type="float" office:value="0.302842">
                <text:p>0.3028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.900001">
                <text:p>14.900001</text:p>
              </table:table-cell>
              <table:table-cell office:value-type="float" office:value="0.281702">
                <text:p>0.2817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.933334">
                <text:p>14.933334</text:p>
              </table:table-cell>
              <table:table-cell office:value-type="float" office:value="0.293001">
                <text:p>0.2930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.966667">
                <text:p>14.966667</text:p>
              </table:table-cell>
              <table:table-cell office:value-type="float" office:value="0.315578">
                <text:p>0.3155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.000001">
                <text:p>15.000001</text:p>
              </table:table-cell>
              <table:table-cell office:value-type="float" office:value="0.323095">
                <text:p>0.3230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.033334">
                <text:p>15.033334</text:p>
              </table:table-cell>
              <table:table-cell office:value-type="float" office:value="0.303865">
                <text:p>0.3038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066667">
                <text:p>15.066667</text:p>
              </table:table-cell>
              <table:table-cell office:value-type="float" office:value="0.311039">
                <text:p>0.3110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.100001">
                <text:p>15.100001</text:p>
              </table:table-cell>
              <table:table-cell office:value-type="float" office:value="0.305894">
                <text:p>0.3058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.133334">
                <text:p>15.133334</text:p>
              </table:table-cell>
              <table:table-cell office:value-type="float" office:value="0.318353">
                <text:p>0.3183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.166667">
                <text:p>15.166667</text:p>
              </table:table-cell>
              <table:table-cell office:value-type="float" office:value="0.312511">
                <text:p>0.3125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.200001">
                <text:p>15.200001</text:p>
              </table:table-cell>
              <table:table-cell office:value-type="float" office:value="0.300769">
                <text:p>0.3007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233334">
                <text:p>15.233334</text:p>
              </table:table-cell>
              <table:table-cell office:value-type="float" office:value="0.310923">
                <text:p>0.3109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.266667">
                <text:p>15.266667</text:p>
              </table:table-cell>
              <table:table-cell office:value-type="float" office:value="0.198976">
                <text:p>0.1989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300001">
                <text:p>15.300001</text:p>
              </table:table-cell>
              <table:table-cell office:value-type="float" office:value="0.199084">
                <text:p>0.1990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.333334">
                <text:p>15.333334</text:p>
              </table:table-cell>
              <table:table-cell office:value-type="float" office:value="0.184884">
                <text:p>0.18488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.366667">
                <text:p>15.366667</text:p>
              </table:table-cell>
              <table:table-cell office:value-type="float" office:value="0.195423">
                <text:p>0.1954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.400001">
                <text:p>15.400001</text:p>
              </table:table-cell>
              <table:table-cell office:value-type="float" office:value="0.185103">
                <text:p>0.1851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433334">
                <text:p>15.433334</text:p>
              </table:table-cell>
              <table:table-cell office:value-type="float" office:value="0.170942">
                <text:p>0.1709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.466667">
                <text:p>15.466667</text:p>
              </table:table-cell>
              <table:table-cell office:value-type="float" office:value="0.15956">
                <text:p>0.159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.500001">
                <text:p>15.500001</text:p>
              </table:table-cell>
              <table:table-cell office:value-type="float" office:value="0.15807">
                <text:p>0.158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.533334">
                <text:p>15.533334</text:p>
              </table:table-cell>
              <table:table-cell office:value-type="float" office:value="0.170249">
                <text:p>0.1702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.566667">
                <text:p>15.566667</text:p>
              </table:table-cell>
              <table:table-cell office:value-type="float" office:value="0.13353">
                <text:p>0.133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600001">
                <text:p>15.600001</text:p>
              </table:table-cell>
              <table:table-cell office:value-type="float" office:value="0.143981">
                <text:p>0.1439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633334">
                <text:p>15.633334</text:p>
              </table:table-cell>
              <table:table-cell office:value-type="float" office:value="0.121369">
                <text:p>0.1213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666667">
                <text:p>15.666667</text:p>
              </table:table-cell>
              <table:table-cell office:value-type="float" office:value="0.125419">
                <text:p>0.1254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700001">
                <text:p>15.700001</text:p>
              </table:table-cell>
              <table:table-cell office:value-type="float" office:value="0.13783">
                <text:p>0.1378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733334">
                <text:p>15.733334</text:p>
              </table:table-cell>
              <table:table-cell office:value-type="float" office:value="0.121799">
                <text:p>0.1217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766667">
                <text:p>15.766667</text:p>
              </table:table-cell>
              <table:table-cell office:value-type="float" office:value="0.110843">
                <text:p>0.1108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800001">
                <text:p>15.800001</text:p>
              </table:table-cell>
              <table:table-cell office:value-type="float" office:value="0.093762">
                <text:p>0.0937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833334">
                <text:p>15.833334</text:p>
              </table:table-cell>
              <table:table-cell office:value-type="float" office:value="0.057303">
                <text:p>0.0573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866667">
                <text:p>15.866667</text:p>
              </table:table-cell>
              <table:table-cell office:value-type="float" office:value="0.037883">
                <text:p>0.03788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.900001">
                <text:p>15.900001</text:p>
              </table:table-cell>
              <table:table-cell office:value-type="float" office:value="0.026811">
                <text:p>0.0268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.933334">
                <text:p>15.933334</text:p>
              </table:table-cell>
              <table:table-cell office:value-type="float" office:value="0.025365">
                <text:p>0.0253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.966667">
                <text:p>15.966667</text:p>
              </table:table-cell>
              <table:table-cell office:value-type="float" office:value="0.00393">
                <text:p>0.003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.000001">
                <text:p>16.000001</text:p>
              </table:table-cell>
              <table:table-cell office:value-type="float" office:value="0.043545">
                <text:p>0.0435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.033334">
                <text:p>16.033334</text:p>
              </table:table-cell>
              <table:table-cell office:value-type="float" office:value="0.045075">
                <text:p>0.0450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.066668">
                <text:p>16.066668</text:p>
              </table:table-cell>
              <table:table-cell office:value-type="float" office:value="0.059516">
                <text:p>0.0595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100001">
                <text:p>16.100001</text:p>
              </table:table-cell>
              <table:table-cell office:value-type="float" office:value="0.05861">
                <text:p>0.058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.133334">
                <text:p>16.133334</text:p>
              </table:table-cell>
              <table:table-cell office:value-type="float" office:value="0.069065">
                <text:p>0.06906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166668">
                <text:p>16.166668</text:p>
              </table:table-cell>
              <table:table-cell office:value-type="float" office:value="0.059729">
                <text:p>0.0597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.200001">
                <text:p>16.200001</text:p>
              </table:table-cell>
              <table:table-cell office:value-type="float" office:value="0.060484">
                <text:p>0.0604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.233334">
                <text:p>16.233334</text:p>
              </table:table-cell>
              <table:table-cell office:value-type="float" office:value="0.044154">
                <text:p>0.0441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266668">
                <text:p>16.266668</text:p>
              </table:table-cell>
              <table:table-cell office:value-type="float" office:value="0.029302">
                <text:p>0.02930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.300001">
                <text:p>16.300001</text:p>
              </table:table-cell>
              <table:table-cell office:value-type="float" office:value="0.009619">
                <text:p>0.0096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.333334">
                <text:p>16.333334</text:p>
              </table:table-cell>
              <table:table-cell office:value-type="float" office:value="0.023161">
                <text:p>0.0231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.366668">
                <text:p>16.366668</text:p>
              </table:table-cell>
              <table:table-cell office:value-type="float" office:value="0.044446">
                <text:p>0.0444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.400001">
                <text:p>16.400001</text:p>
              </table:table-cell>
              <table:table-cell office:value-type="float" office:value="0.055177">
                <text:p>0.0551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433334">
                <text:p>16.433334</text:p>
              </table:table-cell>
              <table:table-cell office:value-type="float" office:value="0.074774">
                <text:p>0.0747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466668">
                <text:p>16.466668</text:p>
              </table:table-cell>
              <table:table-cell office:value-type="float" office:value="0.066688">
                <text:p>0.0666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500001">
                <text:p>16.500001</text:p>
              </table:table-cell>
              <table:table-cell office:value-type="float" office:value="0.111412">
                <text:p>0.1114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533334">
                <text:p>16.533334</text:p>
              </table:table-cell>
              <table:table-cell office:value-type="float" office:value="0.121252">
                <text:p>0.1212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.566668">
                <text:p>16.566668</text:p>
              </table:table-cell>
              <table:table-cell office:value-type="float" office:value="0.116142">
                <text:p>0.1161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.600001">
                <text:p>16.600001</text:p>
              </table:table-cell>
              <table:table-cell office:value-type="float" office:value="0.125168">
                <text:p>0.1251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.633334">
                <text:p>16.633334</text:p>
              </table:table-cell>
              <table:table-cell office:value-type="float" office:value="0.136948">
                <text:p>0.1369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666668">
                <text:p>16.666668</text:p>
              </table:table-cell>
              <table:table-cell office:value-type="float" office:value="0.131309">
                <text:p>0.13130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.700001">
                <text:p>16.700001</text:p>
              </table:table-cell>
              <table:table-cell office:value-type="float" office:value="0.14922">
                <text:p>0.1492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.733334">
                <text:p>16.733334</text:p>
              </table:table-cell>
              <table:table-cell office:value-type="float" office:value="0.14889">
                <text:p>0.1488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766668">
                <text:p>16.766668</text:p>
              </table:table-cell>
              <table:table-cell office:value-type="float" office:value="0.163932">
                <text:p>0.16393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800001">
                <text:p>16.800001</text:p>
              </table:table-cell>
              <table:table-cell office:value-type="float" office:value="0.179821">
                <text:p>0.17982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833334">
                <text:p>16.833334</text:p>
              </table:table-cell>
              <table:table-cell office:value-type="float" office:value="0.173862">
                <text:p>0.1738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866668">
                <text:p>16.866668</text:p>
              </table:table-cell>
              <table:table-cell office:value-type="float" office:value="0.189485">
                <text:p>0.1894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900001">
                <text:p>16.900001</text:p>
              </table:table-cell>
              <table:table-cell office:value-type="float" office:value="0.185085">
                <text:p>0.18508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933334">
                <text:p>16.933334</text:p>
              </table:table-cell>
              <table:table-cell office:value-type="float" office:value="0.211731">
                <text:p>0.21173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.966668">
                <text:p>16.966668</text:p>
              </table:table-cell>
              <table:table-cell office:value-type="float" office:value="0.213428">
                <text:p>0.21342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.000001">
                <text:p>17.000001</text:p>
              </table:table-cell>
              <table:table-cell office:value-type="float" office:value="0.265578">
                <text:p>0.2655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.033334">
                <text:p>17.033334</text:p>
              </table:table-cell>
              <table:table-cell office:value-type="float" office:value="0.240508">
                <text:p>0.2405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.066668">
                <text:p>17.066668</text:p>
              </table:table-cell>
              <table:table-cell office:value-type="float" office:value="0.233134">
                <text:p>0.23313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.100001">
                <text:p>17.100001</text:p>
              </table:table-cell>
              <table:table-cell office:value-type="float" office:value="0.239702">
                <text:p>0.23970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.133334">
                <text:p>17.133334</text:p>
              </table:table-cell>
              <table:table-cell office:value-type="float" office:value="0.219871">
                <text:p>0.21987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.166668">
                <text:p>17.166668</text:p>
              </table:table-cell>
              <table:table-cell office:value-type="float" office:value="0.212423">
                <text:p>0.21242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.200001">
                <text:p>17.200001</text:p>
              </table:table-cell>
              <table:table-cell office:value-type="float" office:value="0.218598">
                <text:p>0.2185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.233334">
                <text:p>17.233334</text:p>
              </table:table-cell>
              <table:table-cell office:value-type="float" office:value="0.208633">
                <text:p>0.2086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.266668">
                <text:p>17.266668</text:p>
              </table:table-cell>
              <table:table-cell office:value-type="float" office:value="0.184428">
                <text:p>0.18442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300001">
                <text:p>17.300001</text:p>
              </table:table-cell>
              <table:table-cell office:value-type="float" office:value="0.185499">
                <text:p>0.1854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.333334">
                <text:p>17.333334</text:p>
              </table:table-cell>
              <table:table-cell office:value-type="float" office:value="0.186648">
                <text:p>0.18664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.366668">
                <text:p>17.366668</text:p>
              </table:table-cell>
              <table:table-cell office:value-type="float" office:value="0.193563">
                <text:p>0.1935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.400001">
                <text:p>17.400001</text:p>
              </table:table-cell>
              <table:table-cell office:value-type="float" office:value="0.188011">
                <text:p>0.1880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433334">
                <text:p>17.43333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.466668">
                <text:p>17.466668</text:p>
              </table:table-cell>
              <table:table-cell office:value-type="float" office:value="0.191026">
                <text:p>0.1910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500001">
                <text:p>17.500001</text:p>
              </table:table-cell>
              <table:table-cell office:value-type="float" office:value="0.186625">
                <text:p>0.1866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.533334">
                <text:p>17.533334</text:p>
              </table:table-cell>
              <table:table-cell office:value-type="float" office:value="0.202924">
                <text:p>0.20292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566668">
                <text:p>17.566668</text:p>
              </table:table-cell>
              <table:table-cell office:value-type="float" office:value="0.210022">
                <text:p>0.2100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.600001">
                <text:p>17.600001</text:p>
              </table:table-cell>
              <table:table-cell office:value-type="float" office:value="0.219618">
                <text:p>0.2196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633334">
                <text:p>17.633334</text:p>
              </table:table-cell>
              <table:table-cell office:value-type="float" office:value="0.208056">
                <text:p>0.2080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.666668">
                <text:p>17.666668</text:p>
              </table:table-cell>
              <table:table-cell office:value-type="float" office:value="0.204857">
                <text:p>0.2048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700001">
                <text:p>17.700001</text:p>
              </table:table-cell>
              <table:table-cell office:value-type="float" office:value="0.198608">
                <text:p>0.1986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733334">
                <text:p>17.733334</text:p>
              </table:table-cell>
              <table:table-cell office:value-type="float" office:value="0.202354">
                <text:p>0.20235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766668">
                <text:p>17.766668</text:p>
              </table:table-cell>
              <table:table-cell office:value-type="float" office:value="0.171455">
                <text:p>0.1714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800001">
                <text:p>17.800001</text:p>
              </table:table-cell>
              <table:table-cell office:value-type="float" office:value="0.159471">
                <text:p>0.15947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833334">
                <text:p>17.833334</text:p>
              </table:table-cell>
              <table:table-cell office:value-type="float" office:value="0.159707">
                <text:p>0.1597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866668">
                <text:p>17.866668</text:p>
              </table:table-cell>
              <table:table-cell office:value-type="float" office:value="0.160353">
                <text:p>0.1603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900001">
                <text:p>17.900001</text:p>
              </table:table-cell>
              <table:table-cell office:value-type="float" office:value="0.177038">
                <text:p>0.1770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933334">
                <text:p>17.933334</text:p>
              </table:table-cell>
              <table:table-cell office:value-type="float" office:value="0.176312">
                <text:p>0.1763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966668">
                <text:p>17.966668</text:p>
              </table:table-cell>
              <table:table-cell office:value-type="float" office:value="0.189431">
                <text:p>0.18943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.000001">
                <text:p>18.000001</text:p>
              </table:table-cell>
              <table:table-cell office:value-type="float" office:value="0.199418">
                <text:p>0.1994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.033334">
                <text:p>18.033334</text:p>
              </table:table-cell>
              <table:table-cell office:value-type="float" office:value="0.204539">
                <text:p>0.20453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066668">
                <text:p>18.066668</text:p>
              </table:table-cell>
              <table:table-cell office:value-type="float" office:value="0.215934">
                <text:p>0.2159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100001">
                <text:p>18.100001</text:p>
              </table:table-cell>
              <table:table-cell office:value-type="float" office:value="0.201982">
                <text:p>0.20198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133334">
                <text:p>18.133334</text:p>
              </table:table-cell>
              <table:table-cell office:value-type="float" office:value="0.19756">
                <text:p>0.197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166668">
                <text:p>18.166668</text:p>
              </table:table-cell>
              <table:table-cell office:value-type="float" office:value="0.211316">
                <text:p>0.2113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200001">
                <text:p>18.200001</text:p>
              </table:table-cell>
              <table:table-cell office:value-type="float" office:value="0.193294">
                <text:p>0.1932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233334">
                <text:p>18.233334</text:p>
              </table:table-cell>
              <table:table-cell office:value-type="float" office:value="0.179736">
                <text:p>0.17973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266668">
                <text:p>18.266668</text:p>
              </table:table-cell>
              <table:table-cell office:value-type="float" office:value="0.166039">
                <text:p>0.16603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300001">
                <text:p>18.300001</text:p>
              </table:table-cell>
              <table:table-cell office:value-type="float" office:value="0.184862">
                <text:p>0.18486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333334">
                <text:p>18.333334</text:p>
              </table:table-cell>
              <table:table-cell office:value-type="float" office:value="0.148987">
                <text:p>0.14898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.366668">
                <text:p>18.366668</text:p>
              </table:table-cell>
              <table:table-cell office:value-type="float" office:value="0.174787">
                <text:p>0.1747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.400001">
                <text:p>18.400001</text:p>
              </table:table-cell>
              <table:table-cell office:value-type="float" office:value="0.193722">
                <text:p>0.19372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.433334">
                <text:p>18.433334</text:p>
              </table:table-cell>
              <table:table-cell office:value-type="float" office:value="0.186074">
                <text:p>0.1860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.466668">
                <text:p>18.466668</text:p>
              </table:table-cell>
              <table:table-cell office:value-type="float" office:value="0.186481">
                <text:p>0.18648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.500001">
                <text:p>18.500001</text:p>
              </table:table-cell>
              <table:table-cell office:value-type="float" office:value="0.203157">
                <text:p>0.20315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.533334">
                <text:p>18.533334</text:p>
              </table:table-cell>
              <table:table-cell office:value-type="float" office:value="0.215443">
                <text:p>0.21544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.566668">
                <text:p>18.566668</text:p>
              </table:table-cell>
              <table:table-cell office:value-type="float" office:value="0.223174">
                <text:p>0.22317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600001">
                <text:p>18.600001</text:p>
              </table:table-cell>
              <table:table-cell office:value-type="float" office:value="0.213026">
                <text:p>0.21302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.633334">
                <text:p>18.633334</text:p>
              </table:table-cell>
              <table:table-cell office:value-type="float" office:value="0.241611">
                <text:p>0.2416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.666668">
                <text:p>18.666668</text:p>
              </table:table-cell>
              <table:table-cell office:value-type="float" office:value="0.242254">
                <text:p>0.24225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.700001">
                <text:p>18.700001</text:p>
              </table:table-cell>
              <table:table-cell office:value-type="float" office:value="0.270815">
                <text:p>0.2708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.733334">
                <text:p>18.733334</text:p>
              </table:table-cell>
              <table:table-cell office:value-type="float" office:value="0.226718">
                <text:p>0.2267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.766668">
                <text:p>18.766668</text:p>
              </table:table-cell>
              <table:table-cell office:value-type="float" office:value="0.223356">
                <text:p>0.2233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.800001">
                <text:p>18.800001</text:p>
              </table:table-cell>
              <table:table-cell office:value-type="float" office:value="0.226305">
                <text:p>0.2263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.833334">
                <text:p>18.833334</text:p>
              </table:table-cell>
              <table:table-cell office:value-type="float" office:value="0.189336">
                <text:p>0.18933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866668">
                <text:p>18.866668</text:p>
              </table:table-cell>
              <table:table-cell office:value-type="float" office:value="0.236304">
                <text:p>0.2363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.900001">
                <text:p>18.900001</text:p>
              </table:table-cell>
              <table:table-cell office:value-type="float" office:value="0.233504">
                <text:p>0.2335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.933334">
                <text:p>18.933334</text:p>
              </table:table-cell>
              <table:table-cell office:value-type="float" office:value="0.215113">
                <text:p>0.2151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.966668">
                <text:p>18.966668</text:p>
              </table:table-cell>
              <table:table-cell office:value-type="float" office:value="0.230462">
                <text:p>0.2304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.000001">
                <text:p>19.000001</text:p>
              </table:table-cell>
              <table:table-cell office:value-type="float" office:value="0.218319">
                <text:p>0.2183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.033334">
                <text:p>19.033334</text:p>
              </table:table-cell>
              <table:table-cell office:value-type="float" office:value="0.224068">
                <text:p>0.22406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.066668">
                <text:p>19.066668</text:p>
              </table:table-cell>
              <table:table-cell office:value-type="float" office:value="0.220745">
                <text:p>0.22074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.100001">
                <text:p>19.100001</text:p>
              </table:table-cell>
              <table:table-cell office:value-type="float" office:value="0.231638">
                <text:p>0.23163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.133334">
                <text:p>19.133334</text:p>
              </table:table-cell>
              <table:table-cell office:value-type="float" office:value="0.241015">
                <text:p>0.2410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.166668">
                <text:p>19.166668</text:p>
              </table:table-cell>
              <table:table-cell office:value-type="float" office:value="0.253965">
                <text:p>0.25396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.200001">
                <text:p>19.200001</text:p>
              </table:table-cell>
              <table:table-cell office:value-type="float" office:value="0.256052">
                <text:p>0.2560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.233334">
                <text:p>19.233334</text:p>
              </table:table-cell>
              <table:table-cell office:value-type="float" office:value="0.27358">
                <text:p>0.2735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.266668">
                <text:p>19.266668</text:p>
              </table:table-cell>
              <table:table-cell office:value-type="float" office:value="0.268279">
                <text:p>0.2682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.300001">
                <text:p>19.300001</text:p>
              </table:table-cell>
              <table:table-cell office:value-type="float" office:value="0.278103">
                <text:p>0.2781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.333334">
                <text:p>19.333334</text:p>
              </table:table-cell>
              <table:table-cell office:value-type="float" office:value="0.2789">
                <text:p>0.27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.366668">
                <text:p>19.366668</text:p>
              </table:table-cell>
              <table:table-cell office:value-type="float" office:value="0.269232">
                <text:p>0.26923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.400001">
                <text:p>19.400001</text:p>
              </table:table-cell>
              <table:table-cell office:value-type="float" office:value="0.26877">
                <text:p>0.2687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.433334">
                <text:p>19.433334</text:p>
              </table:table-cell>
              <table:table-cell office:value-type="float" office:value="0.284654">
                <text:p>0.28465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.466668">
                <text:p>19.466668</text:p>
              </table:table-cell>
              <table:table-cell office:value-type="float" office:value="0.280348">
                <text:p>0.28034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.500001">
                <text:p>19.500001</text:p>
              </table:table-cell>
              <table:table-cell office:value-type="float" office:value="0.28233">
                <text:p>0.2823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.533334">
                <text:p>19.533334</text:p>
              </table:table-cell>
              <table:table-cell office:value-type="float" office:value="0.284824">
                <text:p>0.28482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.566668">
                <text:p>19.566668</text:p>
              </table:table-cell>
              <table:table-cell office:value-type="float" office:value="0.289425">
                <text:p>0.2894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.600001">
                <text:p>19.600001</text:p>
              </table:table-cell>
              <table:table-cell office:value-type="float" office:value="0.282472">
                <text:p>0.2824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.633334">
                <text:p>19.633334</text:p>
              </table:table-cell>
              <table:table-cell office:value-type="float" office:value="0.292571">
                <text:p>0.29257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.666668">
                <text:p>19.666668</text:p>
              </table:table-cell>
              <table:table-cell office:value-type="float" office:value="0.277413">
                <text:p>0.2774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.700001">
                <text:p>19.700001</text:p>
              </table:table-cell>
              <table:table-cell office:value-type="float" office:value="0.277925">
                <text:p>0.2779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.733334">
                <text:p>19.733334</text:p>
              </table:table-cell>
              <table:table-cell office:value-type="float" office:value="0.292059">
                <text:p>0.29205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.766668">
                <text:p>19.766668</text:p>
              </table:table-cell>
              <table:table-cell office:value-type="float" office:value="0.282029">
                <text:p>0.28202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.800001">
                <text:p>19.800001</text:p>
              </table:table-cell>
              <table:table-cell office:value-type="float" office:value="0.284848">
                <text:p>0.28484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.833334">
                <text:p>19.833334</text:p>
              </table:table-cell>
              <table:table-cell office:value-type="float" office:value="0.275579">
                <text:p>0.2755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.866668">
                <text:p>19.866668</text:p>
              </table:table-cell>
              <table:table-cell office:value-type="float" office:value="0.254397">
                <text:p>0.2543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.900001">
                <text:p>19.900001</text:p>
              </table:table-cell>
              <table:table-cell office:value-type="float" office:value="0.258185">
                <text:p>0.25818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.933334">
                <text:p>19.933334</text:p>
              </table:table-cell>
              <table:table-cell office:value-type="float" office:value="0.242649">
                <text:p>0.24264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.966668">
                <text:p>19.966668</text:p>
              </table:table-cell>
              <table:table-cell office:value-type="float" office:value="0.252884">
                <text:p>0.25288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.000001">
                <text:p>20.000001</text:p>
              </table:table-cell>
              <table:table-cell office:value-type="float" office:value="0.258712">
                <text:p>0.25871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.033334">
                <text:p>20.033334</text:p>
              </table:table-cell>
              <table:table-cell office:value-type="float" office:value="0.23584">
                <text:p>0.2358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.066668">
                <text:p>20.066668</text:p>
              </table:table-cell>
              <table:table-cell office:value-type="float" office:value="0.233265">
                <text:p>0.2332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.100001">
                <text:p>20.100001</text:p>
              </table:table-cell>
              <table:table-cell office:value-type="float" office:value="0.244479">
                <text:p>0.24447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133334">
                <text:p>20.133334</text:p>
              </table:table-cell>
              <table:table-cell office:value-type="float" office:value="0.228727">
                <text:p>0.22872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.166668">
                <text:p>20.166668</text:p>
              </table:table-cell>
              <table:table-cell office:value-type="float" office:value="0.218028">
                <text:p>0.2180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.200001">
                <text:p>20.200001</text:p>
              </table:table-cell>
              <table:table-cell office:value-type="float" office:value="0.218126">
                <text:p>0.21812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233334">
                <text:p>20.233334</text:p>
              </table:table-cell>
              <table:table-cell office:value-type="float" office:value="0.212723">
                <text:p>0.21272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.266668">
                <text:p>20.266668</text:p>
              </table:table-cell>
              <table:table-cell office:value-type="float" office:value="0.217086">
                <text:p>0.21708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300001">
                <text:p>20.300001</text:p>
              </table:table-cell>
              <table:table-cell office:value-type="float" office:value="0.224402">
                <text:p>0.22440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333334">
                <text:p>20.333334</text:p>
              </table:table-cell>
              <table:table-cell office:value-type="float" office:value="0.202076">
                <text:p>0.20207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366668">
                <text:p>20.366668</text:p>
              </table:table-cell>
              <table:table-cell office:value-type="float" office:value="0.221013">
                <text:p>0.2210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.400001">
                <text:p>20.400001</text:p>
              </table:table-cell>
              <table:table-cell office:value-type="float" office:value="0.210417">
                <text:p>0.2104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.433334">
                <text:p>20.433334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466668">
                <text:p>20.466668</text:p>
              </table:table-cell>
              <table:table-cell office:value-type="float" office:value="0.248135">
                <text:p>0.24813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500001">
                <text:p>20.500001</text:p>
              </table:table-cell>
              <table:table-cell office:value-type="float" office:value="0.260003">
                <text:p>0.26000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533334">
                <text:p>20.533334</text:p>
              </table:table-cell>
              <table:table-cell office:value-type="float" office:value="0.241444">
                <text:p>0.2414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566668">
                <text:p>20.566668</text:p>
              </table:table-cell>
              <table:table-cell office:value-type="float" office:value="0.215302">
                <text:p>0.21530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600001">
                <text:p>20.600001</text:p>
              </table:table-cell>
              <table:table-cell office:value-type="float" office:value="0.231626">
                <text:p>0.2316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633334">
                <text:p>20.633334</text:p>
              </table:table-cell>
              <table:table-cell office:value-type="float" office:value="0.206881">
                <text:p>0.20688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666668">
                <text:p>20.666668</text:p>
              </table:table-cell>
              <table:table-cell office:value-type="float" office:value="0.189815">
                <text:p>0.1898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700001">
                <text:p>20.700001</text:p>
              </table:table-cell>
              <table:table-cell office:value-type="float" office:value="0.187324">
                <text:p>0.1873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733334">
                <text:p>20.733334</text:p>
              </table:table-cell>
              <table:table-cell office:value-type="float" office:value="0.186753">
                <text:p>0.18675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.766668">
                <text:p>20.766668</text:p>
              </table:table-cell>
              <table:table-cell office:value-type="float" office:value="0.205561">
                <text:p>0.20556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.800001">
                <text:p>20.800001</text:p>
              </table:table-cell>
              <table:table-cell office:value-type="float" office:value="0.189471">
                <text:p>0.18947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833334">
                <text:p>20.833334</text:p>
              </table:table-cell>
              <table:table-cell office:value-type="float" office:value="0.229794">
                <text:p>0.2297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866668">
                <text:p>20.866668</text:p>
              </table:table-cell>
              <table:table-cell office:value-type="float" office:value="0.217184">
                <text:p>0.2171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.900001">
                <text:p>20.900001</text:p>
              </table:table-cell>
              <table:table-cell office:value-type="float" office:value="0.214387">
                <text:p>0.2143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.933334">
                <text:p>20.933334</text:p>
              </table:table-cell>
              <table:table-cell office:value-type="float" office:value="0.189402">
                <text:p>0.18940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.966668">
                <text:p>20.966668</text:p>
              </table:table-cell>
              <table:table-cell office:value-type="float" office:value="0.163346">
                <text:p>0.16334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.000001">
                <text:p>21.000001</text:p>
              </table:table-cell>
              <table:table-cell office:value-type="float" office:value="0.138007">
                <text:p>0.13800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.033334">
                <text:p>21.033334</text:p>
              </table:table-cell>
              <table:table-cell office:value-type="float" office:value="0.130847">
                <text:p>0.13084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.066668">
                <text:p>21.066668</text:p>
              </table:table-cell>
              <table:table-cell office:value-type="float" office:value="0.138889">
                <text:p>0.13888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.100001">
                <text:p>21.100001</text:p>
              </table:table-cell>
              <table:table-cell office:value-type="float" office:value="0.143666">
                <text:p>0.14366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.133334">
                <text:p>21.133334</text:p>
              </table:table-cell>
              <table:table-cell office:value-type="float" office:value="0.149071">
                <text:p>0.1490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.166668">
                <text:p>21.166668</text:p>
              </table:table-cell>
              <table:table-cell office:value-type="float" office:value="0.177404">
                <text:p>0.17740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.200001">
                <text:p>21.200001</text:p>
              </table:table-cell>
              <table:table-cell office:value-type="float" office:value="0.211457">
                <text:p>0.21145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.233334">
                <text:p>21.233334</text:p>
              </table:table-cell>
              <table:table-cell office:value-type="float" office:value="0.223803">
                <text:p>0.22380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.266668">
                <text:p>21.266668</text:p>
              </table:table-cell>
              <table:table-cell office:value-type="float" office:value="0.240642">
                <text:p>0.24064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1.300001">
                <text:p>21.300001</text:p>
              </table:table-cell>
              <table:table-cell office:value-type="float" office:value="0.266839">
                <text:p>0.26683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.333334">
                <text:p>21.333334</text:p>
              </table:table-cell>
              <table:table-cell office:value-type="float" office:value="0.256069">
                <text:p>0.25606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.366668">
                <text:p>21.366668</text:p>
              </table:table-cell>
              <table:table-cell office:value-type="float" office:value="0.252944">
                <text:p>0.25294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.400001">
                <text:p>21.400001</text:p>
              </table:table-cell>
              <table:table-cell office:value-type="float" office:value="0.237474">
                <text:p>0.2374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.433334">
                <text:p>21.433334</text:p>
              </table:table-cell>
              <table:table-cell office:value-type="float" office:value="0.213551">
                <text:p>0.21355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.466668">
                <text:p>21.466668</text:p>
              </table:table-cell>
              <table:table-cell office:value-type="float" office:value="0.17741">
                <text:p>0.1774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1.500001">
                <text:p>21.500001</text:p>
              </table:table-cell>
              <table:table-cell office:value-type="float" office:value="0.14385">
                <text:p>0.1438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.533334">
                <text:p>21.533334</text:p>
              </table:table-cell>
              <table:table-cell office:value-type="float" office:value="0.127615">
                <text:p>0.1276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.566668">
                <text:p>21.566668</text:p>
              </table:table-cell>
              <table:table-cell office:value-type="float" office:value="0.125901">
                <text:p>0.12590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1.600001">
                <text:p>21.600001</text:p>
              </table:table-cell>
              <table:table-cell office:value-type="float" office:value="0.123735">
                <text:p>0.12373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.633334">
                <text:p>21.633334</text:p>
              </table:table-cell>
              <table:table-cell office:value-type="float" office:value="0.16462">
                <text:p>0.1646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.666668">
                <text:p>21.666668</text:p>
              </table:table-cell>
              <table:table-cell office:value-type="float" office:value="0.175588">
                <text:p>0.17558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.700001">
                <text:p>21.700001</text:p>
              </table:table-cell>
              <table:table-cell office:value-type="float" office:value="0.197722">
                <text:p>0.19772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.733334">
                <text:p>21.733334</text:p>
              </table:table-cell>
              <table:table-cell office:value-type="float" office:value="0.220989">
                <text:p>0.2209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.766668">
                <text:p>21.766668</text:p>
              </table:table-cell>
              <table:table-cell office:value-type="float" office:value="0.223675">
                <text:p>0.22367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.800001">
                <text:p>21.800001</text:p>
              </table:table-cell>
              <table:table-cell office:value-type="float" office:value="0.223299">
                <text:p>0.22329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1.833334">
                <text:p>21.833334</text:p>
              </table:table-cell>
              <table:table-cell office:value-type="float" office:value="0.220771">
                <text:p>0.22077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.866668">
                <text:p>21.866668</text:p>
              </table:table-cell>
              <table:table-cell office:value-type="float" office:value="0.206815">
                <text:p>0.2068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.900001">
                <text:p>21.900001</text:p>
              </table:table-cell>
              <table:table-cell office:value-type="float" office:value="0.202963">
                <text:p>0.2029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.933334">
                <text:p>21.933334</text:p>
              </table:table-cell>
              <table:table-cell office:value-type="float" office:value="0.211169">
                <text:p>0.21116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.966668">
                <text:p>21.966668</text:p>
              </table:table-cell>
              <table:table-cell office:value-type="float" office:value="0.20137">
                <text:p>0.201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.000001">
                <text:p>22.000001</text:p>
              </table:table-cell>
              <table:table-cell office:value-type="float" office:value="0.214237">
                <text:p>0.21423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.033334">
                <text:p>22.033334</text:p>
              </table:table-cell>
              <table:table-cell office:value-type="float" office:value="0.214891">
                <text:p>0.2148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.066668">
                <text:p>22.066668</text:p>
              </table:table-cell>
              <table:table-cell office:value-type="float" office:value="0.235326">
                <text:p>0.23532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.100001">
                <text:p>22.100001</text:p>
              </table:table-cell>
              <table:table-cell office:value-type="float" office:value="0.236574">
                <text:p>0.23657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.133334">
                <text:p>22.133334</text:p>
              </table:table-cell>
              <table:table-cell office:value-type="float" office:value="0.243529">
                <text:p>0.2435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.166668">
                <text:p>22.166668</text:p>
              </table:table-cell>
              <table:table-cell office:value-type="float" office:value="0.245662">
                <text:p>0.24566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.200001">
                <text:p>22.200001</text:p>
              </table:table-cell>
              <table:table-cell office:value-type="float" office:value="0.027085">
                <text:p>0.0270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.233334">
                <text:p>22.233334</text:p>
              </table:table-cell>
              <table:table-cell office:value-type="float" office:value="0.043122">
                <text:p>0.0431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.266668">
                <text:p>22.266668</text:p>
              </table:table-cell>
              <table:table-cell office:value-type="float" office:value="0.038059">
                <text:p>0.03805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.300001">
                <text:p>22.300001</text:p>
              </table:table-cell>
              <table:table-cell office:value-type="float" office:value="0.045896">
                <text:p>0.04589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.333334">
                <text:p>22.333334</text:p>
              </table:table-cell>
              <table:table-cell office:value-type="float" office:value="0.050368">
                <text:p>0.05036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.366668">
                <text:p>22.366668</text:p>
              </table:table-cell>
              <table:table-cell office:value-type="float" office:value="0.049912">
                <text:p>0.0499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.400001">
                <text:p>22.400001</text:p>
              </table:table-cell>
              <table:table-cell office:value-type="float" office:value="0.068064">
                <text:p>0.06806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.433335">
                <text:p>22.433335</text:p>
              </table:table-cell>
              <table:table-cell office:value-type="float" office:value="0.056911">
                <text:p>0.0569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.466668">
                <text:p>22.466668</text:p>
              </table:table-cell>
              <table:table-cell office:value-type="float" office:value="0.088264">
                <text:p>0.08826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2.500001">
                <text:p>22.500001</text:p>
              </table:table-cell>
              <table:table-cell office:value-type="float" office:value="0.073416">
                <text:p>0.0734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2.533335">
                <text:p>22.533335</text:p>
              </table:table-cell>
              <table:table-cell office:value-type="float" office:value="0.079513">
                <text:p>0.0795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2.566668">
                <text:p>22.566668</text:p>
              </table:table-cell>
              <table:table-cell office:value-type="float" office:value="0.108353">
                <text:p>0.10835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2.600001">
                <text:p>22.600001</text:p>
              </table:table-cell>
              <table:table-cell office:value-type="float" office:value="0.095382">
                <text:p>0.09538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2.633335">
                <text:p>22.63333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.666668">
                <text:p>22.666668</text:p>
              </table:table-cell>
              <table:table-cell office:value-type="float" office:value="0.109357">
                <text:p>0.10935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.700001">
                <text:p>22.700001</text:p>
              </table:table-cell>
              <table:table-cell office:value-type="float" office:value="0.129752">
                <text:p>0.12975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.733335">
                <text:p>22.733335</text:p>
              </table:table-cell>
              <table:table-cell office:value-type="float" office:value="0.136033">
                <text:p>0.13603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2.766668">
                <text:p>22.766668</text:p>
              </table:table-cell>
              <table:table-cell office:value-type="float" office:value="0.143301">
                <text:p>0.1433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.800001">
                <text:p>22.800001</text:p>
              </table:table-cell>
              <table:table-cell office:value-type="float" office:value="0.146778">
                <text:p>0.14677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.833335">
                <text:p>22.833335</text:p>
              </table:table-cell>
              <table:table-cell office:value-type="float" office:value="0.159301">
                <text:p>0.15930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.866668">
                <text:p>22.866668</text:p>
              </table:table-cell>
              <table:table-cell office:value-type="float" office:value="0.175827">
                <text:p>0.17582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.900001">
                <text:p>22.900001</text:p>
              </table:table-cell>
              <table:table-cell office:value-type="float" office:value="0.16994">
                <text:p>0.1699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.933335">
                <text:p>22.933335</text:p>
              </table:table-cell>
              <table:table-cell office:value-type="float" office:value="0.177984">
                <text:p>0.17798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2.966668">
                <text:p>22.966668</text:p>
              </table:table-cell>
              <table:table-cell office:value-type="float" office:value="0.176231">
                <text:p>0.17623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3.000001">
                <text:p>23.000001</text:p>
              </table:table-cell>
              <table:table-cell office:value-type="float" office:value="0.189559">
                <text:p>0.1895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.033335">
                <text:p>23.033335</text:p>
              </table:table-cell>
              <table:table-cell office:value-type="float" office:value="0.186911">
                <text:p>0.1869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3.066668">
                <text:p>23.066668</text:p>
              </table:table-cell>
              <table:table-cell office:value-type="float" office:value="0.184364">
                <text:p>0.18436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3.100001">
                <text:p>23.100001</text:p>
              </table:table-cell>
              <table:table-cell office:value-type="float" office:value="0.180557">
                <text:p>0.18055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.133335">
                <text:p>23.133335</text:p>
              </table:table-cell>
              <table:table-cell office:value-type="float" office:value="0.178257">
                <text:p>0.17825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3.166668">
                <text:p>23.166668</text:p>
              </table:table-cell>
              <table:table-cell office:value-type="float" office:value="0.175778">
                <text:p>0.17577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3.200001">
                <text:p>23.200001</text:p>
              </table:table-cell>
              <table:table-cell office:value-type="float" office:value="0.178032">
                <text:p>0.17803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3.233335">
                <text:p>23.233335</text:p>
              </table:table-cell>
              <table:table-cell office:value-type="float" office:value="0.169826">
                <text:p>0.1698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.266668">
                <text:p>23.266668</text:p>
              </table:table-cell>
              <table:table-cell office:value-type="float" office:value="0.162945">
                <text:p>0.16294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3.300001">
                <text:p>23.300001</text:p>
              </table:table-cell>
              <table:table-cell office:value-type="float" office:value="0.143259">
                <text:p>0.14325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3.333335">
                <text:p>23.333335</text:p>
              </table:table-cell>
              <table:table-cell office:value-type="float" office:value="0.139603">
                <text:p>0.13960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3.366668">
                <text:p>23.366668</text:p>
              </table:table-cell>
              <table:table-cell office:value-type="float" office:value="0.125017">
                <text:p>0.12501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3.400001">
                <text:p>23.400001</text:p>
              </table:table-cell>
              <table:table-cell office:value-type="float" office:value="0.125206">
                <text:p>0.12520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3.433335">
                <text:p>23.433335</text:p>
              </table:table-cell>
              <table:table-cell office:value-type="float" office:value="0.119452">
                <text:p>0.11945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3.466668">
                <text:p>23.466668</text:p>
              </table:table-cell>
              <table:table-cell office:value-type="float" office:value="0.12048">
                <text:p>0.1204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3.500001">
                <text:p>23.500001</text:p>
              </table:table-cell>
              <table:table-cell office:value-type="float" office:value="0.098521">
                <text:p>0.09852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3.533335">
                <text:p>23.533335</text:p>
              </table:table-cell>
              <table:table-cell office:value-type="float" office:value="0.097953">
                <text:p>0.09795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3.566668">
                <text:p>23.566668</text:p>
              </table:table-cell>
              <table:table-cell office:value-type="float" office:value="0.078485">
                <text:p>0.07848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3.600001">
                <text:p>23.600001</text:p>
              </table:table-cell>
              <table:table-cell office:value-type="float" office:value="0.069108">
                <text:p>0.0691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3.633335">
                <text:p>23.633335</text:p>
              </table:table-cell>
              <table:table-cell office:value-type="float" office:value="0.060508">
                <text:p>0.06050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3.666668">
                <text:p>23.666668</text:p>
              </table:table-cell>
              <table:table-cell office:value-type="float" office:value="0.070007">
                <text:p>0.0700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3.700001">
                <text:p>23.700001</text:p>
              </table:table-cell>
              <table:table-cell office:value-type="float" office:value="0.067024">
                <text:p>0.0670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.733335">
                <text:p>23.733335</text:p>
              </table:table-cell>
              <table:table-cell office:value-type="float" office:value="0.048166">
                <text:p>0.04816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.766668">
                <text:p>23.766668</text:p>
              </table:table-cell>
              <table:table-cell office:value-type="float" office:value="0.050023">
                <text:p>0.05002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3.800001">
                <text:p>23.800001</text:p>
              </table:table-cell>
              <table:table-cell office:value-type="float" office:value="0.038791">
                <text:p>0.0387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3.833335">
                <text:p>23.833335</text:p>
              </table:table-cell>
              <table:table-cell office:value-type="float" office:value="0.028908">
                <text:p>0.0289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3.866668">
                <text:p>23.866668</text:p>
              </table:table-cell>
              <table:table-cell office:value-type="float" office:value="0.044289">
                <text:p>0.04428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3.900001">
                <text:p>23.900001</text:p>
              </table:table-cell>
              <table:table-cell office:value-type="float" office:value="0.069003">
                <text:p>0.06900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3.933335">
                <text:p>23.933335</text:p>
              </table:table-cell>
              <table:table-cell office:value-type="float" office:value="0.162403">
                <text:p>0.1624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3.966668">
                <text:p>23.966668</text:p>
              </table:table-cell>
              <table:table-cell office:value-type="float" office:value="0.147813">
                <text:p>0.1478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.000001">
                <text:p>24.000001</text:p>
              </table:table-cell>
              <table:table-cell office:value-type="float" office:value="0.165447">
                <text:p>0.16544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.033335">
                <text:p>24.033335</text:p>
              </table:table-cell>
              <table:table-cell office:value-type="float" office:value="0.149694">
                <text:p>0.1496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.066668">
                <text:p>24.066668</text:p>
              </table:table-cell>
              <table:table-cell office:value-type="float" office:value="0.172934">
                <text:p>0.17293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4.100001">
                <text:p>24.100001</text:p>
              </table:table-cell>
              <table:table-cell office:value-type="float" office:value="0.174312">
                <text:p>0.1743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.133335">
                <text:p>24.133335</text:p>
              </table:table-cell>
              <table:table-cell office:value-type="float" office:value="0.146304">
                <text:p>0.14630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4.166668">
                <text:p>24.166668</text:p>
              </table:table-cell>
              <table:table-cell office:value-type="float" office:value="0.166341">
                <text:p>0.16634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.200001">
                <text:p>24.200001</text:p>
              </table:table-cell>
              <table:table-cell office:value-type="float" office:value="0.151137">
                <text:p>0.15113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4.233335">
                <text:p>24.233335</text:p>
              </table:table-cell>
              <table:table-cell office:value-type="float" office:value="0.17587">
                <text:p>0.1758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4.266668">
                <text:p>24.266668</text:p>
              </table:table-cell>
              <table:table-cell office:value-type="float" office:value="0.187384">
                <text:p>0.18738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4.300001">
                <text:p>24.300001</text:p>
              </table:table-cell>
              <table:table-cell office:value-type="float" office:value="0.202063">
                <text:p>0.20206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4.333335">
                <text:p>24.333335</text:p>
              </table:table-cell>
              <table:table-cell office:value-type="float" office:value="0.195814">
                <text:p>0.1958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4.366668">
                <text:p>24.366668</text:p>
              </table:table-cell>
              <table:table-cell office:value-type="float" office:value="0.194775">
                <text:p>0.1947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4.400001">
                <text:p>24.400001</text:p>
              </table:table-cell>
              <table:table-cell office:value-type="float" office:value="0.196403">
                <text:p>0.19640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4.433335">
                <text:p>24.433335</text:p>
              </table:table-cell>
              <table:table-cell office:value-type="float" office:value="0.202747">
                <text:p>0.2027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4.466668">
                <text:p>24.466668</text:p>
              </table:table-cell>
              <table:table-cell office:value-type="float" office:value="0.21902">
                <text:p>0.2190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4.500001">
                <text:p>24.500001</text:p>
              </table:table-cell>
              <table:table-cell office:value-type="float" office:value="0.233174">
                <text:p>0.2331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4.533335">
                <text:p>24.533335</text:p>
              </table:table-cell>
              <table:table-cell office:value-type="float" office:value="0.231452">
                <text:p>0.2314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4.566668">
                <text:p>24.566668</text:p>
              </table:table-cell>
              <table:table-cell office:value-type="float" office:value="0.231656">
                <text:p>0.23165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4.600001">
                <text:p>24.600001</text:p>
              </table:table-cell>
              <table:table-cell office:value-type="float" office:value="0.248153">
                <text:p>0.24815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4.633335">
                <text:p>24.633335</text:p>
              </table:table-cell>
              <table:table-cell office:value-type="float" office:value="0.24594">
                <text:p>0.2459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.666668">
                <text:p>24.666668</text:p>
              </table:table-cell>
              <table:table-cell office:value-type="float" office:value="0.256418">
                <text:p>0.25641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.700001">
                <text:p>24.700001</text:p>
              </table:table-cell>
              <table:table-cell office:value-type="float" office:value="0.267182">
                <text:p>0.26718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.733335">
                <text:p>24.733335</text:p>
              </table:table-cell>
              <table:table-cell office:value-type="float" office:value="0.248927">
                <text:p>0.24892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.766668">
                <text:p>24.766668</text:p>
              </table:table-cell>
              <table:table-cell office:value-type="float" office:value="0.2495">
                <text:p>0.249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.800001">
                <text:p>24.800001</text:p>
              </table:table-cell>
              <table:table-cell office:value-type="float" office:value="0.255154">
                <text:p>0.25515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.833335">
                <text:p>24.833335</text:p>
              </table:table-cell>
              <table:table-cell office:value-type="float" office:value="0.251491">
                <text:p>0.25149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.866668">
                <text:p>24.866668</text:p>
              </table:table-cell>
              <table:table-cell office:value-type="float" office:value="0.25642">
                <text:p>0.2564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4.900001">
                <text:p>24.900001</text:p>
              </table:table-cell>
              <table:table-cell office:value-type="float" office:value="0.247095">
                <text:p>0.24709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.933335">
                <text:p>24.933335</text:p>
              </table:table-cell>
              <table:table-cell office:value-type="float" office:value="0.236439">
                <text:p>0.23643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4.966668">
                <text:p>24.966668</text:p>
              </table:table-cell>
              <table:table-cell office:value-type="float" office:value="0.242736">
                <text:p>0.24273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.000001">
                <text:p>25.000001</text:p>
              </table:table-cell>
              <table:table-cell office:value-type="float" office:value="0.240368">
                <text:p>0.24036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.033335">
                <text:p>25.033335</text:p>
              </table:table-cell>
              <table:table-cell office:value-type="float" office:value="0.217618">
                <text:p>0.21761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.066668">
                <text:p>25.066668</text:p>
              </table:table-cell>
              <table:table-cell office:value-type="float" office:value="0.221138">
                <text:p>0.22113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.100001">
                <text:p>25.100001</text:p>
              </table:table-cell>
              <table:table-cell office:value-type="float" office:value="0.221519">
                <text:p>0.2215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.133335">
                <text:p>25.133335</text:p>
              </table:table-cell>
              <table:table-cell office:value-type="float" office:value="0.210604">
                <text:p>0.21060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.166668">
                <text:p>25.166668</text:p>
              </table:table-cell>
              <table:table-cell office:value-type="float" office:value="0.202446">
                <text:p>0.20244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.200001">
                <text:p>25.200001</text:p>
              </table:table-cell>
              <table:table-cell office:value-type="float" office:value="0.186271">
                <text:p>0.18627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.233335">
                <text:p>25.233335</text:p>
              </table:table-cell>
              <table:table-cell office:value-type="float" office:value="0.169511">
                <text:p>0.16951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.266668">
                <text:p>25.266668</text:p>
              </table:table-cell>
              <table:table-cell office:value-type="float" office:value="0.178387">
                <text:p>0.17838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5.300001">
                <text:p>25.300001</text:p>
              </table:table-cell>
              <table:table-cell office:value-type="float" office:value="0.173196">
                <text:p>0.17319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.333335">
                <text:p>25.333335</text:p>
              </table:table-cell>
              <table:table-cell office:value-type="float" office:value="0.177205">
                <text:p>0.1772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5.366668">
                <text:p>25.366668</text:p>
              </table:table-cell>
              <table:table-cell office:value-type="float" office:value="0.153053">
                <text:p>0.1530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.400001">
                <text:p>25.400001</text:p>
              </table:table-cell>
              <table:table-cell office:value-type="float" office:value="0.161421">
                <text:p>0.16142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5.433335">
                <text:p>25.433335</text:p>
              </table:table-cell>
              <table:table-cell office:value-type="float" office:value="0.144816">
                <text:p>0.1448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.466668">
                <text:p>25.466668</text:p>
              </table:table-cell>
              <table:table-cell office:value-type="float" office:value="0.150773">
                <text:p>0.15077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.500001">
                <text:p>25.500001</text:p>
              </table:table-cell>
              <table:table-cell office:value-type="float" office:value="0.141265">
                <text:p>0.14126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.533335">
                <text:p>25.533335</text:p>
              </table:table-cell>
              <table:table-cell office:value-type="float" office:value="0.153414">
                <text:p>0.15341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.566668">
                <text:p>25.566668</text:p>
              </table:table-cell>
              <table:table-cell office:value-type="float" office:value="0.14473">
                <text:p>0.1447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.600001">
                <text:p>25.600001</text:p>
              </table:table-cell>
              <table:table-cell office:value-type="float" office:value="0.139827">
                <text:p>0.13982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.633335">
                <text:p>25.633335</text:p>
              </table:table-cell>
              <table:table-cell office:value-type="float" office:value="0.139257">
                <text:p>0.1392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.666668">
                <text:p>25.666668</text:p>
              </table:table-cell>
              <table:table-cell office:value-type="float" office:value="0.256276">
                <text:p>0.25627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5.700001">
                <text:p>25.700001</text:p>
              </table:table-cell>
              <table:table-cell office:value-type="float" office:value="0.252431">
                <text:p>0.25243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5.733335">
                <text:p>25.733335</text:p>
              </table:table-cell>
              <table:table-cell office:value-type="float" office:value="0.246118">
                <text:p>0.24611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.766668">
                <text:p>25.766668</text:p>
              </table:table-cell>
              <table:table-cell office:value-type="float" office:value="0.255432">
                <text:p>0.2554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.800001">
                <text:p>25.800001</text:p>
              </table:table-cell>
              <table:table-cell office:value-type="float" office:value="0.267686">
                <text:p>0.26768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5.833335">
                <text:p>25.833335</text:p>
              </table:table-cell>
              <table:table-cell office:value-type="float" office:value="0.280558">
                <text:p>0.28055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5.866668">
                <text:p>25.866668</text:p>
              </table:table-cell>
              <table:table-cell office:value-type="float" office:value="0.254026">
                <text:p>0.25402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5.900001">
                <text:p>25.900001</text:p>
              </table:table-cell>
              <table:table-cell office:value-type="float" office:value="0.23878">
                <text:p>0.2387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5.933335">
                <text:p>25.933335</text:p>
              </table:table-cell>
              <table:table-cell office:value-type="float" office:value="0.245855">
                <text:p>0.24585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5.966668">
                <text:p>25.966668</text:p>
              </table:table-cell>
              <table:table-cell office:value-type="float" office:value="0.219097">
                <text:p>0.21909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6.000001">
                <text:p>26.000001</text:p>
              </table:table-cell>
              <table:table-cell office:value-type="float" office:value="0.200206">
                <text:p>0.20020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6.033335">
                <text:p>26.033335</text:p>
              </table:table-cell>
              <table:table-cell office:value-type="float" office:value="0.201307">
                <text:p>0.20130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.066668">
                <text:p>26.066668</text:p>
              </table:table-cell>
              <table:table-cell office:value-type="float" office:value="0.195332">
                <text:p>0.19533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.100001">
                <text:p>26.100001</text:p>
              </table:table-cell>
              <table:table-cell office:value-type="float" office:value="0.180361">
                <text:p>0.18036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6.133335">
                <text:p>26.133335</text:p>
              </table:table-cell>
              <table:table-cell office:value-type="float" office:value="0.172856">
                <text:p>0.17285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6.166668">
                <text:p>26.166668</text:p>
              </table:table-cell>
              <table:table-cell office:value-type="float" office:value="0.185845">
                <text:p>0.18584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6.200001">
                <text:p>26.200001</text:p>
              </table:table-cell>
              <table:table-cell office:value-type="float" office:value="0.184477">
                <text:p>0.1844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6.233335">
                <text:p>26.233335</text:p>
              </table:table-cell>
              <table:table-cell office:value-type="float" office:value="0.183323">
                <text:p>0.18332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6.266668">
                <text:p>26.266668</text:p>
              </table:table-cell>
              <table:table-cell office:value-type="float" office:value="0.174189">
                <text:p>0.17418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6.300001">
                <text:p>26.300001</text:p>
              </table:table-cell>
              <table:table-cell office:value-type="float" office:value="0.193655">
                <text:p>0.1936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6.333335">
                <text:p>26.333335</text:p>
              </table:table-cell>
              <table:table-cell office:value-type="float" office:value="0.193589">
                <text:p>0.19358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6.366668">
                <text:p>26.366668</text:p>
              </table:table-cell>
              <table:table-cell office:value-type="float" office:value="0.205142">
                <text:p>0.20514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6.400001">
                <text:p>26.400001</text:p>
              </table:table-cell>
              <table:table-cell office:value-type="float" office:value="0.208686">
                <text:p>0.20868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6.433335">
                <text:p>26.433335</text:p>
              </table:table-cell>
              <table:table-cell office:value-type="float" office:value="0.232005">
                <text:p>0.23200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.466668">
                <text:p>26.466668</text:p>
              </table:table-cell>
              <table:table-cell office:value-type="float" office:value="0.25515">
                <text:p>0.255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6.500001">
                <text:p>26.500001</text:p>
              </table:table-cell>
              <table:table-cell office:value-type="float" office:value="0.252523">
                <text:p>0.2525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6.533335">
                <text:p>26.533335</text:p>
              </table:table-cell>
              <table:table-cell office:value-type="float" office:value="0.257412">
                <text:p>0.2574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6.566668">
                <text:p>26.566668</text:p>
              </table:table-cell>
              <table:table-cell office:value-type="float" office:value="0.253604">
                <text:p>0.25360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6.600001">
                <text:p>26.600001</text:p>
              </table:table-cell>
              <table:table-cell office:value-type="float" office:value="0.2358">
                <text:p>0.235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6.633335">
                <text:p>26.633335</text:p>
              </table:table-cell>
              <table:table-cell office:value-type="float" office:value="0.225824">
                <text:p>0.2258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.666668">
                <text:p>26.666668</text:p>
              </table:table-cell>
              <table:table-cell office:value-type="float" office:value="0.195325">
                <text:p>0.1953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6.700001">
                <text:p>26.700001</text:p>
              </table:table-cell>
              <table:table-cell office:value-type="float" office:value="0.177928">
                <text:p>0.17792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6.733335">
                <text:p>26.733335</text:p>
              </table:table-cell>
              <table:table-cell office:value-type="float" office:value="0.168252">
                <text:p>0.16825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6.766668">
                <text:p>26.766668</text:p>
              </table:table-cell>
              <table:table-cell office:value-type="float" office:value="0.153357">
                <text:p>0.15335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6.800001">
                <text:p>26.800001</text:p>
              </table:table-cell>
              <table:table-cell office:value-type="float" office:value="0.194284">
                <text:p>0.1942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6.833335">
                <text:p>26.833335</text:p>
              </table:table-cell>
              <table:table-cell office:value-type="float" office:value="0.169252">
                <text:p>0.16925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6.866668">
                <text:p>26.866668</text:p>
              </table:table-cell>
              <table:table-cell office:value-type="float" office:value="0.176634">
                <text:p>0.17663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6.900001">
                <text:p>26.900001</text:p>
              </table:table-cell>
              <table:table-cell office:value-type="float" office:value="0.194065">
                <text:p>0.19406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6.933335">
                <text:p>26.933335</text:p>
              </table:table-cell>
              <table:table-cell office:value-type="float" office:value="0.199056">
                <text:p>0.19905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6.966668">
                <text:p>26.966668</text:p>
              </table:table-cell>
              <table:table-cell office:value-type="float" office:value="0.216861">
                <text:p>0.21686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.000001">
                <text:p>27.000001</text:p>
              </table:table-cell>
              <table:table-cell office:value-type="float" office:value="0.231513">
                <text:p>0.2315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.033335">
                <text:p>27.033335</text:p>
              </table:table-cell>
              <table:table-cell office:value-type="float" office:value="0.221201">
                <text:p>0.22120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.066668">
                <text:p>27.066668</text:p>
              </table:table-cell>
              <table:table-cell office:value-type="float" office:value="0.22762">
                <text:p>0.2276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.100001">
                <text:p>27.100001</text:p>
              </table:table-cell>
              <table:table-cell office:value-type="float" office:value="0.235351">
                <text:p>0.23535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.133335">
                <text:p>27.133335</text:p>
              </table:table-cell>
              <table:table-cell office:value-type="float" office:value="0.241935">
                <text:p>0.24193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7.166668">
                <text:p>27.166668</text:p>
              </table:table-cell>
              <table:table-cell office:value-type="float" office:value="0.26322">
                <text:p>0.2632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7.200001">
                <text:p>27.200001</text:p>
              </table:table-cell>
              <table:table-cell office:value-type="float" office:value="0.27197">
                <text:p>0.2719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.233335">
                <text:p>27.233335</text:p>
              </table:table-cell>
              <table:table-cell office:value-type="float" office:value="0.26644">
                <text:p>0.2664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7.266668">
                <text:p>27.266668</text:p>
              </table:table-cell>
              <table:table-cell office:value-type="float" office:value="0.240994">
                <text:p>0.2409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.300001">
                <text:p>27.300001</text:p>
              </table:table-cell>
              <table:table-cell office:value-type="float" office:value="0.243939">
                <text:p>0.24393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.333335">
                <text:p>27.333335</text:p>
              </table:table-cell>
              <table:table-cell office:value-type="float" office:value="0.238516">
                <text:p>0.23851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7.366668">
                <text:p>27.366668</text:p>
              </table:table-cell>
              <table:table-cell office:value-type="float" office:value="0.236713">
                <text:p>0.2367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7.400001">
                <text:p>27.400001</text:p>
              </table:table-cell>
              <table:table-cell office:value-type="float" office:value="0.167043">
                <text:p>0.16704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.433335">
                <text:p>27.433335</text:p>
              </table:table-cell>
              <table:table-cell office:value-type="float" office:value="0.174985">
                <text:p>0.17498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.466668">
                <text:p>27.466668</text:p>
              </table:table-cell>
              <table:table-cell office:value-type="float" office:value="0.155039">
                <text:p>0.15503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.500001">
                <text:p>27.500001</text:p>
              </table:table-cell>
              <table:table-cell office:value-type="float" office:value="0.141707">
                <text:p>0.1417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.533335">
                <text:p>27.533335</text:p>
              </table:table-cell>
              <table:table-cell office:value-type="float" office:value="0.137488">
                <text:p>0.13748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7.566668">
                <text:p>27.566668</text:p>
              </table:table-cell>
              <table:table-cell office:value-type="float" office:value="0.153782">
                <text:p>0.15378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7.600001">
                <text:p>27.600001</text:p>
              </table:table-cell>
              <table:table-cell office:value-type="float" office:value="0.146211">
                <text:p>0.14621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7.633335">
                <text:p>27.633335</text:p>
              </table:table-cell>
              <table:table-cell office:value-type="float" office:value="0.126372">
                <text:p>0.12637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7.666668">
                <text:p>27.666668</text:p>
              </table:table-cell>
              <table:table-cell office:value-type="float" office:value="0.132857">
                <text:p>0.13285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7.700001">
                <text:p>27.700001</text:p>
              </table:table-cell>
              <table:table-cell office:value-type="float" office:value="0.136189">
                <text:p>0.1361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7.733335">
                <text:p>27.733335</text:p>
              </table:table-cell>
              <table:table-cell office:value-type="float" office:value="0.105042">
                <text:p>0.10504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7.766668">
                <text:p>27.766668</text:p>
              </table:table-cell>
              <table:table-cell office:value-type="float" office:value="0.101855">
                <text:p>0.1018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7.800001">
                <text:p>27.800001</text:p>
              </table:table-cell>
              <table:table-cell office:value-type="float" office:value="0.09584">
                <text:p>0.0958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.833335">
                <text:p>27.833335</text:p>
              </table:table-cell>
              <table:table-cell office:value-type="float" office:value="0.068762">
                <text:p>0.06876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7.866668">
                <text:p>27.866668</text:p>
              </table:table-cell>
              <table:table-cell office:value-type="float" office:value="0.070227">
                <text:p>0.07022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7.900001">
                <text:p>27.900001</text:p>
              </table:table-cell>
              <table:table-cell office:value-type="float" office:value="0.043636">
                <text:p>0.04363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7.933335">
                <text:p>27.933335</text:p>
              </table:table-cell>
              <table:table-cell office:value-type="float" office:value="0.05922">
                <text:p>0.0592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7.966668">
                <text:p>27.966668</text:p>
              </table:table-cell>
              <table:table-cell office:value-type="float" office:value="0.045228">
                <text:p>0.04522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.000001">
                <text:p>28.000001</text:p>
              </table:table-cell>
              <table:table-cell office:value-type="float" office:value="0.04421">
                <text:p>0.044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.033335">
                <text:p>28.033335</text:p>
              </table:table-cell>
              <table:table-cell office:value-type="float" office:value="0.022367">
                <text:p>0.0223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.066668">
                <text:p>28.066668</text:p>
              </table:table-cell>
              <table:table-cell office:value-type="float" office:value="0.064246">
                <text:p>0.0642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.100001">
                <text:p>28.100001</text:p>
              </table:table-cell>
              <table:table-cell office:value-type="float" office:value="0.072152">
                <text:p>0.0721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.133335">
                <text:p>28.133335</text:p>
              </table:table-cell>
              <table:table-cell office:value-type="float" office:value="0.061233">
                <text:p>0.06123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.166668">
                <text:p>28.166668</text:p>
              </table:table-cell>
              <table:table-cell office:value-type="float" office:value="0.096542">
                <text:p>0.09654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.200001">
                <text:p>28.200001</text:p>
              </table:table-cell>
              <table:table-cell office:value-type="float" office:value="0.094665">
                <text:p>0.09466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.233335">
                <text:p>28.233335</text:p>
              </table:table-cell>
              <table:table-cell office:value-type="float" office:value="0.1083">
                <text:p>0.108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.266668">
                <text:p>28.266668</text:p>
              </table:table-cell>
              <table:table-cell office:value-type="float" office:value="0.106376">
                <text:p>0.10637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.300001">
                <text:p>28.300001</text:p>
              </table:table-cell>
              <table:table-cell office:value-type="float" office:value="0.099437">
                <text:p>0.09943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8.333335">
                <text:p>28.333335</text:p>
              </table:table-cell>
              <table:table-cell office:value-type="float" office:value="0.09307">
                <text:p>0.0930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.366668">
                <text:p>28.366668</text:p>
              </table:table-cell>
              <table:table-cell office:value-type="float" office:value="0.063338">
                <text:p>0.06333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8.400001">
                <text:p>28.400001</text:p>
              </table:table-cell>
              <table:table-cell office:value-type="float" office:value="0.057131">
                <text:p>0.05713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.433335">
                <text:p>28.433335</text:p>
              </table:table-cell>
              <table:table-cell office:value-type="float" office:value="0.068707">
                <text:p>0.06870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8.466668">
                <text:p>28.466668</text:p>
              </table:table-cell>
              <table:table-cell office:value-type="float" office:value="0.09523">
                <text:p>0.0952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8.500001">
                <text:p>28.500001</text:p>
              </table:table-cell>
              <table:table-cell office:value-type="float" office:value="0.090943">
                <text:p>0.0909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8.533335">
                <text:p>28.533335</text:p>
              </table:table-cell>
              <table:table-cell office:value-type="float" office:value="0.059304">
                <text:p>0.0593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8.566668">
                <text:p>28.566668</text:p>
              </table:table-cell>
              <table:table-cell office:value-type="float" office:value="0.05615">
                <text:p>0.056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8.600001">
                <text:p>28.600001</text:p>
              </table:table-cell>
              <table:table-cell office:value-type="float" office:value="0.084267">
                <text:p>0.08426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8.633335">
                <text:p>28.633335</text:p>
              </table:table-cell>
              <table:table-cell office:value-type="float" office:value="0.083282">
                <text:p>0.08328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8.666668">
                <text:p>28.666668</text:p>
              </table:table-cell>
              <table:table-cell office:value-type="float" office:value="0.101086">
                <text:p>0.10108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8.700001">
                <text:p>28.700001</text:p>
              </table:table-cell>
              <table:table-cell office:value-type="float" office:value="0.11655">
                <text:p>0.116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8.733335">
                <text:p>28.733335</text:p>
              </table:table-cell>
              <table:table-cell office:value-type="float" office:value="0.120973">
                <text:p>0.12097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8.766668">
                <text:p>28.766668</text:p>
              </table:table-cell>
              <table:table-cell office:value-type="float" office:value="0.151593">
                <text:p>0.15159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.800002">
                <text:p>28.800002</text:p>
              </table:table-cell>
              <table:table-cell office:value-type="float" office:value="0.158112">
                <text:p>0.15811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8.833335">
                <text:p>28.833335</text:p>
              </table:table-cell>
              <table:table-cell office:value-type="float" office:value="0.118104">
                <text:p>0.11810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8.866668">
                <text:p>28.866668</text:p>
              </table:table-cell>
              <table:table-cell office:value-type="float" office:value="0.140015">
                <text:p>0.14001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8.900002">
                <text:p>28.900002</text:p>
              </table:table-cell>
              <table:table-cell office:value-type="float" office:value="0.134203">
                <text:p>0.13420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8.933335">
                <text:p>28.933335</text:p>
              </table:table-cell>
              <table:table-cell office:value-type="float" office:value="0.136467">
                <text:p>0.13646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8.966668">
                <text:p>28.966668</text:p>
              </table:table-cell>
              <table:table-cell office:value-type="float" office:value="0.13691">
                <text:p>0.1369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.000002">
                <text:p>29.000002</text:p>
              </table:table-cell>
              <table:table-cell office:value-type="float" office:value="0.142316">
                <text:p>0.14231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.033335">
                <text:p>29.033335</text:p>
              </table:table-cell>
              <table:table-cell office:value-type="float" office:value="0.147474">
                <text:p>0.14747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.066668">
                <text:p>29.066668</text:p>
              </table:table-cell>
              <table:table-cell office:value-type="float" office:value="0.160105">
                <text:p>0.1601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.100002">
                <text:p>29.100002</text:p>
              </table:table-cell>
              <table:table-cell office:value-type="float" office:value="0.172829">
                <text:p>0.17282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9.133335">
                <text:p>29.133335</text:p>
              </table:table-cell>
              <table:table-cell office:value-type="float" office:value="0.312193">
                <text:p>0.31219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.166668">
                <text:p>29.166668</text:p>
              </table:table-cell>
              <table:table-cell office:value-type="float" office:value="0.29362">
                <text:p>0.2936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.200002">
                <text:p>29.200002</text:p>
              </table:table-cell>
              <table:table-cell office:value-type="float" office:value="0.30739">
                <text:p>0.3073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.233335">
                <text:p>29.233335</text:p>
              </table:table-cell>
              <table:table-cell office:value-type="float" office:value="0.307472">
                <text:p>0.30747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.266668">
                <text:p>29.266668</text:p>
              </table:table-cell>
              <table:table-cell office:value-type="float" office:value="0.309878">
                <text:p>0.30987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.300002">
                <text:p>29.300002</text:p>
              </table:table-cell>
              <table:table-cell office:value-type="float" office:value="0.314365">
                <text:p>0.31436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.333335">
                <text:p>29.333335</text:p>
              </table:table-cell>
              <table:table-cell office:value-type="float" office:value="0.309606">
                <text:p>0.30960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.366668">
                <text:p>29.366668</text:p>
              </table:table-cell>
              <table:table-cell office:value-type="float" office:value="0.305445">
                <text:p>0.3054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.400002">
                <text:p>29.400002</text:p>
              </table:table-cell>
              <table:table-cell office:value-type="float" office:value="0.306311">
                <text:p>0.30631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.433335">
                <text:p>29.433335</text:p>
              </table:table-cell>
              <table:table-cell office:value-type="float" office:value="0.306917">
                <text:p>0.30691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.466668">
                <text:p>29.466668</text:p>
              </table:table-cell>
              <table:table-cell office:value-type="float" office:value="0.309423">
                <text:p>0.30942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.500002">
                <text:p>29.500002</text:p>
              </table:table-cell>
              <table:table-cell office:value-type="float" office:value="0.320166">
                <text:p>0.32016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.533335">
                <text:p>29.533335</text:p>
              </table:table-cell>
              <table:table-cell office:value-type="float" office:value="0.311077">
                <text:p>0.31107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.566668">
                <text:p>29.566668</text:p>
              </table:table-cell>
              <table:table-cell office:value-type="float" office:value="0.326988">
                <text:p>0.32698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.600002">
                <text:p>29.600002</text:p>
              </table:table-cell>
              <table:table-cell office:value-type="float" office:value="0.321815">
                <text:p>0.3218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.633335">
                <text:p>29.633335</text:p>
              </table:table-cell>
              <table:table-cell office:value-type="float" office:value="0.3419">
                <text:p>0.341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.666668">
                <text:p>29.666668</text:p>
              </table:table-cell>
              <table:table-cell office:value-type="float" office:value="0.314873">
                <text:p>0.31487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.700002">
                <text:p>29.700002</text:p>
              </table:table-cell>
              <table:table-cell office:value-type="float" office:value="0.326288">
                <text:p>0.32628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.733335">
                <text:p>29.733335</text:p>
              </table:table-cell>
              <table:table-cell office:value-type="float" office:value="0.337395">
                <text:p>0.33739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.766668">
                <text:p>29.766668</text:p>
              </table:table-cell>
              <table:table-cell office:value-type="float" office:value="0.337746">
                <text:p>0.33774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.800002">
                <text:p>29.800002</text:p>
              </table:table-cell>
              <table:table-cell office:value-type="float" office:value="0.327194">
                <text:p>0.32719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.833335">
                <text:p>29.833335</text:p>
              </table:table-cell>
              <table:table-cell office:value-type="float" office:value="0.341795">
                <text:p>0.3417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.866668">
                <text:p>29.866668</text:p>
              </table:table-cell>
              <table:table-cell office:value-type="float" office:value="0.334578">
                <text:p>0.33457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.900002">
                <text:p>29.900002</text:p>
              </table:table-cell>
              <table:table-cell office:value-type="float" office:value="0.344448">
                <text:p>0.34444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.933335">
                <text:p>29.933335</text:p>
              </table:table-cell>
              <table:table-cell office:value-type="float" office:value="0.340506">
                <text:p>0.34050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9.966668">
                <text:p>29.966668</text:p>
              </table:table-cell>
              <table:table-cell office:value-type="float" office:value="0.339909">
                <text:p>0.3399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0.000002">
                <text:p>30.000002</text:p>
              </table:table-cell>
              <table:table-cell office:value-type="float" office:value="0.346545">
                <text:p>0.34654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0.033335">
                <text:p>30.033335</text:p>
              </table:table-cell>
              <table:table-cell office:value-type="float" office:value="0.35228">
                <text:p>0.3522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0.066668">
                <text:p>30.066668</text:p>
              </table:table-cell>
              <table:table-cell office:value-type="float" office:value="0.337467">
                <text:p>0.33746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0.100002">
                <text:p>30.100002</text:p>
              </table:table-cell>
              <table:table-cell office:value-type="float" office:value="0.336345">
                <text:p>0.33634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0.133335">
                <text:p>30.133335</text:p>
              </table:table-cell>
              <table:table-cell office:value-type="float" office:value="0.342334">
                <text:p>0.34233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0.166668">
                <text:p>30.166668</text:p>
              </table:table-cell>
              <table:table-cell office:value-type="float" office:value="0.346746">
                <text:p>0.34674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0.200002">
                <text:p>30.200002</text:p>
              </table:table-cell>
              <table:table-cell office:value-type="float" office:value="0.337661">
                <text:p>0.33766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0.233335">
                <text:p>30.233335</text:p>
              </table:table-cell>
              <table:table-cell office:value-type="float" office:value="0.340993">
                <text:p>0.34099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0.266668">
                <text:p>30.266668</text:p>
              </table:table-cell>
              <table:table-cell office:value-type="float" office:value="0.350092">
                <text:p>0.35009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0.300002">
                <text:p>30.300002</text:p>
              </table:table-cell>
              <table:table-cell office:value-type="float" office:value="0.336085">
                <text:p>0.33608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0.333335">
                <text:p>30.333335</text:p>
              </table:table-cell>
              <table:table-cell office:value-type="float" office:value="0.335328">
                <text:p>0.33532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0.366668">
                <text:p>30.366668</text:p>
              </table:table-cell>
              <table:table-cell office:value-type="float" office:value="0.335589">
                <text:p>0.33558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0.400002">
                <text:p>30.400002</text:p>
              </table:table-cell>
              <table:table-cell office:value-type="float" office:value="0.322204">
                <text:p>0.32220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0.433335">
                <text:p>30.433335</text:p>
              </table:table-cell>
              <table:table-cell office:value-type="float" office:value="0.32042">
                <text:p>0.3204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0.466668">
                <text:p>30.466668</text:p>
              </table:table-cell>
              <table:table-cell office:value-type="float" office:value="0.330315">
                <text:p>0.33031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0.500002">
                <text:p>30.500002</text:p>
              </table:table-cell>
              <table:table-cell office:value-type="float" office:value="0.30737">
                <text:p>0.3073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0.533335">
                <text:p>30.533335</text:p>
              </table:table-cell>
              <table:table-cell office:value-type="float" office:value="0.323049">
                <text:p>0.32304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0.566668">
                <text:p>30.566668</text:p>
              </table:table-cell>
              <table:table-cell office:value-type="float" office:value="0.307282">
                <text:p>0.30728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0.600002">
                <text:p>30.600002</text:p>
              </table:table-cell>
              <table:table-cell office:value-type="float" office:value="0.333452">
                <text:p>0.33345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0.633335">
                <text:p>30.633335</text:p>
              </table:table-cell>
              <table:table-cell office:value-type="float" office:value="0.303653">
                <text:p>0.30365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0.666668">
                <text:p>30.666668</text:p>
              </table:table-cell>
              <table:table-cell office:value-type="float" office:value="0.321793">
                <text:p>0.32179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0.700002">
                <text:p>30.700002</text:p>
              </table:table-cell>
              <table:table-cell office:value-type="float" office:value="0.294898">
                <text:p>0.29489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0.733335">
                <text:p>30.733335</text:p>
              </table:table-cell>
              <table:table-cell office:value-type="float" office:value="0.301907">
                <text:p>0.3019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0.766668">
                <text:p>30.766668</text:p>
              </table:table-cell>
              <table:table-cell office:value-type="float" office:value="0.29937">
                <text:p>0.2993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0.800002">
                <text:p>30.800002</text:p>
              </table:table-cell>
              <table:table-cell office:value-type="float" office:value="0.297201">
                <text:p>0.29720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0.833335">
                <text:p>30.833335</text:p>
              </table:table-cell>
              <table:table-cell office:value-type="float" office:value="0.304015">
                <text:p>0.3040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0.866668">
                <text:p>30.866668</text:p>
              </table:table-cell>
              <table:table-cell office:value-type="float" office:value="0.183591">
                <text:p>0.18359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0.900002">
                <text:p>30.900002</text:p>
              </table:table-cell>
              <table:table-cell office:value-type="float" office:value="0.196814">
                <text:p>0.19681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0.933335">
                <text:p>30.933335</text:p>
              </table:table-cell>
              <table:table-cell office:value-type="float" office:value="0.200301">
                <text:p>0.2003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0.966668">
                <text:p>30.966668</text:p>
              </table:table-cell>
              <table:table-cell office:value-type="float" office:value="0.206334">
                <text:p>0.20633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1.000002">
                <text:p>31.000002</text:p>
              </table:table-cell>
              <table:table-cell office:value-type="float" office:value="0.19998">
                <text:p>0.199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1.033335">
                <text:p>31.033335</text:p>
              </table:table-cell>
              <table:table-cell office:value-type="float" office:value="0.20614">
                <text:p>0.2061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1.066668">
                <text:p>31.066668</text:p>
              </table:table-cell>
              <table:table-cell office:value-type="float" office:value="0.207842">
                <text:p>0.20784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.100002">
                <text:p>31.100002</text:p>
              </table:table-cell>
              <table:table-cell office:value-type="float" office:value="0.215878">
                <text:p>0.21587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1.133335">
                <text:p>31.133335</text:p>
              </table:table-cell>
              <table:table-cell office:value-type="float" office:value="0.237992">
                <text:p>0.23799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1.166668">
                <text:p>31.166668</text:p>
              </table:table-cell>
              <table:table-cell office:value-type="float" office:value="0.243097">
                <text:p>0.24309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1.200002">
                <text:p>31.200002</text:p>
              </table:table-cell>
              <table:table-cell office:value-type="float" office:value="0.248073">
                <text:p>0.24807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1.233335">
                <text:p>31.233335</text:p>
              </table:table-cell>
              <table:table-cell office:value-type="float" office:value="0.255456">
                <text:p>0.25545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1.266668">
                <text:p>31.266668</text:p>
              </table:table-cell>
              <table:table-cell office:value-type="float" office:value="0.261918">
                <text:p>0.26191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1.300002">
                <text:p>31.300002</text:p>
              </table:table-cell>
              <table:table-cell office:value-type="float" office:value="0.260192">
                <text:p>0.26019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1.333335">
                <text:p>31.333335</text:p>
              </table:table-cell>
              <table:table-cell office:value-type="float" office:value="0.276216">
                <text:p>0.27621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1.366668">
                <text:p>31.366668</text:p>
              </table:table-cell>
              <table:table-cell office:value-type="float" office:value="0.294349">
                <text:p>0.29434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1.400002">
                <text:p>31.400002</text:p>
              </table:table-cell>
              <table:table-cell office:value-type="float" office:value="0.286937">
                <text:p>0.28693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1.433335">
                <text:p>31.433335</text:p>
              </table:table-cell>
              <table:table-cell office:value-type="float" office:value="0.302312">
                <text:p>0.30231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1.466668">
                <text:p>31.466668</text:p>
              </table:table-cell>
              <table:table-cell office:value-type="float" office:value="0.282709">
                <text:p>0.28270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1.500002">
                <text:p>31.500002</text:p>
              </table:table-cell>
              <table:table-cell office:value-type="float" office:value="0.299037">
                <text:p>0.29903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1.533335">
                <text:p>31.533335</text:p>
              </table:table-cell>
              <table:table-cell office:value-type="float" office:value="0.308194">
                <text:p>0.30819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1.566668">
                <text:p>31.566668</text:p>
              </table:table-cell>
              <table:table-cell office:value-type="float" office:value="0.323932">
                <text:p>0.32393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1.600002">
                <text:p>31.600002</text:p>
              </table:table-cell>
              <table:table-cell office:value-type="float" office:value="0.320855">
                <text:p>0.32085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1.633335">
                <text:p>31.633335</text:p>
              </table:table-cell>
              <table:table-cell office:value-type="float" office:value="0.311734">
                <text:p>0.31173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1.666668">
                <text:p>31.666668</text:p>
              </table:table-cell>
              <table:table-cell office:value-type="float" office:value="0.321102">
                <text:p>0.32110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1.700002">
                <text:p>31.700002</text:p>
              </table:table-cell>
              <table:table-cell office:value-type="float" office:value="0.31806">
                <text:p>0.3180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1.733335">
                <text:p>31.733335</text:p>
              </table:table-cell>
              <table:table-cell office:value-type="float" office:value="0.326931">
                <text:p>0.32693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1.766668">
                <text:p>31.766668</text:p>
              </table:table-cell>
              <table:table-cell office:value-type="float" office:value="0.316535">
                <text:p>0.31653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1.800002">
                <text:p>31.800002</text:p>
              </table:table-cell>
              <table:table-cell office:value-type="float" office:value="0.339024">
                <text:p>0.33902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1.833335">
                <text:p>31.833335</text:p>
              </table:table-cell>
              <table:table-cell office:value-type="float" office:value="0.32833">
                <text:p>0.3283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1.866668">
                <text:p>31.866668</text:p>
              </table:table-cell>
              <table:table-cell office:value-type="float" office:value="0.328473">
                <text:p>0.32847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1.900002">
                <text:p>31.900002</text:p>
              </table:table-cell>
              <table:table-cell office:value-type="float" office:value="0.319985">
                <text:p>0.31998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1.933335">
                <text:p>31.933335</text:p>
              </table:table-cell>
              <table:table-cell office:value-type="float" office:value="0.312671">
                <text:p>0.31267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1.966668">
                <text:p>31.966668</text:p>
              </table:table-cell>
              <table:table-cell office:value-type="float" office:value="0.293095">
                <text:p>0.29309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2.000002">
                <text:p>32.000002</text:p>
              </table:table-cell>
              <table:table-cell office:value-type="float" office:value="0.294463">
                <text:p>0.29446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2.033335">
                <text:p>32.033335</text:p>
              </table:table-cell>
              <table:table-cell office:value-type="float" office:value="0.273711">
                <text:p>0.27371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2.066668">
                <text:p>32.066668</text:p>
              </table:table-cell>
              <table:table-cell office:value-type="float" office:value="0.285558">
                <text:p>0.28555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2.100002">
                <text:p>32.100002</text:p>
              </table:table-cell>
              <table:table-cell office:value-type="float" office:value="0.257261">
                <text:p>0.25726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2.133335">
                <text:p>32.133335</text:p>
              </table:table-cell>
              <table:table-cell office:value-type="float" office:value="0.247612">
                <text:p>0.2476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2.166668">
                <text:p>32.166668</text:p>
              </table:table-cell>
              <table:table-cell office:value-type="float" office:value="0.285731">
                <text:p>0.28573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2.200002">
                <text:p>32.200002</text:p>
              </table:table-cell>
              <table:table-cell office:value-type="float" office:value="0.25985">
                <text:p>0.2598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2.233335">
                <text:p>32.233335</text:p>
              </table:table-cell>
              <table:table-cell office:value-type="float" office:value="0.258673">
                <text:p>0.25867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2.266668">
                <text:p>32.266668</text:p>
              </table:table-cell>
              <table:table-cell office:value-type="float" office:value="0.232002">
                <text:p>0.23200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2.300002">
                <text:p>32.300002</text:p>
              </table:table-cell>
              <table:table-cell office:value-type="float" office:value="0.2256">
                <text:p>0.225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2.333335">
                <text:p>32.333335</text:p>
              </table:table-cell>
              <table:table-cell office:value-type="float" office:value="0.235147">
                <text:p>0.23514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2.366668">
                <text:p>32.366668</text:p>
              </table:table-cell>
              <table:table-cell office:value-type="float" office:value="0.220088">
                <text:p>0.22008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2.400002">
                <text:p>32.400002</text:p>
              </table:table-cell>
              <table:table-cell office:value-type="float" office:value="0.231584">
                <text:p>0.23158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2.433335">
                <text:p>32.433335</text:p>
              </table:table-cell>
              <table:table-cell office:value-type="float" office:value="0.214335">
                <text:p>0.2143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2.466668">
                <text:p>32.466668</text:p>
              </table:table-cell>
              <table:table-cell office:value-type="float" office:value="0.217502">
                <text:p>0.21750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2.500002">
                <text:p>32.500002</text:p>
              </table:table-cell>
              <table:table-cell office:value-type="float" office:value="0.207993">
                <text:p>0.20799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2.533335">
                <text:p>32.533335</text:p>
              </table:table-cell>
              <table:table-cell office:value-type="float" office:value="0.197197">
                <text:p>0.19719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2.566668">
                <text:p>32.566668</text:p>
              </table:table-cell>
              <table:table-cell office:value-type="float" office:value="0.208532">
                <text:p>0.20853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2.600002">
                <text:p>32.600002</text:p>
              </table:table-cell>
              <table:table-cell office:value-type="float" office:value="0.15323">
                <text:p>0.1532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2.633335">
                <text:p>32.633335</text:p>
              </table:table-cell>
              <table:table-cell office:value-type="float" office:value="0.153471">
                <text:p>0.15347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2.666668">
                <text:p>32.666668</text:p>
              </table:table-cell>
              <table:table-cell office:value-type="float" office:value="0.123265">
                <text:p>0.12326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2.700002">
                <text:p>32.700002</text:p>
              </table:table-cell>
              <table:table-cell office:value-type="float" office:value="0.121577">
                <text:p>0.12157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2.733335">
                <text:p>32.733335</text:p>
              </table:table-cell>
              <table:table-cell office:value-type="float" office:value="0.144976">
                <text:p>0.14497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2.766668">
                <text:p>32.766668</text:p>
              </table:table-cell>
              <table:table-cell office:value-type="float" office:value="0.154152">
                <text:p>0.15415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2.800002">
                <text:p>32.800002</text:p>
              </table:table-cell>
              <table:table-cell office:value-type="float" office:value="0.141638">
                <text:p>0.14163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2.833335">
                <text:p>32.833335</text:p>
              </table:table-cell>
              <table:table-cell office:value-type="float" office:value="0.126292">
                <text:p>0.12629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2.866668">
                <text:p>32.866668</text:p>
              </table:table-cell>
              <table:table-cell office:value-type="float" office:value="0.12213">
                <text:p>0.122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2.900002">
                <text:p>32.900002</text:p>
              </table:table-cell>
              <table:table-cell office:value-type="float" office:value="0.147979">
                <text:p>0.14797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2.933335">
                <text:p>32.933335</text:p>
              </table:table-cell>
              <table:table-cell office:value-type="float" office:value="0.161889">
                <text:p>0.16188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2.966668">
                <text:p>32.966668</text:p>
              </table:table-cell>
              <table:table-cell office:value-type="float" office:value="0.161852">
                <text:p>0.16185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3.000002">
                <text:p>33.000002</text:p>
              </table:table-cell>
              <table:table-cell office:value-type="float" office:value="0.197349">
                <text:p>0.19734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3.033335">
                <text:p>33.033335</text:p>
              </table:table-cell>
              <table:table-cell office:value-type="float" office:value="0.176858">
                <text:p>0.17685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3.066668">
                <text:p>33.066668</text:p>
              </table:table-cell>
              <table:table-cell office:value-type="float" office:value="0.202463">
                <text:p>0.20246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3.100002">
                <text:p>33.100002</text:p>
              </table:table-cell>
              <table:table-cell office:value-type="float" office:value="0.225374">
                <text:p>0.22537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3.133335">
                <text:p>33.133335</text:p>
              </table:table-cell>
              <table:table-cell office:value-type="float" office:value="0.213373">
                <text:p>0.21337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3.166668">
                <text:p>33.166668</text:p>
              </table:table-cell>
              <table:table-cell office:value-type="float" office:value="0.250309">
                <text:p>0.25030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3.200002">
                <text:p>33.200002</text:p>
              </table:table-cell>
              <table:table-cell office:value-type="float" office:value="0.255488">
                <text:p>0.25548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3.233335">
                <text:p>33.233335</text:p>
              </table:table-cell>
              <table:table-cell office:value-type="float" office:value="0.262762">
                <text:p>0.26276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3.266668">
                <text:p>33.266668</text:p>
              </table:table-cell>
              <table:table-cell office:value-type="float" office:value="0.277095">
                <text:p>0.27709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3.300002">
                <text:p>33.300002</text:p>
              </table:table-cell>
              <table:table-cell office:value-type="float" office:value="0.275604">
                <text:p>0.2756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3.333335">
                <text:p>33.333335</text:p>
              </table:table-cell>
              <table:table-cell office:value-type="float" office:value="0.278209">
                <text:p>0.27820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3.366668">
                <text:p>33.366668</text:p>
              </table:table-cell>
              <table:table-cell office:value-type="float" office:value="0.285318">
                <text:p>0.28531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3.400002">
                <text:p>33.400002</text:p>
              </table:table-cell>
              <table:table-cell office:value-type="float" office:value="0.29298">
                <text:p>0.2929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3.433335">
                <text:p>33.433335</text:p>
              </table:table-cell>
              <table:table-cell office:value-type="float" office:value="0.290604">
                <text:p>0.29060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3.466668">
                <text:p>33.466668</text:p>
              </table:table-cell>
              <table:table-cell office:value-type="float" office:value="0.29188">
                <text:p>0.2918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3.500002">
                <text:p>33.500002</text:p>
              </table:table-cell>
              <table:table-cell office:value-type="float" office:value="0.285473">
                <text:p>0.28547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3.533335">
                <text:p>33.533335</text:p>
              </table:table-cell>
              <table:table-cell office:value-type="float" office:value="0.29506">
                <text:p>0.2950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3.566668">
                <text:p>33.566668</text:p>
              </table:table-cell>
              <table:table-cell office:value-type="float" office:value="0.287892">
                <text:p>0.28789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3.600002">
                <text:p>33.600002</text:p>
              </table:table-cell>
              <table:table-cell office:value-type="float" office:value="0.279102">
                <text:p>0.27910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3.633335">
                <text:p>33.633335</text:p>
              </table:table-cell>
              <table:table-cell office:value-type="float" office:value="0.27649">
                <text:p>0.2764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3.666668">
                <text:p>33.666668</text:p>
              </table:table-cell>
              <table:table-cell office:value-type="float" office:value="0.267843">
                <text:p>0.26784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3.700002">
                <text:p>33.700002</text:p>
              </table:table-cell>
              <table:table-cell office:value-type="float" office:value="0.258449">
                <text:p>0.25844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3.733335">
                <text:p>33.733335</text:p>
              </table:table-cell>
              <table:table-cell office:value-type="float" office:value="0.266005">
                <text:p>0.26600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3.766668">
                <text:p>33.766668</text:p>
              </table:table-cell>
              <table:table-cell office:value-type="float" office:value="0.252935">
                <text:p>0.25293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3.800002">
                <text:p>33.800002</text:p>
              </table:table-cell>
              <table:table-cell office:value-type="float" office:value="0.228871">
                <text:p>0.22887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3.833335">
                <text:p>33.833335</text:p>
              </table:table-cell>
              <table:table-cell office:value-type="float" office:value="0.222729">
                <text:p>0.22272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3.866668">
                <text:p>33.866668</text:p>
              </table:table-cell>
              <table:table-cell office:value-type="float" office:value="0.195513">
                <text:p>0.19551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3.900002">
                <text:p>33.900002</text:p>
              </table:table-cell>
              <table:table-cell office:value-type="float" office:value="0.192457">
                <text:p>0.19245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3.933335">
                <text:p>33.933335</text:p>
              </table:table-cell>
              <table:table-cell office:value-type="float" office:value="0.177369">
                <text:p>0.17736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3.966668">
                <text:p>33.966668</text:p>
              </table:table-cell>
              <table:table-cell office:value-type="float" office:value="0.177938">
                <text:p>0.17793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4.000002">
                <text:p>34.000002</text:p>
              </table:table-cell>
              <table:table-cell office:value-type="float" office:value="0.173723">
                <text:p>0.17372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4.033335">
                <text:p>34.033335</text:p>
              </table:table-cell>
              <table:table-cell office:value-type="float" office:value="0.158768">
                <text:p>0.15876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4.066668">
                <text:p>34.066668</text:p>
              </table:table-cell>
              <table:table-cell office:value-type="float" office:value="0.167508">
                <text:p>0.16750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4.100002">
                <text:p>34.100002</text:p>
              </table:table-cell>
              <table:table-cell office:value-type="float" office:value="0.151835">
                <text:p>0.15183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4.133335">
                <text:p>34.133335</text:p>
              </table:table-cell>
              <table:table-cell office:value-type="float" office:value="0.148819">
                <text:p>0.14881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4.166668">
                <text:p>34.166668</text:p>
              </table:table-cell>
              <table:table-cell office:value-type="float" office:value="0.134102">
                <text:p>0.13410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4.200002">
                <text:p>34.200002</text:p>
              </table:table-cell>
              <table:table-cell office:value-type="float" office:value="0.145541">
                <text:p>0.14554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4.233335">
                <text:p>34.233335</text:p>
              </table:table-cell>
              <table:table-cell office:value-type="float" office:value="0.138165">
                <text:p>0.13816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4.266668">
                <text:p>34.266668</text:p>
              </table:table-cell>
              <table:table-cell office:value-type="float" office:value="0.141436">
                <text:p>0.14143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4.300002">
                <text:p>34.300002</text:p>
              </table:table-cell>
              <table:table-cell office:value-type="float" office:value="0.165198">
                <text:p>0.16519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4.333335">
                <text:p>34.333335</text:p>
              </table:table-cell>
              <table:table-cell office:value-type="float" office:value="0.342615">
                <text:p>0.34261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4.366668">
                <text:p>34.366668</text:p>
              </table:table-cell>
              <table:table-cell office:value-type="float" office:value="0.332915">
                <text:p>0.33291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4.400002">
                <text:p>34.400002</text:p>
              </table:table-cell>
              <table:table-cell office:value-type="float" office:value="0.333871">
                <text:p>0.33387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4.433335">
                <text:p>34.433335</text:p>
              </table:table-cell>
              <table:table-cell office:value-type="float" office:value="0.326247">
                <text:p>0.32624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4.466668">
                <text:p>34.466668</text:p>
              </table:table-cell>
              <table:table-cell office:value-type="float" office:value="0.328536">
                <text:p>0.32853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4.500002">
                <text:p>34.500002</text:p>
              </table:table-cell>
              <table:table-cell office:value-type="float" office:value="0.346203">
                <text:p>0.34620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4.533335">
                <text:p>34.533335</text:p>
              </table:table-cell>
              <table:table-cell office:value-type="float" office:value="0.340542">
                <text:p>0.34054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4.566668">
                <text:p>34.566668</text:p>
              </table:table-cell>
              <table:table-cell office:value-type="float" office:value="0.343309">
                <text:p>0.34330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4.600002">
                <text:p>34.600002</text:p>
              </table:table-cell>
              <table:table-cell office:value-type="float" office:value="0.325737">
                <text:p>0.32573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4.633335">
                <text:p>34.633335</text:p>
              </table:table-cell>
              <table:table-cell office:value-type="float" office:value="0.337417">
                <text:p>0.33741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4.666668">
                <text:p>34.666668</text:p>
              </table:table-cell>
              <table:table-cell office:value-type="float" office:value="0.342917">
                <text:p>0.34291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4.700002">
                <text:p>34.700002</text:p>
              </table:table-cell>
              <table:table-cell office:value-type="float" office:value="0.337075">
                <text:p>0.33707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4.733335">
                <text:p>34.733335</text:p>
              </table:table-cell>
              <table:table-cell office:value-type="float" office:value="0.350647">
                <text:p>0.35064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4.766668">
                <text:p>34.766668</text:p>
              </table:table-cell>
              <table:table-cell office:value-type="float" office:value="0.344007">
                <text:p>0.34400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4.800002">
                <text:p>34.800002</text:p>
              </table:table-cell>
              <table:table-cell office:value-type="float" office:value="0.330914">
                <text:p>0.33091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4.833335">
                <text:p>34.833335</text:p>
              </table:table-cell>
              <table:table-cell office:value-type="float" office:value="0.349652">
                <text:p>0.34965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.866668">
                <text:p>34.866668</text:p>
              </table:table-cell>
              <table:table-cell office:value-type="float" office:value="0.325175">
                <text:p>0.32517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4.900002">
                <text:p>34.900002</text:p>
              </table:table-cell>
              <table:table-cell office:value-type="float" office:value="0.332057">
                <text:p>0.33205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4.933335">
                <text:p>34.933335</text:p>
              </table:table-cell>
              <table:table-cell office:value-type="float" office:value="0.338729">
                <text:p>0.33872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4.966668">
                <text:p>34.966668</text:p>
              </table:table-cell>
              <table:table-cell office:value-type="float" office:value="0.344823">
                <text:p>0.34482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5.000002">
                <text:p>35.000002</text:p>
              </table:table-cell>
              <table:table-cell office:value-type="float" office:value="0.338354">
                <text:p>0.33835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5.033335">
                <text:p>35.033335</text:p>
              </table:table-cell>
              <table:table-cell office:value-type="float" office:value="0.331766">
                <text:p>0.33176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5.066668">
                <text:p>35.066668</text:p>
              </table:table-cell>
              <table:table-cell office:value-type="float" office:value="0.333375">
                <text:p>0.33337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5.100002">
                <text:p>35.100002</text:p>
              </table:table-cell>
              <table:table-cell office:value-type="float" office:value="0.341311">
                <text:p>0.34131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5.133335">
                <text:p>35.133335</text:p>
              </table:table-cell>
              <table:table-cell office:value-type="float" office:value="0.344564">
                <text:p>0.34456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5.166669">
                <text:p>35.166669</text:p>
              </table:table-cell>
              <table:table-cell office:value-type="float" office:value="0.321387">
                <text:p>0.32138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5.200002">
                <text:p>35.200002</text:p>
              </table:table-cell>
              <table:table-cell office:value-type="float" office:value="0.348844">
                <text:p>0.34884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5.233335">
                <text:p>35.233335</text:p>
              </table:table-cell>
              <table:table-cell office:value-type="float" office:value="0.339065">
                <text:p>0.33906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5.266669">
                <text:p>35.266669</text:p>
              </table:table-cell>
              <table:table-cell office:value-type="float" office:value="0.347626">
                <text:p>0.34762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5.300002">
                <text:p>35.300002</text:p>
              </table:table-cell>
              <table:table-cell office:value-type="float" office:value="0.341397">
                <text:p>0.34139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5.333335">
                <text:p>35.333335</text:p>
              </table:table-cell>
              <table:table-cell office:value-type="float" office:value="0.333986">
                <text:p>0.33398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5.366669">
                <text:p>35.366669</text:p>
              </table:table-cell>
              <table:table-cell office:value-type="float" office:value="0.340868">
                <text:p>0.34086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5.400002">
                <text:p>35.400002</text:p>
              </table:table-cell>
              <table:table-cell office:value-type="float" office:value="0.327001">
                <text:p>0.32700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5.433335">
                <text:p>35.433335</text:p>
              </table:table-cell>
              <table:table-cell office:value-type="float" office:value="0.342034">
                <text:p>0.34203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5.466669">
                <text:p>35.466669</text:p>
              </table:table-cell>
              <table:table-cell office:value-type="float" office:value="0.329442">
                <text:p>0.32944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5.500002">
                <text:p>35.500002</text:p>
              </table:table-cell>
              <table:table-cell office:value-type="float" office:value="0.336699">
                <text:p>0.33669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5.533335">
                <text:p>35.533335</text:p>
              </table:table-cell>
              <table:table-cell office:value-type="float" office:value="0.336476">
                <text:p>0.33647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5.566669">
                <text:p>35.566669</text:p>
              </table:table-cell>
              <table:table-cell office:value-type="float" office:value="0.33521">
                <text:p>0.3352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5.600002">
                <text:p>35.600002</text:p>
              </table:table-cell>
              <table:table-cell office:value-type="float" office:value="0.349476">
                <text:p>0.34947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5.633335">
                <text:p>35.633335</text:p>
              </table:table-cell>
              <table:table-cell office:value-type="float" office:value="0.339358">
                <text:p>0.33935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5.666669">
                <text:p>35.666669</text:p>
              </table:table-cell>
              <table:table-cell office:value-type="float" office:value="0.353713">
                <text:p>0.35371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5.700002">
                <text:p>35.700002</text:p>
              </table:table-cell>
              <table:table-cell office:value-type="float" office:value="0.345018">
                <text:p>0.34501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5.733335">
                <text:p>35.733335</text:p>
              </table:table-cell>
              <table:table-cell office:value-type="float" office:value="0.331586">
                <text:p>0.33158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5.766669">
                <text:p>35.766669</text:p>
              </table:table-cell>
              <table:table-cell office:value-type="float" office:value="0.347814">
                <text:p>0.34781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5.800002">
                <text:p>35.800002</text:p>
              </table:table-cell>
              <table:table-cell office:value-type="float" office:value="0.350025">
                <text:p>0.35002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5.833335">
                <text:p>35.833335</text:p>
              </table:table-cell>
              <table:table-cell office:value-type="float" office:value="0.353627">
                <text:p>0.35362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5.866669">
                <text:p>35.866669</text:p>
              </table:table-cell>
              <table:table-cell office:value-type="float" office:value="0.324596">
                <text:p>0.32459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5.900002">
                <text:p>35.900002</text:p>
              </table:table-cell>
              <table:table-cell office:value-type="float" office:value="0.335074">
                <text:p>0.33507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5.933335">
                <text:p>35.933335</text:p>
              </table:table-cell>
              <table:table-cell office:value-type="float" office:value="0.339951">
                <text:p>0.33995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5.966669">
                <text:p>35.966669</text:p>
              </table:table-cell>
              <table:table-cell office:value-type="float" office:value="0.35896">
                <text:p>0.3589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6.000002">
                <text:p>36.000002</text:p>
              </table:table-cell>
              <table:table-cell office:value-type="float" office:value="0.341775">
                <text:p>0.34177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6.033335">
                <text:p>36.033335</text:p>
              </table:table-cell>
              <table:table-cell office:value-type="float" office:value="0.348044">
                <text:p>0.34804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6.066669">
                <text:p>36.066669</text:p>
              </table:table-cell>
              <table:table-cell office:value-type="float" office:value="0.191254">
                <text:p>0.19125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6.100002">
                <text:p>36.100002</text:p>
              </table:table-cell>
              <table:table-cell office:value-type="float" office:value="0.177574">
                <text:p>0.17757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6.133335">
                <text:p>36.133335</text:p>
              </table:table-cell>
              <table:table-cell office:value-type="float" office:value="0.179316">
                <text:p>0.17931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6.166669">
                <text:p>36.166669</text:p>
              </table:table-cell>
              <table:table-cell office:value-type="float" office:value="0.169556">
                <text:p>0.16955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6.200002">
                <text:p>36.200002</text:p>
              </table:table-cell>
              <table:table-cell office:value-type="float" office:value="0.161817">
                <text:p>0.16181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6.233335">
                <text:p>36.233335</text:p>
              </table:table-cell>
              <table:table-cell office:value-type="float" office:value="0.165039">
                <text:p>0.16503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6.266669">
                <text:p>36.266669</text:p>
              </table:table-cell>
              <table:table-cell office:value-type="float" office:value="0.165948">
                <text:p>0.16594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6.300002">
                <text:p>36.300002</text:p>
              </table:table-cell>
              <table:table-cell office:value-type="float" office:value="0.180183">
                <text:p>0.18018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6.333335">
                <text:p>36.333335</text:p>
              </table:table-cell>
              <table:table-cell office:value-type="float" office:value="0.217108">
                <text:p>0.21710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6.366669">
                <text:p>36.366669</text:p>
              </table:table-cell>
              <table:table-cell office:value-type="float" office:value="0.213051">
                <text:p>0.21305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6.400002">
                <text:p>36.400002</text:p>
              </table:table-cell>
              <table:table-cell office:value-type="float" office:value="0.211014">
                <text:p>0.21101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6.433335">
                <text:p>36.433335</text:p>
              </table:table-cell>
              <table:table-cell office:value-type="float" office:value="0.220974">
                <text:p>0.22097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6.466669">
                <text:p>36.466669</text:p>
              </table:table-cell>
              <table:table-cell office:value-type="float" office:value="0.2282">
                <text:p>0.228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6.500002">
                <text:p>36.500002</text:p>
              </table:table-cell>
              <table:table-cell office:value-type="float" office:value="0.231205">
                <text:p>0.23120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6.533335">
                <text:p>36.533335</text:p>
              </table:table-cell>
              <table:table-cell office:value-type="float" office:value="0.214325">
                <text:p>0.21432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6.566669">
                <text:p>36.566669</text:p>
              </table:table-cell>
              <table:table-cell office:value-type="float" office:value="0.236455">
                <text:p>0.23645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6.600002">
                <text:p>36.600002</text:p>
              </table:table-cell>
              <table:table-cell office:value-type="float" office:value="0.268292">
                <text:p>0.26829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6.633335">
                <text:p>36.633335</text:p>
              </table:table-cell>
              <table:table-cell office:value-type="float" office:value="0.257336">
                <text:p>0.25733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6.666669">
                <text:p>36.666669</text:p>
              </table:table-cell>
              <table:table-cell office:value-type="float" office:value="0.276985">
                <text:p>0.27698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6.700002">
                <text:p>36.700002</text:p>
              </table:table-cell>
              <table:table-cell office:value-type="float" office:value="0.292816">
                <text:p>0.29281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6.733335">
                <text:p>36.733335</text:p>
              </table:table-cell>
              <table:table-cell office:value-type="float" office:value="0.290184">
                <text:p>0.29018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6.766669">
                <text:p>36.766669</text:p>
              </table:table-cell>
              <table:table-cell office:value-type="float" office:value="0.30366">
                <text:p>0.3036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6.800002">
                <text:p>36.800002</text:p>
              </table:table-cell>
              <table:table-cell office:value-type="float" office:value="0.29775">
                <text:p>0.2977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6.833335">
                <text:p>36.833335</text:p>
              </table:table-cell>
              <table:table-cell office:value-type="float" office:value="0.303668">
                <text:p>0.30366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6.866669">
                <text:p>36.866669</text:p>
              </table:table-cell>
              <table:table-cell office:value-type="float" office:value="0.311528">
                <text:p>0.31152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6.900002">
                <text:p>36.900002</text:p>
              </table:table-cell>
              <table:table-cell office:value-type="float" office:value="0.318569">
                <text:p>0.31856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6.933335">
                <text:p>36.933335</text:p>
              </table:table-cell>
              <table:table-cell office:value-type="float" office:value="0.310327">
                <text:p>0.31032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6.966669">
                <text:p>36.966669</text:p>
              </table:table-cell>
              <table:table-cell office:value-type="float" office:value="0.325622">
                <text:p>0.32562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7.000002">
                <text:p>37.000002</text:p>
              </table:table-cell>
              <table:table-cell office:value-type="float" office:value="0.33051">
                <text:p>0.3305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7.033335">
                <text:p>37.033335</text:p>
              </table:table-cell>
              <table:table-cell office:value-type="float" office:value="0.309475">
                <text:p>0.30947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7.066669">
                <text:p>37.066669</text:p>
              </table:table-cell>
              <table:table-cell office:value-type="float" office:value="0.303882">
                <text:p>0.30388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7.100002">
                <text:p>37.100002</text:p>
              </table:table-cell>
              <table:table-cell office:value-type="float" office:value="0.304943">
                <text:p>0.30494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7.133335">
                <text:p>37.133335</text:p>
              </table:table-cell>
              <table:table-cell office:value-type="float" office:value="0.285251">
                <text:p>0.28525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7.166669">
                <text:p>37.166669</text:p>
              </table:table-cell>
              <table:table-cell office:value-type="float" office:value="0.280585">
                <text:p>0.28058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7.200002">
                <text:p>37.200002</text:p>
              </table:table-cell>
              <table:table-cell office:value-type="float" office:value="0.263319">
                <text:p>0.26331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7.233335">
                <text:p>37.233335</text:p>
              </table:table-cell>
              <table:table-cell office:value-type="float" office:value="0.268192">
                <text:p>0.26819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7.266669">
                <text:p>37.266669</text:p>
              </table:table-cell>
              <table:table-cell office:value-type="float" office:value="0.243871">
                <text:p>0.24387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7.300002">
                <text:p>37.300002</text:p>
              </table:table-cell>
              <table:table-cell office:value-type="float" office:value="0.236416">
                <text:p>0.23641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7.333335">
                <text:p>37.333335</text:p>
              </table:table-cell>
              <table:table-cell office:value-type="float" office:value="0.236629">
                <text:p>0.23662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7.366669">
                <text:p>37.366669</text:p>
              </table:table-cell>
              <table:table-cell office:value-type="float" office:value="0.217831">
                <text:p>0.21783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7.400002">
                <text:p>37.400002</text:p>
              </table:table-cell>
              <table:table-cell office:value-type="float" office:value="0.227897">
                <text:p>0.22789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7.433335">
                <text:p>37.433335</text:p>
              </table:table-cell>
              <table:table-cell office:value-type="float" office:value="0.214086">
                <text:p>0.21408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7.466669">
                <text:p>37.466669</text:p>
              </table:table-cell>
              <table:table-cell office:value-type="float" office:value="0.204141">
                <text:p>0.20414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7.500002">
                <text:p>37.500002</text:p>
              </table:table-cell>
              <table:table-cell office:value-type="float" office:value="0.202191">
                <text:p>0.20219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7.533335">
                <text:p>37.533335</text:p>
              </table:table-cell>
              <table:table-cell office:value-type="float" office:value="0.183807">
                <text:p>0.18380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7.566669">
                <text:p>37.566669</text:p>
              </table:table-cell>
              <table:table-cell office:value-type="float" office:value="0.156331">
                <text:p>0.15633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7.600002">
                <text:p>37.600002</text:p>
              </table:table-cell>
              <table:table-cell office:value-type="float" office:value="0.166111">
                <text:p>0.16611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7.633335">
                <text:p>37.633335</text:p>
              </table:table-cell>
              <table:table-cell office:value-type="float" office:value="0.17441">
                <text:p>0.1744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7.666669">
                <text:p>37.666669</text:p>
              </table:table-cell>
              <table:table-cell office:value-type="float" office:value="0.167756">
                <text:p>0.16775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7.700002">
                <text:p>37.700002</text:p>
              </table:table-cell>
              <table:table-cell office:value-type="float" office:value="0.157589">
                <text:p>0.15758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7.733335">
                <text:p>37.733335</text:p>
              </table:table-cell>
              <table:table-cell office:value-type="float" office:value="0.166779">
                <text:p>0.16677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7.766669">
                <text:p>37.766669</text:p>
              </table:table-cell>
              <table:table-cell office:value-type="float" office:value="0.193924">
                <text:p>0.19392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7.800002">
                <text:p>37.800002</text:p>
              </table:table-cell>
              <table:table-cell office:value-type="float" office:value="0.066629">
                <text:p>0.06662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7.833335">
                <text:p>37.833335</text:p>
              </table:table-cell>
              <table:table-cell office:value-type="float" office:value="0.079584">
                <text:p>0.07958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7.866669">
                <text:p>37.866669</text:p>
              </table:table-cell>
              <table:table-cell office:value-type="float" office:value="0.076394">
                <text:p>0.07639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7.900002">
                <text:p>37.900002</text:p>
              </table:table-cell>
              <table:table-cell office:value-type="float" office:value="0.074062">
                <text:p>0.07406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7.933335">
                <text:p>37.933335</text:p>
              </table:table-cell>
              <table:table-cell office:value-type="float" office:value="0.035808">
                <text:p>0.03580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7.966669">
                <text:p>37.966669</text:p>
              </table:table-cell>
              <table:table-cell office:value-type="float" office:value="0.024006">
                <text:p>0.02400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8.000002">
                <text:p>38.000002</text:p>
              </table:table-cell>
              <table:table-cell office:value-type="float" office:value="0.058462">
                <text:p>0.05846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8.033335">
                <text:p>38.033335</text:p>
              </table:table-cell>
              <table:table-cell office:value-type="float" office:value="0.036833">
                <text:p>0.03683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8.066669">
                <text:p>38.066669</text:p>
              </table:table-cell>
              <table:table-cell office:value-type="float" office:value="0.0743">
                <text:p>0.074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8.100002">
                <text:p>38.100002</text:p>
              </table:table-cell>
              <table:table-cell office:value-type="float" office:value="0.087819">
                <text:p>0.08781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8.133335">
                <text:p>38.133335</text:p>
              </table:table-cell>
              <table:table-cell office:value-type="float" office:value="0.083679">
                <text:p>0.08367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8.166669">
                <text:p>38.166669</text:p>
              </table:table-cell>
              <table:table-cell office:value-type="float" office:value="0.103015">
                <text:p>0.10301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8.200002">
                <text:p>38.200002</text:p>
              </table:table-cell>
              <table:table-cell office:value-type="float" office:value="0.108938">
                <text:p>0.10893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8.233335">
                <text:p>38.233335</text:p>
              </table:table-cell>
              <table:table-cell office:value-type="float" office:value="0.137469">
                <text:p>0.13746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8.266669">
                <text:p>38.266669</text:p>
              </table:table-cell>
              <table:table-cell office:value-type="float" office:value="0.127334">
                <text:p>0.12733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8.300002">
                <text:p>38.300002</text:p>
              </table:table-cell>
              <table:table-cell office:value-type="float" office:value="0.160542">
                <text:p>0.16054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8.333335">
                <text:p>38.333335</text:p>
              </table:table-cell>
              <table:table-cell office:value-type="float" office:value="0.176068">
                <text:p>0.17606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8.366669">
                <text:p>38.366669</text:p>
              </table:table-cell>
              <table:table-cell office:value-type="float" office:value="0.185436">
                <text:p>0.18543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8.400002">
                <text:p>38.400002</text:p>
              </table:table-cell>
              <table:table-cell office:value-type="float" office:value="0.204224">
                <text:p>0.20422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8.433335">
                <text:p>38.433335</text:p>
              </table:table-cell>
              <table:table-cell office:value-type="float" office:value="0.216682">
                <text:p>0.21668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8.466669">
                <text:p>38.466669</text:p>
              </table:table-cell>
              <table:table-cell office:value-type="float" office:value="0.225404">
                <text:p>0.22540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8.500002">
                <text:p>38.500002</text:p>
              </table:table-cell>
              <table:table-cell office:value-type="float" office:value="0.229595">
                <text:p>0.22959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8.533335">
                <text:p>38.533335</text:p>
              </table:table-cell>
              <table:table-cell office:value-type="float" office:value="0.249059">
                <text:p>0.24905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8.566669">
                <text:p>38.566669</text:p>
              </table:table-cell>
              <table:table-cell office:value-type="float" office:value="0.25412">
                <text:p>0.2541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8.600002">
                <text:p>38.600002</text:p>
              </table:table-cell>
              <table:table-cell office:value-type="float" office:value="0.259696">
                <text:p>0.25969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8.633335">
                <text:p>38.633335</text:p>
              </table:table-cell>
              <table:table-cell office:value-type="float" office:value="0.258702">
                <text:p>0.25870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8.666669">
                <text:p>38.666669</text:p>
              </table:table-cell>
              <table:table-cell office:value-type="float" office:value="0.263977">
                <text:p>0.26397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8.700002">
                <text:p>38.700002</text:p>
              </table:table-cell>
              <table:table-cell office:value-type="float" office:value="0.269043">
                <text:p>0.26904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8.733335">
                <text:p>38.733335</text:p>
              </table:table-cell>
              <table:table-cell office:value-type="float" office:value="0.255436">
                <text:p>0.25543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8.766669">
                <text:p>38.766669</text:p>
              </table:table-cell>
              <table:table-cell office:value-type="float" office:value="0.25161">
                <text:p>0.2516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8.800002">
                <text:p>38.800002</text:p>
              </table:table-cell>
              <table:table-cell office:value-type="float" office:value="0.240155">
                <text:p>0.24015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8.833335">
                <text:p>38.833335</text:p>
              </table:table-cell>
              <table:table-cell office:value-type="float" office:value="0.243234">
                <text:p>0.24323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8.866669">
                <text:p>38.866669</text:p>
              </table:table-cell>
              <table:table-cell office:value-type="float" office:value="0.225183">
                <text:p>0.22518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8.900002">
                <text:p>38.900002</text:p>
              </table:table-cell>
              <table:table-cell office:value-type="float" office:value="0.215883">
                <text:p>0.21588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8.933335">
                <text:p>38.933335</text:p>
              </table:table-cell>
              <table:table-cell office:value-type="float" office:value="0.19596">
                <text:p>0.1959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8.966669">
                <text:p>38.966669</text:p>
              </table:table-cell>
              <table:table-cell office:value-type="float" office:value="0.172562">
                <text:p>0.17256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9.000002">
                <text:p>39.000002</text:p>
              </table:table-cell>
              <table:table-cell office:value-type="float" office:value="0.190747">
                <text:p>0.19074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9.033335">
                <text:p>39.033335</text:p>
              </table:table-cell>
              <table:table-cell office:value-type="float" office:value="0.138666">
                <text:p>0.13866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9.066669">
                <text:p>39.06666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9.100002">
                <text:p>39.100002</text:p>
              </table:table-cell>
              <table:table-cell office:value-type="float" office:value="0.148319">
                <text:p>0.14831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9.133335">
                <text:p>39.133335</text:p>
              </table:table-cell>
              <table:table-cell office:value-type="float" office:value="0.12286">
                <text:p>0.1228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9.166669">
                <text:p>39.166669</text:p>
              </table:table-cell>
              <table:table-cell office:value-type="float" office:value="0.113206">
                <text:p>0.11320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9.200002">
                <text:p>39.200002</text:p>
              </table:table-cell>
              <table:table-cell office:value-type="float" office:value="0.06846">
                <text:p>0.0684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9.233335">
                <text:p>39.233335</text:p>
              </table:table-cell>
              <table:table-cell office:value-type="float" office:value="0.074222">
                <text:p>0.07422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9.266669">
                <text:p>39.266669</text:p>
              </table:table-cell>
              <table:table-cell office:value-type="float" office:value="0.095355">
                <text:p>0.09535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9.300002">
                <text:p>39.300002</text:p>
              </table:table-cell>
              <table:table-cell office:value-type="float" office:value="0.055476">
                <text:p>0.05547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9.333335">
                <text:p>39.333335</text:p>
              </table:table-cell>
              <table:table-cell office:value-type="float" office:value="0.072177">
                <text:p>0.07217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9.366669">
                <text:p>39.366669</text:p>
              </table:table-cell>
              <table:table-cell office:value-type="float" office:value="0.075085">
                <text:p>0.07508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9.400002">
                <text:p>39.400002</text:p>
              </table:table-cell>
              <table:table-cell office:value-type="float" office:value="0.077847">
                <text:p>0.07784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9.433335">
                <text:p>39.433335</text:p>
              </table:table-cell>
              <table:table-cell office:value-type="float" office:value="0.087845">
                <text:p>0.08784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9.466669">
                <text:p>39.466669</text:p>
              </table:table-cell>
              <table:table-cell office:value-type="float" office:value="0.076939">
                <text:p>0.07693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9.500002">
                <text:p>39.500002</text:p>
              </table:table-cell>
              <table:table-cell office:value-type="float" office:value="0.104669">
                <text:p>0.10466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9.533335">
                <text:p>39.533335</text:p>
              </table:table-cell>
              <table:table-cell office:value-type="float" office:value="0.334424">
                <text:p>0.33442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9.566669">
                <text:p>39.566669</text:p>
              </table:table-cell>
              <table:table-cell office:value-type="float" office:value="0.337575">
                <text:p>0.33757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9.600002">
                <text:p>39.600002</text:p>
              </table:table-cell>
              <table:table-cell office:value-type="float" office:value="0.329082">
                <text:p>0.32908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9.633335">
                <text:p>39.633335</text:p>
              </table:table-cell>
              <table:table-cell office:value-type="float" office:value="0.322146">
                <text:p>0.32214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9.666669">
                <text:p>39.666669</text:p>
              </table:table-cell>
              <table:table-cell office:value-type="float" office:value="0.328382">
                <text:p>0.32838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9.700002">
                <text:p>39.700002</text:p>
              </table:table-cell>
              <table:table-cell office:value-type="float" office:value="0.336983">
                <text:p>0.33698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9.733335">
                <text:p>39.733335</text:p>
              </table:table-cell>
              <table:table-cell office:value-type="float" office:value="0.319523">
                <text:p>0.31952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9.766669">
                <text:p>39.766669</text:p>
              </table:table-cell>
              <table:table-cell office:value-type="float" office:value="0.329283">
                <text:p>0.32928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9.800002">
                <text:p>39.800002</text:p>
              </table:table-cell>
              <table:table-cell office:value-type="float" office:value="0.329647">
                <text:p>0.32964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9.833335">
                <text:p>39.833335</text:p>
              </table:table-cell>
              <table:table-cell office:value-type="float" office:value="0.323142">
                <text:p>0.32314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9.866669">
                <text:p>39.866669</text:p>
              </table:table-cell>
              <table:table-cell office:value-type="float" office:value="0.322183">
                <text:p>0.32218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9.900002">
                <text:p>39.900002</text:p>
              </table:table-cell>
              <table:table-cell office:value-type="float" office:value="0.325912">
                <text:p>0.32591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9.933335">
                <text:p>39.933335</text:p>
              </table:table-cell>
              <table:table-cell office:value-type="float" office:value="0.331892">
                <text:p>0.33189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9.966669">
                <text:p>39.966669</text:p>
              </table:table-cell>
              <table:table-cell office:value-type="float" office:value="0.339427">
                <text:p>0.33942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0.000002">
                <text:p>40.000002</text:p>
              </table:table-cell>
              <table:table-cell office:value-type="float" office:value="0.34944">
                <text:p>0.3494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0.033335">
                <text:p>40.033335</text:p>
              </table:table-cell>
              <table:table-cell office:value-type="float" office:value="0.342198">
                <text:p>0.34219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0.066669">
                <text:p>40.066669</text:p>
              </table:table-cell>
              <table:table-cell office:value-type="float" office:value="0.344894">
                <text:p>0.34489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0.100002">
                <text:p>40.100002</text:p>
              </table:table-cell>
              <table:table-cell office:value-type="float" office:value="0.345499">
                <text:p>0.34549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0.133335">
                <text:p>40.133335</text:p>
              </table:table-cell>
              <table:table-cell office:value-type="float" office:value="0.334351">
                <text:p>0.33435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0.166669">
                <text:p>40.166669</text:p>
              </table:table-cell>
              <table:table-cell office:value-type="float" office:value="0.337565">
                <text:p>0.33756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0.200002">
                <text:p>40.200002</text:p>
              </table:table-cell>
              <table:table-cell office:value-type="float" office:value="0.34047">
                <text:p>0.3404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0.233335">
                <text:p>40.233335</text:p>
              </table:table-cell>
              <table:table-cell office:value-type="float" office:value="0.348216">
                <text:p>0.34821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0.266669">
                <text:p>40.266669</text:p>
              </table:table-cell>
              <table:table-cell office:value-type="float" office:value="0.342314">
                <text:p>0.34231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0.300002">
                <text:p>40.300002</text:p>
              </table:table-cell>
              <table:table-cell office:value-type="float" office:value="0.335244">
                <text:p>0.33524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0.333335">
                <text:p>40.333335</text:p>
              </table:table-cell>
              <table:table-cell office:value-type="float" office:value="0.329695">
                <text:p>0.32969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0.366669">
                <text:p>40.366669</text:p>
              </table:table-cell>
              <table:table-cell office:value-type="float" office:value="0.344453">
                <text:p>0.34445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0.400002">
                <text:p>40.400002</text:p>
              </table:table-cell>
              <table:table-cell office:value-type="float" office:value="0.339209">
                <text:p>0.33920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0.433335">
                <text:p>40.433335</text:p>
              </table:table-cell>
              <table:table-cell office:value-type="float" office:value="0.331648">
                <text:p>0.33164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0.466669">
                <text:p>40.466669</text:p>
              </table:table-cell>
              <table:table-cell office:value-type="float" office:value="0.363197">
                <text:p>0.36319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0.500002">
                <text:p>40.500002</text:p>
              </table:table-cell>
              <table:table-cell office:value-type="float" office:value="0.351396">
                <text:p>0.35139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0.533335">
                <text:p>40.533335</text:p>
              </table:table-cell>
              <table:table-cell office:value-type="float" office:value="0.330031">
                <text:p>0.33003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0.566669">
                <text:p>40.566669</text:p>
              </table:table-cell>
              <table:table-cell office:value-type="float" office:value="0.334892">
                <text:p>0.33489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0.600002">
                <text:p>40.600002</text:p>
              </table:table-cell>
              <table:table-cell office:value-type="float" office:value="0.354065">
                <text:p>0.35406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0.633335">
                <text:p>40.633335</text:p>
              </table:table-cell>
              <table:table-cell office:value-type="float" office:value="0.345099">
                <text:p>0.34509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0.666669">
                <text:p>40.666669</text:p>
              </table:table-cell>
              <table:table-cell office:value-type="float" office:value="0.340611">
                <text:p>0.34061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0.700002">
                <text:p>40.700002</text:p>
              </table:table-cell>
              <table:table-cell office:value-type="float" office:value="0.340342">
                <text:p>0.34034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0.733335">
                <text:p>40.733335</text:p>
              </table:table-cell>
              <table:table-cell office:value-type="float" office:value="0.35208">
                <text:p>0.3520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0.766669">
                <text:p>40.766669</text:p>
              </table:table-cell>
              <table:table-cell office:value-type="float" office:value="0.339369">
                <text:p>0.33936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0.800002">
                <text:p>40.800002</text:p>
              </table:table-cell>
              <table:table-cell office:value-type="float" office:value="0.344241">
                <text:p>0.34424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0.833335">
                <text:p>40.833335</text:p>
              </table:table-cell>
              <table:table-cell office:value-type="float" office:value="0.332567">
                <text:p>0.33256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0.866669">
                <text:p>40.866669</text:p>
              </table:table-cell>
              <table:table-cell office:value-type="float" office:value="0.336784">
                <text:p>0.33678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0.900002">
                <text:p>40.900002</text:p>
              </table:table-cell>
              <table:table-cell office:value-type="float" office:value="0.346541">
                <text:p>0.34654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0.933335">
                <text:p>40.933335</text:p>
              </table:table-cell>
              <table:table-cell office:value-type="float" office:value="0.34513">
                <text:p>0.3451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0.966669">
                <text:p>40.966669</text:p>
              </table:table-cell>
              <table:table-cell office:value-type="float" office:value="0.339885">
                <text:p>0.33988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1.000002">
                <text:p>41.000002</text:p>
              </table:table-cell>
              <table:table-cell office:value-type="float" office:value="0.331307">
                <text:p>0.33130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1.033335">
                <text:p>41.033335</text:p>
              </table:table-cell>
              <table:table-cell office:value-type="float" office:value="0.339793">
                <text:p>0.33979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1.066669">
                <text:p>41.066669</text:p>
              </table:table-cell>
              <table:table-cell office:value-type="float" office:value="0.322694">
                <text:p>0.32269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1.100002">
                <text:p>41.100002</text:p>
              </table:table-cell>
              <table:table-cell office:value-type="float" office:value="0.341752">
                <text:p>0.34175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1.133335">
                <text:p>41.133335</text:p>
              </table:table-cell>
              <table:table-cell office:value-type="float" office:value="0.326077">
                <text:p>0.32607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1.166669">
                <text:p>41.166669</text:p>
              </table:table-cell>
              <table:table-cell office:value-type="float" office:value="0.335141">
                <text:p>0.33514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1.200002">
                <text:p>41.200002</text:p>
              </table:table-cell>
              <table:table-cell office:value-type="float" office:value="0.32707">
                <text:p>0.3270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1.233335">
                <text:p>41.233335</text:p>
              </table:table-cell>
              <table:table-cell office:value-type="float" office:value="0.32784">
                <text:p>0.3278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1.266669">
                <text:p>41.266669</text:p>
              </table:table-cell>
              <table:table-cell office:value-type="float" office:value="0.281512">
                <text:p>0.28151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1.300002">
                <text:p>41.300002</text:p>
              </table:table-cell>
              <table:table-cell office:value-type="float" office:value="0.272046">
                <text:p>0.27204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1.333335">
                <text:p>41.333335</text:p>
              </table:table-cell>
              <table:table-cell office:value-type="float" office:value="0.25633">
                <text:p>0.2563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1.366669">
                <text:p>41.366669</text:p>
              </table:table-cell>
              <table:table-cell office:value-type="float" office:value="0.277679">
                <text:p>0.27767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1.400002">
                <text:p>41.400002</text:p>
              </table:table-cell>
              <table:table-cell office:value-type="float" office:value="0.27615">
                <text:p>0.2761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1.433335">
                <text:p>41.433335</text:p>
              </table:table-cell>
              <table:table-cell office:value-type="float" office:value="0.248723">
                <text:p>0.2487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1.466669">
                <text:p>41.466669</text:p>
              </table:table-cell>
              <table:table-cell office:value-type="float" office:value="0.245048">
                <text:p>0.24504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1.500002">
                <text:p>41.500002</text:p>
              </table:table-cell>
              <table:table-cell office:value-type="float" office:value="0.281156">
                <text:p>0.28115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1.533335">
                <text:p>41.533335</text:p>
              </table:table-cell>
              <table:table-cell office:value-type="float" office:value="0.270636">
                <text:p>0.27063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1.566669">
                <text:p>41.566669</text:p>
              </table:table-cell>
              <table:table-cell office:value-type="float" office:value="0.272824">
                <text:p>0.27282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1.600002">
                <text:p>41.600002</text:p>
              </table:table-cell>
              <table:table-cell office:value-type="float" office:value="0.254369">
                <text:p>0.25436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1.633336">
                <text:p>41.633336</text:p>
              </table:table-cell>
              <table:table-cell office:value-type="float" office:value="0.269895">
                <text:p>0.26989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1.666669">
                <text:p>41.666669</text:p>
              </table:table-cell>
              <table:table-cell office:value-type="float" office:value="0.290483">
                <text:p>0.29048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1.700002">
                <text:p>41.700002</text:p>
              </table:table-cell>
              <table:table-cell office:value-type="float" office:value="0.280543">
                <text:p>0.28054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1.733336">
                <text:p>41.733336</text:p>
              </table:table-cell>
              <table:table-cell office:value-type="float" office:value="0.290344">
                <text:p>0.29034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1.766669">
                <text:p>41.766669</text:p>
              </table:table-cell>
              <table:table-cell office:value-type="float" office:value="0.282389">
                <text:p>0.28238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1.800002">
                <text:p>41.800002</text:p>
              </table:table-cell>
              <table:table-cell office:value-type="float" office:value="0.289539">
                <text:p>0.28953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1.833336">
                <text:p>41.833336</text:p>
              </table:table-cell>
              <table:table-cell office:value-type="float" office:value="0.299094">
                <text:p>0.29909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1.866669">
                <text:p>41.866669</text:p>
              </table:table-cell>
              <table:table-cell office:value-type="float" office:value="0.315762">
                <text:p>0.31576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1.900002">
                <text:p>41.900002</text:p>
              </table:table-cell>
              <table:table-cell office:value-type="float" office:value="0.310005">
                <text:p>0.31000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1.933336">
                <text:p>41.933336</text:p>
              </table:table-cell>
              <table:table-cell office:value-type="float" office:value="0.305346">
                <text:p>0.30534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1.966669">
                <text:p>41.966669</text:p>
              </table:table-cell>
              <table:table-cell office:value-type="float" office:value="0.313137">
                <text:p>0.31313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2.000002">
                <text:p>42.000002</text:p>
              </table:table-cell>
              <table:table-cell office:value-type="float" office:value="0.311785">
                <text:p>0.31178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2.033336">
                <text:p>42.033336</text:p>
              </table:table-cell>
              <table:table-cell office:value-type="float" office:value="0.320985">
                <text:p>0.32098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2.066669">
                <text:p>42.066669</text:p>
              </table:table-cell>
              <table:table-cell office:value-type="float" office:value="0.317077">
                <text:p>0.31707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2.100002">
                <text:p>42.100002</text:p>
              </table:table-cell>
              <table:table-cell office:value-type="float" office:value="0.335081">
                <text:p>0.33508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2.133336">
                <text:p>42.133336</text:p>
              </table:table-cell>
              <table:table-cell office:value-type="float" office:value="0.316118">
                <text:p>0.31611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2.166669">
                <text:p>42.166669</text:p>
              </table:table-cell>
              <table:table-cell office:value-type="float" office:value="0.317859">
                <text:p>0.31785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2.200002">
                <text:p>42.200002</text:p>
              </table:table-cell>
              <table:table-cell office:value-type="float" office:value="0.327279">
                <text:p>0.32727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2.233336">
                <text:p>42.233336</text:p>
              </table:table-cell>
              <table:table-cell office:value-type="float" office:value="0.318498">
                <text:p>0.31849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2.266669">
                <text:p>42.266669</text:p>
              </table:table-cell>
              <table:table-cell office:value-type="float" office:value="0.311856">
                <text:p>0.31185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2.300002">
                <text:p>42.300002</text:p>
              </table:table-cell>
              <table:table-cell office:value-type="float" office:value="0.311035">
                <text:p>0.31103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2.333336">
                <text:p>42.333336</text:p>
              </table:table-cell>
              <table:table-cell office:value-type="float" office:value="0.308444">
                <text:p>0.30844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2.366669">
                <text:p>42.366669</text:p>
              </table:table-cell>
              <table:table-cell office:value-type="float" office:value="0.313149">
                <text:p>0.31314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2.400002">
                <text:p>42.400002</text:p>
              </table:table-cell>
              <table:table-cell office:value-type="float" office:value="0.311346">
                <text:p>0.31134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2.433336">
                <text:p>42.433336</text:p>
              </table:table-cell>
              <table:table-cell office:value-type="float" office:value="0.308821">
                <text:p>0.30882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2.466669">
                <text:p>42.466669</text:p>
              </table:table-cell>
              <table:table-cell office:value-type="float" office:value="0.312713">
                <text:p>0.31271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2.500002">
                <text:p>42.500002</text:p>
              </table:table-cell>
              <table:table-cell office:value-type="float" office:value="0.299184">
                <text:p>0.29918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2.533336">
                <text:p>42.533336</text:p>
              </table:table-cell>
              <table:table-cell office:value-type="float" office:value="0.291225">
                <text:p>0.29122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2.566669">
                <text:p>42.566669</text:p>
              </table:table-cell>
              <table:table-cell office:value-type="float" office:value="0.284565">
                <text:p>0.28456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2.600002">
                <text:p>42.600002</text:p>
              </table:table-cell>
              <table:table-cell office:value-type="float" office:value="0.278802">
                <text:p>0.27880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2.633336">
                <text:p>42.633336</text:p>
              </table:table-cell>
              <table:table-cell office:value-type="float" office:value="0.295349">
                <text:p>0.29534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2.666669">
                <text:p>42.666669</text:p>
              </table:table-cell>
              <table:table-cell office:value-type="float" office:value="0.289968">
                <text:p>0.28996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2.700002">
                <text:p>42.700002</text:p>
              </table:table-cell>
              <table:table-cell office:value-type="float" office:value="0.263461">
                <text:p>0.26346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2.733336">
                <text:p>42.733336</text:p>
              </table:table-cell>
              <table:table-cell office:value-type="float" office:value="0.279689">
                <text:p>0.27968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2.766669">
                <text:p>42.766669</text:p>
              </table:table-cell>
              <table:table-cell office:value-type="float" office:value="0.267582">
                <text:p>0.26758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2.800002">
                <text:p>42.800002</text:p>
              </table:table-cell>
              <table:table-cell office:value-type="float" office:value="0.286832">
                <text:p>0.28683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2.833336">
                <text:p>42.833336</text:p>
              </table:table-cell>
              <table:table-cell office:value-type="float" office:value="0.271293">
                <text:p>0.27129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2.866669">
                <text:p>42.866669</text:p>
              </table:table-cell>
              <table:table-cell office:value-type="float" office:value="0.27859">
                <text:p>0.2785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2.900002">
                <text:p>42.900002</text:p>
              </table:table-cell>
              <table:table-cell office:value-type="float" office:value="0.284965">
                <text:p>0.28496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2.933336">
                <text:p>42.933336</text:p>
              </table:table-cell>
              <table:table-cell office:value-type="float" office:value="0.269251">
                <text:p>0.26925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2.966669">
                <text:p>42.966669</text:p>
              </table:table-cell>
              <table:table-cell office:value-type="float" office:value="0.275842">
                <text:p>0.27584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3.000002">
                <text:p>43.000002</text:p>
              </table:table-cell>
              <table:table-cell office:value-type="float" office:value="0.121453">
                <text:p>0.12145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3.033336">
                <text:p>43.033336</text:p>
              </table:table-cell>
              <table:table-cell office:value-type="float" office:value="0.119042">
                <text:p>0.11904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3.066669">
                <text:p>43.066669</text:p>
              </table:table-cell>
              <table:table-cell office:value-type="float" office:value="0.11346">
                <text:p>0.1134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3.100002">
                <text:p>43.100002</text:p>
              </table:table-cell>
              <table:table-cell office:value-type="float" office:value="0.11819">
                <text:p>0.1181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3.133336">
                <text:p>43.13333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3.166669">
                <text:p>43.166669</text:p>
              </table:table-cell>
              <table:table-cell office:value-type="float" office:value="0.117507">
                <text:p>0.11750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3.200002">
                <text:p>43.200002</text:p>
              </table:table-cell>
              <table:table-cell office:value-type="float" office:value="0.131518">
                <text:p>0.13151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3.233336">
                <text:p>43.233336</text:p>
              </table:table-cell>
              <table:table-cell office:value-type="float" office:value="0.094285">
                <text:p>0.09428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3.266669">
                <text:p>43.266669</text:p>
              </table:table-cell>
              <table:table-cell office:value-type="float" office:value="0.109128">
                <text:p>0.10912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3.300002">
                <text:p>43.300002</text:p>
              </table:table-cell>
              <table:table-cell office:value-type="float" office:value="0.092224">
                <text:p>0.09222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3.333336">
                <text:p>43.333336</text:p>
              </table:table-cell>
              <table:table-cell office:value-type="float" office:value="0.060392">
                <text:p>0.06039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3.366669">
                <text:p>43.366669</text:p>
              </table:table-cell>
              <table:table-cell office:value-type="float" office:value="0.078937">
                <text:p>0.07893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3.400002">
                <text:p>43.400002</text:p>
              </table:table-cell>
              <table:table-cell office:value-type="float" office:value="0.066572">
                <text:p>0.06657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3.433336">
                <text:p>43.433336</text:p>
              </table:table-cell>
              <table:table-cell office:value-type="float" office:value="0.049092">
                <text:p>0.04909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3.466669">
                <text:p>43.466669</text:p>
              </table:table-cell>
              <table:table-cell office:value-type="float" office:value="0.016881">
                <text:p>0.01688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3.500002">
                <text:p>43.500002</text:p>
              </table:table-cell>
              <table:table-cell office:value-type="float" office:value="0.036087">
                <text:p>0.03608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3.533336">
                <text:p>43.533336</text:p>
              </table:table-cell>
              <table:table-cell office:value-type="float" office:value="0.030145">
                <text:p>0.03014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3.566669">
                <text:p>43.566669</text:p>
              </table:table-cell>
              <table:table-cell office:value-type="float" office:value="0.033316">
                <text:p>0.03331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3.600002">
                <text:p>43.600002</text:p>
              </table:table-cell>
              <table:table-cell office:value-type="float" office:value="0.021777">
                <text:p>0.02177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3.633336">
                <text:p>43.633336</text:p>
              </table:table-cell>
              <table:table-cell office:value-type="float" office:value="0.023607">
                <text:p>0.02360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3.666669">
                <text:p>43.666669</text:p>
              </table:table-cell>
              <table:table-cell office:value-type="float" office:value="0.009812">
                <text:p>0.00981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3.700002">
                <text:p>43.700002</text:p>
              </table:table-cell>
              <table:table-cell office:value-type="float" office:value="0.013321">
                <text:p>0.01332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3.733336">
                <text:p>43.733336</text:p>
              </table:table-cell>
              <table:table-cell office:value-type="float" office:value="0.029505">
                <text:p>0.02950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3.766669">
                <text:p>43.766669</text:p>
              </table:table-cell>
              <table:table-cell office:value-type="float" office:value="0.016636">
                <text:p>0.01663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3.800002">
                <text:p>43.800002</text:p>
              </table:table-cell>
              <table:table-cell office:value-type="float" office:value="0.037221">
                <text:p>0.03722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3.833336">
                <text:p>43.833336</text:p>
              </table:table-cell>
              <table:table-cell office:value-type="float" office:value="0.030282">
                <text:p>0.03028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3.866669">
                <text:p>43.866669</text:p>
              </table:table-cell>
              <table:table-cell office:value-type="float" office:value="0.028347">
                <text:p>0.02834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3.900002">
                <text:p>43.900002</text:p>
              </table:table-cell>
              <table:table-cell office:value-type="float" office:value="0.032033">
                <text:p>0.03203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3.933336">
                <text:p>43.933336</text:p>
              </table:table-cell>
              <table:table-cell office:value-type="float" office:value="0.022458">
                <text:p>0.02245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3.966669">
                <text:p>43.966669</text:p>
              </table:table-cell>
              <table:table-cell office:value-type="float" office:value="0.019382">
                <text:p>0.01938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4.000002">
                <text:p>44.000002</text:p>
              </table:table-cell>
              <table:table-cell office:value-type="float" office:value="0.014334">
                <text:p>0.01433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4.033336">
                <text:p>44.033336</text:p>
              </table:table-cell>
              <table:table-cell office:value-type="float" office:value="0.007391">
                <text:p>0.00739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4.066669">
                <text:p>44.066669</text:p>
              </table:table-cell>
              <table:table-cell office:value-type="float" office:value="0.015201">
                <text:p>0.01520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4.100002">
                <text:p>44.100002</text:p>
              </table:table-cell>
              <table:table-cell office:value-type="float" office:value="0.018591">
                <text:p>0.01859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4.133336">
                <text:p>44.133336</text:p>
              </table:table-cell>
              <table:table-cell office:value-type="float" office:value="0.017351">
                <text:p>0.01735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4.166669">
                <text:p>44.166669</text:p>
              </table:table-cell>
              <table:table-cell office:value-type="float" office:value="0.024978">
                <text:p>0.02497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4.200002">
                <text:p>44.200002</text:p>
              </table:table-cell>
              <table:table-cell office:value-type="float" office:value="0.033153">
                <text:p>0.03315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4.233336">
                <text:p>44.233336</text:p>
              </table:table-cell>
              <table:table-cell office:value-type="float" office:value="0.03919">
                <text:p>0.0391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4.266669">
                <text:p>44.266669</text:p>
              </table:table-cell>
              <table:table-cell office:value-type="float" office:value="0.068908">
                <text:p>0.06890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4.300002">
                <text:p>44.300002</text:p>
              </table:table-cell>
              <table:table-cell office:value-type="float" office:value="0.0603">
                <text:p>0.060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4.333336">
                <text:p>44.333336</text:p>
              </table:table-cell>
              <table:table-cell office:value-type="float" office:value="0.101043">
                <text:p>0.10104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4.366669">
                <text:p>44.366669</text:p>
              </table:table-cell>
              <table:table-cell office:value-type="float" office:value="0.1119">
                <text:p>0.111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4.400002">
                <text:p>44.400002</text:p>
              </table:table-cell>
              <table:table-cell office:value-type="float" office:value="0.114378">
                <text:p>0.11437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4.433336">
                <text:p>44.433336</text:p>
              </table:table-cell>
              <table:table-cell office:value-type="float" office:value="0.142331">
                <text:p>0.14233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4.466669">
                <text:p>44.466669</text:p>
              </table:table-cell>
              <table:table-cell office:value-type="float" office:value="0.139524">
                <text:p>0.13952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4.500002">
                <text:p>44.500002</text:p>
              </table:table-cell>
              <table:table-cell office:value-type="float" office:value="0.142555">
                <text:p>0.14255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4.533336">
                <text:p>44.533336</text:p>
              </table:table-cell>
              <table:table-cell office:value-type="float" office:value="0.137393">
                <text:p>0.13739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4.566669">
                <text:p>44.566669</text:p>
              </table:table-cell>
              <table:table-cell office:value-type="float" office:value="0.130372">
                <text:p>0.13037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4.600002">
                <text:p>44.600002</text:p>
              </table:table-cell>
              <table:table-cell office:value-type="float" office:value="0.136074">
                <text:p>0.13607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4.633336">
                <text:p>44.633336</text:p>
              </table:table-cell>
              <table:table-cell office:value-type="float" office:value="0.121312">
                <text:p>0.12131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4.666669">
                <text:p>44.666669</text:p>
              </table:table-cell>
              <table:table-cell office:value-type="float" office:value="0.132674">
                <text:p>0.13267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4.700002">
                <text:p>44.700002</text:p>
              </table:table-cell>
              <table:table-cell office:value-type="float" office:value="0.132263">
                <text:p>0.13226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4.733336">
                <text:p>44.733336</text:p>
              </table:table-cell>
              <table:table-cell office:value-type="float" office:value="0.234885">
                <text:p>0.23488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4.766669">
                <text:p>44.766669</text:p>
              </table:table-cell>
              <table:table-cell office:value-type="float" office:value="0.200383">
                <text:p>0.20038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4.800002">
                <text:p>44.800002</text:p>
              </table:table-cell>
              <table:table-cell office:value-type="float" office:value="0.197598">
                <text:p>0.19759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4.833336">
                <text:p>44.833336</text:p>
              </table:table-cell>
              <table:table-cell office:value-type="float" office:value="0.177101">
                <text:p>0.17710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4.866669">
                <text:p>44.866669</text:p>
              </table:table-cell>
              <table:table-cell office:value-type="float" office:value="0.164999">
                <text:p>0.16499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4.900002">
                <text:p>44.900002</text:p>
              </table:table-cell>
              <table:table-cell office:value-type="float" office:value="0.171916">
                <text:p>0.17191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4.933336">
                <text:p>44.933336</text:p>
              </table:table-cell>
              <table:table-cell office:value-type="float" office:value="0.153227">
                <text:p>0.15322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4.966669">
                <text:p>44.966669</text:p>
              </table:table-cell>
              <table:table-cell office:value-type="float" office:value="0.163395">
                <text:p>0.16339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5.000002">
                <text:p>45.000002</text:p>
              </table:table-cell>
              <table:table-cell office:value-type="float" office:value="0.164245">
                <text:p>0.16424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5.033336">
                <text:p>45.033336</text:p>
              </table:table-cell>
              <table:table-cell office:value-type="float" office:value="0.146024">
                <text:p>0.14602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5.066669">
                <text:p>45.066669</text:p>
              </table:table-cell>
              <table:table-cell office:value-type="float" office:value="0.150053">
                <text:p>0.15005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5.100002">
                <text:p>45.100002</text:p>
              </table:table-cell>
              <table:table-cell office:value-type="float" office:value="0.137344">
                <text:p>0.13734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5.133336">
                <text:p>45.133336</text:p>
              </table:table-cell>
              <table:table-cell office:value-type="float" office:value="0.154742">
                <text:p>0.15474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5.166669">
                <text:p>45.166669</text:p>
              </table:table-cell>
              <table:table-cell office:value-type="float" office:value="0.180018">
                <text:p>0.18001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5.200002">
                <text:p>45.200002</text:p>
              </table:table-cell>
              <table:table-cell office:value-type="float" office:value="0.152558">
                <text:p>0.15255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5.233336">
                <text:p>45.233336</text:p>
              </table:table-cell>
              <table:table-cell office:value-type="float" office:value="0.162657">
                <text:p>0.16265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5.266669">
                <text:p>45.266669</text:p>
              </table:table-cell>
              <table:table-cell office:value-type="float" office:value="0.191049">
                <text:p>0.19104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5.300002">
                <text:p>45.300002</text:p>
              </table:table-cell>
              <table:table-cell office:value-type="float" office:value="0.174563">
                <text:p>0.17456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5.333336">
                <text:p>45.333336</text:p>
              </table:table-cell>
              <table:table-cell office:value-type="float" office:value="0.163417">
                <text:p>0.16341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5.366669">
                <text:p>45.366669</text:p>
              </table:table-cell>
              <table:table-cell office:value-type="float" office:value="0.169496">
                <text:p>0.16949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5.400002">
                <text:p>45.400002</text:p>
              </table:table-cell>
              <table:table-cell office:value-type="float" office:value="0.147382">
                <text:p>0.14738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5.433336">
                <text:p>45.433336</text:p>
              </table:table-cell>
              <table:table-cell office:value-type="float" office:value="0.14676">
                <text:p>0.1467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5.466669">
                <text:p>45.466669</text:p>
              </table:table-cell>
              <table:table-cell office:value-type="float" office:value="0.146687">
                <text:p>0.14668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5.500002">
                <text:p>45.500002</text:p>
              </table:table-cell>
              <table:table-cell office:value-type="float" office:value="0.145744">
                <text:p>0.14574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5.533336">
                <text:p>45.533336</text:p>
              </table:table-cell>
              <table:table-cell office:value-type="float" office:value="0.13826">
                <text:p>0.1382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5.566669">
                <text:p>45.566669</text:p>
              </table:table-cell>
              <table:table-cell office:value-type="float" office:value="0.144984">
                <text:p>0.14498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5.600002">
                <text:p>45.600002</text:p>
              </table:table-cell>
              <table:table-cell office:value-type="float" office:value="0.142006">
                <text:p>0.14200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5.633336">
                <text:p>45.633336</text:p>
              </table:table-cell>
              <table:table-cell office:value-type="float" office:value="0.135255">
                <text:p>0.13525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5.666669">
                <text:p>45.666669</text:p>
              </table:table-cell>
              <table:table-cell office:value-type="float" office:value="0.141398">
                <text:p>0.14139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5.700002">
                <text:p>45.700002</text:p>
              </table:table-cell>
              <table:table-cell office:value-type="float" office:value="0.146518">
                <text:p>0.14651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5.733336">
                <text:p>45.733336</text:p>
              </table:table-cell>
              <table:table-cell office:value-type="float" office:value="0.162357">
                <text:p>0.16235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5.766669">
                <text:p>45.766669</text:p>
              </table:table-cell>
              <table:table-cell office:value-type="float" office:value="0.167679">
                <text:p>0.16767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5.800002">
                <text:p>45.800002</text:p>
              </table:table-cell>
              <table:table-cell office:value-type="float" office:value="0.15202">
                <text:p>0.1520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5.833336">
                <text:p>45.833336</text:p>
              </table:table-cell>
              <table:table-cell office:value-type="float" office:value="0.157928">
                <text:p>0.15792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5.866669">
                <text:p>45.866669</text:p>
              </table:table-cell>
              <table:table-cell office:value-type="float" office:value="0.172994">
                <text:p>0.17299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5.900002">
                <text:p>45.900002</text:p>
              </table:table-cell>
              <table:table-cell office:value-type="float" office:value="0.158788">
                <text:p>0.15878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5.933336">
                <text:p>45.933336</text:p>
              </table:table-cell>
              <table:table-cell office:value-type="float" office:value="0.140096">
                <text:p>0.14009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5.966669">
                <text:p>45.966669</text:p>
              </table:table-cell>
              <table:table-cell office:value-type="float" office:value="0.142754">
                <text:p>0.14275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6.000002">
                <text:p>46.000002</text:p>
              </table:table-cell>
              <table:table-cell office:value-type="float" office:value="0.150279">
                <text:p>0.15027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6.033336">
                <text:p>46.033336</text:p>
              </table:table-cell>
              <table:table-cell office:value-type="float" office:value="0.154958">
                <text:p>0.15495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6.066669">
                <text:p>46.066669</text:p>
              </table:table-cell>
              <table:table-cell office:value-type="float" office:value="0.130295">
                <text:p>0.13029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6.100002">
                <text:p>46.100002</text:p>
              </table:table-cell>
              <table:table-cell office:value-type="float" office:value="0.107223">
                <text:p>0.10722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6.133336">
                <text:p>46.133336</text:p>
              </table:table-cell>
              <table:table-cell office:value-type="float" office:value="0.131539">
                <text:p>0.13153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6.166669">
                <text:p>46.166669</text:p>
              </table:table-cell>
              <table:table-cell office:value-type="float" office:value="0.119376">
                <text:p>0.11937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6.200002">
                <text:p>46.200002</text:p>
              </table:table-cell>
              <table:table-cell office:value-type="float" office:value="0.140778">
                <text:p>0.14077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6.233336">
                <text:p>46.233336</text:p>
              </table:table-cell>
              <table:table-cell office:value-type="float" office:value="0.149474">
                <text:p>0.14947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6.266669">
                <text:p>46.266669</text:p>
              </table:table-cell>
              <table:table-cell office:value-type="float" office:value="0.145206">
                <text:p>0.14520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6.300002">
                <text:p>46.300002</text:p>
              </table:table-cell>
              <table:table-cell office:value-type="float" office:value="0.178457">
                <text:p>0.17845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6.333336">
                <text:p>46.333336</text:p>
              </table:table-cell>
              <table:table-cell office:value-type="float" office:value="0.193528">
                <text:p>0.19352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6.366669">
                <text:p>46.366669</text:p>
              </table:table-cell>
              <table:table-cell office:value-type="float" office:value="0.199052">
                <text:p>0.19905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6.400002">
                <text:p>46.400002</text:p>
              </table:table-cell>
              <table:table-cell office:value-type="float" office:value="0.210845">
                <text:p>0.21084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6.433336">
                <text:p>46.433336</text:p>
              </table:table-cell>
              <table:table-cell office:value-type="float" office:value="0.210246">
                <text:p>0.21024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6.466669">
                <text:p>46.466669</text:p>
              </table:table-cell>
              <table:table-cell office:value-type="float" office:value="0.285067">
                <text:p>0.28506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6.500002">
                <text:p>46.500002</text:p>
              </table:table-cell>
              <table:table-cell office:value-type="float" office:value="0.283823">
                <text:p>0.28382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6.533336">
                <text:p>46.533336</text:p>
              </table:table-cell>
              <table:table-cell office:value-type="float" office:value="0.273506">
                <text:p>0.27350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6.566669">
                <text:p>46.566669</text:p>
              </table:table-cell>
              <table:table-cell office:value-type="float" office:value="0.242333">
                <text:p>0.24233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6.600002">
                <text:p>46.600002</text:p>
              </table:table-cell>
              <table:table-cell office:value-type="float" office:value="0.245385">
                <text:p>0.24538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6.633336">
                <text:p>46.633336</text:p>
              </table:table-cell>
              <table:table-cell office:value-type="float" office:value="0.261388">
                <text:p>0.26138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6.666669">
                <text:p>46.666669</text:p>
              </table:table-cell>
              <table:table-cell office:value-type="float" office:value="0.262551">
                <text:p>0.26255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6.700002">
                <text:p>46.700002</text:p>
              </table:table-cell>
              <table:table-cell office:value-type="float" office:value="0.246674">
                <text:p>0.24667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6.733336">
                <text:p>46.733336</text:p>
              </table:table-cell>
              <table:table-cell office:value-type="float" office:value="0.247256">
                <text:p>0.24725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6.766669">
                <text:p>46.766669</text:p>
              </table:table-cell>
              <table:table-cell office:value-type="float" office:value="0.233919">
                <text:p>0.23391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6.800002">
                <text:p>46.800002</text:p>
              </table:table-cell>
              <table:table-cell office:value-type="float" office:value="0.238682">
                <text:p>0.23868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6.833336">
                <text:p>46.833336</text:p>
              </table:table-cell>
              <table:table-cell office:value-type="float" office:value="0.241959">
                <text:p>0.24195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6.866669">
                <text:p>46.866669</text:p>
              </table:table-cell>
              <table:table-cell office:value-type="float" office:value="0.228022">
                <text:p>0.22802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6.900002">
                <text:p>46.900002</text:p>
              </table:table-cell>
              <table:table-cell office:value-type="float" office:value="0.223775">
                <text:p>0.22377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6.933336">
                <text:p>46.933336</text:p>
              </table:table-cell>
              <table:table-cell office:value-type="float" office:value="0.246607">
                <text:p>0.24660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6.966669">
                <text:p>46.966669</text:p>
              </table:table-cell>
              <table:table-cell office:value-type="float" office:value="0.231482">
                <text:p>0.23148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7.000002">
                <text:p>47.000002</text:p>
              </table:table-cell>
              <table:table-cell office:value-type="float" office:value="0.270517">
                <text:p>0.27051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7.033336">
                <text:p>47.033336</text:p>
              </table:table-cell>
              <table:table-cell office:value-type="float" office:value="0.284713">
                <text:p>0.28471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7.066669">
                <text:p>47.066669</text:p>
              </table:table-cell>
              <table:table-cell office:value-type="float" office:value="0.26461">
                <text:p>0.2646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7.100002">
                <text:p>47.100002</text:p>
              </table:table-cell>
              <table:table-cell office:value-type="float" office:value="0.297711">
                <text:p>0.29771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7.133336">
                <text:p>47.133336</text:p>
              </table:table-cell>
              <table:table-cell office:value-type="float" office:value="0.26609">
                <text:p>0.2660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7.166669">
                <text:p>47.166669</text:p>
              </table:table-cell>
              <table:table-cell office:value-type="float" office:value="0.272944">
                <text:p>0.27294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7.200002">
                <text:p>47.200002</text:p>
              </table:table-cell>
              <table:table-cell office:value-type="float" office:value="0.255655">
                <text:p>0.25565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7.233336">
                <text:p>47.233336</text:p>
              </table:table-cell>
              <table:table-cell office:value-type="float" office:value="0.261172">
                <text:p>0.26117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7.266669">
                <text:p>47.266669</text:p>
              </table:table-cell>
              <table:table-cell office:value-type="float" office:value="0.24227">
                <text:p>0.2422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7.300002">
                <text:p>47.300002</text:p>
              </table:table-cell>
              <table:table-cell office:value-type="float" office:value="0.232629">
                <text:p>0.23262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7.333336">
                <text:p>47.333336</text:p>
              </table:table-cell>
              <table:table-cell office:value-type="float" office:value="0.236099">
                <text:p>0.23609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7.366669">
                <text:p>47.366669</text:p>
              </table:table-cell>
              <table:table-cell office:value-type="float" office:value="0.244442">
                <text:p>0.24444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7.400002">
                <text:p>47.400002</text:p>
              </table:table-cell>
              <table:table-cell office:value-type="float" office:value="0.252235">
                <text:p>0.25223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7.433336">
                <text:p>47.433336</text:p>
              </table:table-cell>
              <table:table-cell office:value-type="float" office:value="0.262964">
                <text:p>0.26296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7.466669">
                <text:p>47.466669</text:p>
              </table:table-cell>
              <table:table-cell office:value-type="float" office:value="0.287881">
                <text:p>0.28788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7.500002">
                <text:p>47.500002</text:p>
              </table:table-cell>
              <table:table-cell office:value-type="float" office:value="0.295521">
                <text:p>0.29552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7.533336">
                <text:p>47.533336</text:p>
              </table:table-cell>
              <table:table-cell office:value-type="float" office:value="0.279962">
                <text:p>0.27996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7.566669">
                <text:p>47.566669</text:p>
              </table:table-cell>
              <table:table-cell office:value-type="float" office:value="0.292709">
                <text:p>0.29270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7.600002">
                <text:p>47.600002</text:p>
              </table:table-cell>
              <table:table-cell office:value-type="float" office:value="0.276104">
                <text:p>0.27610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7.633336">
                <text:p>47.633336</text:p>
              </table:table-cell>
              <table:table-cell office:value-type="float" office:value="0.260397">
                <text:p>0.26039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7.666669">
                <text:p>47.666669</text:p>
              </table:table-cell>
              <table:table-cell office:value-type="float" office:value="0.260989">
                <text:p>0.26098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7.700002">
                <text:p>47.700002</text:p>
              </table:table-cell>
              <table:table-cell office:value-type="float" office:value="0.250358">
                <text:p>0.25035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7.733336">
                <text:p>47.733336</text:p>
              </table:table-cell>
              <table:table-cell office:value-type="float" office:value="0.229576">
                <text:p>0.22957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7.766669">
                <text:p>47.766669</text:p>
              </table:table-cell>
              <table:table-cell office:value-type="float" office:value="0.231598">
                <text:p>0.23159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7.800002">
                <text:p>47.800002</text:p>
              </table:table-cell>
              <table:table-cell office:value-type="float" office:value="0.233904">
                <text:p>0.23390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7.833336">
                <text:p>47.833336</text:p>
              </table:table-cell>
              <table:table-cell office:value-type="float" office:value="0.242839">
                <text:p>0.24283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7.866669">
                <text:p>47.866669</text:p>
              </table:table-cell>
              <table:table-cell office:value-type="float" office:value="0.247044">
                <text:p>0.24704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7.900002">
                <text:p>47.900002</text:p>
              </table:table-cell>
              <table:table-cell office:value-type="float" office:value="0.235531">
                <text:p>0.23553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7.933336">
                <text:p>47.933336</text:p>
              </table:table-cell>
              <table:table-cell office:value-type="float" office:value="0.263221">
                <text:p>0.26322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7.966669">
                <text:p>47.966669</text:p>
              </table:table-cell>
              <table:table-cell office:value-type="float" office:value="0.272466">
                <text:p>0.27246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8.000003">
                <text:p>48.000003</text:p>
              </table:table-cell>
              <table:table-cell office:value-type="float" office:value="0.270919">
                <text:p>0.27091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8.033336">
                <text:p>48.033336</text:p>
              </table:table-cell>
              <table:table-cell office:value-type="float" office:value="0.250596">
                <text:p>0.25059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8.066669">
                <text:p>48.066669</text:p>
              </table:table-cell>
              <table:table-cell office:value-type="float" office:value="0.253492">
                <text:p>0.25349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8.100003">
                <text:p>48.100003</text:p>
              </table:table-cell>
              <table:table-cell office:value-type="float" office:value="0.257463">
                <text:p>0.25746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8.133336">
                <text:p>48.133336</text:p>
              </table:table-cell>
              <table:table-cell office:value-type="float" office:value="0.283841">
                <text:p>0.28384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8.166669">
                <text:p>48.166669</text:p>
              </table:table-cell>
              <table:table-cell office:value-type="float" office:value="0.275938">
                <text:p>0.27593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8.200003">
                <text:p>48.200003</text:p>
              </table:table-cell>
              <table:table-cell office:value-type="float" office:value="0.333629">
                <text:p>0.33362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8.233336">
                <text:p>48.233336</text:p>
              </table:table-cell>
              <table:table-cell office:value-type="float" office:value="0.326904">
                <text:p>0.32690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8.266669">
                <text:p>48.266669</text:p>
              </table:table-cell>
              <table:table-cell office:value-type="float" office:value="0.320458">
                <text:p>0.32045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8.300003">
                <text:p>48.300003</text:p>
              </table:table-cell>
              <table:table-cell office:value-type="float" office:value="0.332236">
                <text:p>0.33223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8.333336">
                <text:p>48.333336</text:p>
              </table:table-cell>
              <table:table-cell office:value-type="float" office:value="0.338044">
                <text:p>0.33804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8.366669">
                <text:p>48.366669</text:p>
              </table:table-cell>
              <table:table-cell office:value-type="float" office:value="0.34416">
                <text:p>0.3441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8.400003">
                <text:p>48.400003</text:p>
              </table:table-cell>
              <table:table-cell office:value-type="float" office:value="0.350532">
                <text:p>0.35053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8.433336">
                <text:p>48.433336</text:p>
              </table:table-cell>
              <table:table-cell office:value-type="float" office:value="0.338257">
                <text:p>0.33825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8.466669">
                <text:p>48.466669</text:p>
              </table:table-cell>
              <table:table-cell office:value-type="float" office:value="0.330094">
                <text:p>0.33009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8.500003">
                <text:p>48.500003</text:p>
              </table:table-cell>
              <table:table-cell office:value-type="float" office:value="0.340054">
                <text:p>0.34005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8.533336">
                <text:p>48.533336</text:p>
              </table:table-cell>
              <table:table-cell office:value-type="float" office:value="0.325103">
                <text:p>0.32510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8.566669">
                <text:p>48.566669</text:p>
              </table:table-cell>
              <table:table-cell office:value-type="float" office:value="0.315056">
                <text:p>0.31505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8.600003">
                <text:p>48.600003</text:p>
              </table:table-cell>
              <table:table-cell office:value-type="float" office:value="0.336192">
                <text:p>0.33619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8.633336">
                <text:p>48.633336</text:p>
              </table:table-cell>
              <table:table-cell office:value-type="float" office:value="0.315837">
                <text:p>0.31583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8.666669">
                <text:p>48.666669</text:p>
              </table:table-cell>
              <table:table-cell office:value-type="float" office:value="0.325329">
                <text:p>0.32532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8.700003">
                <text:p>48.700003</text:p>
              </table:table-cell>
              <table:table-cell office:value-type="float" office:value="0.330937">
                <text:p>0.33093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8.733336">
                <text:p>48.733336</text:p>
              </table:table-cell>
              <table:table-cell office:value-type="float" office:value="0.348734">
                <text:p>0.34873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8.766669">
                <text:p>48.766669</text:p>
              </table:table-cell>
              <table:table-cell office:value-type="float" office:value="0.35362">
                <text:p>0.3536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8.800003">
                <text:p>48.800003</text:p>
              </table:table-cell>
              <table:table-cell office:value-type="float" office:value="0.344059">
                <text:p>0.34405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8.833336">
                <text:p>48.833336</text:p>
              </table:table-cell>
              <table:table-cell office:value-type="float" office:value="0.346653">
                <text:p>0.34665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8.866669">
                <text:p>48.866669</text:p>
              </table:table-cell>
              <table:table-cell office:value-type="float" office:value="0.340438">
                <text:p>0.34043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8.900003">
                <text:p>48.900003</text:p>
              </table:table-cell>
              <table:table-cell office:value-type="float" office:value="0.348146">
                <text:p>0.34814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8.933336">
                <text:p>48.933336</text:p>
              </table:table-cell>
              <table:table-cell office:value-type="float" office:value="0.3365">
                <text:p>0.336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8.966669">
                <text:p>48.966669</text:p>
              </table:table-cell>
              <table:table-cell office:value-type="float" office:value="0.338667">
                <text:p>0.33866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9.000003">
                <text:p>49.000003</text:p>
              </table:table-cell>
              <table:table-cell office:value-type="float" office:value="0.331068">
                <text:p>0.33106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9.033336">
                <text:p>49.033336</text:p>
              </table:table-cell>
              <table:table-cell office:value-type="float" office:value="0.325036">
                <text:p>0.32503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9.066669">
                <text:p>49.066669</text:p>
              </table:table-cell>
              <table:table-cell office:value-type="float" office:value="0.3334">
                <text:p>0.333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9.100003">
                <text:p>49.100003</text:p>
              </table:table-cell>
              <table:table-cell office:value-type="float" office:value="0.337155">
                <text:p>0.33715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9.133336">
                <text:p>49.133336</text:p>
              </table:table-cell>
              <table:table-cell office:value-type="float" office:value="0.348843">
                <text:p>0.34884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9.166669">
                <text:p>49.166669</text:p>
              </table:table-cell>
              <table:table-cell office:value-type="float" office:value="0.339908">
                <text:p>0.33990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9.200003">
                <text:p>49.200003</text:p>
              </table:table-cell>
              <table:table-cell office:value-type="float" office:value="0.353437">
                <text:p>0.35343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9.233336">
                <text:p>49.233336</text:p>
              </table:table-cell>
              <table:table-cell office:value-type="float" office:value="0.359636">
                <text:p>0.35963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9.266669">
                <text:p>49.266669</text:p>
              </table:table-cell>
              <table:table-cell office:value-type="float" office:value="0.36982">
                <text:p>0.3698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9.300003">
                <text:p>49.300003</text:p>
              </table:table-cell>
              <table:table-cell office:value-type="float" office:value="0.36168">
                <text:p>0.3616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9.333336">
                <text:p>49.333336</text:p>
              </table:table-cell>
              <table:table-cell office:value-type="float" office:value="0.356855">
                <text:p>0.35685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9.366669">
                <text:p>49.366669</text:p>
              </table:table-cell>
              <table:table-cell office:value-type="float" office:value="0.364124">
                <text:p>0.36412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9.400003">
                <text:p>49.400003</text:p>
              </table:table-cell>
              <table:table-cell office:value-type="float" office:value="0.347092">
                <text:p>0.34709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9.433336">
                <text:p>49.433336</text:p>
              </table:table-cell>
              <table:table-cell office:value-type="float" office:value="0.341303">
                <text:p>0.34130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9.466669">
                <text:p>49.466669</text:p>
              </table:table-cell>
              <table:table-cell office:value-type="float" office:value="0.332907">
                <text:p>0.33290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9.500003">
                <text:p>49.500003</text:p>
              </table:table-cell>
              <table:table-cell office:value-type="float" office:value="0.335079">
                <text:p>0.33507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9.533336">
                <text:p>49.533336</text:p>
              </table:table-cell>
              <table:table-cell office:value-type="float" office:value="0.312961">
                <text:p>0.31296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9.566669">
                <text:p>49.566669</text:p>
              </table:table-cell>
              <table:table-cell office:value-type="float" office:value="0.325103">
                <text:p>0.32510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9.600003">
                <text:p>49.600003</text:p>
              </table:table-cell>
              <table:table-cell office:value-type="float" office:value="0.317878">
                <text:p>0.31787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9.633336">
                <text:p>49.633336</text:p>
              </table:table-cell>
              <table:table-cell office:value-type="float" office:value="0.326363">
                <text:p>0.32636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9.666669">
                <text:p>49.666669</text:p>
              </table:table-cell>
              <table:table-cell office:value-type="float" office:value="0.319143">
                <text:p>0.31914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9.700003">
                <text:p>49.700003</text:p>
              </table:table-cell>
              <table:table-cell office:value-type="float" office:value="0.31227">
                <text:p>0.3122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9.733336">
                <text:p>49.733336</text:p>
              </table:table-cell>
              <table:table-cell office:value-type="float" office:value="0.316884">
                <text:p>0.31688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9.766669">
                <text:p>49.766669</text:p>
              </table:table-cell>
              <table:table-cell office:value-type="float" office:value="0.332009">
                <text:p>0.33200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9.800003">
                <text:p>49.800003</text:p>
              </table:table-cell>
              <table:table-cell office:value-type="float" office:value="0.341752">
                <text:p>0.34175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9.833336">
                <text:p>49.833336</text:p>
              </table:table-cell>
              <table:table-cell office:value-type="float" office:value="0.337336">
                <text:p>0.33733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9.866669">
                <text:p>49.866669</text:p>
              </table:table-cell>
              <table:table-cell office:value-type="float" office:value="0.323035">
                <text:p>0.32303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9.900003">
                <text:p>49.900003</text:p>
              </table:table-cell>
              <table:table-cell office:value-type="float" office:value="0.328589">
                <text:p>0.32858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9.933336">
                <text:p>49.933336</text:p>
              </table:table-cell>
              <table:table-cell office:value-type="float" office:value="0.332899">
                <text:p>0.33289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9.966669">
                <text:p>49.966669</text:p>
              </table:table-cell>
              <table:table-cell office:value-type="float" office:value="0.266584">
                <text:p>0.26658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0.000003">
                <text:p>50.000003</text:p>
              </table:table-cell>
              <table:table-cell office:value-type="float" office:value="0.256262">
                <text:p>0.25626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0.033336">
                <text:p>50.033336</text:p>
              </table:table-cell>
              <table:table-cell office:value-type="float" office:value="0.240562">
                <text:p>0.24056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0.066669">
                <text:p>50.066669</text:p>
              </table:table-cell>
              <table:table-cell office:value-type="float" office:value="0.239824">
                <text:p>0.23982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0.100003">
                <text:p>50.100003</text:p>
              </table:table-cell>
              <table:table-cell office:value-type="float" office:value="0.233224">
                <text:p>0.23322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0.133336">
                <text:p>50.133336</text:p>
              </table:table-cell>
              <table:table-cell office:value-type="float" office:value="0.215581">
                <text:p>0.21558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0.166669">
                <text:p>50.166669</text:p>
              </table:table-cell>
              <table:table-cell office:value-type="float" office:value="0.230278">
                <text:p>0.23027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0.200003">
                <text:p>50.200003</text:p>
              </table:table-cell>
              <table:table-cell office:value-type="float" office:value="0.218509">
                <text:p>0.21850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0.233336">
                <text:p>50.233336</text:p>
              </table:table-cell>
              <table:table-cell office:value-type="float" office:value="0.228894">
                <text:p>0.22889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0.266669">
                <text:p>50.266669</text:p>
              </table:table-cell>
              <table:table-cell office:value-type="float" office:value="0.231319">
                <text:p>0.23131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0.300003">
                <text:p>50.300003</text:p>
              </table:table-cell>
              <table:table-cell office:value-type="float" office:value="0.216105">
                <text:p>0.21610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0.333336">
                <text:p>50.333336</text:p>
              </table:table-cell>
              <table:table-cell office:value-type="float" office:value="0.209789">
                <text:p>0.20978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0.366669">
                <text:p>50.366669</text:p>
              </table:table-cell>
              <table:table-cell office:value-type="float" office:value="0.206767">
                <text:p>0.20676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0.400003">
                <text:p>50.400003</text:p>
              </table:table-cell>
              <table:table-cell office:value-type="float" office:value="0.199271">
                <text:p>0.19927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0.433336">
                <text:p>50.433336</text:p>
              </table:table-cell>
              <table:table-cell office:value-type="float" office:value="0.216463">
                <text:p>0.21646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0.466669">
                <text:p>50.466669</text:p>
              </table:table-cell>
              <table:table-cell office:value-type="float" office:value="0.220393">
                <text:p>0.22039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0.500003">
                <text:p>50.500003</text:p>
              </table:table-cell>
              <table:table-cell office:value-type="float" office:value="0.223804">
                <text:p>0.22380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0.533336">
                <text:p>50.533336</text:p>
              </table:table-cell>
              <table:table-cell office:value-type="float" office:value="0.22145">
                <text:p>0.2214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0.566669">
                <text:p>50.566669</text:p>
              </table:table-cell>
              <table:table-cell office:value-type="float" office:value="0.230785">
                <text:p>0.23078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0.600003">
                <text:p>50.600003</text:p>
              </table:table-cell>
              <table:table-cell office:value-type="float" office:value="0.226859">
                <text:p>0.22685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0.633336">
                <text:p>50.633336</text:p>
              </table:table-cell>
              <table:table-cell office:value-type="float" office:value="0.220472">
                <text:p>0.22047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0.666669">
                <text:p>50.666669</text:p>
              </table:table-cell>
              <table:table-cell office:value-type="float" office:value="0.222351">
                <text:p>0.22235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0.700003">
                <text:p>50.700003</text:p>
              </table:table-cell>
              <table:table-cell office:value-type="float" office:value="0.211328">
                <text:p>0.21132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0.733336">
                <text:p>50.733336</text:p>
              </table:table-cell>
              <table:table-cell office:value-type="float" office:value="0.198671">
                <text:p>0.19867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0.766669">
                <text:p>50.766669</text:p>
              </table:table-cell>
              <table:table-cell office:value-type="float" office:value="0.20125">
                <text:p>0.2012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0.800003">
                <text:p>50.800003</text:p>
              </table:table-cell>
              <table:table-cell office:value-type="float" office:value="0.188636">
                <text:p>0.18863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0.833336">
                <text:p>50.833336</text:p>
              </table:table-cell>
              <table:table-cell office:value-type="float" office:value="0.186758">
                <text:p>0.18675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0.866669">
                <text:p>50.866669</text:p>
              </table:table-cell>
              <table:table-cell office:value-type="float" office:value="0.189064">
                <text:p>0.18906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0.900003">
                <text:p>50.900003</text:p>
              </table:table-cell>
              <table:table-cell office:value-type="float" office:value="0.208425">
                <text:p>0.20842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0.933336">
                <text:p>50.933336</text:p>
              </table:table-cell>
              <table:table-cell office:value-type="float" office:value="0.207428">
                <text:p>0.20742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0.966669">
                <text:p>50.966669</text:p>
              </table:table-cell>
              <table:table-cell office:value-type="float" office:value="0.229526">
                <text:p>0.22952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1.000003">
                <text:p>51.000003</text:p>
              </table:table-cell>
              <table:table-cell office:value-type="float" office:value="0.225229">
                <text:p>0.22522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1.033336">
                <text:p>51.033336</text:p>
              </table:table-cell>
              <table:table-cell office:value-type="float" office:value="0.241246">
                <text:p>0.24124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1.066669">
                <text:p>51.066669</text:p>
              </table:table-cell>
              <table:table-cell office:value-type="float" office:value="0.250546">
                <text:p>0.25054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1.100003">
                <text:p>51.100003</text:p>
              </table:table-cell>
              <table:table-cell office:value-type="float" office:value="0.237941">
                <text:p>0.23794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1.133336">
                <text:p>51.133336</text:p>
              </table:table-cell>
              <table:table-cell office:value-type="float" office:value="0.225308">
                <text:p>0.22530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1.166669">
                <text:p>51.166669</text:p>
              </table:table-cell>
              <table:table-cell office:value-type="float" office:value="0.20747">
                <text:p>0.2074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1.200003">
                <text:p>51.200003</text:p>
              </table:table-cell>
              <table:table-cell office:value-type="float" office:value="0.202323">
                <text:p>0.20232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1.233336">
                <text:p>51.233336</text:p>
              </table:table-cell>
              <table:table-cell office:value-type="float" office:value="0.204739">
                <text:p>0.20473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1.266669">
                <text:p>51.266669</text:p>
              </table:table-cell>
              <table:table-cell office:value-type="float" office:value="0.184675">
                <text:p>0.18467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1.300003">
                <text:p>51.300003</text:p>
              </table:table-cell>
              <table:table-cell office:value-type="float" office:value="0.189256">
                <text:p>0.18925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.333336">
                <text:p>51.333336</text:p>
              </table:table-cell>
              <table:table-cell office:value-type="float" office:value="0.20991">
                <text:p>0.2099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1.366669">
                <text:p>51.366669</text:p>
              </table:table-cell>
              <table:table-cell office:value-type="float" office:value="0.216693">
                <text:p>0.21669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1.400003">
                <text:p>51.400003</text:p>
              </table:table-cell>
              <table:table-cell office:value-type="float" office:value="0.228554">
                <text:p>0.22855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1.433336">
                <text:p>51.433336</text:p>
              </table:table-cell>
              <table:table-cell office:value-type="float" office:value="0.225456">
                <text:p>0.22545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1.466669">
                <text:p>51.466669</text:p>
              </table:table-cell>
              <table:table-cell office:value-type="float" office:value="0.211638">
                <text:p>0.21163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1.500003">
                <text:p>51.500003</text:p>
              </table:table-cell>
              <table:table-cell office:value-type="float" office:value="0.236375">
                <text:p>0.23637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1.533336">
                <text:p>51.533336</text:p>
              </table:table-cell>
              <table:table-cell office:value-type="float" office:value="0.22963">
                <text:p>0.2296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1.566669">
                <text:p>51.566669</text:p>
              </table:table-cell>
              <table:table-cell office:value-type="float" office:value="0.250739">
                <text:p>0.25073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1.600003">
                <text:p>51.600003</text:p>
              </table:table-cell>
              <table:table-cell office:value-type="float" office:value="0.247664">
                <text:p>0.24766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1.633336">
                <text:p>51.633336</text:p>
              </table:table-cell>
              <table:table-cell office:value-type="float" office:value="0.257439">
                <text:p>0.25743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1.666669">
                <text:p>51.666669</text:p>
              </table:table-cell>
              <table:table-cell office:value-type="float" office:value="0.267011">
                <text:p>0.26701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1.700003">
                <text:p>51.700003</text:p>
              </table:table-cell>
              <table:table-cell office:value-type="float" office:value="0.284904">
                <text:p>0.28490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1.733336">
                <text:p>51.733336</text:p>
              </table:table-cell>
              <table:table-cell office:value-type="float" office:value="0.268896">
                <text:p>0.26889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1.766669">
                <text:p>51.766669</text:p>
              </table:table-cell>
              <table:table-cell office:value-type="float" office:value="0.270448">
                <text:p>0.27044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1.800003">
                <text:p>51.800003</text:p>
              </table:table-cell>
              <table:table-cell office:value-type="float" office:value="0.269474">
                <text:p>0.26947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1.833336">
                <text:p>51.833336</text:p>
              </table:table-cell>
              <table:table-cell office:value-type="float" office:value="0.252673">
                <text:p>0.25267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1.866669">
                <text:p>51.866669</text:p>
              </table:table-cell>
              <table:table-cell office:value-type="float" office:value="0.263094">
                <text:p>0.26309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1.900003">
                <text:p>51.900003</text:p>
              </table:table-cell>
              <table:table-cell office:value-type="float" office:value="0.259072">
                <text:p>0.25907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1.933336">
                <text:p>51.933336</text:p>
              </table:table-cell>
              <table:table-cell office:value-type="float" office:value="0.272322">
                <text:p>0.27232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1.966669">
                <text:p>51.966669</text:p>
              </table:table-cell>
              <table:table-cell office:value-type="float" office:value="0.280679">
                <text:p>0.28067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2.000003">
                <text:p>52.000003</text:p>
              </table:table-cell>
              <table:table-cell office:value-type="float" office:value="0.252849">
                <text:p>0.25284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2.033336">
                <text:p>52.033336</text:p>
              </table:table-cell>
              <table:table-cell office:value-type="float" office:value="0.275661">
                <text:p>0.27566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2.066669">
                <text:p>52.066669</text:p>
              </table:table-cell>
              <table:table-cell office:value-type="float" office:value="0.273948">
                <text:p>0.27394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2.100003">
                <text:p>52.100003</text:p>
              </table:table-cell>
              <table:table-cell office:value-type="float" office:value="0.27028">
                <text:p>0.2702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2.133336">
                <text:p>52.133336</text:p>
              </table:table-cell>
              <table:table-cell office:value-type="float" office:value="0.26264">
                <text:p>0.2626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2.166669">
                <text:p>52.166669</text:p>
              </table:table-cell>
              <table:table-cell office:value-type="float" office:value="0.2918">
                <text:p>0.291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2.200003">
                <text:p>52.200003</text:p>
              </table:table-cell>
              <table:table-cell office:value-type="float" office:value="0.276724">
                <text:p>0.27672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2.233336">
                <text:p>52.233336</text:p>
              </table:table-cell>
              <table:table-cell office:value-type="float" office:value="0.276413">
                <text:p>0.27641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2.266669">
                <text:p>52.266669</text:p>
              </table:table-cell>
              <table:table-cell office:value-type="float" office:value="0.278918">
                <text:p>0.278918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2.300003">
                <text:p>52.300003</text:p>
              </table:table-cell>
              <table:table-cell office:value-type="float" office:value="0.304895">
                <text:p>0.30489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2.333336">
                <text:p>52.333336</text:p>
              </table:table-cell>
              <table:table-cell office:value-type="float" office:value="0.277491">
                <text:p>0.27749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2.366669">
                <text:p>52.366669</text:p>
              </table:table-cell>
              <table:table-cell office:value-type="float" office:value="0.28384">
                <text:p>0.2838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2.400003">
                <text:p>52.400003</text:p>
              </table:table-cell>
              <table:table-cell office:value-type="float" office:value="0.284941">
                <text:p>0.28494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2.433336">
                <text:p>52.433336</text:p>
              </table:table-cell>
              <table:table-cell office:value-type="float" office:value="0.298774">
                <text:p>0.29877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2.466669">
                <text:p>52.466669</text:p>
              </table:table-cell>
              <table:table-cell office:value-type="float" office:value="0.289043">
                <text:p>0.28904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2.500003">
                <text:p>52.500003</text:p>
              </table:table-cell>
              <table:table-cell office:value-type="float" office:value="0.293419">
                <text:p>0.29341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2.533336">
                <text:p>52.533336</text:p>
              </table:table-cell>
              <table:table-cell office:value-type="float" office:value="0.292094">
                <text:p>0.29209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2.566669">
                <text:p>52.566669</text:p>
              </table:table-cell>
              <table:table-cell office:value-type="float" office:value="0.292062">
                <text:p>0.29206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2.600003">
                <text:p>52.600003</text:p>
              </table:table-cell>
              <table:table-cell office:value-type="float" office:value="0.276037">
                <text:p>0.27603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2.633336">
                <text:p>52.633336</text:p>
              </table:table-cell>
              <table:table-cell office:value-type="float" office:value="0.27784">
                <text:p>0.2778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2.666669">
                <text:p>52.666669</text:p>
              </table:table-cell>
              <table:table-cell office:value-type="float" office:value="0.270476">
                <text:p>0.27047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2.700003">
                <text:p>52.700003</text:p>
              </table:table-cell>
              <table:table-cell office:value-type="float" office:value="0.29899">
                <text:p>0.2989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2.733336">
                <text:p>52.733336</text:p>
              </table:table-cell>
              <table:table-cell office:value-type="float" office:value="0.269048">
                <text:p>0.26904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2.766669">
                <text:p>52.766669</text:p>
              </table:table-cell>
              <table:table-cell office:value-type="float" office:value="0.281321">
                <text:p>0.28132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2.800003">
                <text:p>52.800003</text:p>
              </table:table-cell>
              <table:table-cell office:value-type="float" office:value="0.278838">
                <text:p>0.27883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2.833336">
                <text:p>52.833336</text:p>
              </table:table-cell>
              <table:table-cell office:value-type="float" office:value="0.286868">
                <text:p>0.28686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2.866669">
                <text:p>52.866669</text:p>
              </table:table-cell>
              <table:table-cell office:value-type="float" office:value="0.279135">
                <text:p>0.27913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2.900003">
                <text:p>52.900003</text:p>
              </table:table-cell>
              <table:table-cell office:value-type="float" office:value="0.268337">
                <text:p>0.26833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2.933336">
                <text:p>52.933336</text:p>
              </table:table-cell>
              <table:table-cell office:value-type="float" office:value="0.269042">
                <text:p>0.26904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2.966669">
                <text:p>52.966669</text:p>
              </table:table-cell>
              <table:table-cell office:value-type="float" office:value="0.268364">
                <text:p>0.26836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3.000003">
                <text:p>53.000003</text:p>
              </table:table-cell>
              <table:table-cell office:value-type="float" office:value="0.284323">
                <text:p>0.28432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3.033336">
                <text:p>53.033336</text:p>
              </table:table-cell>
              <table:table-cell office:value-type="float" office:value="0.270188">
                <text:p>0.27018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3.066669">
                <text:p>53.066669</text:p>
              </table:table-cell>
              <table:table-cell office:value-type="float" office:value="0.248486">
                <text:p>0.24848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3.100003">
                <text:p>53.100003</text:p>
              </table:table-cell>
              <table:table-cell office:value-type="float" office:value="0.263063">
                <text:p>0.26306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3.133336">
                <text:p>53.133336</text:p>
              </table:table-cell>
              <table:table-cell office:value-type="float" office:value="0.253327">
                <text:p>0.25332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3.166669">
                <text:p>53.166669</text:p>
              </table:table-cell>
              <table:table-cell office:value-type="float" office:value="0.259213">
                <text:p>0.25921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3.200003">
                <text:p>53.200003</text:p>
              </table:table-cell>
              <table:table-cell office:value-type="float" office:value="0.273724">
                <text:p>0.27372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3.233336">
                <text:p>53.233336</text:p>
              </table:table-cell>
              <table:table-cell office:value-type="float" office:value="0.246433">
                <text:p>0.24643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3.266669">
                <text:p>53.266669</text:p>
              </table:table-cell>
              <table:table-cell office:value-type="float" office:value="0.263223">
                <text:p>0.26322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3.300003">
                <text:p>53.300003</text:p>
              </table:table-cell>
              <table:table-cell office:value-type="float" office:value="0.238912">
                <text:p>0.23891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3.333336">
                <text:p>53.333336</text:p>
              </table:table-cell>
              <table:table-cell office:value-type="float" office:value="0.269938">
                <text:p>0.26993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3.366669">
                <text:p>53.366669</text:p>
              </table:table-cell>
              <table:table-cell office:value-type="float" office:value="0.254625">
                <text:p>0.25462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3.400003">
                <text:p>53.400003</text:p>
              </table:table-cell>
              <table:table-cell office:value-type="float" office:value="0.258888">
                <text:p>0.25888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3.433336">
                <text:p>53.433336</text:p>
              </table:table-cell>
              <table:table-cell office:value-type="float" office:value="0.253261">
                <text:p>0.25326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3.466669">
                <text:p>53.466669</text:p>
              </table:table-cell>
              <table:table-cell office:value-type="float" office:value="0.262429">
                <text:p>0.26242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3.500003">
                <text:p>53.500003</text:p>
              </table:table-cell>
              <table:table-cell office:value-type="float" office:value="0.227156">
                <text:p>0.22715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3.533336">
                <text:p>53.533336</text:p>
              </table:table-cell>
              <table:table-cell office:value-type="float" office:value="0.206219">
                <text:p>0.20621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3.566669">
                <text:p>53.566669</text:p>
              </table:table-cell>
              <table:table-cell office:value-type="float" office:value="0.221677">
                <text:p>0.22167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3.600003">
                <text:p>53.600003</text:p>
              </table:table-cell>
              <table:table-cell office:value-type="float" office:value="0.210467">
                <text:p>0.21046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3.633336">
                <text:p>53.633336</text:p>
              </table:table-cell>
              <table:table-cell office:value-type="float" office:value="0.196888">
                <text:p>0.19688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3.666669">
                <text:p>53.666669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3.700003">
                <text:p>53.700003</text:p>
              </table:table-cell>
              <table:table-cell office:value-type="float" office:value="0.198202">
                <text:p>0.19820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3.733336">
                <text:p>53.733336</text:p>
              </table:table-cell>
              <table:table-cell office:value-type="float" office:value="0.198831">
                <text:p>0.19883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3.766669">
                <text:p>53.766669</text:p>
              </table:table-cell>
              <table:table-cell office:value-type="float" office:value="0.18728">
                <text:p>0.1872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3.800003">
                <text:p>53.800003</text:p>
              </table:table-cell>
              <table:table-cell office:value-type="float" office:value="0.207949">
                <text:p>0.20794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3.833336">
                <text:p>53.833336</text:p>
              </table:table-cell>
              <table:table-cell office:value-type="float" office:value="0.217316">
                <text:p>0.21731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3.866669">
                <text:p>53.866669</text:p>
              </table:table-cell>
              <table:table-cell office:value-type="float" office:value="0.220429">
                <text:p>0.22042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3.900003">
                <text:p>53.900003</text:p>
              </table:table-cell>
              <table:table-cell office:value-type="float" office:value="0.186884">
                <text:p>0.18688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3.933336">
                <text:p>53.933336</text:p>
              </table:table-cell>
              <table:table-cell office:value-type="float" office:value="0.187331">
                <text:p>0.18733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3.966669">
                <text:p>53.966669</text:p>
              </table:table-cell>
              <table:table-cell office:value-type="float" office:value="0.141932">
                <text:p>0.14193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4.000003">
                <text:p>54.000003</text:p>
              </table:table-cell>
              <table:table-cell office:value-type="float" office:value="0.139035">
                <text:p>0.13903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4.033336">
                <text:p>54.033336</text:p>
              </table:table-cell>
              <table:table-cell office:value-type="float" office:value="0.134833">
                <text:p>0.13483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4.066669">
                <text:p>54.066669</text:p>
              </table:table-cell>
              <table:table-cell office:value-type="float" office:value="0.147187">
                <text:p>0.14718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4.100003">
                <text:p>54.100003</text:p>
              </table:table-cell>
              <table:table-cell office:value-type="float" office:value="0.157424">
                <text:p>0.15742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4.133336">
                <text:p>54.133336</text:p>
              </table:table-cell>
              <table:table-cell office:value-type="float" office:value="0.186788">
                <text:p>0.18678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4.166669">
                <text:p>54.166669</text:p>
              </table:table-cell>
              <table:table-cell office:value-type="float" office:value="0.202789">
                <text:p>0.20278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4.200003">
                <text:p>54.200003</text:p>
              </table:table-cell>
              <table:table-cell office:value-type="float" office:value="0.226211">
                <text:p>0.22621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4.233336">
                <text:p>54.233336</text:p>
              </table:table-cell>
              <table:table-cell office:value-type="float" office:value="0.259074">
                <text:p>0.25907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4.266669">
                <text:p>54.266669</text:p>
              </table:table-cell>
              <table:table-cell office:value-type="float" office:value="0.261275">
                <text:p>0.26127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4.300003">
                <text:p>54.300003</text:p>
              </table:table-cell>
              <table:table-cell office:value-type="float" office:value="0.274109">
                <text:p>0.27410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4.333336">
                <text:p>54.333336</text:p>
              </table:table-cell>
              <table:table-cell office:value-type="float" office:value="0.242871">
                <text:p>0.24287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54.36667">
                <text:p>54.36667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4.400003">
                <text:p>54.400003</text:p>
              </table:table-cell>
              <table:table-cell office:value-type="float" office:value="0.220964">
                <text:p>0.22096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54.433336">
                <text:p>54.433336</text:p>
              </table:table-cell>
              <table:table-cell office:value-type="float" office:value="0.170428">
                <text:p>0.17042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54.46667">
                <text:p>54.46667</text:p>
              </table:table-cell>
              <table:table-cell office:value-type="float" office:value="0.146891">
                <text:p>0.14689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54.500003">
                <text:p>54.500003</text:p>
              </table:table-cell>
              <table:table-cell office:value-type="float" office:value="0.131939">
                <text:p>0.13193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54.533336">
                <text:p>54.533336</text:p>
              </table:table-cell>
              <table:table-cell office:value-type="float" office:value="0.135966">
                <text:p>0.13596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54.56667">
                <text:p>54.56667</text:p>
              </table:table-cell>
              <table:table-cell office:value-type="float" office:value="0.139673">
                <text:p>0.13967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54.600003">
                <text:p>54.600003</text:p>
              </table:table-cell>
              <table:table-cell office:value-type="float" office:value="0.149752">
                <text:p>0.14975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4.633336">
                <text:p>54.633336</text:p>
              </table:table-cell>
              <table:table-cell office:value-type="float" office:value="0.168212">
                <text:p>0.16821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4.66667">
                <text:p>54.66667</text:p>
              </table:table-cell>
              <table:table-cell office:value-type="float" office:value="0.205119">
                <text:p>0.205119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4.700003">
                <text:p>54.700003</text:p>
              </table:table-cell>
              <table:table-cell office:value-type="float" office:value="0.213864">
                <text:p>0.21386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4.733336">
                <text:p>54.733336</text:p>
              </table:table-cell>
              <table:table-cell office:value-type="float" office:value="0.213979">
                <text:p>0.21397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4.76667">
                <text:p>54.76667</text:p>
              </table:table-cell>
              <table:table-cell office:value-type="float" office:value="0.207555">
                <text:p>0.20755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4.800003">
                <text:p>54.800003</text:p>
              </table:table-cell>
              <table:table-cell office:value-type="float" office:value="0.226869">
                <text:p>0.22686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4.833336">
                <text:p>54.833336</text:p>
              </table:table-cell>
              <table:table-cell office:value-type="float" office:value="0.204604">
                <text:p>0.20460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4.86667">
                <text:p>54.86667</text:p>
              </table:table-cell>
              <table:table-cell office:value-type="float" office:value="0.200104">
                <text:p>0.20010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54.900003">
                <text:p>54.900003</text:p>
              </table:table-cell>
              <table:table-cell office:value-type="float" office:value="0.200377">
                <text:p>0.200377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54.933336">
                <text:p>54.933336</text:p>
              </table:table-cell>
              <table:table-cell office:value-type="float" office:value="0.196407">
                <text:p>0.19640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54.96667">
                <text:p>54.96667</text:p>
              </table:table-cell>
              <table:table-cell office:value-type="float" office:value="0.205486">
                <text:p>0.20548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55.000003">
                <text:p>55.000003</text:p>
              </table:table-cell>
              <table:table-cell office:value-type="float" office:value="0.21211">
                <text:p>0.2121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55.033336">
                <text:p>55.033336</text:p>
              </table:table-cell>
              <table:table-cell office:value-type="float" office:value="0.227297">
                <text:p>0.22729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5.06667">
                <text:p>55.06667</text:p>
              </table:table-cell>
              <table:table-cell office:value-type="float" office:value="0.22731">
                <text:p>0.2273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5.100003">
                <text:p>55.100003</text:p>
              </table:table-cell>
              <table:table-cell office:value-type="float" office:value="0.245038">
                <text:p>0.24503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55.133336">
                <text:p>55.133336</text:p>
              </table:table-cell>
              <table:table-cell office:value-type="float" office:value="0.252587">
                <text:p>0.25258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55.16667">
                <text:p>55.16667</text:p>
              </table:table-cell>
              <table:table-cell office:value-type="float" office:value="0.324995">
                <text:p>0.32499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55.200003">
                <text:p>55.200003</text:p>
              </table:table-cell>
              <table:table-cell office:value-type="float" office:value="0.32653">
                <text:p>0.3265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5.233336">
                <text:p>55.233336</text:p>
              </table:table-cell>
              <table:table-cell office:value-type="float" office:value="0.330975">
                <text:p>0.33097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55.26667">
                <text:p>55.26667</text:p>
              </table:table-cell>
              <table:table-cell office:value-type="float" office:value="0.340181">
                <text:p>0.34018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55.300003">
                <text:p>55.300003</text:p>
              </table:table-cell>
              <table:table-cell office:value-type="float" office:value="0.3412">
                <text:p>0.341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55.333336">
                <text:p>55.333336</text:p>
              </table:table-cell>
              <table:table-cell office:value-type="float" office:value="0.335871">
                <text:p>0.33587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55.36667">
                <text:p>55.36667</text:p>
              </table:table-cell>
              <table:table-cell office:value-type="float" office:value="0.317111">
                <text:p>0.31711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55.400003">
                <text:p>55.400003</text:p>
              </table:table-cell>
              <table:table-cell office:value-type="float" office:value="0.335465">
                <text:p>0.33546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55.433336">
                <text:p>55.433336</text:p>
              </table:table-cell>
              <table:table-cell office:value-type="float" office:value="0.338103">
                <text:p>0.33810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55.46667">
                <text:p>55.46667</text:p>
              </table:table-cell>
              <table:table-cell office:value-type="float" office:value="0.345944">
                <text:p>0.34594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55.500003">
                <text:p>55.500003</text:p>
              </table:table-cell>
              <table:table-cell office:value-type="float" office:value="0.343014">
                <text:p>0.34301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5.533336">
                <text:p>55.533336</text:p>
              </table:table-cell>
              <table:table-cell office:value-type="float" office:value="0.337448">
                <text:p>0.33744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5.56667">
                <text:p>55.56667</text:p>
              </table:table-cell>
              <table:table-cell office:value-type="float" office:value="0.342178">
                <text:p>0.34217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55.600003">
                <text:p>55.600003</text:p>
              </table:table-cell>
              <table:table-cell office:value-type="float" office:value="0.34644">
                <text:p>0.3464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55.633336">
                <text:p>55.633336</text:p>
              </table:table-cell>
              <table:table-cell office:value-type="float" office:value="0.342024">
                <text:p>0.34202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55.66667">
                <text:p>55.66667</text:p>
              </table:table-cell>
              <table:table-cell office:value-type="float" office:value="0.338675">
                <text:p>0.33867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55.700003">
                <text:p>55.700003</text:p>
              </table:table-cell>
              <table:table-cell office:value-type="float" office:value="0.352835">
                <text:p>0.35283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55.733336">
                <text:p>55.733336</text:p>
              </table:table-cell>
              <table:table-cell office:value-type="float" office:value="0.328318">
                <text:p>0.32831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5.76667">
                <text:p>55.76667</text:p>
              </table:table-cell>
              <table:table-cell office:value-type="float" office:value="0.351146">
                <text:p>0.35114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5.800003">
                <text:p>55.800003</text:p>
              </table:table-cell>
              <table:table-cell office:value-type="float" office:value="0.32045">
                <text:p>0.3204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5.833336">
                <text:p>55.833336</text:p>
              </table:table-cell>
              <table:table-cell office:value-type="float" office:value="0.347744">
                <text:p>0.34774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55.86667">
                <text:p>55.86667</text:p>
              </table:table-cell>
              <table:table-cell office:value-type="float" office:value="0.345506">
                <text:p>0.34550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55.900003">
                <text:p>55.900003</text:p>
              </table:table-cell>
              <table:table-cell office:value-type="float" office:value="0.337668">
                <text:p>0.33766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55.933336">
                <text:p>55.933336</text:p>
              </table:table-cell>
              <table:table-cell office:value-type="float" office:value="0.356066">
                <text:p>0.35606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55.96667">
                <text:p>55.96667</text:p>
              </table:table-cell>
              <table:table-cell office:value-type="float" office:value="0.347705">
                <text:p>0.34770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56.000003">
                <text:p>56.000003</text:p>
              </table:table-cell>
              <table:table-cell office:value-type="float" office:value="0.342617">
                <text:p>0.34261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56.033336">
                <text:p>56.033336</text:p>
              </table:table-cell>
              <table:table-cell office:value-type="float" office:value="0.329628">
                <text:p>0.32962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56.06667">
                <text:p>56.06667</text:p>
              </table:table-cell>
              <table:table-cell office:value-type="float" office:value="0.351295">
                <text:p>0.35129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56.100003">
                <text:p>56.100003</text:p>
              </table:table-cell>
              <table:table-cell office:value-type="float" office:value="0.33949">
                <text:p>0.3394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56.133336">
                <text:p>56.133336</text:p>
              </table:table-cell>
              <table:table-cell office:value-type="float" office:value="0.335723">
                <text:p>0.33572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56.16667">
                <text:p>56.16667</text:p>
              </table:table-cell>
              <table:table-cell office:value-type="float" office:value="0.34042">
                <text:p>0.3404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56.200003">
                <text:p>56.200003</text:p>
              </table:table-cell>
              <table:table-cell office:value-type="float" office:value="0.337262">
                <text:p>0.33726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56.233336">
                <text:p>56.233336</text:p>
              </table:table-cell>
              <table:table-cell office:value-type="float" office:value="0.356762">
                <text:p>0.35676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6.26667">
                <text:p>56.26667</text:p>
              </table:table-cell>
              <table:table-cell office:value-type="float" office:value="0.354489">
                <text:p>0.354489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56.300003">
                <text:p>56.300003</text:p>
              </table:table-cell>
              <table:table-cell office:value-type="float" office:value="0.341084">
                <text:p>0.34108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6.333336">
                <text:p>56.333336</text:p>
              </table:table-cell>
              <table:table-cell office:value-type="float" office:value="0.336285">
                <text:p>0.33628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6.36667">
                <text:p>56.36667</text:p>
              </table:table-cell>
              <table:table-cell office:value-type="float" office:value="0.351894">
                <text:p>0.35189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6.400003">
                <text:p>56.400003</text:p>
              </table:table-cell>
              <table:table-cell office:value-type="float" office:value="0.333783">
                <text:p>0.33378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56.433336">
                <text:p>56.433336</text:p>
              </table:table-cell>
              <table:table-cell office:value-type="float" office:value="0.351126">
                <text:p>0.35112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6.46667">
                <text:p>56.46667</text:p>
              </table:table-cell>
              <table:table-cell office:value-type="float" office:value="0.32311">
                <text:p>0.3231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6.500003">
                <text:p>56.500003</text:p>
              </table:table-cell>
              <table:table-cell office:value-type="float" office:value="0.345598">
                <text:p>0.34559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6.533336">
                <text:p>56.533336</text:p>
              </table:table-cell>
              <table:table-cell office:value-type="float" office:value="0.33739">
                <text:p>0.3373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6.56667">
                <text:p>56.56667</text:p>
              </table:table-cell>
              <table:table-cell office:value-type="float" office:value="0.32956">
                <text:p>0.3295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56.600003">
                <text:p>56.600003</text:p>
              </table:table-cell>
              <table:table-cell office:value-type="float" office:value="0.341335">
                <text:p>0.34133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56.633336">
                <text:p>56.633336</text:p>
              </table:table-cell>
              <table:table-cell office:value-type="float" office:value="0.340885">
                <text:p>0.34088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6.66667">
                <text:p>56.66667</text:p>
              </table:table-cell>
              <table:table-cell office:value-type="float" office:value="0.340646">
                <text:p>0.34064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6.700003">
                <text:p>56.700003</text:p>
              </table:table-cell>
              <table:table-cell office:value-type="float" office:value="0.346104">
                <text:p>0.34610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6.733336">
                <text:p>56.733336</text:p>
              </table:table-cell>
              <table:table-cell office:value-type="float" office:value="0.334214">
                <text:p>0.33421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6.76667">
                <text:p>56.76667</text:p>
              </table:table-cell>
              <table:table-cell office:value-type="float" office:value="0.3534">
                <text:p>0.353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6.800003">
                <text:p>56.800003</text:p>
              </table:table-cell>
              <table:table-cell office:value-type="float" office:value="0.336709">
                <text:p>0.33670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6.833336">
                <text:p>56.833336</text:p>
              </table:table-cell>
              <table:table-cell office:value-type="float" office:value="0.342422">
                <text:p>0.34242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6.86667">
                <text:p>56.86667</text:p>
              </table:table-cell>
              <table:table-cell office:value-type="float" office:value="0.328401">
                <text:p>0.32840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6.900003">
                <text:p>56.900003</text:p>
              </table:table-cell>
              <table:table-cell office:value-type="float" office:value="0.301177">
                <text:p>0.301177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6.933336">
                <text:p>56.933336</text:p>
              </table:table-cell>
              <table:table-cell office:value-type="float" office:value="0.303553">
                <text:p>0.30355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6.96667">
                <text:p>56.96667</text:p>
              </table:table-cell>
              <table:table-cell office:value-type="float" office:value="0.309048">
                <text:p>0.30904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57.000003">
                <text:p>57.000003</text:p>
              </table:table-cell>
              <table:table-cell office:value-type="float" office:value="0.300111">
                <text:p>0.30011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7.033336">
                <text:p>57.033336</text:p>
              </table:table-cell>
              <table:table-cell office:value-type="float" office:value="0.290611">
                <text:p>0.29061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7.06667">
                <text:p>57.06667</text:p>
              </table:table-cell>
              <table:table-cell office:value-type="float" office:value="0.285035">
                <text:p>0.28503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7.100003">
                <text:p>57.100003</text:p>
              </table:table-cell>
              <table:table-cell office:value-type="float" office:value="0.298413">
                <text:p>0.29841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7.133336">
                <text:p>57.133336</text:p>
              </table:table-cell>
              <table:table-cell office:value-type="float" office:value="0.303402">
                <text:p>0.30340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7.16667">
                <text:p>57.16667</text:p>
              </table:table-cell>
              <table:table-cell office:value-type="float" office:value="0.291732">
                <text:p>0.29173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7.200003">
                <text:p>57.200003</text:p>
              </table:table-cell>
              <table:table-cell office:value-type="float" office:value="0.290875">
                <text:p>0.29087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7.233336">
                <text:p>57.233336</text:p>
              </table:table-cell>
              <table:table-cell office:value-type="float" office:value="0.295223">
                <text:p>0.29522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7.26667">
                <text:p>57.26667</text:p>
              </table:table-cell>
              <table:table-cell office:value-type="float" office:value="0.31352">
                <text:p>0.3135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7.300003">
                <text:p>57.300003</text:p>
              </table:table-cell>
              <table:table-cell office:value-type="float" office:value="0.302779">
                <text:p>0.30277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57.333336">
                <text:p>57.333336</text:p>
              </table:table-cell>
              <table:table-cell office:value-type="float" office:value="0.309891">
                <text:p>0.30989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7.36667">
                <text:p>57.36667</text:p>
              </table:table-cell>
              <table:table-cell office:value-type="float" office:value="0.320175">
                <text:p>0.32017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57.400003">
                <text:p>57.400003</text:p>
              </table:table-cell>
              <table:table-cell office:value-type="float" office:value="0.312643">
                <text:p>0.31264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57.433336">
                <text:p>57.433336</text:p>
              </table:table-cell>
              <table:table-cell office:value-type="float" office:value="0.323696">
                <text:p>0.32369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7.46667">
                <text:p>57.46667</text:p>
              </table:table-cell>
              <table:table-cell office:value-type="float" office:value="0.319258">
                <text:p>0.31925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57.500003">
                <text:p>57.500003</text:p>
              </table:table-cell>
              <table:table-cell office:value-type="float" office:value="0.332736">
                <text:p>0.33273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7.533336">
                <text:p>57.533336</text:p>
              </table:table-cell>
              <table:table-cell office:value-type="float" office:value="0.317348">
                <text:p>0.31734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57.56667">
                <text:p>57.56667</text:p>
              </table:table-cell>
              <table:table-cell office:value-type="float" office:value="0.324296">
                <text:p>0.32429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7.600003">
                <text:p>57.600003</text:p>
              </table:table-cell>
              <table:table-cell office:value-type="float" office:value="0.316967">
                <text:p>0.31696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57.633336">
                <text:p>57.633336</text:p>
              </table:table-cell>
              <table:table-cell office:value-type="float" office:value="0.328235">
                <text:p>0.32823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7.66667">
                <text:p>57.66667</text:p>
              </table:table-cell>
              <table:table-cell office:value-type="float" office:value="0.325431">
                <text:p>0.32543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57.700003">
                <text:p>57.700003</text:p>
              </table:table-cell>
              <table:table-cell office:value-type="float" office:value="0.322717">
                <text:p>0.32271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57.733336">
                <text:p>57.733336</text:p>
              </table:table-cell>
              <table:table-cell office:value-type="float" office:value="0.332081">
                <text:p>0.33208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57.76667">
                <text:p>57.76667</text:p>
              </table:table-cell>
              <table:table-cell office:value-type="float" office:value="0.325148">
                <text:p>0.32514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57.800003">
                <text:p>57.800003</text:p>
              </table:table-cell>
              <table:table-cell office:value-type="float" office:value="0.335349">
                <text:p>0.33534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57.833336">
                <text:p>57.833336</text:p>
              </table:table-cell>
              <table:table-cell office:value-type="float" office:value="0.333006">
                <text:p>0.33300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7.86667">
                <text:p>57.86667</text:p>
              </table:table-cell>
              <table:table-cell office:value-type="float" office:value="0.345339">
                <text:p>0.34533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7.900003">
                <text:p>57.900003</text:p>
              </table:table-cell>
              <table:table-cell office:value-type="float" office:value="0.333883">
                <text:p>0.33388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7.933336">
                <text:p>57.933336</text:p>
              </table:table-cell>
              <table:table-cell office:value-type="float" office:value="0.331844">
                <text:p>0.33184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7.96667">
                <text:p>57.96667</text:p>
              </table:table-cell>
              <table:table-cell office:value-type="float" office:value="0.332735">
                <text:p>0.33273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8.000003">
                <text:p>58.000003</text:p>
              </table:table-cell>
              <table:table-cell office:value-type="float" office:value="0.324467">
                <text:p>0.32446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8.033336">
                <text:p>58.033336</text:p>
              </table:table-cell>
              <table:table-cell office:value-type="float" office:value="0.334399">
                <text:p>0.33439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58.06667">
                <text:p>58.06667</text:p>
              </table:table-cell>
              <table:table-cell office:value-type="float" office:value="0.325273">
                <text:p>0.32527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8.100003">
                <text:p>58.100003</text:p>
              </table:table-cell>
              <table:table-cell office:value-type="float" office:value="0.324294">
                <text:p>0.32429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8.133336">
                <text:p>58.133336</text:p>
              </table:table-cell>
              <table:table-cell office:value-type="float" office:value="0.313936">
                <text:p>0.31393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8.16667">
                <text:p>58.16667</text:p>
              </table:table-cell>
              <table:table-cell office:value-type="float" office:value="0.308013">
                <text:p>0.30801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58.200003">
                <text:p>58.200003</text:p>
              </table:table-cell>
              <table:table-cell office:value-type="float" office:value="0.317481">
                <text:p>0.31748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58.233336">
                <text:p>58.233336</text:p>
              </table:table-cell>
              <table:table-cell office:value-type="float" office:value="0.316827">
                <text:p>0.31682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8.26667">
                <text:p>58.26667</text:p>
              </table:table-cell>
              <table:table-cell office:value-type="float" office:value="0.285405">
                <text:p>0.28540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58.300003">
                <text:p>58.300003</text:p>
              </table:table-cell>
              <table:table-cell office:value-type="float" office:value="0.314015">
                <text:p>0.31401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58.333336">
                <text:p>58.333336</text:p>
              </table:table-cell>
              <table:table-cell office:value-type="float" office:value="0.31357">
                <text:p>0.3135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58.36667">
                <text:p>58.36667</text:p>
              </table:table-cell>
              <table:table-cell office:value-type="float" office:value="0.308526">
                <text:p>0.30852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58.400003">
                <text:p>58.400003</text:p>
              </table:table-cell>
              <table:table-cell office:value-type="float" office:value="0.294413">
                <text:p>0.29441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58.433336">
                <text:p>58.433336</text:p>
              </table:table-cell>
              <table:table-cell office:value-type="float" office:value="0.291644">
                <text:p>0.29164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58.46667">
                <text:p>58.46667</text:p>
              </table:table-cell>
              <table:table-cell office:value-type="float" office:value="0.296195">
                <text:p>0.29619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58.500003">
                <text:p>58.500003</text:p>
              </table:table-cell>
              <table:table-cell office:value-type="float" office:value="0.306233">
                <text:p>0.30623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58.533336">
                <text:p>58.533336</text:p>
              </table:table-cell>
              <table:table-cell office:value-type="float" office:value="0.306623">
                <text:p>0.30662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58.56667">
                <text:p>58.56667</text:p>
              </table:table-cell>
              <table:table-cell office:value-type="float" office:value="0.296993">
                <text:p>0.29699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58.600003">
                <text:p>58.600003</text:p>
              </table:table-cell>
              <table:table-cell office:value-type="float" office:value="0.291106">
                <text:p>0.29110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58.633336">
                <text:p>58.633336</text:p>
              </table:table-cell>
              <table:table-cell office:value-type="float" office:value="0.052602">
                <text:p>0.05260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58.66667">
                <text:p>58.66667</text:p>
              </table:table-cell>
              <table:table-cell office:value-type="float" office:value="0.048967">
                <text:p>0.048967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58.700003">
                <text:p>58.700003</text:p>
              </table:table-cell>
              <table:table-cell office:value-type="float" office:value="0.034389">
                <text:p>0.03438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58.733336">
                <text:p>58.733336</text:p>
              </table:table-cell>
              <table:table-cell office:value-type="float" office:value="0.026161">
                <text:p>0.02616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8.76667">
                <text:p>58.76667</text:p>
              </table:table-cell>
              <table:table-cell office:value-type="float" office:value="0.018171">
                <text:p>0.018171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8.800003">
                <text:p>58.800003</text:p>
              </table:table-cell>
              <table:table-cell office:value-type="float" office:value="0.03055">
                <text:p>0.0305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8.833336">
                <text:p>58.833336</text:p>
              </table:table-cell>
              <table:table-cell office:value-type="float" office:value="0.020712">
                <text:p>0.02071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8.86667">
                <text:p>58.86667</text:p>
              </table:table-cell>
              <table:table-cell office:value-type="float" office:value="0.031991">
                <text:p>0.03199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8.900003">
                <text:p>58.900003</text:p>
              </table:table-cell>
              <table:table-cell office:value-type="float" office:value="0.030813">
                <text:p>0.03081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8.933336">
                <text:p>58.933336</text:p>
              </table:table-cell>
              <table:table-cell office:value-type="float" office:value="0.033947">
                <text:p>0.03394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8.96667">
                <text:p>58.96667</text:p>
              </table:table-cell>
              <table:table-cell office:value-type="float" office:value="0.049803">
                <text:p>0.04980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9.000003">
                <text:p>59.000003</text:p>
              </table:table-cell>
              <table:table-cell office:value-type="float" office:value="0.075286">
                <text:p>0.07528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59.033336">
                <text:p>59.033336</text:p>
              </table:table-cell>
              <table:table-cell office:value-type="float" office:value="0.060434">
                <text:p>0.06043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59.06667">
                <text:p>59.06667</text:p>
              </table:table-cell>
              <table:table-cell office:value-type="float" office:value="0.077181">
                <text:p>0.07718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59.100003">
                <text:p>59.100003</text:p>
              </table:table-cell>
              <table:table-cell office:value-type="float" office:value="0.100916">
                <text:p>0.10091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59.133336">
                <text:p>59.133336</text:p>
              </table:table-cell>
              <table:table-cell office:value-type="float" office:value="0.102075">
                <text:p>0.10207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9.16667">
                <text:p>59.16667</text:p>
              </table:table-cell>
              <table:table-cell office:value-type="float" office:value="0.094302">
                <text:p>0.09430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59.200003">
                <text:p>59.200003</text:p>
              </table:table-cell>
              <table:table-cell office:value-type="float" office:value="0.109919">
                <text:p>0.10991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59.233336">
                <text:p>59.233336</text:p>
              </table:table-cell>
              <table:table-cell office:value-type="float" office:value="0.114594">
                <text:p>0.11459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59.26667">
                <text:p>59.26667</text:p>
              </table:table-cell>
              <table:table-cell office:value-type="float" office:value="0.107758">
                <text:p>0.10775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59.300003">
                <text:p>59.300003</text:p>
              </table:table-cell>
              <table:table-cell office:value-type="float" office:value="0.119781">
                <text:p>0.11978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59.333336">
                <text:p>59.333336</text:p>
              </table:table-cell>
              <table:table-cell office:value-type="float" office:value="0.125495">
                <text:p>0.12549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59.36667">
                <text:p>59.36667</text:p>
              </table:table-cell>
              <table:table-cell office:value-type="float" office:value="0.137018">
                <text:p>0.13701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59.400003">
                <text:p>59.400003</text:p>
              </table:table-cell>
              <table:table-cell office:value-type="float" office:value="0.126188">
                <text:p>0.12618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59.433336">
                <text:p>59.433336</text:p>
              </table:table-cell>
              <table:table-cell office:value-type="float" office:value="0.122271">
                <text:p>0.12227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59.46667">
                <text:p>59.46667</text:p>
              </table:table-cell>
              <table:table-cell office:value-type="float" office:value="0.121801">
                <text:p>0.12180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59.500003">
                <text:p>59.500003</text:p>
              </table:table-cell>
              <table:table-cell office:value-type="float" office:value="0.131312">
                <text:p>0.13131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59.533336">
                <text:p>59.533336</text:p>
              </table:table-cell>
              <table:table-cell office:value-type="float" office:value="0.124215">
                <text:p>0.12421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59.56667">
                <text:p>59.56667</text:p>
              </table:table-cell>
              <table:table-cell office:value-type="float" office:value="0.120253">
                <text:p>0.12025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59.600003">
                <text:p>59.600003</text:p>
              </table:table-cell>
              <table:table-cell office:value-type="float" office:value="0.11307">
                <text:p>0.1130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59.633336">
                <text:p>59.633336</text:p>
              </table:table-cell>
              <table:table-cell office:value-type="float" office:value="0.124299">
                <text:p>0.12429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59.66667">
                <text:p>59.66667</text:p>
              </table:table-cell>
              <table:table-cell office:value-type="float" office:value="0.122717">
                <text:p>0.12271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59.700003">
                <text:p>59.700003</text:p>
              </table:table-cell>
              <table:table-cell office:value-type="float" office:value="0.106299">
                <text:p>0.106299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59.733336">
                <text:p>59.733336</text:p>
              </table:table-cell>
              <table:table-cell office:value-type="float" office:value="0.110666">
                <text:p>0.11066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9.76667">
                <text:p>59.76667</text:p>
              </table:table-cell>
              <table:table-cell office:value-type="float" office:value="0.088409">
                <text:p>0.08840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59.800003">
                <text:p>59.800003</text:p>
              </table:table-cell>
              <table:table-cell office:value-type="float" office:value="0.098756">
                <text:p>0.09875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59.833336">
                <text:p>59.833336</text:p>
              </table:table-cell>
              <table:table-cell office:value-type="float" office:value="0.093745">
                <text:p>0.09374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59.86667">
                <text:p>59.86667</text:p>
              </table:table-cell>
              <table:table-cell office:value-type="float" office:value="0.06163">
                <text:p>0.0616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59.900003">
                <text:p>59.900003</text:p>
              </table:table-cell>
              <table:table-cell office:value-type="float" office:value="0.054567">
                <text:p>0.05456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59.933336">
                <text:p>59.933336</text:p>
              </table:table-cell>
              <table:table-cell office:value-type="float" office:value="0.042342">
                <text:p>0.04234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59.96667">
                <text:p>59.96667</text:p>
              </table:table-cell>
              <table:table-cell office:value-type="float" office:value="0.049893">
                <text:p>0.04989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60.000003">
                <text:p>60.000003</text:p>
              </table:table-cell>
              <table:table-cell office:value-type="float" office:value="0.053185">
                <text:p>0.05318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0.033336">
                <text:p>60.033336</text:p>
              </table:table-cell>
              <table:table-cell office:value-type="float" office:value="0.036307">
                <text:p>0.036307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60.06667">
                <text:p>60.06667</text:p>
              </table:table-cell>
              <table:table-cell office:value-type="float" office:value="0.03664">
                <text:p>0.0366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60.100003">
                <text:p>60.100003</text:p>
              </table:table-cell>
              <table:table-cell office:value-type="float" office:value="0.038625">
                <text:p>0.03862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60.133336">
                <text:p>60.133336</text:p>
              </table:table-cell>
              <table:table-cell office:value-type="float" office:value="0.029393">
                <text:p>0.02939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0.16667">
                <text:p>60.16667</text:p>
              </table:table-cell>
              <table:table-cell office:value-type="float" office:value="0.036739">
                <text:p>0.03673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0.200003">
                <text:p>60.200003</text:p>
              </table:table-cell>
              <table:table-cell office:value-type="float" office:value="0.03086">
                <text:p>0.0308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0.233336">
                <text:p>60.233336</text:p>
              </table:table-cell>
              <table:table-cell office:value-type="float" office:value="0.039717">
                <text:p>0.039717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0.26667">
                <text:p>60.26667</text:p>
              </table:table-cell>
              <table:table-cell office:value-type="float" office:value="0.037919">
                <text:p>0.03791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0.300003">
                <text:p>60.300003</text:p>
              </table:table-cell>
              <table:table-cell office:value-type="float" office:value="0.050561">
                <text:p>0.05056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60.333336">
                <text:p>60.333336</text:p>
              </table:table-cell>
              <table:table-cell office:value-type="float" office:value="0.054053">
                <text:p>0.05405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60.36667">
                <text:p>60.36667</text:p>
              </table:table-cell>
              <table:table-cell office:value-type="float" office:value="0.186311">
                <text:p>0.18631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60.400003">
                <text:p>60.400003</text:p>
              </table:table-cell>
              <table:table-cell office:value-type="float" office:value="0.157331">
                <text:p>0.15733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0.433336">
                <text:p>60.433336</text:p>
              </table:table-cell>
              <table:table-cell office:value-type="float" office:value="0.155666">
                <text:p>0.15566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60.46667">
                <text:p>60.46667</text:p>
              </table:table-cell>
              <table:table-cell office:value-type="float" office:value="0.165887">
                <text:p>0.16588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60.500003">
                <text:p>60.500003</text:p>
              </table:table-cell>
              <table:table-cell office:value-type="float" office:value="0.137719">
                <text:p>0.13771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60.533336">
                <text:p>60.533336</text:p>
              </table:table-cell>
              <table:table-cell office:value-type="float" office:value="0.150114">
                <text:p>0.15011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60.56667">
                <text:p>60.56667</text:p>
              </table:table-cell>
              <table:table-cell office:value-type="float" office:value="0.143221">
                <text:p>0.14322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60.600003">
                <text:p>60.600003</text:p>
              </table:table-cell>
              <table:table-cell office:value-type="float" office:value="0.12696">
                <text:p>0.1269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0.633336">
                <text:p>60.633336</text:p>
              </table:table-cell>
              <table:table-cell office:value-type="float" office:value="0.133693">
                <text:p>0.13369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0.66667">
                <text:p>60.66667</text:p>
              </table:table-cell>
              <table:table-cell office:value-type="float" office:value="0.097067">
                <text:p>0.09706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0.700003">
                <text:p>60.700003</text:p>
              </table:table-cell>
              <table:table-cell office:value-type="float" office:value="0.332949">
                <text:p>0.332949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60.733337">
                <text:p>60.733337</text:p>
              </table:table-cell>
              <table:table-cell office:value-type="float" office:value="0.341722">
                <text:p>0.34172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60.76667">
                <text:p>60.76667</text:p>
              </table:table-cell>
              <table:table-cell office:value-type="float" office:value="0.340466">
                <text:p>0.34046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60.800003">
                <text:p>60.800003</text:p>
              </table:table-cell>
              <table:table-cell office:value-type="float" office:value="0.34428">
                <text:p>0.34428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60.833337">
                <text:p>60.833337</text:p>
              </table:table-cell>
              <table:table-cell office:value-type="float" office:value="0.34659">
                <text:p>0.3465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60.86667">
                <text:p>60.86667</text:p>
              </table:table-cell>
              <table:table-cell office:value-type="float" office:value="0.349961">
                <text:p>0.34996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60.900003">
                <text:p>60.900003</text:p>
              </table:table-cell>
              <table:table-cell office:value-type="float" office:value="0.348087">
                <text:p>0.34808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60.933337">
                <text:p>60.933337</text:p>
              </table:table-cell>
              <table:table-cell office:value-type="float" office:value="0.343459">
                <text:p>0.343459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60.96667">
                <text:p>60.96667</text:p>
              </table:table-cell>
              <table:table-cell office:value-type="float" office:value="0.349177">
                <text:p>0.34917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61.000003">
                <text:p>61.000003</text:p>
              </table:table-cell>
              <table:table-cell office:value-type="float" office:value="0.34647">
                <text:p>0.3464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61.033337">
                <text:p>61.033337</text:p>
              </table:table-cell>
              <table:table-cell office:value-type="float" office:value="0.338751">
                <text:p>0.33875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61.06667">
                <text:p>61.06667</text:p>
              </table:table-cell>
              <table:table-cell office:value-type="float" office:value="0.350608">
                <text:p>0.35060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61.100003">
                <text:p>61.100003</text:p>
              </table:table-cell>
              <table:table-cell office:value-type="float" office:value="0.338979">
                <text:p>0.33897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61.133337">
                <text:p>61.133337</text:p>
              </table:table-cell>
              <table:table-cell office:value-type="float" office:value="0.329596">
                <text:p>0.32959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61.16667">
                <text:p>61.16667</text:p>
              </table:table-cell>
              <table:table-cell office:value-type="float" office:value="0.340473">
                <text:p>0.34047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61.200003">
                <text:p>61.200003</text:p>
              </table:table-cell>
              <table:table-cell office:value-type="float" office:value="0.333534">
                <text:p>0.33353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61.233337">
                <text:p>61.233337</text:p>
              </table:table-cell>
              <table:table-cell office:value-type="float" office:value="0.347996">
                <text:p>0.34799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61.26667">
                <text:p>61.26667</text:p>
              </table:table-cell>
              <table:table-cell office:value-type="float" office:value="0.331877">
                <text:p>0.33187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61.300003">
                <text:p>61.300003</text:p>
              </table:table-cell>
              <table:table-cell office:value-type="float" office:value="0.339627">
                <text:p>0.33962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61.333337">
                <text:p>61.333337</text:p>
              </table:table-cell>
              <table:table-cell office:value-type="float" office:value="0.328871">
                <text:p>0.32887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61.36667">
                <text:p>61.36667</text:p>
              </table:table-cell>
              <table:table-cell office:value-type="float" office:value="0.344108">
                <text:p>0.34410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61.400003">
                <text:p>61.400003</text:p>
              </table:table-cell>
              <table:table-cell office:value-type="float" office:value="0.338191">
                <text:p>0.33819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61.433337">
                <text:p>61.433337</text:p>
              </table:table-cell>
              <table:table-cell office:value-type="float" office:value="0.343912">
                <text:p>0.343912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61.46667">
                <text:p>61.46667</text:p>
              </table:table-cell>
              <table:table-cell office:value-type="float" office:value="0.343468">
                <text:p>0.34346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61.500003">
                <text:p>61.500003</text:p>
              </table:table-cell>
              <table:table-cell office:value-type="float" office:value="0.352908">
                <text:p>0.35290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61.533337">
                <text:p>61.533337</text:p>
              </table:table-cell>
              <table:table-cell office:value-type="float" office:value="0.349681">
                <text:p>0.34968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61.56667">
                <text:p>61.56667</text:p>
              </table:table-cell>
              <table:table-cell office:value-type="float" office:value="0.336604">
                <text:p>0.33660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61.600003">
                <text:p>61.600003</text:p>
              </table:table-cell>
              <table:table-cell office:value-type="float" office:value="0.330971">
                <text:p>0.33097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61.633337">
                <text:p>61.633337</text:p>
              </table:table-cell>
              <table:table-cell office:value-type="float" office:value="0.330431">
                <text:p>0.330431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61.66667">
                <text:p>61.66667</text:p>
              </table:table-cell>
              <table:table-cell office:value-type="float" office:value="0.342881">
                <text:p>0.34288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1.700003">
                <text:p>61.700003</text:p>
              </table:table-cell>
              <table:table-cell office:value-type="float" office:value="0.352317">
                <text:p>0.35231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61.733337">
                <text:p>61.733337</text:p>
              </table:table-cell>
              <table:table-cell office:value-type="float" office:value="0.343564">
                <text:p>0.343564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61.76667">
                <text:p>61.76667</text:p>
              </table:table-cell>
              <table:table-cell office:value-type="float" office:value="0.342016">
                <text:p>0.34201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61.800003">
                <text:p>61.800003</text:p>
              </table:table-cell>
              <table:table-cell office:value-type="float" office:value="0.357611">
                <text:p>0.35761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1.833337">
                <text:p>61.833337</text:p>
              </table:table-cell>
              <table:table-cell office:value-type="float" office:value="0.340996">
                <text:p>0.34099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61.86667">
                <text:p>61.86667</text:p>
              </table:table-cell>
              <table:table-cell office:value-type="float" office:value="0.360732">
                <text:p>0.36073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61.900003">
                <text:p>61.900003</text:p>
              </table:table-cell>
              <table:table-cell office:value-type="float" office:value="0.337062">
                <text:p>0.33706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61.933337">
                <text:p>61.933337</text:p>
              </table:table-cell>
              <table:table-cell office:value-type="float" office:value="0.340507">
                <text:p>0.340507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61.96667">
                <text:p>61.96667</text:p>
              </table:table-cell>
              <table:table-cell office:value-type="float" office:value="0.346233">
                <text:p>0.34623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2.000003">
                <text:p>62.000003</text:p>
              </table:table-cell>
              <table:table-cell office:value-type="float" office:value="0.3367">
                <text:p>0.336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2.033337">
                <text:p>62.033337</text:p>
              </table:table-cell>
              <table:table-cell office:value-type="float" office:value="0.342524">
                <text:p>0.34252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2.06667">
                <text:p>62.06667</text:p>
              </table:table-cell>
              <table:table-cell office:value-type="float" office:value="0.337943">
                <text:p>0.33794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2.100003">
                <text:p>62.100003</text:p>
              </table:table-cell>
              <table:table-cell office:value-type="float" office:value="0.346479">
                <text:p>0.346479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2.133337">
                <text:p>62.133337</text:p>
              </table:table-cell>
              <table:table-cell office:value-type="float" office:value="0.346465">
                <text:p>0.34646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62.16667">
                <text:p>62.16667</text:p>
              </table:table-cell>
              <table:table-cell office:value-type="float" office:value="0.340129">
                <text:p>0.34012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62.200003">
                <text:p>62.200003</text:p>
              </table:table-cell>
              <table:table-cell office:value-type="float" office:value="0.348055">
                <text:p>0.34805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62.233337">
                <text:p>62.233337</text:p>
              </table:table-cell>
              <table:table-cell office:value-type="float" office:value="0.352252">
                <text:p>0.35225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62.26667">
                <text:p>62.26667</text:p>
              </table:table-cell>
              <table:table-cell office:value-type="float" office:value="0.352131">
                <text:p>0.35213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62.300003">
                <text:p>62.300003</text:p>
              </table:table-cell>
              <table:table-cell office:value-type="float" office:value="0.332843">
                <text:p>0.33284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62.333337">
                <text:p>62.333337</text:p>
              </table:table-cell>
              <table:table-cell office:value-type="float" office:value="0.336354">
                <text:p>0.33635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62.36667">
                <text:p>62.36667</text:p>
              </table:table-cell>
              <table:table-cell office:value-type="float" office:value="0.348099">
                <text:p>0.34809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62.400003">
                <text:p>62.400003</text:p>
              </table:table-cell>
              <table:table-cell office:value-type="float" office:value="0.332246">
                <text:p>0.33224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62.433337">
                <text:p>62.433337</text:p>
              </table:table-cell>
              <table:table-cell office:value-type="float" office:value="0.344875">
                <text:p>0.34487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62.46667">
                <text:p>62.46667</text:p>
              </table:table-cell>
              <table:table-cell office:value-type="float" office:value="0.351321">
                <text:p>0.35132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62.500003">
                <text:p>62.500003</text:p>
              </table:table-cell>
              <table:table-cell office:value-type="float" office:value="0.324425">
                <text:p>0.32442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62.533337">
                <text:p>62.533337</text:p>
              </table:table-cell>
              <table:table-cell office:value-type="float" office:value="0.346365">
                <text:p>0.34636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62.56667">
                <text:p>62.56667</text:p>
              </table:table-cell>
              <table:table-cell office:value-type="float" office:value="0.342918">
                <text:p>0.34291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62.600003">
                <text:p>62.600003</text:p>
              </table:table-cell>
              <table:table-cell office:value-type="float" office:value="0.34244">
                <text:p>0.3424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62.633337">
                <text:p>62.633337</text:p>
              </table:table-cell>
              <table:table-cell office:value-type="float" office:value="0.336012">
                <text:p>0.33601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62.66667">
                <text:p>62.66667</text:p>
              </table:table-cell>
              <table:table-cell office:value-type="float" office:value="0.339883">
                <text:p>0.33988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62.700003">
                <text:p>62.700003</text:p>
              </table:table-cell>
              <table:table-cell office:value-type="float" office:value="0.330087">
                <text:p>0.33008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62.733337">
                <text:p>62.733337</text:p>
              </table:table-cell>
              <table:table-cell office:value-type="float" office:value="0.33218">
                <text:p>0.3321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62.76667">
                <text:p>62.76667</text:p>
              </table:table-cell>
              <table:table-cell office:value-type="float" office:value="0.360412">
                <text:p>0.36041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62.800003">
                <text:p>62.800003</text:p>
              </table:table-cell>
              <table:table-cell office:value-type="float" office:value="0.350419">
                <text:p>0.35041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62.833337">
                <text:p>62.833337</text:p>
              </table:table-cell>
              <table:table-cell office:value-type="float" office:value="0.343367">
                <text:p>0.34336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62.86667">
                <text:p>62.86667</text:p>
              </table:table-cell>
              <table:table-cell office:value-type="float" office:value="0.346568">
                <text:p>0.34656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62.900003">
                <text:p>62.900003</text:p>
              </table:table-cell>
              <table:table-cell office:value-type="float" office:value="0.335182">
                <text:p>0.33518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62.933337">
                <text:p>62.933337</text:p>
              </table:table-cell>
              <table:table-cell office:value-type="float" office:value="0.340432">
                <text:p>0.34043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62.96667">
                <text:p>62.96667</text:p>
              </table:table-cell>
              <table:table-cell office:value-type="float" office:value="0.34303">
                <text:p>0.3430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63.000003">
                <text:p>63.000003</text:p>
              </table:table-cell>
              <table:table-cell office:value-type="float" office:value="0.336898">
                <text:p>0.33689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3.033337">
                <text:p>63.033337</text:p>
              </table:table-cell>
              <table:table-cell office:value-type="float" office:value="0.331169">
                <text:p>0.33116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63.06667">
                <text:p>63.06667</text:p>
              </table:table-cell>
              <table:table-cell office:value-type="float" office:value="0.346693">
                <text:p>0.34669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63.100003">
                <text:p>63.100003</text:p>
              </table:table-cell>
              <table:table-cell office:value-type="float" office:value="0.345347">
                <text:p>0.34534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63.133337">
                <text:p>63.133337</text:p>
              </table:table-cell>
              <table:table-cell office:value-type="float" office:value="0.340858">
                <text:p>0.34085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3.16667">
                <text:p>63.16667</text:p>
              </table:table-cell>
              <table:table-cell office:value-type="float" office:value="0.342087">
                <text:p>0.34208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3.200003">
                <text:p>63.200003</text:p>
              </table:table-cell>
              <table:table-cell office:value-type="float" office:value="0.334615">
                <text:p>0.33461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3.233337">
                <text:p>63.233337</text:p>
              </table:table-cell>
              <table:table-cell office:value-type="float" office:value="0.338297">
                <text:p>0.33829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3.26667">
                <text:p>63.26667</text:p>
              </table:table-cell>
              <table:table-cell office:value-type="float" office:value="0.335452">
                <text:p>0.33545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3.300003">
                <text:p>63.300003</text:p>
              </table:table-cell>
              <table:table-cell office:value-type="float" office:value="0.341587">
                <text:p>0.34158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63.333337">
                <text:p>63.333337</text:p>
              </table:table-cell>
              <table:table-cell office:value-type="float" office:value="0.339703">
                <text:p>0.33970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63.36667">
                <text:p>63.36667</text:p>
              </table:table-cell>
              <table:table-cell office:value-type="float" office:value="0.346523">
                <text:p>0.34652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63.400003">
                <text:p>63.400003</text:p>
              </table:table-cell>
              <table:table-cell office:value-type="float" office:value="0.34614">
                <text:p>0.34614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3.433337">
                <text:p>63.433337</text:p>
              </table:table-cell>
              <table:table-cell office:value-type="float" office:value="0.348321">
                <text:p>0.34832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3.46667">
                <text:p>63.46667</text:p>
              </table:table-cell>
              <table:table-cell office:value-type="float" office:value="0.350832">
                <text:p>0.35083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63.500003">
                <text:p>63.500003</text:p>
              </table:table-cell>
              <table:table-cell office:value-type="float" office:value="0.335217">
                <text:p>0.33521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63.533337">
                <text:p>63.533337</text:p>
              </table:table-cell>
              <table:table-cell office:value-type="float" office:value="0.340448">
                <text:p>0.34044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63.56667">
                <text:p>63.56667</text:p>
              </table:table-cell>
              <table:table-cell office:value-type="float" office:value="0.344578">
                <text:p>0.34457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63.600003">
                <text:p>63.600003</text:p>
              </table:table-cell>
              <table:table-cell office:value-type="float" office:value="0.331799">
                <text:p>0.33179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63.633337">
                <text:p>63.633337</text:p>
              </table:table-cell>
              <table:table-cell office:value-type="float" office:value="0.33546">
                <text:p>0.3354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63.66667">
                <text:p>63.66667</text:p>
              </table:table-cell>
              <table:table-cell office:value-type="float" office:value="0.34083">
                <text:p>0.3408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63.700003">
                <text:p>63.700003</text:p>
              </table:table-cell>
              <table:table-cell office:value-type="float" office:value="0.34198">
                <text:p>0.3419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63.733337">
                <text:p>63.733337</text:p>
              </table:table-cell>
              <table:table-cell office:value-type="float" office:value="0.343902">
                <text:p>0.34390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63.76667">
                <text:p>63.76667</text:p>
              </table:table-cell>
              <table:table-cell office:value-type="float" office:value="0.349154">
                <text:p>0.34915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63.800003">
                <text:p>63.800003</text:p>
              </table:table-cell>
              <table:table-cell office:value-type="float" office:value="0.333381">
                <text:p>0.33338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63.833337">
                <text:p>63.833337</text:p>
              </table:table-cell>
              <table:table-cell office:value-type="float" office:value="0.342258">
                <text:p>0.34225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63.86667">
                <text:p>63.86667</text:p>
              </table:table-cell>
              <table:table-cell office:value-type="float" office:value="0.33971">
                <text:p>0.3397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63.900003">
                <text:p>63.900003</text:p>
              </table:table-cell>
              <table:table-cell office:value-type="float" office:value="0.350429">
                <text:p>0.350429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63.933337">
                <text:p>63.933337</text:p>
              </table:table-cell>
              <table:table-cell office:value-type="float" office:value="0.349046">
                <text:p>0.349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